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2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72pt"/>
    </style:style>
    <style:style style:name="co5" style:family="table-column">
      <style:table-column-properties fo:break-before="auto" style:column-width="26.45pt"/>
    </style:style>
    <style:style style:name="co6" style:family="table-column">
      <style:table-column-properties fo:break-before="auto" style:column-width="48.1pt"/>
    </style:style>
    <style:style style:name="co7" style:family="table-column">
      <style:table-column-properties fo:break-before="auto" style:column-width="31.89pt"/>
    </style:style>
    <style:style style:name="co8" style:family="table-column">
      <style:table-column-properties fo:break-before="auto" style:column-width="37.3pt"/>
    </style:style>
    <style:style style:name="co9" style:family="table-column">
      <style:table-column-properties fo:break-before="auto" style:column-width="47.31pt"/>
    </style:style>
    <style:style style:name="co10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Noto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T" table:style-name="ta1">
        <table:shapes>
          <draw:frame draw:z-index="0" draw:style-name="gr1" draw:text-style-name="P1" svg:width="453.91pt" svg:height="255.26pt" svg:x="1712.18pt" svg:y="13.55pt">
            <loext:p draw:notify-on-update-of-ranges="FIT.K1:FIT.K1 FIT.K2:FIT.K189 FIT.O1:FIT.O1 FIT.O2:FIT.O18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91pt" svg:height="255.26pt" svg:x="1763.57pt" svg:y="294.43pt">
            <loext:p draw:notify-on-update-of-ranges="FIT.L2:FIT.L91 FIT.K1:FIT.K1 FIT.K2:FIT.K189 FIT.W1:FIT.W1 FIT.W2:FIT.W18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10" table:number-columns-repeated="3" table:default-cell-style-name="ce1"/>
        <table:table-column table:style-name="co10" table:number-columns-repeated="1007" table:default-cell-style-name="Default"/>
        <table:table-row table:style-name="ro1">
          <table:table-cell office:value-type="string" calcext:value-type="string">
            <text:p>Module Num</text:p>
          </table:table-cell>
          <table:table-cell office:value-type="string" calcext:value-type="string">
            <text:p>NUMUORS</text:p>
          </table:table-cell>
          <table:table-cell office:value-type="string" calcext:value-type="string">
            <text:p>NUMUANDS</text:p>
          </table:table-cell>
          <table:table-cell office:value-type="string" calcext:value-type="string">
            <text:p>TOTOTORS</text:p>
          </table:table-cell>
          <table:table-cell office:value-type="string" calcext:value-type="string">
            <text:p>TOTOPANDS</text:p>
          </table:table-cell>
          <table:table-cell office:value-type="string" calcext:value-type="string">
            <text:p>VG</text:p>
          </table:table-cell>
          <table:table-cell office:value-type="string" calcext:value-type="string">
            <text:p>NLOGIC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ELOC</text:p>
          </table:table-cell>
          <table:table-cell office:value-type="string" calcext:value-type="string">
            <text:p>FAULTS</text:p>
          </table:table-cell>
          <table:table-cell office:value-type="string" calcext:value-type="string">
            <text:p>Total Faults</text:p>
          </table:table-cell>
          <table:table-cell office:value-type="string" calcext:value-type="string">
            <text:p>% Faults</text:p>
          </table:table-cell>
          <table:table-cell office:value-type="string" calcext:value-type="string">
            <text:p>Module Rank(Faults)</text:p>
          </table:table-cell>
          <table:table-cell office:value-type="string" calcext:value-type="string">
            <text:p>module rank %</text:p>
          </table:table-cell>
          <table:table-cell table:style-name="Default" office:value-type="string" calcext:value-type="string">
            <text:p>M5 – Predicted</text:p>
          </table:table-cell>
          <table:table-cell table:style-name="Default" office:value-type="string" calcext:value-type="string">
            <text:p>M5 – Total Faults</text:p>
          </table:table-cell>
          <table:table-cell table:style-name="Default" office:value-type="string" calcext:value-type="string">
            <text:p>M5 - % Faults</text:p>
          </table:table-cell>
          <table:table-cell office:value-type="string" calcext:value-type="string">
            <text:p>M5 – Module Ranking</text:p>
          </table:table-cell>
          <table:table-cell office:value-type="string" calcext:value-type="string">
            <text:p>M5 -error rate</text:p>
          </table:table-cell>
          <table:table-cell office:value-type="string" calcext:value-type="string">
            <text:p>aae delta</text:p>
          </table:table-cell>
          <table:table-cell office:value-type="string" calcext:value-type="string">
            <text:p>are delta</text:p>
          </table:table-cell>
          <table:table-cell office:value-type="string" calcext:value-type="string">
            <text:p><text:s/>Greedy % errers</text:p>
          </table:table-cell>
          <table:table-cell office:value-type="string" calcext:value-type="string">
            <text:p>Greedy – Predicted</text:p>
          </table:table-cell>
          <table:table-cell office:value-type="string" calcext:value-type="string">
            <text:p>Greedy Module Ranking</text:p>
          </table:table-cell>
          <table:table-cell office:value-type="string" calcext:value-type="string">
            <text:p>Greedy Error Rate</text:p>
          </table:table-cell>
          <table:table-cell/>
          <table:table-cell office:value-type="string" calcext:value-type="string">
            <text:p>Greedy/M5 correlation</text:p>
          </table:table-cell>
          <table:table-cell office:value-type="string" calcext:value-type="string">
            <text:p>aae delta</text:p>
          </table:table-cell>
          <table:table-cell office:value-type="string" calcext:value-type="string">
            <text:p>are delta</text:p>
          </table:table-cell>
          <table:table-cell table:number-columns-repeated="99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3" calcext:value-type="float">
            <text:p>63</text:p>
          </table:table-cell>
          <table:table-cell office:value-type="float" office:value="633" calcext:value-type="float">
            <text:p>633</text:p>
          </table:table-cell>
          <table:table-cell office:value-type="float" office:value="4180" calcext:value-type="float">
            <text:p>4180</text:p>
          </table:table-cell>
          <table:table-cell office:value-type="float" office:value="3748" calcext:value-type="float">
            <text:p>3748</text:p>
          </table:table-cell>
          <table:table-cell office:value-type="float" office:value="145" calcext:value-type="float">
            <text:p>145</text:p>
          </table:table-cell>
          <table:table-cell office:value-type="float" office:value="30" calcext:value-type="float">
            <text:p>30</text:p>
          </table:table-cell>
          <table:table-cell office:value-type="float" office:value="3991" calcext:value-type="float">
            <text:p>3991</text:p>
          </table:table-cell>
          <table:table-cell office:value-type="float" office:value="607" calcext:value-type="float">
            <text:p>607</text:p>
          </table:table-cell>
          <table:table-cell office:value-type="float" office:value="29" calcext:value-type="float">
            <text:p>29</text:p>
          </table:table-cell>
          <table:table-cell table:formula="of:=[.J2]" office:value-type="float" office:value="29" calcext:value-type="float">
            <text:p>29</text:p>
          </table:table-cell>
          <table:table-cell table:formula="of:=[.K2]/SUM([.$J$2:.$J$189])" office:value-type="float" office:value="0.0679156908665105" calcext:value-type="float">
            <text:p>0.067915690866511</text:p>
          </table:table-cell>
          <table:table-cell office:value-type="float" office:value="188" calcext:value-type="float">
            <text:p>188</text:p>
          </table:table-cell>
          <table:table-cell table:formula="of:=(188-[.M2])/187" office:value-type="float" office:value="0" calcext:value-type="float">
            <text:p>0</text:p>
          </table:table-cell>
          <table:table-cell table:formula="of:=-0.0516*[.B2]+0.0341*[.C2]-0.0027*[.D2]-0.0372*[.F2]+0.2119*[.G2]+0.0018*[.H2]+0.005*[.I2]-0.3091" office:value-type="float" office:value="17.9212" calcext:value-type="float">
            <text:p>17.9212</text:p>
          </table:table-cell>
          <table:table-cell table:formula="of:=[.P1]+[.O2]" office:value-type="string" office:string-value="" calcext:value-type="error">
            <text:p>#VALUE!</text:p>
          </table:table-cell>
          <table:table-cell table:formula="of:=[.P2]/SUM([.$O$2:.$O$189])" office:value-type="string" office:string-value="" calcext:value-type="error">
            <text:p>#VALUE!</text:p>
          </table:table-cell>
          <table:table-cell office:value-type="float" office:value="186" calcext:value-type="float">
            <text:p>186</text:p>
          </table:table-cell>
          <table:table-cell table:formula="of:=[.M2]-[.R2]" office:value-type="float" office:value="2" calcext:value-type="float">
            <text:p>2</text:p>
          </table:table-cell>
          <table:table-cell table:formula="of:=ABS([.J2]-[.O2])" office:value-type="float" office:value="11.0788" calcext:value-type="float">
            <text:p>11.0788</text:p>
          </table:table-cell>
          <table:table-cell table:formula="of:=[.T2]/ABS([.J2]+1)" office:value-type="float" office:value="0.369293333333333" calcext:value-type="float">
            <text:p>0.369293333333333</text:p>
          </table:table-cell>
          <table:table-cell table:formula="of:=SUM([.$W$2:.W2])/SUM([.$W$2:.$W$189])" office:value-type="float" office:value="0.0424476101440052" calcext:value-type="float">
            <text:p>0.042447610144005</text:p>
          </table:table-cell>
          <table:table-cell table:formula="of:=-0.0482*[.B2]+0.0336*[.C2]-0.0021*[.D2]-0.0337*[.F2]+0.2088*[.G2]+0.0019*[.H2]-0.3255" office:value-type="float" office:value="18.0891" calcext:value-type="float">
            <text:p>18.0891</text:p>
          </table:table-cell>
          <table:table-cell table:formula="of:=[.X1]-1" office:value-type="string" office:string-value="" calcext:value-type="error">
            <text:p>#VALUE!</text:p>
          </table:table-cell>
          <table:table-cell table:formula="of:=[.M2]-[.X2]" office:value-type="string" office:string-value="" calcext:value-type="error">
            <text:p>#VALUE!</text:p>
          </table:table-cell>
          <table:table-cell/>
          <table:table-cell table:formula="of:=[.R2]-[.X2]" office:value-type="float" office:value="186" calcext:value-type="float">
            <text:p>186</text:p>
          </table:table-cell>
          <table:table-cell table:formula="of:=ABS([.J2]-[.W2])" office:value-type="float" office:value="10.9109" calcext:value-type="float">
            <text:p>10.9109</text:p>
          </table:table-cell>
          <table:table-cell table:formula="of:=[.AB2]/ABS([.J2]+1)" office:value-type="float" office:value="0.363696666666667" calcext:value-type="float">
            <text:p>0.363696666666667</text:p>
          </table:table-cell>
          <table:table-cell table:number-columns-repeated="99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6" calcext:value-type="float">
            <text:p>66</text:p>
          </table:table-cell>
          <table:table-cell office:value-type="float" office:value="1124" calcext:value-type="float">
            <text:p>1124</text:p>
          </table:table-cell>
          <table:table-cell office:value-type="float" office:value="8606" calcext:value-type="float">
            <text:p>8606</text:p>
          </table:table-cell>
          <table:table-cell office:value-type="float" office:value="7736" calcext:value-type="float">
            <text:p>7736</text:p>
          </table:table-cell>
          <table:table-cell office:value-type="float" office:value="448" calcext:value-type="float">
            <text:p>448</text:p>
          </table:table-cell>
          <table:table-cell office:value-type="float" office:value="31" calcext:value-type="float">
            <text:p>31</text:p>
          </table:table-cell>
          <table:table-cell office:value-type="float" office:value="9163" calcext:value-type="float">
            <text:p>9163</text:p>
          </table:table-cell>
          <table:table-cell office:value-type="float" office:value="1412" calcext:value-type="float">
            <text:p>1412</text:p>
          </table:table-cell>
          <table:table-cell office:value-type="float" office:value="29" calcext:value-type="float">
            <text:p>29</text:p>
          </table:table-cell>
          <table:table-cell table:formula="of:=[.K2]+[.J3]" office:value-type="float" office:value="58" calcext:value-type="float">
            <text:p>58</text:p>
          </table:table-cell>
          <table:table-cell table:formula="of:=[.K3]/SUM([.$J$2:.$J$189])" office:value-type="float" office:value="0.135831381733021" calcext:value-type="float">
            <text:p>0.135831381733021</text:p>
          </table:table-cell>
          <table:table-cell office:value-type="float" office:value="187" calcext:value-type="float">
            <text:p>187</text:p>
          </table:table-cell>
          <table:table-cell table:formula="of:=(188-[.M3])/187" office:value-type="float" office:value="0.0053475935828877" calcext:value-type="float">
            <text:p>0.005347593582888</text:p>
          </table:table-cell>
          <table:table-cell table:formula="of:=-0.0516*[.B3]+0.0341*[.C3]-0.0027*[.D3]-0.0372*[.F3]+0.2119*[.G3]+0.0018*[.H3]+0.005*[.I3]-0.3091" office:value-type="float" office:value="24.8342" calcext:value-type="float">
            <text:p>24.8342</text:p>
          </table:table-cell>
          <table:table-cell table:formula="of:=[.O3]" office:value-type="float" office:value="24.8342" calcext:value-type="float">
            <text:p>24.8342</text:p>
          </table:table-cell>
          <table:table-cell table:formula="of:=[.P3]/SUM([.$O$2:.$O$189])" office:value-type="float" office:value="0.0580733297913736" calcext:value-type="float">
            <text:p>0.058073329791374</text:p>
          </table:table-cell>
          <table:table-cell office:value-type="float" office:value="188" calcext:value-type="float">
            <text:p>188</text:p>
          </table:table-cell>
          <table:table-cell table:formula="of:=[.M3]-[.R3]" office:value-type="float" office:value="-1" calcext:value-type="float">
            <text:p>-1</text:p>
          </table:table-cell>
          <table:table-cell table:formula="of:=ABS([.J3]-[.O3])" office:value-type="float" office:value="4.1658" calcext:value-type="float">
            <text:p>4.1658</text:p>
          </table:table-cell>
          <table:table-cell table:formula="of:=[.T3]/ABS([.J3]+1)" office:value-type="float" office:value="0.13886" calcext:value-type="float">
            <text:p>0.13886</text:p>
          </table:table-cell>
          <table:table-cell table:formula="of:=SUM([.$W$2:.W3])/SUM([.$W$2:.$W$189])" office:value-type="float" office:value="0.101046529964013" calcext:value-type="float">
            <text:p>0.101046529964013</text:p>
          </table:table-cell>
          <table:table-cell table:formula="of:=-0.0482*[.B3]+0.0336*[.C3]-0.0021*[.D3]-0.0337*[.F3]+0.2088*[.G3]+0.0019*[.H3]-0.3255" office:value-type="float" office:value="24.972" calcext:value-type="float">
            <text:p>24.972</text:p>
          </table:table-cell>
          <table:table-cell office:value-type="float" office:value="188" calcext:value-type="float">
            <text:p>188</text:p>
          </table:table-cell>
          <table:table-cell table:formula="of:=[.M3]-[.X3]" office:value-type="float" office:value="-1" calcext:value-type="float">
            <text:p>-1</text:p>
          </table:table-cell>
          <table:table-cell/>
          <table:table-cell table:formula="of:=[.R3]-[.X3]" office:value-type="float" office:value="188" calcext:value-type="float">
            <text:p>188</text:p>
          </table:table-cell>
          <table:table-cell table:formula="of:=ABS([.J3]-[.W3])" office:value-type="float" office:value="4.028" calcext:value-type="float">
            <text:p>4.028</text:p>
          </table:table-cell>
          <table:table-cell table:formula="of:=[.AB3]/ABS([.J3]+1)" office:value-type="float" office:value="0.134266666666667" calcext:value-type="float">
            <text:p>0.134266666666667</text:p>
          </table:table-cell>
          <table:table-cell table:number-columns-repeated="99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2" calcext:value-type="float">
            <text:p>42</text:p>
          </table:table-cell>
          <table:table-cell office:value-type="float" office:value="318" calcext:value-type="float">
            <text:p>318</text:p>
          </table:table-cell>
          <table:table-cell office:value-type="float" office:value="1715" calcext:value-type="float">
            <text:p>1715</text:p>
          </table:table-cell>
          <table:table-cell office:value-type="float" office:value="1477" calcext:value-type="float">
            <text:p>1477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3336" calcext:value-type="float">
            <text:p>3336</text:p>
          </table:table-cell>
          <table:table-cell office:value-type="float" office:value="300" calcext:value-type="float">
            <text:p>300</text:p>
          </table:table-cell>
          <table:table-cell office:value-type="float" office:value="22" calcext:value-type="float">
            <text:p>22</text:p>
          </table:table-cell>
          <table:table-cell table:formula="of:=[.K3]+[.J4]" office:value-type="float" office:value="80" calcext:value-type="float">
            <text:p>80</text:p>
          </table:table-cell>
          <table:table-cell table:formula="of:=[.K4]/SUM([.$J$2:.$J$189])" office:value-type="float" office:value="0.187353629976581" calcext:value-type="float">
            <text:p>0.187353629976581</text:p>
          </table:table-cell>
          <table:table-cell office:value-type="float" office:value="186" calcext:value-type="float">
            <text:p>186</text:p>
          </table:table-cell>
          <table:table-cell table:formula="of:=(188-[.M4])/187" office:value-type="float" office:value="0.0106951871657754" calcext:value-type="float">
            <text:p>0.010695187165775</text:p>
          </table:table-cell>
          <table:table-cell table:formula="of:=-0.0516*[.B4]+0.0341*[.C4]-0.0027*[.D4]-0.0372*[.F4]+0.2119*[.G4]+0.0018*[.H4]+0.005*[.I4]-0.3091" office:value-type="float" office:value="12.9097" calcext:value-type="float">
            <text:p>12.9097</text:p>
          </table:table-cell>
          <table:table-cell table:formula="of:=[.P3]+[.O4]" office:value-type="float" office:value="37.7439" calcext:value-type="float">
            <text:p>37.7439</text:p>
          </table:table-cell>
          <table:table-cell table:formula="of:=[.P4]/SUM([.$O$2:.$O$189])" office:value-type="float" office:value="0.088261911086833" calcext:value-type="float">
            <text:p>0.088261911086833</text:p>
          </table:table-cell>
          <table:table-cell office:value-type="float" office:value="182" calcext:value-type="float">
            <text:p>182</text:p>
          </table:table-cell>
          <table:table-cell table:formula="of:=[.M4]-[.R4]" office:value-type="float" office:value="4" calcext:value-type="float">
            <text:p>4</text:p>
          </table:table-cell>
          <table:table-cell table:formula="of:=ABS([.J4]-[.O4])" office:value-type="float" office:value="9.0903" calcext:value-type="float">
            <text:p>9.0903</text:p>
          </table:table-cell>
          <table:table-cell table:formula="of:=[.T4]/ABS([.J4]+1)" office:value-type="float" office:value="0.395230434782609" calcext:value-type="float">
            <text:p>0.395230434782609</text:p>
          </table:table-cell>
          <table:table-cell table:formula="of:=SUM([.$W$2:.W4])/SUM([.$W$2:.$W$189])" office:value-type="float" office:value="0.131244731916747" calcext:value-type="float">
            <text:p>0.131244731916747</text:p>
          </table:table-cell>
          <table:table-cell table:formula="of:=-0.0482*[.B4]+0.0336*[.C4]-0.0021*[.D4]-0.0337*[.F4]+0.2088*[.G4]+0.0019*[.H4]-0.3255" office:value-type="float" office:value="12.869" calcext:value-type="float">
            <text:p>12.869</text:p>
          </table:table-cell>
          <table:table-cell table:formula="of:=[.X3]-1" office:value-type="float" office:value="187" calcext:value-type="float">
            <text:p>187</text:p>
          </table:table-cell>
          <table:table-cell table:formula="of:=[.M4]-[.X4]" office:value-type="float" office:value="-1" calcext:value-type="float">
            <text:p>-1</text:p>
          </table:table-cell>
          <table:table-cell/>
          <table:table-cell table:formula="of:=[.R4]-[.X4]" office:value-type="float" office:value="182" calcext:value-type="float">
            <text:p>182</text:p>
          </table:table-cell>
          <table:table-cell table:formula="of:=ABS([.J4]-[.W4])" office:value-type="float" office:value="9.131" calcext:value-type="float">
            <text:p>9.131</text:p>
          </table:table-cell>
          <table:table-cell table:formula="of:=[.AB4]/ABS([.J4]+1)" office:value-type="float" office:value="0.397" calcext:value-type="float">
            <text:p>0.397</text:p>
          </table:table-cell>
          <table:table-cell table:number-columns-repeated="99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1" calcext:value-type="float">
            <text:p>61</text:p>
          </table:table-cell>
          <table:table-cell office:value-type="float" office:value="453" calcext:value-type="float">
            <text:p>453</text:p>
          </table:table-cell>
          <table:table-cell office:value-type="float" office:value="2364" calcext:value-type="float">
            <text:p>2364</text:p>
          </table:table-cell>
          <table:table-cell office:value-type="float" office:value="2023" calcext:value-type="float">
            <text:p>2023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office:value-type="float" office:value="3374" calcext:value-type="float">
            <text:p>3374</text:p>
          </table:table-cell>
          <table:table-cell office:value-type="float" office:value="367" calcext:value-type="float">
            <text:p>367</text:p>
          </table:table-cell>
          <table:table-cell office:value-type="float" office:value="20" calcext:value-type="float">
            <text:p>20</text:p>
          </table:table-cell>
          <table:table-cell table:formula="of:=[.K4]+[.J5]" office:value-type="float" office:value="100" calcext:value-type="float">
            <text:p>100</text:p>
          </table:table-cell>
          <table:table-cell table:formula="of:=[.K5]/SUM([.$J$2:.$J$189])" office:value-type="float" office:value="0.234192037470726" calcext:value-type="float">
            <text:p>0.234192037470726</text:p>
          </table:table-cell>
          <table:table-cell office:value-type="float" office:value="185" calcext:value-type="float">
            <text:p>185</text:p>
          </table:table-cell>
          <table:table-cell table:formula="of:=(188-[.M5])/187" office:value-type="float" office:value="0.0160427807486631" calcext:value-type="float">
            <text:p>0.016042780748663</text:p>
          </table:table-cell>
          <table:table-cell table:formula="of:=-0.0516*[.B5]+0.0341*[.C5]-0.0027*[.D5]-0.0372*[.F5]+0.2119*[.G5]+0.0018*[.H5]+0.005*[.I5]-0.3091" office:value-type="float" office:value="23.0534" calcext:value-type="float">
            <text:p>23.0534</text:p>
          </table:table-cell>
          <table:table-cell table:formula="of:=[.P4]+[.O5]" office:value-type="float" office:value="60.7973" calcext:value-type="float">
            <text:p>60.7973</text:p>
          </table:table-cell>
          <table:table-cell table:formula="of:=[.P5]/SUM([.$O$2:.$O$189])" office:value-type="float" office:value="0.1421709438325" calcext:value-type="float">
            <text:p>0.1421709438325</text:p>
          </table:table-cell>
          <table:table-cell office:value-type="float" office:value="187" calcext:value-type="float">
            <text:p>187</text:p>
          </table:table-cell>
          <table:table-cell table:formula="of:=[.M5]-[.R5]" office:value-type="float" office:value="-2" calcext:value-type="float">
            <text:p>-2</text:p>
          </table:table-cell>
          <table:table-cell table:formula="of:=ABS([.J5]-[.O5])" office:value-type="float" office:value="3.0534" calcext:value-type="float">
            <text:p>3.0534</text:p>
          </table:table-cell>
          <table:table-cell table:formula="of:=[.T5]/ABS([.J5]+1)" office:value-type="float" office:value="0.1454" calcext:value-type="float">
            <text:p>0.1454</text:p>
          </table:table-cell>
          <table:table-cell table:formula="of:=SUM([.$W$2:.W5])/SUM([.$W$2:.$W$189])" office:value-type="float" office:value="0.185258190050855" calcext:value-type="float">
            <text:p>0.185258190050855</text:p>
          </table:table-cell>
          <table:table-cell table:formula="of:=-0.0482*[.B5]+0.0336*[.C5]-0.0021*[.D5]-0.0337*[.F5]+0.2088*[.G5]+0.0019*[.H5]-0.3255" office:value-type="float" office:value="23.0179" calcext:value-type="float">
            <text:p>23.0179</text:p>
          </table:table-cell>
          <table:table-cell table:formula="of:=[.X4]-1" office:value-type="float" office:value="186" calcext:value-type="float">
            <text:p>186</text:p>
          </table:table-cell>
          <table:table-cell table:formula="of:=[.M5]-[.X5]" office:value-type="float" office:value="-1" calcext:value-type="float">
            <text:p>-1</text:p>
          </table:table-cell>
          <table:table-cell/>
          <table:table-cell table:formula="of:=[.R5]-[.X5]" office:value-type="float" office:value="187" calcext:value-type="float">
            <text:p>187</text:p>
          </table:table-cell>
          <table:table-cell table:formula="of:=ABS([.J5]-[.W5])" office:value-type="float" office:value="3.0179" calcext:value-type="float">
            <text:p>3.0179</text:p>
          </table:table-cell>
          <table:table-cell table:formula="of:=[.AB5]/ABS([.J5]+1)" office:value-type="float" office:value="0.143709523809524" calcext:value-type="float">
            <text:p>0.143709523809524</text:p>
          </table:table-cell>
          <table:table-cell table:number-columns-repeated="99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2" calcext:value-type="float">
            <text:p>32</text:p>
          </table:table-cell>
          <table:table-cell office:value-type="float" office:value="303" calcext:value-type="float">
            <text:p>303</text:p>
          </table:table-cell>
          <table:table-cell office:value-type="float" office:value="1085" calcext:value-type="float">
            <text:p>1085</text:p>
          </table:table-cell>
          <table:table-cell office:value-type="float" office:value="990" calcext:value-type="float">
            <text:p>99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323" calcext:value-type="float">
            <text:p>1323</text:p>
          </table:table-cell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table:formula="of:=[.K5]+[.J6]" office:value-type="float" office:value="116" calcext:value-type="float">
            <text:p>116</text:p>
          </table:table-cell>
          <table:table-cell table:formula="of:=[.K6]/SUM([.$J$2:.$J$189])" office:value-type="float" office:value="0.271662763466042" calcext:value-type="float">
            <text:p>0.271662763466042</text:p>
          </table:table-cell>
          <table:table-cell office:value-type="float" office:value="184" calcext:value-type="float">
            <text:p>184</text:p>
          </table:table-cell>
          <table:table-cell table:formula="of:=(188-[.M6])/187" office:value-type="float" office:value="0.0213903743315508" calcext:value-type="float">
            <text:p>0.021390374331551</text:p>
          </table:table-cell>
          <table:table-cell table:formula="of:=-0.0516*[.B6]+0.0341*[.C6]-0.0027*[.D6]-0.0372*[.F6]+0.2119*[.G6]+0.0018*[.H6]+0.005*[.I6]-0.3091" office:value-type="float" office:value="8.2117" calcext:value-type="float">
            <text:p>8.2117</text:p>
          </table:table-cell>
          <table:table-cell table:formula="of:=[.P5]+[.O6]" office:value-type="float" office:value="69.009" calcext:value-type="float">
            <text:p>69.009</text:p>
          </table:table-cell>
          <table:table-cell table:formula="of:=[.P6]/SUM([.$O$2:.$O$189])" office:value-type="float" office:value="0.161373525846329" calcext:value-type="float">
            <text:p>0.161373525846329</text:p>
          </table:table-cell>
          <table:table-cell office:value-type="float" office:value="172" calcext:value-type="float">
            <text:p>172</text:p>
          </table:table-cell>
          <table:table-cell table:formula="of:=[.M6]-[.R6]" office:value-type="float" office:value="12" calcext:value-type="float">
            <text:p>12</text:p>
          </table:table-cell>
          <table:table-cell table:formula="of:=ABS([.J6]-[.O6])" office:value-type="float" office:value="7.7883" calcext:value-type="float">
            <text:p>7.7883</text:p>
          </table:table-cell>
          <table:table-cell table:formula="of:=[.T6]/ABS([.J6]+1)" office:value-type="float" office:value="0.458135294117647" calcext:value-type="float">
            <text:p>0.458135294117647</text:p>
          </table:table-cell>
          <table:table-cell table:formula="of:=SUM([.$W$2:.W6])/SUM([.$W$2:.$W$189])" office:value-type="float" office:value="0.204588183724462" calcext:value-type="float">
            <text:p>0.204588183724462</text:p>
          </table:table-cell>
          <table:table-cell table:formula="of:=-0.0482*[.B6]+0.0336*[.C6]-0.0021*[.D6]-0.0337*[.F6]+0.2088*[.G6]+0.0019*[.H6]-0.3255" office:value-type="float" office:value="8.2375" calcext:value-type="float">
            <text:p>8.2375</text:p>
          </table:table-cell>
          <table:table-cell table:formula="of:=[.X5]-1" office:value-type="float" office:value="185" calcext:value-type="float">
            <text:p>185</text:p>
          </table:table-cell>
          <table:table-cell table:formula="of:=[.M6]-[.X6]" office:value-type="float" office:value="-1" calcext:value-type="float">
            <text:p>-1</text:p>
          </table:table-cell>
          <table:table-cell/>
          <table:table-cell table:formula="of:=[.R6]-[.X6]" office:value-type="float" office:value="172" calcext:value-type="float">
            <text:p>172</text:p>
          </table:table-cell>
          <table:table-cell table:formula="of:=ABS([.J6]-[.W6])" office:value-type="float" office:value="7.7625" calcext:value-type="float">
            <text:p>7.7625</text:p>
          </table:table-cell>
          <table:table-cell table:formula="of:=[.AB6]/ABS([.J6]+1)" office:value-type="float" office:value="0.456617647058823" calcext:value-type="float">
            <text:p>0.456617647058823</text:p>
          </table:table-cell>
          <table:table-cell table:number-columns-repeated="99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4" calcext:value-type="float">
            <text:p>54</text:p>
          </table:table-cell>
          <table:table-cell office:value-type="float" office:value="319" calcext:value-type="float">
            <text:p>319</text:p>
          </table:table-cell>
          <table:table-cell office:value-type="float" office:value="2238" calcext:value-type="float">
            <text:p>2238</text:p>
          </table:table-cell>
          <table:table-cell office:value-type="float" office:value="1798" calcext:value-type="float">
            <text:p>1798</text:p>
          </table:table-cell>
          <table:table-cell office:value-type="float" office:value="126" calcext:value-type="float">
            <text:p>126</text:p>
          </table:table-cell>
          <table:table-cell office:value-type="float" office:value="33" calcext:value-type="float">
            <text:p>33</text:p>
          </table:table-cell>
          <table:table-cell office:value-type="float" office:value="2579" calcext:value-type="float">
            <text:p>2579</text:p>
          </table:table-cell>
          <table:table-cell office:value-type="float" office:value="463" calcext:value-type="float">
            <text:p>463</text:p>
          </table:table-cell>
          <table:table-cell office:value-type="float" office:value="15" calcext:value-type="float">
            <text:p>15</text:p>
          </table:table-cell>
          <table:table-cell table:formula="of:=[.K6]+[.J7]" office:value-type="float" office:value="131" calcext:value-type="float">
            <text:p>131</text:p>
          </table:table-cell>
          <table:table-cell table:formula="of:=[.K7]/SUM([.$J$2:.$J$189])" office:value-type="float" office:value="0.306791569086651" calcext:value-type="float">
            <text:p>0.306791569086651</text:p>
          </table:table-cell>
          <table:table-cell office:value-type="float" office:value="183" calcext:value-type="float">
            <text:p>183</text:p>
          </table:table-cell>
          <table:table-cell table:formula="of:=(188-[.M7])/187" office:value-type="float" office:value="0.0267379679144385" calcext:value-type="float">
            <text:p>0.026737967914439</text:p>
          </table:table-cell>
          <table:table-cell table:formula="of:=-0.0516*[.B7]+0.0341*[.C7]-0.0027*[.D7]-0.0372*[.F7]+0.2119*[.G7]+0.0018*[.H7]+0.005*[.I7]-0.3091" office:value-type="float" office:value="11.0025" calcext:value-type="float">
            <text:p>11.0025</text:p>
          </table:table-cell>
          <table:table-cell table:formula="of:=[.P6]+[.O7]" office:value-type="float" office:value="80.0115" calcext:value-type="float">
            <text:p>80.0115</text:p>
          </table:table-cell>
          <table:table-cell table:formula="of:=[.P7]/SUM([.$O$2:.$O$189])" office:value-type="float" office:value="0.187102231060493" calcext:value-type="float">
            <text:p>0.187102231060493</text:p>
          </table:table-cell>
          <table:table-cell office:value-type="float" office:value="177" calcext:value-type="float">
            <text:p>177</text:p>
          </table:table-cell>
          <table:table-cell table:formula="of:=[.M7]-[.R7]" office:value-type="float" office:value="6" calcext:value-type="float">
            <text:p>6</text:p>
          </table:table-cell>
          <table:table-cell table:formula="of:=ABS([.J7]-[.O7])" office:value-type="float" office:value="3.9975" calcext:value-type="float">
            <text:p>3.9975</text:p>
          </table:table-cell>
          <table:table-cell table:formula="of:=[.T7]/ABS([.J7]+1)" office:value-type="float" office:value="0.24984375" calcext:value-type="float">
            <text:p>0.24984375</text:p>
          </table:table-cell>
          <table:table-cell table:formula="of:=SUM([.$W$2:.W7])/SUM([.$W$2:.$W$189])" office:value-type="float" office:value="0.229543176224777" calcext:value-type="float">
            <text:p>0.229543176224777</text:p>
          </table:table-cell>
          <table:table-cell table:formula="of:=-0.0482*[.B7]+0.0336*[.C7]-0.0021*[.D7]-0.0337*[.F7]+0.2088*[.G7]+0.0019*[.H7]-0.3255" office:value-type="float" office:value="10.6346" calcext:value-type="float">
            <text:p>10.6346</text:p>
          </table:table-cell>
          <table:table-cell table:formula="of:=[.X6]-1" office:value-type="float" office:value="184" calcext:value-type="float">
            <text:p>184</text:p>
          </table:table-cell>
          <table:table-cell table:formula="of:=[.M7]-[.X7]" office:value-type="float" office:value="-1" calcext:value-type="float">
            <text:p>-1</text:p>
          </table:table-cell>
          <table:table-cell/>
          <table:table-cell table:formula="of:=[.R7]-[.X7]" office:value-type="float" office:value="177" calcext:value-type="float">
            <text:p>177</text:p>
          </table:table-cell>
          <table:table-cell table:formula="of:=ABS([.J7]-[.W7])" office:value-type="float" office:value="4.3654" calcext:value-type="float">
            <text:p>4.3654</text:p>
          </table:table-cell>
          <table:table-cell table:formula="of:=[.AB7]/ABS([.J7]+1)" office:value-type="float" office:value="0.2728375" calcext:value-type="float">
            <text:p>0.2728375</text:p>
          </table:table-cell>
          <table:table-cell table:number-columns-repeated="99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8" calcext:value-type="float">
            <text:p>68</text:p>
          </table:table-cell>
          <table:table-cell office:value-type="float" office:value="345" calcext:value-type="float">
            <text:p>345</text:p>
          </table:table-cell>
          <table:table-cell office:value-type="float" office:value="1997" calcext:value-type="float">
            <text:p>1997</text:p>
          </table:table-cell>
          <table:table-cell office:value-type="float" office:value="1657" calcext:value-type="float">
            <text:p>1657</text:p>
          </table:table-cell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  <table:table-cell office:value-type="float" office:value="2228" calcext:value-type="float">
            <text:p>2228</text:p>
          </table:table-cell>
          <table:table-cell office:value-type="float" office:value="396" calcext:value-type="float">
            <text:p>396</text:p>
          </table:table-cell>
          <table:table-cell office:value-type="float" office:value="14" calcext:value-type="float">
            <text:p>14</text:p>
          </table:table-cell>
          <table:table-cell table:formula="of:=[.K7]+[.J8]" office:value-type="float" office:value="145" calcext:value-type="float">
            <text:p>145</text:p>
          </table:table-cell>
          <table:table-cell table:formula="of:=[.K8]/SUM([.$J$2:.$J$189])" office:value-type="float" office:value="0.339578454332553" calcext:value-type="float">
            <text:p>0.339578454332553</text:p>
          </table:table-cell>
          <table:table-cell office:value-type="float" office:value="182" calcext:value-type="float">
            <text:p>182</text:p>
          </table:table-cell>
          <table:table-cell table:formula="of:=(188-[.M8])/187" office:value-type="float" office:value="0.0320855614973262" calcext:value-type="float">
            <text:p>0.032085561497326</text:p>
          </table:table-cell>
          <table:table-cell table:formula="of:=-0.0516*[.B8]+0.0341*[.C8]-0.0027*[.D8]-0.0372*[.F8]+0.2119*[.G8]+0.0018*[.H8]+0.005*[.I8]-0.3091" office:value-type="float" office:value="9.3348" calcext:value-type="float">
            <text:p>9.3348</text:p>
          </table:table-cell>
          <table:table-cell table:formula="of:=[.P7]+[.O8]" office:value-type="float" office:value="89.3463" calcext:value-type="float">
            <text:p>89.3463</text:p>
          </table:table-cell>
          <table:table-cell table:formula="of:=[.P8]/SUM([.$O$2:.$O$189])" office:value-type="float" office:value="0.208931116989434" calcext:value-type="float">
            <text:p>0.208931116989434</text:p>
          </table:table-cell>
          <table:table-cell office:value-type="float" office:value="175" calcext:value-type="float">
            <text:p>175</text:p>
          </table:table-cell>
          <table:table-cell table:formula="of:=[.M8]-[.R8]" office:value-type="float" office:value="7" calcext:value-type="float">
            <text:p>7</text:p>
          </table:table-cell>
          <table:table-cell table:formula="of:=ABS([.J8]-[.O8])" office:value-type="float" office:value="4.6652" calcext:value-type="float">
            <text:p>4.6652</text:p>
          </table:table-cell>
          <table:table-cell table:formula="of:=[.T8]/ABS([.J8]+1)" office:value-type="float" office:value="0.311013333333333" calcext:value-type="float">
            <text:p>0.311013333333333</text:p>
          </table:table-cell>
          <table:table-cell table:formula="of:=SUM([.$W$2:.W8])/SUM([.$W$2:.$W$189])" office:value-type="float" office:value="0.250811918398916" calcext:value-type="float">
            <text:p>0.250811918398916</text:p>
          </table:table-cell>
          <table:table-cell table:formula="of:=-0.0482*[.B8]+0.0336*[.C8]-0.0021*[.D8]-0.0337*[.F8]+0.2088*[.G8]+0.0019*[.H8]-0.3255" office:value-type="float" office:value="9.0637" calcext:value-type="float">
            <text:p>9.0637</text:p>
          </table:table-cell>
          <table:table-cell table:formula="of:=[.X7]-1" office:value-type="float" office:value="183" calcext:value-type="float">
            <text:p>183</text:p>
          </table:table-cell>
          <table:table-cell table:formula="of:=[.M8]-[.X8]" office:value-type="float" office:value="-1" calcext:value-type="float">
            <text:p>-1</text:p>
          </table:table-cell>
          <table:table-cell/>
          <table:table-cell table:formula="of:=[.R8]-[.X8]" office:value-type="float" office:value="175" calcext:value-type="float">
            <text:p>175</text:p>
          </table:table-cell>
          <table:table-cell table:formula="of:=ABS([.J8]-[.W8])" office:value-type="float" office:value="4.9363" calcext:value-type="float">
            <text:p>4.9363</text:p>
          </table:table-cell>
          <table:table-cell table:formula="of:=[.AB8]/ABS([.J8]+1)" office:value-type="float" office:value="0.329086666666666" calcext:value-type="float">
            <text:p>0.329086666666666</text:p>
          </table:table-cell>
          <table:table-cell table:number-columns-repeated="99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6" calcext:value-type="float">
            <text:p>46</text:p>
          </table:table-cell>
          <table:table-cell office:value-type="float" office:value="418" calcext:value-type="float">
            <text:p>418</text:p>
          </table:table-cell>
          <table:table-cell office:value-type="float" office:value="2647" calcext:value-type="float">
            <text:p>2647</text:p>
          </table:table-cell>
          <table:table-cell office:value-type="float" office:value="2301" calcext:value-type="float">
            <text:p>2301</text:p>
          </table:table-cell>
          <table:table-cell office:value-type="float" office:value="115" calcext:value-type="float">
            <text:p>115</text:p>
          </table:table-cell>
          <table:table-cell office:value-type="float" office:value="32" calcext:value-type="float">
            <text:p>32</text:p>
          </table:table-cell>
          <table:table-cell office:value-type="float" office:value="2042" calcext:value-type="float">
            <text:p>2042</text:p>
          </table:table-cell>
          <table:table-cell office:value-type="float" office:value="365" calcext:value-type="float">
            <text:p>365</text:p>
          </table:table-cell>
          <table:table-cell office:value-type="float" office:value="13" calcext:value-type="float">
            <text:p>13</text:p>
          </table:table-cell>
          <table:table-cell table:formula="of:=[.K8]+[.J9]" office:value-type="float" office:value="158" calcext:value-type="float">
            <text:p>158</text:p>
          </table:table-cell>
          <table:table-cell table:formula="of:=[.K9]/SUM([.$J$2:.$J$189])" office:value-type="float" office:value="0.370023419203747" calcext:value-type="float">
            <text:p>0.370023419203747</text:p>
          </table:table-cell>
          <table:table-cell office:value-type="float" office:value="181" calcext:value-type="float">
            <text:p>181</text:p>
          </table:table-cell>
          <table:table-cell table:formula="of:=(188-[.M9])/187" office:value-type="float" office:value="0.0374331550802139" calcext:value-type="float">
            <text:p>0.037433155080214</text:p>
          </table:table-cell>
          <table:table-cell table:formula="of:=-0.0516*[.B9]+0.0341*[.C9]-0.0027*[.D9]-0.0372*[.F9]+0.2119*[.G9]+0.0018*[.H9]+0.005*[.I9]-0.3091" office:value-type="float" office:value="12.4276" calcext:value-type="float">
            <text:p>12.4276</text:p>
          </table:table-cell>
          <table:table-cell table:formula="of:=[.P8]+[.O9]" office:value-type="float" office:value="101.7739" calcext:value-type="float">
            <text:p>101.7739</text:p>
          </table:table-cell>
          <table:table-cell table:formula="of:=[.P9]/SUM([.$O$2:.$O$189])" office:value-type="float" office:value="0.237992335523362" calcext:value-type="float">
            <text:p>0.237992335523362</text:p>
          </table:table-cell>
          <table:table-cell office:value-type="float" office:value="181" calcext:value-type="float">
            <text:p>181</text:p>
          </table:table-cell>
          <table:table-cell table:formula="of:=[.M9]-[.R9]" office:value-type="float" office:value="0" calcext:value-type="float">
            <text:p>0</text:p>
          </table:table-cell>
          <table:table-cell table:formula="of:=ABS([.J9]-[.O9])" office:value-type="float" office:value="0.572400000000002" calcext:value-type="float">
            <text:p>0.572400000000002</text:p>
          </table:table-cell>
          <table:table-cell table:formula="of:=[.T9]/ABS([.J9]+1)" office:value-type="float" office:value="0.0408857142857144" calcext:value-type="float">
            <text:p>0.040885714285715</text:p>
          </table:table-cell>
          <table:table-cell table:formula="of:=SUM([.$W$2:.W9])/SUM([.$W$2:.$W$189])" office:value-type="float" office:value="0.280447643934829" calcext:value-type="float">
            <text:p>0.280447643934829</text:p>
          </table:table-cell>
          <table:table-cell table:formula="of:=-0.0482*[.B9]+0.0336*[.C9]-0.0021*[.D9]-0.0337*[.F9]+0.2088*[.G9]+0.0019*[.H9]-0.3255" office:value-type="float" office:value="12.6293" calcext:value-type="float">
            <text:p>12.6293</text:p>
          </table:table-cell>
          <table:table-cell table:formula="of:=[.X8]-1" office:value-type="float" office:value="182" calcext:value-type="float">
            <text:p>182</text:p>
          </table:table-cell>
          <table:table-cell table:formula="of:=[.M9]-[.X9]" office:value-type="float" office:value="-1" calcext:value-type="float">
            <text:p>-1</text:p>
          </table:table-cell>
          <table:table-cell/>
          <table:table-cell table:formula="of:=[.R9]-[.X9]" office:value-type="float" office:value="181" calcext:value-type="float">
            <text:p>181</text:p>
          </table:table-cell>
          <table:table-cell table:formula="of:=ABS([.J9]-[.W9])" office:value-type="float" office:value="0.370699999999999" calcext:value-type="float">
            <text:p>0.370699999999999</text:p>
          </table:table-cell>
          <table:table-cell table:formula="of:=[.AB9]/ABS([.J9]+1)" office:value-type="float" office:value="0.0264785714285714" calcext:value-type="float">
            <text:p>0.026478571428571</text:p>
          </table:table-cell>
          <table:table-cell table:number-columns-repeated="99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float" office:value="435" calcext:value-type="float">
            <text:p>435</text:p>
          </table:table-cell>
          <table:table-cell office:value-type="float" office:value="1811" calcext:value-type="float">
            <text:p>1811</text:p>
          </table:table-cell>
          <table:table-cell office:value-type="float" office:value="1676" calcext:value-type="float">
            <text:p>1676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65" calcext:value-type="float">
            <text:p>1665</text:p>
          </table:table-cell>
          <table:table-cell office:value-type="float" office:value="268" calcext:value-type="float">
            <text:p>268</text:p>
          </table:table-cell>
          <table:table-cell office:value-type="float" office:value="12" calcext:value-type="float">
            <text:p>12</text:p>
          </table:table-cell>
          <table:table-cell table:formula="of:=[.K9]+[.J10]" office:value-type="float" office:value="170" calcext:value-type="float">
            <text:p>170</text:p>
          </table:table-cell>
          <table:table-cell table:formula="of:=[.K10]/SUM([.$J$2:.$J$189])" office:value-type="float" office:value="0.398126463700234" calcext:value-type="float">
            <text:p>0.398126463700234</text:p>
          </table:table-cell>
          <table:table-cell office:value-type="float" office:value="180" calcext:value-type="float">
            <text:p>180</text:p>
          </table:table-cell>
          <table:table-cell table:formula="of:=(188-[.M10])/187" office:value-type="float" office:value="0.0427807486631016" calcext:value-type="float">
            <text:p>0.042780748663102</text:p>
          </table:table-cell>
          <table:table-cell table:formula="of:=-0.0516*[.B10]+0.0341*[.C10]-0.0027*[.D10]-0.0372*[.F10]+0.2119*[.G10]+0.0018*[.H10]+0.005*[.I10]-0.3091" office:value-type="float" office:value="13.9218" calcext:value-type="float">
            <text:p>13.9218</text:p>
          </table:table-cell>
          <table:table-cell table:formula="of:=[.P9]+[.O10]" office:value-type="float" office:value="115.6957" calcext:value-type="float">
            <text:p>115.6957</text:p>
          </table:table-cell>
          <table:table-cell table:formula="of:=[.P10]/SUM([.$O$2:.$O$189])" office:value-type="float" office:value="0.270547653701099" calcext:value-type="float">
            <text:p>0.270547653701099</text:p>
          </table:table-cell>
          <table:table-cell office:value-type="float" office:value="183" calcext:value-type="float">
            <text:p>183</text:p>
          </table:table-cell>
          <table:table-cell table:formula="of:=[.M10]-[.R10]" office:value-type="float" office:value="-3" calcext:value-type="float">
            <text:p>-3</text:p>
          </table:table-cell>
          <table:table-cell table:formula="of:=ABS([.J10]-[.O10])" office:value-type="float" office:value="1.9218" calcext:value-type="float">
            <text:p>1.9218</text:p>
          </table:table-cell>
          <table:table-cell table:formula="of:=[.T10]/ABS([.J10]+1)" office:value-type="float" office:value="0.147830769230769" calcext:value-type="float">
            <text:p>0.147830769230769</text:p>
          </table:table-cell>
          <table:table-cell table:formula="of:=SUM([.$W$2:.W10])/SUM([.$W$2:.$W$189])" office:value-type="float" office:value="0.313112576005887" calcext:value-type="float">
            <text:p>0.313112576005887</text:p>
          </table:table-cell>
          <table:table-cell table:formula="of:=-0.0482*[.B10]+0.0336*[.C10]-0.0021*[.D10]-0.0337*[.F10]+0.2088*[.G10]+0.0019*[.H10]-0.3255" office:value-type="float" office:value="13.9202" calcext:value-type="float">
            <text:p>13.9202</text:p>
          </table:table-cell>
          <table:table-cell table:formula="of:=[.X9]-1" office:value-type="float" office:value="181" calcext:value-type="float">
            <text:p>181</text:p>
          </table:table-cell>
          <table:table-cell table:formula="of:=[.M10]-[.X10]" office:value-type="float" office:value="-1" calcext:value-type="float">
            <text:p>-1</text:p>
          </table:table-cell>
          <table:table-cell/>
          <table:table-cell table:formula="of:=[.R10]-[.X10]" office:value-type="float" office:value="183" calcext:value-type="float">
            <text:p>183</text:p>
          </table:table-cell>
          <table:table-cell table:formula="of:=ABS([.J10]-[.W10])" office:value-type="float" office:value="1.9202" calcext:value-type="float">
            <text:p>1.9202</text:p>
          </table:table-cell>
          <table:table-cell table:formula="of:=[.AB10]/ABS([.J10]+1)" office:value-type="float" office:value="0.147707692307692" calcext:value-type="float">
            <text:p>0.147707692307692</text:p>
          </table:table-cell>
          <table:table-cell table:number-columns-repeated="99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float" office:value="965" calcext:value-type="float">
            <text:p>965</text:p>
          </table:table-cell>
          <table:table-cell office:value-type="float" office:value="800" calcext:value-type="float">
            <text:p>800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912" calcext:value-type="float">
            <text:p>1912</text:p>
          </table:table-cell>
          <table:table-cell office:value-type="float" office:value="179" calcext:value-type="float">
            <text:p>179</text:p>
          </table:table-cell>
          <table:table-cell office:value-type="float" office:value="12" calcext:value-type="float">
            <text:p>12</text:p>
          </table:table-cell>
          <table:table-cell table:formula="of:=[.K10]+[.J11]" office:value-type="float" office:value="182" calcext:value-type="float">
            <text:p>182</text:p>
          </table:table-cell>
          <table:table-cell table:formula="of:=[.K11]/SUM([.$J$2:.$J$189])" office:value-type="float" office:value="0.426229508196721" calcext:value-type="float">
            <text:p>0.426229508196721</text:p>
          </table:table-cell>
          <table:table-cell office:value-type="float" office:value="179" calcext:value-type="float">
            <text:p>179</text:p>
          </table:table-cell>
          <table:table-cell table:formula="of:=(188-[.M11])/187" office:value-type="float" office:value="0.0481283422459893" calcext:value-type="float">
            <text:p>0.048128342245989</text:p>
          </table:table-cell>
          <table:table-cell table:formula="of:=-0.0516*[.B11]+0.0341*[.C11]-0.0027*[.D11]-0.0372*[.F11]+0.2119*[.G11]+0.0018*[.H11]+0.005*[.I11]-0.3091" office:value-type="float" office:value="6.9356" calcext:value-type="float">
            <text:p>6.9356</text:p>
          </table:table-cell>
          <table:table-cell table:formula="of:=[.P10]+[.O11]" office:value-type="float" office:value="122.6313" calcext:value-type="float">
            <text:p>122.6313</text:p>
          </table:table-cell>
          <table:table-cell table:formula="of:=[.P11]/SUM([.$O$2:.$O$189])" office:value-type="float" office:value="0.286766150214014" calcext:value-type="float">
            <text:p>0.286766150214014</text:p>
          </table:table-cell>
          <table:table-cell office:value-type="float" office:value="170" calcext:value-type="float">
            <text:p>170</text:p>
          </table:table-cell>
          <table:table-cell table:formula="of:=[.M11]-[.R11]" office:value-type="float" office:value="9" calcext:value-type="float">
            <text:p>9</text:p>
          </table:table-cell>
          <table:table-cell table:formula="of:=ABS([.J11]-[.O11])" office:value-type="float" office:value="5.0644" calcext:value-type="float">
            <text:p>5.0644</text:p>
          </table:table-cell>
          <table:table-cell table:formula="of:=[.T11]/ABS([.J11]+1)" office:value-type="float" office:value="0.389569230769231" calcext:value-type="float">
            <text:p>0.389569230769231</text:p>
          </table:table-cell>
          <table:table-cell table:formula="of:=SUM([.$W$2:.W11])/SUM([.$W$2:.$W$189])" office:value-type="float" office:value="0.329374644492377" calcext:value-type="float">
            <text:p>0.329374644492377</text:p>
          </table:table-cell>
          <table:table-cell table:formula="of:=-0.0482*[.B11]+0.0336*[.C11]-0.0021*[.D11]-0.0337*[.F11]+0.2088*[.G11]+0.0019*[.H11]-0.3255" office:value-type="float" office:value="6.9301" calcext:value-type="float">
            <text:p>6.9301</text:p>
          </table:table-cell>
          <table:table-cell table:formula="of:=[.X10]-1" office:value-type="float" office:value="180" calcext:value-type="float">
            <text:p>180</text:p>
          </table:table-cell>
          <table:table-cell table:formula="of:=[.M11]-[.X11]" office:value-type="float" office:value="-1" calcext:value-type="float">
            <text:p>-1</text:p>
          </table:table-cell>
          <table:table-cell/>
          <table:table-cell table:formula="of:=[.R11]-[.X11]" office:value-type="float" office:value="170" calcext:value-type="float">
            <text:p>170</text:p>
          </table:table-cell>
          <table:table-cell table:formula="of:=ABS([.J11]-[.W11])" office:value-type="float" office:value="5.0699" calcext:value-type="float">
            <text:p>5.0699</text:p>
          </table:table-cell>
          <table:table-cell table:formula="of:=[.AB11]/ABS([.J11]+1)" office:value-type="float" office:value="0.389992307692308" calcext:value-type="float">
            <text:p>0.389992307692308</text:p>
          </table:table-cell>
          <table:table-cell table:number-columns-repeated="99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7" calcext:value-type="float">
            <text:p>57</text:p>
          </table:table-cell>
          <table:table-cell office:value-type="float" office:value="547" calcext:value-type="float">
            <text:p>547</text:p>
          </table:table-cell>
          <table:table-cell office:value-type="float" office:value="2204" calcext:value-type="float">
            <text:p>2204</text:p>
          </table:table-cell>
          <table:table-cell office:value-type="float" office:value="2011" calcext:value-type="float">
            <text:p>2011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2491" calcext:value-type="float">
            <text:p>2491</text:p>
          </table:table-cell>
          <table:table-cell office:value-type="float" office:value="322" calcext:value-type="float">
            <text:p>322</text:p>
          </table:table-cell>
          <table:table-cell office:value-type="float" office:value="11" calcext:value-type="float">
            <text:p>11</text:p>
          </table:table-cell>
          <table:table-cell table:formula="of:=[.K11]+[.J12]" office:value-type="float" office:value="193" calcext:value-type="float">
            <text:p>193</text:p>
          </table:table-cell>
          <table:table-cell table:formula="of:=[.K12]/SUM([.$J$2:.$J$189])" office:value-type="float" office:value="0.451990632318501" calcext:value-type="float">
            <text:p>0.451990632318501</text:p>
          </table:table-cell>
          <table:table-cell office:value-type="float" office:value="178" calcext:value-type="float">
            <text:p>178</text:p>
          </table:table-cell>
          <table:table-cell table:formula="of:=(188-[.M12])/187" office:value-type="float" office:value="0.053475935828877" calcext:value-type="float">
            <text:p>0.053475935828877</text:p>
          </table:table-cell>
          <table:table-cell table:formula="of:=-0.0516*[.B12]+0.0341*[.C12]-0.0027*[.D12]-0.0372*[.F12]+0.2119*[.G12]+0.0018*[.H12]+0.005*[.I12]-0.3091" office:value-type="float" office:value="14.1271" calcext:value-type="float">
            <text:p>14.1271</text:p>
          </table:table-cell>
          <table:table-cell table:formula="of:=[.P11]+[.O12]" office:value-type="float" office:value="136.7584" calcext:value-type="float">
            <text:p>136.7584</text:p>
          </table:table-cell>
          <table:table-cell table:formula="of:=[.P12]/SUM([.$O$2:.$O$189])" office:value-type="float" office:value="0.31980155048041" calcext:value-type="float">
            <text:p>0.31980155048041</text:p>
          </table:table-cell>
          <table:table-cell office:value-type="float" office:value="184" calcext:value-type="float">
            <text:p>184</text:p>
          </table:table-cell>
          <table:table-cell table:formula="of:=[.M12]-[.R12]" office:value-type="float" office:value="-6" calcext:value-type="float">
            <text:p>-6</text:p>
          </table:table-cell>
          <table:table-cell table:formula="of:=ABS([.J12]-[.O12])" office:value-type="float" office:value="3.1271" calcext:value-type="float">
            <text:p>3.1271</text:p>
          </table:table-cell>
          <table:table-cell table:formula="of:=[.T12]/ABS([.J12]+1)" office:value-type="float" office:value="0.260591666666667" calcext:value-type="float">
            <text:p>0.260591666666667</text:p>
          </table:table-cell>
          <table:table-cell table:formula="of:=SUM([.$W$2:.W12])/SUM([.$W$2:.$W$189])" office:value-type="float" office:value="0.362798931459069" calcext:value-type="float">
            <text:p>0.362798931459069</text:p>
          </table:table-cell>
          <table:table-cell table:formula="of:=-0.0482*[.B12]+0.0336*[.C12]-0.0021*[.D12]-0.0337*[.F12]+0.2088*[.G12]+0.0019*[.H12]-0.3255" office:value-type="float" office:value="14.2438" calcext:value-type="float">
            <text:p>14.2438</text:p>
          </table:table-cell>
          <table:table-cell table:formula="of:=[.X11]-1" office:value-type="float" office:value="179" calcext:value-type="float">
            <text:p>179</text:p>
          </table:table-cell>
          <table:table-cell table:formula="of:=[.M12]-[.X12]" office:value-type="float" office:value="-1" calcext:value-type="float">
            <text:p>-1</text:p>
          </table:table-cell>
          <table:table-cell/>
          <table:table-cell table:formula="of:=[.R12]-[.X12]" office:value-type="float" office:value="184" calcext:value-type="float">
            <text:p>184</text:p>
          </table:table-cell>
          <table:table-cell table:formula="of:=ABS([.J12]-[.W12])" office:value-type="float" office:value="3.24380000000001" calcext:value-type="float">
            <text:p>3.24380000000001</text:p>
          </table:table-cell>
          <table:table-cell table:formula="of:=[.AB12]/ABS([.J12]+1)" office:value-type="float" office:value="0.270316666666667" calcext:value-type="float">
            <text:p>0.270316666666667</text:p>
          </table:table-cell>
          <table:table-cell table:number-columns-repeated="99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3" calcext:value-type="float">
            <text:p>73</text:p>
          </table:table-cell>
          <table:table-cell office:value-type="float" office:value="409" calcext:value-type="float">
            <text:p>409</text:p>
          </table:table-cell>
          <table:table-cell office:value-type="float" office:value="3325" calcext:value-type="float">
            <text:p>3325</text:p>
          </table:table-cell>
          <table:table-cell office:value-type="float" office:value="2754" calcext:value-type="float">
            <text:p>2754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3329" calcext:value-type="float">
            <text:p>3329</text:p>
          </table:table-cell>
          <table:table-cell office:value-type="float" office:value="671" calcext:value-type="float">
            <text:p>671</text:p>
          </table:table-cell>
          <table:table-cell office:value-type="float" office:value="10" calcext:value-type="float">
            <text:p>10</text:p>
          </table:table-cell>
          <table:table-cell table:formula="of:=[.K12]+[.J13]" office:value-type="float" office:value="203" calcext:value-type="float">
            <text:p>203</text:p>
          </table:table-cell>
          <table:table-cell table:formula="of:=[.K13]/SUM([.$J$2:.$J$189])" office:value-type="float" office:value="0.475409836065574" calcext:value-type="float">
            <text:p>0.475409836065574</text:p>
          </table:table-cell>
          <table:table-cell office:value-type="float" office:value="177" calcext:value-type="float">
            <text:p>177</text:p>
          </table:table-cell>
          <table:table-cell table:formula="of:=(188-[.M13])/187" office:value-type="float" office:value="0.0588235294117647" calcext:value-type="float">
            <text:p>0.058823529411765</text:p>
          </table:table-cell>
          <table:table-cell table:formula="of:=-0.0516*[.B13]+0.0341*[.C13]-0.0027*[.D13]-0.0372*[.F13]+0.2119*[.G13]+0.0018*[.H13]+0.005*[.I13]-0.3091" office:value-type="float" office:value="11.8135" calcext:value-type="float">
            <text:p>11.8135</text:p>
          </table:table-cell>
          <table:table-cell table:formula="of:=[.P12]+[.O13]" office:value-type="float" office:value="148.5719" calcext:value-type="float">
            <text:p>148.5719</text:p>
          </table:table-cell>
          <table:table-cell table:formula="of:=[.P13]/SUM([.$O$2:.$O$189])" office:value-type="float" office:value="0.347426731943489" calcext:value-type="float">
            <text:p>0.347426731943489</text:p>
          </table:table-cell>
          <table:table-cell office:value-type="float" office:value="180" calcext:value-type="float">
            <text:p>180</text:p>
          </table:table-cell>
          <table:table-cell table:formula="of:=[.M13]-[.R13]" office:value-type="float" office:value="-3" calcext:value-type="float">
            <text:p>-3</text:p>
          </table:table-cell>
          <table:table-cell table:formula="of:=ABS([.J13]-[.O13])" office:value-type="float" office:value="1.8135" calcext:value-type="float">
            <text:p>1.8135</text:p>
          </table:table-cell>
          <table:table-cell table:formula="of:=[.T13]/ABS([.J13]+1)" office:value-type="float" office:value="0.164863636363636" calcext:value-type="float">
            <text:p>0.164863636363636</text:p>
          </table:table-cell>
          <table:table-cell table:formula="of:=SUM([.$W$2:.W13])/SUM([.$W$2:.$W$189])" office:value-type="float" office:value="0.389091242732626" calcext:value-type="float">
            <text:p>0.389091242732626</text:p>
          </table:table-cell>
          <table:table-cell table:formula="of:=-0.0482*[.B13]+0.0336*[.C13]-0.0021*[.D13]-0.0337*[.F13]+0.2088*[.G13]+0.0019*[.H13]-0.3255" office:value-type="float" office:value="11.2045" calcext:value-type="float">
            <text:p>11.2045</text:p>
          </table:table-cell>
          <table:table-cell table:formula="of:=[.X12]-1" office:value-type="float" office:value="178" calcext:value-type="float">
            <text:p>178</text:p>
          </table:table-cell>
          <table:table-cell table:formula="of:=[.M13]-[.X13]" office:value-type="float" office:value="-1" calcext:value-type="float">
            <text:p>-1</text:p>
          </table:table-cell>
          <table:table-cell/>
          <table:table-cell table:formula="of:=[.R13]-[.X13]" office:value-type="float" office:value="180" calcext:value-type="float">
            <text:p>180</text:p>
          </table:table-cell>
          <table:table-cell table:formula="of:=ABS([.J13]-[.W13])" office:value-type="float" office:value="1.2045" calcext:value-type="float">
            <text:p>1.2045</text:p>
          </table:table-cell>
          <table:table-cell table:formula="of:=[.AB13]/ABS([.J13]+1)" office:value-type="float" office:value="0.1095" calcext:value-type="float">
            <text:p>0.1095</text:p>
          </table:table-cell>
          <table:table-cell table:number-columns-repeated="99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22" calcext:value-type="float">
            <text:p>122</text:p>
          </table:table-cell>
          <table:table-cell office:value-type="float" office:value="410" calcext:value-type="float">
            <text:p>410</text:p>
          </table:table-cell>
          <table:table-cell office:value-type="float" office:value="315" calcext:value-type="float">
            <text:p>3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table:formula="of:=[.K13]+[.J14]" office:value-type="float" office:value="213" calcext:value-type="float">
            <text:p>213</text:p>
          </table:table-cell>
          <table:table-cell table:formula="of:=[.K14]/SUM([.$J$2:.$J$189])" office:value-type="float" office:value="0.498829039812646" calcext:value-type="float">
            <text:p>0.498829039812646</text:p>
          </table:table-cell>
          <table:table-cell office:value-type="float" office:value="176" calcext:value-type="float">
            <text:p>176</text:p>
          </table:table-cell>
          <table:table-cell table:formula="of:=(188-[.M14])/187" office:value-type="float" office:value="0.0641711229946524" calcext:value-type="float">
            <text:p>0.064171122994653</text:p>
          </table:table-cell>
          <table:table-cell table:formula="of:=-0.0516*[.B14]+0.0341*[.C14]-0.0027*[.D14]-0.0372*[.F14]+0.2119*[.G14]+0.0018*[.H14]+0.005*[.I14]-0.3091" office:value-type="float" office:value="2.4009" calcext:value-type="float">
            <text:p>2.4009</text:p>
          </table:table-cell>
          <table:table-cell table:formula="of:=[.P13]+[.O14]" office:value-type="float" office:value="150.9728" calcext:value-type="float">
            <text:p>150.9728</text:p>
          </table:table-cell>
          <table:table-cell table:formula="of:=[.P14]/SUM([.$O$2:.$O$189])" office:value-type="float" office:value="0.353041096710468" calcext:value-type="float">
            <text:p>0.353041096710468</text:p>
          </table:table-cell>
          <table:table-cell office:value-type="float" office:value="142" calcext:value-type="float">
            <text:p>142</text:p>
          </table:table-cell>
          <table:table-cell table:formula="of:=[.M14]-[.R14]" office:value-type="float" office:value="34" calcext:value-type="float">
            <text:p>34</text:p>
          </table:table-cell>
          <table:table-cell table:formula="of:=ABS([.J14]-[.O14])" office:value-type="float" office:value="7.5991" calcext:value-type="float">
            <text:p>7.5991</text:p>
          </table:table-cell>
          <table:table-cell table:formula="of:=[.T14]/ABS([.J14]+1)" office:value-type="float" office:value="0.690827272727273" calcext:value-type="float">
            <text:p>0.690827272727273</text:p>
          </table:table-cell>
          <table:table-cell table:formula="of:=SUM([.$W$2:.W14])/SUM([.$W$2:.$W$189])" office:value-type="float" office:value="0.394925556938476" calcext:value-type="float">
            <text:p>0.394925556938476</text:p>
          </table:table-cell>
          <table:table-cell table:formula="of:=-0.0482*[.B14]+0.0336*[.C14]-0.0021*[.D14]-0.0337*[.F14]+0.2088*[.G14]+0.0019*[.H14]-0.3255" office:value-type="float" office:value="2.4863" calcext:value-type="float">
            <text:p>2.4863</text:p>
          </table:table-cell>
          <table:table-cell table:formula="of:=[.X13]-1" office:value-type="float" office:value="177" calcext:value-type="float">
            <text:p>177</text:p>
          </table:table-cell>
          <table:table-cell table:formula="of:=[.M14]-[.X14]" office:value-type="float" office:value="-1" calcext:value-type="float">
            <text:p>-1</text:p>
          </table:table-cell>
          <table:table-cell/>
          <table:table-cell table:formula="of:=[.R14]-[.X14]" office:value-type="float" office:value="142" calcext:value-type="float">
            <text:p>142</text:p>
          </table:table-cell>
          <table:table-cell table:formula="of:=ABS([.J14]-[.W14])" office:value-type="float" office:value="7.5137" calcext:value-type="float">
            <text:p>7.5137</text:p>
          </table:table-cell>
          <table:table-cell table:formula="of:=[.AB14]/ABS([.J14]+1)" office:value-type="float" office:value="0.683063636363636" calcext:value-type="float">
            <text:p>0.683063636363636</text:p>
          </table:table-cell>
          <table:table-cell table:number-columns-repeated="99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3" calcext:value-type="float">
            <text:p>43</text:p>
          </table:table-cell>
          <table:table-cell office:value-type="float" office:value="308" calcext:value-type="float">
            <text:p>308</text:p>
          </table:table-cell>
          <table:table-cell office:value-type="float" office:value="2237" calcext:value-type="float">
            <text:p>2237</text:p>
          </table:table-cell>
          <table:table-cell office:value-type="float" office:value="1797" calcext:value-type="float">
            <text:p>1797</text:p>
          </table:table-cell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office:value-type="float" office:value="2909" calcext:value-type="float">
            <text:p>2909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formula="of:=[.K14]+[.J15]" office:value-type="float" office:value="223" calcext:value-type="float">
            <text:p>223</text:p>
          </table:table-cell>
          <table:table-cell table:formula="of:=[.K15]/SUM([.$J$2:.$J$189])" office:value-type="float" office:value="0.522248243559719" calcext:value-type="float">
            <text:p>0.522248243559719</text:p>
          </table:table-cell>
          <table:table-cell office:value-type="float" office:value="175" calcext:value-type="float">
            <text:p>175</text:p>
          </table:table-cell>
          <table:table-cell table:formula="of:=(188-[.M15])/187" office:value-type="float" office:value="0.0695187165775401" calcext:value-type="float">
            <text:p>0.06951871657754</text:p>
          </table:table-cell>
          <table:table-cell table:formula="of:=-0.0516*[.B15]+0.0341*[.C15]-0.0027*[.D15]-0.0372*[.F15]+0.2119*[.G15]+0.0018*[.H15]+0.005*[.I15]-0.3091" office:value-type="float" office:value="8.7199" calcext:value-type="float">
            <text:p>8.7199</text:p>
          </table:table-cell>
          <table:table-cell table:formula="of:=[.P14]+[.O15]" office:value-type="float" office:value="159.6927" calcext:value-type="float">
            <text:p>159.6927</text:p>
          </table:table-cell>
          <table:table-cell table:formula="of:=[.P15]/SUM([.$O$2:.$O$189])" office:value-type="float" office:value="0.37343207481517" calcext:value-type="float">
            <text:p>0.37343207481517</text:p>
          </table:table-cell>
          <table:table-cell office:value-type="float" office:value="174" calcext:value-type="float">
            <text:p>174</text:p>
          </table:table-cell>
          <table:table-cell table:formula="of:=[.M15]-[.R15]" office:value-type="float" office:value="1" calcext:value-type="float">
            <text:p>1</text:p>
          </table:table-cell>
          <table:table-cell table:formula="of:=ABS([.J15]-[.O15])" office:value-type="float" office:value="1.2801" calcext:value-type="float">
            <text:p>1.2801</text:p>
          </table:table-cell>
          <table:table-cell table:formula="of:=[.T15]/ABS([.J15]+1)" office:value-type="float" office:value="0.116372727272727" calcext:value-type="float">
            <text:p>0.116372727272727</text:p>
          </table:table-cell>
          <table:table-cell table:formula="of:=SUM([.$W$2:.W15])/SUM([.$W$2:.$W$189])" office:value-type="float" office:value="0.414258601172542" calcext:value-type="float">
            <text:p>0.414258601172542</text:p>
          </table:table-cell>
          <table:table-cell table:formula="of:=-0.0482*[.B15]+0.0336*[.C15]-0.0021*[.D15]-0.0337*[.F15]+0.2088*[.G15]+0.0019*[.H15]-0.3255" office:value-type="float" office:value="8.2388" calcext:value-type="float">
            <text:p>8.2388</text:p>
          </table:table-cell>
          <table:table-cell table:formula="of:=[.X14]-1" office:value-type="float" office:value="176" calcext:value-type="float">
            <text:p>176</text:p>
          </table:table-cell>
          <table:table-cell table:formula="of:=[.M15]-[.X15]" office:value-type="float" office:value="-1" calcext:value-type="float">
            <text:p>-1</text:p>
          </table:table-cell>
          <table:table-cell/>
          <table:table-cell table:formula="of:=[.R15]-[.X15]" office:value-type="float" office:value="174" calcext:value-type="float">
            <text:p>174</text:p>
          </table:table-cell>
          <table:table-cell table:formula="of:=ABS([.J15]-[.W15])" office:value-type="float" office:value="1.7612" calcext:value-type="float">
            <text:p>1.7612</text:p>
          </table:table-cell>
          <table:table-cell table:formula="of:=[.AB15]/ABS([.J15]+1)" office:value-type="float" office:value="0.160109090909091" calcext:value-type="float">
            <text:p>0.160109090909091</text:p>
          </table:table-cell>
          <table:table-cell table:number-columns-repeated="99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871" calcext:value-type="float">
            <text:p>871</text:p>
          </table:table-cell>
          <table:table-cell office:value-type="float" office:value="704" calcext:value-type="float">
            <text:p>70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374" calcext:value-type="float">
            <text:p>1374</text:p>
          </table:table-cell>
          <table:table-cell office:value-type="float" office:value="148" calcext:value-type="float">
            <text:p>148</text:p>
          </table:table-cell>
          <table:table-cell office:value-type="float" office:value="9" calcext:value-type="float">
            <text:p>9</text:p>
          </table:table-cell>
          <table:table-cell table:formula="of:=[.K15]+[.J16]" office:value-type="float" office:value="232" calcext:value-type="float">
            <text:p>232</text:p>
          </table:table-cell>
          <table:table-cell table:formula="of:=[.K16]/SUM([.$J$2:.$J$189])" office:value-type="float" office:value="0.543325526932084" calcext:value-type="float">
            <text:p>0.543325526932084</text:p>
          </table:table-cell>
          <table:table-cell office:value-type="float" office:value="174" calcext:value-type="float">
            <text:p>174</text:p>
          </table:table-cell>
          <table:table-cell table:formula="of:=(188-[.M16])/187" office:value-type="float" office:value="0.0748663101604278" calcext:value-type="float">
            <text:p>0.074866310160428</text:p>
          </table:table-cell>
          <table:table-cell table:formula="of:=-0.0516*[.B16]+0.0341*[.C16]-0.0027*[.D16]-0.0372*[.F16]+0.2119*[.G16]+0.0018*[.H16]+0.005*[.I16]-0.3091" office:value-type="float" office:value="5.4774" calcext:value-type="float">
            <text:p>5.4774</text:p>
          </table:table-cell>
          <table:table-cell table:formula="of:=[.P15]+[.O16]" office:value-type="float" office:value="165.1701" calcext:value-type="float">
            <text:p>165.1701</text:p>
          </table:table-cell>
          <table:table-cell table:formula="of:=[.P16]/SUM([.$O$2:.$O$189])" office:value-type="float" office:value="0.386240655586818" calcext:value-type="float">
            <text:p>0.386240655586818</text:p>
          </table:table-cell>
          <table:table-cell office:value-type="float" office:value="167" calcext:value-type="float">
            <text:p>167</text:p>
          </table:table-cell>
          <table:table-cell table:formula="of:=[.M16]-[.R16]" office:value-type="float" office:value="7" calcext:value-type="float">
            <text:p>7</text:p>
          </table:table-cell>
          <table:table-cell table:formula="of:=ABS([.J16]-[.O16])" office:value-type="float" office:value="3.5226" calcext:value-type="float">
            <text:p>3.5226</text:p>
          </table:table-cell>
          <table:table-cell table:formula="of:=[.T16]/ABS([.J16]+1)" office:value-type="float" office:value="0.35226" calcext:value-type="float">
            <text:p>0.35226</text:p>
          </table:table-cell>
          <table:table-cell table:formula="of:=SUM([.$W$2:.W16])/SUM([.$W$2:.$W$189])" office:value-type="float" office:value="0.426982254185838" calcext:value-type="float">
            <text:p>0.426982254185838</text:p>
          </table:table-cell>
          <table:table-cell table:formula="of:=-0.0482*[.B16]+0.0336*[.C16]-0.0021*[.D16]-0.0337*[.F16]+0.2088*[.G16]+0.0019*[.H16]-0.3255" office:value-type="float" office:value="5.4222" calcext:value-type="float">
            <text:p>5.4222</text:p>
          </table:table-cell>
          <table:table-cell table:formula="of:=[.X15]-1" office:value-type="float" office:value="175" calcext:value-type="float">
            <text:p>175</text:p>
          </table:table-cell>
          <table:table-cell table:formula="of:=[.M16]-[.X16]" office:value-type="float" office:value="-1" calcext:value-type="float">
            <text:p>-1</text:p>
          </table:table-cell>
          <table:table-cell/>
          <table:table-cell table:formula="of:=[.R16]-[.X16]" office:value-type="float" office:value="167" calcext:value-type="float">
            <text:p>167</text:p>
          </table:table-cell>
          <table:table-cell table:formula="of:=ABS([.J16]-[.W16])" office:value-type="float" office:value="3.5778" calcext:value-type="float">
            <text:p>3.5778</text:p>
          </table:table-cell>
          <table:table-cell table:formula="of:=[.AB16]/ABS([.J16]+1)" office:value-type="float" office:value="0.35778" calcext:value-type="float">
            <text:p>0.35778</text:p>
          </table:table-cell>
          <table:table-cell table:number-columns-repeated="99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6" calcext:value-type="float">
            <text:p>56</text:p>
          </table:table-cell>
          <table:table-cell office:value-type="float" office:value="781" calcext:value-type="float">
            <text:p>781</text:p>
          </table:table-cell>
          <table:table-cell office:value-type="float" office:value="5231" calcext:value-type="float">
            <text:p>5231</text:p>
          </table:table-cell>
          <table:table-cell office:value-type="float" office:value="4706" calcext:value-type="float">
            <text:p>4706</text:p>
          </table:table-cell>
          <table:table-cell office:value-type="float" office:value="343" calcext:value-type="float">
            <text:p>343</text:p>
          </table:table-cell>
          <table:table-cell office:value-type="float" office:value="10" calcext:value-type="float">
            <text:p>10</text:p>
          </table:table-cell>
          <table:table-cell office:value-type="float" office:value="6028" calcext:value-type="float">
            <text:p>6028</text:p>
          </table:table-cell>
          <table:table-cell office:value-type="float" office:value="957" calcext:value-type="float">
            <text:p>957</text:p>
          </table:table-cell>
          <table:table-cell office:value-type="float" office:value="8" calcext:value-type="float">
            <text:p>8</text:p>
          </table:table-cell>
          <table:table-cell table:formula="of:=[.K16]+[.J17]" office:value-type="float" office:value="240" calcext:value-type="float">
            <text:p>240</text:p>
          </table:table-cell>
          <table:table-cell table:formula="of:=[.K17]/SUM([.$J$2:.$J$189])" office:value-type="float" office:value="0.562060889929742" calcext:value-type="float">
            <text:p>0.562060889929742</text:p>
          </table:table-cell>
          <table:table-cell office:value-type="float" office:value="173" calcext:value-type="float">
            <text:p>173</text:p>
          </table:table-cell>
          <table:table-cell table:formula="of:=(188-[.M17])/187" office:value-type="float" office:value="0.0802139037433155" calcext:value-type="float">
            <text:p>0.080213903743316</text:p>
          </table:table-cell>
          <table:table-cell table:formula="of:=-0.0516*[.B17]+0.0341*[.C17]-0.0027*[.D17]-0.0372*[.F17]+0.2119*[.G17]+0.0018*[.H17]+0.005*[.I17]-0.3091" office:value-type="float" office:value="14.3045" calcext:value-type="float">
            <text:p>14.3045</text:p>
          </table:table-cell>
          <table:table-cell table:formula="of:=[.P16]+[.O17]" office:value-type="float" office:value="179.4746" calcext:value-type="float">
            <text:p>179.4746</text:p>
          </table:table-cell>
          <table:table-cell table:formula="of:=[.P17]/SUM([.$O$2:.$O$189])" office:value-type="float" office:value="0.419690895417403" calcext:value-type="float">
            <text:p>0.419690895417403</text:p>
          </table:table-cell>
          <table:table-cell office:value-type="float" office:value="185" calcext:value-type="float">
            <text:p>185</text:p>
          </table:table-cell>
          <table:table-cell table:formula="of:=[.M17]-[.R17]" office:value-type="float" office:value="-12" calcext:value-type="float">
            <text:p>-12</text:p>
          </table:table-cell>
          <table:table-cell table:formula="of:=ABS([.J17]-[.O17])" office:value-type="float" office:value="6.30449999999999" calcext:value-type="float">
            <text:p>6.30449999999999</text:p>
          </table:table-cell>
          <table:table-cell table:formula="of:=[.T17]/ABS([.J17]+1)" office:value-type="float" office:value="0.700499999999999" calcext:value-type="float">
            <text:p>0.700499999999999</text:p>
          </table:table-cell>
          <table:table-cell table:formula="of:=SUM([.$W$2:.W17])/SUM([.$W$2:.$W$189])" office:value-type="float" office:value="0.460336378261988" calcext:value-type="float">
            <text:p>0.460336378261988</text:p>
          </table:table-cell>
          <table:table-cell table:formula="of:=-0.0482*[.B17]+0.0336*[.C17]-0.0021*[.D17]-0.0337*[.F17]+0.2088*[.G17]+0.0019*[.H17]-0.3255" office:value-type="float" office:value="14.2139" calcext:value-type="float">
            <text:p>14.2139</text:p>
          </table:table-cell>
          <table:table-cell table:formula="of:=[.X16]-1" office:value-type="float" office:value="174" calcext:value-type="float">
            <text:p>174</text:p>
          </table:table-cell>
          <table:table-cell table:formula="of:=[.M17]-[.X17]" office:value-type="float" office:value="-1" calcext:value-type="float">
            <text:p>-1</text:p>
          </table:table-cell>
          <table:table-cell/>
          <table:table-cell table:formula="of:=[.R17]-[.X17]" office:value-type="float" office:value="185" calcext:value-type="float">
            <text:p>185</text:p>
          </table:table-cell>
          <table:table-cell table:formula="of:=ABS([.J17]-[.W17])" office:value-type="float" office:value="6.2139" calcext:value-type="float">
            <text:p>6.2139</text:p>
          </table:table-cell>
          <table:table-cell table:formula="of:=[.AB17]/ABS([.J17]+1)" office:value-type="float" office:value="0.690433333333334" calcext:value-type="float">
            <text:p>0.690433333333334</text:p>
          </table:table-cell>
          <table:table-cell table:number-columns-repeated="99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2" calcext:value-type="float">
            <text:p>62</text:p>
          </table:table-cell>
          <table:table-cell office:value-type="float" office:value="386" calcext:value-type="float">
            <text:p>386</text:p>
          </table:table-cell>
          <table:table-cell office:value-type="float" office:value="5801" calcext:value-type="float">
            <text:p>5801</text:p>
          </table:table-cell>
          <table:table-cell office:value-type="float" office:value="5029" calcext:value-type="float">
            <text:p>5029</text:p>
          </table:table-cell>
          <table:table-cell office:value-type="float" office:value="221" calcext:value-type="float">
            <text:p>221</text:p>
          </table:table-cell>
          <table:table-cell office:value-type="float" office:value="42" calcext:value-type="float">
            <text:p>42</text:p>
          </table:table-cell>
          <table:table-cell office:value-type="float" office:value="6795" calcext:value-type="float">
            <text:p>6795</text:p>
          </table:table-cell>
          <table:table-cell office:value-type="float" office:value="866" calcext:value-type="float">
            <text:p>866</text:p>
          </table:table-cell>
          <table:table-cell office:value-type="float" office:value="8" calcext:value-type="float">
            <text:p>8</text:p>
          </table:table-cell>
          <table:table-cell table:formula="of:=[.K17]+[.J18]" office:value-type="float" office:value="248" calcext:value-type="float">
            <text:p>248</text:p>
          </table:table-cell>
          <table:table-cell table:formula="of:=[.K18]/SUM([.$J$2:.$J$189])" office:value-type="float" office:value="0.5807962529274" calcext:value-type="float">
            <text:p>0.5807962529274</text:p>
          </table:table-cell>
          <table:table-cell office:value-type="float" office:value="172" calcext:value-type="float">
            <text:p>172</text:p>
          </table:table-cell>
          <table:table-cell table:formula="of:=(188-[.M18])/187" office:value-type="float" office:value="0.0855614973262032" calcext:value-type="float">
            <text:p>0.085561497326203</text:p>
          </table:table-cell>
          <table:table-cell table:formula="of:=-0.0516*[.B18]+0.0341*[.C18]-0.0027*[.D18]-0.0372*[.F18]+0.2119*[.G18]+0.0018*[.H18]+0.005*[.I18]-0.3091" office:value-type="float" office:value="11.2312" calcext:value-type="float">
            <text:p>11.2312</text:p>
          </table:table-cell>
          <table:table-cell table:formula="of:=[.P17]+[.O18]" office:value-type="float" office:value="190.7058" calcext:value-type="float">
            <text:p>190.7058</text:p>
          </table:table-cell>
          <table:table-cell table:formula="of:=[.P18]/SUM([.$O$2:.$O$189])" office:value-type="float" office:value="0.445954402256877" calcext:value-type="float">
            <text:p>0.445954402256877</text:p>
          </table:table-cell>
          <table:table-cell office:value-type="float" office:value="178" calcext:value-type="float">
            <text:p>178</text:p>
          </table:table-cell>
          <table:table-cell table:formula="of:=[.M18]-[.R18]" office:value-type="float" office:value="-6" calcext:value-type="float">
            <text:p>-6</text:p>
          </table:table-cell>
          <table:table-cell table:formula="of:=ABS([.J18]-[.O18])" office:value-type="float" office:value="3.2312" calcext:value-type="float">
            <text:p>3.2312</text:p>
          </table:table-cell>
          <table:table-cell table:formula="of:=[.T18]/ABS([.J18]+1)" office:value-type="float" office:value="0.359022222222222" calcext:value-type="float">
            <text:p>0.359022222222222</text:p>
          </table:table-cell>
          <table:table-cell table:formula="of:=SUM([.$W$2:.W18])/SUM([.$W$2:.$W$189])" office:value-type="float" office:value="0.487805501896979" calcext:value-type="float">
            <text:p>0.487805501896979</text:p>
          </table:table-cell>
          <table:table-cell table:formula="of:=-0.0482*[.B18]+0.0336*[.C18]-0.0021*[.D18]-0.0337*[.F18]+0.2088*[.G18]+0.0019*[.H18]-0.3255" office:value-type="float" office:value="11.706" calcext:value-type="float">
            <text:p>11.706</text:p>
          </table:table-cell>
          <table:table-cell table:formula="of:=[.X17]-1" office:value-type="float" office:value="173" calcext:value-type="float">
            <text:p>173</text:p>
          </table:table-cell>
          <table:table-cell table:formula="of:=[.M18]-[.X18]" office:value-type="float" office:value="-1" calcext:value-type="float">
            <text:p>-1</text:p>
          </table:table-cell>
          <table:table-cell/>
          <table:table-cell table:formula="of:=[.R18]-[.X18]" office:value-type="float" office:value="178" calcext:value-type="float">
            <text:p>178</text:p>
          </table:table-cell>
          <table:table-cell table:formula="of:=ABS([.J18]-[.W18])" office:value-type="float" office:value="3.706" calcext:value-type="float">
            <text:p>3.706</text:p>
          </table:table-cell>
          <table:table-cell table:formula="of:=[.AB18]/ABS([.J18]+1)" office:value-type="float" office:value="0.411777777777778" calcext:value-type="float">
            <text:p>0.411777777777778</text:p>
          </table:table-cell>
          <table:table-cell table:number-columns-repeated="99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6" calcext:value-type="float">
            <text:p>46</text:p>
          </table:table-cell>
          <table:table-cell office:value-type="float" office:value="351" calcext:value-type="float">
            <text:p>351</text:p>
          </table:table-cell>
          <table:table-cell office:value-type="float" office:value="1472" calcext:value-type="float">
            <text:p>1472</text:p>
          </table:table-cell>
          <table:table-cell office:value-type="float" office:value="1365" calcext:value-type="float">
            <text:p>1365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1571" calcext:value-type="float">
            <text:p>1571</text:p>
          </table:table-cell>
          <table:table-cell office:value-type="float" office:value="233" calcext:value-type="float">
            <text:p>233</text:p>
          </table:table-cell>
          <table:table-cell office:value-type="float" office:value="8" calcext:value-type="float">
            <text:p>8</text:p>
          </table:table-cell>
          <table:table-cell table:formula="of:=[.K18]+[.J19]" office:value-type="float" office:value="256" calcext:value-type="float">
            <text:p>256</text:p>
          </table:table-cell>
          <table:table-cell table:formula="of:=[.K19]/SUM([.$J$2:.$J$189])" office:value-type="float" office:value="0.599531615925059" calcext:value-type="float">
            <text:p>0.599531615925059</text:p>
          </table:table-cell>
          <table:table-cell office:value-type="float" office:value="171" calcext:value-type="float">
            <text:p>171</text:p>
          </table:table-cell>
          <table:table-cell table:formula="of:=(188-[.M19])/187" office:value-type="float" office:value="0.0909090909090909" calcext:value-type="float">
            <text:p>0.090909090909091</text:p>
          </table:table-cell>
          <table:table-cell table:formula="of:=-0.0516*[.B19]+0.0341*[.C19]-0.0027*[.D19]-0.0372*[.F19]+0.2119*[.G19]+0.0018*[.H19]+0.005*[.I19]-0.3091" office:value-type="float" office:value="7.7829" calcext:value-type="float">
            <text:p>7.7829</text:p>
          </table:table-cell>
          <table:table-cell table:formula="of:=[.P18]+[.O19]" office:value-type="float" office:value="198.4887" calcext:value-type="float">
            <text:p>198.4887</text:p>
          </table:table-cell>
          <table:table-cell table:formula="of:=[.P19]/SUM([.$O$2:.$O$189])" office:value-type="float" office:value="0.46415426045377" calcext:value-type="float">
            <text:p>0.46415426045377</text:p>
          </table:table-cell>
          <table:table-cell office:value-type="float" office:value="171" calcext:value-type="float">
            <text:p>171</text:p>
          </table:table-cell>
          <table:table-cell table:formula="of:=[.M19]-[.R19]" office:value-type="float" office:value="0" calcext:value-type="float">
            <text:p>0</text:p>
          </table:table-cell>
          <table:table-cell table:formula="of:=ABS([.J19]-[.O19])" office:value-type="float" office:value="0.217100000000001" calcext:value-type="float">
            <text:p>0.217100000000001</text:p>
          </table:table-cell>
          <table:table-cell table:formula="of:=[.T19]/ABS([.J19]+1)" office:value-type="float" office:value="0.0241222222222224" calcext:value-type="float">
            <text:p>0.024122222222222</text:p>
          </table:table-cell>
          <table:table-cell table:formula="of:=SUM([.$W$2:.W19])/SUM([.$W$2:.$W$189])" office:value-type="float" office:value="0.506147348640576" calcext:value-type="float">
            <text:p>0.506147348640576</text:p>
          </table:table-cell>
          <table:table-cell table:formula="of:=-0.0482*[.B19]+0.0336*[.C19]-0.0021*[.D19]-0.0337*[.F19]+0.2088*[.G19]+0.0019*[.H19]-0.3255" office:value-type="float" office:value="7.8164" calcext:value-type="float">
            <text:p>7.8164</text:p>
          </table:table-cell>
          <table:table-cell table:formula="of:=[.X18]-1" office:value-type="float" office:value="172" calcext:value-type="float">
            <text:p>172</text:p>
          </table:table-cell>
          <table:table-cell table:formula="of:=[.M19]-[.X19]" office:value-type="float" office:value="-1" calcext:value-type="float">
            <text:p>-1</text:p>
          </table:table-cell>
          <table:table-cell/>
          <table:table-cell table:formula="of:=[.R19]-[.X19]" office:value-type="float" office:value="171" calcext:value-type="float">
            <text:p>171</text:p>
          </table:table-cell>
          <table:table-cell table:formula="of:=ABS([.J19]-[.W19])" office:value-type="float" office:value="0.183599999999998" calcext:value-type="float">
            <text:p>0.183599999999998</text:p>
          </table:table-cell>
          <table:table-cell table:formula="of:=[.AB19]/ABS([.J19]+1)" office:value-type="float" office:value="0.0203999999999998" calcext:value-type="float">
            <text:p>0.0204</text:p>
          </table:table-cell>
          <table:table-cell table:number-columns-repeated="99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4" calcext:value-type="float">
            <text:p>24</text:p>
          </table:table-cell>
          <table:table-cell office:value-type="float" office:value="420" calcext:value-type="float">
            <text:p>420</text:p>
          </table:table-cell>
          <table:table-cell office:value-type="float" office:value="3614" calcext:value-type="float">
            <text:p>3614</text:p>
          </table:table-cell>
          <table:table-cell office:value-type="float" office:value="3243" calcext:value-type="float">
            <text:p>324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48" calcext:value-type="float">
            <text:p>2348</text:p>
          </table:table-cell>
          <table:table-cell office:value-type="float" office:value="546" calcext:value-type="float">
            <text:p>546</text:p>
          </table:table-cell>
          <table:table-cell office:value-type="float" office:value="7" calcext:value-type="float">
            <text:p>7</text:p>
          </table:table-cell>
          <table:table-cell table:formula="of:=[.K19]+[.J20]" office:value-type="float" office:value="263" calcext:value-type="float">
            <text:p>263</text:p>
          </table:table-cell>
          <table:table-cell table:formula="of:=[.K20]/SUM([.$J$2:.$J$189])" office:value-type="float" office:value="0.615925058548009" calcext:value-type="float">
            <text:p>0.615925058548009</text:p>
          </table:table-cell>
          <table:table-cell office:value-type="float" office:value="170" calcext:value-type="float">
            <text:p>170</text:p>
          </table:table-cell>
          <table:table-cell table:formula="of:=(188-[.M20])/187" office:value-type="float" office:value="0.0962566844919786" calcext:value-type="float">
            <text:p>0.096256684491979</text:p>
          </table:table-cell>
          <table:table-cell table:formula="of:=-0.0516*[.B20]+0.0341*[.C20]-0.0027*[.D20]-0.0372*[.F20]+0.2119*[.G20]+0.0018*[.H20]+0.005*[.I20]-0.3091" office:value-type="float" office:value="9.7127" calcext:value-type="float">
            <text:p>9.7127</text:p>
          </table:table-cell>
          <table:table-cell table:formula="of:=[.P19]+[.O20]" office:value-type="float" office:value="208.2014" calcext:value-type="float">
            <text:p>208.2014</text:p>
          </table:table-cell>
          <table:table-cell table:formula="of:=[.P20]/SUM([.$O$2:.$O$189])" office:value-type="float" office:value="0.486866843515221" calcext:value-type="float">
            <text:p>0.486866843515221</text:p>
          </table:table-cell>
          <table:table-cell office:value-type="float" office:value="176" calcext:value-type="float">
            <text:p>176</text:p>
          </table:table-cell>
          <table:table-cell table:formula="of:=[.M20]-[.R20]" office:value-type="float" office:value="-6" calcext:value-type="float">
            <text:p>-6</text:p>
          </table:table-cell>
          <table:table-cell table:formula="of:=ABS([.J20]-[.O20])" office:value-type="float" office:value="2.7127" calcext:value-type="float">
            <text:p>2.7127</text:p>
          </table:table-cell>
          <table:table-cell table:formula="of:=[.T20]/ABS([.J20]+1)" office:value-type="float" office:value="0.3390875" calcext:value-type="float">
            <text:p>0.3390875</text:p>
          </table:table-cell>
          <table:table-cell table:formula="of:=SUM([.$W$2:.W20])/SUM([.$W$2:.$W$189])" office:value-type="float" office:value="0.527889866319747" calcext:value-type="float">
            <text:p>0.527889866319747</text:p>
          </table:table-cell>
          <table:table-cell table:formula="of:=-0.0482*[.B20]+0.0336*[.C20]-0.0021*[.D20]-0.0337*[.F20]+0.2088*[.G20]+0.0019*[.H20]-0.3255" office:value-type="float" office:value="9.2656" calcext:value-type="float">
            <text:p>9.2656</text:p>
          </table:table-cell>
          <table:table-cell table:formula="of:=[.X19]-1" office:value-type="float" office:value="171" calcext:value-type="float">
            <text:p>171</text:p>
          </table:table-cell>
          <table:table-cell table:formula="of:=[.M20]-[.X20]" office:value-type="float" office:value="-1" calcext:value-type="float">
            <text:p>-1</text:p>
          </table:table-cell>
          <table:table-cell/>
          <table:table-cell table:formula="of:=[.R20]-[.X20]" office:value-type="float" office:value="176" calcext:value-type="float">
            <text:p>176</text:p>
          </table:table-cell>
          <table:table-cell table:formula="of:=ABS([.J20]-[.W20])" office:value-type="float" office:value="2.2656" calcext:value-type="float">
            <text:p>2.2656</text:p>
          </table:table-cell>
          <table:table-cell table:formula="of:=[.AB20]/ABS([.J20]+1)" office:value-type="float" office:value="0.2832" calcext:value-type="float">
            <text:p>0.2832</text:p>
          </table:table-cell>
          <table:table-cell table:number-columns-repeated="99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212" calcext:value-type="float">
            <text:p>212</text:p>
          </table:table-cell>
          <table:table-cell office:value-type="float" office:value="854" calcext:value-type="float">
            <text:p>854</text:p>
          </table:table-cell>
          <table:table-cell office:value-type="float" office:value="741" calcext:value-type="float">
            <text:p>74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896" calcext:value-type="float">
            <text:p>896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table:formula="of:=[.K20]+[.J21]" office:value-type="float" office:value="269" calcext:value-type="float">
            <text:p>269</text:p>
          </table:table-cell>
          <table:table-cell table:formula="of:=[.K21]/SUM([.$J$2:.$J$189])" office:value-type="float" office:value="0.629976580796253" calcext:value-type="float">
            <text:p>0.629976580796253</text:p>
          </table:table-cell>
          <table:table-cell office:value-type="float" office:value="169" calcext:value-type="float">
            <text:p>169</text:p>
          </table:table-cell>
          <table:table-cell table:formula="of:=(188-[.M21])/187" office:value-type="float" office:value="0.101604278074866" calcext:value-type="float">
            <text:p>0.101604278074866</text:p>
          </table:table-cell>
          <table:table-cell table:formula="of:=-0.0516*[.B21]+0.0341*[.C21]-0.0027*[.D21]-0.0372*[.F21]+0.2119*[.G21]+0.0018*[.H21]+0.005*[.I21]-0.3091" office:value-type="float" office:value="3.7891" calcext:value-type="float">
            <text:p>3.7891</text:p>
          </table:table-cell>
          <table:table-cell table:formula="of:=[.P20]+[.O21]" office:value-type="float" office:value="211.9905" calcext:value-type="float">
            <text:p>211.9905</text:p>
          </table:table-cell>
          <table:table-cell table:formula="of:=[.P21]/SUM([.$O$2:.$O$189])" office:value-type="float" office:value="0.495727433101859" calcext:value-type="float">
            <text:p>0.495727433101859</text:p>
          </table:table-cell>
          <table:table-cell office:value-type="float" office:value="157" calcext:value-type="float">
            <text:p>157</text:p>
          </table:table-cell>
          <table:table-cell table:formula="of:=[.M21]-[.R21]" office:value-type="float" office:value="12" calcext:value-type="float">
            <text:p>12</text:p>
          </table:table-cell>
          <table:table-cell table:formula="of:=ABS([.J21]-[.O21])" office:value-type="float" office:value="2.2109" calcext:value-type="float">
            <text:p>2.2109</text:p>
          </table:table-cell>
          <table:table-cell table:formula="of:=[.T21]/ABS([.J21]+1)" office:value-type="float" office:value="0.315842857142857" calcext:value-type="float">
            <text:p>0.315842857142857</text:p>
          </table:table-cell>
          <table:table-cell table:formula="of:=SUM([.$W$2:.W21])/SUM([.$W$2:.$W$189])" office:value-type="float" office:value="0.536528818879309" calcext:value-type="float">
            <text:p>0.536528818879309</text:p>
          </table:table-cell>
          <table:table-cell table:formula="of:=-0.0482*[.B21]+0.0336*[.C21]-0.0021*[.D21]-0.0337*[.F21]+0.2088*[.G21]+0.0019*[.H21]-0.3255" office:value-type="float" office:value="3.6815" calcext:value-type="float">
            <text:p>3.6815</text:p>
          </table:table-cell>
          <table:table-cell table:formula="of:=[.X20]-1" office:value-type="float" office:value="170" calcext:value-type="float">
            <text:p>170</text:p>
          </table:table-cell>
          <table:table-cell table:formula="of:=[.M21]-[.X21]" office:value-type="float" office:value="-1" calcext:value-type="float">
            <text:p>-1</text:p>
          </table:table-cell>
          <table:table-cell/>
          <table:table-cell table:formula="of:=[.R21]-[.X21]" office:value-type="float" office:value="157" calcext:value-type="float">
            <text:p>157</text:p>
          </table:table-cell>
          <table:table-cell table:formula="of:=ABS([.J21]-[.W21])" office:value-type="float" office:value="2.3185" calcext:value-type="float">
            <text:p>2.3185</text:p>
          </table:table-cell>
          <table:table-cell table:formula="of:=[.AB21]/ABS([.J21]+1)" office:value-type="float" office:value="0.331214285714286" calcext:value-type="float">
            <text:p>0.331214285714286</text:p>
          </table:table-cell>
          <table:table-cell table:number-columns-repeated="99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8" calcext:value-type="float">
            <text:p>38</text:p>
          </table:table-cell>
          <table:table-cell office:value-type="float" office:value="189" calcext:value-type="float">
            <text:p>189</text:p>
          </table:table-cell>
          <table:table-cell office:value-type="float" office:value="1076" calcext:value-type="float">
            <text:p>1076</text:p>
          </table:table-cell>
          <table:table-cell office:value-type="float" office:value="925" calcext:value-type="float">
            <text:p>92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479" calcext:value-type="float">
            <text:p>1479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table:formula="of:=[.K21]+[.J22]" office:value-type="float" office:value="275" calcext:value-type="float">
            <text:p>275</text:p>
          </table:table-cell>
          <table:table-cell table:formula="of:=[.K22]/SUM([.$J$2:.$J$189])" office:value-type="float" office:value="0.644028103044497" calcext:value-type="float">
            <text:p>0.644028103044497</text:p>
          </table:table-cell>
          <table:table-cell office:value-type="float" office:value="168" calcext:value-type="float">
            <text:p>168</text:p>
          </table:table-cell>
          <table:table-cell table:formula="of:=(188-[.M22])/187" office:value-type="float" office:value="0.106951871657754" calcext:value-type="float">
            <text:p>0.106951871657754</text:p>
          </table:table-cell>
          <table:table-cell table:formula="of:=-0.0516*[.B22]+0.0341*[.C22]-0.0027*[.D22]-0.0372*[.F22]+0.2119*[.G22]+0.0018*[.H22]+0.005*[.I22]-0.3091" office:value-type="float" office:value="3.8988" calcext:value-type="float">
            <text:p>3.8988</text:p>
          </table:table-cell>
          <table:table-cell table:formula="of:=[.P21]+[.O22]" office:value-type="float" office:value="215.8893" calcext:value-type="float">
            <text:p>215.8893</text:p>
          </table:table-cell>
          <table:table-cell table:formula="of:=[.P22]/SUM([.$O$2:.$O$189])" office:value-type="float" office:value="0.504844549747074" calcext:value-type="float">
            <text:p>0.504844549747074</text:p>
          </table:table-cell>
          <table:table-cell office:value-type="float" office:value="160" calcext:value-type="float">
            <text:p>160</text:p>
          </table:table-cell>
          <table:table-cell table:formula="of:=[.M22]-[.R22]" office:value-type="float" office:value="8" calcext:value-type="float">
            <text:p>8</text:p>
          </table:table-cell>
          <table:table-cell table:formula="of:=ABS([.J22]-[.O22])" office:value-type="float" office:value="2.1012" calcext:value-type="float">
            <text:p>2.1012</text:p>
          </table:table-cell>
          <table:table-cell table:formula="of:=[.T22]/ABS([.J22]+1)" office:value-type="float" office:value="0.300171428571429" calcext:value-type="float">
            <text:p>0.300171428571429</text:p>
          </table:table-cell>
          <table:table-cell table:formula="of:=SUM([.$W$2:.W22])/SUM([.$W$2:.$W$189])" office:value-type="float" office:value="0.545872685563246" calcext:value-type="float">
            <text:p>0.545872685563246</text:p>
          </table:table-cell>
          <table:table-cell table:formula="of:=-0.0482*[.B22]+0.0336*[.C22]-0.0021*[.D22]-0.0337*[.F22]+0.2088*[.G22]+0.0019*[.H22]-0.3255" office:value-type="float" office:value="3.9819" calcext:value-type="float">
            <text:p>3.9819</text:p>
          </table:table-cell>
          <table:table-cell table:formula="of:=[.X21]-1" office:value-type="float" office:value="169" calcext:value-type="float">
            <text:p>169</text:p>
          </table:table-cell>
          <table:table-cell table:formula="of:=[.M22]-[.X22]" office:value-type="float" office:value="-1" calcext:value-type="float">
            <text:p>-1</text:p>
          </table:table-cell>
          <table:table-cell/>
          <table:table-cell table:formula="of:=[.R22]-[.X22]" office:value-type="float" office:value="160" calcext:value-type="float">
            <text:p>160</text:p>
          </table:table-cell>
          <table:table-cell table:formula="of:=ABS([.J22]-[.W22])" office:value-type="float" office:value="2.0181" calcext:value-type="float">
            <text:p>2.0181</text:p>
          </table:table-cell>
          <table:table-cell table:formula="of:=[.AB22]/ABS([.J22]+1)" office:value-type="float" office:value="0.2883" calcext:value-type="float">
            <text:p>0.2883</text:p>
          </table:table-cell>
          <table:table-cell table:number-columns-repeated="99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838" calcext:value-type="float">
            <text:p>838</text:p>
          </table:table-cell>
          <table:table-cell office:value-type="float" office:value="693" calcext:value-type="float">
            <text:p>69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460" calcext:value-type="float">
            <text:p>1460</text:p>
          </table:table-cell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table:formula="of:=[.K22]+[.J23]" office:value-type="float" office:value="281" calcext:value-type="float">
            <text:p>281</text:p>
          </table:table-cell>
          <table:table-cell table:formula="of:=[.K23]/SUM([.$J$2:.$J$189])" office:value-type="float" office:value="0.65807962529274" calcext:value-type="float">
            <text:p>0.65807962529274</text:p>
          </table:table-cell>
          <table:table-cell office:value-type="float" office:value="167" calcext:value-type="float">
            <text:p>167</text:p>
          </table:table-cell>
          <table:table-cell table:formula="of:=(188-[.M23])/187" office:value-type="float" office:value="0.112299465240642" calcext:value-type="float">
            <text:p>0.112299465240642</text:p>
          </table:table-cell>
          <table:table-cell table:formula="of:=-0.0516*[.B23]+0.0341*[.C23]-0.0027*[.D23]-0.0372*[.F23]+0.2119*[.G23]+0.0018*[.H23]+0.005*[.I23]-0.3091" office:value-type="float" office:value="1.0597" calcext:value-type="float">
            <text:p>1.0597</text:p>
          </table:table-cell>
          <table:table-cell table:formula="of:=[.P22]+[.O23]" office:value-type="float" office:value="216.949" calcext:value-type="float">
            <text:p>216.949</text:p>
          </table:table-cell>
          <table:table-cell table:formula="of:=[.P23]/SUM([.$O$2:.$O$189])" office:value-type="float" office:value="0.507322596456045" calcext:value-type="float">
            <text:p>0.507322596456045</text:p>
          </table:table-cell>
          <table:table-cell office:value-type="float" office:value="99" calcext:value-type="float">
            <text:p>99</text:p>
          </table:table-cell>
          <table:table-cell table:formula="of:=[.M23]-[.R23]" office:value-type="float" office:value="68" calcext:value-type="float">
            <text:p>68</text:p>
          </table:table-cell>
          <table:table-cell table:formula="of:=ABS([.J23]-[.O23])" office:value-type="float" office:value="4.9403" calcext:value-type="float">
            <text:p>4.9403</text:p>
          </table:table-cell>
          <table:table-cell table:formula="of:=[.T23]/ABS([.J23]+1)" office:value-type="float" office:value="0.705757142857143" calcext:value-type="float">
            <text:p>0.705757142857143</text:p>
          </table:table-cell>
          <table:table-cell table:formula="of:=SUM([.$W$2:.W23])/SUM([.$W$2:.$W$189])" office:value-type="float" office:value="0.548141129251777" calcext:value-type="float">
            <text:p>0.548141129251777</text:p>
          </table:table-cell>
          <table:table-cell table:formula="of:=-0.0482*[.B23]+0.0336*[.C23]-0.0021*[.D23]-0.0337*[.F23]+0.2088*[.G23]+0.0019*[.H23]-0.3255" office:value-type="float" office:value="0.9667" calcext:value-type="float">
            <text:p>0.9667</text:p>
          </table:table-cell>
          <table:table-cell table:formula="of:=[.X22]-1" office:value-type="float" office:value="168" calcext:value-type="float">
            <text:p>168</text:p>
          </table:table-cell>
          <table:table-cell table:formula="of:=[.M23]-[.X23]" office:value-type="float" office:value="-1" calcext:value-type="float">
            <text:p>-1</text:p>
          </table:table-cell>
          <table:table-cell/>
          <table:table-cell table:formula="of:=[.R23]-[.X23]" office:value-type="float" office:value="99" calcext:value-type="float">
            <text:p>99</text:p>
          </table:table-cell>
          <table:table-cell table:formula="of:=ABS([.J23]-[.W23])" office:value-type="float" office:value="5.0333" calcext:value-type="float">
            <text:p>5.0333</text:p>
          </table:table-cell>
          <table:table-cell table:formula="of:=[.AB23]/ABS([.J23]+1)" office:value-type="float" office:value="0.719042857142857" calcext:value-type="float">
            <text:p>0.719042857142857</text:p>
          </table:table-cell>
          <table:table-cell table:number-columns-repeated="99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7" calcext:value-type="float">
            <text:p>27</text:p>
          </table:table-cell>
          <table:table-cell office:value-type="float" office:value="154" calcext:value-type="float">
            <text:p>154</text:p>
          </table:table-cell>
          <table:table-cell office:value-type="float" office:value="1577" calcext:value-type="float">
            <text:p>1577</text:p>
          </table:table-cell>
          <table:table-cell office:value-type="float" office:value="1308" calcext:value-type="float">
            <text:p>1308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2111" calcext:value-type="float">
            <text:p>2111</text:p>
          </table:table-cell>
          <table:table-cell office:value-type="float" office:value="294" calcext:value-type="float">
            <text:p>294</text:p>
          </table:table-cell>
          <table:table-cell office:value-type="float" office:value="6" calcext:value-type="float">
            <text:p>6</text:p>
          </table:table-cell>
          <table:table-cell table:formula="of:=[.K23]+[.J24]" office:value-type="float" office:value="287" calcext:value-type="float">
            <text:p>287</text:p>
          </table:table-cell>
          <table:table-cell table:formula="of:=[.K24]/SUM([.$J$2:.$J$189])" office:value-type="float" office:value="0.672131147540984" calcext:value-type="float">
            <text:p>0.672131147540984</text:p>
          </table:table-cell>
          <table:table-cell office:value-type="float" office:value="166" calcext:value-type="float">
            <text:p>166</text:p>
          </table:table-cell>
          <table:table-cell table:formula="of:=(188-[.M24])/187" office:value-type="float" office:value="0.117647058823529" calcext:value-type="float">
            <text:p>0.117647058823529</text:p>
          </table:table-cell>
          <table:table-cell table:formula="of:=-0.0516*[.B24]+0.0341*[.C24]-0.0027*[.D24]-0.0372*[.F24]+0.2119*[.G24]+0.0018*[.H24]+0.005*[.I24]-0.3091" office:value-type="float" office:value="2.3356" calcext:value-type="float">
            <text:p>2.3356</text:p>
          </table:table-cell>
          <table:table-cell table:formula="of:=[.P23]+[.O24]" office:value-type="float" office:value="219.2846" calcext:value-type="float">
            <text:p>219.2846</text:p>
          </table:table-cell>
          <table:table-cell table:formula="of:=[.P24]/SUM([.$O$2:.$O$189])" office:value-type="float" office:value="0.512784260977581" calcext:value-type="float">
            <text:p>0.512784260977581</text:p>
          </table:table-cell>
          <table:table-cell office:value-type="float" office:value="140" calcext:value-type="float">
            <text:p>140</text:p>
          </table:table-cell>
          <table:table-cell table:formula="of:=[.M24]-[.R24]" office:value-type="float" office:value="26" calcext:value-type="float">
            <text:p>26</text:p>
          </table:table-cell>
          <table:table-cell table:formula="of:=ABS([.J24]-[.O24])" office:value-type="float" office:value="3.6644" calcext:value-type="float">
            <text:p>3.6644</text:p>
          </table:table-cell>
          <table:table-cell table:formula="of:=[.T24]/ABS([.J24]+1)" office:value-type="float" office:value="0.523485714285714" calcext:value-type="float">
            <text:p>0.523485714285714</text:p>
          </table:table-cell>
          <table:table-cell table:formula="of:=SUM([.$W$2:.W24])/SUM([.$W$2:.$W$189])" office:value-type="float" office:value="0.55361266142158" calcext:value-type="float">
            <text:p>0.55361266142158</text:p>
          </table:table-cell>
          <table:table-cell table:formula="of:=-0.0482*[.B24]+0.0336*[.C24]-0.0021*[.D24]-0.0337*[.F24]+0.2088*[.G24]+0.0019*[.H24]-0.3255" office:value-type="float" office:value="2.3317" calcext:value-type="float">
            <text:p>2.3317</text:p>
          </table:table-cell>
          <table:table-cell table:formula="of:=[.X23]-1" office:value-type="float" office:value="167" calcext:value-type="float">
            <text:p>167</text:p>
          </table:table-cell>
          <table:table-cell table:formula="of:=[.M24]-[.X24]" office:value-type="float" office:value="-1" calcext:value-type="float">
            <text:p>-1</text:p>
          </table:table-cell>
          <table:table-cell/>
          <table:table-cell table:formula="of:=[.R24]-[.X24]" office:value-type="float" office:value="140" calcext:value-type="float">
            <text:p>140</text:p>
          </table:table-cell>
          <table:table-cell table:formula="of:=ABS([.J24]-[.W24])" office:value-type="float" office:value="3.6683" calcext:value-type="float">
            <text:p>3.6683</text:p>
          </table:table-cell>
          <table:table-cell table:formula="of:=[.AB24]/ABS([.J24]+1)" office:value-type="float" office:value="0.524042857142857" calcext:value-type="float">
            <text:p>0.524042857142857</text:p>
          </table:table-cell>
          <table:table-cell table:number-columns-repeated="99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1" calcext:value-type="float">
            <text:p>31</text:p>
          </table:table-cell>
          <table:table-cell office:value-type="float" office:value="181" calcext:value-type="float">
            <text:p>181</text:p>
          </table:table-cell>
          <table:table-cell office:value-type="float" office:value="738" calcext:value-type="float">
            <text:p>738</text:p>
          </table:table-cell>
          <table:table-cell office:value-type="float" office:value="669" calcext:value-type="float">
            <text:p>66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43" calcext:value-type="float">
            <text:p>843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formula="of:=[.K24]+[.J25]" office:value-type="float" office:value="292" calcext:value-type="float">
            <text:p>292</text:p>
          </table:table-cell>
          <table:table-cell table:formula="of:=[.K25]/SUM([.$J$2:.$J$189])" office:value-type="float" office:value="0.68384074941452" calcext:value-type="float">
            <text:p>0.68384074941452</text:p>
          </table:table-cell>
          <table:table-cell office:value-type="float" office:value="165" calcext:value-type="float">
            <text:p>165</text:p>
          </table:table-cell>
          <table:table-cell table:formula="of:=(188-[.M25])/187" office:value-type="float" office:value="0.122994652406417" calcext:value-type="float">
            <text:p>0.122994652406417</text:p>
          </table:table-cell>
          <table:table-cell table:formula="of:=-0.0516*[.B25]+0.0341*[.C25]-0.0027*[.D25]-0.0372*[.F25]+0.2119*[.G25]+0.0018*[.H25]+0.005*[.I25]-0.3091" office:value-type="float" office:value="3.5901" calcext:value-type="float">
            <text:p>3.5901</text:p>
          </table:table-cell>
          <table:table-cell table:formula="of:=[.P24]+[.O25]" office:value-type="float" office:value="222.8747" calcext:value-type="float">
            <text:p>222.8747</text:p>
          </table:table-cell>
          <table:table-cell table:formula="of:=[.P25]/SUM([.$O$2:.$O$189])" office:value-type="float" office:value="0.521179500658506" calcext:value-type="float">
            <text:p>0.521179500658506</text:p>
          </table:table-cell>
          <table:table-cell office:value-type="float" office:value="155" calcext:value-type="float">
            <text:p>155</text:p>
          </table:table-cell>
          <table:table-cell table:formula="of:=[.M25]-[.R25]" office:value-type="float" office:value="10" calcext:value-type="float">
            <text:p>10</text:p>
          </table:table-cell>
          <table:table-cell table:formula="of:=ABS([.J25]-[.O25])" office:value-type="float" office:value="1.4099" calcext:value-type="float">
            <text:p>1.4099</text:p>
          </table:table-cell>
          <table:table-cell table:formula="of:=[.T25]/ABS([.J25]+1)" office:value-type="float" office:value="0.234983333333333" calcext:value-type="float">
            <text:p>0.234983333333333</text:p>
          </table:table-cell>
          <table:table-cell table:formula="of:=SUM([.$W$2:.W25])/SUM([.$W$2:.$W$189])" office:value-type="float" office:value="0.562248328762186" calcext:value-type="float">
            <text:p>0.562248328762186</text:p>
          </table:table-cell>
          <table:table-cell table:formula="of:=-0.0482*[.B25]+0.0336*[.C25]-0.0021*[.D25]-0.0337*[.F25]+0.2088*[.G25]+0.0019*[.H25]-0.3255" office:value-type="float" office:value="3.6801" calcext:value-type="float">
            <text:p>3.6801</text:p>
          </table:table-cell>
          <table:table-cell table:formula="of:=[.X24]-1" office:value-type="float" office:value="166" calcext:value-type="float">
            <text:p>166</text:p>
          </table:table-cell>
          <table:table-cell table:formula="of:=[.M25]-[.X25]" office:value-type="float" office:value="-1" calcext:value-type="float">
            <text:p>-1</text:p>
          </table:table-cell>
          <table:table-cell/>
          <table:table-cell table:formula="of:=[.R25]-[.X25]" office:value-type="float" office:value="155" calcext:value-type="float">
            <text:p>155</text:p>
          </table:table-cell>
          <table:table-cell table:formula="of:=ABS([.J25]-[.W25])" office:value-type="float" office:value="1.3199" calcext:value-type="float">
            <text:p>1.3199</text:p>
          </table:table-cell>
          <table:table-cell table:formula="of:=[.AB25]/ABS([.J25]+1)" office:value-type="float" office:value="0.219983333333333" calcext:value-type="float">
            <text:p>0.219983333333333</text:p>
          </table:table-cell>
          <table:table-cell table:number-columns-repeated="99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8" calcext:value-type="float">
            <text:p>18</text:p>
          </table:table-cell>
          <table:table-cell office:value-type="float" office:value="143" calcext:value-type="float">
            <text:p>143</text:p>
          </table:table-cell>
          <table:table-cell office:value-type="float" office:value="458" calcext:value-type="float">
            <text:p>458</text:p>
          </table:table-cell>
          <table:table-cell office:value-type="float" office:value="402" calcext:value-type="float">
            <text:p>40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43" calcext:value-type="float">
            <text:p>74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[.K25]+[.J26]" office:value-type="float" office:value="297" calcext:value-type="float">
            <text:p>297</text:p>
          </table:table-cell>
          <table:table-cell table:formula="of:=[.K26]/SUM([.$J$2:.$J$189])" office:value-type="float" office:value="0.695550351288056" calcext:value-type="float">
            <text:p>0.695550351288056</text:p>
          </table:table-cell>
          <table:table-cell office:value-type="float" office:value="164" calcext:value-type="float">
            <text:p>164</text:p>
          </table:table-cell>
          <table:table-cell table:formula="of:=(188-[.M26])/187" office:value-type="float" office:value="0.128342245989305" calcext:value-type="float">
            <text:p>0.128342245989305</text:p>
          </table:table-cell>
          <table:table-cell table:formula="of:=-0.0516*[.B26]+0.0341*[.C26]-0.0027*[.D26]-0.0372*[.F26]+0.2119*[.G26]+0.0018*[.H26]+0.005*[.I26]-0.3091" office:value-type="float" office:value="3.4174" calcext:value-type="float">
            <text:p>3.4174</text:p>
          </table:table-cell>
          <table:table-cell table:formula="of:=[.P25]+[.O26]" office:value-type="float" office:value="226.2921" calcext:value-type="float">
            <text:p>226.2921</text:p>
          </table:table-cell>
          <table:table-cell table:formula="of:=[.P26]/SUM([.$O$2:.$O$189])" office:value-type="float" office:value="0.529170891451406" calcext:value-type="float">
            <text:p>0.529170891451406</text:p>
          </table:table-cell>
          <table:table-cell office:value-type="float" office:value="154" calcext:value-type="float">
            <text:p>154</text:p>
          </table:table-cell>
          <table:table-cell table:formula="of:=[.M26]-[.R26]" office:value-type="float" office:value="10" calcext:value-type="float">
            <text:p>10</text:p>
          </table:table-cell>
          <table:table-cell table:formula="of:=ABS([.J26]-[.O26])" office:value-type="float" office:value="1.5826" calcext:value-type="float">
            <text:p>1.5826</text:p>
          </table:table-cell>
          <table:table-cell table:formula="of:=[.T26]/ABS([.J26]+1)" office:value-type="float" office:value="0.263766666666667" calcext:value-type="float">
            <text:p>0.263766666666667</text:p>
          </table:table-cell>
          <table:table-cell table:formula="of:=SUM([.$W$2:.W26])/SUM([.$W$2:.$W$189])" office:value-type="float" office:value="0.570276699913082" calcext:value-type="float">
            <text:p>0.570276699913082</text:p>
          </table:table-cell>
          <table:table-cell table:formula="of:=-0.0482*[.B26]+0.0336*[.C26]-0.0021*[.D26]-0.0337*[.F26]+0.2088*[.G26]+0.0019*[.H26]-0.3255" office:value-type="float" office:value="3.4213" calcext:value-type="float">
            <text:p>3.4213</text:p>
          </table:table-cell>
          <table:table-cell table:formula="of:=[.X25]-1" office:value-type="float" office:value="165" calcext:value-type="float">
            <text:p>165</text:p>
          </table:table-cell>
          <table:table-cell table:formula="of:=[.M26]-[.X26]" office:value-type="float" office:value="-1" calcext:value-type="float">
            <text:p>-1</text:p>
          </table:table-cell>
          <table:table-cell/>
          <table:table-cell table:formula="of:=[.R26]-[.X26]" office:value-type="float" office:value="154" calcext:value-type="float">
            <text:p>154</text:p>
          </table:table-cell>
          <table:table-cell table:formula="of:=ABS([.J26]-[.W26])" office:value-type="float" office:value="1.5787" calcext:value-type="float">
            <text:p>1.5787</text:p>
          </table:table-cell>
          <table:table-cell table:formula="of:=[.AB26]/ABS([.J26]+1)" office:value-type="float" office:value="0.263116666666666" calcext:value-type="float">
            <text:p>0.263116666666666</text:p>
          </table:table-cell>
          <table:table-cell table:number-columns-repeated="99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office:value-type="float" office:value="147" calcext:value-type="float">
            <text:p>147</text:p>
          </table:table-cell>
          <table:table-cell office:value-type="float" office:value="686" calcext:value-type="float">
            <text:p>686</text:p>
          </table:table-cell>
          <table:table-cell office:value-type="float" office:value="584" calcext:value-type="float">
            <text:p>58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057" calcext:value-type="float">
            <text:p>1057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table:formula="of:=[.K26]+[.J27]" office:value-type="float" office:value="302" calcext:value-type="float">
            <text:p>302</text:p>
          </table:table-cell>
          <table:table-cell table:formula="of:=[.K27]/SUM([.$J$2:.$J$189])" office:value-type="float" office:value="0.707259953161593" calcext:value-type="float">
            <text:p>0.707259953161593</text:p>
          </table:table-cell>
          <table:table-cell office:value-type="float" office:value="163" calcext:value-type="float">
            <text:p>163</text:p>
          </table:table-cell>
          <table:table-cell table:formula="of:=(188-[.M27])/187" office:value-type="float" office:value="0.133689839572193" calcext:value-type="float">
            <text:p>0.133689839572193</text:p>
          </table:table-cell>
          <table:table-cell table:formula="of:=-0.0516*[.B27]+0.0341*[.C27]-0.0027*[.D27]-0.0372*[.F27]+0.2119*[.G27]+0.0018*[.H27]+0.005*[.I27]-0.3091" office:value-type="float" office:value="3.1647" calcext:value-type="float">
            <text:p>3.1647</text:p>
          </table:table-cell>
          <table:table-cell table:formula="of:=[.P26]+[.O27]" office:value-type="float" office:value="229.4568" calcext:value-type="float">
            <text:p>229.4568</text:p>
          </table:table-cell>
          <table:table-cell table:formula="of:=[.P27]/SUM([.$O$2:.$O$189])" office:value-type="float" office:value="0.536571358017301" calcext:value-type="float">
            <text:p>0.536571358017301</text:p>
          </table:table-cell>
          <table:table-cell office:value-type="float" office:value="150" calcext:value-type="float">
            <text:p>150</text:p>
          </table:table-cell>
          <table:table-cell table:formula="of:=[.M27]-[.R27]" office:value-type="float" office:value="13" calcext:value-type="float">
            <text:p>13</text:p>
          </table:table-cell>
          <table:table-cell table:formula="of:=ABS([.J27]-[.O27])" office:value-type="float" office:value="1.8353" calcext:value-type="float">
            <text:p>1.8353</text:p>
          </table:table-cell>
          <table:table-cell table:formula="of:=[.T27]/ABS([.J27]+1)" office:value-type="float" office:value="0.305883333333333" calcext:value-type="float">
            <text:p>0.305883333333333</text:p>
          </table:table-cell>
          <table:table-cell table:formula="of:=SUM([.$W$2:.W27])/SUM([.$W$2:.$W$189])" office:value-type="float" office:value="0.57792046578773" calcext:value-type="float">
            <text:p>0.57792046578773</text:p>
          </table:table-cell>
          <table:table-cell table:formula="of:=-0.0482*[.B27]+0.0336*[.C27]-0.0021*[.D27]-0.0337*[.F27]+0.2088*[.G27]+0.0019*[.H27]-0.3255" office:value-type="float" office:value="3.2574" calcext:value-type="float">
            <text:p>3.2574</text:p>
          </table:table-cell>
          <table:table-cell table:formula="of:=[.X26]-1" office:value-type="float" office:value="164" calcext:value-type="float">
            <text:p>164</text:p>
          </table:table-cell>
          <table:table-cell table:formula="of:=[.M27]-[.X27]" office:value-type="float" office:value="-1" calcext:value-type="float">
            <text:p>-1</text:p>
          </table:table-cell>
          <table:table-cell/>
          <table:table-cell table:formula="of:=[.R27]-[.X27]" office:value-type="float" office:value="150" calcext:value-type="float">
            <text:p>150</text:p>
          </table:table-cell>
          <table:table-cell table:formula="of:=ABS([.J27]-[.W27])" office:value-type="float" office:value="1.7426" calcext:value-type="float">
            <text:p>1.7426</text:p>
          </table:table-cell>
          <table:table-cell table:formula="of:=[.AB27]/ABS([.J27]+1)" office:value-type="float" office:value="0.290433333333333" calcext:value-type="float">
            <text:p>0.290433333333333</text:p>
          </table:table-cell>
          <table:table-cell table:number-columns-repeated="99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office:value-type="float" office:value="164" calcext:value-type="float">
            <text:p>164</text:p>
          </table:table-cell>
          <table:table-cell office:value-type="float" office:value="1084" calcext:value-type="float">
            <text:p>1084</text:p>
          </table:table-cell>
          <table:table-cell office:value-type="float" office:value="892" calcext:value-type="float">
            <text:p>89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903" calcext:value-type="float">
            <text:p>1903</text:p>
          </table:table-cell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  <table:table-cell table:formula="of:=[.K27]+[.J28]" office:value-type="float" office:value="307" calcext:value-type="float">
            <text:p>307</text:p>
          </table:table-cell>
          <table:table-cell table:formula="of:=[.K28]/SUM([.$J$2:.$J$189])" office:value-type="float" office:value="0.718969555035129" calcext:value-type="float">
            <text:p>0.718969555035129</text:p>
          </table:table-cell>
          <table:table-cell office:value-type="float" office:value="162" calcext:value-type="float">
            <text:p>162</text:p>
          </table:table-cell>
          <table:table-cell table:formula="of:=(188-[.M28])/187" office:value-type="float" office:value="0.13903743315508" calcext:value-type="float">
            <text:p>0.13903743315508</text:p>
          </table:table-cell>
          <table:table-cell table:formula="of:=-0.0516*[.B28]+0.0341*[.C28]-0.0027*[.D28]-0.0372*[.F28]+0.2119*[.G28]+0.0018*[.H28]+0.005*[.I28]-0.3091" office:value-type="float" office:value="3.9675" calcext:value-type="float">
            <text:p>3.9675</text:p>
          </table:table-cell>
          <table:table-cell table:formula="of:=[.P27]+[.O28]" office:value-type="float" office:value="233.4243" calcext:value-type="float">
            <text:p>233.4243</text:p>
          </table:table-cell>
          <table:table-cell table:formula="of:=[.P28]/SUM([.$O$2:.$O$189])" office:value-type="float" office:value="0.545849125609866" calcext:value-type="float">
            <text:p>0.545849125609866</text:p>
          </table:table-cell>
          <table:table-cell office:value-type="float" office:value="161" calcext:value-type="float">
            <text:p>161</text:p>
          </table:table-cell>
          <table:table-cell table:formula="of:=[.M28]-[.R28]" office:value-type="float" office:value="1" calcext:value-type="float">
            <text:p>1</text:p>
          </table:table-cell>
          <table:table-cell table:formula="of:=ABS([.J28]-[.O28])" office:value-type="float" office:value="1.0325" calcext:value-type="float">
            <text:p>1.0325</text:p>
          </table:table-cell>
          <table:table-cell table:formula="of:=[.T28]/ABS([.J28]+1)" office:value-type="float" office:value="0.172083333333333" calcext:value-type="float">
            <text:p>0.172083333333333</text:p>
          </table:table-cell>
          <table:table-cell table:formula="of:=SUM([.$W$2:.W28])/SUM([.$W$2:.$W$189])" office:value-type="float" office:value="0.586662668085881" calcext:value-type="float">
            <text:p>0.586662668085881</text:p>
          </table:table-cell>
          <table:table-cell table:formula="of:=-0.0482*[.B28]+0.0336*[.C28]-0.0021*[.D28]-0.0337*[.F28]+0.2088*[.G28]+0.0019*[.H28]-0.3255" office:value-type="float" office:value="3.7255" calcext:value-type="float">
            <text:p>3.7255</text:p>
          </table:table-cell>
          <table:table-cell table:formula="of:=[.X27]-1" office:value-type="float" office:value="163" calcext:value-type="float">
            <text:p>163</text:p>
          </table:table-cell>
          <table:table-cell table:formula="of:=[.M28]-[.X28]" office:value-type="float" office:value="-1" calcext:value-type="float">
            <text:p>-1</text:p>
          </table:table-cell>
          <table:table-cell/>
          <table:table-cell table:formula="of:=[.R28]-[.X28]" office:value-type="float" office:value="161" calcext:value-type="float">
            <text:p>161</text:p>
          </table:table-cell>
          <table:table-cell table:formula="of:=ABS([.J28]-[.W28])" office:value-type="float" office:value="1.2745" calcext:value-type="float">
            <text:p>1.2745</text:p>
          </table:table-cell>
          <table:table-cell table:formula="of:=[.AB28]/ABS([.J28]+1)" office:value-type="float" office:value="0.212416666666667" calcext:value-type="float">
            <text:p>0.212416666666667</text:p>
          </table:table-cell>
          <table:table-cell table:number-columns-repeated="99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6" calcext:value-type="float">
            <text:p>36</text:p>
          </table:table-cell>
          <table:table-cell office:value-type="float" office:value="132" calcext:value-type="float">
            <text:p>132</text:p>
          </table:table-cell>
          <table:table-cell office:value-type="float" office:value="444" calcext:value-type="float">
            <text:p>444</text:p>
          </table:table-cell>
          <table:table-cell office:value-type="float" office:value="326" calcext:value-type="float">
            <text:p>32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formula="of:=[.K28]+[.J29]" office:value-type="float" office:value="312" calcext:value-type="float">
            <text:p>312</text:p>
          </table:table-cell>
          <table:table-cell table:formula="of:=[.K29]/SUM([.$J$2:.$J$189])" office:value-type="float" office:value="0.730679156908665" calcext:value-type="float">
            <text:p>0.730679156908665</text:p>
          </table:table-cell>
          <table:table-cell office:value-type="float" office:value="161" calcext:value-type="float">
            <text:p>161</text:p>
          </table:table-cell>
          <table:table-cell table:formula="of:=(188-[.M29])/187" office:value-type="float" office:value="0.144385026737968" calcext:value-type="float">
            <text:p>0.144385026737968</text:p>
          </table:table-cell>
          <table:table-cell table:formula="of:=-0.0516*[.B29]+0.0341*[.C29]-0.0027*[.D29]-0.0372*[.F29]+0.2119*[.G29]+0.0018*[.H29]+0.005*[.I29]-0.3091" office:value-type="float" office:value="1.7651" calcext:value-type="float">
            <text:p>1.7651</text:p>
          </table:table-cell>
          <table:table-cell table:formula="of:=[.P28]+[.O29]" office:value-type="float" office:value="235.1894" calcext:value-type="float">
            <text:p>235.1894</text:p>
          </table:table-cell>
          <table:table-cell table:formula="of:=[.P29]/SUM([.$O$2:.$O$189])" office:value-type="float" office:value="0.549976709120297" calcext:value-type="float">
            <text:p>0.549976709120297</text:p>
          </table:table-cell>
          <table:table-cell office:value-type="float" office:value="127" calcext:value-type="float">
            <text:p>127</text:p>
          </table:table-cell>
          <table:table-cell table:formula="of:=[.M29]-[.R29]" office:value-type="float" office:value="34" calcext:value-type="float">
            <text:p>34</text:p>
          </table:table-cell>
          <table:table-cell table:formula="of:=ABS([.J29]-[.O29])" office:value-type="float" office:value="3.2349" calcext:value-type="float">
            <text:p>3.2349</text:p>
          </table:table-cell>
          <table:table-cell table:formula="of:=[.T29]/ABS([.J29]+1)" office:value-type="float" office:value="0.53915" calcext:value-type="float">
            <text:p>0.53915</text:p>
          </table:table-cell>
          <table:table-cell table:formula="of:=SUM([.$W$2:.W29])/SUM([.$W$2:.$W$189])" office:value-type="float" office:value="0.590774354266748" calcext:value-type="float">
            <text:p>0.590774354266748</text:p>
          </table:table-cell>
          <table:table-cell table:formula="of:=-0.0482*[.B29]+0.0336*[.C29]-0.0021*[.D29]-0.0337*[.F29]+0.2088*[.G29]+0.0019*[.H29]-0.3255" office:value-type="float" office:value="1.7522" calcext:value-type="float">
            <text:p>1.7522</text:p>
          </table:table-cell>
          <table:table-cell table:formula="of:=[.X28]-1" office:value-type="float" office:value="162" calcext:value-type="float">
            <text:p>162</text:p>
          </table:table-cell>
          <table:table-cell table:formula="of:=[.M29]-[.X29]" office:value-type="float" office:value="-1" calcext:value-type="float">
            <text:p>-1</text:p>
          </table:table-cell>
          <table:table-cell/>
          <table:table-cell table:formula="of:=[.R29]-[.X29]" office:value-type="float" office:value="127" calcext:value-type="float">
            <text:p>127</text:p>
          </table:table-cell>
          <table:table-cell table:formula="of:=ABS([.J29]-[.W29])" office:value-type="float" office:value="3.2478" calcext:value-type="float">
            <text:p>3.2478</text:p>
          </table:table-cell>
          <table:table-cell table:formula="of:=[.AB29]/ABS([.J29]+1)" office:value-type="float" office:value="0.5413" calcext:value-type="float">
            <text:p>0.5413</text:p>
          </table:table-cell>
          <table:table-cell table:number-columns-repeated="99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198" calcext:value-type="float">
            <text:p>198</text:p>
          </table:table-cell>
          <table:table-cell office:value-type="float" office:value="959" calcext:value-type="float">
            <text:p>959</text:p>
          </table:table-cell>
          <table:table-cell office:value-type="float" office:value="863" calcext:value-type="float">
            <text:p>863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992" calcext:value-type="float">
            <text:p>992</text:p>
          </table:table-cell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table:formula="of:=[.K29]+[.J30]" office:value-type="float" office:value="317" calcext:value-type="float">
            <text:p>317</text:p>
          </table:table-cell>
          <table:table-cell table:formula="of:=[.K30]/SUM([.$J$2:.$J$189])" office:value-type="float" office:value="0.742388758782201" calcext:value-type="float">
            <text:p>0.742388758782201</text:p>
          </table:table-cell>
          <table:table-cell office:value-type="float" office:value="160" calcext:value-type="float">
            <text:p>160</text:p>
          </table:table-cell>
          <table:table-cell table:formula="of:=(188-[.M30])/187" office:value-type="float" office:value="0.149732620320856" calcext:value-type="float">
            <text:p>0.149732620320856</text:p>
          </table:table-cell>
          <table:table-cell table:formula="of:=-0.0516*[.B30]+0.0341*[.C30]-0.0027*[.D30]-0.0372*[.F30]+0.2119*[.G30]+0.0018*[.H30]+0.005*[.I30]-0.3091" office:value-type="float" office:value="4.9936" calcext:value-type="float">
            <text:p>4.9936</text:p>
          </table:table-cell>
          <table:table-cell table:formula="of:=[.P29]+[.O30]" office:value-type="float" office:value="240.183" calcext:value-type="float">
            <text:p>240.183</text:p>
          </table:table-cell>
          <table:table-cell table:formula="of:=[.P30]/SUM([.$O$2:.$O$189])" office:value-type="float" office:value="0.561653951779461" calcext:value-type="float">
            <text:p>0.561653951779461</text:p>
          </table:table-cell>
          <table:table-cell office:value-type="float" office:value="165" calcext:value-type="float">
            <text:p>165</text:p>
          </table:table-cell>
          <table:table-cell table:formula="of:=[.M30]-[.R30]" office:value-type="float" office:value="-5" calcext:value-type="float">
            <text:p>-5</text:p>
          </table:table-cell>
          <table:table-cell table:formula="of:=ABS([.J30]-[.O30])" office:value-type="float" office:value="0.00640000000000107" calcext:value-type="float">
            <text:p>0.006400000000001</text:p>
          </table:table-cell>
          <table:table-cell table:formula="of:=[.T30]/ABS([.J30]+1)" office:value-type="float" office:value="0.00106666666666685" calcext:value-type="float">
            <text:p>0.001066666666667</text:p>
          </table:table-cell>
          <table:table-cell table:formula="of:=SUM([.$W$2:.W30])/SUM([.$W$2:.$W$189])" office:value-type="float" office:value="0.602572279510183" calcext:value-type="float">
            <text:p>0.602572279510183</text:p>
          </table:table-cell>
          <table:table-cell table:formula="of:=-0.0482*[.B30]+0.0336*[.C30]-0.0021*[.D30]-0.0337*[.F30]+0.2088*[.G30]+0.0019*[.H30]-0.3255" office:value-type="float" office:value="5.0277" calcext:value-type="float">
            <text:p>5.0277</text:p>
          </table:table-cell>
          <table:table-cell table:formula="of:=[.X29]-1" office:value-type="float" office:value="161" calcext:value-type="float">
            <text:p>161</text:p>
          </table:table-cell>
          <table:table-cell table:formula="of:=[.M30]-[.X30]" office:value-type="float" office:value="-1" calcext:value-type="float">
            <text:p>-1</text:p>
          </table:table-cell>
          <table:table-cell/>
          <table:table-cell table:formula="of:=[.R30]-[.X30]" office:value-type="float" office:value="165" calcext:value-type="float">
            <text:p>165</text:p>
          </table:table-cell>
          <table:table-cell table:formula="of:=ABS([.J30]-[.W30])" office:value-type="float" office:value="0.0277000000000012" calcext:value-type="float">
            <text:p>0.027700000000001</text:p>
          </table:table-cell>
          <table:table-cell table:formula="of:=[.AB30]/ABS([.J30]+1)" office:value-type="float" office:value="0.00461666666666686" calcext:value-type="float">
            <text:p>0.004616666666667</text:p>
          </table:table-cell>
          <table:table-cell table:number-columns-repeated="99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1" calcext:value-type="float">
            <text:p>31</text:p>
          </table:table-cell>
          <table:table-cell office:value-type="float" office:value="130" calcext:value-type="float">
            <text:p>130</text:p>
          </table:table-cell>
          <table:table-cell office:value-type="float" office:value="375" calcext:value-type="float">
            <text:p>375</text:p>
          </table:table-cell>
          <table:table-cell office:value-type="float" office:value="283" calcext:value-type="float">
            <text:p>28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[.K30]+[.J31]" office:value-type="float" office:value="322" calcext:value-type="float">
            <text:p>322</text:p>
          </table:table-cell>
          <table:table-cell table:formula="of:=[.K31]/SUM([.$J$2:.$J$189])" office:value-type="float" office:value="0.754098360655738" calcext:value-type="float">
            <text:p>0.754098360655738</text:p>
          </table:table-cell>
          <table:table-cell office:value-type="float" office:value="159" calcext:value-type="float">
            <text:p>159</text:p>
          </table:table-cell>
          <table:table-cell table:formula="of:=(188-[.M31])/187" office:value-type="float" office:value="0.155080213903743" calcext:value-type="float">
            <text:p>0.155080213903743</text:p>
          </table:table-cell>
          <table:table-cell table:formula="of:=-0.0516*[.B31]+0.0341*[.C31]-0.0027*[.D31]-0.0372*[.F31]+0.2119*[.G31]+0.0018*[.H31]+0.005*[.I31]-0.3091" office:value-type="float" office:value="1.8938" calcext:value-type="float">
            <text:p>1.8938</text:p>
          </table:table-cell>
          <table:table-cell table:formula="of:=[.P30]+[.O31]" office:value-type="float" office:value="242.0768" calcext:value-type="float">
            <text:p>242.0768</text:p>
          </table:table-cell>
          <table:table-cell table:formula="of:=[.P31]/SUM([.$O$2:.$O$189])" office:value-type="float" office:value="0.566082492741477" calcext:value-type="float">
            <text:p>0.566082492741477</text:p>
          </table:table-cell>
          <table:table-cell office:value-type="float" office:value="131" calcext:value-type="float">
            <text:p>131</text:p>
          </table:table-cell>
          <table:table-cell table:formula="of:=[.M31]-[.R31]" office:value-type="float" office:value="28" calcext:value-type="float">
            <text:p>28</text:p>
          </table:table-cell>
          <table:table-cell table:formula="of:=ABS([.J31]-[.O31])" office:value-type="float" office:value="3.1062" calcext:value-type="float">
            <text:p>3.1062</text:p>
          </table:table-cell>
          <table:table-cell table:formula="of:=[.T31]/ABS([.J31]+1)" office:value-type="float" office:value="0.5177" calcext:value-type="float">
            <text:p>0.5177</text:p>
          </table:table-cell>
          <table:table-cell table:formula="of:=SUM([.$W$2:.W31])/SUM([.$W$2:.$W$189])" office:value-type="float" office:value="0.607023281877418" calcext:value-type="float">
            <text:p>0.607023281877418</text:p>
          </table:table-cell>
          <table:table-cell table:formula="of:=-0.0482*[.B31]+0.0336*[.C31]-0.0021*[.D31]-0.0337*[.F31]+0.2088*[.G31]+0.0019*[.H31]-0.3255" office:value-type="float" office:value="1.8968" calcext:value-type="float">
            <text:p>1.8968</text:p>
          </table:table-cell>
          <table:table-cell table:formula="of:=[.X30]-1" office:value-type="float" office:value="160" calcext:value-type="float">
            <text:p>160</text:p>
          </table:table-cell>
          <table:table-cell table:formula="of:=[.M31]-[.X31]" office:value-type="float" office:value="-1" calcext:value-type="float">
            <text:p>-1</text:p>
          </table:table-cell>
          <table:table-cell/>
          <table:table-cell table:formula="of:=[.R31]-[.X31]" office:value-type="float" office:value="131" calcext:value-type="float">
            <text:p>131</text:p>
          </table:table-cell>
          <table:table-cell table:formula="of:=ABS([.J31]-[.W31])" office:value-type="float" office:value="3.1032" calcext:value-type="float">
            <text:p>3.1032</text:p>
          </table:table-cell>
          <table:table-cell table:formula="of:=[.AB31]/ABS([.J31]+1)" office:value-type="float" office:value="0.5172" calcext:value-type="float">
            <text:p>0.5172</text:p>
          </table:table-cell>
          <table:table-cell table:number-columns-repeated="99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9" calcext:value-type="float">
            <text:p>29</text:p>
          </table:table-cell>
          <table:table-cell office:value-type="float" office:value="116" calcext:value-type="float">
            <text:p>116</text:p>
          </table:table-cell>
          <table:table-cell office:value-type="float" office:value="361" calcext:value-type="float">
            <text:p>361</text:p>
          </table:table-cell>
          <table:table-cell office:value-type="float" office:value="314" calcext:value-type="float">
            <text:p>3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06" calcext:value-type="float">
            <text:p>506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formula="of:=[.K31]+[.J32]" office:value-type="float" office:value="326" calcext:value-type="float">
            <text:p>326</text:p>
          </table:table-cell>
          <table:table-cell table:formula="of:=[.K32]/SUM([.$J$2:.$J$189])" office:value-type="float" office:value="0.763466042154567" calcext:value-type="float">
            <text:p>0.763466042154567</text:p>
          </table:table-cell>
          <table:table-cell office:value-type="float" office:value="158" calcext:value-type="float">
            <text:p>158</text:p>
          </table:table-cell>
          <table:table-cell table:formula="of:=(188-[.M32])/187" office:value-type="float" office:value="0.160427807486631" calcext:value-type="float">
            <text:p>0.160427807486631</text:p>
          </table:table-cell>
          <table:table-cell table:formula="of:=-0.0516*[.B32]+0.0341*[.C32]-0.0027*[.D32]-0.0372*[.F32]+0.2119*[.G32]+0.0018*[.H32]+0.005*[.I32]-0.3091" office:value-type="float" office:value="2.4924" calcext:value-type="float">
            <text:p>2.4924</text:p>
          </table:table-cell>
          <table:table-cell table:formula="of:=[.P31]+[.O32]" office:value-type="float" office:value="244.5692" calcext:value-type="float">
            <text:p>244.5692</text:p>
          </table:table-cell>
          <table:table-cell table:formula="of:=[.P32]/SUM([.$O$2:.$O$189])" office:value-type="float" office:value="0.571910824927415" calcext:value-type="float">
            <text:p>0.571910824927415</text:p>
          </table:table-cell>
          <table:table-cell office:value-type="float" office:value="143" calcext:value-type="float">
            <text:p>143</text:p>
          </table:table-cell>
          <table:table-cell table:formula="of:=[.M32]-[.R32]" office:value-type="float" office:value="15" calcext:value-type="float">
            <text:p>15</text:p>
          </table:table-cell>
          <table:table-cell table:formula="of:=ABS([.J32]-[.O32])" office:value-type="float" office:value="1.5076" calcext:value-type="float">
            <text:p>1.5076</text:p>
          </table:table-cell>
          <table:table-cell table:formula="of:=[.T32]/ABS([.J32]+1)" office:value-type="float" office:value="0.30152" calcext:value-type="float">
            <text:p>0.30152</text:p>
          </table:table-cell>
          <table:table-cell table:formula="of:=SUM([.$W$2:.W32])/SUM([.$W$2:.$W$189])" office:value-type="float" office:value="0.612949816872509" calcext:value-type="float">
            <text:p>0.612949816872509</text:p>
          </table:table-cell>
          <table:table-cell table:formula="of:=-0.0482*[.B32]+0.0336*[.C32]-0.0021*[.D32]-0.0337*[.F32]+0.2088*[.G32]+0.0019*[.H32]-0.3255" office:value-type="float" office:value="2.5256" calcext:value-type="float">
            <text:p>2.5256</text:p>
          </table:table-cell>
          <table:table-cell table:formula="of:=[.X31]-1" office:value-type="float" office:value="159" calcext:value-type="float">
            <text:p>159</text:p>
          </table:table-cell>
          <table:table-cell table:formula="of:=[.M32]-[.X32]" office:value-type="float" office:value="-1" calcext:value-type="float">
            <text:p>-1</text:p>
          </table:table-cell>
          <table:table-cell/>
          <table:table-cell table:formula="of:=[.R32]-[.X32]" office:value-type="float" office:value="143" calcext:value-type="float">
            <text:p>143</text:p>
          </table:table-cell>
          <table:table-cell table:formula="of:=ABS([.J32]-[.W32])" office:value-type="float" office:value="1.4744" calcext:value-type="float">
            <text:p>1.4744</text:p>
          </table:table-cell>
          <table:table-cell table:formula="of:=[.AB32]/ABS([.J32]+1)" office:value-type="float" office:value="0.29488" calcext:value-type="float">
            <text:p>0.29488</text:p>
          </table:table-cell>
          <table:table-cell table:number-columns-repeated="99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1" calcext:value-type="float">
            <text:p>41</text:p>
          </table:table-cell>
          <table:table-cell office:value-type="float" office:value="240" calcext:value-type="float">
            <text:p>240</text:p>
          </table:table-cell>
          <table:table-cell office:value-type="float" office:value="807" calcext:value-type="float">
            <text:p>807</text:p>
          </table:table-cell>
          <table:table-cell office:value-type="float" office:value="715" calcext:value-type="float">
            <text:p>71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014" calcext:value-type="float">
            <text:p>1014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K32]+[.J33]" office:value-type="float" office:value="330" calcext:value-type="float">
            <text:p>330</text:p>
          </table:table-cell>
          <table:table-cell table:formula="of:=[.K33]/SUM([.$J$2:.$J$189])" office:value-type="float" office:value="0.772833723653396" calcext:value-type="float">
            <text:p>0.772833723653396</text:p>
          </table:table-cell>
          <table:table-cell office:value-type="float" office:value="157" calcext:value-type="float">
            <text:p>157</text:p>
          </table:table-cell>
          <table:table-cell table:formula="of:=(188-[.M33])/187" office:value-type="float" office:value="0.165775401069519" calcext:value-type="float">
            <text:p>0.165775401069519</text:p>
          </table:table-cell>
          <table:table-cell table:formula="of:=-0.0516*[.B33]+0.0341*[.C33]-0.0027*[.D33]-0.0372*[.F33]+0.2119*[.G33]+0.0018*[.H33]+0.005*[.I33]-0.3091" office:value-type="float" office:value="5.4628" calcext:value-type="float">
            <text:p>5.4628</text:p>
          </table:table-cell>
          <table:table-cell table:formula="of:=[.P32]+[.O33]" office:value-type="float" office:value="250.032" calcext:value-type="float">
            <text:p>250.032</text:p>
          </table:table-cell>
          <table:table-cell table:formula="of:=[.P33]/SUM([.$O$2:.$O$189])" office:value-type="float" office:value="0.5846852644497" calcext:value-type="float">
            <text:p>0.5846852644497</text:p>
          </table:table-cell>
          <table:table-cell office:value-type="float" office:value="166" calcext:value-type="float">
            <text:p>166</text:p>
          </table:table-cell>
          <table:table-cell table:formula="of:=[.M33]-[.R33]" office:value-type="float" office:value="-9" calcext:value-type="float">
            <text:p>-9</text:p>
          </table:table-cell>
          <table:table-cell table:formula="of:=ABS([.J33]-[.O33])" office:value-type="float" office:value="1.4628" calcext:value-type="float">
            <text:p>1.4628</text:p>
          </table:table-cell>
          <table:table-cell table:formula="of:=[.T33]/ABS([.J33]+1)" office:value-type="float" office:value="0.29256" calcext:value-type="float">
            <text:p>0.29256</text:p>
          </table:table-cell>
          <table:table-cell table:formula="of:=SUM([.$W$2:.W33])/SUM([.$W$2:.$W$189])" office:value-type="float" office:value="0.625781412794332" calcext:value-type="float">
            <text:p>0.625781412794332</text:p>
          </table:table-cell>
          <table:table-cell table:formula="of:=-0.0482*[.B33]+0.0336*[.C33]-0.0021*[.D33]-0.0337*[.F33]+0.2088*[.G33]+0.0019*[.H33]-0.3255" office:value-type="float" office:value="5.4682" calcext:value-type="float">
            <text:p>5.4682</text:p>
          </table:table-cell>
          <table:table-cell table:formula="of:=[.X32]-1" office:value-type="float" office:value="158" calcext:value-type="float">
            <text:p>158</text:p>
          </table:table-cell>
          <table:table-cell table:formula="of:=[.M33]-[.X33]" office:value-type="float" office:value="-1" calcext:value-type="float">
            <text:p>-1</text:p>
          </table:table-cell>
          <table:table-cell/>
          <table:table-cell table:formula="of:=[.R33]-[.X33]" office:value-type="float" office:value="166" calcext:value-type="float">
            <text:p>166</text:p>
          </table:table-cell>
          <table:table-cell table:formula="of:=ABS([.J33]-[.W33])" office:value-type="float" office:value="1.4682" calcext:value-type="float">
            <text:p>1.4682</text:p>
          </table:table-cell>
          <table:table-cell table:formula="of:=[.AB33]/ABS([.J33]+1)" office:value-type="float" office:value="0.29364" calcext:value-type="float">
            <text:p>0.29364</text:p>
          </table:table-cell>
          <table:table-cell table:number-columns-repeated="99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1" calcext:value-type="float">
            <text:p>31</text:p>
          </table:table-cell>
          <table:table-cell office:value-type="float" office:value="148" calcext:value-type="float">
            <text:p>148</text:p>
          </table:table-cell>
          <table:table-cell office:value-type="float" office:value="422" calcext:value-type="float">
            <text:p>422</text:p>
          </table:table-cell>
          <table:table-cell office:value-type="float" office:value="350" calcext:value-type="float">
            <text:p>35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[.K33]+[.J34]" office:value-type="float" office:value="334" calcext:value-type="float">
            <text:p>334</text:p>
          </table:table-cell>
          <table:table-cell table:formula="of:=[.K34]/SUM([.$J$2:.$J$189])" office:value-type="float" office:value="0.782201405152225" calcext:value-type="float">
            <text:p>0.782201405152225</text:p>
          </table:table-cell>
          <table:table-cell office:value-type="float" office:value="156" calcext:value-type="float">
            <text:p>156</text:p>
          </table:table-cell>
          <table:table-cell table:formula="of:=(188-[.M34])/187" office:value-type="float" office:value="0.171122994652406" calcext:value-type="float">
            <text:p>0.171122994652406</text:p>
          </table:table-cell>
          <table:table-cell table:formula="of:=-0.0516*[.B34]+0.0341*[.C34]-0.0027*[.D34]-0.0372*[.F34]+0.2119*[.G34]+0.0018*[.H34]+0.005*[.I34]-0.3091" office:value-type="float" office:value="2.6373" calcext:value-type="float">
            <text:p>2.6373</text:p>
          </table:table-cell>
          <table:table-cell table:formula="of:=[.P33]+[.O34]" office:value-type="float" office:value="252.6693" calcext:value-type="float">
            <text:p>252.6693</text:p>
          </table:table-cell>
          <table:table-cell table:formula="of:=[.P34]/SUM([.$O$2:.$O$189])" office:value-type="float" office:value="0.590852436843366" calcext:value-type="float">
            <text:p>0.590852436843366</text:p>
          </table:table-cell>
          <table:table-cell office:value-type="float" office:value="145" calcext:value-type="float">
            <text:p>145</text:p>
          </table:table-cell>
          <table:table-cell table:formula="of:=[.M34]-[.R34]" office:value-type="float" office:value="11" calcext:value-type="float">
            <text:p>11</text:p>
          </table:table-cell>
          <table:table-cell table:formula="of:=ABS([.J34]-[.O34])" office:value-type="float" office:value="1.3627" calcext:value-type="float">
            <text:p>1.3627</text:p>
          </table:table-cell>
          <table:table-cell table:formula="of:=[.T34]/ABS([.J34]+1)" office:value-type="float" office:value="0.27254" calcext:value-type="float">
            <text:p>0.27254</text:p>
          </table:table-cell>
          <table:table-cell table:formula="of:=SUM([.$W$2:.W34])/SUM([.$W$2:.$W$189])" office:value-type="float" office:value="0.632041866830364" calcext:value-type="float">
            <text:p>0.632041866830364</text:p>
          </table:table-cell>
          <table:table-cell table:formula="of:=-0.0482*[.B34]+0.0336*[.C34]-0.0021*[.D34]-0.0337*[.F34]+0.2088*[.G34]+0.0019*[.H34]-0.3255" office:value-type="float" office:value="2.6679" calcext:value-type="float">
            <text:p>2.6679</text:p>
          </table:table-cell>
          <table:table-cell table:formula="of:=[.X33]-1" office:value-type="float" office:value="157" calcext:value-type="float">
            <text:p>157</text:p>
          </table:table-cell>
          <table:table-cell table:formula="of:=[.M34]-[.X34]" office:value-type="float" office:value="-1" calcext:value-type="float">
            <text:p>-1</text:p>
          </table:table-cell>
          <table:table-cell/>
          <table:table-cell table:formula="of:=[.R34]-[.X34]" office:value-type="float" office:value="145" calcext:value-type="float">
            <text:p>145</text:p>
          </table:table-cell>
          <table:table-cell table:formula="of:=ABS([.J34]-[.W34])" office:value-type="float" office:value="1.3321" calcext:value-type="float">
            <text:p>1.3321</text:p>
          </table:table-cell>
          <table:table-cell table:formula="of:=[.AB34]/ABS([.J34]+1)" office:value-type="float" office:value="0.26642" calcext:value-type="float">
            <text:p>0.26642</text:p>
          </table:table-cell>
          <table:table-cell table:number-columns-repeated="99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[.K34]+[.J35]" office:value-type="float" office:value="338" calcext:value-type="float">
            <text:p>338</text:p>
          </table:table-cell>
          <table:table-cell table:formula="of:=[.K35]/SUM([.$J$2:.$J$189])" office:value-type="float" office:value="0.791569086651054" calcext:value-type="float">
            <text:p>0.791569086651054</text:p>
          </table:table-cell>
          <table:table-cell office:value-type="float" office:value="155" calcext:value-type="float">
            <text:p>155</text:p>
          </table:table-cell>
          <table:table-cell table:formula="of:=(188-[.M35])/187" office:value-type="float" office:value="0.176470588235294" calcext:value-type="float">
            <text:p>0.176470588235294</text:p>
          </table:table-cell>
          <table:table-cell table:formula="of:=-0.0516*[.B35]+0.0341*[.C35]-0.0027*[.D35]-0.0372*[.F35]+0.2119*[.G35]+0.0018*[.H35]+0.005*[.I35]-0.3091" office:value-type="float" office:value="-0.4111" calcext:value-type="float">
            <text:p>-0.4111</text:p>
          </table:table-cell>
          <table:table-cell table:formula="of:=[.P34]+[.O35]" office:value-type="float" office:value="252.2582" calcext:value-type="float">
            <text:p>252.2582</text:p>
          </table:table-cell>
          <table:table-cell table:formula="of:=[.P35]/SUM([.$O$2:.$O$189])" office:value-type="float" office:value="0.58989110344518" calcext:value-type="float">
            <text:p>0.58989110344518</text:p>
          </table:table-cell>
          <table:table-cell office:value-type="float" office:value="9" calcext:value-type="float">
            <text:p>9</text:p>
          </table:table-cell>
          <table:table-cell table:formula="of:=[.M35]-[.R35]" office:value-type="float" office:value="146" calcext:value-type="float">
            <text:p>146</text:p>
          </table:table-cell>
          <table:table-cell table:formula="of:=ABS([.J35]-[.O35])" office:value-type="float" office:value="4.4111" calcext:value-type="float">
            <text:p>4.4111</text:p>
          </table:table-cell>
          <table:table-cell table:formula="of:=[.T35]/ABS([.J35]+1)" office:value-type="float" office:value="0.88222" calcext:value-type="float">
            <text:p>0.88222</text:p>
          </table:table-cell>
          <table:table-cell table:formula="of:=SUM([.$W$2:.W35])/SUM([.$W$2:.$W$189])" office:value-type="float" office:value="0.631096662405268" calcext:value-type="float">
            <text:p>0.631096662405268</text:p>
          </table:table-cell>
          <table:table-cell table:formula="of:=-0.0482*[.B35]+0.0336*[.C35]-0.0021*[.D35]-0.0337*[.F35]+0.2088*[.G35]+0.0019*[.H35]-0.3255" office:value-type="float" office:value="-0.4028" calcext:value-type="float">
            <text:p>-0.4028</text:p>
          </table:table-cell>
          <table:table-cell table:formula="of:=[.X34]-1" office:value-type="float" office:value="156" calcext:value-type="float">
            <text:p>156</text:p>
          </table:table-cell>
          <table:table-cell table:formula="of:=[.M35]-[.X35]" office:value-type="float" office:value="-1" calcext:value-type="float">
            <text:p>-1</text:p>
          </table:table-cell>
          <table:table-cell/>
          <table:table-cell table:formula="of:=[.R35]-[.X35]" office:value-type="float" office:value="9" calcext:value-type="float">
            <text:p>9</text:p>
          </table:table-cell>
          <table:table-cell table:formula="of:=ABS([.J35]-[.W35])" office:value-type="float" office:value="4.4028" calcext:value-type="float">
            <text:p>4.4028</text:p>
          </table:table-cell>
          <table:table-cell table:formula="of:=[.AB35]/ABS([.J35]+1)" office:value-type="float" office:value="0.88056" calcext:value-type="float">
            <text:p>0.88056</text:p>
          </table:table-cell>
          <table:table-cell table:number-columns-repeated="99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9" calcext:value-type="float">
            <text:p>29</text:p>
          </table:table-cell>
          <table:table-cell office:value-type="float" office:value="131" calcext:value-type="float">
            <text:p>131</text:p>
          </table:table-cell>
          <table:table-cell office:value-type="float" office:value="515" calcext:value-type="float">
            <text:p>515</text:p>
          </table:table-cell>
          <table:table-cell office:value-type="float" office:value="457" calcext:value-type="float">
            <text:p>45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formula="of:=[.K35]+[.J36]" office:value-type="float" office:value="342" calcext:value-type="float">
            <text:p>342</text:p>
          </table:table-cell>
          <table:table-cell table:formula="of:=[.K36]/SUM([.$J$2:.$J$189])" office:value-type="float" office:value="0.800936768149883" calcext:value-type="float">
            <text:p>0.800936768149883</text:p>
          </table:table-cell>
          <table:table-cell office:value-type="float" office:value="154" calcext:value-type="float">
            <text:p>154</text:p>
          </table:table-cell>
          <table:table-cell table:formula="of:=(188-[.M36])/187" office:value-type="float" office:value="0.181818181818182" calcext:value-type="float">
            <text:p>0.181818181818182</text:p>
          </table:table-cell>
          <table:table-cell table:formula="of:=-0.0516*[.B36]+0.0341*[.C36]-0.0027*[.D36]-0.0372*[.F36]+0.2119*[.G36]+0.0018*[.H36]+0.005*[.I36]-0.3091" office:value-type="float" office:value="1.6687" calcext:value-type="float">
            <text:p>1.6687</text:p>
          </table:table-cell>
          <table:table-cell table:formula="of:=[.P35]+[.O36]" office:value-type="float" office:value="253.9269" calcext:value-type="float">
            <text:p>253.9269</text:p>
          </table:table-cell>
          <table:table-cell table:formula="of:=[.P36]/SUM([.$O$2:.$O$189])" office:value-type="float" office:value="0.59379326117214" calcext:value-type="float">
            <text:p>0.59379326117214</text:p>
          </table:table-cell>
          <table:table-cell office:value-type="float" office:value="122" calcext:value-type="float">
            <text:p>122</text:p>
          </table:table-cell>
          <table:table-cell table:formula="of:=[.M36]-[.R36]" office:value-type="float" office:value="32" calcext:value-type="float">
            <text:p>32</text:p>
          </table:table-cell>
          <table:table-cell table:formula="of:=ABS([.J36]-[.O36])" office:value-type="float" office:value="2.3313" calcext:value-type="float">
            <text:p>2.3313</text:p>
          </table:table-cell>
          <table:table-cell table:formula="of:=[.T36]/ABS([.J36]+1)" office:value-type="float" office:value="0.46626" calcext:value-type="float">
            <text:p>0.46626</text:p>
          </table:table-cell>
          <table:table-cell table:formula="of:=SUM([.$W$2:.W36])/SUM([.$W$2:.$W$189])" office:value-type="float" office:value="0.635087968777279" calcext:value-type="float">
            <text:p>0.635087968777279</text:p>
          </table:table-cell>
          <table:table-cell table:formula="of:=-0.0482*[.B36]+0.0336*[.C36]-0.0021*[.D36]-0.0337*[.F36]+0.2088*[.G36]+0.0019*[.H36]-0.3255" office:value-type="float" office:value="1.7009" calcext:value-type="float">
            <text:p>1.7009</text:p>
          </table:table-cell>
          <table:table-cell table:formula="of:=[.X35]-1" office:value-type="float" office:value="155" calcext:value-type="float">
            <text:p>155</text:p>
          </table:table-cell>
          <table:table-cell table:formula="of:=[.M36]-[.X36]" office:value-type="float" office:value="-1" calcext:value-type="float">
            <text:p>-1</text:p>
          </table:table-cell>
          <table:table-cell/>
          <table:table-cell table:formula="of:=[.R36]-[.X36]" office:value-type="float" office:value="122" calcext:value-type="float">
            <text:p>122</text:p>
          </table:table-cell>
          <table:table-cell table:formula="of:=ABS([.J36]-[.W36])" office:value-type="float" office:value="2.2991" calcext:value-type="float">
            <text:p>2.2991</text:p>
          </table:table-cell>
          <table:table-cell table:formula="of:=[.AB36]/ABS([.J36]+1)" office:value-type="float" office:value="0.45982" calcext:value-type="float">
            <text:p>0.45982</text:p>
          </table:table-cell>
          <table:table-cell table:number-columns-repeated="99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5" calcext:value-type="float">
            <text:p>85</text:p>
          </table:table-cell>
          <table:table-cell office:value-type="float" office:value="446" calcext:value-type="float">
            <text:p>446</text:p>
          </table:table-cell>
          <table:table-cell office:value-type="float" office:value="3094" calcext:value-type="float">
            <text:p>3094</text:p>
          </table:table-cell>
          <table:table-cell office:value-type="float" office:value="2637" calcext:value-type="float">
            <text:p>2637</text:p>
          </table:table-cell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float" office:value="2758" calcext:value-type="float">
            <text:p>2758</text:p>
          </table:table-cell>
          <table:table-cell office:value-type="float" office:value="637" calcext:value-type="float">
            <text:p>637</text:p>
          </table:table-cell>
          <table:table-cell office:value-type="float" office:value="4" calcext:value-type="float">
            <text:p>4</text:p>
          </table:table-cell>
          <table:table-cell table:formula="of:=[.K36]+[.J37]" office:value-type="float" office:value="346" calcext:value-type="float">
            <text:p>346</text:p>
          </table:table-cell>
          <table:table-cell table:formula="of:=[.K37]/SUM([.$J$2:.$J$189])" office:value-type="float" office:value="0.810304449648712" calcext:value-type="float">
            <text:p>0.810304449648712</text:p>
          </table:table-cell>
          <table:table-cell office:value-type="float" office:value="153" calcext:value-type="float">
            <text:p>153</text:p>
          </table:table-cell>
          <table:table-cell table:formula="of:=(188-[.M37])/187" office:value-type="float" office:value="0.18716577540107" calcext:value-type="float">
            <text:p>0.18716577540107</text:p>
          </table:table-cell>
          <table:table-cell table:formula="of:=-0.0516*[.B37]+0.0341*[.C37]-0.0027*[.D37]-0.0372*[.F37]+0.2119*[.G37]+0.0018*[.H37]+0.005*[.I37]-0.3091" office:value-type="float" office:value="2.5748" calcext:value-type="float">
            <text:p>2.5748</text:p>
          </table:table-cell>
          <table:table-cell table:formula="of:=[.P36]+[.O37]" office:value-type="float" office:value="256.5017" calcext:value-type="float">
            <text:p>256.5017</text:p>
          </table:table-cell>
          <table:table-cell table:formula="of:=[.P37]/SUM([.$O$2:.$O$189])" office:value-type="float" office:value="0.599814280957227" calcext:value-type="float">
            <text:p>0.599814280957227</text:p>
          </table:table-cell>
          <table:table-cell office:value-type="float" office:value="144" calcext:value-type="float">
            <text:p>144</text:p>
          </table:table-cell>
          <table:table-cell table:formula="of:=[.M37]-[.R37]" office:value-type="float" office:value="9" calcext:value-type="float">
            <text:p>9</text:p>
          </table:table-cell>
          <table:table-cell table:formula="of:=ABS([.J37]-[.O37])" office:value-type="float" office:value="1.4252" calcext:value-type="float">
            <text:p>1.4252</text:p>
          </table:table-cell>
          <table:table-cell table:formula="of:=[.T37]/ABS([.J37]+1)" office:value-type="float" office:value="0.28504" calcext:value-type="float">
            <text:p>0.28504</text:p>
          </table:table-cell>
          <table:table-cell table:formula="of:=SUM([.$W$2:.W37])/SUM([.$W$2:.$W$189])" office:value-type="float" office:value="0.640601974135002" calcext:value-type="float">
            <text:p>0.640601974135002</text:p>
          </table:table-cell>
          <table:table-cell table:formula="of:=-0.0482*[.B37]+0.0336*[.C37]-0.0021*[.D37]-0.0337*[.F37]+0.2088*[.G37]+0.0019*[.H37]-0.3255" office:value-type="float" office:value="2.3498" calcext:value-type="float">
            <text:p>2.3498</text:p>
          </table:table-cell>
          <table:table-cell table:formula="of:=[.X36]-1" office:value-type="float" office:value="154" calcext:value-type="float">
            <text:p>154</text:p>
          </table:table-cell>
          <table:table-cell table:formula="of:=[.M37]-[.X37]" office:value-type="float" office:value="-1" calcext:value-type="float">
            <text:p>-1</text:p>
          </table:table-cell>
          <table:table-cell/>
          <table:table-cell table:formula="of:=[.R37]-[.X37]" office:value-type="float" office:value="144" calcext:value-type="float">
            <text:p>144</text:p>
          </table:table-cell>
          <table:table-cell table:formula="of:=ABS([.J37]-[.W37])" office:value-type="float" office:value="1.6502" calcext:value-type="float">
            <text:p>1.6502</text:p>
          </table:table-cell>
          <table:table-cell table:formula="of:=[.AB37]/ABS([.J37]+1)" office:value-type="float" office:value="0.33004" calcext:value-type="float">
            <text:p>0.33004</text:p>
          </table:table-cell>
          <table:table-cell table:number-columns-repeated="99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21" calcext:value-type="float">
            <text:p>421</text:p>
          </table:table-cell>
          <table:table-cell office:value-type="float" office:value="286" calcext:value-type="float">
            <text:p>28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K37]+[.J38]" office:value-type="float" office:value="349" calcext:value-type="float">
            <text:p>349</text:p>
          </table:table-cell>
          <table:table-cell table:formula="of:=[.K38]/SUM([.$J$2:.$J$189])" office:value-type="float" office:value="0.817330210772834" calcext:value-type="float">
            <text:p>0.817330210772834</text:p>
          </table:table-cell>
          <table:table-cell office:value-type="float" office:value="152" calcext:value-type="float">
            <text:p>152</text:p>
          </table:table-cell>
          <table:table-cell table:formula="of:=(188-[.M38])/187" office:value-type="float" office:value="0.192513368983957" calcext:value-type="float">
            <text:p>0.192513368983957</text:p>
          </table:table-cell>
          <table:table-cell table:formula="of:=-0.0516*[.B38]+0.0341*[.C38]-0.0027*[.D38]-0.0372*[.F38]+0.2119*[.G38]+0.0018*[.H38]+0.005*[.I38]-0.3091" office:value-type="float" office:value="-0.7064" calcext:value-type="float">
            <text:p>-0.7064</text:p>
          </table:table-cell>
          <table:table-cell table:formula="of:=[.P37]+[.O38]" office:value-type="float" office:value="255.7953" calcext:value-type="float">
            <text:p>255.7953</text:p>
          </table:table-cell>
          <table:table-cell table:formula="of:=[.P38]/SUM([.$O$2:.$O$189])" office:value-type="float" office:value="0.598162405714029" calcext:value-type="float">
            <text:p>0.598162405714029</text:p>
          </table:table-cell>
          <table:table-cell office:value-type="float" office:value="4" calcext:value-type="float">
            <text:p>4</text:p>
          </table:table-cell>
          <table:table-cell table:formula="of:=[.M38]-[.R38]" office:value-type="float" office:value="148" calcext:value-type="float">
            <text:p>148</text:p>
          </table:table-cell>
          <table:table-cell table:formula="of:=ABS([.J38]-[.O38])" office:value-type="float" office:value="3.7064" calcext:value-type="float">
            <text:p>3.7064</text:p>
          </table:table-cell>
          <table:table-cell table:formula="of:=[.T38]/ABS([.J38]+1)" office:value-type="float" office:value="0.9266" calcext:value-type="float">
            <text:p>0.9266</text:p>
          </table:table-cell>
          <table:table-cell table:formula="of:=SUM([.$W$2:.W38])/SUM([.$W$2:.$W$189])" office:value-type="float" office:value="0.63877304581097" calcext:value-type="float">
            <text:p>0.63877304581097</text:p>
          </table:table-cell>
          <table:table-cell table:formula="of:=-0.0482*[.B38]+0.0336*[.C38]-0.0021*[.D38]-0.0337*[.F38]+0.2088*[.G38]+0.0019*[.H38]-0.3255" office:value-type="float" office:value="-0.7794" calcext:value-type="float">
            <text:p>-0.7794</text:p>
          </table:table-cell>
          <table:table-cell table:formula="of:=[.X37]-1" office:value-type="float" office:value="153" calcext:value-type="float">
            <text:p>153</text:p>
          </table:table-cell>
          <table:table-cell table:formula="of:=[.M38]-[.X38]" office:value-type="float" office:value="-1" calcext:value-type="float">
            <text:p>-1</text:p>
          </table:table-cell>
          <table:table-cell/>
          <table:table-cell table:formula="of:=[.R38]-[.X38]" office:value-type="float" office:value="4" calcext:value-type="float">
            <text:p>4</text:p>
          </table:table-cell>
          <table:table-cell table:formula="of:=ABS([.J38]-[.W38])" office:value-type="float" office:value="3.7794" calcext:value-type="float">
            <text:p>3.7794</text:p>
          </table:table-cell>
          <table:table-cell table:formula="of:=[.AB38]/ABS([.J38]+1)" office:value-type="float" office:value="0.94485" calcext:value-type="float">
            <text:p>0.94485</text:p>
          </table:table-cell>
          <table:table-cell table:number-columns-repeated="99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5" calcext:value-type="float">
            <text:p>35</text:p>
          </table:table-cell>
          <table:table-cell office:value-type="float" office:value="284" calcext:value-type="float">
            <text:p>284</text:p>
          </table:table-cell>
          <table:table-cell office:value-type="float" office:value="1335" calcext:value-type="float">
            <text:p>1335</text:p>
          </table:table-cell>
          <table:table-cell office:value-type="float" office:value="1251" calcext:value-type="float">
            <text:p>125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267" calcext:value-type="float">
            <text:p>1267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table:formula="of:=[.K38]+[.J39]" office:value-type="float" office:value="352" calcext:value-type="float">
            <text:p>352</text:p>
          </table:table-cell>
          <table:table-cell table:formula="of:=[.K39]/SUM([.$J$2:.$J$189])" office:value-type="float" office:value="0.824355971896956" calcext:value-type="float">
            <text:p>0.824355971896956</text:p>
          </table:table-cell>
          <table:table-cell office:value-type="float" office:value="151" calcext:value-type="float">
            <text:p>151</text:p>
          </table:table-cell>
          <table:table-cell table:formula="of:=(188-[.M39])/187" office:value-type="float" office:value="0.197860962566845" calcext:value-type="float">
            <text:p>0.197860962566845</text:p>
          </table:table-cell>
          <table:table-cell table:formula="of:=-0.0516*[.B39]+0.0341*[.C39]-0.0027*[.D39]-0.0372*[.F39]+0.2119*[.G39]+0.0018*[.H39]+0.005*[.I39]-0.3091" office:value-type="float" office:value="5.8521" calcext:value-type="float">
            <text:p>5.8521</text:p>
          </table:table-cell>
          <table:table-cell table:formula="of:=[.P38]+[.O39]" office:value-type="float" office:value="261.6474" calcext:value-type="float">
            <text:p>261.6474</text:p>
          </table:table-cell>
          <table:table-cell table:formula="of:=[.P39]/SUM([.$O$2:.$O$189])" office:value-type="float" office:value="0.611847200604628" calcext:value-type="float">
            <text:p>0.611847200604628</text:p>
          </table:table-cell>
          <table:table-cell office:value-type="float" office:value="168" calcext:value-type="float">
            <text:p>168</text:p>
          </table:table-cell>
          <table:table-cell table:formula="of:=[.M39]-[.R39]" office:value-type="float" office:value="-17" calcext:value-type="float">
            <text:p>-17</text:p>
          </table:table-cell>
          <table:table-cell table:formula="of:=ABS([.J39]-[.O39])" office:value-type="float" office:value="2.8521" calcext:value-type="float">
            <text:p>2.8521</text:p>
          </table:table-cell>
          <table:table-cell table:formula="of:=[.T39]/ABS([.J39]+1)" office:value-type="float" office:value="0.713025" calcext:value-type="float">
            <text:p>0.713025</text:p>
          </table:table-cell>
          <table:table-cell table:formula="of:=SUM([.$W$2:.W39])/SUM([.$W$2:.$W$189])" office:value-type="float" office:value="0.652760569488012" calcext:value-type="float">
            <text:p>0.652760569488012</text:p>
          </table:table-cell>
          <table:table-cell table:formula="of:=-0.0482*[.B39]+0.0336*[.C39]-0.0021*[.D39]-0.0337*[.F39]+0.2088*[.G39]+0.0019*[.H39]-0.3255" office:value-type="float" office:value="5.9608" calcext:value-type="float">
            <text:p>5.9608</text:p>
          </table:table-cell>
          <table:table-cell table:formula="of:=[.X38]-1" office:value-type="float" office:value="152" calcext:value-type="float">
            <text:p>152</text:p>
          </table:table-cell>
          <table:table-cell table:formula="of:=[.M39]-[.X39]" office:value-type="float" office:value="-1" calcext:value-type="float">
            <text:p>-1</text:p>
          </table:table-cell>
          <table:table-cell/>
          <table:table-cell table:formula="of:=[.R39]-[.X39]" office:value-type="float" office:value="168" calcext:value-type="float">
            <text:p>168</text:p>
          </table:table-cell>
          <table:table-cell table:formula="of:=ABS([.J39]-[.W39])" office:value-type="float" office:value="2.9608" calcext:value-type="float">
            <text:p>2.9608</text:p>
          </table:table-cell>
          <table:table-cell table:formula="of:=[.AB39]/ABS([.J39]+1)" office:value-type="float" office:value="0.7402" calcext:value-type="float">
            <text:p>0.7402</text:p>
          </table:table-cell>
          <table:table-cell table:number-columns-repeated="99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office:value-type="float" office:value="136" calcext:value-type="float">
            <text:p>136</text:p>
          </table:table-cell>
          <table:table-cell office:value-type="float" office:value="428" calcext:value-type="float">
            <text:p>428</text:p>
          </table:table-cell>
          <table:table-cell office:value-type="float" office:value="350" calcext:value-type="float">
            <text:p>35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43" calcext:value-type="float">
            <text:p>1043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formula="of:=[.K39]+[.J40]" office:value-type="float" office:value="355" calcext:value-type="float">
            <text:p>355</text:p>
          </table:table-cell>
          <table:table-cell table:formula="of:=[.K40]/SUM([.$J$2:.$J$189])" office:value-type="float" office:value="0.831381733021077" calcext:value-type="float">
            <text:p>0.831381733021077</text:p>
          </table:table-cell>
          <table:table-cell office:value-type="float" office:value="150" calcext:value-type="float">
            <text:p>150</text:p>
          </table:table-cell>
          <table:table-cell table:formula="of:=(188-[.M40])/187" office:value-type="float" office:value="0.203208556149733" calcext:value-type="float">
            <text:p>0.203208556149733</text:p>
          </table:table-cell>
          <table:table-cell table:formula="of:=-0.0516*[.B40]+0.0341*[.C40]-0.0027*[.D40]-0.0372*[.F40]+0.2119*[.G40]+0.0018*[.H40]+0.005*[.I40]-0.3091" office:value-type="float" office:value="3.348" calcext:value-type="float">
            <text:p>3.348</text:p>
          </table:table-cell>
          <table:table-cell table:formula="of:=[.P39]+[.O40]" office:value-type="float" office:value="264.9954" calcext:value-type="float">
            <text:p>264.9954</text:p>
          </table:table-cell>
          <table:table-cell table:formula="of:=[.P40]/SUM([.$O$2:.$O$189])" office:value-type="float" office:value="0.619676303540962" calcext:value-type="float">
            <text:p>0.619676303540962</text:p>
          </table:table-cell>
          <table:table-cell office:value-type="float" office:value="152" calcext:value-type="float">
            <text:p>152</text:p>
          </table:table-cell>
          <table:table-cell table:formula="of:=[.M40]-[.R40]" office:value-type="float" office:value="-2" calcext:value-type="float">
            <text:p>-2</text:p>
          </table:table-cell>
          <table:table-cell table:formula="of:=ABS([.J40]-[.O40])" office:value-type="float" office:value="0.348" calcext:value-type="float">
            <text:p>0.348</text:p>
          </table:table-cell>
          <table:table-cell table:formula="of:=[.T40]/ABS([.J40]+1)" office:value-type="float" office:value="0.087" calcext:value-type="float">
            <text:p>0.087</text:p>
          </table:table-cell>
          <table:table-cell table:formula="of:=SUM([.$W$2:.W40])/SUM([.$W$2:.$W$189])" office:value-type="float" office:value="0.660696954508165" calcext:value-type="float">
            <text:p>0.660696954508165</text:p>
          </table:table-cell>
          <table:table-cell table:formula="of:=-0.0482*[.B40]+0.0336*[.C40]-0.0021*[.D40]-0.0337*[.F40]+0.2088*[.G40]+0.0019*[.H40]-0.3255" office:value-type="float" office:value="3.3821" calcext:value-type="float">
            <text:p>3.3821</text:p>
          </table:table-cell>
          <table:table-cell table:formula="of:=[.X39]-1" office:value-type="float" office:value="151" calcext:value-type="float">
            <text:p>151</text:p>
          </table:table-cell>
          <table:table-cell table:formula="of:=[.M40]-[.X40]" office:value-type="float" office:value="-1" calcext:value-type="float">
            <text:p>-1</text:p>
          </table:table-cell>
          <table:table-cell/>
          <table:table-cell table:formula="of:=[.R40]-[.X40]" office:value-type="float" office:value="152" calcext:value-type="float">
            <text:p>152</text:p>
          </table:table-cell>
          <table:table-cell table:formula="of:=ABS([.J40]-[.W40])" office:value-type="float" office:value="0.382100000000001" calcext:value-type="float">
            <text:p>0.382100000000001</text:p>
          </table:table-cell>
          <table:table-cell table:formula="of:=[.AB40]/ABS([.J40]+1)" office:value-type="float" office:value="0.0955250000000002" calcext:value-type="float">
            <text:p>0.095525</text:p>
          </table:table-cell>
          <table:table-cell table:number-columns-repeated="99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office:value-type="float" office:value="324" calcext:value-type="float">
            <text:p>324</text:p>
          </table:table-cell>
          <table:table-cell office:value-type="float" office:value="298" calcext:value-type="float">
            <text:p>29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" calcext:value-type="float">
            <text:p>382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[.K40]+[.J41]" office:value-type="float" office:value="358" calcext:value-type="float">
            <text:p>358</text:p>
          </table:table-cell>
          <table:table-cell table:formula="of:=[.K41]/SUM([.$J$2:.$J$189])" office:value-type="float" office:value="0.838407494145199" calcext:value-type="float">
            <text:p>0.838407494145199</text:p>
          </table:table-cell>
          <table:table-cell office:value-type="float" office:value="149" calcext:value-type="float">
            <text:p>149</text:p>
          </table:table-cell>
          <table:table-cell table:formula="of:=(188-[.M41])/187" office:value-type="float" office:value="0.20855614973262" calcext:value-type="float">
            <text:p>0.20855614973262</text:p>
          </table:table-cell>
          <table:table-cell table:formula="of:=-0.0516*[.B41]+0.0341*[.C41]-0.0027*[.D41]-0.0372*[.F41]+0.2119*[.G41]+0.0018*[.H41]+0.005*[.I41]-0.3091" office:value-type="float" office:value="2.6663" calcext:value-type="float">
            <text:p>2.6663</text:p>
          </table:table-cell>
          <table:table-cell table:formula="of:=[.P40]+[.O41]" office:value-type="float" office:value="267.6617" calcext:value-type="float">
            <text:p>267.6617</text:p>
          </table:table-cell>
          <table:table-cell table:formula="of:=[.P41]/SUM([.$O$2:.$O$189])" office:value-type="float" office:value="0.625911290745009" calcext:value-type="float">
            <text:p>0.625911290745009</text:p>
          </table:table-cell>
          <table:table-cell office:value-type="float" office:value="146" calcext:value-type="float">
            <text:p>146</text:p>
          </table:table-cell>
          <table:table-cell table:formula="of:=[.M41]-[.R41]" office:value-type="float" office:value="3" calcext:value-type="float">
            <text:p>3</text:p>
          </table:table-cell>
          <table:table-cell table:formula="of:=ABS([.J41]-[.O41])" office:value-type="float" office:value="0.3337" calcext:value-type="float">
            <text:p>0.3337</text:p>
          </table:table-cell>
          <table:table-cell table:formula="of:=[.T41]/ABS([.J41]+1)" office:value-type="float" office:value="0.083425" calcext:value-type="float">
            <text:p>0.083425</text:p>
          </table:table-cell>
          <table:table-cell table:formula="of:=SUM([.$W$2:.W41])/SUM([.$W$2:.$W$189])" office:value-type="float" office:value="0.6669498994723" calcext:value-type="float">
            <text:p>0.6669498994723</text:p>
          </table:table-cell>
          <table:table-cell table:formula="of:=-0.0482*[.B41]+0.0336*[.C41]-0.0021*[.D41]-0.0337*[.F41]+0.2088*[.G41]+0.0019*[.H41]-0.3255" office:value-type="float" office:value="2.6647" calcext:value-type="float">
            <text:p>2.6647</text:p>
          </table:table-cell>
          <table:table-cell table:formula="of:=[.X40]-1" office:value-type="float" office:value="150" calcext:value-type="float">
            <text:p>150</text:p>
          </table:table-cell>
          <table:table-cell table:formula="of:=[.M41]-[.X41]" office:value-type="float" office:value="-1" calcext:value-type="float">
            <text:p>-1</text:p>
          </table:table-cell>
          <table:table-cell/>
          <table:table-cell table:formula="of:=[.R41]-[.X41]" office:value-type="float" office:value="146" calcext:value-type="float">
            <text:p>146</text:p>
          </table:table-cell>
          <table:table-cell table:formula="of:=ABS([.J41]-[.W41])" office:value-type="float" office:value="0.335299999999999" calcext:value-type="float">
            <text:p>0.335299999999999</text:p>
          </table:table-cell>
          <table:table-cell table:formula="of:=[.AB41]/ABS([.J41]+1)" office:value-type="float" office:value="0.0838249999999998" calcext:value-type="float">
            <text:p>0.083825</text:p>
          </table:table-cell>
          <table:table-cell table:number-columns-repeated="99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0" calcext:value-type="float">
            <text:p>40</text:p>
          </table:table-cell>
          <table:table-cell office:value-type="float" office:value="102" calcext:value-type="float">
            <text:p>102</text:p>
          </table:table-cell>
          <table:table-cell office:value-type="float" office:value="654" calcext:value-type="float">
            <text:p>654</text:p>
          </table:table-cell>
          <table:table-cell office:value-type="float" office:value="533" calcext:value-type="float">
            <text:p>53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K41]+[.J42]" office:value-type="float" office:value="361" calcext:value-type="float">
            <text:p>361</text:p>
          </table:table-cell>
          <table:table-cell table:formula="of:=[.K42]/SUM([.$J$2:.$J$189])" office:value-type="float" office:value="0.845433255269321" calcext:value-type="float">
            <text:p>0.845433255269321</text:p>
          </table:table-cell>
          <table:table-cell office:value-type="float" office:value="148" calcext:value-type="float">
            <text:p>148</text:p>
          </table:table-cell>
          <table:table-cell table:formula="of:=(188-[.M42])/187" office:value-type="float" office:value="0.213903743315508" calcext:value-type="float">
            <text:p>0.213903743315508</text:p>
          </table:table-cell>
          <table:table-cell table:formula="of:=-0.0516*[.B42]+0.0341*[.C42]-0.0027*[.D42]-0.0372*[.F42]+0.2119*[.G42]+0.0018*[.H42]+0.005*[.I42]-0.3091" office:value-type="float" office:value="0.4987" calcext:value-type="float">
            <text:p>0.4987</text:p>
          </table:table-cell>
          <table:table-cell table:formula="of:=[.P41]+[.O42]" office:value-type="float" office:value="268.1604" calcext:value-type="float">
            <text:p>268.1604</text:p>
          </table:table-cell>
          <table:table-cell table:formula="of:=[.P42]/SUM([.$O$2:.$O$189])" office:value-type="float" office:value="0.627077471639379" calcext:value-type="float">
            <text:p>0.627077471639379</text:p>
          </table:table-cell>
          <table:table-cell office:value-type="float" office:value="75" calcext:value-type="float">
            <text:p>75</text:p>
          </table:table-cell>
          <table:table-cell table:formula="of:=[.M42]-[.R42]" office:value-type="float" office:value="73" calcext:value-type="float">
            <text:p>73</text:p>
          </table:table-cell>
          <table:table-cell table:formula="of:=ABS([.J42]-[.O42])" office:value-type="float" office:value="2.5013" calcext:value-type="float">
            <text:p>2.5013</text:p>
          </table:table-cell>
          <table:table-cell table:formula="of:=[.T42]/ABS([.J42]+1)" office:value-type="float" office:value="0.625325" calcext:value-type="float">
            <text:p>0.625325</text:p>
          </table:table-cell>
          <table:table-cell table:formula="of:=SUM([.$W$2:.W42])/SUM([.$W$2:.$W$189])" office:value-type="float" office:value="0.668419096320742" calcext:value-type="float">
            <text:p>0.668419096320742</text:p>
          </table:table-cell>
          <table:table-cell table:formula="of:=-0.0482*[.B42]+0.0336*[.C42]-0.0021*[.D42]-0.0337*[.F42]+0.2088*[.G42]+0.0019*[.H42]-0.3255" office:value-type="float" office:value="0.6261" calcext:value-type="float">
            <text:p>0.6261</text:p>
          </table:table-cell>
          <table:table-cell table:formula="of:=[.X41]-1" office:value-type="float" office:value="149" calcext:value-type="float">
            <text:p>149</text:p>
          </table:table-cell>
          <table:table-cell table:formula="of:=[.M42]-[.X42]" office:value-type="float" office:value="-1" calcext:value-type="float">
            <text:p>-1</text:p>
          </table:table-cell>
          <table:table-cell/>
          <table:table-cell table:formula="of:=[.R42]-[.X42]" office:value-type="float" office:value="75" calcext:value-type="float">
            <text:p>75</text:p>
          </table:table-cell>
          <table:table-cell table:formula="of:=ABS([.J42]-[.W42])" office:value-type="float" office:value="2.3739" calcext:value-type="float">
            <text:p>2.3739</text:p>
          </table:table-cell>
          <table:table-cell table:formula="of:=[.AB42]/ABS([.J42]+1)" office:value-type="float" office:value="0.593475" calcext:value-type="float">
            <text:p>0.593475</text:p>
          </table:table-cell>
          <table:table-cell table:number-columns-repeated="99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226" calcext:value-type="float">
            <text:p>226</text:p>
          </table:table-cell>
          <table:table-cell office:value-type="float" office:value="181" calcext:value-type="float">
            <text:p>18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57" calcext:value-type="float">
            <text:p>457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[.K42]+[.J43]" office:value-type="float" office:value="364" calcext:value-type="float">
            <text:p>364</text:p>
          </table:table-cell>
          <table:table-cell table:formula="of:=[.K43]/SUM([.$J$2:.$J$189])" office:value-type="float" office:value="0.852459016393443" calcext:value-type="float">
            <text:p>0.852459016393443</text:p>
          </table:table-cell>
          <table:table-cell office:value-type="float" office:value="147" calcext:value-type="float">
            <text:p>147</text:p>
          </table:table-cell>
          <table:table-cell table:formula="of:=(188-[.M43])/187" office:value-type="float" office:value="0.219251336898396" calcext:value-type="float">
            <text:p>0.219251336898396</text:p>
          </table:table-cell>
          <table:table-cell table:formula="of:=-0.0516*[.B43]+0.0341*[.C43]-0.0027*[.D43]-0.0372*[.F43]+0.2119*[.G43]+0.0018*[.H43]+0.005*[.I43]-0.3091" office:value-type="float" office:value="0.4812" calcext:value-type="float">
            <text:p>0.4812</text:p>
          </table:table-cell>
          <table:table-cell table:formula="of:=[.P42]+[.O43]" office:value-type="float" office:value="268.6416" calcext:value-type="float">
            <text:p>268.6416</text:p>
          </table:table-cell>
          <table:table-cell table:formula="of:=[.P43]/SUM([.$O$2:.$O$189])" office:value-type="float" office:value="0.628202729803347" calcext:value-type="float">
            <text:p>0.628202729803347</text:p>
          </table:table-cell>
          <table:table-cell office:value-type="float" office:value="74" calcext:value-type="float">
            <text:p>74</text:p>
          </table:table-cell>
          <table:table-cell table:formula="of:=[.M43]-[.R43]" office:value-type="float" office:value="73" calcext:value-type="float">
            <text:p>73</text:p>
          </table:table-cell>
          <table:table-cell table:formula="of:=ABS([.J43]-[.O43])" office:value-type="float" office:value="2.5188" calcext:value-type="float">
            <text:p>2.5188</text:p>
          </table:table-cell>
          <table:table-cell table:formula="of:=[.T43]/ABS([.J43]+1)" office:value-type="float" office:value="0.6297" calcext:value-type="float">
            <text:p>0.6297</text:p>
          </table:table-cell>
          <table:table-cell table:formula="of:=SUM([.$W$2:.W43])/SUM([.$W$2:.$W$189])" office:value-type="float" office:value="0.669533254863532" calcext:value-type="float">
            <text:p>0.669533254863532</text:p>
          </table:table-cell>
          <table:table-cell table:formula="of:=-0.0482*[.B43]+0.0336*[.C43]-0.0021*[.D43]-0.0337*[.F43]+0.2088*[.G43]+0.0019*[.H43]-0.3255" office:value-type="float" office:value="0.4748" calcext:value-type="float">
            <text:p>0.4748</text:p>
          </table:table-cell>
          <table:table-cell table:formula="of:=[.X42]-1" office:value-type="float" office:value="148" calcext:value-type="float">
            <text:p>148</text:p>
          </table:table-cell>
          <table:table-cell table:formula="of:=[.M43]-[.X43]" office:value-type="float" office:value="-1" calcext:value-type="float">
            <text:p>-1</text:p>
          </table:table-cell>
          <table:table-cell/>
          <table:table-cell table:formula="of:=[.R43]-[.X43]" office:value-type="float" office:value="74" calcext:value-type="float">
            <text:p>74</text:p>
          </table:table-cell>
          <table:table-cell table:formula="of:=ABS([.J43]-[.W43])" office:value-type="float" office:value="2.5252" calcext:value-type="float">
            <text:p>2.5252</text:p>
          </table:table-cell>
          <table:table-cell table:formula="of:=[.AB43]/ABS([.J43]+1)" office:value-type="float" office:value="0.6313" calcext:value-type="float">
            <text:p>0.6313</text:p>
          </table:table-cell>
          <table:table-cell table:number-columns-repeated="99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152" calcext:value-type="float">
            <text:p>152</text:p>
          </table:table-cell>
          <table:table-cell office:value-type="float" office:value="817" calcext:value-type="float">
            <text:p>817</text:p>
          </table:table-cell>
          <table:table-cell office:value-type="float" office:value="723" calcext:value-type="float">
            <text:p>72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041" calcext:value-type="float">
            <text:p>1041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formula="of:=[.K43]+[.J44]" office:value-type="float" office:value="367" calcext:value-type="float">
            <text:p>367</text:p>
          </table:table-cell>
          <table:table-cell table:formula="of:=[.K44]/SUM([.$J$2:.$J$189])" office:value-type="float" office:value="0.859484777517564" calcext:value-type="float">
            <text:p>0.859484777517564</text:p>
          </table:table-cell>
          <table:table-cell office:value-type="float" office:value="146" calcext:value-type="float">
            <text:p>146</text:p>
          </table:table-cell>
          <table:table-cell table:formula="of:=(188-[.M44])/187" office:value-type="float" office:value="0.224598930481283" calcext:value-type="float">
            <text:p>0.224598930481283</text:p>
          </table:table-cell>
          <table:table-cell table:formula="of:=-0.0516*[.B44]+0.0341*[.C44]-0.0027*[.D44]-0.0372*[.F44]+0.2119*[.G44]+0.0018*[.H44]+0.005*[.I44]-0.3091" office:value-type="float" office:value="4.9093" calcext:value-type="float">
            <text:p>4.9093</text:p>
          </table:table-cell>
          <table:table-cell table:formula="of:=[.P43]+[.O44]" office:value-type="float" office:value="273.5509" calcext:value-type="float">
            <text:p>273.5509</text:p>
          </table:table-cell>
          <table:table-cell table:formula="of:=[.P44]/SUM([.$O$2:.$O$189])" office:value-type="float" office:value="0.63968284182406" calcext:value-type="float">
            <text:p>0.63968284182406</text:p>
          </table:table-cell>
          <table:table-cell office:value-type="float" office:value="164" calcext:value-type="float">
            <text:p>164</text:p>
          </table:table-cell>
          <table:table-cell table:formula="of:=[.M44]-[.R44]" office:value-type="float" office:value="-18" calcext:value-type="float">
            <text:p>-18</text:p>
          </table:table-cell>
          <table:table-cell table:formula="of:=ABS([.J44]-[.O44])" office:value-type="float" office:value="1.9093" calcext:value-type="float">
            <text:p>1.9093</text:p>
          </table:table-cell>
          <table:table-cell table:formula="of:=[.T44]/ABS([.J44]+1)" office:value-type="float" office:value="0.477325" calcext:value-type="float">
            <text:p>0.477325</text:p>
          </table:table-cell>
          <table:table-cell table:formula="of:=SUM([.$W$2:.W44])/SUM([.$W$2:.$W$189])" office:value-type="float" office:value="0.681079391539904" calcext:value-type="float">
            <text:p>0.681079391539904</text:p>
          </table:table-cell>
          <table:table-cell table:formula="of:=-0.0482*[.B44]+0.0336*[.C44]-0.0021*[.D44]-0.0337*[.F44]+0.2088*[.G44]+0.0019*[.H44]-0.3255" office:value-type="float" office:value="4.9204" calcext:value-type="float">
            <text:p>4.9204</text:p>
          </table:table-cell>
          <table:table-cell table:formula="of:=[.X43]-1" office:value-type="float" office:value="147" calcext:value-type="float">
            <text:p>147</text:p>
          </table:table-cell>
          <table:table-cell table:formula="of:=[.M44]-[.X44]" office:value-type="float" office:value="-1" calcext:value-type="float">
            <text:p>-1</text:p>
          </table:table-cell>
          <table:table-cell/>
          <table:table-cell table:formula="of:=[.R44]-[.X44]" office:value-type="float" office:value="164" calcext:value-type="float">
            <text:p>164</text:p>
          </table:table-cell>
          <table:table-cell table:formula="of:=ABS([.J44]-[.W44])" office:value-type="float" office:value="1.9204" calcext:value-type="float">
            <text:p>1.9204</text:p>
          </table:table-cell>
          <table:table-cell table:formula="of:=[.AB44]/ABS([.J44]+1)" office:value-type="float" office:value="0.4801" calcext:value-type="float">
            <text:p>0.4801</text:p>
          </table:table-cell>
          <table:table-cell table:number-columns-repeated="99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3" calcext:value-type="float">
            <text:p>23</text:p>
          </table:table-cell>
          <table:table-cell office:value-type="float" office:value="109" calcext:value-type="float">
            <text:p>109</text:p>
          </table:table-cell>
          <table:table-cell office:value-type="float" office:value="524" calcext:value-type="float">
            <text:p>524</text:p>
          </table:table-cell>
          <table:table-cell office:value-type="float" office:value="399" calcext:value-type="float">
            <text:p>39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86" calcext:value-type="float">
            <text:p>986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K44]+[.J45]" office:value-type="float" office:value="370" calcext:value-type="float">
            <text:p>370</text:p>
          </table:table-cell>
          <table:table-cell table:formula="of:=[.K45]/SUM([.$J$2:.$J$189])" office:value-type="float" office:value="0.866510538641686" calcext:value-type="float">
            <text:p>0.866510538641686</text:p>
          </table:table-cell>
          <table:table-cell office:value-type="float" office:value="145" calcext:value-type="float">
            <text:p>145</text:p>
          </table:table-cell>
          <table:table-cell table:formula="of:=(188-[.M45])/187" office:value-type="float" office:value="0.229946524064171" calcext:value-type="float">
            <text:p>0.229946524064171</text:p>
          </table:table-cell>
          <table:table-cell table:formula="of:=-0.0516*[.B45]+0.0341*[.C45]-0.0027*[.D45]-0.0372*[.F45]+0.2119*[.G45]+0.0018*[.H45]+0.005*[.I45]-0.3091" office:value-type="float" office:value="1.5304" calcext:value-type="float">
            <text:p>1.5304</text:p>
          </table:table-cell>
          <table:table-cell table:formula="of:=[.P44]+[.O45]" office:value-type="float" office:value="275.0813" calcext:value-type="float">
            <text:p>275.0813</text:p>
          </table:table-cell>
          <table:table-cell table:formula="of:=[.P45]/SUM([.$O$2:.$O$189])" office:value-type="float" office:value="0.643261593058757" calcext:value-type="float">
            <text:p>0.643261593058757</text:p>
          </table:table-cell>
          <table:table-cell office:value-type="float" office:value="113" calcext:value-type="float">
            <text:p>113</text:p>
          </table:table-cell>
          <table:table-cell table:formula="of:=[.M45]-[.R45]" office:value-type="float" office:value="32" calcext:value-type="float">
            <text:p>32</text:p>
          </table:table-cell>
          <table:table-cell table:formula="of:=ABS([.J45]-[.O45])" office:value-type="float" office:value="1.4696" calcext:value-type="float">
            <text:p>1.4696</text:p>
          </table:table-cell>
          <table:table-cell table:formula="of:=[.T45]/ABS([.J45]+1)" office:value-type="float" office:value="0.3674" calcext:value-type="float">
            <text:p>0.3674</text:p>
          </table:table-cell>
          <table:table-cell table:formula="of:=SUM([.$W$2:.W45])/SUM([.$W$2:.$W$189])" office:value-type="float" office:value="0.684326361160077" calcext:value-type="float">
            <text:p>0.684326361160077</text:p>
          </table:table-cell>
          <table:table-cell table:formula="of:=-0.0482*[.B45]+0.0336*[.C45]-0.0021*[.D45]-0.0337*[.F45]+0.2088*[.G45]+0.0019*[.H45]-0.3255" office:value-type="float" office:value="1.3837" calcext:value-type="float">
            <text:p>1.3837</text:p>
          </table:table-cell>
          <table:table-cell table:formula="of:=[.X44]-1" office:value-type="float" office:value="146" calcext:value-type="float">
            <text:p>146</text:p>
          </table:table-cell>
          <table:table-cell table:formula="of:=[.M45]-[.X45]" office:value-type="float" office:value="-1" calcext:value-type="float">
            <text:p>-1</text:p>
          </table:table-cell>
          <table:table-cell/>
          <table:table-cell table:formula="of:=[.R45]-[.X45]" office:value-type="float" office:value="113" calcext:value-type="float">
            <text:p>113</text:p>
          </table:table-cell>
          <table:table-cell table:formula="of:=ABS([.J45]-[.W45])" office:value-type="float" office:value="1.6163" calcext:value-type="float">
            <text:p>1.6163</text:p>
          </table:table-cell>
          <table:table-cell table:formula="of:=[.AB45]/ABS([.J45]+1)" office:value-type="float" office:value="0.404075" calcext:value-type="float">
            <text:p>0.404075</text:p>
          </table:table-cell>
          <table:table-cell table:number-columns-repeated="99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office:value-type="float" office:value="79" calcext:value-type="float">
            <text:p>79</text:p>
          </table:table-cell>
          <table:table-cell office:value-type="float" office:value="748" calcext:value-type="float">
            <text:p>748</text:p>
          </table:table-cell>
          <table:table-cell office:value-type="float" office:value="585" calcext:value-type="float">
            <text:p>585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398" calcext:value-type="float">
            <text:p>1398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table:formula="of:=[.K45]+[.J46]" office:value-type="float" office:value="372" calcext:value-type="float">
            <text:p>372</text:p>
          </table:table-cell>
          <table:table-cell table:formula="of:=[.K46]/SUM([.$J$2:.$J$189])" office:value-type="float" office:value="0.871194379391101" calcext:value-type="float">
            <text:p>0.871194379391101</text:p>
          </table:table-cell>
          <table:table-cell office:value-type="float" office:value="144" calcext:value-type="float">
            <text:p>144</text:p>
          </table:table-cell>
          <table:table-cell table:formula="of:=(188-[.M46])/187" office:value-type="float" office:value="0.235294117647059" calcext:value-type="float">
            <text:p>0.235294117647059</text:p>
          </table:table-cell>
          <table:table-cell table:formula="of:=-0.0516*[.B46]+0.0341*[.C46]-0.0027*[.D46]-0.0372*[.F46]+0.2119*[.G46]+0.0018*[.H46]+0.005*[.I46]-0.3091" office:value-type="float" office:value="3.381" calcext:value-type="float">
            <text:p>3.381</text:p>
          </table:table-cell>
          <table:table-cell table:formula="of:=[.P45]+[.O46]" office:value-type="float" office:value="278.4623" calcext:value-type="float">
            <text:p>278.4623</text:p>
          </table:table-cell>
          <table:table-cell table:formula="of:=[.P46]/SUM([.$O$2:.$O$189])" office:value-type="float" office:value="0.651167864572421" calcext:value-type="float">
            <text:p>0.651167864572421</text:p>
          </table:table-cell>
          <table:table-cell office:value-type="float" office:value="153" calcext:value-type="float">
            <text:p>153</text:p>
          </table:table-cell>
          <table:table-cell table:formula="of:=[.M46]-[.R46]" office:value-type="float" office:value="-9" calcext:value-type="float">
            <text:p>-9</text:p>
          </table:table-cell>
          <table:table-cell table:formula="of:=ABS([.J46]-[.O46])" office:value-type="float" office:value="1.381" calcext:value-type="float">
            <text:p>1.381</text:p>
          </table:table-cell>
          <table:table-cell table:formula="of:=[.T46]/ABS([.J46]+1)" office:value-type="float" office:value="0.460333333333333" calcext:value-type="float">
            <text:p>0.460333333333333</text:p>
          </table:table-cell>
          <table:table-cell table:formula="of:=SUM([.$W$2:.W46])/SUM([.$W$2:.$W$189])" office:value-type="float" office:value="0.692045921729189" calcext:value-type="float">
            <text:p>0.692045921729189</text:p>
          </table:table-cell>
          <table:table-cell table:formula="of:=-0.0482*[.B46]+0.0336*[.C46]-0.0021*[.D46]-0.0337*[.F46]+0.2088*[.G46]+0.0019*[.H46]-0.3255" office:value-type="float" office:value="3.2897" calcext:value-type="float">
            <text:p>3.2897</text:p>
          </table:table-cell>
          <table:table-cell table:formula="of:=[.X45]-1" office:value-type="float" office:value="145" calcext:value-type="float">
            <text:p>145</text:p>
          </table:table-cell>
          <table:table-cell table:formula="of:=[.M46]-[.X46]" office:value-type="float" office:value="-1" calcext:value-type="float">
            <text:p>-1</text:p>
          </table:table-cell>
          <table:table-cell/>
          <table:table-cell table:formula="of:=[.R46]-[.X46]" office:value-type="float" office:value="153" calcext:value-type="float">
            <text:p>153</text:p>
          </table:table-cell>
          <table:table-cell table:formula="of:=ABS([.J46]-[.W46])" office:value-type="float" office:value="1.2897" calcext:value-type="float">
            <text:p>1.2897</text:p>
          </table:table-cell>
          <table:table-cell table:formula="of:=[.AB46]/ABS([.J46]+1)" office:value-type="float" office:value="0.4299" calcext:value-type="float">
            <text:p>0.4299</text:p>
          </table:table-cell>
          <table:table-cell table:number-columns-repeated="99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float" office:value="304" calcext:value-type="float">
            <text:p>304</text:p>
          </table:table-cell>
          <table:table-cell office:value-type="float" office:value="254" calcext:value-type="float">
            <text:p>25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87" calcext:value-type="float">
            <text:p>687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[.K46]+[.J47]" office:value-type="float" office:value="374" calcext:value-type="float">
            <text:p>374</text:p>
          </table:table-cell>
          <table:table-cell table:formula="of:=[.K47]/SUM([.$J$2:.$J$189])" office:value-type="float" office:value="0.875878220140515" calcext:value-type="float">
            <text:p>0.875878220140515</text:p>
          </table:table-cell>
          <table:table-cell office:value-type="float" office:value="143" calcext:value-type="float">
            <text:p>143</text:p>
          </table:table-cell>
          <table:table-cell table:formula="of:=(188-[.M47])/187" office:value-type="float" office:value="0.240641711229946" calcext:value-type="float">
            <text:p>0.240641711229946</text:p>
          </table:table-cell>
          <table:table-cell table:formula="of:=-0.0516*[.B47]+0.0341*[.C47]-0.0027*[.D47]-0.0372*[.F47]+0.2119*[.G47]+0.0018*[.H47]+0.005*[.I47]-0.3091" office:value-type="float" office:value="2.3537" calcext:value-type="float">
            <text:p>2.3537</text:p>
          </table:table-cell>
          <table:table-cell table:formula="of:=[.P46]+[.O47]" office:value-type="float" office:value="280.816" calcext:value-type="float">
            <text:p>280.816</text:p>
          </table:table-cell>
          <table:table-cell table:formula="of:=[.P47]/SUM([.$O$2:.$O$189])" office:value-type="float" office:value="0.656671854889401" calcext:value-type="float">
            <text:p>0.656671854889401</text:p>
          </table:table-cell>
          <table:table-cell office:value-type="float" office:value="141" calcext:value-type="float">
            <text:p>141</text:p>
          </table:table-cell>
          <table:table-cell table:formula="of:=[.M47]-[.R47]" office:value-type="float" office:value="2" calcext:value-type="float">
            <text:p>2</text:p>
          </table:table-cell>
          <table:table-cell table:formula="of:=ABS([.J47]-[.O47])" office:value-type="float" office:value="0.3537" calcext:value-type="float">
            <text:p>0.3537</text:p>
          </table:table-cell>
          <table:table-cell table:formula="of:=[.T47]/ABS([.J47]+1)" office:value-type="float" office:value="0.1179" calcext:value-type="float">
            <text:p>0.1179</text:p>
          </table:table-cell>
          <table:table-cell table:formula="of:=SUM([.$W$2:.W47])/SUM([.$W$2:.$W$189])" office:value-type="float" office:value="0.697648862657198" calcext:value-type="float">
            <text:p>0.697648862657198</text:p>
          </table:table-cell>
          <table:table-cell table:formula="of:=-0.0482*[.B47]+0.0336*[.C47]-0.0021*[.D47]-0.0337*[.F47]+0.2088*[.G47]+0.0019*[.H47]-0.3255" office:value-type="float" office:value="2.3877" calcext:value-type="float">
            <text:p>2.3877</text:p>
          </table:table-cell>
          <table:table-cell table:formula="of:=[.X46]-1" office:value-type="float" office:value="144" calcext:value-type="float">
            <text:p>144</text:p>
          </table:table-cell>
          <table:table-cell table:formula="of:=[.M47]-[.X47]" office:value-type="float" office:value="-1" calcext:value-type="float">
            <text:p>-1</text:p>
          </table:table-cell>
          <table:table-cell/>
          <table:table-cell table:formula="of:=[.R47]-[.X47]" office:value-type="float" office:value="141" calcext:value-type="float">
            <text:p>141</text:p>
          </table:table-cell>
          <table:table-cell table:formula="of:=ABS([.J47]-[.W47])" office:value-type="float" office:value="0.3877" calcext:value-type="float">
            <text:p>0.3877</text:p>
          </table:table-cell>
          <table:table-cell table:formula="of:=[.AB47]/ABS([.J47]+1)" office:value-type="float" office:value="0.129233333333333" calcext:value-type="float">
            <text:p>0.129233333333333</text:p>
          </table:table-cell>
          <table:table-cell table:number-columns-repeated="99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4" calcext:value-type="float">
            <text:p>54</text:p>
          </table:table-cell>
          <table:table-cell office:value-type="float" office:value="222" calcext:value-type="float">
            <text:p>222</text:p>
          </table:table-cell>
          <table:table-cell office:value-type="float" office:value="1168" calcext:value-type="float">
            <text:p>1168</text:p>
          </table:table-cell>
          <table:table-cell office:value-type="float" office:value="889" calcext:value-type="float">
            <text:p>889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716" calcext:value-type="float">
            <text:p>1716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K47]+[.J48]" office:value-type="float" office:value="376" calcext:value-type="float">
            <text:p>376</text:p>
          </table:table-cell>
          <table:table-cell table:formula="of:=[.K48]/SUM([.$J$2:.$J$189])" office:value-type="float" office:value="0.88056206088993" calcext:value-type="float">
            <text:p>0.88056206088993</text:p>
          </table:table-cell>
          <table:table-cell office:value-type="float" office:value="142" calcext:value-type="float">
            <text:p>142</text:p>
          </table:table-cell>
          <table:table-cell table:formula="of:=(188-[.M48])/187" office:value-type="float" office:value="0.245989304812834" calcext:value-type="float">
            <text:p>0.245989304812834</text:p>
          </table:table-cell>
          <table:table-cell table:formula="of:=-0.0516*[.B48]+0.0341*[.C48]-0.0027*[.D48]-0.0372*[.F48]+0.2119*[.G48]+0.0018*[.H48]+0.005*[.I48]-0.3091" office:value-type="float" office:value="6.5019" calcext:value-type="float">
            <text:p>6.5019</text:p>
          </table:table-cell>
          <table:table-cell table:formula="of:=[.P47]+[.O48]" office:value-type="float" office:value="287.3179" calcext:value-type="float">
            <text:p>287.3179</text:p>
          </table:table-cell>
          <table:table-cell table:formula="of:=[.P48]/SUM([.$O$2:.$O$189])" office:value-type="float" office:value="0.671876169220869" calcext:value-type="float">
            <text:p>0.671876169220869</text:p>
          </table:table-cell>
          <table:table-cell office:value-type="float" office:value="169" calcext:value-type="float">
            <text:p>169</text:p>
          </table:table-cell>
          <table:table-cell table:formula="of:=[.M48]-[.R48]" office:value-type="float" office:value="-27" calcext:value-type="float">
            <text:p>-27</text:p>
          </table:table-cell>
          <table:table-cell table:formula="of:=ABS([.J48]-[.O48])" office:value-type="float" office:value="4.5019" calcext:value-type="float">
            <text:p>4.5019</text:p>
          </table:table-cell>
          <table:table-cell table:formula="of:=[.T48]/ABS([.J48]+1)" office:value-type="float" office:value="1.50063333333333" calcext:value-type="float">
            <text:p>1.50063333333333</text:p>
          </table:table-cell>
          <table:table-cell table:formula="of:=SUM([.$W$2:.W48])/SUM([.$W$2:.$W$189])" office:value-type="float" office:value="0.712971593181012" calcext:value-type="float">
            <text:p>0.712971593181012</text:p>
          </table:table-cell>
          <table:table-cell table:formula="of:=-0.0482*[.B48]+0.0336*[.C48]-0.0021*[.D48]-0.0337*[.F48]+0.2088*[.G48]+0.0019*[.H48]-0.3255" office:value-type="float" office:value="6.5298" calcext:value-type="float">
            <text:p>6.5298</text:p>
          </table:table-cell>
          <table:table-cell table:formula="of:=[.X47]-1" office:value-type="float" office:value="143" calcext:value-type="float">
            <text:p>143</text:p>
          </table:table-cell>
          <table:table-cell table:formula="of:=[.M48]-[.X48]" office:value-type="float" office:value="-1" calcext:value-type="float">
            <text:p>-1</text:p>
          </table:table-cell>
          <table:table-cell/>
          <table:table-cell table:formula="of:=[.R48]-[.X48]" office:value-type="float" office:value="169" calcext:value-type="float">
            <text:p>169</text:p>
          </table:table-cell>
          <table:table-cell table:formula="of:=ABS([.J48]-[.W48])" office:value-type="float" office:value="4.5298" calcext:value-type="float">
            <text:p>4.5298</text:p>
          </table:table-cell>
          <table:table-cell table:formula="of:=[.AB48]/ABS([.J48]+1)" office:value-type="float" office:value="1.50993333333333" calcext:value-type="float">
            <text:p>1.50993333333333</text:p>
          </table:table-cell>
          <table:table-cell table:number-columns-repeated="99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6" calcext:value-type="float">
            <text:p>46</text:p>
          </table:table-cell>
          <table:table-cell office:value-type="float" office:value="232" calcext:value-type="float">
            <text:p>232</text:p>
          </table:table-cell>
          <table:table-cell office:value-type="float" office:value="1067" calcext:value-type="float">
            <text:p>1067</text:p>
          </table:table-cell>
          <table:table-cell office:value-type="float" office:value="843" calcext:value-type="float">
            <text:p>84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632" calcext:value-type="float">
            <text:p>1632</text:p>
          </table:table-cell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table:formula="of:=[.K48]+[.J49]" office:value-type="float" office:value="378" calcext:value-type="float">
            <text:p>378</text:p>
          </table:table-cell>
          <table:table-cell table:formula="of:=[.K49]/SUM([.$J$2:.$J$189])" office:value-type="float" office:value="0.885245901639344" calcext:value-type="float">
            <text:p>0.885245901639344</text:p>
          </table:table-cell>
          <table:table-cell office:value-type="float" office:value="141" calcext:value-type="float">
            <text:p>141</text:p>
          </table:table-cell>
          <table:table-cell table:formula="of:=(188-[.M49])/187" office:value-type="float" office:value="0.251336898395722" calcext:value-type="float">
            <text:p>0.251336898395722</text:p>
          </table:table-cell>
          <table:table-cell table:formula="of:=-0.0516*[.B49]+0.0341*[.C49]-0.0027*[.D49]-0.0372*[.F49]+0.2119*[.G49]+0.0018*[.H49]+0.005*[.I49]-0.3091" office:value-type="float" office:value="3.6861" calcext:value-type="float">
            <text:p>3.6861</text:p>
          </table:table-cell>
          <table:table-cell table:formula="of:=[.P48]+[.O49]" office:value-type="float" office:value="291.004" calcext:value-type="float">
            <text:p>291.004</text:p>
          </table:table-cell>
          <table:table-cell table:formula="of:=[.P49]/SUM([.$O$2:.$O$189])" office:value-type="float" office:value="0.68049589930857" calcext:value-type="float">
            <text:p>0.68049589930857</text:p>
          </table:table-cell>
          <table:table-cell office:value-type="float" office:value="156" calcext:value-type="float">
            <text:p>156</text:p>
          </table:table-cell>
          <table:table-cell table:formula="of:=[.M49]-[.R49]" office:value-type="float" office:value="-15" calcext:value-type="float">
            <text:p>-15</text:p>
          </table:table-cell>
          <table:table-cell table:formula="of:=ABS([.J49]-[.O49])" office:value-type="float" office:value="1.6861" calcext:value-type="float">
            <text:p>1.6861</text:p>
          </table:table-cell>
          <table:table-cell table:formula="of:=[.T49]/ABS([.J49]+1)" office:value-type="float" office:value="0.562033333333333" calcext:value-type="float">
            <text:p>0.562033333333333</text:p>
          </table:table-cell>
          <table:table-cell table:formula="of:=SUM([.$W$2:.W49])/SUM([.$W$2:.$W$189])" office:value-type="float" office:value="0.72147890232387" calcext:value-type="float">
            <text:p>0.72147890232387</text:p>
          </table:table-cell>
          <table:table-cell table:formula="of:=-0.0482*[.B49]+0.0336*[.C49]-0.0021*[.D49]-0.0337*[.F49]+0.2088*[.G49]+0.0019*[.H49]-0.3255" office:value-type="float" office:value="3.6254" calcext:value-type="float">
            <text:p>3.6254</text:p>
          </table:table-cell>
          <table:table-cell table:formula="of:=[.X48]-1" office:value-type="float" office:value="142" calcext:value-type="float">
            <text:p>142</text:p>
          </table:table-cell>
          <table:table-cell table:formula="of:=[.M49]-[.X49]" office:value-type="float" office:value="-1" calcext:value-type="float">
            <text:p>-1</text:p>
          </table:table-cell>
          <table:table-cell/>
          <table:table-cell table:formula="of:=[.R49]-[.X49]" office:value-type="float" office:value="156" calcext:value-type="float">
            <text:p>156</text:p>
          </table:table-cell>
          <table:table-cell table:formula="of:=ABS([.J49]-[.W49])" office:value-type="float" office:value="1.6254" calcext:value-type="float">
            <text:p>1.6254</text:p>
          </table:table-cell>
          <table:table-cell table:formula="of:=[.AB49]/ABS([.J49]+1)" office:value-type="float" office:value="0.5418" calcext:value-type="float">
            <text:p>0.5418</text:p>
          </table:table-cell>
          <table:table-cell table:number-columns-repeated="99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3" calcext:value-type="float">
            <text:p>63</text:p>
          </table:table-cell>
          <table:table-cell office:value-type="float" office:value="409" calcext:value-type="float">
            <text:p>409</text:p>
          </table:table-cell>
          <table:table-cell office:value-type="float" office:value="2565" calcext:value-type="float">
            <text:p>2565</text:p>
          </table:table-cell>
          <table:table-cell office:value-type="float" office:value="1980" calcext:value-type="float">
            <text:p>1980</text:p>
          </table:table-cell>
          <table:table-cell office:value-type="float" office:value="185" calcext:value-type="float">
            <text:p>185</text:p>
          </table:table-cell>
          <table:table-cell office:value-type="float" office:value="20" calcext:value-type="float">
            <text:p>20</text:p>
          </table:table-cell>
          <table:table-cell office:value-type="float" office:value="4416" calcext:value-type="float">
            <text:p>4416</text:p>
          </table:table-cell>
          <table:table-cell office:value-type="float" office:value="555" calcext:value-type="float">
            <text:p>555</text:p>
          </table:table-cell>
          <table:table-cell office:value-type="float" office:value="2" calcext:value-type="float">
            <text:p>2</text:p>
          </table:table-cell>
          <table:table-cell table:formula="of:=[.K49]+[.J50]" office:value-type="float" office:value="380" calcext:value-type="float">
            <text:p>380</text:p>
          </table:table-cell>
          <table:table-cell table:formula="of:=[.K50]/SUM([.$J$2:.$J$189])" office:value-type="float" office:value="0.889929742388759" calcext:value-type="float">
            <text:p>0.889929742388759</text:p>
          </table:table-cell>
          <table:table-cell office:value-type="float" office:value="140" calcext:value-type="float">
            <text:p>140</text:p>
          </table:table-cell>
          <table:table-cell table:formula="of:=(188-[.M50])/187" office:value-type="float" office:value="0.25668449197861" calcext:value-type="float">
            <text:p>0.25668449197861</text:p>
          </table:table-cell>
          <table:table-cell table:formula="of:=-0.0516*[.B50]+0.0341*[.C50]-0.0027*[.D50]-0.0372*[.F50]+0.2119*[.G50]+0.0018*[.H50]+0.005*[.I50]-0.3091" office:value-type="float" office:value="11.5413" calcext:value-type="float">
            <text:p>11.5413</text:p>
          </table:table-cell>
          <table:table-cell table:formula="of:=[.P49]+[.O50]" office:value-type="float" office:value="302.5453" calcext:value-type="float">
            <text:p>302.5453</text:p>
          </table:table-cell>
          <table:table-cell table:formula="of:=[.P50]/SUM([.$O$2:.$O$189])" office:value-type="float" office:value="0.707484556930767" calcext:value-type="float">
            <text:p>0.707484556930767</text:p>
          </table:table-cell>
          <table:table-cell office:value-type="float" office:value="179" calcext:value-type="float">
            <text:p>179</text:p>
          </table:table-cell>
          <table:table-cell table:formula="of:=[.M50]-[.R50]" office:value-type="float" office:value="-39" calcext:value-type="float">
            <text:p>-39</text:p>
          </table:table-cell>
          <table:table-cell table:formula="of:=ABS([.J50]-[.O50])" office:value-type="float" office:value="9.5413" calcext:value-type="float">
            <text:p>9.5413</text:p>
          </table:table-cell>
          <table:table-cell table:formula="of:=[.T50]/ABS([.J50]+1)" office:value-type="float" office:value="3.18043333333333" calcext:value-type="float">
            <text:p>3.18043333333333</text:p>
          </table:table-cell>
          <table:table-cell table:formula="of:=SUM([.$W$2:.W50])/SUM([.$W$2:.$W$189])" office:value-type="float" office:value="0.748055619695545" calcext:value-type="float">
            <text:p>0.748055619695545</text:p>
          </table:table-cell>
          <table:table-cell table:formula="of:=-0.0482*[.B50]+0.0336*[.C50]-0.0021*[.D50]-0.0337*[.F50]+0.2088*[.G50]+0.0019*[.H50]-0.3255" office:value-type="float" office:value="11.3257" calcext:value-type="float">
            <text:p>11.3257</text:p>
          </table:table-cell>
          <table:table-cell table:formula="of:=[.X49]-1" office:value-type="float" office:value="141" calcext:value-type="float">
            <text:p>141</text:p>
          </table:table-cell>
          <table:table-cell table:formula="of:=[.M50]-[.X50]" office:value-type="float" office:value="-1" calcext:value-type="float">
            <text:p>-1</text:p>
          </table:table-cell>
          <table:table-cell/>
          <table:table-cell table:formula="of:=[.R50]-[.X50]" office:value-type="float" office:value="179" calcext:value-type="float">
            <text:p>179</text:p>
          </table:table-cell>
          <table:table-cell table:formula="of:=ABS([.J50]-[.W50])" office:value-type="float" office:value="9.3257" calcext:value-type="float">
            <text:p>9.3257</text:p>
          </table:table-cell>
          <table:table-cell table:formula="of:=[.AB50]/ABS([.J50]+1)" office:value-type="float" office:value="3.10856666666667" calcext:value-type="float">
            <text:p>3.10856666666667</text:p>
          </table:table-cell>
          <table:table-cell table:number-columns-repeated="99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233" calcext:value-type="float">
            <text:p>233</text:p>
          </table:table-cell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31" calcext:value-type="float">
            <text:p>331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formula="of:=[.K50]+[.J51]" office:value-type="float" office:value="382" calcext:value-type="float">
            <text:p>382</text:p>
          </table:table-cell>
          <table:table-cell table:formula="of:=[.K51]/SUM([.$J$2:.$J$189])" office:value-type="float" office:value="0.894613583138173" calcext:value-type="float">
            <text:p>0.894613583138173</text:p>
          </table:table-cell>
          <table:table-cell office:value-type="float" office:value="139" calcext:value-type="float">
            <text:p>139</text:p>
          </table:table-cell>
          <table:table-cell table:formula="of:=(188-[.M51])/187" office:value-type="float" office:value="0.262032085561497" calcext:value-type="float">
            <text:p>0.262032085561497</text:p>
          </table:table-cell>
          <table:table-cell table:formula="of:=-0.0516*[.B51]+0.0341*[.C51]-0.0027*[.D51]-0.0372*[.F51]+0.2119*[.G51]+0.0018*[.H51]+0.005*[.I51]-0.3091" office:value-type="float" office:value="1.6943" calcext:value-type="float">
            <text:p>1.6943</text:p>
          </table:table-cell>
          <table:table-cell table:formula="of:=[.P50]+[.O51]" office:value-type="float" office:value="304.2396" calcext:value-type="float">
            <text:p>304.2396</text:p>
          </table:table-cell>
          <table:table-cell table:formula="of:=[.P51]/SUM([.$O$2:.$O$189])" office:value-type="float" office:value="0.711446578766201" calcext:value-type="float">
            <text:p>0.711446578766201</text:p>
          </table:table-cell>
          <table:table-cell office:value-type="float" office:value="123" calcext:value-type="float">
            <text:p>123</text:p>
          </table:table-cell>
          <table:table-cell table:formula="of:=[.M51]-[.R51]" office:value-type="float" office:value="16" calcext:value-type="float">
            <text:p>16</text:p>
          </table:table-cell>
          <table:table-cell table:formula="of:=ABS([.J51]-[.O51])" office:value-type="float" office:value="0.3057" calcext:value-type="float">
            <text:p>0.3057</text:p>
          </table:table-cell>
          <table:table-cell table:formula="of:=[.T51]/ABS([.J51]+1)" office:value-type="float" office:value="0.1019" calcext:value-type="float">
            <text:p>0.1019</text:p>
          </table:table-cell>
          <table:table-cell table:formula="of:=SUM([.$W$2:.W51])/SUM([.$W$2:.$W$189])" office:value-type="float" office:value="0.752012196610029" calcext:value-type="float">
            <text:p>0.752012196610029</text:p>
          </table:table-cell>
          <table:table-cell table:formula="of:=-0.0482*[.B51]+0.0336*[.C51]-0.0021*[.D51]-0.0337*[.F51]+0.2088*[.G51]+0.0019*[.H51]-0.3255" office:value-type="float" office:value="1.6861" calcext:value-type="float">
            <text:p>1.6861</text:p>
          </table:table-cell>
          <table:table-cell table:formula="of:=[.X50]-1" office:value-type="float" office:value="140" calcext:value-type="float">
            <text:p>140</text:p>
          </table:table-cell>
          <table:table-cell table:formula="of:=[.M51]-[.X51]" office:value-type="float" office:value="-1" calcext:value-type="float">
            <text:p>-1</text:p>
          </table:table-cell>
          <table:table-cell/>
          <table:table-cell table:formula="of:=[.R51]-[.X51]" office:value-type="float" office:value="123" calcext:value-type="float">
            <text:p>123</text:p>
          </table:table-cell>
          <table:table-cell table:formula="of:=ABS([.J51]-[.W51])" office:value-type="float" office:value="0.313899999999999" calcext:value-type="float">
            <text:p>0.313899999999999</text:p>
          </table:table-cell>
          <table:table-cell table:formula="of:=[.AB51]/ABS([.J51]+1)" office:value-type="float" office:value="0.104633333333333" calcext:value-type="float">
            <text:p>0.104633333333333</text:p>
          </table:table-cell>
          <table:table-cell table:number-columns-repeated="99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241" calcext:value-type="float">
            <text:p>241</text:p>
          </table:table-cell>
          <table:table-cell office:value-type="float" office:value="205" calcext:value-type="float">
            <text:p>20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06" calcext:value-type="float">
            <text:p>306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[.K51]+[.J52]" office:value-type="float" office:value="384" calcext:value-type="float">
            <text:p>384</text:p>
          </table:table-cell>
          <table:table-cell table:formula="of:=[.K52]/SUM([.$J$2:.$J$189])" office:value-type="float" office:value="0.899297423887588" calcext:value-type="float">
            <text:p>0.899297423887588</text:p>
          </table:table-cell>
          <table:table-cell office:value-type="float" office:value="138" calcext:value-type="float">
            <text:p>138</text:p>
          </table:table-cell>
          <table:table-cell table:formula="of:=(188-[.M52])/187" office:value-type="float" office:value="0.267379679144385" calcext:value-type="float">
            <text:p>0.267379679144385</text:p>
          </table:table-cell>
          <table:table-cell table:formula="of:=-0.0516*[.B52]+0.0341*[.C52]-0.0027*[.D52]-0.0372*[.F52]+0.2119*[.G52]+0.0018*[.H52]+0.005*[.I52]-0.3091" office:value-type="float" office:value="1.5717" calcext:value-type="float">
            <text:p>1.5717</text:p>
          </table:table-cell>
          <table:table-cell table:formula="of:=[.P51]+[.O52]" office:value-type="float" office:value="305.8113" calcext:value-type="float">
            <text:p>305.8113</text:p>
          </table:table-cell>
          <table:table-cell table:formula="of:=[.P52]/SUM([.$O$2:.$O$189])" office:value-type="float" office:value="0.715121907644647" calcext:value-type="float">
            <text:p>0.715121907644647</text:p>
          </table:table-cell>
          <table:table-cell office:value-type="float" office:value="114" calcext:value-type="float">
            <text:p>114</text:p>
          </table:table-cell>
          <table:table-cell table:formula="of:=[.M52]-[.R52]" office:value-type="float" office:value="24" calcext:value-type="float">
            <text:p>24</text:p>
          </table:table-cell>
          <table:table-cell table:formula="of:=ABS([.J52]-[.O52])" office:value-type="float" office:value="0.4283" calcext:value-type="float">
            <text:p>0.4283</text:p>
          </table:table-cell>
          <table:table-cell table:formula="of:=[.T52]/ABS([.J52]+1)" office:value-type="float" office:value="0.142766666666667" calcext:value-type="float">
            <text:p>0.142766666666667</text:p>
          </table:table-cell>
          <table:table-cell table:formula="of:=SUM([.$W$2:.W52])/SUM([.$W$2:.$W$189])" office:value-type="float" office:value="0.755670757233583" calcext:value-type="float">
            <text:p>0.755670757233583</text:p>
          </table:table-cell>
          <table:table-cell table:formula="of:=-0.0482*[.B52]+0.0336*[.C52]-0.0021*[.D52]-0.0337*[.F52]+0.2088*[.G52]+0.0019*[.H52]-0.3255" office:value-type="float" office:value="1.5591" calcext:value-type="float">
            <text:p>1.5591</text:p>
          </table:table-cell>
          <table:table-cell table:formula="of:=[.X51]-1" office:value-type="float" office:value="139" calcext:value-type="float">
            <text:p>139</text:p>
          </table:table-cell>
          <table:table-cell table:formula="of:=[.M52]-[.X52]" office:value-type="float" office:value="-1" calcext:value-type="float">
            <text:p>-1</text:p>
          </table:table-cell>
          <table:table-cell/>
          <table:table-cell table:formula="of:=[.R52]-[.X52]" office:value-type="float" office:value="114" calcext:value-type="float">
            <text:p>114</text:p>
          </table:table-cell>
          <table:table-cell table:formula="of:=ABS([.J52]-[.W52])" office:value-type="float" office:value="0.4409" calcext:value-type="float">
            <text:p>0.4409</text:p>
          </table:table-cell>
          <table:table-cell table:formula="of:=[.AB52]/ABS([.J52]+1)" office:value-type="float" office:value="0.146966666666667" calcext:value-type="float">
            <text:p>0.146966666666667</text:p>
          </table:table-cell>
          <table:table-cell table:number-columns-repeated="99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9" calcext:value-type="float">
            <text:p>39</text:p>
          </table:table-cell>
          <table:table-cell office:value-type="float" office:value="178" calcext:value-type="float">
            <text:p>178</text:p>
          </table:table-cell>
          <table:table-cell office:value-type="float" office:value="1678" calcext:value-type="float">
            <text:p>1678</text:p>
          </table:table-cell>
          <table:table-cell office:value-type="float" office:value="1433" calcext:value-type="float">
            <text:p>1433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884" calcext:value-type="float">
            <text:p>1884</text:p>
          </table:table-cell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table:formula="of:=[.K52]+[.J53]" office:value-type="float" office:value="386" calcext:value-type="float">
            <text:p>386</text:p>
          </table:table-cell>
          <table:table-cell table:formula="of:=[.K53]/SUM([.$J$2:.$J$189])" office:value-type="float" office:value="0.903981264637002" calcext:value-type="float">
            <text:p>0.903981264637002</text:p>
          </table:table-cell>
          <table:table-cell office:value-type="float" office:value="137" calcext:value-type="float">
            <text:p>137</text:p>
          </table:table-cell>
          <table:table-cell table:formula="of:=(188-[.M53])/187" office:value-type="float" office:value="0.272727272727273" calcext:value-type="float">
            <text:p>0.272727272727273</text:p>
          </table:table-cell>
          <table:table-cell table:formula="of:=-0.0516*[.B53]+0.0341*[.C53]-0.0027*[.D53]-0.0372*[.F53]+0.2119*[.G53]+0.0018*[.H53]+0.005*[.I53]-0.3091" office:value-type="float" office:value="2.3318" calcext:value-type="float">
            <text:p>2.3318</text:p>
          </table:table-cell>
          <table:table-cell table:formula="of:=[.P52]+[.O53]" office:value-type="float" office:value="308.1431" calcext:value-type="float">
            <text:p>308.1431</text:p>
          </table:table-cell>
          <table:table-cell table:formula="of:=[.P53]/SUM([.$O$2:.$O$189])" office:value-type="float" office:value="0.720574686087581" calcext:value-type="float">
            <text:p>0.720574686087581</text:p>
          </table:table-cell>
          <table:table-cell office:value-type="float" office:value="139" calcext:value-type="float">
            <text:p>139</text:p>
          </table:table-cell>
          <table:table-cell table:formula="of:=[.M53]-[.R53]" office:value-type="float" office:value="-2" calcext:value-type="float">
            <text:p>-2</text:p>
          </table:table-cell>
          <table:table-cell table:formula="of:=ABS([.J53]-[.O53])" office:value-type="float" office:value="0.331799999999999" calcext:value-type="float">
            <text:p>0.331799999999999</text:p>
          </table:table-cell>
          <table:table-cell table:formula="of:=[.T53]/ABS([.J53]+1)" office:value-type="float" office:value="0.1106" calcext:value-type="float">
            <text:p>0.1106</text:p>
          </table:table-cell>
          <table:table-cell table:formula="of:=SUM([.$W$2:.W53])/SUM([.$W$2:.$W$189])" office:value-type="float" office:value="0.761592599058738" calcext:value-type="float">
            <text:p>0.761592599058738</text:p>
          </table:table-cell>
          <table:table-cell table:formula="of:=-0.0482*[.B53]+0.0336*[.C53]-0.0021*[.D53]-0.0337*[.F53]+0.2088*[.G53]+0.0019*[.H53]-0.3255" office:value-type="float" office:value="2.5236" calcext:value-type="float">
            <text:p>2.5236</text:p>
          </table:table-cell>
          <table:table-cell table:formula="of:=[.X52]-1" office:value-type="float" office:value="138" calcext:value-type="float">
            <text:p>138</text:p>
          </table:table-cell>
          <table:table-cell table:formula="of:=[.M53]-[.X53]" office:value-type="float" office:value="-1" calcext:value-type="float">
            <text:p>-1</text:p>
          </table:table-cell>
          <table:table-cell/>
          <table:table-cell table:formula="of:=[.R53]-[.X53]" office:value-type="float" office:value="139" calcext:value-type="float">
            <text:p>139</text:p>
          </table:table-cell>
          <table:table-cell table:formula="of:=ABS([.J53]-[.W53])" office:value-type="float" office:value="0.523600000000001" calcext:value-type="float">
            <text:p>0.523600000000001</text:p>
          </table:table-cell>
          <table:table-cell table:formula="of:=[.AB53]/ABS([.J53]+1)" office:value-type="float" office:value="0.174533333333334" calcext:value-type="float">
            <text:p>0.174533333333334</text:p>
          </table:table-cell>
          <table:table-cell table:number-columns-repeated="99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6" calcext:value-type="float">
            <text:p>36</text:p>
          </table:table-cell>
          <table:table-cell office:value-type="float" office:value="308" calcext:value-type="float">
            <text:p>308</text:p>
          </table:table-cell>
          <table:table-cell office:value-type="float" office:value="1822" calcext:value-type="float">
            <text:p>1822</text:p>
          </table:table-cell>
          <table:table-cell office:value-type="float" office:value="1637" calcext:value-type="float">
            <text:p>1637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914" calcext:value-type="float">
            <text:p>1914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table:formula="of:=[.K53]+[.J54]" office:value-type="float" office:value="388" calcext:value-type="float">
            <text:p>388</text:p>
          </table:table-cell>
          <table:table-cell table:formula="of:=[.K54]/SUM([.$J$2:.$J$189])" office:value-type="float" office:value="0.908665105386417" calcext:value-type="float">
            <text:p>0.908665105386417</text:p>
          </table:table-cell>
          <table:table-cell office:value-type="float" office:value="136" calcext:value-type="float">
            <text:p>136</text:p>
          </table:table-cell>
          <table:table-cell table:formula="of:=(188-[.M54])/187" office:value-type="float" office:value="0.27807486631016" calcext:value-type="float">
            <text:p>0.27807486631016</text:p>
          </table:table-cell>
          <table:table-cell table:formula="of:=-0.0516*[.B54]+0.0341*[.C54]-0.0027*[.D54]-0.0372*[.F54]+0.2119*[.G54]+0.0018*[.H54]+0.005*[.I54]-0.3091" office:value-type="float" office:value="8.673" calcext:value-type="float">
            <text:p>8.673</text:p>
          </table:table-cell>
          <table:table-cell table:formula="of:=[.P53]+[.O54]" office:value-type="float" office:value="316.8161" calcext:value-type="float">
            <text:p>316.8161</text:p>
          </table:table-cell>
          <table:table-cell table:formula="of:=[.P54]/SUM([.$O$2:.$O$189])" office:value-type="float" office:value="0.740855991274806" calcext:value-type="float">
            <text:p>0.740855991274806</text:p>
          </table:table-cell>
          <table:table-cell office:value-type="float" office:value="173" calcext:value-type="float">
            <text:p>173</text:p>
          </table:table-cell>
          <table:table-cell table:formula="of:=[.M54]-[.R54]" office:value-type="float" office:value="-37" calcext:value-type="float">
            <text:p>-37</text:p>
          </table:table-cell>
          <table:table-cell table:formula="of:=ABS([.J54]-[.O54])" office:value-type="float" office:value="6.673" calcext:value-type="float">
            <text:p>6.673</text:p>
          </table:table-cell>
          <table:table-cell table:formula="of:=[.T54]/ABS([.J54]+1)" office:value-type="float" office:value="2.22433333333333" calcext:value-type="float">
            <text:p>2.22433333333333</text:p>
          </table:table-cell>
          <table:table-cell table:formula="of:=SUM([.$W$2:.W54])/SUM([.$W$2:.$W$189])" office:value-type="float" office:value="0.781983953113355" calcext:value-type="float">
            <text:p>0.781983953113355</text:p>
          </table:table-cell>
          <table:table-cell table:formula="of:=-0.0482*[.B54]+0.0336*[.C54]-0.0021*[.D54]-0.0337*[.F54]+0.2088*[.G54]+0.0019*[.H54]-0.3255" office:value-type="float" office:value="8.6898" calcext:value-type="float">
            <text:p>8.6898</text:p>
          </table:table-cell>
          <table:table-cell table:formula="of:=[.X53]-1" office:value-type="float" office:value="137" calcext:value-type="float">
            <text:p>137</text:p>
          </table:table-cell>
          <table:table-cell table:formula="of:=[.M54]-[.X54]" office:value-type="float" office:value="-1" calcext:value-type="float">
            <text:p>-1</text:p>
          </table:table-cell>
          <table:table-cell/>
          <table:table-cell table:formula="of:=[.R54]-[.X54]" office:value-type="float" office:value="173" calcext:value-type="float">
            <text:p>173</text:p>
          </table:table-cell>
          <table:table-cell table:formula="of:=ABS([.J54]-[.W54])" office:value-type="float" office:value="6.6898" calcext:value-type="float">
            <text:p>6.6898</text:p>
          </table:table-cell>
          <table:table-cell table:formula="of:=[.AB54]/ABS([.J54]+1)" office:value-type="float" office:value="2.22993333333333" calcext:value-type="float">
            <text:p>2.22993333333333</text:p>
          </table:table-cell>
          <table:table-cell table:number-columns-repeated="99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office:value-type="float" office:value="227" calcext:value-type="float">
            <text:p>227</text:p>
          </table:table-cell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K54]+[.J55]" office:value-type="float" office:value="390" calcext:value-type="float">
            <text:p>390</text:p>
          </table:table-cell>
          <table:table-cell table:formula="of:=[.K55]/SUM([.$J$2:.$J$189])" office:value-type="float" office:value="0.913348946135831" calcext:value-type="float">
            <text:p>0.913348946135831</text:p>
          </table:table-cell>
          <table:table-cell office:value-type="float" office:value="135" calcext:value-type="float">
            <text:p>135</text:p>
          </table:table-cell>
          <table:table-cell table:formula="of:=(188-[.M55])/187" office:value-type="float" office:value="0.283422459893048" calcext:value-type="float">
            <text:p>0.283422459893048</text:p>
          </table:table-cell>
          <table:table-cell table:formula="of:=-0.0516*[.B55]+0.0341*[.C55]-0.0027*[.D55]-0.0372*[.F55]+0.2119*[.G55]+0.0018*[.H55]+0.005*[.I55]-0.3091" office:value-type="float" office:value="1.8546" calcext:value-type="float">
            <text:p>1.8546</text:p>
          </table:table-cell>
          <table:table-cell table:formula="of:=[.P54]+[.O55]" office:value-type="float" office:value="318.6707" calcext:value-type="float">
            <text:p>318.6707</text:p>
          </table:table-cell>
          <table:table-cell table:formula="of:=[.P55]/SUM([.$O$2:.$O$189])" office:value-type="float" office:value="0.745192865320722" calcext:value-type="float">
            <text:p>0.745192865320722</text:p>
          </table:table-cell>
          <table:table-cell office:value-type="float" office:value="130" calcext:value-type="float">
            <text:p>130</text:p>
          </table:table-cell>
          <table:table-cell table:formula="of:=[.M55]-[.R55]" office:value-type="float" office:value="5" calcext:value-type="float">
            <text:p>5</text:p>
          </table:table-cell>
          <table:table-cell table:formula="of:=ABS([.J55]-[.O55])" office:value-type="float" office:value="0.1454" calcext:value-type="float">
            <text:p>0.1454</text:p>
          </table:table-cell>
          <table:table-cell table:formula="of:=[.T55]/ABS([.J55]+1)" office:value-type="float" office:value="0.0484666666666667" calcext:value-type="float">
            <text:p>0.048466666666667</text:p>
          </table:table-cell>
          <table:table-cell table:formula="of:=SUM([.$W$2:.W55])/SUM([.$W$2:.$W$189])" office:value-type="float" office:value="0.786394594219141" calcext:value-type="float">
            <text:p>0.786394594219141</text:p>
          </table:table-cell>
          <table:table-cell table:formula="of:=-0.0482*[.B55]+0.0336*[.C55]-0.0021*[.D55]-0.0337*[.F55]+0.2088*[.G55]+0.0019*[.H55]-0.3255" office:value-type="float" office:value="1.8796" calcext:value-type="float">
            <text:p>1.8796</text:p>
          </table:table-cell>
          <table:table-cell table:formula="of:=[.X54]-1" office:value-type="float" office:value="136" calcext:value-type="float">
            <text:p>136</text:p>
          </table:table-cell>
          <table:table-cell table:formula="of:=[.M55]-[.X55]" office:value-type="float" office:value="-1" calcext:value-type="float">
            <text:p>-1</text:p>
          </table:table-cell>
          <table:table-cell/>
          <table:table-cell table:formula="of:=[.R55]-[.X55]" office:value-type="float" office:value="130" calcext:value-type="float">
            <text:p>130</text:p>
          </table:table-cell>
          <table:table-cell table:formula="of:=ABS([.J55]-[.W55])" office:value-type="float" office:value="0.1204" calcext:value-type="float">
            <text:p>0.1204</text:p>
          </table:table-cell>
          <table:table-cell table:formula="of:=[.AB55]/ABS([.J55]+1)" office:value-type="float" office:value="0.0401333333333332" calcext:value-type="float">
            <text:p>0.040133333333333</text:p>
          </table:table-cell>
          <table:table-cell table:number-columns-repeated="99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311" calcext:value-type="float">
            <text:p>311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3" calcext:value-type="float">
            <text:p>60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formula="of:=[.K55]+[.J56]" office:value-type="float" office:value="392" calcext:value-type="float">
            <text:p>392</text:p>
          </table:table-cell>
          <table:table-cell table:formula="of:=[.K56]/SUM([.$J$2:.$J$189])" office:value-type="float" office:value="0.918032786885246" calcext:value-type="float">
            <text:p>0.918032786885246</text:p>
          </table:table-cell>
          <table:table-cell office:value-type="float" office:value="134" calcext:value-type="float">
            <text:p>134</text:p>
          </table:table-cell>
          <table:table-cell table:formula="of:=(188-[.M56])/187" office:value-type="float" office:value="0.288770053475936" calcext:value-type="float">
            <text:p>0.288770053475936</text:p>
          </table:table-cell>
          <table:table-cell table:formula="of:=-0.0516*[.B56]+0.0341*[.C56]-0.0027*[.D56]-0.0372*[.F56]+0.2119*[.G56]+0.0018*[.H56]+0.005*[.I56]-0.3091" office:value-type="float" office:value="3.0599" calcext:value-type="float">
            <text:p>3.0599</text:p>
          </table:table-cell>
          <table:table-cell table:formula="of:=[.P55]+[.O56]" office:value-type="float" office:value="321.7306" calcext:value-type="float">
            <text:p>321.7306</text:p>
          </table:table-cell>
          <table:table-cell table:formula="of:=[.P56]/SUM([.$O$2:.$O$189])" office:value-type="float" office:value="0.752348263192553" calcext:value-type="float">
            <text:p>0.752348263192553</text:p>
          </table:table-cell>
          <table:table-cell office:value-type="float" office:value="148" calcext:value-type="float">
            <text:p>148</text:p>
          </table:table-cell>
          <table:table-cell table:formula="of:=[.M56]-[.R56]" office:value-type="float" office:value="-14" calcext:value-type="float">
            <text:p>-14</text:p>
          </table:table-cell>
          <table:table-cell table:formula="of:=ABS([.J56]-[.O56])" office:value-type="float" office:value="1.0599" calcext:value-type="float">
            <text:p>1.0599</text:p>
          </table:table-cell>
          <table:table-cell table:formula="of:=[.T56]/ABS([.J56]+1)" office:value-type="float" office:value="0.3533" calcext:value-type="float">
            <text:p>0.3533</text:p>
          </table:table-cell>
          <table:table-cell table:formula="of:=SUM([.$W$2:.W56])/SUM([.$W$2:.$W$189])" office:value-type="float" office:value="0.793600721997263" calcext:value-type="float">
            <text:p>0.793600721997263</text:p>
          </table:table-cell>
          <table:table-cell table:formula="of:=-0.0482*[.B56]+0.0336*[.C56]-0.0021*[.D56]-0.0337*[.F56]+0.2088*[.G56]+0.0019*[.H56]-0.3255" office:value-type="float" office:value="3.0709" calcext:value-type="float">
            <text:p>3.0709</text:p>
          </table:table-cell>
          <table:table-cell table:formula="of:=[.X55]-1" office:value-type="float" office:value="135" calcext:value-type="float">
            <text:p>135</text:p>
          </table:table-cell>
          <table:table-cell table:formula="of:=[.M56]-[.X56]" office:value-type="float" office:value="-1" calcext:value-type="float">
            <text:p>-1</text:p>
          </table:table-cell>
          <table:table-cell/>
          <table:table-cell table:formula="of:=[.R56]-[.X56]" office:value-type="float" office:value="148" calcext:value-type="float">
            <text:p>148</text:p>
          </table:table-cell>
          <table:table-cell table:formula="of:=ABS([.J56]-[.W56])" office:value-type="float" office:value="1.0709" calcext:value-type="float">
            <text:p>1.0709</text:p>
          </table:table-cell>
          <table:table-cell table:formula="of:=[.AB56]/ABS([.J56]+1)" office:value-type="float" office:value="0.356966666666667" calcext:value-type="float">
            <text:p>0.356966666666667</text:p>
          </table:table-cell>
          <table:table-cell table:number-columns-repeated="99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K56]+[.J57]" office:value-type="float" office:value="393" calcext:value-type="float">
            <text:p>393</text:p>
          </table:table-cell>
          <table:table-cell table:formula="of:=[.K57]/SUM([.$J$2:.$J$189])" office:value-type="float" office:value="0.920374707259953" calcext:value-type="float">
            <text:p>0.920374707259953</text:p>
          </table:table-cell>
          <table:table-cell office:value-type="float" office:value="133" calcext:value-type="float">
            <text:p>133</text:p>
          </table:table-cell>
          <table:table-cell table:formula="of:=(188-[.M57])/187" office:value-type="float" office:value="0.294117647058823" calcext:value-type="float">
            <text:p>0.294117647058823</text:p>
          </table:table-cell>
          <table:table-cell table:formula="of:=-0.0516*[.B57]+0.0341*[.C57]-0.0027*[.D57]-0.0372*[.F57]+0.2119*[.G57]+0.0018*[.H57]+0.005*[.I57]-0.3091" office:value-type="float" office:value="-0.2145" calcext:value-type="float">
            <text:p>-0.2145</text:p>
          </table:table-cell>
          <table:table-cell table:formula="of:=[.P56]+[.O57]" office:value-type="float" office:value="321.5161" calcext:value-type="float">
            <text:p>321.5161</text:p>
          </table:table-cell>
          <table:table-cell table:formula="of:=[.P57]/SUM([.$O$2:.$O$189])" office:value-type="float" office:value="0.751846667439912" calcext:value-type="float">
            <text:p>0.751846667439912</text:p>
          </table:table-cell>
          <table:table-cell office:value-type="float" office:value="34" calcext:value-type="float">
            <text:p>34</text:p>
          </table:table-cell>
          <table:table-cell table:formula="of:=[.M57]-[.R57]" office:value-type="float" office:value="99" calcext:value-type="float">
            <text:p>99</text:p>
          </table:table-cell>
          <table:table-cell table:formula="of:=ABS([.J57]-[.O57])" office:value-type="float" office:value="1.2145" calcext:value-type="float">
            <text:p>1.2145</text:p>
          </table:table-cell>
          <table:table-cell table:formula="of:=[.T57]/ABS([.J57]+1)" office:value-type="float" office:value="0.60725" calcext:value-type="float">
            <text:p>0.60725</text:p>
          </table:table-cell>
          <table:table-cell table:formula="of:=SUM([.$W$2:.W57])/SUM([.$W$2:.$W$189])" office:value-type="float" office:value="0.793099256789609" calcext:value-type="float">
            <text:p>0.793099256789609</text:p>
          </table:table-cell>
          <table:table-cell table:formula="of:=-0.0482*[.B57]+0.0336*[.C57]-0.0021*[.D57]-0.0337*[.F57]+0.2088*[.G57]+0.0019*[.H57]-0.3255" office:value-type="float" office:value="-0.2137" calcext:value-type="float">
            <text:p>-0.2137</text:p>
          </table:table-cell>
          <table:table-cell table:formula="of:=[.X56]-1" office:value-type="float" office:value="134" calcext:value-type="float">
            <text:p>134</text:p>
          </table:table-cell>
          <table:table-cell table:formula="of:=[.M57]-[.X57]" office:value-type="float" office:value="-1" calcext:value-type="float">
            <text:p>-1</text:p>
          </table:table-cell>
          <table:table-cell/>
          <table:table-cell table:formula="of:=[.R57]-[.X57]" office:value-type="float" office:value="34" calcext:value-type="float">
            <text:p>34</text:p>
          </table:table-cell>
          <table:table-cell table:formula="of:=ABS([.J57]-[.W57])" office:value-type="float" office:value="1.2137" calcext:value-type="float">
            <text:p>1.2137</text:p>
          </table:table-cell>
          <table:table-cell table:formula="of:=[.AB57]/ABS([.J57]+1)" office:value-type="float" office:value="0.60685" calcext:value-type="float">
            <text:p>0.60685</text:p>
          </table:table-cell>
          <table:table-cell table:number-columns-repeated="995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K57]+[.J58]" office:value-type="float" office:value="394" calcext:value-type="float">
            <text:p>394</text:p>
          </table:table-cell>
          <table:table-cell table:formula="of:=[.K58]/SUM([.$J$2:.$J$189])" office:value-type="float" office:value="0.922716627634661" calcext:value-type="float">
            <text:p>0.922716627634661</text:p>
          </table:table-cell>
          <table:table-cell office:value-type="float" office:value="132" calcext:value-type="float">
            <text:p>132</text:p>
          </table:table-cell>
          <table:table-cell table:formula="of:=(188-[.M58])/187" office:value-type="float" office:value="0.299465240641711" calcext:value-type="float">
            <text:p>0.299465240641711</text:p>
          </table:table-cell>
          <table:table-cell table:formula="of:=-0.0516*[.B58]+0.0341*[.C58]-0.0027*[.D58]-0.0372*[.F58]+0.2119*[.G58]+0.0018*[.H58]+0.005*[.I58]-0.3091" office:value-type="float" office:value="-0.2158" calcext:value-type="float">
            <text:p>-0.2158</text:p>
          </table:table-cell>
          <table:table-cell table:formula="of:=[.P57]+[.O58]" office:value-type="float" office:value="321.3003" calcext:value-type="float">
            <text:p>321.3003</text:p>
          </table:table-cell>
          <table:table-cell table:formula="of:=[.P58]/SUM([.$O$2:.$O$189])" office:value-type="float" office:value="0.751342031713012" calcext:value-type="float">
            <text:p>0.751342031713012</text:p>
          </table:table-cell>
          <table:table-cell office:value-type="float" office:value="33" calcext:value-type="float">
            <text:p>33</text:p>
          </table:table-cell>
          <table:table-cell table:formula="of:=[.M58]-[.R58]" office:value-type="float" office:value="99" calcext:value-type="float">
            <text:p>99</text:p>
          </table:table-cell>
          <table:table-cell table:formula="of:=ABS([.J58]-[.O58])" office:value-type="float" office:value="1.2158" calcext:value-type="float">
            <text:p>1.2158</text:p>
          </table:table-cell>
          <table:table-cell table:formula="of:=[.T58]/ABS([.J58]+1)" office:value-type="float" office:value="0.6079" calcext:value-type="float">
            <text:p>0.6079</text:p>
          </table:table-cell>
          <table:table-cell table:formula="of:=SUM([.$W$2:.W58])/SUM([.$W$2:.$W$189])" office:value-type="float" office:value="0.792573387098288" calcext:value-type="float">
            <text:p>0.792573387098288</text:p>
          </table:table-cell>
          <table:table-cell table:formula="of:=-0.0482*[.B58]+0.0336*[.C58]-0.0021*[.D58]-0.0337*[.F58]+0.2088*[.G58]+0.0019*[.H58]-0.3255" office:value-type="float" office:value="-0.2241" calcext:value-type="float">
            <text:p>-0.2241</text:p>
          </table:table-cell>
          <table:table-cell table:formula="of:=[.X57]-1" office:value-type="float" office:value="133" calcext:value-type="float">
            <text:p>133</text:p>
          </table:table-cell>
          <table:table-cell table:formula="of:=[.M58]-[.X58]" office:value-type="float" office:value="-1" calcext:value-type="float">
            <text:p>-1</text:p>
          </table:table-cell>
          <table:table-cell/>
          <table:table-cell table:formula="of:=[.R58]-[.X58]" office:value-type="float" office:value="33" calcext:value-type="float">
            <text:p>33</text:p>
          </table:table-cell>
          <table:table-cell table:formula="of:=ABS([.J58]-[.W58])" office:value-type="float" office:value="1.2241" calcext:value-type="float">
            <text:p>1.2241</text:p>
          </table:table-cell>
          <table:table-cell table:formula="of:=[.AB58]/ABS([.J58]+1)" office:value-type="float" office:value="0.61205" calcext:value-type="float">
            <text:p>0.61205</text:p>
          </table:table-cell>
          <table:table-cell table:number-columns-repeated="99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5" calcext:value-type="float">
            <text:p>25</text:p>
          </table:table-cell>
          <table:table-cell office:value-type="float" office:value="112" calcext:value-type="float">
            <text:p>112</text:p>
          </table:table-cell>
          <table:table-cell office:value-type="float" office:value="303" calcext:value-type="float">
            <text:p>303</text:p>
          </table:table-cell>
          <table:table-cell office:value-type="float" office:value="246" calcext:value-type="float">
            <text:p>24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86" calcext:value-type="float">
            <text:p>88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[.K58]+[.J59]" office:value-type="float" office:value="395" calcext:value-type="float">
            <text:p>395</text:p>
          </table:table-cell>
          <table:table-cell table:formula="of:=[.K59]/SUM([.$J$2:.$J$189])" office:value-type="float" office:value="0.925058548009368" calcext:value-type="float">
            <text:p>0.925058548009368</text:p>
          </table:table-cell>
          <table:table-cell office:value-type="float" office:value="131" calcext:value-type="float">
            <text:p>131</text:p>
          </table:table-cell>
          <table:table-cell table:formula="of:=(188-[.M59])/187" office:value-type="float" office:value="0.304812834224599" calcext:value-type="float">
            <text:p>0.304812834224599</text:p>
          </table:table-cell>
          <table:table-cell table:formula="of:=-0.0516*[.B59]+0.0341*[.C59]-0.0027*[.D59]-0.0372*[.F59]+0.2119*[.G59]+0.0018*[.H59]+0.005*[.I59]-0.3091" office:value-type="float" office:value="3.2783" calcext:value-type="float">
            <text:p>3.2783</text:p>
          </table:table-cell>
          <table:table-cell table:formula="of:=[.P58]+[.O59]" office:value-type="float" office:value="324.5786" calcext:value-type="float">
            <text:p>324.5786</text:p>
          </table:table-cell>
          <table:table-cell table:formula="of:=[.P59]/SUM([.$O$2:.$O$189])" office:value-type="float" office:value="0.75900814526026" calcext:value-type="float">
            <text:p>0.75900814526026</text:p>
          </table:table-cell>
          <table:table-cell office:value-type="float" office:value="151" calcext:value-type="float">
            <text:p>151</text:p>
          </table:table-cell>
          <table:table-cell table:formula="of:=[.M59]-[.R59]" office:value-type="float" office:value="-20" calcext:value-type="float">
            <text:p>-20</text:p>
          </table:table-cell>
          <table:table-cell table:formula="of:=ABS([.J59]-[.O59])" office:value-type="float" office:value="2.2783" calcext:value-type="float">
            <text:p>2.2783</text:p>
          </table:table-cell>
          <table:table-cell table:formula="of:=[.T59]/ABS([.J59]+1)" office:value-type="float" office:value="1.13915" calcext:value-type="float">
            <text:p>1.13915</text:p>
          </table:table-cell>
          <table:table-cell table:formula="of:=SUM([.$W$2:.W59])/SUM([.$W$2:.$W$189])" office:value-type="float" office:value="0.800206124023586" calcext:value-type="float">
            <text:p>0.800206124023586</text:p>
          </table:table-cell>
          <table:table-cell table:formula="of:=-0.0482*[.B59]+0.0336*[.C59]-0.0021*[.D59]-0.0337*[.F59]+0.2088*[.G59]+0.0019*[.H59]-0.3255" office:value-type="float" office:value="3.2527" calcext:value-type="float">
            <text:p>3.2527</text:p>
          </table:table-cell>
          <table:table-cell table:formula="of:=[.X58]-1" office:value-type="float" office:value="132" calcext:value-type="float">
            <text:p>132</text:p>
          </table:table-cell>
          <table:table-cell table:formula="of:=[.M59]-[.X59]" office:value-type="float" office:value="-1" calcext:value-type="float">
            <text:p>-1</text:p>
          </table:table-cell>
          <table:table-cell/>
          <table:table-cell table:formula="of:=[.R59]-[.X59]" office:value-type="float" office:value="151" calcext:value-type="float">
            <text:p>151</text:p>
          </table:table-cell>
          <table:table-cell table:formula="of:=ABS([.J59]-[.W59])" office:value-type="float" office:value="2.2527" calcext:value-type="float">
            <text:p>2.2527</text:p>
          </table:table-cell>
          <table:table-cell table:formula="of:=[.AB59]/ABS([.J59]+1)" office:value-type="float" office:value="1.12635" calcext:value-type="float">
            <text:p>1.12635</text:p>
          </table:table-cell>
          <table:table-cell table:number-columns-repeated="99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154" calcext:value-type="float">
            <text:p>154</text:p>
          </table:table-cell>
          <table:table-cell office:value-type="float" office:value="121" calcext:value-type="float">
            <text:p>12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[.K59]+[.J60]" office:value-type="float" office:value="396" calcext:value-type="float">
            <text:p>396</text:p>
          </table:table-cell>
          <table:table-cell table:formula="of:=[.K60]/SUM([.$J$2:.$J$189])" office:value-type="float" office:value="0.927400468384075" calcext:value-type="float">
            <text:p>0.927400468384075</text:p>
          </table:table-cell>
          <table:table-cell office:value-type="float" office:value="130" calcext:value-type="float">
            <text:p>130</text:p>
          </table:table-cell>
          <table:table-cell table:formula="of:=(188-[.M60])/187" office:value-type="float" office:value="0.310160427807487" calcext:value-type="float">
            <text:p>0.310160427807487</text:p>
          </table:table-cell>
          <table:table-cell table:formula="of:=-0.0516*[.B60]+0.0341*[.C60]-0.0027*[.D60]-0.0372*[.F60]+0.2119*[.G60]+0.0018*[.H60]+0.005*[.I60]-0.3091" office:value-type="float" office:value="0.4399" calcext:value-type="float">
            <text:p>0.4399</text:p>
          </table:table-cell>
          <table:table-cell table:formula="of:=[.P59]+[.O60]" office:value-type="float" office:value="325.0185" calcext:value-type="float">
            <text:p>325.0185</text:p>
          </table:table-cell>
          <table:table-cell table:formula="of:=[.P60]/SUM([.$O$2:.$O$189])" office:value-type="float" office:value="0.760036825780479" calcext:value-type="float">
            <text:p>0.760036825780479</text:p>
          </table:table-cell>
          <table:table-cell office:value-type="float" office:value="73" calcext:value-type="float">
            <text:p>73</text:p>
          </table:table-cell>
          <table:table-cell table:formula="of:=[.M60]-[.R60]" office:value-type="float" office:value="57" calcext:value-type="float">
            <text:p>57</text:p>
          </table:table-cell>
          <table:table-cell table:formula="of:=ABS([.J60]-[.O60])" office:value-type="float" office:value="0.5601" calcext:value-type="float">
            <text:p>0.5601</text:p>
          </table:table-cell>
          <table:table-cell table:formula="of:=[.T60]/ABS([.J60]+1)" office:value-type="float" office:value="0.28005" calcext:value-type="float">
            <text:p>0.28005</text:p>
          </table:table-cell>
          <table:table-cell table:formula="of:=SUM([.$W$2:.W60])/SUM([.$W$2:.$W$189])" office:value-type="float" office:value="0.801194270953596" calcext:value-type="float">
            <text:p>0.801194270953596</text:p>
          </table:table-cell>
          <table:table-cell table:formula="of:=-0.0482*[.B60]+0.0336*[.C60]-0.0021*[.D60]-0.0337*[.F60]+0.2088*[.G60]+0.0019*[.H60]-0.3255" office:value-type="float" office:value="0.4211" calcext:value-type="float">
            <text:p>0.4211</text:p>
          </table:table-cell>
          <table:table-cell table:formula="of:=[.X59]-1" office:value-type="float" office:value="131" calcext:value-type="float">
            <text:p>131</text:p>
          </table:table-cell>
          <table:table-cell table:formula="of:=[.M60]-[.X60]" office:value-type="float" office:value="-1" calcext:value-type="float">
            <text:p>-1</text:p>
          </table:table-cell>
          <table:table-cell/>
          <table:table-cell table:formula="of:=[.R60]-[.X60]" office:value-type="float" office:value="73" calcext:value-type="float">
            <text:p>73</text:p>
          </table:table-cell>
          <table:table-cell table:formula="of:=ABS([.J60]-[.W60])" office:value-type="float" office:value="0.5789" calcext:value-type="float">
            <text:p>0.5789</text:p>
          </table:table-cell>
          <table:table-cell table:formula="of:=[.AB60]/ABS([.J60]+1)" office:value-type="float" office:value="0.28945" calcext:value-type="float">
            <text:p>0.28945</text:p>
          </table:table-cell>
          <table:table-cell table:number-columns-repeated="99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K60]+[.J61]" office:value-type="float" office:value="397" calcext:value-type="float">
            <text:p>397</text:p>
          </table:table-cell>
          <table:table-cell table:formula="of:=[.K61]/SUM([.$J$2:.$J$189])" office:value-type="float" office:value="0.929742388758782" calcext:value-type="float">
            <text:p>0.929742388758782</text:p>
          </table:table-cell>
          <table:table-cell office:value-type="float" office:value="129" calcext:value-type="float">
            <text:p>129</text:p>
          </table:table-cell>
          <table:table-cell table:formula="of:=(188-[.M61])/187" office:value-type="float" office:value="0.315508021390374" calcext:value-type="float">
            <text:p>0.315508021390374</text:p>
          </table:table-cell>
          <table:table-cell table:formula="of:=-0.0516*[.B61]+0.0341*[.C61]-0.0027*[.D61]-0.0372*[.F61]+0.2119*[.G61]+0.0018*[.H61]+0.005*[.I61]-0.3091" office:value-type="float" office:value="0.4179" calcext:value-type="float">
            <text:p>0.4179</text:p>
          </table:table-cell>
          <table:table-cell table:formula="of:=[.P60]+[.O61]" office:value-type="float" office:value="325.4364" calcext:value-type="float">
            <text:p>325.4364</text:p>
          </table:table-cell>
          <table:table-cell table:formula="of:=[.P61]/SUM([.$O$2:.$O$189])" office:value-type="float" office:value="0.761014060582478" calcext:value-type="float">
            <text:p>0.761014060582478</text:p>
          </table:table-cell>
          <table:table-cell office:value-type="float" office:value="72" calcext:value-type="float">
            <text:p>72</text:p>
          </table:table-cell>
          <table:table-cell table:formula="of:=[.M61]-[.R61]" office:value-type="float" office:value="57" calcext:value-type="float">
            <text:p>57</text:p>
          </table:table-cell>
          <table:table-cell table:formula="of:=ABS([.J61]-[.O61])" office:value-type="float" office:value="0.5821" calcext:value-type="float">
            <text:p>0.5821</text:p>
          </table:table-cell>
          <table:table-cell table:formula="of:=[.T61]/ABS([.J61]+1)" office:value-type="float" office:value="0.29105" calcext:value-type="float">
            <text:p>0.29105</text:p>
          </table:table-cell>
          <table:table-cell table:formula="of:=SUM([.$W$2:.W61])/SUM([.$W$2:.$W$189])" office:value-type="float" office:value="0.802114132261038" calcext:value-type="float">
            <text:p>0.802114132261038</text:p>
          </table:table-cell>
          <table:table-cell table:formula="of:=-0.0482*[.B61]+0.0336*[.C61]-0.0021*[.D61]-0.0337*[.F61]+0.2088*[.G61]+0.0019*[.H61]-0.3255" office:value-type="float" office:value="0.392" calcext:value-type="float">
            <text:p>0.392</text:p>
          </table:table-cell>
          <table:table-cell table:formula="of:=[.X60]-1" office:value-type="float" office:value="130" calcext:value-type="float">
            <text:p>130</text:p>
          </table:table-cell>
          <table:table-cell table:formula="of:=[.M61]-[.X61]" office:value-type="float" office:value="-1" calcext:value-type="float">
            <text:p>-1</text:p>
          </table:table-cell>
          <table:table-cell/>
          <table:table-cell table:formula="of:=[.R61]-[.X61]" office:value-type="float" office:value="72" calcext:value-type="float">
            <text:p>72</text:p>
          </table:table-cell>
          <table:table-cell table:formula="of:=ABS([.J61]-[.W61])" office:value-type="float" office:value="0.608" calcext:value-type="float">
            <text:p>0.608</text:p>
          </table:table-cell>
          <table:table-cell table:formula="of:=[.AB61]/ABS([.J61]+1)" office:value-type="float" office:value="0.304" calcext:value-type="float">
            <text:p>0.304</text:p>
          </table:table-cell>
          <table:table-cell table:number-columns-repeated="99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K61]+[.J62]" office:value-type="float" office:value="398" calcext:value-type="float">
            <text:p>398</text:p>
          </table:table-cell>
          <table:table-cell table:formula="of:=[.K62]/SUM([.$J$2:.$J$189])" office:value-type="float" office:value="0.93208430913349" calcext:value-type="float">
            <text:p>0.93208430913349</text:p>
          </table:table-cell>
          <table:table-cell office:value-type="float" office:value="128" calcext:value-type="float">
            <text:p>128</text:p>
          </table:table-cell>
          <table:table-cell table:formula="of:=(188-[.M62])/187" office:value-type="float" office:value="0.320855614973262" calcext:value-type="float">
            <text:p>0.320855614973262</text:p>
          </table:table-cell>
          <table:table-cell table:formula="of:=-0.0516*[.B62]+0.0341*[.C62]-0.0027*[.D62]-0.0372*[.F62]+0.2119*[.G62]+0.0018*[.H62]+0.005*[.I62]-0.3091" office:value-type="float" office:value="-0.1878" calcext:value-type="float">
            <text:p>-0.1878</text:p>
          </table:table-cell>
          <table:table-cell table:formula="of:=[.P61]+[.O62]" office:value-type="float" office:value="325.2486" calcext:value-type="float">
            <text:p>325.2486</text:p>
          </table:table-cell>
          <table:table-cell table:formula="of:=[.P62]/SUM([.$O$2:.$O$189])" office:value-type="float" office:value="0.760574901224221" calcext:value-type="float">
            <text:p>0.760574901224221</text:p>
          </table:table-cell>
          <table:table-cell office:value-type="float" office:value="37" calcext:value-type="float">
            <text:p>37</text:p>
          </table:table-cell>
          <table:table-cell table:formula="of:=[.M62]-[.R62]" office:value-type="float" office:value="91" calcext:value-type="float">
            <text:p>91</text:p>
          </table:table-cell>
          <table:table-cell table:formula="of:=ABS([.J62]-[.O62])" office:value-type="float" office:value="1.1878" calcext:value-type="float">
            <text:p>1.1878</text:p>
          </table:table-cell>
          <table:table-cell table:formula="of:=[.T62]/ABS([.J62]+1)" office:value-type="float" office:value="0.5939" calcext:value-type="float">
            <text:p>0.5939</text:p>
          </table:table-cell>
          <table:table-cell table:formula="of:=SUM([.$W$2:.W62])/SUM([.$W$2:.$W$189])" office:value-type="float" office:value="0.801691746966804" calcext:value-type="float">
            <text:p>0.801691746966804</text:p>
          </table:table-cell>
          <table:table-cell table:formula="of:=-0.0482*[.B62]+0.0336*[.C62]-0.0021*[.D62]-0.0337*[.F62]+0.2088*[.G62]+0.0019*[.H62]-0.3255" office:value-type="float" office:value="-0.18" calcext:value-type="float">
            <text:p>-0.18</text:p>
          </table:table-cell>
          <table:table-cell table:formula="of:=[.X61]-1" office:value-type="float" office:value="129" calcext:value-type="float">
            <text:p>129</text:p>
          </table:table-cell>
          <table:table-cell table:formula="of:=[.M62]-[.X62]" office:value-type="float" office:value="-1" calcext:value-type="float">
            <text:p>-1</text:p>
          </table:table-cell>
          <table:table-cell/>
          <table:table-cell table:formula="of:=[.R62]-[.X62]" office:value-type="float" office:value="37" calcext:value-type="float">
            <text:p>37</text:p>
          </table:table-cell>
          <table:table-cell table:formula="of:=ABS([.J62]-[.W62])" office:value-type="float" office:value="1.18" calcext:value-type="float">
            <text:p>1.18</text:p>
          </table:table-cell>
          <table:table-cell table:formula="of:=[.AB62]/ABS([.J62]+1)" office:value-type="float" office:value="0.59" calcext:value-type="float">
            <text:p>0.59</text:p>
          </table:table-cell>
          <table:table-cell table:number-columns-repeated="99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31" calcext:value-type="float">
            <text:p>63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[.K62]+[.J63]" office:value-type="float" office:value="399" calcext:value-type="float">
            <text:p>399</text:p>
          </table:table-cell>
          <table:table-cell table:formula="of:=[.K63]/SUM([.$J$2:.$J$189])" office:value-type="float" office:value="0.934426229508197" calcext:value-type="float">
            <text:p>0.934426229508197</text:p>
          </table:table-cell>
          <table:table-cell office:value-type="float" office:value="127" calcext:value-type="float">
            <text:p>127</text:p>
          </table:table-cell>
          <table:table-cell table:formula="of:=(188-[.M63])/187" office:value-type="float" office:value="0.32620320855615" calcext:value-type="float">
            <text:p>0.32620320855615</text:p>
          </table:table-cell>
          <table:table-cell table:formula="of:=-0.0516*[.B63]+0.0341*[.C63]-0.0027*[.D63]-0.0372*[.F63]+0.2119*[.G63]+0.0018*[.H63]+0.005*[.I63]-0.3091" office:value-type="float" office:value="0.6876" calcext:value-type="float">
            <text:p>0.6876</text:p>
          </table:table-cell>
          <table:table-cell table:formula="of:=[.P62]+[.O63]" office:value-type="float" office:value="325.9362" calcext:value-type="float">
            <text:p>325.9362</text:p>
          </table:table-cell>
          <table:table-cell table:formula="of:=[.P63]/SUM([.$O$2:.$O$189])" office:value-type="float" office:value="0.762182813762759" calcext:value-type="float">
            <text:p>0.762182813762759</text:p>
          </table:table-cell>
          <table:table-cell office:value-type="float" office:value="86" calcext:value-type="float">
            <text:p>86</text:p>
          </table:table-cell>
          <table:table-cell table:formula="of:=[.M63]-[.R63]" office:value-type="float" office:value="41" calcext:value-type="float">
            <text:p>41</text:p>
          </table:table-cell>
          <table:table-cell table:formula="of:=ABS([.J63]-[.O63])" office:value-type="float" office:value="0.3124" calcext:value-type="float">
            <text:p>0.3124</text:p>
          </table:table-cell>
          <table:table-cell table:formula="of:=[.T63]/ABS([.J63]+1)" office:value-type="float" office:value="0.1562" calcext:value-type="float">
            <text:p>0.1562</text:p>
          </table:table-cell>
          <table:table-cell table:formula="of:=SUM([.$W$2:.W63])/SUM([.$W$2:.$W$189])" office:value-type="float" office:value="0.803179951153487" calcext:value-type="float">
            <text:p>0.803179951153487</text:p>
          </table:table-cell>
          <table:table-cell table:formula="of:=-0.0482*[.B63]+0.0336*[.C63]-0.0021*[.D63]-0.0337*[.F63]+0.2088*[.G63]+0.0019*[.H63]-0.3255" office:value-type="float" office:value="0.6342" calcext:value-type="float">
            <text:p>0.6342</text:p>
          </table:table-cell>
          <table:table-cell table:formula="of:=[.X62]-1" office:value-type="float" office:value="128" calcext:value-type="float">
            <text:p>128</text:p>
          </table:table-cell>
          <table:table-cell table:formula="of:=[.M63]-[.X63]" office:value-type="float" office:value="-1" calcext:value-type="float">
            <text:p>-1</text:p>
          </table:table-cell>
          <table:table-cell/>
          <table:table-cell table:formula="of:=[.R63]-[.X63]" office:value-type="float" office:value="86" calcext:value-type="float">
            <text:p>86</text:p>
          </table:table-cell>
          <table:table-cell table:formula="of:=ABS([.J63]-[.W63])" office:value-type="float" office:value="0.3658" calcext:value-type="float">
            <text:p>0.3658</text:p>
          </table:table-cell>
          <table:table-cell table:formula="of:=[.AB63]/ABS([.J63]+1)" office:value-type="float" office:value="0.1829" calcext:value-type="float">
            <text:p>0.1829</text:p>
          </table:table-cell>
          <table:table-cell table:number-columns-repeated="99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K63]+[.J64]" office:value-type="float" office:value="400" calcext:value-type="float">
            <text:p>400</text:p>
          </table:table-cell>
          <table:table-cell table:formula="of:=[.K64]/SUM([.$J$2:.$J$189])" office:value-type="float" office:value="0.936768149882904" calcext:value-type="float">
            <text:p>0.936768149882904</text:p>
          </table:table-cell>
          <table:table-cell office:value-type="float" office:value="126" calcext:value-type="float">
            <text:p>126</text:p>
          </table:table-cell>
          <table:table-cell table:formula="of:=(188-[.M64])/187" office:value-type="float" office:value="0.331550802139037" calcext:value-type="float">
            <text:p>0.331550802139037</text:p>
          </table:table-cell>
          <table:table-cell table:formula="of:=-0.0516*[.B64]+0.0341*[.C64]-0.0027*[.D64]-0.0372*[.F64]+0.2119*[.G64]+0.0018*[.H64]+0.005*[.I64]-0.3091" office:value-type="float" office:value="-0.2443" calcext:value-type="float">
            <text:p>-0.2443</text:p>
          </table:table-cell>
          <table:table-cell table:formula="of:=[.P63]+[.O64]" office:value-type="float" office:value="325.6919" calcext:value-type="float">
            <text:p>325.6919</text:p>
          </table:table-cell>
          <table:table-cell table:formula="of:=[.P64]/SUM([.$O$2:.$O$189])" office:value-type="float" office:value="0.761611532446347" calcext:value-type="float">
            <text:p>0.761611532446347</text:p>
          </table:table-cell>
          <table:table-cell office:value-type="float" office:value="26" calcext:value-type="float">
            <text:p>26</text:p>
          </table:table-cell>
          <table:table-cell table:formula="of:=[.M64]-[.R64]" office:value-type="float" office:value="100" calcext:value-type="float">
            <text:p>100</text:p>
          </table:table-cell>
          <table:table-cell table:formula="of:=ABS([.J64]-[.O64])" office:value-type="float" office:value="1.2443" calcext:value-type="float">
            <text:p>1.2443</text:p>
          </table:table-cell>
          <table:table-cell table:formula="of:=[.T64]/ABS([.J64]+1)" office:value-type="float" office:value="0.62215" calcext:value-type="float">
            <text:p>0.62215</text:p>
          </table:table-cell>
          <table:table-cell table:formula="of:=SUM([.$W$2:.W64])/SUM([.$W$2:.$W$189])" office:value-type="float" office:value="0.802526427239909" calcext:value-type="float">
            <text:p>0.802526427239909</text:p>
          </table:table-cell>
          <table:table-cell table:formula="of:=-0.0482*[.B64]+0.0336*[.C64]-0.0021*[.D64]-0.0337*[.F64]+0.2088*[.G64]+0.0019*[.H64]-0.3255" office:value-type="float" office:value="-0.2785" calcext:value-type="float">
            <text:p>-0.2785</text:p>
          </table:table-cell>
          <table:table-cell table:formula="of:=[.X63]-1" office:value-type="float" office:value="127" calcext:value-type="float">
            <text:p>127</text:p>
          </table:table-cell>
          <table:table-cell table:formula="of:=[.M64]-[.X64]" office:value-type="float" office:value="-1" calcext:value-type="float">
            <text:p>-1</text:p>
          </table:table-cell>
          <table:table-cell/>
          <table:table-cell table:formula="of:=[.R64]-[.X64]" office:value-type="float" office:value="26" calcext:value-type="float">
            <text:p>26</text:p>
          </table:table-cell>
          <table:table-cell table:formula="of:=ABS([.J64]-[.W64])" office:value-type="float" office:value="1.2785" calcext:value-type="float">
            <text:p>1.2785</text:p>
          </table:table-cell>
          <table:table-cell table:formula="of:=[.AB64]/ABS([.J64]+1)" office:value-type="float" office:value="0.63925" calcext:value-type="float">
            <text:p>0.63925</text:p>
          </table:table-cell>
          <table:table-cell table:number-columns-repeated="995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K64]+[.J65]" office:value-type="float" office:value="401" calcext:value-type="float">
            <text:p>401</text:p>
          </table:table-cell>
          <table:table-cell table:formula="of:=[.K65]/SUM([.$J$2:.$J$189])" office:value-type="float" office:value="0.939110070257611" calcext:value-type="float">
            <text:p>0.939110070257611</text:p>
          </table:table-cell>
          <table:table-cell office:value-type="float" office:value="125" calcext:value-type="float">
            <text:p>125</text:p>
          </table:table-cell>
          <table:table-cell table:formula="of:=(188-[.M65])/187" office:value-type="float" office:value="0.336898395721925" calcext:value-type="float">
            <text:p>0.336898395721925</text:p>
          </table:table-cell>
          <table:table-cell table:formula="of:=-0.0516*[.B65]+0.0341*[.C65]-0.0027*[.D65]-0.0372*[.F65]+0.2119*[.G65]+0.0018*[.H65]+0.005*[.I65]-0.3091" office:value-type="float" office:value="-0.3585" calcext:value-type="float">
            <text:p>-0.3585</text:p>
          </table:table-cell>
          <table:table-cell table:formula="of:=[.P64]+[.O65]" office:value-type="float" office:value="325.3334" calcext:value-type="float">
            <text:p>325.3334</text:p>
          </table:table-cell>
          <table:table-cell table:formula="of:=[.P65]/SUM([.$O$2:.$O$189])" office:value-type="float" office:value="0.760773201083541" calcext:value-type="float">
            <text:p>0.760773201083541</text:p>
          </table:table-cell>
          <table:table-cell office:value-type="float" office:value="12" calcext:value-type="float">
            <text:p>12</text:p>
          </table:table-cell>
          <table:table-cell table:formula="of:=[.M65]-[.R65]" office:value-type="float" office:value="113" calcext:value-type="float">
            <text:p>113</text:p>
          </table:table-cell>
          <table:table-cell table:formula="of:=ABS([.J65]-[.O65])" office:value-type="float" office:value="1.3585" calcext:value-type="float">
            <text:p>1.3585</text:p>
          </table:table-cell>
          <table:table-cell table:formula="of:=[.T65]/ABS([.J65]+1)" office:value-type="float" office:value="0.67925" calcext:value-type="float">
            <text:p>0.67925</text:p>
          </table:table-cell>
          <table:table-cell table:formula="of:=SUM([.$W$2:.W65])/SUM([.$W$2:.$W$189])" office:value-type="float" office:value="0.801663587947189" calcext:value-type="float">
            <text:p>0.801663587947189</text:p>
          </table:table-cell>
          <table:table-cell table:formula="of:=-0.0482*[.B65]+0.0336*[.C65]-0.0021*[.D65]-0.0337*[.F65]+0.2088*[.G65]+0.0019*[.H65]-0.3255" office:value-type="float" office:value="-0.3677" calcext:value-type="float">
            <text:p>-0.3677</text:p>
          </table:table-cell>
          <table:table-cell table:formula="of:=[.X64]-1" office:value-type="float" office:value="126" calcext:value-type="float">
            <text:p>126</text:p>
          </table:table-cell>
          <table:table-cell table:formula="of:=[.M65]-[.X65]" office:value-type="float" office:value="-1" calcext:value-type="float">
            <text:p>-1</text:p>
          </table:table-cell>
          <table:table-cell/>
          <table:table-cell table:formula="of:=[.R65]-[.X65]" office:value-type="float" office:value="12" calcext:value-type="float">
            <text:p>12</text:p>
          </table:table-cell>
          <table:table-cell table:formula="of:=ABS([.J65]-[.W65])" office:value-type="float" office:value="1.3677" calcext:value-type="float">
            <text:p>1.3677</text:p>
          </table:table-cell>
          <table:table-cell table:formula="of:=[.AB65]/ABS([.J65]+1)" office:value-type="float" office:value="0.68385" calcext:value-type="float">
            <text:p>0.68385</text:p>
          </table:table-cell>
          <table:table-cell table:number-columns-repeated="99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K65]+[.J66]" office:value-type="float" office:value="402" calcext:value-type="float">
            <text:p>402</text:p>
          </table:table-cell>
          <table:table-cell table:formula="of:=[.K66]/SUM([.$J$2:.$J$189])" office:value-type="float" office:value="0.941451990632319" calcext:value-type="float">
            <text:p>0.941451990632319</text:p>
          </table:table-cell>
          <table:table-cell office:value-type="float" office:value="124" calcext:value-type="float">
            <text:p>124</text:p>
          </table:table-cell>
          <table:table-cell table:formula="of:=(188-[.M66])/187" office:value-type="float" office:value="0.342245989304813" calcext:value-type="float">
            <text:p>0.342245989304813</text:p>
          </table:table-cell>
          <table:table-cell table:formula="of:=-0.0516*[.B66]+0.0341*[.C66]-0.0027*[.D66]-0.0372*[.F66]+0.2119*[.G66]+0.0018*[.H66]+0.005*[.I66]-0.3091" office:value-type="float" office:value="-0.1" calcext:value-type="float">
            <text:p>-0.1</text:p>
          </table:table-cell>
          <table:table-cell table:formula="of:=[.P65]+[.O66]" office:value-type="float" office:value="325.2334" calcext:value-type="float">
            <text:p>325.2334</text:p>
          </table:table-cell>
          <table:table-cell table:formula="of:=[.P66]/SUM([.$O$2:.$O$189])" office:value-type="float" office:value="0.760539356909815" calcext:value-type="float">
            <text:p>0.760539356909815</text:p>
          </table:table-cell>
          <table:table-cell office:value-type="float" office:value="42" calcext:value-type="float">
            <text:p>42</text:p>
          </table:table-cell>
          <table:table-cell table:formula="of:=[.M66]-[.R66]" office:value-type="float" office:value="82" calcext:value-type="float">
            <text:p>82</text:p>
          </table:table-cell>
          <table:table-cell table:formula="of:=ABS([.J66]-[.O66])" office:value-type="float" office:value="1.1" calcext:value-type="float">
            <text:p>1.1</text:p>
          </table:table-cell>
          <table:table-cell table:formula="of:=[.T66]/ABS([.J66]+1)" office:value-type="float" office:value="0.55" calcext:value-type="float">
            <text:p>0.55</text:p>
          </table:table-cell>
          <table:table-cell table:formula="of:=SUM([.$W$2:.W66])/SUM([.$W$2:.$W$189])" office:value-type="float" office:value="0.801357123950372" calcext:value-type="float">
            <text:p>0.801357123950372</text:p>
          </table:table-cell>
          <table:table-cell table:formula="of:=-0.0482*[.B66]+0.0336*[.C66]-0.0021*[.D66]-0.0337*[.F66]+0.2088*[.G66]+0.0019*[.H66]-0.3255" office:value-type="float" office:value="-0.1306" calcext:value-type="float">
            <text:p>-0.1306</text:p>
          </table:table-cell>
          <table:table-cell table:formula="of:=[.X65]-1" office:value-type="float" office:value="125" calcext:value-type="float">
            <text:p>125</text:p>
          </table:table-cell>
          <table:table-cell table:formula="of:=[.M66]-[.X66]" office:value-type="float" office:value="-1" calcext:value-type="float">
            <text:p>-1</text:p>
          </table:table-cell>
          <table:table-cell/>
          <table:table-cell table:formula="of:=[.R66]-[.X66]" office:value-type="float" office:value="42" calcext:value-type="float">
            <text:p>42</text:p>
          </table:table-cell>
          <table:table-cell table:formula="of:=ABS([.J66]-[.W66])" office:value-type="float" office:value="1.1306" calcext:value-type="float">
            <text:p>1.1306</text:p>
          </table:table-cell>
          <table:table-cell table:formula="of:=[.AB66]/ABS([.J66]+1)" office:value-type="float" office:value="0.5653" calcext:value-type="float">
            <text:p>0.5653</text:p>
          </table:table-cell>
          <table:table-cell table:number-columns-repeated="99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K66]+[.J67]" office:value-type="float" office:value="403" calcext:value-type="float">
            <text:p>403</text:p>
          </table:table-cell>
          <table:table-cell table:formula="of:=[.K67]/SUM([.$J$2:.$J$189])" office:value-type="float" office:value="0.943793911007026" calcext:value-type="float">
            <text:p>0.943793911007026</text:p>
          </table:table-cell>
          <table:table-cell office:value-type="float" office:value="123" calcext:value-type="float">
            <text:p>123</text:p>
          </table:table-cell>
          <table:table-cell table:formula="of:=(188-[.M67])/187" office:value-type="float" office:value="0.3475935828877" calcext:value-type="float">
            <text:p>0.3475935828877</text:p>
          </table:table-cell>
          <table:table-cell table:formula="of:=-0.0516*[.B67]+0.0341*[.C67]-0.0027*[.D67]-0.0372*[.F67]+0.2119*[.G67]+0.0018*[.H67]+0.005*[.I67]-0.3091" office:value-type="float" office:value="-0.3075" calcext:value-type="float">
            <text:p>-0.3075</text:p>
          </table:table-cell>
          <table:table-cell table:formula="of:=[.P66]+[.O67]" office:value-type="float" office:value="324.9259" calcext:value-type="float">
            <text:p>324.9259</text:p>
          </table:table-cell>
          <table:table-cell table:formula="of:=[.P67]/SUM([.$O$2:.$O$189])" office:value-type="float" office:value="0.759820286075609" calcext:value-type="float">
            <text:p>0.759820286075609</text:p>
          </table:table-cell>
          <table:table-cell office:value-type="float" office:value="15" calcext:value-type="float">
            <text:p>15</text:p>
          </table:table-cell>
          <table:table-cell table:formula="of:=[.M67]-[.R67]" office:value-type="float" office:value="108" calcext:value-type="float">
            <text:p>108</text:p>
          </table:table-cell>
          <table:table-cell table:formula="of:=ABS([.J67]-[.O67])" office:value-type="float" office:value="1.3075" calcext:value-type="float">
            <text:p>1.3075</text:p>
          </table:table-cell>
          <table:table-cell table:formula="of:=[.T67]/ABS([.J67]+1)" office:value-type="float" office:value="0.65375" calcext:value-type="float">
            <text:p>0.65375</text:p>
          </table:table-cell>
          <table:table-cell table:formula="of:=SUM([.$W$2:.W67])/SUM([.$W$2:.$W$189])" office:value-type="float" office:value="0.800631325219781" calcext:value-type="float">
            <text:p>0.800631325219781</text:p>
          </table:table-cell>
          <table:table-cell table:formula="of:=-0.0482*[.B67]+0.0336*[.C67]-0.0021*[.D67]-0.0337*[.F67]+0.2088*[.G67]+0.0019*[.H67]-0.3255" office:value-type="float" office:value="-0.3093" calcext:value-type="float">
            <text:p>-0.3093</text:p>
          </table:table-cell>
          <table:table-cell table:formula="of:=[.X66]-1" office:value-type="float" office:value="124" calcext:value-type="float">
            <text:p>124</text:p>
          </table:table-cell>
          <table:table-cell table:formula="of:=[.M67]-[.X67]" office:value-type="float" office:value="-1" calcext:value-type="float">
            <text:p>-1</text:p>
          </table:table-cell>
          <table:table-cell/>
          <table:table-cell table:formula="of:=[.R67]-[.X67]" office:value-type="float" office:value="15" calcext:value-type="float">
            <text:p>15</text:p>
          </table:table-cell>
          <table:table-cell table:formula="of:=ABS([.J67]-[.W67])" office:value-type="float" office:value="1.3093" calcext:value-type="float">
            <text:p>1.3093</text:p>
          </table:table-cell>
          <table:table-cell table:formula="of:=[.AB67]/ABS([.J67]+1)" office:value-type="float" office:value="0.65465" calcext:value-type="float">
            <text:p>0.65465</text:p>
          </table:table-cell>
          <table:table-cell table:number-columns-repeated="99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63" calcext:value-type="float">
            <text:p>163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K67]+[.J68]" office:value-type="float" office:value="404" calcext:value-type="float">
            <text:p>404</text:p>
          </table:table-cell>
          <table:table-cell table:formula="of:=[.K68]/SUM([.$J$2:.$J$189])" office:value-type="float" office:value="0.946135831381733" calcext:value-type="float">
            <text:p>0.946135831381733</text:p>
          </table:table-cell>
          <table:table-cell office:value-type="float" office:value="122" calcext:value-type="float">
            <text:p>122</text:p>
          </table:table-cell>
          <table:table-cell table:formula="of:=(188-[.M68])/187" office:value-type="float" office:value="0.352941176470588" calcext:value-type="float">
            <text:p>0.352941176470588</text:p>
          </table:table-cell>
          <table:table-cell table:formula="of:=-0.0516*[.B68]+0.0341*[.C68]-0.0027*[.D68]-0.0372*[.F68]+0.2119*[.G68]+0.0018*[.H68]+0.005*[.I68]-0.3091" office:value-type="float" office:value="0.8219" calcext:value-type="float">
            <text:p>0.8219</text:p>
          </table:table-cell>
          <table:table-cell table:formula="of:=[.P67]+[.O68]" office:value-type="float" office:value="325.7478" calcext:value-type="float">
            <text:p>325.7478</text:p>
          </table:table-cell>
          <table:table-cell table:formula="of:=[.P68]/SUM([.$O$2:.$O$189])" office:value-type="float" office:value="0.76174225133946" calcext:value-type="float">
            <text:p>0.76174225133946</text:p>
          </table:table-cell>
          <table:table-cell office:value-type="float" office:value="92" calcext:value-type="float">
            <text:p>92</text:p>
          </table:table-cell>
          <table:table-cell table:formula="of:=[.M68]-[.R68]" office:value-type="float" office:value="30" calcext:value-type="float">
            <text:p>30</text:p>
          </table:table-cell>
          <table:table-cell table:formula="of:=ABS([.J68]-[.O68])" office:value-type="float" office:value="0.1781" calcext:value-type="float">
            <text:p>0.1781</text:p>
          </table:table-cell>
          <table:table-cell table:formula="of:=[.T68]/ABS([.J68]+1)" office:value-type="float" office:value="0.0890500000000001" calcext:value-type="float">
            <text:p>0.08905</text:p>
          </table:table-cell>
          <table:table-cell table:formula="of:=SUM([.$W$2:.W68])/SUM([.$W$2:.$W$189])" office:value-type="float" office:value="0.802543791968672" calcext:value-type="float">
            <text:p>0.802543791968672</text:p>
          </table:table-cell>
          <table:table-cell table:formula="of:=-0.0482*[.B68]+0.0336*[.C68]-0.0021*[.D68]-0.0337*[.F68]+0.2088*[.G68]+0.0019*[.H68]-0.3255" office:value-type="float" office:value="0.815" calcext:value-type="float">
            <text:p>0.815</text:p>
          </table:table-cell>
          <table:table-cell table:formula="of:=[.X67]-1" office:value-type="float" office:value="123" calcext:value-type="float">
            <text:p>123</text:p>
          </table:table-cell>
          <table:table-cell table:formula="of:=[.M68]-[.X68]" office:value-type="float" office:value="-1" calcext:value-type="float">
            <text:p>-1</text:p>
          </table:table-cell>
          <table:table-cell/>
          <table:table-cell table:formula="of:=[.R68]-[.X68]" office:value-type="float" office:value="92" calcext:value-type="float">
            <text:p>92</text:p>
          </table:table-cell>
          <table:table-cell table:formula="of:=ABS([.J68]-[.W68])" office:value-type="float" office:value="0.185" calcext:value-type="float">
            <text:p>0.185</text:p>
          </table:table-cell>
          <table:table-cell table:formula="of:=[.AB68]/ABS([.J68]+1)" office:value-type="float" office:value="0.0925000000000001" calcext:value-type="float">
            <text:p>0.0925</text:p>
          </table:table-cell>
          <table:table-cell table:number-columns-repeated="99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K68]+[.J69]" office:value-type="float" office:value="405" calcext:value-type="float">
            <text:p>405</text:p>
          </table:table-cell>
          <table:table-cell table:formula="of:=[.K69]/SUM([.$J$2:.$J$189])" office:value-type="float" office:value="0.94847775175644" calcext:value-type="float">
            <text:p>0.94847775175644</text:p>
          </table:table-cell>
          <table:table-cell office:value-type="float" office:value="121" calcext:value-type="float">
            <text:p>121</text:p>
          </table:table-cell>
          <table:table-cell table:formula="of:=(188-[.M69])/187" office:value-type="float" office:value="0.358288770053476" calcext:value-type="float">
            <text:p>0.358288770053476</text:p>
          </table:table-cell>
          <table:table-cell table:formula="of:=-0.0516*[.B69]+0.0341*[.C69]-0.0027*[.D69]-0.0372*[.F69]+0.2119*[.G69]+0.0018*[.H69]+0.005*[.I69]-0.3091" office:value-type="float" office:value="0.9144" calcext:value-type="float">
            <text:p>0.9144</text:p>
          </table:table-cell>
          <table:table-cell table:formula="of:=[.P68]+[.O69]" office:value-type="float" office:value="326.6622" calcext:value-type="float">
            <text:p>326.6622</text:p>
          </table:table-cell>
          <table:table-cell table:formula="of:=[.P69]/SUM([.$O$2:.$O$189])" office:value-type="float" office:value="0.763880522464007" calcext:value-type="float">
            <text:p>0.763880522464007</text:p>
          </table:table-cell>
          <table:table-cell office:value-type="float" office:value="94" calcext:value-type="float">
            <text:p>94</text:p>
          </table:table-cell>
          <table:table-cell table:formula="of:=[.M69]-[.R69]" office:value-type="float" office:value="27" calcext:value-type="float">
            <text:p>27</text:p>
          </table:table-cell>
          <table:table-cell table:formula="of:=ABS([.J69]-[.O69])" office:value-type="float" office:value="0.0856" calcext:value-type="float">
            <text:p>0.0856</text:p>
          </table:table-cell>
          <table:table-cell table:formula="of:=[.T69]/ABS([.J69]+1)" office:value-type="float" office:value="0.0428" calcext:value-type="float">
            <text:p>0.0428</text:p>
          </table:table-cell>
          <table:table-cell table:formula="of:=SUM([.$W$2:.W69])/SUM([.$W$2:.$W$189])" office:value-type="float" office:value="0.804613714568913" calcext:value-type="float">
            <text:p>0.804613714568913</text:p>
          </table:table-cell>
          <table:table-cell table:formula="of:=-0.0482*[.B69]+0.0336*[.C69]-0.0021*[.D69]-0.0337*[.F69]+0.2088*[.G69]+0.0019*[.H69]-0.3255" office:value-type="float" office:value="0.8821" calcext:value-type="float">
            <text:p>0.8821</text:p>
          </table:table-cell>
          <table:table-cell table:formula="of:=[.X68]-1" office:value-type="float" office:value="122" calcext:value-type="float">
            <text:p>122</text:p>
          </table:table-cell>
          <table:table-cell table:formula="of:=[.M69]-[.X69]" office:value-type="float" office:value="-1" calcext:value-type="float">
            <text:p>-1</text:p>
          </table:table-cell>
          <table:table-cell/>
          <table:table-cell table:formula="of:=[.R69]-[.X69]" office:value-type="float" office:value="94" calcext:value-type="float">
            <text:p>94</text:p>
          </table:table-cell>
          <table:table-cell table:formula="of:=ABS([.J69]-[.W69])" office:value-type="float" office:value="0.1179" calcext:value-type="float">
            <text:p>0.1179</text:p>
          </table:table-cell>
          <table:table-cell table:formula="of:=[.AB69]/ABS([.J69]+1)" office:value-type="float" office:value="0.0589499999999999" calcext:value-type="float">
            <text:p>0.05895</text:p>
          </table:table-cell>
          <table:table-cell table:number-columns-repeated="99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office:value-type="float" office:value="103" calcext:value-type="float">
            <text:p>103</text:p>
          </table:table-cell>
          <table:table-cell office:value-type="float" office:value="401" calcext:value-type="float">
            <text:p>401</text:p>
          </table:table-cell>
          <table:table-cell office:value-type="float" office:value="360" calcext:value-type="float">
            <text:p>3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85" calcext:value-type="float">
            <text:p>58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K69]+[.J70]" office:value-type="float" office:value="406" calcext:value-type="float">
            <text:p>406</text:p>
          </table:table-cell>
          <table:table-cell table:formula="of:=[.K70]/SUM([.$J$2:.$J$189])" office:value-type="float" office:value="0.950819672131147" calcext:value-type="float">
            <text:p>0.950819672131147</text:p>
          </table:table-cell>
          <table:table-cell office:value-type="float" office:value="120" calcext:value-type="float">
            <text:p>120</text:p>
          </table:table-cell>
          <table:table-cell table:formula="of:=(188-[.M70])/187" office:value-type="float" office:value="0.363636363636364" calcext:value-type="float">
            <text:p>0.363636363636364</text:p>
          </table:table-cell>
          <table:table-cell table:formula="of:=-0.0516*[.B70]+0.0341*[.C70]-0.0027*[.D70]-0.0372*[.F70]+0.2119*[.G70]+0.0018*[.H70]+0.005*[.I70]-0.3091" office:value-type="float" office:value="1.9119" calcext:value-type="float">
            <text:p>1.9119</text:p>
          </table:table-cell>
          <table:table-cell table:formula="of:=[.P69]+[.O70]" office:value-type="float" office:value="328.5741" calcext:value-type="float">
            <text:p>328.5741</text:p>
          </table:table-cell>
          <table:table-cell table:formula="of:=[.P70]/SUM([.$O$2:.$O$189])" office:value-type="float" office:value="0.768351389221468" calcext:value-type="float">
            <text:p>0.768351389221468</text:p>
          </table:table-cell>
          <table:table-cell office:value-type="float" office:value="132" calcext:value-type="float">
            <text:p>132</text:p>
          </table:table-cell>
          <table:table-cell table:formula="of:=[.M70]-[.R70]" office:value-type="float" office:value="-12" calcext:value-type="float">
            <text:p>-12</text:p>
          </table:table-cell>
          <table:table-cell table:formula="of:=ABS([.J70]-[.O70])" office:value-type="float" office:value="0.9119" calcext:value-type="float">
            <text:p>0.9119</text:p>
          </table:table-cell>
          <table:table-cell table:formula="of:=[.T70]/ABS([.J70]+1)" office:value-type="float" office:value="0.45595" calcext:value-type="float">
            <text:p>0.45595</text:p>
          </table:table-cell>
          <table:table-cell table:formula="of:=SUM([.$W$2:.W70])/SUM([.$W$2:.$W$189])" office:value-type="float" office:value="0.809165854748268" calcext:value-type="float">
            <text:p>0.809165854748268</text:p>
          </table:table-cell>
          <table:table-cell table:formula="of:=-0.0482*[.B70]+0.0336*[.C70]-0.0021*[.D70]-0.0337*[.F70]+0.2088*[.G70]+0.0019*[.H70]-0.3255" office:value-type="float" office:value="1.9399" calcext:value-type="float">
            <text:p>1.9399</text:p>
          </table:table-cell>
          <table:table-cell table:formula="of:=[.X69]-1" office:value-type="float" office:value="121" calcext:value-type="float">
            <text:p>121</text:p>
          </table:table-cell>
          <table:table-cell table:formula="of:=[.M70]-[.X70]" office:value-type="float" office:value="-1" calcext:value-type="float">
            <text:p>-1</text:p>
          </table:table-cell>
          <table:table-cell/>
          <table:table-cell table:formula="of:=[.R70]-[.X70]" office:value-type="float" office:value="132" calcext:value-type="float">
            <text:p>132</text:p>
          </table:table-cell>
          <table:table-cell table:formula="of:=ABS([.J70]-[.W70])" office:value-type="float" office:value="0.9399" calcext:value-type="float">
            <text:p>0.9399</text:p>
          </table:table-cell>
          <table:table-cell table:formula="of:=[.AB70]/ABS([.J70]+1)" office:value-type="float" office:value="0.46995" calcext:value-type="float">
            <text:p>0.46995</text:p>
          </table:table-cell>
          <table:table-cell table:number-columns-repeated="99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1" calcext:value-type="float">
            <text:p>21</text:p>
          </table:table-cell>
          <table:table-cell office:value-type="float" office:value="83" calcext:value-type="float">
            <text:p>83</text:p>
          </table:table-cell>
          <table:table-cell office:value-type="float" office:value="163" calcext:value-type="float">
            <text:p>163</text:p>
          </table:table-cell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K70]+[.J71]" office:value-type="float" office:value="407" calcext:value-type="float">
            <text:p>407</text:p>
          </table:table-cell>
          <table:table-cell table:formula="of:=[.K71]/SUM([.$J$2:.$J$189])" office:value-type="float" office:value="0.953161592505855" calcext:value-type="float">
            <text:p>0.953161592505855</text:p>
          </table:table-cell>
          <table:table-cell office:value-type="float" office:value="119" calcext:value-type="float">
            <text:p>119</text:p>
          </table:table-cell>
          <table:table-cell table:formula="of:=(188-[.M71])/187" office:value-type="float" office:value="0.368983957219251" calcext:value-type="float">
            <text:p>0.368983957219251</text:p>
          </table:table-cell>
          <table:table-cell table:formula="of:=-0.0516*[.B71]+0.0341*[.C71]-0.0027*[.D71]-0.0372*[.F71]+0.2119*[.G71]+0.0018*[.H71]+0.005*[.I71]-0.3091" office:value-type="float" office:value="1.5023" calcext:value-type="float">
            <text:p>1.5023</text:p>
          </table:table-cell>
          <table:table-cell table:formula="of:=[.P70]+[.O71]" office:value-type="float" office:value="330.0764" calcext:value-type="float">
            <text:p>330.0764</text:p>
          </table:table-cell>
          <table:table-cell table:formula="of:=[.P71]/SUM([.$O$2:.$O$189])" office:value-type="float" office:value="0.771864430243348" calcext:value-type="float">
            <text:p>0.771864430243348</text:p>
          </table:table-cell>
          <table:table-cell office:value-type="float" office:value="112" calcext:value-type="float">
            <text:p>112</text:p>
          </table:table-cell>
          <table:table-cell table:formula="of:=[.M71]-[.R71]" office:value-type="float" office:value="7" calcext:value-type="float">
            <text:p>7</text:p>
          </table:table-cell>
          <table:table-cell table:formula="of:=ABS([.J71]-[.O71])" office:value-type="float" office:value="0.5023" calcext:value-type="float">
            <text:p>0.5023</text:p>
          </table:table-cell>
          <table:table-cell table:formula="of:=[.T71]/ABS([.J71]+1)" office:value-type="float" office:value="0.25115" calcext:value-type="float">
            <text:p>0.25115</text:p>
          </table:table-cell>
          <table:table-cell table:formula="of:=SUM([.$W$2:.W71])/SUM([.$W$2:.$W$189])" office:value-type="float" office:value="0.812736653094019" calcext:value-type="float">
            <text:p>0.812736653094019</text:p>
          </table:table-cell>
          <table:table-cell table:formula="of:=-0.0482*[.B71]+0.0336*[.C71]-0.0021*[.D71]-0.0337*[.F71]+0.2088*[.G71]+0.0019*[.H71]-0.3255" office:value-type="float" office:value="1.5217" calcext:value-type="float">
            <text:p>1.5217</text:p>
          </table:table-cell>
          <table:table-cell table:formula="of:=[.X70]-1" office:value-type="float" office:value="120" calcext:value-type="float">
            <text:p>120</text:p>
          </table:table-cell>
          <table:table-cell table:formula="of:=[.M71]-[.X71]" office:value-type="float" office:value="-1" calcext:value-type="float">
            <text:p>-1</text:p>
          </table:table-cell>
          <table:table-cell/>
          <table:table-cell table:formula="of:=[.R71]-[.X71]" office:value-type="float" office:value="112" calcext:value-type="float">
            <text:p>112</text:p>
          </table:table-cell>
          <table:table-cell table:formula="of:=ABS([.J71]-[.W71])" office:value-type="float" office:value="0.521700000000001" calcext:value-type="float">
            <text:p>0.521700000000001</text:p>
          </table:table-cell>
          <table:table-cell table:formula="of:=[.AB71]/ABS([.J71]+1)" office:value-type="float" office:value="0.26085" calcext:value-type="float">
            <text:p>0.26085</text:p>
          </table:table-cell>
          <table:table-cell table:number-columns-repeated="99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office:value-type="float" office:value="350" calcext:value-type="float">
            <text:p>350</text:p>
          </table:table-cell>
          <table:table-cell office:value-type="float" office:value="252" calcext:value-type="float">
            <text:p>25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09" calcext:value-type="float">
            <text:p>90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K71]+[.J72]" office:value-type="float" office:value="408" calcext:value-type="float">
            <text:p>408</text:p>
          </table:table-cell>
          <table:table-cell table:formula="of:=[.K72]/SUM([.$J$2:.$J$189])" office:value-type="float" office:value="0.955503512880562" calcext:value-type="float">
            <text:p>0.955503512880562</text:p>
          </table:table-cell>
          <table:table-cell office:value-type="float" office:value="118" calcext:value-type="float">
            <text:p>118</text:p>
          </table:table-cell>
          <table:table-cell table:formula="of:=(188-[.M72])/187" office:value-type="float" office:value="0.374331550802139" calcext:value-type="float">
            <text:p>0.374331550802139</text:p>
          </table:table-cell>
          <table:table-cell table:formula="of:=-0.0516*[.B72]+0.0341*[.C72]-0.0027*[.D72]-0.0372*[.F72]+0.2119*[.G72]+0.0018*[.H72]+0.005*[.I72]-0.3091" office:value-type="float" office:value="2.1914" calcext:value-type="float">
            <text:p>2.1914</text:p>
          </table:table-cell>
          <table:table-cell table:formula="of:=[.P71]+[.O72]" office:value-type="float" office:value="332.2678" calcext:value-type="float">
            <text:p>332.2678</text:p>
          </table:table-cell>
          <table:table-cell table:formula="of:=[.P72]/SUM([.$O$2:.$O$189])" office:value-type="float" office:value="0.776988891466372" calcext:value-type="float">
            <text:p>0.776988891466372</text:p>
          </table:table-cell>
          <table:table-cell office:value-type="float" office:value="137" calcext:value-type="float">
            <text:p>137</text:p>
          </table:table-cell>
          <table:table-cell table:formula="of:=[.M72]-[.R72]" office:value-type="float" office:value="-19" calcext:value-type="float">
            <text:p>-19</text:p>
          </table:table-cell>
          <table:table-cell table:formula="of:=ABS([.J72]-[.O72])" office:value-type="float" office:value="1.1914" calcext:value-type="float">
            <text:p>1.1914</text:p>
          </table:table-cell>
          <table:table-cell table:formula="of:=[.T72]/ABS([.J72]+1)" office:value-type="float" office:value="0.5957" calcext:value-type="float">
            <text:p>0.5957</text:p>
          </table:table-cell>
          <table:table-cell table:formula="of:=SUM([.$W$2:.W72])/SUM([.$W$2:.$W$189])" office:value-type="float" office:value="0.8178728582719" calcext:value-type="float">
            <text:p>0.8178728582719</text:p>
          </table:table-cell>
          <table:table-cell table:formula="of:=-0.0482*[.B72]+0.0336*[.C72]-0.0021*[.D72]-0.0337*[.F72]+0.2088*[.G72]+0.0019*[.H72]-0.3255" office:value-type="float" office:value="2.1888" calcext:value-type="float">
            <text:p>2.1888</text:p>
          </table:table-cell>
          <table:table-cell table:formula="of:=[.X71]-1" office:value-type="float" office:value="119" calcext:value-type="float">
            <text:p>119</text:p>
          </table:table-cell>
          <table:table-cell table:formula="of:=[.M72]-[.X72]" office:value-type="float" office:value="-1" calcext:value-type="float">
            <text:p>-1</text:p>
          </table:table-cell>
          <table:table-cell/>
          <table:table-cell table:formula="of:=[.R72]-[.X72]" office:value-type="float" office:value="137" calcext:value-type="float">
            <text:p>137</text:p>
          </table:table-cell>
          <table:table-cell table:formula="of:=ABS([.J72]-[.W72])" office:value-type="float" office:value="1.1888" calcext:value-type="float">
            <text:p>1.1888</text:p>
          </table:table-cell>
          <table:table-cell table:formula="of:=[.AB72]/ABS([.J72]+1)" office:value-type="float" office:value="0.5944" calcext:value-type="float">
            <text:p>0.5944</text:p>
          </table:table-cell>
          <table:table-cell table:number-columns-repeated="99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562" calcext:value-type="float">
            <text:p>562</text:p>
          </table:table-cell>
          <table:table-cell office:value-type="float" office:value="443" calcext:value-type="float">
            <text:p>443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001" calcext:value-type="float">
            <text:p>1001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formula="of:=[.K72]+[.J73]" office:value-type="float" office:value="409" calcext:value-type="float">
            <text:p>409</text:p>
          </table:table-cell>
          <table:table-cell table:formula="of:=[.K73]/SUM([.$J$2:.$J$189])" office:value-type="float" office:value="0.957845433255269" calcext:value-type="float">
            <text:p>0.957845433255269</text:p>
          </table:table-cell>
          <table:table-cell office:value-type="float" office:value="117" calcext:value-type="float">
            <text:p>117</text:p>
          </table:table-cell>
          <table:table-cell table:formula="of:=(188-[.M73])/187" office:value-type="float" office:value="0.379679144385027" calcext:value-type="float">
            <text:p>0.379679144385027</text:p>
          </table:table-cell>
          <table:table-cell table:formula="of:=-0.0516*[.B73]+0.0341*[.C73]-0.0027*[.D73]-0.0372*[.F73]+0.2119*[.G73]+0.0018*[.H73]+0.005*[.I73]-0.3091" office:value-type="float" office:value="0.5957" calcext:value-type="float">
            <text:p>0.5957</text:p>
          </table:table-cell>
          <table:table-cell table:formula="of:=[.P72]+[.O73]" office:value-type="float" office:value="332.8635" calcext:value-type="float">
            <text:p>332.8635</text:p>
          </table:table-cell>
          <table:table-cell table:formula="of:=[.P73]/SUM([.$O$2:.$O$189])" office:value-type="float" office:value="0.778381901209255" calcext:value-type="float">
            <text:p>0.778381901209255</text:p>
          </table:table-cell>
          <table:table-cell office:value-type="float" office:value="78" calcext:value-type="float">
            <text:p>78</text:p>
          </table:table-cell>
          <table:table-cell table:formula="of:=[.M73]-[.R73]" office:value-type="float" office:value="39" calcext:value-type="float">
            <text:p>39</text:p>
          </table:table-cell>
          <table:table-cell table:formula="of:=ABS([.J73]-[.O73])" office:value-type="float" office:value="0.4043" calcext:value-type="float">
            <text:p>0.4043</text:p>
          </table:table-cell>
          <table:table-cell table:formula="of:=[.T73]/ABS([.J73]+1)" office:value-type="float" office:value="0.20215" calcext:value-type="float">
            <text:p>0.20215</text:p>
          </table:table-cell>
          <table:table-cell table:formula="of:=SUM([.$W$2:.W73])/SUM([.$W$2:.$W$189])" office:value-type="float" office:value="0.819521334211895" calcext:value-type="float">
            <text:p>0.819521334211895</text:p>
          </table:table-cell>
          <table:table-cell table:formula="of:=-0.0482*[.B73]+0.0336*[.C73]-0.0021*[.D73]-0.0337*[.F73]+0.2088*[.G73]+0.0019*[.H73]-0.3255" office:value-type="float" office:value="0.7025" calcext:value-type="float">
            <text:p>0.7025</text:p>
          </table:table-cell>
          <table:table-cell table:formula="of:=[.X72]-1" office:value-type="float" office:value="118" calcext:value-type="float">
            <text:p>118</text:p>
          </table:table-cell>
          <table:table-cell table:formula="of:=[.M73]-[.X73]" office:value-type="float" office:value="-1" calcext:value-type="float">
            <text:p>-1</text:p>
          </table:table-cell>
          <table:table-cell/>
          <table:table-cell table:formula="of:=[.R73]-[.X73]" office:value-type="float" office:value="78" calcext:value-type="float">
            <text:p>78</text:p>
          </table:table-cell>
          <table:table-cell table:formula="of:=ABS([.J73]-[.W73])" office:value-type="float" office:value="0.2975" calcext:value-type="float">
            <text:p>0.2975</text:p>
          </table:table-cell>
          <table:table-cell table:formula="of:=[.AB73]/ABS([.J73]+1)" office:value-type="float" office:value="0.14875" calcext:value-type="float">
            <text:p>0.14875</text:p>
          </table:table-cell>
          <table:table-cell table:number-columns-repeated="99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K73]+[.J74]" office:value-type="float" office:value="410" calcext:value-type="float">
            <text:p>410</text:p>
          </table:table-cell>
          <table:table-cell table:formula="of:=[.K74]/SUM([.$J$2:.$J$189])" office:value-type="float" office:value="0.960187353629977" calcext:value-type="float">
            <text:p>0.960187353629977</text:p>
          </table:table-cell>
          <table:table-cell office:value-type="float" office:value="116" calcext:value-type="float">
            <text:p>116</text:p>
          </table:table-cell>
          <table:table-cell table:formula="of:=(188-[.M74])/187" office:value-type="float" office:value="0.385026737967914" calcext:value-type="float">
            <text:p>0.385026737967914</text:p>
          </table:table-cell>
          <table:table-cell table:formula="of:=-0.0516*[.B74]+0.0341*[.C74]-0.0027*[.D74]-0.0372*[.F74]+0.2119*[.G74]+0.0018*[.H74]+0.005*[.I74]-0.3091" office:value-type="float" office:value="-0.2908" calcext:value-type="float">
            <text:p>-0.2908</text:p>
          </table:table-cell>
          <table:table-cell table:formula="of:=[.P73]+[.O74]" office:value-type="float" office:value="332.5727" calcext:value-type="float">
            <text:p>332.5727</text:p>
          </table:table-cell>
          <table:table-cell table:formula="of:=[.P74]/SUM([.$O$2:.$O$189])" office:value-type="float" office:value="0.777701882352061" calcext:value-type="float">
            <text:p>0.777701882352061</text:p>
          </table:table-cell>
          <table:table-cell office:value-type="float" office:value="19" calcext:value-type="float">
            <text:p>19</text:p>
          </table:table-cell>
          <table:table-cell table:formula="of:=[.M74]-[.R74]" office:value-type="float" office:value="97" calcext:value-type="float">
            <text:p>97</text:p>
          </table:table-cell>
          <table:table-cell table:formula="of:=ABS([.J74]-[.O74])" office:value-type="float" office:value="1.2908" calcext:value-type="float">
            <text:p>1.2908</text:p>
          </table:table-cell>
          <table:table-cell table:formula="of:=[.T74]/ABS([.J74]+1)" office:value-type="float" office:value="0.6454" calcext:value-type="float">
            <text:p>0.6454</text:p>
          </table:table-cell>
          <table:table-cell table:formula="of:=SUM([.$W$2:.W74])/SUM([.$W$2:.$W$189])" office:value-type="float" office:value="0.818870391541781" calcext:value-type="float">
            <text:p>0.818870391541781</text:p>
          </table:table-cell>
          <table:table-cell table:formula="of:=-0.0482*[.B74]+0.0336*[.C74]-0.0021*[.D74]-0.0337*[.F74]+0.2088*[.G74]+0.0019*[.H74]-0.3255" office:value-type="float" office:value="-0.2774" calcext:value-type="float">
            <text:p>-0.2774</text:p>
          </table:table-cell>
          <table:table-cell table:formula="of:=[.X73]-1" office:value-type="float" office:value="117" calcext:value-type="float">
            <text:p>117</text:p>
          </table:table-cell>
          <table:table-cell table:formula="of:=[.M74]-[.X74]" office:value-type="float" office:value="-1" calcext:value-type="float">
            <text:p>-1</text:p>
          </table:table-cell>
          <table:table-cell/>
          <table:table-cell table:formula="of:=[.R74]-[.X74]" office:value-type="float" office:value="19" calcext:value-type="float">
            <text:p>19</text:p>
          </table:table-cell>
          <table:table-cell table:formula="of:=ABS([.J74]-[.W74])" office:value-type="float" office:value="1.2774" calcext:value-type="float">
            <text:p>1.2774</text:p>
          </table:table-cell>
          <table:table-cell table:formula="of:=[.AB74]/ABS([.J74]+1)" office:value-type="float" office:value="0.6387" calcext:value-type="float">
            <text:p>0.6387</text:p>
          </table:table-cell>
          <table:table-cell table:number-columns-repeated="99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1" calcext:value-type="float">
            <text:p>31</text:p>
          </table:table-cell>
          <table:table-cell office:value-type="float" office:value="248" calcext:value-type="float">
            <text:p>248</text:p>
          </table:table-cell>
          <table:table-cell office:value-type="float" office:value="1339" calcext:value-type="float">
            <text:p>1339</text:p>
          </table:table-cell>
          <table:table-cell office:value-type="float" office:value="1202" calcext:value-type="float">
            <text:p>120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formula="of:=[.K74]+[.J75]" office:value-type="float" office:value="411" calcext:value-type="float">
            <text:p>411</text:p>
          </table:table-cell>
          <table:table-cell table:formula="of:=[.K75]/SUM([.$J$2:.$J$189])" office:value-type="float" office:value="0.962529274004684" calcext:value-type="float">
            <text:p>0.962529274004684</text:p>
          </table:table-cell>
          <table:table-cell office:value-type="float" office:value="115" calcext:value-type="float">
            <text:p>115</text:p>
          </table:table-cell>
          <table:table-cell table:formula="of:=(188-[.M75])/187" office:value-type="float" office:value="0.390374331550802" calcext:value-type="float">
            <text:p>0.390374331550802</text:p>
          </table:table-cell>
          <table:table-cell table:formula="of:=-0.0516*[.B75]+0.0341*[.C75]-0.0027*[.D75]-0.0372*[.F75]+0.2119*[.G75]+0.0018*[.H75]+0.005*[.I75]-0.3091" office:value-type="float" office:value="3.143" calcext:value-type="float">
            <text:p>3.143</text:p>
          </table:table-cell>
          <table:table-cell table:formula="of:=[.P74]+[.O75]" office:value-type="float" office:value="335.7157" calcext:value-type="float">
            <text:p>335.7157</text:p>
          </table:table-cell>
          <table:table-cell table:formula="of:=[.P75]/SUM([.$O$2:.$O$189])" office:value-type="float" office:value="0.785051604732258" calcext:value-type="float">
            <text:p>0.785051604732258</text:p>
          </table:table-cell>
          <table:table-cell office:value-type="float" office:value="149" calcext:value-type="float">
            <text:p>149</text:p>
          </table:table-cell>
          <table:table-cell table:formula="of:=[.M75]-[.R75]" office:value-type="float" office:value="-34" calcext:value-type="float">
            <text:p>-34</text:p>
          </table:table-cell>
          <table:table-cell table:formula="of:=ABS([.J75]-[.O75])" office:value-type="float" office:value="2.143" calcext:value-type="float">
            <text:p>2.143</text:p>
          </table:table-cell>
          <table:table-cell table:formula="of:=[.T75]/ABS([.J75]+1)" office:value-type="float" office:value="1.0715" calcext:value-type="float">
            <text:p>1.0715</text:p>
          </table:table-cell>
          <table:table-cell table:formula="of:=SUM([.$W$2:.W75])/SUM([.$W$2:.$W$189])" office:value-type="float" office:value="0.826173667937577" calcext:value-type="float">
            <text:p>0.826173667937577</text:p>
          </table:table-cell>
          <table:table-cell table:formula="of:=-0.0482*[.B75]+0.0336*[.C75]-0.0021*[.D75]-0.0337*[.F75]+0.2088*[.G75]+0.0019*[.H75]-0.3255" office:value-type="float" office:value="3.1123" calcext:value-type="float">
            <text:p>3.1123</text:p>
          </table:table-cell>
          <table:table-cell table:formula="of:=[.X74]-1" office:value-type="float" office:value="116" calcext:value-type="float">
            <text:p>116</text:p>
          </table:table-cell>
          <table:table-cell table:formula="of:=[.M75]-[.X75]" office:value-type="float" office:value="-1" calcext:value-type="float">
            <text:p>-1</text:p>
          </table:table-cell>
          <table:table-cell/>
          <table:table-cell table:formula="of:=[.R75]-[.X75]" office:value-type="float" office:value="149" calcext:value-type="float">
            <text:p>149</text:p>
          </table:table-cell>
          <table:table-cell table:formula="of:=ABS([.J75]-[.W75])" office:value-type="float" office:value="2.1123" calcext:value-type="float">
            <text:p>2.1123</text:p>
          </table:table-cell>
          <table:table-cell table:formula="of:=[.AB75]/ABS([.J75]+1)" office:value-type="float" office:value="1.05615" calcext:value-type="float">
            <text:p>1.05615</text:p>
          </table:table-cell>
          <table:table-cell table:number-columns-repeated="99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330" calcext:value-type="float">
            <text:p>330</text:p>
          </table:table-cell>
          <table:table-cell office:value-type="float" office:value="258" calcext:value-type="float">
            <text:p>25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77" calcext:value-type="float">
            <text:p>47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[.K75]+[.J76]" office:value-type="float" office:value="412" calcext:value-type="float">
            <text:p>412</text:p>
          </table:table-cell>
          <table:table-cell table:formula="of:=[.K76]/SUM([.$J$2:.$J$189])" office:value-type="float" office:value="0.964871194379391" calcext:value-type="float">
            <text:p>0.964871194379391</text:p>
          </table:table-cell>
          <table:table-cell office:value-type="float" office:value="114" calcext:value-type="float">
            <text:p>114</text:p>
          </table:table-cell>
          <table:table-cell table:formula="of:=(188-[.M76])/187" office:value-type="float" office:value="0.39572192513369" calcext:value-type="float">
            <text:p>0.39572192513369</text:p>
          </table:table-cell>
          <table:table-cell table:formula="of:=-0.0516*[.B76]+0.0341*[.C76]-0.0027*[.D76]-0.0372*[.F76]+0.2119*[.G76]+0.0018*[.H76]+0.005*[.I76]-0.3091" office:value-type="float" office:value="0.5675" calcext:value-type="float">
            <text:p>0.5675</text:p>
          </table:table-cell>
          <table:table-cell table:formula="of:=[.P75]+[.O76]" office:value-type="float" office:value="336.2832" calcext:value-type="float">
            <text:p>336.2832</text:p>
          </table:table-cell>
          <table:table-cell table:formula="of:=[.P76]/SUM([.$O$2:.$O$189])" office:value-type="float" office:value="0.786378670418151" calcext:value-type="float">
            <text:p>0.786378670418151</text:p>
          </table:table-cell>
          <table:table-cell office:value-type="float" office:value="77" calcext:value-type="float">
            <text:p>77</text:p>
          </table:table-cell>
          <table:table-cell table:formula="of:=[.M76]-[.R76]" office:value-type="float" office:value="37" calcext:value-type="float">
            <text:p>37</text:p>
          </table:table-cell>
          <table:table-cell table:formula="of:=ABS([.J76]-[.O76])" office:value-type="float" office:value="0.4325" calcext:value-type="float">
            <text:p>0.4325</text:p>
          </table:table-cell>
          <table:table-cell table:formula="of:=[.T76]/ABS([.J76]+1)" office:value-type="float" office:value="0.21625" calcext:value-type="float">
            <text:p>0.21625</text:p>
          </table:table-cell>
          <table:table-cell table:formula="of:=SUM([.$W$2:.W76])/SUM([.$W$2:.$W$189])" office:value-type="float" office:value="0.827719128797478" calcext:value-type="float">
            <text:p>0.827719128797478</text:p>
          </table:table-cell>
          <table:table-cell table:formula="of:=-0.0482*[.B76]+0.0336*[.C76]-0.0021*[.D76]-0.0337*[.F76]+0.2088*[.G76]+0.0019*[.H76]-0.3255" office:value-type="float" office:value="0.6586" calcext:value-type="float">
            <text:p>0.6586</text:p>
          </table:table-cell>
          <table:table-cell table:formula="of:=[.X75]-1" office:value-type="float" office:value="115" calcext:value-type="float">
            <text:p>115</text:p>
          </table:table-cell>
          <table:table-cell table:formula="of:=[.M76]-[.X76]" office:value-type="float" office:value="-1" calcext:value-type="float">
            <text:p>-1</text:p>
          </table:table-cell>
          <table:table-cell/>
          <table:table-cell table:formula="of:=[.R76]-[.X76]" office:value-type="float" office:value="77" calcext:value-type="float">
            <text:p>77</text:p>
          </table:table-cell>
          <table:table-cell table:formula="of:=ABS([.J76]-[.W76])" office:value-type="float" office:value="0.3414" calcext:value-type="float">
            <text:p>0.3414</text:p>
          </table:table-cell>
          <table:table-cell table:formula="of:=[.AB76]/ABS([.J76]+1)" office:value-type="float" office:value="0.1707" calcext:value-type="float">
            <text:p>0.1707</text:p>
          </table:table-cell>
          <table:table-cell table:number-columns-repeated="99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6" calcext:value-type="float">
            <text:p>26</text:p>
          </table:table-cell>
          <table:table-cell office:value-type="float" office:value="189" calcext:value-type="float">
            <text:p>189</text:p>
          </table:table-cell>
          <table:table-cell office:value-type="float" office:value="772" calcext:value-type="float">
            <text:p>772</text:p>
          </table:table-cell>
          <table:table-cell office:value-type="float" office:value="705" calcext:value-type="float">
            <text:p>70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formula="of:=[.K76]+[.J77]" office:value-type="float" office:value="413" calcext:value-type="float">
            <text:p>413</text:p>
          </table:table-cell>
          <table:table-cell table:formula="of:=[.K77]/SUM([.$J$2:.$J$189])" office:value-type="float" office:value="0.967213114754098" calcext:value-type="float">
            <text:p>0.967213114754098</text:p>
          </table:table-cell>
          <table:table-cell office:value-type="float" office:value="113" calcext:value-type="float">
            <text:p>113</text:p>
          </table:table-cell>
          <table:table-cell table:formula="of:=(188-[.M77])/187" office:value-type="float" office:value="0.401069518716578" calcext:value-type="float">
            <text:p>0.401069518716578</text:p>
          </table:table-cell>
          <table:table-cell table:formula="of:=-0.0516*[.B77]+0.0341*[.C77]-0.0027*[.D77]-0.0372*[.F77]+0.2119*[.G77]+0.0018*[.H77]+0.005*[.I77]-0.3091" office:value-type="float" office:value="2.067" calcext:value-type="float">
            <text:p>2.067</text:p>
          </table:table-cell>
          <table:table-cell table:formula="of:=[.P76]+[.O77]" office:value-type="float" office:value="338.3502" calcext:value-type="float">
            <text:p>338.3502</text:p>
          </table:table-cell>
          <table:table-cell table:formula="of:=[.P77]/SUM([.$O$2:.$O$189])" office:value-type="float" office:value="0.79121222948906" calcext:value-type="float">
            <text:p>0.79121222948906</text:p>
          </table:table-cell>
          <table:table-cell office:value-type="float" office:value="136" calcext:value-type="float">
            <text:p>136</text:p>
          </table:table-cell>
          <table:table-cell table:formula="of:=[.M77]-[.R77]" office:value-type="float" office:value="-23" calcext:value-type="float">
            <text:p>-23</text:p>
          </table:table-cell>
          <table:table-cell table:formula="of:=ABS([.J77]-[.O77])" office:value-type="float" office:value="1.067" calcext:value-type="float">
            <text:p>1.067</text:p>
          </table:table-cell>
          <table:table-cell table:formula="of:=[.T77]/ABS([.J77]+1)" office:value-type="float" office:value="0.5335" calcext:value-type="float">
            <text:p>0.5335</text:p>
          </table:table-cell>
          <table:table-cell table:formula="of:=SUM([.$W$2:.W77])/SUM([.$W$2:.$W$189])" office:value-type="float" office:value="0.832569754584757" calcext:value-type="float">
            <text:p>0.832569754584757</text:p>
          </table:table-cell>
          <table:table-cell table:formula="of:=-0.0482*[.B77]+0.0336*[.C77]-0.0021*[.D77]-0.0337*[.F77]+0.2088*[.G77]+0.0019*[.H77]-0.3255" office:value-type="float" office:value="2.0671" calcext:value-type="float">
            <text:p>2.0671</text:p>
          </table:table-cell>
          <table:table-cell table:formula="of:=[.X76]-1" office:value-type="float" office:value="114" calcext:value-type="float">
            <text:p>114</text:p>
          </table:table-cell>
          <table:table-cell table:formula="of:=[.M77]-[.X77]" office:value-type="float" office:value="-1" calcext:value-type="float">
            <text:p>-1</text:p>
          </table:table-cell>
          <table:table-cell/>
          <table:table-cell table:formula="of:=[.R77]-[.X77]" office:value-type="float" office:value="136" calcext:value-type="float">
            <text:p>136</text:p>
          </table:table-cell>
          <table:table-cell table:formula="of:=ABS([.J77]-[.W77])" office:value-type="float" office:value="1.0671" calcext:value-type="float">
            <text:p>1.0671</text:p>
          </table:table-cell>
          <table:table-cell table:formula="of:=[.AB77]/ABS([.J77]+1)" office:value-type="float" office:value="0.53355" calcext:value-type="float">
            <text:p>0.53355</text:p>
          </table:table-cell>
          <table:table-cell table:number-columns-repeated="99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K77]+[.J78]" office:value-type="float" office:value="414" calcext:value-type="float">
            <text:p>414</text:p>
          </table:table-cell>
          <table:table-cell table:formula="of:=[.K78]/SUM([.$J$2:.$J$189])" office:value-type="float" office:value="0.969555035128806" calcext:value-type="float">
            <text:p>0.969555035128806</text:p>
          </table:table-cell>
          <table:table-cell office:value-type="float" office:value="112" calcext:value-type="float">
            <text:p>112</text:p>
          </table:table-cell>
          <table:table-cell table:formula="of:=(188-[.M78])/187" office:value-type="float" office:value="0.406417112299465" calcext:value-type="float">
            <text:p>0.406417112299465</text:p>
          </table:table-cell>
          <table:table-cell table:formula="of:=-0.0516*[.B78]+0.0341*[.C78]-0.0027*[.D78]-0.0372*[.F78]+0.2119*[.G78]+0.0018*[.H78]+0.005*[.I78]-0.3091" office:value-type="float" office:value="0.0183999999999998" calcext:value-type="float">
            <text:p>0.0184</text:p>
          </table:table-cell>
          <table:table-cell table:formula="of:=[.P77]+[.O78]" office:value-type="float" office:value="338.3686" calcext:value-type="float">
            <text:p>338.3686</text:p>
          </table:table-cell>
          <table:table-cell table:formula="of:=[.P78]/SUM([.$O$2:.$O$189])" office:value-type="float" office:value="0.791255256817026" calcext:value-type="float">
            <text:p>0.791255256817026</text:p>
          </table:table-cell>
          <table:table-cell office:value-type="float" office:value="49" calcext:value-type="float">
            <text:p>49</text:p>
          </table:table-cell>
          <table:table-cell table:formula="of:=[.M78]-[.R78]" office:value-type="float" office:value="63" calcext:value-type="float">
            <text:p>63</text:p>
          </table:table-cell>
          <table:table-cell table:formula="of:=ABS([.J78]-[.O78])" office:value-type="float" office:value="0.9816" calcext:value-type="float">
            <text:p>0.9816</text:p>
          </table:table-cell>
          <table:table-cell table:formula="of:=[.T78]/ABS([.J78]+1)" office:value-type="float" office:value="0.4908" calcext:value-type="float">
            <text:p>0.4908</text:p>
          </table:table-cell>
          <table:table-cell table:formula="of:=SUM([.$W$2:.W78])/SUM([.$W$2:.$W$189])" office:value-type="float" office:value="0.832625368648498" calcext:value-type="float">
            <text:p>0.832625368648498</text:p>
          </table:table-cell>
          <table:table-cell table:formula="of:=-0.0482*[.B78]+0.0336*[.C78]-0.0021*[.D78]-0.0337*[.F78]+0.2088*[.G78]+0.0019*[.H78]-0.3255" office:value-type="float" office:value="0.0237000000000002" calcext:value-type="float">
            <text:p>0.0237</text:p>
          </table:table-cell>
          <table:table-cell table:formula="of:=[.X77]-1" office:value-type="float" office:value="113" calcext:value-type="float">
            <text:p>113</text:p>
          </table:table-cell>
          <table:table-cell table:formula="of:=[.M78]-[.X78]" office:value-type="float" office:value="-1" calcext:value-type="float">
            <text:p>-1</text:p>
          </table:table-cell>
          <table:table-cell/>
          <table:table-cell table:formula="of:=[.R78]-[.X78]" office:value-type="float" office:value="49" calcext:value-type="float">
            <text:p>49</text:p>
          </table:table-cell>
          <table:table-cell table:formula="of:=ABS([.J78]-[.W78])" office:value-type="float" office:value="0.9763" calcext:value-type="float">
            <text:p>0.9763</text:p>
          </table:table-cell>
          <table:table-cell table:formula="of:=[.AB78]/ABS([.J78]+1)" office:value-type="float" office:value="0.48815" calcext:value-type="float">
            <text:p>0.48815</text:p>
          </table:table-cell>
          <table:table-cell table:number-columns-repeated="99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141" calcext:value-type="float">
            <text:p>141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K78]+[.J79]" office:value-type="float" office:value="415" calcext:value-type="float">
            <text:p>415</text:p>
          </table:table-cell>
          <table:table-cell table:formula="of:=[.K79]/SUM([.$J$2:.$J$189])" office:value-type="float" office:value="0.971896955503513" calcext:value-type="float">
            <text:p>0.971896955503513</text:p>
          </table:table-cell>
          <table:table-cell office:value-type="float" office:value="111" calcext:value-type="float">
            <text:p>111</text:p>
          </table:table-cell>
          <table:table-cell table:formula="of:=(188-[.M79])/187" office:value-type="float" office:value="0.411764705882353" calcext:value-type="float">
            <text:p>0.411764705882353</text:p>
          </table:table-cell>
          <table:table-cell table:formula="of:=-0.0516*[.B79]+0.0341*[.C79]-0.0027*[.D79]-0.0372*[.F79]+0.2119*[.G79]+0.0018*[.H79]+0.005*[.I79]-0.3091" office:value-type="float" office:value="-0.4981" calcext:value-type="float">
            <text:p>-0.4981</text:p>
          </table:table-cell>
          <table:table-cell table:formula="of:=[.P78]+[.O79]" office:value-type="float" office:value="337.8705" calcext:value-type="float">
            <text:p>337.8705</text:p>
          </table:table-cell>
          <table:table-cell table:formula="of:=[.P79]/SUM([.$O$2:.$O$189])" office:value-type="float" office:value="0.790090478987698" calcext:value-type="float">
            <text:p>0.790090478987698</text:p>
          </table:table-cell>
          <table:table-cell office:value-type="float" office:value="7" calcext:value-type="float">
            <text:p>7</text:p>
          </table:table-cell>
          <table:table-cell table:formula="of:=[.M79]-[.R79]" office:value-type="float" office:value="104" calcext:value-type="float">
            <text:p>104</text:p>
          </table:table-cell>
          <table:table-cell table:formula="of:=ABS([.J79]-[.O79])" office:value-type="float" office:value="1.4981" calcext:value-type="float">
            <text:p>1.4981</text:p>
          </table:table-cell>
          <table:table-cell table:formula="of:=[.T79]/ABS([.J79]+1)" office:value-type="float" office:value="0.74905" calcext:value-type="float">
            <text:p>0.74905</text:p>
          </table:table-cell>
          <table:table-cell table:formula="of:=SUM([.$W$2:.W79])/SUM([.$W$2:.$W$189])" office:value-type="float" office:value="0.831463809089356" calcext:value-type="float">
            <text:p>0.831463809089356</text:p>
          </table:table-cell>
          <table:table-cell table:formula="of:=-0.0482*[.B79]+0.0336*[.C79]-0.0021*[.D79]-0.0337*[.F79]+0.2088*[.G79]+0.0019*[.H79]-0.3255" office:value-type="float" office:value="-0.495" calcext:value-type="float">
            <text:p>-0.495</text:p>
          </table:table-cell>
          <table:table-cell table:formula="of:=[.X78]-1" office:value-type="float" office:value="112" calcext:value-type="float">
            <text:p>112</text:p>
          </table:table-cell>
          <table:table-cell table:formula="of:=[.M79]-[.X79]" office:value-type="float" office:value="-1" calcext:value-type="float">
            <text:p>-1</text:p>
          </table:table-cell>
          <table:table-cell/>
          <table:table-cell table:formula="of:=[.R79]-[.X79]" office:value-type="float" office:value="7" calcext:value-type="float">
            <text:p>7</text:p>
          </table:table-cell>
          <table:table-cell table:formula="of:=ABS([.J79]-[.W79])" office:value-type="float" office:value="1.495" calcext:value-type="float">
            <text:p>1.495</text:p>
          </table:table-cell>
          <table:table-cell table:formula="of:=[.AB79]/ABS([.J79]+1)" office:value-type="float" office:value="0.7475" calcext:value-type="float">
            <text:p>0.7475</text:p>
          </table:table-cell>
          <table:table-cell table:number-columns-repeated="99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3" calcext:value-type="float">
            <text:p>33</text:p>
          </table:table-cell>
          <table:table-cell office:value-type="float" office:value="206" calcext:value-type="float">
            <text:p>206</text:p>
          </table:table-cell>
          <table:table-cell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formula="of:=[.K79]+[.J80]" office:value-type="float" office:value="416" calcext:value-type="float">
            <text:p>416</text:p>
          </table:table-cell>
          <table:table-cell table:formula="of:=[.K80]/SUM([.$J$2:.$J$189])" office:value-type="float" office:value="0.97423887587822" calcext:value-type="float">
            <text:p>0.97423887587822</text:p>
          </table:table-cell>
          <table:table-cell office:value-type="float" office:value="110" calcext:value-type="float">
            <text:p>110</text:p>
          </table:table-cell>
          <table:table-cell table:formula="of:=(188-[.M80])/187" office:value-type="float" office:value="0.417112299465241" calcext:value-type="float">
            <text:p>0.417112299465241</text:p>
          </table:table-cell>
          <table:table-cell table:formula="of:=-0.0516*[.B80]+0.0341*[.C80]-0.0027*[.D80]-0.0372*[.F80]+0.2119*[.G80]+0.0018*[.H80]+0.005*[.I80]-0.3091" office:value-type="float" office:value="1.9441" calcext:value-type="float">
            <text:p>1.9441</text:p>
          </table:table-cell>
          <table:table-cell table:formula="of:=[.P79]+[.O80]" office:value-type="float" office:value="339.8146" calcext:value-type="float">
            <text:p>339.8146</text:p>
          </table:table-cell>
          <table:table-cell table:formula="of:=[.P80]/SUM([.$O$2:.$O$189])" office:value-type="float" office:value="0.794636643569098" calcext:value-type="float">
            <text:p>0.794636643569098</text:p>
          </table:table-cell>
          <table:table-cell office:value-type="float" office:value="133" calcext:value-type="float">
            <text:p>133</text:p>
          </table:table-cell>
          <table:table-cell table:formula="of:=[.M80]-[.R80]" office:value-type="float" office:value="-23" calcext:value-type="float">
            <text:p>-23</text:p>
          </table:table-cell>
          <table:table-cell table:formula="of:=ABS([.J80]-[.O80])" office:value-type="float" office:value="0.944099999999999" calcext:value-type="float">
            <text:p>0.944099999999999</text:p>
          </table:table-cell>
          <table:table-cell table:formula="of:=[.T80]/ABS([.J80]+1)" office:value-type="float" office:value="0.47205" calcext:value-type="float">
            <text:p>0.47205</text:p>
          </table:table-cell>
          <table:table-cell table:formula="of:=SUM([.$W$2:.W80])/SUM([.$W$2:.$W$189])" office:value-type="float" office:value="0.836126473420701" calcext:value-type="float">
            <text:p>0.836126473420701</text:p>
          </table:table-cell>
          <table:table-cell table:formula="of:=-0.0482*[.B80]+0.0336*[.C80]-0.0021*[.D80]-0.0337*[.F80]+0.2088*[.G80]+0.0019*[.H80]-0.3255" office:value-type="float" office:value="1.987" calcext:value-type="float">
            <text:p>1.987</text:p>
          </table:table-cell>
          <table:table-cell table:formula="of:=[.X79]-1" office:value-type="float" office:value="111" calcext:value-type="float">
            <text:p>111</text:p>
          </table:table-cell>
          <table:table-cell table:formula="of:=[.M80]-[.X80]" office:value-type="float" office:value="-1" calcext:value-type="float">
            <text:p>-1</text:p>
          </table:table-cell>
          <table:table-cell/>
          <table:table-cell table:formula="of:=[.R80]-[.X80]" office:value-type="float" office:value="133" calcext:value-type="float">
            <text:p>133</text:p>
          </table:table-cell>
          <table:table-cell table:formula="of:=ABS([.J80]-[.W80])" office:value-type="float" office:value="0.987" calcext:value-type="float">
            <text:p>0.987</text:p>
          </table:table-cell>
          <table:table-cell table:formula="of:=[.AB80]/ABS([.J80]+1)" office:value-type="float" office:value="0.4935" calcext:value-type="float">
            <text:p>0.4935</text:p>
          </table:table-cell>
          <table:table-cell table:number-columns-repeated="99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8" calcext:value-type="float">
            <text:p>28</text:p>
          </table:table-cell>
          <table:table-cell office:value-type="float" office:value="110" calcext:value-type="float">
            <text:p>110</text:p>
          </table:table-cell>
          <table:table-cell office:value-type="float" office:value="362" calcext:value-type="float">
            <text:p>362</text:p>
          </table:table-cell>
          <table:table-cell office:value-type="float" office:value="318" calcext:value-type="float">
            <text:p>31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K80]+[.J81]" office:value-type="float" office:value="417" calcext:value-type="float">
            <text:p>417</text:p>
          </table:table-cell>
          <table:table-cell table:formula="of:=[.K81]/SUM([.$J$2:.$J$189])" office:value-type="float" office:value="0.976580796252927" calcext:value-type="float">
            <text:p>0.976580796252927</text:p>
          </table:table-cell>
          <table:table-cell office:value-type="float" office:value="109" calcext:value-type="float">
            <text:p>109</text:p>
          </table:table-cell>
          <table:table-cell table:formula="of:=(188-[.M81])/187" office:value-type="float" office:value="0.422459893048128" calcext:value-type="float">
            <text:p>0.422459893048128</text:p>
          </table:table-cell>
          <table:table-cell table:formula="of:=-0.0516*[.B81]+0.0341*[.C81]-0.0027*[.D81]-0.0372*[.F81]+0.2119*[.G81]+0.0018*[.H81]+0.005*[.I81]-0.3091" office:value-type="float" office:value="1.3443" calcext:value-type="float">
            <text:p>1.3443</text:p>
          </table:table-cell>
          <table:table-cell table:formula="of:=[.P80]+[.O81]" office:value-type="float" office:value="341.1589" calcext:value-type="float">
            <text:p>341.1589</text:p>
          </table:table-cell>
          <table:table-cell table:formula="of:=[.P81]/SUM([.$O$2:.$O$189])" office:value-type="float" office:value="0.797780210796492" calcext:value-type="float">
            <text:p>0.797780210796492</text:p>
          </table:table-cell>
          <table:table-cell office:value-type="float" office:value="104" calcext:value-type="float">
            <text:p>104</text:p>
          </table:table-cell>
          <table:table-cell table:formula="of:=[.M81]-[.R81]" office:value-type="float" office:value="5" calcext:value-type="float">
            <text:p>5</text:p>
          </table:table-cell>
          <table:table-cell table:formula="of:=ABS([.J81]-[.O81])" office:value-type="float" office:value="0.3443" calcext:value-type="float">
            <text:p>0.3443</text:p>
          </table:table-cell>
          <table:table-cell table:formula="of:=[.T81]/ABS([.J81]+1)" office:value-type="float" office:value="0.17215" calcext:value-type="float">
            <text:p>0.17215</text:p>
          </table:table-cell>
          <table:table-cell table:formula="of:=SUM([.$W$2:.W81])/SUM([.$W$2:.$W$189])" office:value-type="float" office:value="0.839429057104614" calcext:value-type="float">
            <text:p>0.839429057104614</text:p>
          </table:table-cell>
          <table:table-cell table:formula="of:=-0.0482*[.B81]+0.0336*[.C81]-0.0021*[.D81]-0.0337*[.F81]+0.2088*[.G81]+0.0019*[.H81]-0.3255" office:value-type="float" office:value="1.4074" calcext:value-type="float">
            <text:p>1.4074</text:p>
          </table:table-cell>
          <table:table-cell table:formula="of:=[.X80]-1" office:value-type="float" office:value="110" calcext:value-type="float">
            <text:p>110</text:p>
          </table:table-cell>
          <table:table-cell table:formula="of:=[.M81]-[.X81]" office:value-type="float" office:value="-1" calcext:value-type="float">
            <text:p>-1</text:p>
          </table:table-cell>
          <table:table-cell/>
          <table:table-cell table:formula="of:=[.R81]-[.X81]" office:value-type="float" office:value="104" calcext:value-type="float">
            <text:p>104</text:p>
          </table:table-cell>
          <table:table-cell table:formula="of:=ABS([.J81]-[.W81])" office:value-type="float" office:value="0.4074" calcext:value-type="float">
            <text:p>0.4074</text:p>
          </table:table-cell>
          <table:table-cell table:formula="of:=[.AB81]/ABS([.J81]+1)" office:value-type="float" office:value="0.2037" calcext:value-type="float">
            <text:p>0.2037</text:p>
          </table:table-cell>
          <table:table-cell table:number-columns-repeated="99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 office:value-type="float" office:value="111" calcext:value-type="float">
            <text:p>111</text:p>
          </table:table-cell>
          <table:table-cell office:value-type="float" office:value="509" calcext:value-type="float">
            <text:p>509</text:p>
          </table:table-cell>
          <table:table-cell office:value-type="float" office:value="442" calcext:value-type="float">
            <text:p>44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86" calcext:value-type="float">
            <text:p>686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[.K81]+[.J82]" office:value-type="float" office:value="418" calcext:value-type="float">
            <text:p>418</text:p>
          </table:table-cell>
          <table:table-cell table:formula="of:=[.K82]/SUM([.$J$2:.$J$189])" office:value-type="float" office:value="0.978922716627635" calcext:value-type="float">
            <text:p>0.978922716627635</text:p>
          </table:table-cell>
          <table:table-cell office:value-type="float" office:value="108" calcext:value-type="float">
            <text:p>108</text:p>
          </table:table-cell>
          <table:table-cell table:formula="of:=(188-[.M82])/187" office:value-type="float" office:value="0.427807486631016" calcext:value-type="float">
            <text:p>0.427807486631016</text:p>
          </table:table-cell>
          <table:table-cell table:formula="of:=-0.0516*[.B82]+0.0341*[.C82]-0.0027*[.D82]-0.0372*[.F82]+0.2119*[.G82]+0.0018*[.H82]+0.005*[.I82]-0.3091" office:value-type="float" office:value="4.4037" calcext:value-type="float">
            <text:p>4.4037</text:p>
          </table:table-cell>
          <table:table-cell table:formula="of:=[.P81]+[.O82]" office:value-type="float" office:value="345.5626" calcext:value-type="float">
            <text:p>345.5626</text:p>
          </table:table-cell>
          <table:table-cell table:formula="of:=[.P82]/SUM([.$O$2:.$O$189])" office:value-type="float" office:value="0.808078006674848" calcext:value-type="float">
            <text:p>0.808078006674848</text:p>
          </table:table-cell>
          <table:table-cell office:value-type="float" office:value="162" calcext:value-type="float">
            <text:p>162</text:p>
          </table:table-cell>
          <table:table-cell table:formula="of:=[.M82]-[.R82]" office:value-type="float" office:value="-54" calcext:value-type="float">
            <text:p>-54</text:p>
          </table:table-cell>
          <table:table-cell table:formula="of:=ABS([.J82]-[.O82])" office:value-type="float" office:value="3.4037" calcext:value-type="float">
            <text:p>3.4037</text:p>
          </table:table-cell>
          <table:table-cell table:formula="of:=[.T82]/ABS([.J82]+1)" office:value-type="float" office:value="1.70185" calcext:value-type="float">
            <text:p>1.70185</text:p>
          </table:table-cell>
          <table:table-cell table:formula="of:=SUM([.$W$2:.W82])/SUM([.$W$2:.$W$189])" office:value-type="float" office:value="0.849821143293742" calcext:value-type="float">
            <text:p>0.849821143293742</text:p>
          </table:table-cell>
          <table:table-cell table:formula="of:=-0.0482*[.B82]+0.0336*[.C82]-0.0021*[.D82]-0.0337*[.F82]+0.2088*[.G82]+0.0019*[.H82]-0.3255" office:value-type="float" office:value="4.4286" calcext:value-type="float">
            <text:p>4.4286</text:p>
          </table:table-cell>
          <table:table-cell table:formula="of:=[.X81]-1" office:value-type="float" office:value="109" calcext:value-type="float">
            <text:p>109</text:p>
          </table:table-cell>
          <table:table-cell table:formula="of:=[.M82]-[.X82]" office:value-type="float" office:value="-1" calcext:value-type="float">
            <text:p>-1</text:p>
          </table:table-cell>
          <table:table-cell/>
          <table:table-cell table:formula="of:=[.R82]-[.X82]" office:value-type="float" office:value="162" calcext:value-type="float">
            <text:p>162</text:p>
          </table:table-cell>
          <table:table-cell table:formula="of:=ABS([.J82]-[.W82])" office:value-type="float" office:value="3.4286" calcext:value-type="float">
            <text:p>3.4286</text:p>
          </table:table-cell>
          <table:table-cell table:formula="of:=[.AB82]/ABS([.J82]+1)" office:value-type="float" office:value="1.7143" calcext:value-type="float">
            <text:p>1.7143</text:p>
          </table:table-cell>
          <table:table-cell table:number-columns-repeated="99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122" calcext:value-type="float">
            <text:p>122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K82]+[.J83]" office:value-type="float" office:value="419" calcext:value-type="float">
            <text:p>419</text:p>
          </table:table-cell>
          <table:table-cell table:formula="of:=[.K83]/SUM([.$J$2:.$J$189])" office:value-type="float" office:value="0.981264637002342" calcext:value-type="float">
            <text:p>0.981264637002342</text:p>
          </table:table-cell>
          <table:table-cell office:value-type="float" office:value="107" calcext:value-type="float">
            <text:p>107</text:p>
          </table:table-cell>
          <table:table-cell table:formula="of:=(188-[.M83])/187" office:value-type="float" office:value="0.433155080213904" calcext:value-type="float">
            <text:p>0.433155080213904</text:p>
          </table:table-cell>
          <table:table-cell table:formula="of:=-0.0516*[.B83]+0.0341*[.C83]-0.0027*[.D83]-0.0372*[.F83]+0.2119*[.G83]+0.0018*[.H83]+0.005*[.I83]-0.3091" office:value-type="float" office:value="0.2409" calcext:value-type="float">
            <text:p>0.2409</text:p>
          </table:table-cell>
          <table:table-cell table:formula="of:=[.P82]+[.O83]" office:value-type="float" office:value="345.8035" calcext:value-type="float">
            <text:p>345.8035</text:p>
          </table:table-cell>
          <table:table-cell table:formula="of:=[.P83]/SUM([.$O$2:.$O$189])" office:value-type="float" office:value="0.808641337289353" calcext:value-type="float">
            <text:p>0.808641337289353</text:p>
          </table:table-cell>
          <table:table-cell office:value-type="float" office:value="59" calcext:value-type="float">
            <text:p>59</text:p>
          </table:table-cell>
          <table:table-cell table:formula="of:=[.M83]-[.R83]" office:value-type="float" office:value="48" calcext:value-type="float">
            <text:p>48</text:p>
          </table:table-cell>
          <table:table-cell table:formula="of:=ABS([.J83]-[.O83])" office:value-type="float" office:value="0.7591" calcext:value-type="float">
            <text:p>0.7591</text:p>
          </table:table-cell>
          <table:table-cell table:formula="of:=[.T83]/ABS([.J83]+1)" office:value-type="float" office:value="0.37955" calcext:value-type="float">
            <text:p>0.37955</text:p>
          </table:table-cell>
          <table:table-cell table:formula="of:=SUM([.$W$2:.W83])/SUM([.$W$2:.$W$189])" office:value-type="float" office:value="0.850416237241617" calcext:value-type="float">
            <text:p>0.850416237241617</text:p>
          </table:table-cell>
          <table:table-cell table:formula="of:=-0.0482*[.B83]+0.0336*[.C83]-0.0021*[.D83]-0.0337*[.F83]+0.2088*[.G83]+0.0019*[.H83]-0.3255" office:value-type="float" office:value="0.2536" calcext:value-type="float">
            <text:p>0.2536</text:p>
          </table:table-cell>
          <table:table-cell table:formula="of:=[.X82]-1" office:value-type="float" office:value="108" calcext:value-type="float">
            <text:p>108</text:p>
          </table:table-cell>
          <table:table-cell table:formula="of:=[.M83]-[.X83]" office:value-type="float" office:value="-1" calcext:value-type="float">
            <text:p>-1</text:p>
          </table:table-cell>
          <table:table-cell/>
          <table:table-cell table:formula="of:=[.R83]-[.X83]" office:value-type="float" office:value="59" calcext:value-type="float">
            <text:p>59</text:p>
          </table:table-cell>
          <table:table-cell table:formula="of:=ABS([.J83]-[.W83])" office:value-type="float" office:value="0.7464" calcext:value-type="float">
            <text:p>0.7464</text:p>
          </table:table-cell>
          <table:table-cell table:formula="of:=[.AB83]/ABS([.J83]+1)" office:value-type="float" office:value="0.3732" calcext:value-type="float">
            <text:p>0.3732</text:p>
          </table:table-cell>
          <table:table-cell table:number-columns-repeated="99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238" calcext:value-type="float">
            <text:p>238</text:p>
          </table:table-cell>
          <table:table-cell office:value-type="float" office:value="211" calcext:value-type="float">
            <text:p>2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[.K83]+[.J84]" office:value-type="float" office:value="420" calcext:value-type="float">
            <text:p>420</text:p>
          </table:table-cell>
          <table:table-cell table:formula="of:=[.K84]/SUM([.$J$2:.$J$189])" office:value-type="float" office:value="0.983606557377049" calcext:value-type="float">
            <text:p>0.983606557377049</text:p>
          </table:table-cell>
          <table:table-cell office:value-type="float" office:value="106" calcext:value-type="float">
            <text:p>106</text:p>
          </table:table-cell>
          <table:table-cell table:formula="of:=(188-[.M84])/187" office:value-type="float" office:value="0.438502673796791" calcext:value-type="float">
            <text:p>0.438502673796791</text:p>
          </table:table-cell>
          <table:table-cell table:formula="of:=-0.0516*[.B84]+0.0341*[.C84]-0.0027*[.D84]-0.0372*[.F84]+0.2119*[.G84]+0.0018*[.H84]+0.005*[.I84]-0.3091" office:value-type="float" office:value="1.4367" calcext:value-type="float">
            <text:p>1.4367</text:p>
          </table:table-cell>
          <table:table-cell table:formula="of:=[.P83]+[.O84]" office:value-type="float" office:value="347.2402" calcext:value-type="float">
            <text:p>347.2402</text:p>
          </table:table-cell>
          <table:table-cell table:formula="of:=[.P84]/SUM([.$O$2:.$O$189])" office:value-type="float" office:value="0.81200097653327" calcext:value-type="float">
            <text:p>0.81200097653327</text:p>
          </table:table-cell>
          <table:table-cell office:value-type="float" office:value="109" calcext:value-type="float">
            <text:p>109</text:p>
          </table:table-cell>
          <table:table-cell table:formula="of:=[.M84]-[.R84]" office:value-type="float" office:value="-3" calcext:value-type="float">
            <text:p>-3</text:p>
          </table:table-cell>
          <table:table-cell table:formula="of:=ABS([.J84]-[.O84])" office:value-type="float" office:value="0.4367" calcext:value-type="float">
            <text:p>0.4367</text:p>
          </table:table-cell>
          <table:table-cell table:formula="of:=[.T84]/ABS([.J84]+1)" office:value-type="float" office:value="0.21835" calcext:value-type="float">
            <text:p>0.21835</text:p>
          </table:table-cell>
          <table:table-cell table:formula="of:=SUM([.$W$2:.W84])/SUM([.$W$2:.$W$189])" office:value-type="float" office:value="0.853868063729493" calcext:value-type="float">
            <text:p>0.853868063729493</text:p>
          </table:table-cell>
          <table:table-cell table:formula="of:=-0.0482*[.B84]+0.0336*[.C84]-0.0021*[.D84]-0.0337*[.F84]+0.2088*[.G84]+0.0019*[.H84]-0.3255" office:value-type="float" office:value="1.471" calcext:value-type="float">
            <text:p>1.471</text:p>
          </table:table-cell>
          <table:table-cell table:formula="of:=[.X83]-1" office:value-type="float" office:value="107" calcext:value-type="float">
            <text:p>107</text:p>
          </table:table-cell>
          <table:table-cell table:formula="of:=[.M84]-[.X84]" office:value-type="float" office:value="-1" calcext:value-type="float">
            <text:p>-1</text:p>
          </table:table-cell>
          <table:table-cell/>
          <table:table-cell table:formula="of:=[.R84]-[.X84]" office:value-type="float" office:value="109" calcext:value-type="float">
            <text:p>109</text:p>
          </table:table-cell>
          <table:table-cell table:formula="of:=ABS([.J84]-[.W84])" office:value-type="float" office:value="0.471000000000001" calcext:value-type="float">
            <text:p>0.471000000000001</text:p>
          </table:table-cell>
          <table:table-cell table:formula="of:=[.AB84]/ABS([.J84]+1)" office:value-type="float" office:value="0.2355" calcext:value-type="float">
            <text:p>0.2355</text:p>
          </table:table-cell>
          <table:table-cell table:number-columns-repeated="995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K84]+[.J85]" office:value-type="float" office:value="421" calcext:value-type="float">
            <text:p>421</text:p>
          </table:table-cell>
          <table:table-cell table:formula="of:=[.K85]/SUM([.$J$2:.$J$189])" office:value-type="float" office:value="0.985948477751756" calcext:value-type="float">
            <text:p>0.985948477751756</text:p>
          </table:table-cell>
          <table:table-cell office:value-type="float" office:value="105" calcext:value-type="float">
            <text:p>105</text:p>
          </table:table-cell>
          <table:table-cell table:formula="of:=(188-[.M85])/187" office:value-type="float" office:value="0.443850267379679" calcext:value-type="float">
            <text:p>0.443850267379679</text:p>
          </table:table-cell>
          <table:table-cell table:formula="of:=-0.0516*[.B85]+0.0341*[.C85]-0.0027*[.D85]-0.0372*[.F85]+0.2119*[.G85]+0.0018*[.H85]+0.005*[.I85]-0.3091" office:value-type="float" office:value="-0.1586" calcext:value-type="float">
            <text:p>-0.1586</text:p>
          </table:table-cell>
          <table:table-cell table:formula="of:=[.P84]+[.O85]" office:value-type="float" office:value="347.0816" calcext:value-type="float">
            <text:p>347.0816</text:p>
          </table:table-cell>
          <table:table-cell table:formula="of:=[.P85]/SUM([.$O$2:.$O$189])" office:value-type="float" office:value="0.811630099673741" calcext:value-type="float">
            <text:p>0.811630099673741</text:p>
          </table:table-cell>
          <table:table-cell office:value-type="float" office:value="38" calcext:value-type="float">
            <text:p>38</text:p>
          </table:table-cell>
          <table:table-cell table:formula="of:=[.M85]-[.R85]" office:value-type="float" office:value="67" calcext:value-type="float">
            <text:p>67</text:p>
          </table:table-cell>
          <table:table-cell table:formula="of:=ABS([.J85]-[.O85])" office:value-type="float" office:value="1.1586" calcext:value-type="float">
            <text:p>1.1586</text:p>
          </table:table-cell>
          <table:table-cell table:formula="of:=[.T85]/ABS([.J85]+1)" office:value-type="float" office:value="0.5793" calcext:value-type="float">
            <text:p>0.5793</text:p>
          </table:table-cell>
          <table:table-cell table:formula="of:=SUM([.$W$2:.W85])/SUM([.$W$2:.$W$189])" office:value-type="float" office:value="0.853474072113372" calcext:value-type="float">
            <text:p>0.853474072113372</text:p>
          </table:table-cell>
          <table:table-cell table:formula="of:=-0.0482*[.B85]+0.0336*[.C85]-0.0021*[.D85]-0.0337*[.F85]+0.2088*[.G85]+0.0019*[.H85]-0.3255" office:value-type="float" office:value="-0.1679" calcext:value-type="float">
            <text:p>-0.1679</text:p>
          </table:table-cell>
          <table:table-cell table:formula="of:=[.X84]-1" office:value-type="float" office:value="106" calcext:value-type="float">
            <text:p>106</text:p>
          </table:table-cell>
          <table:table-cell table:formula="of:=[.M85]-[.X85]" office:value-type="float" office:value="-1" calcext:value-type="float">
            <text:p>-1</text:p>
          </table:table-cell>
          <table:table-cell/>
          <table:table-cell table:formula="of:=[.R85]-[.X85]" office:value-type="float" office:value="38" calcext:value-type="float">
            <text:p>38</text:p>
          </table:table-cell>
          <table:table-cell table:formula="of:=ABS([.J85]-[.W85])" office:value-type="float" office:value="1.1679" calcext:value-type="float">
            <text:p>1.1679</text:p>
          </table:table-cell>
          <table:table-cell table:formula="of:=[.AB85]/ABS([.J85]+1)" office:value-type="float" office:value="0.58395" calcext:value-type="float">
            <text:p>0.58395</text:p>
          </table:table-cell>
          <table:table-cell table:number-columns-repeated="99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59" calcext:value-type="float">
            <text:p>159</text:p>
          </table:table-cell>
          <table:table-cell office:value-type="float" office:value="135" calcext:value-type="float">
            <text:p>13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K85]+[.J86]" office:value-type="float" office:value="422" calcext:value-type="float">
            <text:p>422</text:p>
          </table:table-cell>
          <table:table-cell table:formula="of:=[.K86]/SUM([.$J$2:.$J$189])" office:value-type="float" office:value="0.988290398126464" calcext:value-type="float">
            <text:p>0.988290398126464</text:p>
          </table:table-cell>
          <table:table-cell office:value-type="float" office:value="104" calcext:value-type="float">
            <text:p>104</text:p>
          </table:table-cell>
          <table:table-cell table:formula="of:=(188-[.M86])/187" office:value-type="float" office:value="0.449197860962567" calcext:value-type="float">
            <text:p>0.449197860962567</text:p>
          </table:table-cell>
          <table:table-cell table:formula="of:=-0.0516*[.B86]+0.0341*[.C86]-0.0027*[.D86]-0.0372*[.F86]+0.2119*[.G86]+0.0018*[.H86]+0.005*[.I86]-0.3091" office:value-type="float" office:value="0.7278" calcext:value-type="float">
            <text:p>0.7278</text:p>
          </table:table-cell>
          <table:table-cell table:formula="of:=[.P85]+[.O86]" office:value-type="float" office:value="347.8094" calcext:value-type="float">
            <text:p>347.8094</text:p>
          </table:table-cell>
          <table:table-cell table:formula="of:=[.P86]/SUM([.$O$2:.$O$189])" office:value-type="float" office:value="0.813332017570116" calcext:value-type="float">
            <text:p>0.813332017570116</text:p>
          </table:table-cell>
          <table:table-cell office:value-type="float" office:value="88" calcext:value-type="float">
            <text:p>88</text:p>
          </table:table-cell>
          <table:table-cell table:formula="of:=[.M86]-[.R86]" office:value-type="float" office:value="16" calcext:value-type="float">
            <text:p>16</text:p>
          </table:table-cell>
          <table:table-cell table:formula="of:=ABS([.J86]-[.O86])" office:value-type="float" office:value="0.2722" calcext:value-type="float">
            <text:p>0.2722</text:p>
          </table:table-cell>
          <table:table-cell table:formula="of:=[.T86]/ABS([.J86]+1)" office:value-type="float" office:value="0.1361" calcext:value-type="float">
            <text:p>0.1361</text:p>
          </table:table-cell>
          <table:table-cell table:formula="of:=SUM([.$W$2:.W86])/SUM([.$W$2:.$W$189])" office:value-type="float" office:value="0.855268505638374" calcext:value-type="float">
            <text:p>0.855268505638374</text:p>
          </table:table-cell>
          <table:table-cell table:formula="of:=-0.0482*[.B86]+0.0336*[.C86]-0.0021*[.D86]-0.0337*[.F86]+0.2088*[.G86]+0.0019*[.H86]-0.3255" office:value-type="float" office:value="0.7647" calcext:value-type="float">
            <text:p>0.7647</text:p>
          </table:table-cell>
          <table:table-cell table:formula="of:=[.X85]-1" office:value-type="float" office:value="105" calcext:value-type="float">
            <text:p>105</text:p>
          </table:table-cell>
          <table:table-cell table:formula="of:=[.M86]-[.X86]" office:value-type="float" office:value="-1" calcext:value-type="float">
            <text:p>-1</text:p>
          </table:table-cell>
          <table:table-cell/>
          <table:table-cell table:formula="of:=[.R86]-[.X86]" office:value-type="float" office:value="88" calcext:value-type="float">
            <text:p>88</text:p>
          </table:table-cell>
          <table:table-cell table:formula="of:=ABS([.J86]-[.W86])" office:value-type="float" office:value="0.2353" calcext:value-type="float">
            <text:p>0.2353</text:p>
          </table:table-cell>
          <table:table-cell table:formula="of:=[.AB86]/ABS([.J86]+1)" office:value-type="float" office:value="0.11765" calcext:value-type="float">
            <text:p>0.11765</text:p>
          </table:table-cell>
          <table:table-cell table:number-columns-repeated="99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229" calcext:value-type="float">
            <text:p>229</text:p>
          </table:table-cell>
          <table:table-cell office:value-type="float" office:value="191" calcext:value-type="float">
            <text:p>19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77" calcext:value-type="float">
            <text:p>477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[.K86]+[.J87]" office:value-type="float" office:value="423" calcext:value-type="float">
            <text:p>423</text:p>
          </table:table-cell>
          <table:table-cell table:formula="of:=[.K87]/SUM([.$J$2:.$J$189])" office:value-type="float" office:value="0.990632318501171" calcext:value-type="float">
            <text:p>0.990632318501171</text:p>
          </table:table-cell>
          <table:table-cell office:value-type="float" office:value="103" calcext:value-type="float">
            <text:p>103</text:p>
          </table:table-cell>
          <table:table-cell table:formula="of:=(188-[.M87])/187" office:value-type="float" office:value="0.454545454545455" calcext:value-type="float">
            <text:p>0.454545454545455</text:p>
          </table:table-cell>
          <table:table-cell table:formula="of:=-0.0516*[.B87]+0.0341*[.C87]-0.0027*[.D87]-0.0372*[.F87]+0.2119*[.G87]+0.0018*[.H87]+0.005*[.I87]-0.3091" office:value-type="float" office:value="1.44" calcext:value-type="float">
            <text:p>1.44</text:p>
          </table:table-cell>
          <table:table-cell table:formula="of:=[.P86]+[.O87]" office:value-type="float" office:value="349.2494" calcext:value-type="float">
            <text:p>349.2494</text:p>
          </table:table-cell>
          <table:table-cell table:formula="of:=[.P87]/SUM([.$O$2:.$O$189])" office:value-type="float" office:value="0.816699373671765" calcext:value-type="float">
            <text:p>0.816699373671765</text:p>
          </table:table-cell>
          <table:table-cell office:value-type="float" office:value="110" calcext:value-type="float">
            <text:p>110</text:p>
          </table:table-cell>
          <table:table-cell table:formula="of:=[.M87]-[.R87]" office:value-type="float" office:value="-7" calcext:value-type="float">
            <text:p>-7</text:p>
          </table:table-cell>
          <table:table-cell table:formula="of:=ABS([.J87]-[.O87])" office:value-type="float" office:value="0.44" calcext:value-type="float">
            <text:p>0.44</text:p>
          </table:table-cell>
          <table:table-cell table:formula="of:=[.T87]/ABS([.J87]+1)" office:value-type="float" office:value="0.22" calcext:value-type="float">
            <text:p>0.22</text:p>
          </table:table-cell>
          <table:table-cell table:formula="of:=SUM([.$W$2:.W87])/SUM([.$W$2:.$W$189])" office:value-type="float" office:value="0.858644772090281" calcext:value-type="float">
            <text:p>0.858644772090281</text:p>
          </table:table-cell>
          <table:table-cell table:formula="of:=-0.0482*[.B87]+0.0336*[.C87]-0.0021*[.D87]-0.0337*[.F87]+0.2088*[.G87]+0.0019*[.H87]-0.3255" office:value-type="float" office:value="1.4388" calcext:value-type="float">
            <text:p>1.4388</text:p>
          </table:table-cell>
          <table:table-cell table:formula="of:=[.X86]-1" office:value-type="float" office:value="104" calcext:value-type="float">
            <text:p>104</text:p>
          </table:table-cell>
          <table:table-cell table:formula="of:=[.M87]-[.X87]" office:value-type="float" office:value="-1" calcext:value-type="float">
            <text:p>-1</text:p>
          </table:table-cell>
          <table:table-cell/>
          <table:table-cell table:formula="of:=[.R87]-[.X87]" office:value-type="float" office:value="110" calcext:value-type="float">
            <text:p>110</text:p>
          </table:table-cell>
          <table:table-cell table:formula="of:=ABS([.J87]-[.W87])" office:value-type="float" office:value="0.438800000000001" calcext:value-type="float">
            <text:p>0.438800000000001</text:p>
          </table:table-cell>
          <table:table-cell table:formula="of:=[.AB87]/ABS([.J87]+1)" office:value-type="float" office:value="0.2194" calcext:value-type="float">
            <text:p>0.2194</text:p>
          </table:table-cell>
          <table:table-cell table:number-columns-repeated="99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4" calcext:value-type="float">
            <text:p>24</text:p>
          </table:table-cell>
          <table:table-cell office:value-type="float" office:value="109" calcext:value-type="float">
            <text:p>109</text:p>
          </table:table-cell>
          <table:table-cell office:value-type="float" office:value="250" calcext:value-type="float">
            <text:p>250</text:p>
          </table:table-cell>
          <table:table-cell office:value-type="float" office:value="216" calcext:value-type="float">
            <text:p>2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[.K87]+[.J88]" office:value-type="float" office:value="424" calcext:value-type="float">
            <text:p>424</text:p>
          </table:table-cell>
          <table:table-cell table:formula="of:=[.K88]/SUM([.$J$2:.$J$189])" office:value-type="float" office:value="0.992974238875878" calcext:value-type="float">
            <text:p>0.992974238875878</text:p>
          </table:table-cell>
          <table:table-cell office:value-type="float" office:value="102" calcext:value-type="float">
            <text:p>102</text:p>
          </table:table-cell>
          <table:table-cell table:formula="of:=(188-[.M88])/187" office:value-type="float" office:value="0.459893048128342" calcext:value-type="float">
            <text:p>0.459893048128342</text:p>
          </table:table-cell>
          <table:table-cell table:formula="of:=-0.0516*[.B88]+0.0341*[.C88]-0.0027*[.D88]-0.0372*[.F88]+0.2119*[.G88]+0.0018*[.H88]+0.005*[.I88]-0.3091" office:value-type="float" office:value="2.025" calcext:value-type="float">
            <text:p>2.025</text:p>
          </table:table-cell>
          <table:table-cell table:formula="of:=[.P87]+[.O88]" office:value-type="float" office:value="351.2744" calcext:value-type="float">
            <text:p>351.2744</text:p>
          </table:table-cell>
          <table:table-cell table:formula="of:=[.P88]/SUM([.$O$2:.$O$189])" office:value-type="float" office:value="0.82143471818971" calcext:value-type="float">
            <text:p>0.82143471818971</text:p>
          </table:table-cell>
          <table:table-cell office:value-type="float" office:value="134" calcext:value-type="float">
            <text:p>134</text:p>
          </table:table-cell>
          <table:table-cell table:formula="of:=[.M88]-[.R88]" office:value-type="float" office:value="-32" calcext:value-type="float">
            <text:p>-32</text:p>
          </table:table-cell>
          <table:table-cell table:formula="of:=ABS([.J88]-[.O88])" office:value-type="float" office:value="1.025" calcext:value-type="float">
            <text:p>1.025</text:p>
          </table:table-cell>
          <table:table-cell table:formula="of:=[.T88]/ABS([.J88]+1)" office:value-type="float" office:value="0.5125" calcext:value-type="float">
            <text:p>0.5125</text:p>
          </table:table-cell>
          <table:table-cell table:formula="of:=SUM([.$W$2:.W88])/SUM([.$W$2:.$W$189])" office:value-type="float" office:value="0.863429928156955" calcext:value-type="float">
            <text:p>0.863429928156955</text:p>
          </table:table-cell>
          <table:table-cell table:formula="of:=-0.0482*[.B88]+0.0336*[.C88]-0.0021*[.D88]-0.0337*[.F88]+0.2088*[.G88]+0.0019*[.H88]-0.3255" office:value-type="float" office:value="2.0392" calcext:value-type="float">
            <text:p>2.0392</text:p>
          </table:table-cell>
          <table:table-cell table:formula="of:=[.X87]-1" office:value-type="float" office:value="103" calcext:value-type="float">
            <text:p>103</text:p>
          </table:table-cell>
          <table:table-cell table:formula="of:=[.M88]-[.X88]" office:value-type="float" office:value="-1" calcext:value-type="float">
            <text:p>-1</text:p>
          </table:table-cell>
          <table:table-cell/>
          <table:table-cell table:formula="of:=[.R88]-[.X88]" office:value-type="float" office:value="134" calcext:value-type="float">
            <text:p>134</text:p>
          </table:table-cell>
          <table:table-cell table:formula="of:=ABS([.J88]-[.W88])" office:value-type="float" office:value="1.0392" calcext:value-type="float">
            <text:p>1.0392</text:p>
          </table:table-cell>
          <table:table-cell table:formula="of:=[.AB88]/ABS([.J88]+1)" office:value-type="float" office:value="0.5196" calcext:value-type="float">
            <text:p>0.5196</text:p>
          </table:table-cell>
          <table:table-cell table:number-columns-repeated="99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K88]+[.J89]" office:value-type="float" office:value="425" calcext:value-type="float">
            <text:p>425</text:p>
          </table:table-cell>
          <table:table-cell table:formula="of:=[.K89]/SUM([.$J$2:.$J$189])" office:value-type="float" office:value="0.995316159250585" calcext:value-type="float">
            <text:p>0.995316159250585</text:p>
          </table:table-cell>
          <table:table-cell office:value-type="float" office:value="101" calcext:value-type="float">
            <text:p>101</text:p>
          </table:table-cell>
          <table:table-cell table:formula="of:=(188-[.M89])/187" office:value-type="float" office:value="0.46524064171123" calcext:value-type="float">
            <text:p>0.46524064171123</text:p>
          </table:table-cell>
          <table:table-cell table:formula="of:=-0.0516*[.B89]+0.0341*[.C89]-0.0027*[.D89]-0.0372*[.F89]+0.2119*[.G89]+0.0018*[.H89]+0.005*[.I89]-0.3091" office:value-type="float" office:value="0.328" calcext:value-type="float">
            <text:p>0.328</text:p>
          </table:table-cell>
          <table:table-cell table:formula="of:=[.P88]+[.O89]" office:value-type="float" office:value="351.6024" calcext:value-type="float">
            <text:p>351.6024</text:p>
          </table:table-cell>
          <table:table-cell table:formula="of:=[.P89]/SUM([.$O$2:.$O$189])" office:value-type="float" office:value="0.82220172707953" calcext:value-type="float">
            <text:p>0.82220172707953</text:p>
          </table:table-cell>
          <table:table-cell office:value-type="float" office:value="68" calcext:value-type="float">
            <text:p>68</text:p>
          </table:table-cell>
          <table:table-cell table:formula="of:=[.M89]-[.R89]" office:value-type="float" office:value="33" calcext:value-type="float">
            <text:p>33</text:p>
          </table:table-cell>
          <table:table-cell table:formula="of:=ABS([.J89]-[.O89])" office:value-type="float" office:value="0.672" calcext:value-type="float">
            <text:p>0.672</text:p>
          </table:table-cell>
          <table:table-cell table:formula="of:=[.T89]/ABS([.J89]+1)" office:value-type="float" office:value="0.336" calcext:value-type="float">
            <text:p>0.336</text:p>
          </table:table-cell>
          <table:table-cell table:formula="of:=SUM([.$W$2:.W89])/SUM([.$W$2:.$W$189])" office:value-type="float" office:value="0.864112315065639" calcext:value-type="float">
            <text:p>0.864112315065639</text:p>
          </table:table-cell>
          <table:table-cell table:formula="of:=-0.0482*[.B89]+0.0336*[.C89]-0.0021*[.D89]-0.0337*[.F89]+0.2088*[.G89]+0.0019*[.H89]-0.3255" office:value-type="float" office:value="0.2908" calcext:value-type="float">
            <text:p>0.2908</text:p>
          </table:table-cell>
          <table:table-cell table:formula="of:=[.X88]-1" office:value-type="float" office:value="102" calcext:value-type="float">
            <text:p>102</text:p>
          </table:table-cell>
          <table:table-cell table:formula="of:=[.M89]-[.X89]" office:value-type="float" office:value="-1" calcext:value-type="float">
            <text:p>-1</text:p>
          </table:table-cell>
          <table:table-cell/>
          <table:table-cell table:formula="of:=[.R89]-[.X89]" office:value-type="float" office:value="68" calcext:value-type="float">
            <text:p>68</text:p>
          </table:table-cell>
          <table:table-cell table:formula="of:=ABS([.J89]-[.W89])" office:value-type="float" office:value="0.7092" calcext:value-type="float">
            <text:p>0.7092</text:p>
          </table:table-cell>
          <table:table-cell table:formula="of:=[.AB89]/ABS([.J89]+1)" office:value-type="float" office:value="0.3546" calcext:value-type="float">
            <text:p>0.3546</text:p>
          </table:table-cell>
          <table:table-cell table:number-columns-repeated="99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K89]+[.J90]" office:value-type="float" office:value="426" calcext:value-type="float">
            <text:p>426</text:p>
          </table:table-cell>
          <table:table-cell table:formula="of:=[.K90]/SUM([.$J$2:.$J$189])" office:value-type="float" office:value="0.997658079625293" calcext:value-type="float">
            <text:p>0.997658079625293</text:p>
          </table:table-cell>
          <table:table-cell office:value-type="float" office:value="100" calcext:value-type="float">
            <text:p>100</text:p>
          </table:table-cell>
          <table:table-cell table:formula="of:=(188-[.M90])/187" office:value-type="float" office:value="0.470588235294118" calcext:value-type="float">
            <text:p>0.470588235294118</text:p>
          </table:table-cell>
          <table:table-cell table:formula="of:=-0.0516*[.B90]+0.0341*[.C90]-0.0027*[.D90]-0.0372*[.F90]+0.2119*[.G90]+0.0018*[.H90]+0.005*[.I90]-0.3091" office:value-type="float" office:value="0.1191" calcext:value-type="float">
            <text:p>0.1191</text:p>
          </table:table-cell>
          <table:table-cell table:formula="of:=[.P89]+[.O90]" office:value-type="float" office:value="351.7215" calcext:value-type="float">
            <text:p>351.7215</text:p>
          </table:table-cell>
          <table:table-cell table:formula="of:=[.P90]/SUM([.$O$2:.$O$189])" office:value-type="float" office:value="0.822480235490437" calcext:value-type="float">
            <text:p>0.822480235490437</text:p>
          </table:table-cell>
          <table:table-cell office:value-type="float" office:value="54" calcext:value-type="float">
            <text:p>54</text:p>
          </table:table-cell>
          <table:table-cell table:formula="of:=[.M90]-[.R90]" office:value-type="float" office:value="46" calcext:value-type="float">
            <text:p>46</text:p>
          </table:table-cell>
          <table:table-cell table:formula="of:=ABS([.J90]-[.O90])" office:value-type="float" office:value="0.8809" calcext:value-type="float">
            <text:p>0.8809</text:p>
          </table:table-cell>
          <table:table-cell table:formula="of:=[.T90]/ABS([.J90]+1)" office:value-type="float" office:value="0.44045" calcext:value-type="float">
            <text:p>0.44045</text:p>
          </table:table-cell>
          <table:table-cell table:formula="of:=SUM([.$W$2:.W90])/SUM([.$W$2:.$W$189])" office:value-type="float" office:value="0.864323977029749" calcext:value-type="float">
            <text:p>0.864323977029749</text:p>
          </table:table-cell>
          <table:table-cell table:formula="of:=-0.0482*[.B90]+0.0336*[.C90]-0.0021*[.D90]-0.0337*[.F90]+0.2088*[.G90]+0.0019*[.H90]-0.3255" office:value-type="float" office:value="0.0902" calcext:value-type="float">
            <text:p>0.0902</text:p>
          </table:table-cell>
          <table:table-cell table:formula="of:=[.X89]-1" office:value-type="float" office:value="101" calcext:value-type="float">
            <text:p>101</text:p>
          </table:table-cell>
          <table:table-cell table:formula="of:=[.M90]-[.X90]" office:value-type="float" office:value="-1" calcext:value-type="float">
            <text:p>-1</text:p>
          </table:table-cell>
          <table:table-cell/>
          <table:table-cell table:formula="of:=[.R90]-[.X90]" office:value-type="float" office:value="54" calcext:value-type="float">
            <text:p>54</text:p>
          </table:table-cell>
          <table:table-cell table:formula="of:=ABS([.J90]-[.W90])" office:value-type="float" office:value="0.9098" calcext:value-type="float">
            <text:p>0.9098</text:p>
          </table:table-cell>
          <table:table-cell table:formula="of:=[.AB90]/ABS([.J90]+1)" office:value-type="float" office:value="0.4549" calcext:value-type="float">
            <text:p>0.4549</text:p>
          </table:table-cell>
          <table:table-cell table:number-columns-repeated="99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K90]+[.J91]" office:value-type="float" office:value="427" calcext:value-type="float">
            <text:p>427</text:p>
          </table:table-cell>
          <table:table-cell table:formula="of:=[.K91]/SUM([.$J$2:.$J$189])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formula="of:=(188-[.M91])/187" office:value-type="float" office:value="0.475935828877005" calcext:value-type="float">
            <text:p>0.475935828877005</text:p>
          </table:table-cell>
          <table:table-cell table:formula="of:=-0.0516*[.B91]+0.0341*[.C91]-0.0027*[.D91]-0.0372*[.F91]+0.2119*[.G91]+0.0018*[.H91]+0.005*[.I91]-0.3091" office:value-type="float" office:value="-0.3165" calcext:value-type="float">
            <text:p>-0.3165</text:p>
          </table:table-cell>
          <table:table-cell table:formula="of:=[.P90]+[.O91]" office:value-type="float" office:value="351.405" calcext:value-type="float">
            <text:p>351.405</text:p>
          </table:table-cell>
          <table:table-cell table:formula="of:=[.P91]/SUM([.$O$2:.$O$189])" office:value-type="float" office:value="0.821740118680595" calcext:value-type="float">
            <text:p>0.821740118680595</text:p>
          </table:table-cell>
          <table:table-cell office:value-type="float" office:value="14" calcext:value-type="float">
            <text:p>14</text:p>
          </table:table-cell>
          <table:table-cell table:formula="of:=[.M91]-[.R91]" office:value-type="float" office:value="85" calcext:value-type="float">
            <text:p>85</text:p>
          </table:table-cell>
          <table:table-cell table:formula="of:=ABS([.J91]-[.O91])" office:value-type="float" office:value="1.3165" calcext:value-type="float">
            <text:p>1.3165</text:p>
          </table:table-cell>
          <table:table-cell table:formula="of:=[.T91]/ABS([.J91]+1)" office:value-type="float" office:value="0.65825" calcext:value-type="float">
            <text:p>0.65825</text:p>
          </table:table-cell>
          <table:table-cell table:formula="of:=SUM([.$W$2:.W91])/SUM([.$W$2:.$W$189])" office:value-type="float" office:value="0.863575885741962" calcext:value-type="float">
            <text:p>0.863575885741962</text:p>
          </table:table-cell>
          <table:table-cell table:formula="of:=-0.0482*[.B91]+0.0336*[.C91]-0.0021*[.D91]-0.0337*[.F91]+0.2088*[.G91]+0.0019*[.H91]-0.3255" office:value-type="float" office:value="-0.3188" calcext:value-type="float">
            <text:p>-0.3188</text:p>
          </table:table-cell>
          <table:table-cell table:formula="of:=[.X90]-1" office:value-type="float" office:value="100" calcext:value-type="float">
            <text:p>100</text:p>
          </table:table-cell>
          <table:table-cell table:formula="of:=[.M91]-[.X91]" office:value-type="float" office:value="-1" calcext:value-type="float">
            <text:p>-1</text:p>
          </table:table-cell>
          <table:table-cell/>
          <table:table-cell table:formula="of:=[.R91]-[.X91]" office:value-type="float" office:value="14" calcext:value-type="float">
            <text:p>14</text:p>
          </table:table-cell>
          <table:table-cell table:formula="of:=ABS([.J91]-[.W91])" office:value-type="float" office:value="1.3188" calcext:value-type="float">
            <text:p>1.3188</text:p>
          </table:table-cell>
          <table:table-cell table:formula="of:=[.AB91]/ABS([.J91]+1)" office:value-type="float" office:value="0.6594" calcext:value-type="float">
            <text:p>0.6594</text:p>
          </table:table-cell>
          <table:table-cell table:number-columns-repeated="99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K91]+[.J92]" office:value-type="float" office:value="427" calcext:value-type="float">
            <text:p>427</text:p>
          </table:table-cell>
          <table:table-cell table:formula="of:=[.K92]/SUM([.$J$2:.$J$189])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formula="of:=(188-[.M92])/187" office:value-type="float" office:value="0.481283422459893" calcext:value-type="float">
            <text:p>0.481283422459893</text:p>
          </table:table-cell>
          <table:table-cell table:formula="of:=-0.0516*[.B92]+0.0341*[.C92]-0.0027*[.D92]-0.0372*[.F92]+0.2119*[.G92]+0.0018*[.H92]+0.005*[.I92]-0.3091" office:value-type="float" office:value="-0.0057000000000002" calcext:value-type="float">
            <text:p>-0.0057</text:p>
          </table:table-cell>
          <table:table-cell table:formula="of:=[.P91]+[.O92]" office:value-type="float" office:value="351.3993" calcext:value-type="float">
            <text:p>351.3993</text:p>
          </table:table-cell>
          <table:table-cell table:formula="of:=[.P92]/SUM([.$O$2:.$O$189])" office:value-type="float" office:value="0.821726789562693" calcext:value-type="float">
            <text:p>0.821726789562693</text:p>
          </table:table-cell>
          <table:table-cell office:value-type="float" office:value="46" calcext:value-type="float">
            <text:p>46</text:p>
          </table:table-cell>
          <table:table-cell table:formula="of:=[.M92]-[.R92]" office:value-type="float" office:value="52" calcext:value-type="float">
            <text:p>52</text:p>
          </table:table-cell>
          <table:table-cell table:formula="of:=ABS([.J92]-[.O92])" office:value-type="float" office:value="0.0057000000000002" calcext:value-type="float">
            <text:p>0.0057</text:p>
          </table:table-cell>
          <table:table-cell table:formula="of:=[.T92]/ABS([.J92]+1)" office:value-type="float" office:value="0.0057000000000002" calcext:value-type="float">
            <text:p>0.0057</text:p>
          </table:table-cell>
          <table:table-cell table:formula="of:=SUM([.$W$2:.W92])/SUM([.$W$2:.$W$189])" office:value-type="float" office:value="0.863617185637398" calcext:value-type="float">
            <text:p>0.863617185637398</text:p>
          </table:table-cell>
          <table:table-cell table:formula="of:=-0.0482*[.B92]+0.0336*[.C92]-0.0021*[.D92]-0.0337*[.F92]+0.2088*[.G92]+0.0019*[.H92]-0.3255" office:value-type="float" office:value="0.0176000000000001" calcext:value-type="float">
            <text:p>0.0176</text:p>
          </table:table-cell>
          <table:table-cell table:formula="of:=[.X91]-1" office:value-type="float" office:value="99" calcext:value-type="float">
            <text:p>99</text:p>
          </table:table-cell>
          <table:table-cell table:formula="of:=[.M92]-[.X92]" office:value-type="float" office:value="-1" calcext:value-type="float">
            <text:p>-1</text:p>
          </table:table-cell>
          <table:table-cell/>
          <table:table-cell table:formula="of:=[.R92]-[.X92]" office:value-type="float" office:value="46" calcext:value-type="float">
            <text:p>46</text:p>
          </table:table-cell>
          <table:table-cell table:formula="of:=ABS([.J92]-[.W92])" office:value-type="float" office:value="0.0176000000000001" calcext:value-type="float">
            <text:p>0.0176</text:p>
          </table:table-cell>
          <table:table-cell table:formula="of:=[.AB92]/ABS([.J92]+1)" office:value-type="float" office:value="0.0176000000000001" calcext:value-type="float">
            <text:p>0.0176</text:p>
          </table:table-cell>
          <table:table-cell table:number-columns-repeated="99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K92]+[.J93]" office:value-type="float" office:value="427" calcext:value-type="float">
            <text:p>427</text:p>
          </table:table-cell>
          <table:table-cell table:formula="of:=[.K93]/SUM([.$J$2:.$J$189])"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formula="of:=(188-[.M93])/187" office:value-type="float" office:value="0.486631016042781" calcext:value-type="float">
            <text:p>0.486631016042781</text:p>
          </table:table-cell>
          <table:table-cell table:formula="of:=-0.0516*[.B93]+0.0341*[.C93]-0.0027*[.D93]-0.0372*[.F93]+0.2119*[.G93]+0.0018*[.H93]+0.005*[.I93]-0.3091" office:value-type="float" office:value="0.3145" calcext:value-type="float">
            <text:p>0.3145</text:p>
          </table:table-cell>
          <table:table-cell table:formula="of:=[.P92]+[.O93]" office:value-type="float" office:value="351.7138" calcext:value-type="float">
            <text:p>351.7138</text:p>
          </table:table-cell>
          <table:table-cell table:formula="of:=[.P93]/SUM([.$O$2:.$O$189])" office:value-type="float" office:value="0.82246222948906" calcext:value-type="float">
            <text:p>0.82246222948906</text:p>
          </table:table-cell>
          <table:table-cell office:value-type="float" office:value="67" calcext:value-type="float">
            <text:p>67</text:p>
          </table:table-cell>
          <table:table-cell table:formula="of:=[.M93]-[.R93]" office:value-type="float" office:value="30" calcext:value-type="float">
            <text:p>30</text:p>
          </table:table-cell>
          <table:table-cell table:formula="of:=ABS([.J93]-[.O93])" office:value-type="float" office:value="0.3145" calcext:value-type="float">
            <text:p>0.3145</text:p>
          </table:table-cell>
          <table:table-cell table:formula="of:=[.T93]/ABS([.J93]+1)" office:value-type="float" office:value="0.3145" calcext:value-type="float">
            <text:p>0.3145</text:p>
          </table:table-cell>
          <table:table-cell table:formula="of:=SUM([.$W$2:.W93])/SUM([.$W$2:.$W$189])" office:value-type="float" office:value="0.864308020251967" calcext:value-type="float">
            <text:p>0.864308020251967</text:p>
          </table:table-cell>
          <table:table-cell table:formula="of:=-0.0482*[.B93]+0.0336*[.C93]-0.0021*[.D93]-0.0337*[.F93]+0.2088*[.G93]+0.0019*[.H93]-0.3255" office:value-type="float" office:value="0.2944" calcext:value-type="float">
            <text:p>0.2944</text:p>
          </table:table-cell>
          <table:table-cell table:formula="of:=[.X92]-1" office:value-type="float" office:value="98" calcext:value-type="float">
            <text:p>98</text:p>
          </table:table-cell>
          <table:table-cell table:formula="of:=[.M93]-[.X93]" office:value-type="float" office:value="-1" calcext:value-type="float">
            <text:p>-1</text:p>
          </table:table-cell>
          <table:table-cell/>
          <table:table-cell table:formula="of:=[.R93]-[.X93]" office:value-type="float" office:value="67" calcext:value-type="float">
            <text:p>67</text:p>
          </table:table-cell>
          <table:table-cell table:formula="of:=ABS([.J93]-[.W93])" office:value-type="float" office:value="0.2944" calcext:value-type="float">
            <text:p>0.2944</text:p>
          </table:table-cell>
          <table:table-cell table:formula="of:=[.AB93]/ABS([.J93]+1)" office:value-type="float" office:value="0.2944" calcext:value-type="float">
            <text:p>0.2944</text:p>
          </table:table-cell>
          <table:table-cell table:number-columns-repeated="99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K93]+[.J94]" office:value-type="float" office:value="427" calcext:value-type="float">
            <text:p>427</text:p>
          </table:table-cell>
          <table:table-cell table:formula="of:=[.K94]/SUM([.$J$2:.$J$189])"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formula="of:=(188-[.M94])/187" office:value-type="float" office:value="0.491978609625668" calcext:value-type="float">
            <text:p>0.491978609625668</text:p>
          </table:table-cell>
          <table:table-cell table:formula="of:=-0.0516*[.B94]+0.0341*[.C94]-0.0027*[.D94]-0.0372*[.F94]+0.2119*[.G94]+0.0018*[.H94]+0.005*[.I94]-0.3091" office:value-type="float" office:value="-0.2463" calcext:value-type="float">
            <text:p>-0.2463</text:p>
          </table:table-cell>
          <table:table-cell table:formula="of:=[.P93]+[.O94]" office:value-type="float" office:value="351.4675" calcext:value-type="float">
            <text:p>351.4675</text:p>
          </table:table-cell>
          <table:table-cell table:formula="of:=[.P94]/SUM([.$O$2:.$O$189])" office:value-type="float" office:value="0.821886271289173" calcext:value-type="float">
            <text:p>0.821886271289173</text:p>
          </table:table-cell>
          <table:table-cell office:value-type="float" office:value="24" calcext:value-type="float">
            <text:p>24</text:p>
          </table:table-cell>
          <table:table-cell table:formula="of:=[.M94]-[.R94]" office:value-type="float" office:value="72" calcext:value-type="float">
            <text:p>72</text:p>
          </table:table-cell>
          <table:table-cell table:formula="of:=ABS([.J94]-[.O94])" office:value-type="float" office:value="0.2463" calcext:value-type="float">
            <text:p>0.2463</text:p>
          </table:table-cell>
          <table:table-cell table:formula="of:=[.T94]/ABS([.J94]+1)" office:value-type="float" office:value="0.2463" calcext:value-type="float">
            <text:p>0.2463</text:p>
          </table:table-cell>
          <table:table-cell table:formula="of:=SUM([.$W$2:.W94])/SUM([.$W$2:.$W$189])" office:value-type="float" office:value="0.863707998475658" calcext:value-type="float">
            <text:p>0.863707998475658</text:p>
          </table:table-cell>
          <table:table-cell table:formula="of:=-0.0482*[.B94]+0.0336*[.C94]-0.0021*[.D94]-0.0337*[.F94]+0.2088*[.G94]+0.0019*[.H94]-0.3255" office:value-type="float" office:value="-0.2557" calcext:value-type="float">
            <text:p>-0.2557</text:p>
          </table:table-cell>
          <table:table-cell table:formula="of:=[.X93]-1" office:value-type="float" office:value="97" calcext:value-type="float">
            <text:p>97</text:p>
          </table:table-cell>
          <table:table-cell table:formula="of:=[.M94]-[.X94]" office:value-type="float" office:value="-1" calcext:value-type="float">
            <text:p>-1</text:p>
          </table:table-cell>
          <table:table-cell/>
          <table:table-cell table:formula="of:=[.R94]-[.X94]" office:value-type="float" office:value="24" calcext:value-type="float">
            <text:p>24</text:p>
          </table:table-cell>
          <table:table-cell table:formula="of:=ABS([.J94]-[.W94])" office:value-type="float" office:value="0.2557" calcext:value-type="float">
            <text:p>0.2557</text:p>
          </table:table-cell>
          <table:table-cell table:formula="of:=[.AB94]/ABS([.J94]+1)" office:value-type="float" office:value="0.2557" calcext:value-type="float">
            <text:p>0.2557</text:p>
          </table:table-cell>
          <table:table-cell table:number-columns-repeated="99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191" calcext:value-type="float">
            <text:p>191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K94]+[.J95]" office:value-type="float" office:value="427" calcext:value-type="float">
            <text:p>427</text:p>
          </table:table-cell>
          <table:table-cell table:formula="of:=[.K95]/SUM([.$J$2:.$J$189])"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formula="of:=(188-[.M95])/187" office:value-type="float" office:value="0.497326203208556" calcext:value-type="float">
            <text:p>0.497326203208556</text:p>
          </table:table-cell>
          <table:table-cell table:formula="of:=-0.0516*[.B95]+0.0341*[.C95]-0.0027*[.D95]-0.0372*[.F95]+0.2119*[.G95]+0.0018*[.H95]+0.005*[.I95]-0.3091" office:value-type="float" office:value="1.7574" calcext:value-type="float">
            <text:p>1.7574</text:p>
          </table:table-cell>
          <table:table-cell table:formula="of:=[.P94]+[.O95]" office:value-type="float" office:value="353.2249" calcext:value-type="float">
            <text:p>353.2249</text:p>
          </table:table-cell>
          <table:table-cell table:formula="of:=[.P95]/SUM([.$O$2:.$O$189])" office:value-type="float" office:value="0.825995848798228" calcext:value-type="float">
            <text:p>0.825995848798228</text:p>
          </table:table-cell>
          <table:table-cell office:value-type="float" office:value="126" calcext:value-type="float">
            <text:p>126</text:p>
          </table:table-cell>
          <table:table-cell table:formula="of:=[.M95]-[.R95]" office:value-type="float" office:value="-31" calcext:value-type="float">
            <text:p>-31</text:p>
          </table:table-cell>
          <table:table-cell table:formula="of:=ABS([.J95]-[.O95])" office:value-type="float" office:value="1.7574" calcext:value-type="float">
            <text:p>1.7574</text:p>
          </table:table-cell>
          <table:table-cell table:formula="of:=[.T95]/ABS([.J95]+1)" office:value-type="float" office:value="1.7574" calcext:value-type="float">
            <text:p>1.7574</text:p>
          </table:table-cell>
          <table:table-cell table:formula="of:=SUM([.$W$2:.W95])/SUM([.$W$2:.$W$189])" office:value-type="float" office:value="0.867871074867324" calcext:value-type="float">
            <text:p>0.867871074867324</text:p>
          </table:table-cell>
          <table:table-cell table:formula="of:=-0.0482*[.B95]+0.0336*[.C95]-0.0021*[.D95]-0.0337*[.F95]+0.2088*[.G95]+0.0019*[.H95]-0.3255" office:value-type="float" office:value="1.7741" calcext:value-type="float">
            <text:p>1.7741</text:p>
          </table:table-cell>
          <table:table-cell table:formula="of:=[.X94]-1" office:value-type="float" office:value="96" calcext:value-type="float">
            <text:p>96</text:p>
          </table:table-cell>
          <table:table-cell table:formula="of:=[.M95]-[.X95]" office:value-type="float" office:value="-1" calcext:value-type="float">
            <text:p>-1</text:p>
          </table:table-cell>
          <table:table-cell/>
          <table:table-cell table:formula="of:=[.R95]-[.X95]" office:value-type="float" office:value="126" calcext:value-type="float">
            <text:p>126</text:p>
          </table:table-cell>
          <table:table-cell table:formula="of:=ABS([.J95]-[.W95])" office:value-type="float" office:value="1.7741" calcext:value-type="float">
            <text:p>1.7741</text:p>
          </table:table-cell>
          <table:table-cell table:formula="of:=[.AB95]/ABS([.J95]+1)" office:value-type="float" office:value="1.7741" calcext:value-type="float">
            <text:p>1.7741</text:p>
          </table:table-cell>
          <table:table-cell table:number-columns-repeated="99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K95]+[.J96]" office:value-type="float" office:value="427" calcext:value-type="float">
            <text:p>427</text:p>
          </table:table-cell>
          <table:table-cell table:formula="of:=[.K96]/SUM([.$J$2:.$J$189])"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formula="of:=(188-[.M96])/187" office:value-type="float" office:value="0.502673796791444" calcext:value-type="float">
            <text:p>0.502673796791444</text:p>
          </table:table-cell>
          <table:table-cell table:formula="of:=-0.0516*[.B96]+0.0341*[.C96]-0.0027*[.D96]-0.0372*[.F96]+0.2119*[.G96]+0.0018*[.H96]+0.005*[.I96]-0.3091" office:value-type="float" office:value="-0.222" calcext:value-type="float">
            <text:p>-0.222</text:p>
          </table:table-cell>
          <table:table-cell table:formula="of:=[.P95]+[.O96]" office:value-type="float" office:value="353.0029" calcext:value-type="float">
            <text:p>353.0029</text:p>
          </table:table-cell>
          <table:table-cell table:formula="of:=[.P96]/SUM([.$O$2:.$O$189])" office:value-type="float" office:value="0.825476714732557" calcext:value-type="float">
            <text:p>0.825476714732557</text:p>
          </table:table-cell>
          <table:table-cell office:value-type="float" office:value="31" calcext:value-type="float">
            <text:p>31</text:p>
          </table:table-cell>
          <table:table-cell table:formula="of:=[.M96]-[.R96]" office:value-type="float" office:value="63" calcext:value-type="float">
            <text:p>63</text:p>
          </table:table-cell>
          <table:table-cell table:formula="of:=ABS([.J96]-[.O96])" office:value-type="float" office:value="0.222" calcext:value-type="float">
            <text:p>0.222</text:p>
          </table:table-cell>
          <table:table-cell table:formula="of:=[.T96]/ABS([.J96]+1)" office:value-type="float" office:value="0.222" calcext:value-type="float">
            <text:p>0.222</text:p>
          </table:table-cell>
          <table:table-cell table:formula="of:=SUM([.$W$2:.W96])/SUM([.$W$2:.$W$189])" office:value-type="float" office:value="0.867329483056718" calcext:value-type="float">
            <text:p>0.867329483056718</text:p>
          </table:table-cell>
          <table:table-cell table:formula="of:=-0.0482*[.B96]+0.0336*[.C96]-0.0021*[.D96]-0.0337*[.F96]+0.2088*[.G96]+0.0019*[.H96]-0.3255" office:value-type="float" office:value="-0.2308" calcext:value-type="float">
            <text:p>-0.2308</text:p>
          </table:table-cell>
          <table:table-cell table:formula="of:=[.X95]-1" office:value-type="float" office:value="95" calcext:value-type="float">
            <text:p>95</text:p>
          </table:table-cell>
          <table:table-cell table:formula="of:=[.M96]-[.X96]" office:value-type="float" office:value="-1" calcext:value-type="float">
            <text:p>-1</text:p>
          </table:table-cell>
          <table:table-cell/>
          <table:table-cell table:formula="of:=[.R96]-[.X96]" office:value-type="float" office:value="31" calcext:value-type="float">
            <text:p>31</text:p>
          </table:table-cell>
          <table:table-cell table:formula="of:=ABS([.J96]-[.W96])" office:value-type="float" office:value="0.2308" calcext:value-type="float">
            <text:p>0.2308</text:p>
          </table:table-cell>
          <table:table-cell table:formula="of:=[.AB96]/ABS([.J96]+1)" office:value-type="float" office:value="0.2308" calcext:value-type="float">
            <text:p>0.2308</text:p>
          </table:table-cell>
          <table:table-cell table:number-columns-repeated="99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K96]+[.J97]" office:value-type="float" office:value="427" calcext:value-type="float">
            <text:p>427</text:p>
          </table:table-cell>
          <table:table-cell table:formula="of:=[.K97]/SUM([.$J$2:.$J$189])"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(188-[.M97])/187" office:value-type="float" office:value="0.508021390374332" calcext:value-type="float">
            <text:p>0.508021390374332</text:p>
          </table:table-cell>
          <table:table-cell table:formula="of:=-0.0516*[.B97]+0.0341*[.C97]-0.0027*[.D97]-0.0372*[.F97]+0.2119*[.G97]+0.0018*[.H97]+0.005*[.I97]-0.3091" office:value-type="float" office:value="-0.2597" calcext:value-type="float">
            <text:p>-0.2597</text:p>
          </table:table-cell>
          <table:table-cell table:formula="of:=[.P96]+[.O97]" office:value-type="float" office:value="352.7432" calcext:value-type="float">
            <text:p>352.7432</text:p>
          </table:table-cell>
          <table:table-cell table:formula="of:=[.P97]/SUM([.$O$2:.$O$189])" office:value-type="float" office:value="0.824869421413392" calcext:value-type="float">
            <text:p>0.824869421413392</text:p>
          </table:table-cell>
          <table:table-cell office:value-type="float" office:value="21" calcext:value-type="float">
            <text:p>21</text:p>
          </table:table-cell>
          <table:table-cell table:formula="of:=[.M97]-[.R97]" office:value-type="float" office:value="72" calcext:value-type="float">
            <text:p>72</text:p>
          </table:table-cell>
          <table:table-cell table:formula="of:=ABS([.J97]-[.O97])" office:value-type="float" office:value="0.2597" calcext:value-type="float">
            <text:p>0.2597</text:p>
          </table:table-cell>
          <table:table-cell table:formula="of:=[.T97]/ABS([.J97]+1)" office:value-type="float" office:value="0.2597" calcext:value-type="float">
            <text:p>0.2597</text:p>
          </table:table-cell>
          <table:table-cell table:formula="of:=SUM([.$W$2:.W97])/SUM([.$W$2:.$W$189])" office:value-type="float" office:value="0.866695201139877" calcext:value-type="float">
            <text:p>0.866695201139877</text:p>
          </table:table-cell>
          <table:table-cell table:formula="of:=-0.0482*[.B97]+0.0336*[.C97]-0.0021*[.D97]-0.0337*[.F97]+0.2088*[.G97]+0.0019*[.H97]-0.3255" office:value-type="float" office:value="-0.2703" calcext:value-type="float">
            <text:p>-0.2703</text:p>
          </table:table-cell>
          <table:table-cell table:formula="of:=[.X96]-1" office:value-type="float" office:value="94" calcext:value-type="float">
            <text:p>94</text:p>
          </table:table-cell>
          <table:table-cell table:formula="of:=[.M97]-[.X97]" office:value-type="float" office:value="-1" calcext:value-type="float">
            <text:p>-1</text:p>
          </table:table-cell>
          <table:table-cell/>
          <table:table-cell table:formula="of:=[.R97]-[.X97]" office:value-type="float" office:value="21" calcext:value-type="float">
            <text:p>21</text:p>
          </table:table-cell>
          <table:table-cell table:formula="of:=ABS([.J97]-[.W97])" office:value-type="float" office:value="0.2703" calcext:value-type="float">
            <text:p>0.2703</text:p>
          </table:table-cell>
          <table:table-cell table:formula="of:=[.AB97]/ABS([.J97]+1)" office:value-type="float" office:value="0.2703" calcext:value-type="float">
            <text:p>0.2703</text:p>
          </table:table-cell>
          <table:table-cell table:number-columns-repeated="99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178" calcext:value-type="float">
            <text:p>178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K97]+[.J98]" office:value-type="float" office:value="427" calcext:value-type="float">
            <text:p>427</text:p>
          </table:table-cell>
          <table:table-cell table:formula="of:=[.K98]/SUM([.$J$2:.$J$189])"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formula="of:=(188-[.M98])/187" office:value-type="float" office:value="0.513368983957219" calcext:value-type="float">
            <text:p>0.513368983957219</text:p>
          </table:table-cell>
          <table:table-cell table:formula="of:=-0.0516*[.B98]+0.0341*[.C98]-0.0027*[.D98]-0.0372*[.F98]+0.2119*[.G98]+0.0018*[.H98]+0.005*[.I98]-0.3091" office:value-type="float" office:value="1.7843" calcext:value-type="float">
            <text:p>1.7843</text:p>
          </table:table-cell>
          <table:table-cell table:formula="of:=[.P97]+[.O98]" office:value-type="float" office:value="354.5275" calcext:value-type="float">
            <text:p>354.5275</text:p>
          </table:table-cell>
          <table:table-cell table:formula="of:=[.P98]/SUM([.$O$2:.$O$189])" office:value-type="float" office:value="0.829041903005178" calcext:value-type="float">
            <text:p>0.829041903005178</text:p>
          </table:table-cell>
          <table:table-cell office:value-type="float" office:value="128" calcext:value-type="float">
            <text:p>128</text:p>
          </table:table-cell>
          <table:table-cell table:formula="of:=[.M98]-[.R98]" office:value-type="float" office:value="-36" calcext:value-type="float">
            <text:p>-36</text:p>
          </table:table-cell>
          <table:table-cell table:formula="of:=ABS([.J98]-[.O98])" office:value-type="float" office:value="1.7843" calcext:value-type="float">
            <text:p>1.7843</text:p>
          </table:table-cell>
          <table:table-cell table:formula="of:=[.T98]/ABS([.J98]+1)" office:value-type="float" office:value="1.7843" calcext:value-type="float">
            <text:p>1.7843</text:p>
          </table:table-cell>
          <table:table-cell table:formula="of:=SUM([.$W$2:.W98])/SUM([.$W$2:.$W$189])" office:value-type="float" office:value="0.870926797812607" calcext:value-type="float">
            <text:p>0.870926797812607</text:p>
          </table:table-cell>
          <table:table-cell table:formula="of:=-0.0482*[.B98]+0.0336*[.C98]-0.0021*[.D98]-0.0337*[.F98]+0.2088*[.G98]+0.0019*[.H98]-0.3255" office:value-type="float" office:value="1.8033" calcext:value-type="float">
            <text:p>1.8033</text:p>
          </table:table-cell>
          <table:table-cell table:formula="of:=[.X97]-1" office:value-type="float" office:value="93" calcext:value-type="float">
            <text:p>93</text:p>
          </table:table-cell>
          <table:table-cell table:formula="of:=[.M98]-[.X98]" office:value-type="float" office:value="-1" calcext:value-type="float">
            <text:p>-1</text:p>
          </table:table-cell>
          <table:table-cell/>
          <table:table-cell table:formula="of:=[.R98]-[.X98]" office:value-type="float" office:value="128" calcext:value-type="float">
            <text:p>128</text:p>
          </table:table-cell>
          <table:table-cell table:formula="of:=ABS([.J98]-[.W98])" office:value-type="float" office:value="1.8033" calcext:value-type="float">
            <text:p>1.8033</text:p>
          </table:table-cell>
          <table:table-cell table:formula="of:=[.AB98]/ABS([.J98]+1)" office:value-type="float" office:value="1.8033" calcext:value-type="float">
            <text:p>1.8033</text:p>
          </table:table-cell>
          <table:table-cell table:number-columns-repeated="99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K98]+[.J99]" office:value-type="float" office:value="427" calcext:value-type="float">
            <text:p>427</text:p>
          </table:table-cell>
          <table:table-cell table:formula="of:=[.K99]/SUM([.$J$2:.$J$189])"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formula="of:=(188-[.M99])/187" office:value-type="float" office:value="0.518716577540107" calcext:value-type="float">
            <text:p>0.518716577540107</text:p>
          </table:table-cell>
          <table:table-cell table:formula="of:=-0.0516*[.B99]+0.0341*[.C99]-0.0027*[.D99]-0.0372*[.F99]+0.2119*[.G99]+0.0018*[.H99]+0.005*[.I99]-0.3091" office:value-type="float" office:value="-0.1201" calcext:value-type="float">
            <text:p>-0.1201</text:p>
          </table:table-cell>
          <table:table-cell table:formula="of:=[.P98]+[.O99]" office:value-type="float" office:value="354.4074" calcext:value-type="float">
            <text:p>354.4074</text:p>
          </table:table-cell>
          <table:table-cell table:formula="of:=[.P99]/SUM([.$O$2:.$O$189])" office:value-type="float" office:value="0.828761056152534" calcext:value-type="float">
            <text:p>0.828761056152534</text:p>
          </table:table-cell>
          <table:table-cell office:value-type="float" office:value="40" calcext:value-type="float">
            <text:p>40</text:p>
          </table:table-cell>
          <table:table-cell table:formula="of:=[.M99]-[.R99]" office:value-type="float" office:value="51" calcext:value-type="float">
            <text:p>51</text:p>
          </table:table-cell>
          <table:table-cell table:formula="of:=ABS([.J99]-[.O99])" office:value-type="float" office:value="0.1201" calcext:value-type="float">
            <text:p>0.1201</text:p>
          </table:table-cell>
          <table:table-cell table:formula="of:=[.T99]/ABS([.J99]+1)" office:value-type="float" office:value="0.1201" calcext:value-type="float">
            <text:p>0.1201</text:p>
          </table:table-cell>
          <table:table-cell table:formula="of:=SUM([.$W$2:.W99])/SUM([.$W$2:.$W$189])" office:value-type="float" office:value="0.870666092222666" calcext:value-type="float">
            <text:p>0.870666092222666</text:p>
          </table:table-cell>
          <table:table-cell table:formula="of:=-0.0482*[.B99]+0.0336*[.C99]-0.0021*[.D99]-0.0337*[.F99]+0.2088*[.G99]+0.0019*[.H99]-0.3255" office:value-type="float" office:value="-0.1111" calcext:value-type="float">
            <text:p>-0.1111</text:p>
          </table:table-cell>
          <table:table-cell table:formula="of:=[.X98]-1" office:value-type="float" office:value="92" calcext:value-type="float">
            <text:p>92</text:p>
          </table:table-cell>
          <table:table-cell table:formula="of:=[.M99]-[.X99]" office:value-type="float" office:value="-1" calcext:value-type="float">
            <text:p>-1</text:p>
          </table:table-cell>
          <table:table-cell/>
          <table:table-cell table:formula="of:=[.R99]-[.X99]" office:value-type="float" office:value="40" calcext:value-type="float">
            <text:p>40</text:p>
          </table:table-cell>
          <table:table-cell table:formula="of:=ABS([.J99]-[.W99])" office:value-type="float" office:value="0.1111" calcext:value-type="float">
            <text:p>0.1111</text:p>
          </table:table-cell>
          <table:table-cell table:formula="of:=[.AB99]/ABS([.J99]+1)" office:value-type="float" office:value="0.1111" calcext:value-type="float">
            <text:p>0.1111</text:p>
          </table:table-cell>
          <table:table-cell table:number-columns-repeated="99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81" calcext:value-type="float">
            <text:p>58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K99]+[.J100]" office:value-type="float" office:value="427" calcext:value-type="float">
            <text:p>427</text:p>
          </table:table-cell>
          <table:table-cell table:formula="of:=[.K100]/SUM([.$J$2:.$J$189])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(188-[.M100])/187" office:value-type="float" office:value="0.524064171122995" calcext:value-type="float">
            <text:p>0.524064171122995</text:p>
          </table:table-cell>
          <table:table-cell table:formula="of:=-0.0516*[.B100]+0.0341*[.C100]-0.0027*[.D100]-0.0372*[.F100]+0.2119*[.G100]+0.0018*[.H100]+0.005*[.I100]-0.3091" office:value-type="float" office:value="0.4073" calcext:value-type="float">
            <text:p>0.4073</text:p>
          </table:table-cell>
          <table:table-cell table:formula="of:=[.P99]+[.O100]" office:value-type="float" office:value="354.8147" calcext:value-type="float">
            <text:p>354.8147</text:p>
          </table:table-cell>
          <table:table-cell table:formula="of:=[.P100]/SUM([.$O$2:.$O$189])" office:value-type="float" office:value="0.829713503472119" calcext:value-type="float">
            <text:p>0.829713503472119</text:p>
          </table:table-cell>
          <table:table-cell office:value-type="float" office:value="71" calcext:value-type="float">
            <text:p>71</text:p>
          </table:table-cell>
          <table:table-cell table:formula="of:=[.M100]-[.R100]" office:value-type="float" office:value="19" calcext:value-type="float">
            <text:p>19</text:p>
          </table:table-cell>
          <table:table-cell table:formula="of:=ABS([.J100]-[.O100])" office:value-type="float" office:value="0.4073" calcext:value-type="float">
            <text:p>0.4073</text:p>
          </table:table-cell>
          <table:table-cell table:formula="of:=[.T100]/ABS([.J100]+1)" office:value-type="float" office:value="0.4073" calcext:value-type="float">
            <text:p>0.4073</text:p>
          </table:table-cell>
          <table:table-cell table:formula="of:=SUM([.$W$2:.W100])/SUM([.$W$2:.$W$189])" office:value-type="float" office:value="0.871412775559473" calcext:value-type="float">
            <text:p>0.871412775559473</text:p>
          </table:table-cell>
          <table:table-cell table:formula="of:=-0.0482*[.B100]+0.0336*[.C100]-0.0021*[.D100]-0.0337*[.F100]+0.2088*[.G100]+0.0019*[.H100]-0.3255" office:value-type="float" office:value="0.3182" calcext:value-type="float">
            <text:p>0.3182</text:p>
          </table:table-cell>
          <table:table-cell table:formula="of:=[.X99]-1" office:value-type="float" office:value="91" calcext:value-type="float">
            <text:p>91</text:p>
          </table:table-cell>
          <table:table-cell table:formula="of:=[.M100]-[.X100]" office:value-type="float" office:value="-1" calcext:value-type="float">
            <text:p>-1</text:p>
          </table:table-cell>
          <table:table-cell/>
          <table:table-cell table:formula="of:=[.R100]-[.X100]" office:value-type="float" office:value="71" calcext:value-type="float">
            <text:p>71</text:p>
          </table:table-cell>
          <table:table-cell table:formula="of:=ABS([.J100]-[.W100])" office:value-type="float" office:value="0.3182" calcext:value-type="float">
            <text:p>0.3182</text:p>
          </table:table-cell>
          <table:table-cell table:formula="of:=[.AB100]/ABS([.J100]+1)" office:value-type="float" office:value="0.3182" calcext:value-type="float">
            <text:p>0.3182</text:p>
          </table:table-cell>
          <table:table-cell table:number-columns-repeated="99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K100]+[.J101]" office:value-type="float" office:value="427" calcext:value-type="float">
            <text:p>427</text:p>
          </table:table-cell>
          <table:table-cell table:formula="of:=[.K101]/SUM([.$J$2:.$J$189])"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formula="of:=(188-[.M101])/187" office:value-type="float" office:value="0.529411764705882" calcext:value-type="float">
            <text:p>0.529411764705882</text:p>
          </table:table-cell>
          <table:table-cell table:formula="of:=-0.0516*[.B101]+0.0341*[.C101]-0.0027*[.D101]-0.0372*[.F101]+0.2119*[.G101]+0.0018*[.H101]+0.005*[.I101]-0.3091" office:value-type="float" office:value="0.044" calcext:value-type="float">
            <text:p>0.044</text:p>
          </table:table-cell>
          <table:table-cell table:formula="of:=[.P100]+[.O101]" office:value-type="float" office:value="354.8587" calcext:value-type="float">
            <text:p>354.8587</text:p>
          </table:table-cell>
          <table:table-cell table:formula="of:=[.P101]/SUM([.$O$2:.$O$189])" office:value-type="float" office:value="0.829816394908558" calcext:value-type="float">
            <text:p>0.829816394908558</text:p>
          </table:table-cell>
          <table:table-cell office:value-type="float" office:value="51" calcext:value-type="float">
            <text:p>51</text:p>
          </table:table-cell>
          <table:table-cell table:formula="of:=[.M101]-[.R101]" office:value-type="float" office:value="38" calcext:value-type="float">
            <text:p>38</text:p>
          </table:table-cell>
          <table:table-cell table:formula="of:=ABS([.J101]-[.O101])" office:value-type="float" office:value="0.044" calcext:value-type="float">
            <text:p>0.044</text:p>
          </table:table-cell>
          <table:table-cell table:formula="of:=[.T101]/ABS([.J101]+1)" office:value-type="float" office:value="0.044" calcext:value-type="float">
            <text:p>0.044</text:p>
          </table:table-cell>
          <table:table-cell table:formula="of:=SUM([.$W$2:.W101])/SUM([.$W$2:.$W$189])" office:value-type="float" office:value="0.871386259149335" calcext:value-type="float">
            <text:p>0.871386259149335</text:p>
          </table:table-cell>
          <table:table-cell table:formula="of:=-0.0482*[.B101]+0.0336*[.C101]-0.0021*[.D101]-0.0337*[.F101]+0.2088*[.G101]+0.0019*[.H101]-0.3255" office:value-type="float" office:value="-0.0113" calcext:value-type="float">
            <text:p>-0.0113</text:p>
          </table:table-cell>
          <table:table-cell table:formula="of:=[.X100]-1" office:value-type="float" office:value="90" calcext:value-type="float">
            <text:p>90</text:p>
          </table:table-cell>
          <table:table-cell table:formula="of:=[.M101]-[.X101]" office:value-type="float" office:value="-1" calcext:value-type="float">
            <text:p>-1</text:p>
          </table:table-cell>
          <table:table-cell/>
          <table:table-cell table:formula="of:=[.R101]-[.X101]" office:value-type="float" office:value="51" calcext:value-type="float">
            <text:p>51</text:p>
          </table:table-cell>
          <table:table-cell table:formula="of:=ABS([.J101]-[.W101])" office:value-type="float" office:value="0.0113" calcext:value-type="float">
            <text:p>0.0113</text:p>
          </table:table-cell>
          <table:table-cell table:formula="of:=[.AB101]/ABS([.J101]+1)" office:value-type="float" office:value="0.0113" calcext:value-type="float">
            <text:p>0.0113</text:p>
          </table:table-cell>
          <table:table-cell table:number-columns-repeated="99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K101]+[.J102]" office:value-type="float" office:value="427" calcext:value-type="float">
            <text:p>427</text:p>
          </table:table-cell>
          <table:table-cell table:formula="of:=[.K102]/SUM([.$J$2:.$J$189])"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formula="of:=(188-[.M102])/187" office:value-type="float" office:value="0.53475935828877" calcext:value-type="float">
            <text:p>0.53475935828877</text:p>
          </table:table-cell>
          <table:table-cell table:formula="of:=-0.0516*[.B102]+0.0341*[.C102]-0.0027*[.D102]-0.0372*[.F102]+0.2119*[.G102]+0.0018*[.H102]+0.005*[.I102]-0.3091" office:value-type="float" office:value="0.2758" calcext:value-type="float">
            <text:p>0.2758</text:p>
          </table:table-cell>
          <table:table-cell table:formula="of:=[.P101]+[.O102]" office:value-type="float" office:value="355.1345" calcext:value-type="float">
            <text:p>355.1345</text:p>
          </table:table-cell>
          <table:table-cell table:formula="of:=[.P102]/SUM([.$O$2:.$O$189])" office:value-type="float" office:value="0.830461337139693" calcext:value-type="float">
            <text:p>0.830461337139693</text:p>
          </table:table-cell>
          <table:table-cell office:value-type="float" office:value="65" calcext:value-type="float">
            <text:p>65</text:p>
          </table:table-cell>
          <table:table-cell table:formula="of:=[.M102]-[.R102]" office:value-type="float" office:value="23" calcext:value-type="float">
            <text:p>23</text:p>
          </table:table-cell>
          <table:table-cell table:formula="of:=ABS([.J102]-[.O102])" office:value-type="float" office:value="0.2758" calcext:value-type="float">
            <text:p>0.2758</text:p>
          </table:table-cell>
          <table:table-cell table:formula="of:=[.T102]/ABS([.J102]+1)" office:value-type="float" office:value="0.2758" calcext:value-type="float">
            <text:p>0.2758</text:p>
          </table:table-cell>
          <table:table-cell table:formula="of:=SUM([.$W$2:.W102])/SUM([.$W$2:.$W$189])" office:value-type="float" office:value="0.871931840154386" calcext:value-type="float">
            <text:p>0.871931840154386</text:p>
          </table:table-cell>
          <table:table-cell table:formula="of:=-0.0482*[.B102]+0.0336*[.C102]-0.0021*[.D102]-0.0337*[.F102]+0.2088*[.G102]+0.0019*[.H102]-0.3255" office:value-type="float" office:value="0.2325" calcext:value-type="float">
            <text:p>0.2325</text:p>
          </table:table-cell>
          <table:table-cell table:formula="of:=[.X101]-1" office:value-type="float" office:value="89" calcext:value-type="float">
            <text:p>89</text:p>
          </table:table-cell>
          <table:table-cell table:formula="of:=[.M102]-[.X102]" office:value-type="float" office:value="-1" calcext:value-type="float">
            <text:p>-1</text:p>
          </table:table-cell>
          <table:table-cell/>
          <table:table-cell table:formula="of:=[.R102]-[.X102]" office:value-type="float" office:value="65" calcext:value-type="float">
            <text:p>65</text:p>
          </table:table-cell>
          <table:table-cell table:formula="of:=ABS([.J102]-[.W102])" office:value-type="float" office:value="0.2325" calcext:value-type="float">
            <text:p>0.2325</text:p>
          </table:table-cell>
          <table:table-cell table:formula="of:=[.AB102]/ABS([.J102]+1)" office:value-type="float" office:value="0.2325" calcext:value-type="float">
            <text:p>0.2325</text:p>
          </table:table-cell>
          <table:table-cell table:number-columns-repeated="99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K102]+[.J103]" office:value-type="float" office:value="427" calcext:value-type="float">
            <text:p>427</text:p>
          </table:table-cell>
          <table:table-cell table:formula="of:=[.K103]/SUM([.$J$2:.$J$189])"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formula="of:=(188-[.M103])/187" office:value-type="float" office:value="0.540106951871658" calcext:value-type="float">
            <text:p>0.540106951871658</text:p>
          </table:table-cell>
          <table:table-cell table:formula="of:=-0.0516*[.B103]+0.0341*[.C103]-0.0027*[.D103]-0.0372*[.F103]+0.2119*[.G103]+0.0018*[.H103]+0.005*[.I103]-0.3091" office:value-type="float" office:value="0.0103" calcext:value-type="float">
            <text:p>0.0103</text:p>
          </table:table-cell>
          <table:table-cell table:formula="of:=[.P102]+[.O103]" office:value-type="float" office:value="355.1448" calcext:value-type="float">
            <text:p>355.1448</text:p>
          </table:table-cell>
          <table:table-cell table:formula="of:=[.P103]/SUM([.$O$2:.$O$189])" office:value-type="float" office:value="0.830485423089587" calcext:value-type="float">
            <text:p>0.830485423089587</text:p>
          </table:table-cell>
          <table:table-cell office:value-type="float" office:value="47" calcext:value-type="float">
            <text:p>47</text:p>
          </table:table-cell>
          <table:table-cell table:formula="of:=[.M103]-[.R103]" office:value-type="float" office:value="40" calcext:value-type="float">
            <text:p>40</text:p>
          </table:table-cell>
          <table:table-cell table:formula="of:=ABS([.J103]-[.O103])" office:value-type="float" office:value="0.0103" calcext:value-type="float">
            <text:p>0.0103</text:p>
          </table:table-cell>
          <table:table-cell table:formula="of:=[.T103]/ABS([.J103]+1)" office:value-type="float" office:value="0.0103" calcext:value-type="float">
            <text:p>0.0103</text:p>
          </table:table-cell>
          <table:table-cell table:formula="of:=SUM([.$W$2:.W103])/SUM([.$W$2:.$W$189])" office:value-type="float" office:value="0.872021479700163" calcext:value-type="float">
            <text:p>0.872021479700163</text:p>
          </table:table-cell>
          <table:table-cell table:formula="of:=-0.0482*[.B103]+0.0336*[.C103]-0.0021*[.D103]-0.0337*[.F103]+0.2088*[.G103]+0.0019*[.H103]-0.3255" office:value-type="float" office:value="0.0382" calcext:value-type="float">
            <text:p>0.0382</text:p>
          </table:table-cell>
          <table:table-cell table:formula="of:=[.X102]-1" office:value-type="float" office:value="88" calcext:value-type="float">
            <text:p>88</text:p>
          </table:table-cell>
          <table:table-cell table:formula="of:=[.M103]-[.X103]" office:value-type="float" office:value="-1" calcext:value-type="float">
            <text:p>-1</text:p>
          </table:table-cell>
          <table:table-cell/>
          <table:table-cell table:formula="of:=[.R103]-[.X103]" office:value-type="float" office:value="47" calcext:value-type="float">
            <text:p>47</text:p>
          </table:table-cell>
          <table:table-cell table:formula="of:=ABS([.J103]-[.W103])" office:value-type="float" office:value="0.0382" calcext:value-type="float">
            <text:p>0.0382</text:p>
          </table:table-cell>
          <table:table-cell table:formula="of:=[.AB103]/ABS([.J103]+1)" office:value-type="float" office:value="0.0382" calcext:value-type="float">
            <text:p>0.0382</text:p>
          </table:table-cell>
          <table:table-cell table:number-columns-repeated="99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3" calcext:value-type="float">
            <text:p>60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K103]+[.J104]" office:value-type="float" office:value="427" calcext:value-type="float">
            <text:p>427</text:p>
          </table:table-cell>
          <table:table-cell table:formula="of:=[.K104]/SUM([.$J$2:.$J$189])"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formula="of:=(188-[.M104])/187" office:value-type="float" office:value="0.545454545454545" calcext:value-type="float">
            <text:p>0.545454545454545</text:p>
          </table:table-cell>
          <table:table-cell table:formula="of:=-0.0516*[.B104]+0.0341*[.C104]-0.0027*[.D104]-0.0372*[.F104]+0.2119*[.G104]+0.0018*[.H104]+0.005*[.I104]-0.3091" office:value-type="float" office:value="0.8812" calcext:value-type="float">
            <text:p>0.8812</text:p>
          </table:table-cell>
          <table:table-cell table:formula="of:=[.P103]+[.O104]" office:value-type="float" office:value="356.026" calcext:value-type="float">
            <text:p>356.026</text:p>
          </table:table-cell>
          <table:table-cell table:formula="of:=[.P104]/SUM([.$O$2:.$O$189])" office:value-type="float" office:value="0.832546057948457" calcext:value-type="float">
            <text:p>0.832546057948457</text:p>
          </table:table-cell>
          <table:table-cell office:value-type="float" office:value="93" calcext:value-type="float">
            <text:p>93</text:p>
          </table:table-cell>
          <table:table-cell table:formula="of:=[.M104]-[.R104]" office:value-type="float" office:value="-7" calcext:value-type="float">
            <text:p>-7</text:p>
          </table:table-cell>
          <table:table-cell table:formula="of:=ABS([.J104]-[.O104])" office:value-type="float" office:value="0.8812" calcext:value-type="float">
            <text:p>0.8812</text:p>
          </table:table-cell>
          <table:table-cell table:formula="of:=[.T104]/ABS([.J104]+1)" office:value-type="float" office:value="0.8812" calcext:value-type="float">
            <text:p>0.8812</text:p>
          </table:table-cell>
          <table:table-cell table:formula="of:=SUM([.$W$2:.W104])/SUM([.$W$2:.$W$189])" office:value-type="float" office:value="0.873917520354278" calcext:value-type="float">
            <text:p>0.873917520354278</text:p>
          </table:table-cell>
          <table:table-cell table:formula="of:=-0.0482*[.B104]+0.0336*[.C104]-0.0021*[.D104]-0.0337*[.F104]+0.2088*[.G104]+0.0019*[.H104]-0.3255" office:value-type="float" office:value="0.808" calcext:value-type="float">
            <text:p>0.808</text:p>
          </table:table-cell>
          <table:table-cell table:formula="of:=[.X103]-1" office:value-type="float" office:value="87" calcext:value-type="float">
            <text:p>87</text:p>
          </table:table-cell>
          <table:table-cell table:formula="of:=[.M104]-[.X104]" office:value-type="float" office:value="-1" calcext:value-type="float">
            <text:p>-1</text:p>
          </table:table-cell>
          <table:table-cell/>
          <table:table-cell table:formula="of:=[.R104]-[.X104]" office:value-type="float" office:value="93" calcext:value-type="float">
            <text:p>93</text:p>
          </table:table-cell>
          <table:table-cell table:formula="of:=ABS([.J104]-[.W104])" office:value-type="float" office:value="0.808" calcext:value-type="float">
            <text:p>0.808</text:p>
          </table:table-cell>
          <table:table-cell table:formula="of:=[.AB104]/ABS([.J104]+1)" office:value-type="float" office:value="0.808" calcext:value-type="float">
            <text:p>0.808</text:p>
          </table:table-cell>
          <table:table-cell table:number-columns-repeated="99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  <table:table-cell office:value-type="float" office:value="220" calcext:value-type="float">
            <text:p>220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K104]+[.J105]" office:value-type="float" office:value="427" calcext:value-type="float">
            <text:p>427</text:p>
          </table:table-cell>
          <table:table-cell table:formula="of:=[.K105]/SUM([.$J$2:.$J$189])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formula="of:=(188-[.M105])/187" office:value-type="float" office:value="0.550802139037433" calcext:value-type="float">
            <text:p>0.550802139037433</text:p>
          </table:table-cell>
          <table:table-cell table:formula="of:=-0.0516*[.B105]+0.0341*[.C105]-0.0027*[.D105]-0.0372*[.F105]+0.2119*[.G105]+0.0018*[.H105]+0.005*[.I105]-0.3091" office:value-type="float" office:value="1.5959" calcext:value-type="float">
            <text:p>1.5959</text:p>
          </table:table-cell>
          <table:table-cell table:formula="of:=[.P104]+[.O105]" office:value-type="float" office:value="357.6219" calcext:value-type="float">
            <text:p>357.6219</text:p>
          </table:table-cell>
          <table:table-cell table:formula="of:=[.P105]/SUM([.$O$2:.$O$189])" office:value-type="float" office:value="0.836277977116944" calcext:value-type="float">
            <text:p>0.836277977116944</text:p>
          </table:table-cell>
          <table:table-cell office:value-type="float" office:value="116" calcext:value-type="float">
            <text:p>116</text:p>
          </table:table-cell>
          <table:table-cell table:formula="of:=[.M105]-[.R105]" office:value-type="float" office:value="-31" calcext:value-type="float">
            <text:p>-31</text:p>
          </table:table-cell>
          <table:table-cell table:formula="of:=ABS([.J105]-[.O105])" office:value-type="float" office:value="1.5959" calcext:value-type="float">
            <text:p>1.5959</text:p>
          </table:table-cell>
          <table:table-cell table:formula="of:=[.T105]/ABS([.J105]+1)" office:value-type="float" office:value="1.5959" calcext:value-type="float">
            <text:p>1.5959</text:p>
          </table:table-cell>
          <table:table-cell table:formula="of:=SUM([.$W$2:.W105])/SUM([.$W$2:.$W$189])" office:value-type="float" office:value="0.877757002678861" calcext:value-type="float">
            <text:p>0.877757002678861</text:p>
          </table:table-cell>
          <table:table-cell table:formula="of:=-0.0482*[.B105]+0.0336*[.C105]-0.0021*[.D105]-0.0337*[.F105]+0.2088*[.G105]+0.0019*[.H105]-0.3255" office:value-type="float" office:value="1.6362" calcext:value-type="float">
            <text:p>1.6362</text:p>
          </table:table-cell>
          <table:table-cell table:formula="of:=[.X104]-1" office:value-type="float" office:value="86" calcext:value-type="float">
            <text:p>86</text:p>
          </table:table-cell>
          <table:table-cell table:formula="of:=[.M105]-[.X105]" office:value-type="float" office:value="-1" calcext:value-type="float">
            <text:p>-1</text:p>
          </table:table-cell>
          <table:table-cell/>
          <table:table-cell table:formula="of:=[.R105]-[.X105]" office:value-type="float" office:value="116" calcext:value-type="float">
            <text:p>116</text:p>
          </table:table-cell>
          <table:table-cell table:formula="of:=ABS([.J105]-[.W105])" office:value-type="float" office:value="1.6362" calcext:value-type="float">
            <text:p>1.6362</text:p>
          </table:table-cell>
          <table:table-cell table:formula="of:=[.AB105]/ABS([.J105]+1)" office:value-type="float" office:value="1.6362" calcext:value-type="float">
            <text:p>1.6362</text:p>
          </table:table-cell>
          <table:table-cell table:number-columns-repeated="99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193" calcext:value-type="float">
            <text:p>193</text:p>
          </table:table-cell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K105]+[.J106]" office:value-type="float" office:value="427" calcext:value-type="float">
            <text:p>427</text:p>
          </table:table-cell>
          <table:table-cell table:formula="of:=[.K106]/SUM([.$J$2:.$J$189])"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formula="of:=(188-[.M106])/187" office:value-type="float" office:value="0.556149732620321" calcext:value-type="float">
            <text:p>0.556149732620321</text:p>
          </table:table-cell>
          <table:table-cell table:formula="of:=-0.0516*[.B106]+0.0341*[.C106]-0.0027*[.D106]-0.0372*[.F106]+0.2119*[.G106]+0.0018*[.H106]+0.005*[.I106]-0.3091" office:value-type="float" office:value="2.0306" calcext:value-type="float">
            <text:p>2.0306</text:p>
          </table:table-cell>
          <table:table-cell table:formula="of:=[.P105]+[.O106]" office:value-type="float" office:value="359.6525" calcext:value-type="float">
            <text:p>359.6525</text:p>
          </table:table-cell>
          <table:table-cell table:formula="of:=[.P106]/SUM([.$O$2:.$O$189])" office:value-type="float" office:value="0.841026416908617" calcext:value-type="float">
            <text:p>0.841026416908617</text:p>
          </table:table-cell>
          <table:table-cell office:value-type="float" office:value="135" calcext:value-type="float">
            <text:p>135</text:p>
          </table:table-cell>
          <table:table-cell table:formula="of:=[.M106]-[.R106]" office:value-type="float" office:value="-51" calcext:value-type="float">
            <text:p>-51</text:p>
          </table:table-cell>
          <table:table-cell table:formula="of:=ABS([.J106]-[.O106])" office:value-type="float" office:value="2.0306" calcext:value-type="float">
            <text:p>2.0306</text:p>
          </table:table-cell>
          <table:table-cell table:formula="of:=[.T106]/ABS([.J106]+1)" office:value-type="float" office:value="2.0306" calcext:value-type="float">
            <text:p>2.0306</text:p>
          </table:table-cell>
          <table:table-cell table:formula="of:=SUM([.$W$2:.W106])/SUM([.$W$2:.$W$189])" office:value-type="float" office:value="0.882567736521685" calcext:value-type="float">
            <text:p>0.882567736521685</text:p>
          </table:table-cell>
          <table:table-cell table:formula="of:=-0.0482*[.B106]+0.0336*[.C106]-0.0021*[.D106]-0.0337*[.F106]+0.2088*[.G106]+0.0019*[.H106]-0.3255" office:value-type="float" office:value="2.0501" calcext:value-type="float">
            <text:p>2.0501</text:p>
          </table:table-cell>
          <table:table-cell table:formula="of:=[.X105]-1" office:value-type="float" office:value="85" calcext:value-type="float">
            <text:p>85</text:p>
          </table:table-cell>
          <table:table-cell table:formula="of:=[.M106]-[.X106]" office:value-type="float" office:value="-1" calcext:value-type="float">
            <text:p>-1</text:p>
          </table:table-cell>
          <table:table-cell/>
          <table:table-cell table:formula="of:=[.R106]-[.X106]" office:value-type="float" office:value="135" calcext:value-type="float">
            <text:p>135</text:p>
          </table:table-cell>
          <table:table-cell table:formula="of:=ABS([.J106]-[.W106])" office:value-type="float" office:value="2.0501" calcext:value-type="float">
            <text:p>2.0501</text:p>
          </table:table-cell>
          <table:table-cell table:formula="of:=[.AB106]/ABS([.J106]+1)" office:value-type="float" office:value="2.0501" calcext:value-type="float">
            <text:p>2.0501</text:p>
          </table:table-cell>
          <table:table-cell table:number-columns-repeated="99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K106]+[.J107]" office:value-type="float" office:value="427" calcext:value-type="float">
            <text:p>427</text:p>
          </table:table-cell>
          <table:table-cell table:formula="of:=[.K107]/SUM([.$J$2:.$J$189])"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formula="of:=(188-[.M107])/187" office:value-type="float" office:value="0.561497326203209" calcext:value-type="float">
            <text:p>0.561497326203209</text:p>
          </table:table-cell>
          <table:table-cell table:formula="of:=-0.0516*[.B107]+0.0341*[.C107]-0.0027*[.D107]-0.0372*[.F107]+0.2119*[.G107]+0.0018*[.H107]+0.005*[.I107]-0.3091" office:value-type="float" office:value="-0.2499" calcext:value-type="float">
            <text:p>-0.2499</text:p>
          </table:table-cell>
          <table:table-cell table:formula="of:=[.P106]+[.O107]" office:value-type="float" office:value="359.4026" calcext:value-type="float">
            <text:p>359.4026</text:p>
          </table:table-cell>
          <table:table-cell table:formula="of:=[.P107]/SUM([.$O$2:.$O$189])" office:value-type="float" office:value="0.840442040318477" calcext:value-type="float">
            <text:p>0.840442040318477</text:p>
          </table:table-cell>
          <table:table-cell office:value-type="float" office:value="23" calcext:value-type="float">
            <text:p>23</text:p>
          </table:table-cell>
          <table:table-cell table:formula="of:=[.M107]-[.R107]" office:value-type="float" office:value="60" calcext:value-type="float">
            <text:p>60</text:p>
          </table:table-cell>
          <table:table-cell table:formula="of:=ABS([.J107]-[.O107])" office:value-type="float" office:value="0.2499" calcext:value-type="float">
            <text:p>0.2499</text:p>
          </table:table-cell>
          <table:table-cell table:formula="of:=[.T107]/ABS([.J107]+1)" office:value-type="float" office:value="0.2499" calcext:value-type="float">
            <text:p>0.2499</text:p>
          </table:table-cell>
          <table:table-cell table:formula="of:=SUM([.$W$2:.W107])/SUM([.$W$2:.$W$189])" office:value-type="float" office:value="0.881958797722498" calcext:value-type="float">
            <text:p>0.881958797722498</text:p>
          </table:table-cell>
          <table:table-cell table:formula="of:=-0.0482*[.B107]+0.0336*[.C107]-0.0021*[.D107]-0.0337*[.F107]+0.2088*[.G107]+0.0019*[.H107]-0.3255" office:value-type="float" office:value="-0.2595" calcext:value-type="float">
            <text:p>-0.2595</text:p>
          </table:table-cell>
          <table:table-cell table:formula="of:=[.X106]-1" office:value-type="float" office:value="84" calcext:value-type="float">
            <text:p>84</text:p>
          </table:table-cell>
          <table:table-cell table:formula="of:=[.M107]-[.X107]" office:value-type="float" office:value="-1" calcext:value-type="float">
            <text:p>-1</text:p>
          </table:table-cell>
          <table:table-cell/>
          <table:table-cell table:formula="of:=[.R107]-[.X107]" office:value-type="float" office:value="23" calcext:value-type="float">
            <text:p>23</text:p>
          </table:table-cell>
          <table:table-cell table:formula="of:=ABS([.J107]-[.W107])" office:value-type="float" office:value="0.2595" calcext:value-type="float">
            <text:p>0.2595</text:p>
          </table:table-cell>
          <table:table-cell table:formula="of:=[.AB107]/ABS([.J107]+1)" office:value-type="float" office:value="0.2595" calcext:value-type="float">
            <text:p>0.2595</text:p>
          </table:table-cell>
          <table:table-cell table:number-columns-repeated="99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0" calcext:value-type="float">
            <text:p>15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K107]+[.J108]" office:value-type="float" office:value="427" calcext:value-type="float">
            <text:p>427</text:p>
          </table:table-cell>
          <table:table-cell table:formula="of:=[.K108]/SUM([.$J$2:.$J$189])"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formula="of:=(188-[.M108])/187" office:value-type="float" office:value="0.566844919786096" calcext:value-type="float">
            <text:p>0.566844919786096</text:p>
          </table:table-cell>
          <table:table-cell table:formula="of:=-0.0516*[.B108]+0.0341*[.C108]-0.0027*[.D108]-0.0372*[.F108]+0.2119*[.G108]+0.0018*[.H108]+0.005*[.I108]-0.3091" office:value-type="float" office:value="0.7735" calcext:value-type="float">
            <text:p>0.7735</text:p>
          </table:table-cell>
          <table:table-cell table:formula="of:=[.P107]+[.O108]" office:value-type="float" office:value="360.1761" calcext:value-type="float">
            <text:p>360.1761</text:p>
          </table:table-cell>
          <table:table-cell table:formula="of:=[.P108]/SUM([.$O$2:.$O$189])" office:value-type="float" office:value="0.842250825002245" calcext:value-type="float">
            <text:p>0.842250825002245</text:p>
          </table:table-cell>
          <table:table-cell office:value-type="float" office:value="89" calcext:value-type="float">
            <text:p>89</text:p>
          </table:table-cell>
          <table:table-cell table:formula="of:=[.M108]-[.R108]" office:value-type="float" office:value="-7" calcext:value-type="float">
            <text:p>-7</text:p>
          </table:table-cell>
          <table:table-cell table:formula="of:=ABS([.J108]-[.O108])" office:value-type="float" office:value="0.7735" calcext:value-type="float">
            <text:p>0.7735</text:p>
          </table:table-cell>
          <table:table-cell table:formula="of:=[.T108]/ABS([.J108]+1)" office:value-type="float" office:value="0.7735" calcext:value-type="float">
            <text:p>0.7735</text:p>
          </table:table-cell>
          <table:table-cell table:formula="of:=SUM([.$W$2:.W108])/SUM([.$W$2:.$W$189])" office:value-type="float" office:value="0.883630504853676" calcext:value-type="float">
            <text:p>0.883630504853676</text:p>
          </table:table-cell>
          <table:table-cell table:formula="of:=-0.0482*[.B108]+0.0336*[.C108]-0.0021*[.D108]-0.0337*[.F108]+0.2088*[.G108]+0.0019*[.H108]-0.3255" office:value-type="float" office:value="0.7124" calcext:value-type="float">
            <text:p>0.7124</text:p>
          </table:table-cell>
          <table:table-cell table:formula="of:=[.X107]-1" office:value-type="float" office:value="83" calcext:value-type="float">
            <text:p>83</text:p>
          </table:table-cell>
          <table:table-cell table:formula="of:=[.M108]-[.X108]" office:value-type="float" office:value="-1" calcext:value-type="float">
            <text:p>-1</text:p>
          </table:table-cell>
          <table:table-cell/>
          <table:table-cell table:formula="of:=[.R108]-[.X108]" office:value-type="float" office:value="89" calcext:value-type="float">
            <text:p>89</text:p>
          </table:table-cell>
          <table:table-cell table:formula="of:=ABS([.J108]-[.W108])" office:value-type="float" office:value="0.7124" calcext:value-type="float">
            <text:p>0.7124</text:p>
          </table:table-cell>
          <table:table-cell table:formula="of:=[.AB108]/ABS([.J108]+1)" office:value-type="float" office:value="0.7124" calcext:value-type="float">
            <text:p>0.7124</text:p>
          </table:table-cell>
          <table:table-cell table:number-columns-repeated="99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K108]+[.J109]" office:value-type="float" office:value="427" calcext:value-type="float">
            <text:p>427</text:p>
          </table:table-cell>
          <table:table-cell table:formula="of:=[.K109]/SUM([.$J$2:.$J$189])"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formula="of:=(188-[.M109])/187" office:value-type="float" office:value="0.572192513368984" calcext:value-type="float">
            <text:p>0.572192513368984</text:p>
          </table:table-cell>
          <table:table-cell table:formula="of:=-0.0516*[.B109]+0.0341*[.C109]-0.0027*[.D109]-0.0372*[.F109]+0.2119*[.G109]+0.0018*[.H109]+0.005*[.I109]-0.3091" office:value-type="float" office:value="-0.2373" calcext:value-type="float">
            <text:p>-0.2373</text:p>
          </table:table-cell>
          <table:table-cell table:formula="of:=[.P108]+[.O109]" office:value-type="float" office:value="359.9388" calcext:value-type="float">
            <text:p>359.9388</text:p>
          </table:table-cell>
          <table:table-cell table:formula="of:=[.P109]/SUM([.$O$2:.$O$189])" office:value-type="float" office:value="0.841695912777994" calcext:value-type="float">
            <text:p>0.841695912777994</text:p>
          </table:table-cell>
          <table:table-cell office:value-type="float" office:value="29" calcext:value-type="float">
            <text:p>29</text:p>
          </table:table-cell>
          <table:table-cell table:formula="of:=[.M109]-[.R109]" office:value-type="float" office:value="52" calcext:value-type="float">
            <text:p>52</text:p>
          </table:table-cell>
          <table:table-cell table:formula="of:=ABS([.J109]-[.O109])" office:value-type="float" office:value="0.2373" calcext:value-type="float">
            <text:p>0.2373</text:p>
          </table:table-cell>
          <table:table-cell table:formula="of:=[.T109]/ABS([.J109]+1)" office:value-type="float" office:value="0.2373" calcext:value-type="float">
            <text:p>0.2373</text:p>
          </table:table-cell>
          <table:table-cell table:formula="of:=SUM([.$W$2:.W109])/SUM([.$W$2:.$W$189])" office:value-type="float" office:value="0.883052775634564" calcext:value-type="float">
            <text:p>0.883052775634564</text:p>
          </table:table-cell>
          <table:table-cell table:formula="of:=-0.0482*[.B109]+0.0336*[.C109]-0.0021*[.D109]-0.0337*[.F109]+0.2088*[.G109]+0.0019*[.H109]-0.3255" office:value-type="float" office:value="-0.2462" calcext:value-type="float">
            <text:p>-0.2462</text:p>
          </table:table-cell>
          <table:table-cell table:formula="of:=[.X108]-1" office:value-type="float" office:value="82" calcext:value-type="float">
            <text:p>82</text:p>
          </table:table-cell>
          <table:table-cell table:formula="of:=[.M109]-[.X109]" office:value-type="float" office:value="-1" calcext:value-type="float">
            <text:p>-1</text:p>
          </table:table-cell>
          <table:table-cell/>
          <table:table-cell table:formula="of:=[.R109]-[.X109]" office:value-type="float" office:value="29" calcext:value-type="float">
            <text:p>29</text:p>
          </table:table-cell>
          <table:table-cell table:formula="of:=ABS([.J109]-[.W109])" office:value-type="float" office:value="0.2462" calcext:value-type="float">
            <text:p>0.2462</text:p>
          </table:table-cell>
          <table:table-cell table:formula="of:=[.AB109]/ABS([.J109]+1)" office:value-type="float" office:value="0.2462" calcext:value-type="float">
            <text:p>0.2462</text:p>
          </table:table-cell>
          <table:table-cell table:number-columns-repeated="99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K109]+[.J110]" office:value-type="float" office:value="427" calcext:value-type="float">
            <text:p>427</text:p>
          </table:table-cell>
          <table:table-cell table:formula="of:=[.K110]/SUM([.$J$2:.$J$189])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(188-[.M110])/187" office:value-type="float" office:value="0.577540106951872" calcext:value-type="float">
            <text:p>0.577540106951872</text:p>
          </table:table-cell>
          <table:table-cell table:formula="of:=-0.0516*[.B110]+0.0341*[.C110]-0.0027*[.D110]-0.0372*[.F110]+0.2119*[.G110]+0.0018*[.H110]+0.005*[.I110]-0.3091" office:value-type="float" office:value="0.2419" calcext:value-type="float">
            <text:p>0.2419</text:p>
          </table:table-cell>
          <table:table-cell table:formula="of:=[.P109]+[.O110]" office:value-type="float" office:value="360.1807" calcext:value-type="float">
            <text:p>360.1807</text:p>
          </table:table-cell>
          <table:table-cell table:formula="of:=[.P110]/SUM([.$O$2:.$O$189])" office:value-type="float" office:value="0.842261581834236" calcext:value-type="float">
            <text:p>0.842261581834236</text:p>
          </table:table-cell>
          <table:table-cell office:value-type="float" office:value="60" calcext:value-type="float">
            <text:p>60</text:p>
          </table:table-cell>
          <table:table-cell table:formula="of:=[.M110]-[.R110]" office:value-type="float" office:value="20" calcext:value-type="float">
            <text:p>20</text:p>
          </table:table-cell>
          <table:table-cell table:formula="of:=ABS([.J110]-[.O110])" office:value-type="float" office:value="0.2419" calcext:value-type="float">
            <text:p>0.2419</text:p>
          </table:table-cell>
          <table:table-cell table:formula="of:=[.T110]/ABS([.J110]+1)" office:value-type="float" office:value="0.2419" calcext:value-type="float">
            <text:p>0.2419</text:p>
          </table:table-cell>
          <table:table-cell table:formula="of:=SUM([.$W$2:.W110])/SUM([.$W$2:.$W$189])" office:value-type="float" office:value="0.883608212296481" calcext:value-type="float">
            <text:p>0.883608212296481</text:p>
          </table:table-cell>
          <table:table-cell table:formula="of:=-0.0482*[.B110]+0.0336*[.C110]-0.0021*[.D110]-0.0337*[.F110]+0.2088*[.G110]+0.0019*[.H110]-0.3255" office:value-type="float" office:value="0.2367" calcext:value-type="float">
            <text:p>0.2367</text:p>
          </table:table-cell>
          <table:table-cell table:formula="of:=[.X109]-1" office:value-type="float" office:value="81" calcext:value-type="float">
            <text:p>81</text:p>
          </table:table-cell>
          <table:table-cell table:formula="of:=[.M110]-[.X110]" office:value-type="float" office:value="-1" calcext:value-type="float">
            <text:p>-1</text:p>
          </table:table-cell>
          <table:table-cell/>
          <table:table-cell table:formula="of:=[.R110]-[.X110]" office:value-type="float" office:value="60" calcext:value-type="float">
            <text:p>60</text:p>
          </table:table-cell>
          <table:table-cell table:formula="of:=ABS([.J110]-[.W110])" office:value-type="float" office:value="0.2367" calcext:value-type="float">
            <text:p>0.2367</text:p>
          </table:table-cell>
          <table:table-cell table:formula="of:=[.AB110]/ABS([.J110]+1)" office:value-type="float" office:value="0.2367" calcext:value-type="float">
            <text:p>0.2367</text:p>
          </table:table-cell>
          <table:table-cell table:number-columns-repeated="99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office:value-type="float" office:value="404" calcext:value-type="float">
            <text:p>404</text:p>
          </table:table-cell>
          <table:table-cell office:value-type="float" office:value="307" calcext:value-type="float">
            <text:p>30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K110]+[.J111]" office:value-type="float" office:value="427" calcext:value-type="float">
            <text:p>427</text:p>
          </table:table-cell>
          <table:table-cell table:formula="of:=[.K111]/SUM([.$J$2:.$J$189])"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formula="of:=(188-[.M111])/187" office:value-type="float" office:value="0.582887700534759" calcext:value-type="float">
            <text:p>0.582887700534759</text:p>
          </table:table-cell>
          <table:table-cell table:formula="of:=-0.0516*[.B111]+0.0341*[.C111]-0.0027*[.D111]-0.0372*[.F111]+0.2119*[.G111]+0.0018*[.H111]+0.005*[.I111]-0.3091" office:value-type="float" office:value="0.8043" calcext:value-type="float">
            <text:p>0.8043</text:p>
          </table:table-cell>
          <table:table-cell table:formula="of:=[.P110]+[.O111]" office:value-type="float" office:value="360.985" calcext:value-type="float">
            <text:p>360.985</text:p>
          </table:table-cell>
          <table:table-cell table:formula="of:=[.P111]/SUM([.$O$2:.$O$189])" office:value-type="float" office:value="0.844142390523511" calcext:value-type="float">
            <text:p>0.844142390523511</text:p>
          </table:table-cell>
          <table:table-cell office:value-type="float" office:value="91" calcext:value-type="float">
            <text:p>91</text:p>
          </table:table-cell>
          <table:table-cell table:formula="of:=[.M111]-[.R111]" office:value-type="float" office:value="-12" calcext:value-type="float">
            <text:p>-12</text:p>
          </table:table-cell>
          <table:table-cell table:formula="of:=ABS([.J111]-[.O111])" office:value-type="float" office:value="0.8043" calcext:value-type="float">
            <text:p>0.8043</text:p>
          </table:table-cell>
          <table:table-cell table:formula="of:=[.T111]/ABS([.J111]+1)" office:value-type="float" office:value="0.8043" calcext:value-type="float">
            <text:p>0.8043</text:p>
          </table:table-cell>
          <table:table-cell table:formula="of:=SUM([.$W$2:.W111])/SUM([.$W$2:.$W$189])" office:value-type="float" office:value="0.885433151426067" calcext:value-type="float">
            <text:p>0.885433151426067</text:p>
          </table:table-cell>
          <table:table-cell table:formula="of:=-0.0482*[.B111]+0.0336*[.C111]-0.0021*[.D111]-0.0337*[.F111]+0.2088*[.G111]+0.0019*[.H111]-0.3255" office:value-type="float" office:value="0.7777" calcext:value-type="float">
            <text:p>0.7777</text:p>
          </table:table-cell>
          <table:table-cell table:formula="of:=[.X110]-1" office:value-type="float" office:value="80" calcext:value-type="float">
            <text:p>80</text:p>
          </table:table-cell>
          <table:table-cell table:formula="of:=[.M111]-[.X111]" office:value-type="float" office:value="-1" calcext:value-type="float">
            <text:p>-1</text:p>
          </table:table-cell>
          <table:table-cell/>
          <table:table-cell table:formula="of:=[.R111]-[.X111]" office:value-type="float" office:value="91" calcext:value-type="float">
            <text:p>91</text:p>
          </table:table-cell>
          <table:table-cell table:formula="of:=ABS([.J111]-[.W111])" office:value-type="float" office:value="0.7777" calcext:value-type="float">
            <text:p>0.7777</text:p>
          </table:table-cell>
          <table:table-cell table:formula="of:=[.AB111]/ABS([.J111]+1)" office:value-type="float" office:value="0.7777" calcext:value-type="float">
            <text:p>0.7777</text:p>
          </table:table-cell>
          <table:table-cell table:number-columns-repeated="99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K111]+[.J112]" office:value-type="float" office:value="427" calcext:value-type="float">
            <text:p>427</text:p>
          </table:table-cell>
          <table:table-cell table:formula="of:=[.K112]/SUM([.$J$2:.$J$189])"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formula="of:=(188-[.M112])/187" office:value-type="float" office:value="0.588235294117647" calcext:value-type="float">
            <text:p>0.588235294117647</text:p>
          </table:table-cell>
          <table:table-cell table:formula="of:=-0.0516*[.B112]+0.0341*[.C112]-0.0027*[.D112]-0.0372*[.F112]+0.2119*[.G112]+0.0018*[.H112]+0.005*[.I112]-0.3091" office:value-type="float" office:value="0.1728" calcext:value-type="float">
            <text:p>0.1728</text:p>
          </table:table-cell>
          <table:table-cell table:formula="of:=[.P111]+[.O112]" office:value-type="float" office:value="361.1578" calcext:value-type="float">
            <text:p>361.1578</text:p>
          </table:table-cell>
          <table:table-cell table:formula="of:=[.P112]/SUM([.$O$2:.$O$189])" office:value-type="float" office:value="0.844546473255709" calcext:value-type="float">
            <text:p>0.844546473255709</text:p>
          </table:table-cell>
          <table:table-cell office:value-type="float" office:value="57" calcext:value-type="float">
            <text:p>57</text:p>
          </table:table-cell>
          <table:table-cell table:formula="of:=[.M112]-[.R112]" office:value-type="float" office:value="21" calcext:value-type="float">
            <text:p>21</text:p>
          </table:table-cell>
          <table:table-cell table:formula="of:=ABS([.J112]-[.O112])" office:value-type="float" office:value="0.1728" calcext:value-type="float">
            <text:p>0.1728</text:p>
          </table:table-cell>
          <table:table-cell table:formula="of:=[.T112]/ABS([.J112]+1)" office:value-type="float" office:value="0.1728" calcext:value-type="float">
            <text:p>0.1728</text:p>
          </table:table-cell>
          <table:table-cell table:formula="of:=SUM([.$W$2:.W112])/SUM([.$W$2:.$W$189])" office:value-type="float" office:value="0.885693857016007" calcext:value-type="float">
            <text:p>0.885693857016007</text:p>
          </table:table-cell>
          <table:table-cell table:formula="of:=-0.0482*[.B112]+0.0336*[.C112]-0.0021*[.D112]-0.0337*[.F112]+0.2088*[.G112]+0.0019*[.H112]-0.3255" office:value-type="float" office:value="0.1111" calcext:value-type="float">
            <text:p>0.1111</text:p>
          </table:table-cell>
          <table:table-cell table:formula="of:=[.X111]-1" office:value-type="float" office:value="79" calcext:value-type="float">
            <text:p>79</text:p>
          </table:table-cell>
          <table:table-cell table:formula="of:=[.M112]-[.X112]" office:value-type="float" office:value="-1" calcext:value-type="float">
            <text:p>-1</text:p>
          </table:table-cell>
          <table:table-cell/>
          <table:table-cell table:formula="of:=[.R112]-[.X112]" office:value-type="float" office:value="57" calcext:value-type="float">
            <text:p>57</text:p>
          </table:table-cell>
          <table:table-cell table:formula="of:=ABS([.J112]-[.W112])" office:value-type="float" office:value="0.1111" calcext:value-type="float">
            <text:p>0.1111</text:p>
          </table:table-cell>
          <table:table-cell table:formula="of:=[.AB112]/ABS([.J112]+1)" office:value-type="float" office:value="0.1111" calcext:value-type="float">
            <text:p>0.1111</text:p>
          </table:table-cell>
          <table:table-cell table:number-columns-repeated="99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K112]+[.J113]" office:value-type="float" office:value="427" calcext:value-type="float">
            <text:p>427</text:p>
          </table:table-cell>
          <table:table-cell table:formula="of:=[.K113]/SUM([.$J$2:.$J$189])"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formula="of:=(188-[.M113])/187" office:value-type="float" office:value="0.593582887700535" calcext:value-type="float">
            <text:p>0.593582887700535</text:p>
          </table:table-cell>
          <table:table-cell table:formula="of:=-0.0516*[.B113]+0.0341*[.C113]-0.0027*[.D113]-0.0372*[.F113]+0.2119*[.G113]+0.0018*[.H113]+0.005*[.I113]-0.3091" office:value-type="float" office:value="0.0209" calcext:value-type="float">
            <text:p>0.0209</text:p>
          </table:table-cell>
          <table:table-cell table:formula="of:=[.P112]+[.O113]" office:value-type="float" office:value="361.1787" calcext:value-type="float">
            <text:p>361.1787</text:p>
          </table:table-cell>
          <table:table-cell table:formula="of:=[.P113]/SUM([.$O$2:.$O$189])" office:value-type="float" office:value="0.844595346688018" calcext:value-type="float">
            <text:p>0.844595346688018</text:p>
          </table:table-cell>
          <table:table-cell office:value-type="float" office:value="50" calcext:value-type="float">
            <text:p>50</text:p>
          </table:table-cell>
          <table:table-cell table:formula="of:=[.M113]-[.R113]" office:value-type="float" office:value="27" calcext:value-type="float">
            <text:p>27</text:p>
          </table:table-cell>
          <table:table-cell table:formula="of:=ABS([.J113]-[.O113])" office:value-type="float" office:value="0.0209" calcext:value-type="float">
            <text:p>0.0209</text:p>
          </table:table-cell>
          <table:table-cell table:formula="of:=[.T113]/ABS([.J113]+1)" office:value-type="float" office:value="0.0209" calcext:value-type="float">
            <text:p>0.0209</text:p>
          </table:table-cell>
          <table:table-cell table:formula="of:=SUM([.$W$2:.W113])/SUM([.$W$2:.$W$189])" office:value-type="float" office:value="0.885692449065027" calcext:value-type="float">
            <text:p>0.885692449065027</text:p>
          </table:table-cell>
          <table:table-cell table:formula="of:=-0.0482*[.B113]+0.0336*[.C113]-0.0021*[.D113]-0.0337*[.F113]+0.2088*[.G113]+0.0019*[.H113]-0.3255" office:value-type="float" office:value="-0.000599999999999934" calcext:value-type="float">
            <text:p>-0.0006</text:p>
          </table:table-cell>
          <table:table-cell table:formula="of:=[.X112]-1" office:value-type="float" office:value="78" calcext:value-type="float">
            <text:p>78</text:p>
          </table:table-cell>
          <table:table-cell table:formula="of:=[.M113]-[.X113]" office:value-type="float" office:value="-1" calcext:value-type="float">
            <text:p>-1</text:p>
          </table:table-cell>
          <table:table-cell/>
          <table:table-cell table:formula="of:=[.R113]-[.X113]" office:value-type="float" office:value="50" calcext:value-type="float">
            <text:p>50</text:p>
          </table:table-cell>
          <table:table-cell table:formula="of:=ABS([.J113]-[.W113])" office:value-type="float" office:value="0.000599999999999934" calcext:value-type="float">
            <text:p>0.0006</text:p>
          </table:table-cell>
          <table:table-cell table:formula="of:=[.AB113]/ABS([.J113]+1)" office:value-type="float" office:value="0.000599999999999934" calcext:value-type="float">
            <text:p>0.0006</text:p>
          </table:table-cell>
          <table:table-cell table:number-columns-repeated="99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33" calcext:value-type="float">
            <text:p>53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K113]+[.J114]" office:value-type="float" office:value="427" calcext:value-type="float">
            <text:p>427</text:p>
          </table:table-cell>
          <table:table-cell table:formula="of:=[.K114]/SUM([.$J$2:.$J$189])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formula="of:=(188-[.M114])/187" office:value-type="float" office:value="0.598930481283422" calcext:value-type="float">
            <text:p>0.598930481283422</text:p>
          </table:table-cell>
          <table:table-cell table:formula="of:=-0.0516*[.B114]+0.0341*[.C114]-0.0027*[.D114]-0.0372*[.F114]+0.2119*[.G114]+0.0018*[.H114]+0.005*[.I114]-0.3091" office:value-type="float" office:value="1.1158" calcext:value-type="float">
            <text:p>1.1158</text:p>
          </table:table-cell>
          <table:table-cell table:formula="of:=[.P113]+[.O114]" office:value-type="float" office:value="362.2945" calcext:value-type="float">
            <text:p>362.2945</text:p>
          </table:table-cell>
          <table:table-cell table:formula="of:=[.P114]/SUM([.$O$2:.$O$189])" office:value-type="float" office:value="0.847204579978449" calcext:value-type="float">
            <text:p>0.847204579978449</text:p>
          </table:table-cell>
          <table:table-cell office:value-type="float" office:value="102" calcext:value-type="float">
            <text:p>102</text:p>
          </table:table-cell>
          <table:table-cell table:formula="of:=[.M114]-[.R114]" office:value-type="float" office:value="-26" calcext:value-type="float">
            <text:p>-26</text:p>
          </table:table-cell>
          <table:table-cell table:formula="of:=ABS([.J114]-[.O114])" office:value-type="float" office:value="1.1158" calcext:value-type="float">
            <text:p>1.1158</text:p>
          </table:table-cell>
          <table:table-cell table:formula="of:=[.T114]/ABS([.J114]+1)" office:value-type="float" office:value="1.1158" calcext:value-type="float">
            <text:p>1.1158</text:p>
          </table:table-cell>
          <table:table-cell table:formula="of:=SUM([.$W$2:.W114])/SUM([.$W$2:.$W$189])" office:value-type="float" office:value="0.888308891304307" calcext:value-type="float">
            <text:p>0.888308891304307</text:p>
          </table:table-cell>
          <table:table-cell table:formula="of:=-0.0482*[.B114]+0.0336*[.C114]-0.0021*[.D114]-0.0337*[.F114]+0.2088*[.G114]+0.0019*[.H114]-0.3255" office:value-type="float" office:value="1.115" calcext:value-type="float">
            <text:p>1.115</text:p>
          </table:table-cell>
          <table:table-cell table:formula="of:=[.X113]-1" office:value-type="float" office:value="77" calcext:value-type="float">
            <text:p>77</text:p>
          </table:table-cell>
          <table:table-cell table:formula="of:=[.M114]-[.X114]" office:value-type="float" office:value="-1" calcext:value-type="float">
            <text:p>-1</text:p>
          </table:table-cell>
          <table:table-cell/>
          <table:table-cell table:formula="of:=[.R114]-[.X114]" office:value-type="float" office:value="102" calcext:value-type="float">
            <text:p>102</text:p>
          </table:table-cell>
          <table:table-cell table:formula="of:=ABS([.J114]-[.W114])" office:value-type="float" office:value="1.115" calcext:value-type="float">
            <text:p>1.115</text:p>
          </table:table-cell>
          <table:table-cell table:formula="of:=[.AB114]/ABS([.J114]+1)" office:value-type="float" office:value="1.115" calcext:value-type="float">
            <text:p>1.115</text:p>
          </table:table-cell>
          <table:table-cell table:number-columns-repeated="99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3" calcext:value-type="float">
            <text:p>153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K114]+[.J115]" office:value-type="float" office:value="427" calcext:value-type="float">
            <text:p>427</text:p>
          </table:table-cell>
          <table:table-cell table:formula="of:=[.K115]/SUM([.$J$2:.$J$189])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formula="of:=(188-[.M115])/187" office:value-type="float" office:value="0.60427807486631" calcext:value-type="float">
            <text:p>0.60427807486631</text:p>
          </table:table-cell>
          <table:table-cell table:formula="of:=-0.0516*[.B115]+0.0341*[.C115]-0.0027*[.D115]-0.0372*[.F115]+0.2119*[.G115]+0.0018*[.H115]+0.005*[.I115]-0.3091" office:value-type="float" office:value="0.4006" calcext:value-type="float">
            <text:p>0.4006</text:p>
          </table:table-cell>
          <table:table-cell table:formula="of:=[.P114]+[.O115]" office:value-type="float" office:value="362.6951" calcext:value-type="float">
            <text:p>362.6951</text:p>
          </table:table-cell>
          <table:table-cell table:formula="of:=[.P115]/SUM([.$O$2:.$O$189])" office:value-type="float" office:value="0.848141359738394" calcext:value-type="float">
            <text:p>0.848141359738394</text:p>
          </table:table-cell>
          <table:table-cell office:value-type="float" office:value="70" calcext:value-type="float">
            <text:p>70</text:p>
          </table:table-cell>
          <table:table-cell table:formula="of:=[.M115]-[.R115]" office:value-type="float" office:value="5" calcext:value-type="float">
            <text:p>5</text:p>
          </table:table-cell>
          <table:table-cell table:formula="of:=ABS([.J115]-[.O115])" office:value-type="float" office:value="0.4006" calcext:value-type="float">
            <text:p>0.4006</text:p>
          </table:table-cell>
          <table:table-cell table:formula="of:=[.T115]/ABS([.J115]+1)" office:value-type="float" office:value="0.4006" calcext:value-type="float">
            <text:p>0.4006</text:p>
          </table:table-cell>
          <table:table-cell table:formula="of:=SUM([.$W$2:.W115])/SUM([.$W$2:.$W$189])" office:value-type="float" office:value="0.889010285551231" calcext:value-type="float">
            <text:p>0.889010285551231</text:p>
          </table:table-cell>
          <table:table-cell table:formula="of:=-0.0482*[.B115]+0.0336*[.C115]-0.0021*[.D115]-0.0337*[.F115]+0.2088*[.G115]+0.0019*[.H115]-0.3255" office:value-type="float" office:value="0.2989" calcext:value-type="float">
            <text:p>0.2989</text:p>
          </table:table-cell>
          <table:table-cell table:formula="of:=[.X114]-1" office:value-type="float" office:value="76" calcext:value-type="float">
            <text:p>76</text:p>
          </table:table-cell>
          <table:table-cell table:formula="of:=[.M115]-[.X115]" office:value-type="float" office:value="-1" calcext:value-type="float">
            <text:p>-1</text:p>
          </table:table-cell>
          <table:table-cell/>
          <table:table-cell table:formula="of:=[.R115]-[.X115]" office:value-type="float" office:value="70" calcext:value-type="float">
            <text:p>70</text:p>
          </table:table-cell>
          <table:table-cell table:formula="of:=ABS([.J115]-[.W115])" office:value-type="float" office:value="0.2989" calcext:value-type="float">
            <text:p>0.2989</text:p>
          </table:table-cell>
          <table:table-cell table:formula="of:=[.AB115]/ABS([.J115]+1)" office:value-type="float" office:value="0.2989" calcext:value-type="float">
            <text:p>0.2989</text:p>
          </table:table-cell>
          <table:table-cell table:number-columns-repeated="99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137" calcext:value-type="float">
            <text:p>137</text:p>
          </table:table-cell>
          <table:table-cell office:value-type="float" office:value="492" calcext:value-type="float">
            <text:p>492</text:p>
          </table:table-cell>
          <table:table-cell office:value-type="float" office:value="459" calcext:value-type="float">
            <text:p>45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K115]+[.J116]" office:value-type="float" office:value="427" calcext:value-type="float">
            <text:p>427</text:p>
          </table:table-cell>
          <table:table-cell table:formula="of:=[.K116]/SUM([.$J$2:.$J$189])"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formula="of:=(188-[.M116])/187" office:value-type="float" office:value="0.609625668449198" calcext:value-type="float">
            <text:p>0.609625668449198</text:p>
          </table:table-cell>
          <table:table-cell table:formula="of:=-0.0516*[.B116]+0.0341*[.C116]-0.0027*[.D116]-0.0372*[.F116]+0.2119*[.G116]+0.0018*[.H116]+0.005*[.I116]-0.3091" office:value-type="float" office:value="0.682199999999999" calcext:value-type="float">
            <text:p>0.682199999999999</text:p>
          </table:table-cell>
          <table:table-cell table:formula="of:=[.P115]+[.O116]" office:value-type="float" office:value="363.3773" calcext:value-type="float">
            <text:p>363.3773</text:p>
          </table:table-cell>
          <table:table-cell table:formula="of:=[.P116]/SUM([.$O$2:.$O$189])" office:value-type="float" office:value="0.84973664469155" calcext:value-type="float">
            <text:p>0.84973664469155</text:p>
          </table:table-cell>
          <table:table-cell office:value-type="float" office:value="83" calcext:value-type="float">
            <text:p>83</text:p>
          </table:table-cell>
          <table:table-cell table:formula="of:=[.M116]-[.R116]" office:value-type="float" office:value="-9" calcext:value-type="float">
            <text:p>-9</text:p>
          </table:table-cell>
          <table:table-cell table:formula="of:=ABS([.J116]-[.O116])" office:value-type="float" office:value="0.682199999999999" calcext:value-type="float">
            <text:p>0.682199999999999</text:p>
          </table:table-cell>
          <table:table-cell table:formula="of:=[.T116]/ABS([.J116]+1)" office:value-type="float" office:value="0.682199999999999" calcext:value-type="float">
            <text:p>0.682199999999999</text:p>
          </table:table-cell>
          <table:table-cell table:formula="of:=SUM([.$W$2:.W116])/SUM([.$W$2:.$W$189])" office:value-type="float" office:value="0.89079838329682" calcext:value-type="float">
            <text:p>0.89079838329682</text:p>
          </table:table-cell>
          <table:table-cell table:formula="of:=-0.0482*[.B116]+0.0336*[.C116]-0.0021*[.D116]-0.0337*[.F116]+0.2088*[.G116]+0.0019*[.H116]-0.3255" office:value-type="float" office:value="0.762000000000001" calcext:value-type="float">
            <text:p>0.762000000000001</text:p>
          </table:table-cell>
          <table:table-cell table:formula="of:=[.X115]-1" office:value-type="float" office:value="75" calcext:value-type="float">
            <text:p>75</text:p>
          </table:table-cell>
          <table:table-cell table:formula="of:=[.M116]-[.X116]" office:value-type="float" office:value="-1" calcext:value-type="float">
            <text:p>-1</text:p>
          </table:table-cell>
          <table:table-cell/>
          <table:table-cell table:formula="of:=[.R116]-[.X116]" office:value-type="float" office:value="83" calcext:value-type="float">
            <text:p>83</text:p>
          </table:table-cell>
          <table:table-cell table:formula="of:=ABS([.J116]-[.W116])" office:value-type="float" office:value="0.762000000000001" calcext:value-type="float">
            <text:p>0.762000000000001</text:p>
          </table:table-cell>
          <table:table-cell table:formula="of:=[.AB116]/ABS([.J116]+1)" office:value-type="float" office:value="0.762000000000001" calcext:value-type="float">
            <text:p>0.762000000000001</text:p>
          </table:table-cell>
          <table:table-cell table:number-columns-repeated="99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267" calcext:value-type="float">
            <text:p>267</text:p>
          </table:table-cell>
          <table:table-cell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K116]+[.J117]" office:value-type="float" office:value="427" calcext:value-type="float">
            <text:p>427</text:p>
          </table:table-cell>
          <table:table-cell table:formula="of:=[.K117]/SUM([.$J$2:.$J$189])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formula="of:=(188-[.M117])/187" office:value-type="float" office:value="0.614973262032086" calcext:value-type="float">
            <text:p>0.614973262032086</text:p>
          </table:table-cell>
          <table:table-cell table:formula="of:=-0.0516*[.B117]+0.0341*[.C117]-0.0027*[.D117]-0.0372*[.F117]+0.2119*[.G117]+0.0018*[.H117]+0.005*[.I117]-0.3091" office:value-type="float" office:value="1.6265" calcext:value-type="float">
            <text:p>1.6265</text:p>
          </table:table-cell>
          <table:table-cell table:formula="of:=[.P116]+[.O117]" office:value-type="float" office:value="365.0038" calcext:value-type="float">
            <text:p>365.0038</text:p>
          </table:table-cell>
          <table:table-cell table:formula="of:=[.P117]/SUM([.$O$2:.$O$189])" office:value-type="float" office:value="0.853540120177198" calcext:value-type="float">
            <text:p>0.853540120177198</text:p>
          </table:table-cell>
          <table:table-cell office:value-type="float" office:value="120" calcext:value-type="float">
            <text:p>120</text:p>
          </table:table-cell>
          <table:table-cell table:formula="of:=[.M117]-[.R117]" office:value-type="float" office:value="-47" calcext:value-type="float">
            <text:p>-47</text:p>
          </table:table-cell>
          <table:table-cell table:formula="of:=ABS([.J117]-[.O117])" office:value-type="float" office:value="1.6265" calcext:value-type="float">
            <text:p>1.6265</text:p>
          </table:table-cell>
          <table:table-cell table:formula="of:=[.T117]/ABS([.J117]+1)" office:value-type="float" office:value="1.6265" calcext:value-type="float">
            <text:p>1.6265</text:p>
          </table:table-cell>
          <table:table-cell table:formula="of:=SUM([.$W$2:.W117])/SUM([.$W$2:.$W$189])" office:value-type="float" office:value="0.894674237688407" calcext:value-type="float">
            <text:p>0.894674237688407</text:p>
          </table:table-cell>
          <table:table-cell table:formula="of:=-0.0482*[.B117]+0.0336*[.C117]-0.0021*[.D117]-0.0337*[.F117]+0.2088*[.G117]+0.0019*[.H117]-0.3255" office:value-type="float" office:value="1.6517" calcext:value-type="float">
            <text:p>1.6517</text:p>
          </table:table-cell>
          <table:table-cell table:formula="of:=[.X116]-1" office:value-type="float" office:value="74" calcext:value-type="float">
            <text:p>74</text:p>
          </table:table-cell>
          <table:table-cell table:formula="of:=[.M117]-[.X117]" office:value-type="float" office:value="-1" calcext:value-type="float">
            <text:p>-1</text:p>
          </table:table-cell>
          <table:table-cell/>
          <table:table-cell table:formula="of:=[.R117]-[.X117]" office:value-type="float" office:value="120" calcext:value-type="float">
            <text:p>120</text:p>
          </table:table-cell>
          <table:table-cell table:formula="of:=ABS([.J117]-[.W117])" office:value-type="float" office:value="1.6517" calcext:value-type="float">
            <text:p>1.6517</text:p>
          </table:table-cell>
          <table:table-cell table:formula="of:=[.AB117]/ABS([.J117]+1)" office:value-type="float" office:value="1.6517" calcext:value-type="float">
            <text:p>1.6517</text:p>
          </table:table-cell>
          <table:table-cell table:number-columns-repeated="99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5" calcext:value-type="float">
            <text:p>175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" calcext:value-type="float">
            <text:p>1137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K117]+[.J118]" office:value-type="float" office:value="427" calcext:value-type="float">
            <text:p>427</text:p>
          </table:table-cell>
          <table:table-cell table:formula="of:=[.K118]/SUM([.$J$2:.$J$189])"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(188-[.M118])/187" office:value-type="float" office:value="0.620320855614973" calcext:value-type="float">
            <text:p>0.620320855614973</text:p>
          </table:table-cell>
          <table:table-cell table:formula="of:=-0.0516*[.B118]+0.0341*[.C118]-0.0027*[.D118]-0.0372*[.F118]+0.2119*[.G118]+0.0018*[.H118]+0.005*[.I118]-0.3091" office:value-type="float" office:value="1.6008" calcext:value-type="float">
            <text:p>1.6008</text:p>
          </table:table-cell>
          <table:table-cell table:formula="of:=[.P117]+[.O118]" office:value-type="float" office:value="366.6046" calcext:value-type="float">
            <text:p>366.6046</text:p>
          </table:table-cell>
          <table:table-cell table:formula="of:=[.P118]/SUM([.$O$2:.$O$189])" office:value-type="float" office:value="0.857283497710198" calcext:value-type="float">
            <text:p>0.857283497710198</text:p>
          </table:table-cell>
          <table:table-cell office:value-type="float" office:value="117" calcext:value-type="float">
            <text:p>117</text:p>
          </table:table-cell>
          <table:table-cell table:formula="of:=[.M118]-[.R118]" office:value-type="float" office:value="-45" calcext:value-type="float">
            <text:p>-45</text:p>
          </table:table-cell>
          <table:table-cell table:formula="of:=ABS([.J118]-[.O118])" office:value-type="float" office:value="1.6008" calcext:value-type="float">
            <text:p>1.6008</text:p>
          </table:table-cell>
          <table:table-cell table:formula="of:=[.T118]/ABS([.J118]+1)" office:value-type="float" office:value="1.6008" calcext:value-type="float">
            <text:p>1.6008</text:p>
          </table:table-cell>
          <table:table-cell table:formula="of:=SUM([.$W$2:.W118])/SUM([.$W$2:.$W$189])" office:value-type="float" office:value="0.898192707189373" calcext:value-type="float">
            <text:p>0.898192707189373</text:p>
          </table:table-cell>
          <table:table-cell table:formula="of:=-0.0482*[.B118]+0.0336*[.C118]-0.0021*[.D118]-0.0337*[.F118]+0.2088*[.G118]+0.0019*[.H118]-0.3255" office:value-type="float" office:value="1.4994" calcext:value-type="float">
            <text:p>1.4994</text:p>
          </table:table-cell>
          <table:table-cell table:formula="of:=[.X117]-1" office:value-type="float" office:value="73" calcext:value-type="float">
            <text:p>73</text:p>
          </table:table-cell>
          <table:table-cell table:formula="of:=[.M118]-[.X118]" office:value-type="float" office:value="-1" calcext:value-type="float">
            <text:p>-1</text:p>
          </table:table-cell>
          <table:table-cell/>
          <table:table-cell table:formula="of:=[.R118]-[.X118]" office:value-type="float" office:value="117" calcext:value-type="float">
            <text:p>117</text:p>
          </table:table-cell>
          <table:table-cell table:formula="of:=ABS([.J118]-[.W118])" office:value-type="float" office:value="1.4994" calcext:value-type="float">
            <text:p>1.4994</text:p>
          </table:table-cell>
          <table:table-cell table:formula="of:=[.AB118]/ABS([.J118]+1)" office:value-type="float" office:value="1.4994" calcext:value-type="float">
            <text:p>1.4994</text:p>
          </table:table-cell>
          <table:table-cell table:number-columns-repeated="99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241" calcext:value-type="float">
            <text:p>241</text:p>
          </table:table-cell>
          <table:table-cell office:value-type="float" office:value="196" calcext:value-type="float">
            <text:p>19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K118]+[.J119]" office:value-type="float" office:value="427" calcext:value-type="float">
            <text:p>427</text:p>
          </table:table-cell>
          <table:table-cell table:formula="of:=[.K119]/SUM([.$J$2:.$J$189])"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formula="of:=(188-[.M119])/187" office:value-type="float" office:value="0.625668449197861" calcext:value-type="float">
            <text:p>0.625668449197861</text:p>
          </table:table-cell>
          <table:table-cell table:formula="of:=-0.0516*[.B119]+0.0341*[.C119]-0.0027*[.D119]-0.0372*[.F119]+0.2119*[.G119]+0.0018*[.H119]+0.005*[.I119]-0.3091" office:value-type="float" office:value="0.1742" calcext:value-type="float">
            <text:p>0.1742</text:p>
          </table:table-cell>
          <table:table-cell table:formula="of:=[.P118]+[.O119]" office:value-type="float" office:value="366.7788" calcext:value-type="float">
            <text:p>366.7788</text:p>
          </table:table-cell>
          <table:table-cell table:formula="of:=[.P119]/SUM([.$O$2:.$O$189])" office:value-type="float" office:value="0.857690854260828" calcext:value-type="float">
            <text:p>0.857690854260828</text:p>
          </table:table-cell>
          <table:table-cell office:value-type="float" office:value="58" calcext:value-type="float">
            <text:p>58</text:p>
          </table:table-cell>
          <table:table-cell table:formula="of:=[.M119]-[.R119]" office:value-type="float" office:value="13" calcext:value-type="float">
            <text:p>13</text:p>
          </table:table-cell>
          <table:table-cell table:formula="of:=ABS([.J119]-[.O119])" office:value-type="float" office:value="0.1742" calcext:value-type="float">
            <text:p>0.1742</text:p>
          </table:table-cell>
          <table:table-cell table:formula="of:=[.T119]/ABS([.J119]+1)" office:value-type="float" office:value="0.1742" calcext:value-type="float">
            <text:p>0.1742</text:p>
          </table:table-cell>
          <table:table-cell table:formula="of:=SUM([.$W$2:.W119])/SUM([.$W$2:.$W$189])" office:value-type="float" office:value="0.898561121029344" calcext:value-type="float">
            <text:p>0.898561121029344</text:p>
          </table:table-cell>
          <table:table-cell table:formula="of:=-0.0482*[.B119]+0.0336*[.C119]-0.0021*[.D119]-0.0337*[.F119]+0.2088*[.G119]+0.0019*[.H119]-0.3255" office:value-type="float" office:value="0.157" calcext:value-type="float">
            <text:p>0.157</text:p>
          </table:table-cell>
          <table:table-cell table:formula="of:=[.X118]-1" office:value-type="float" office:value="72" calcext:value-type="float">
            <text:p>72</text:p>
          </table:table-cell>
          <table:table-cell table:formula="of:=[.M119]-[.X119]" office:value-type="float" office:value="-1" calcext:value-type="float">
            <text:p>-1</text:p>
          </table:table-cell>
          <table:table-cell/>
          <table:table-cell table:formula="of:=[.R119]-[.X119]" office:value-type="float" office:value="58" calcext:value-type="float">
            <text:p>58</text:p>
          </table:table-cell>
          <table:table-cell table:formula="of:=ABS([.J119]-[.W119])" office:value-type="float" office:value="0.157" calcext:value-type="float">
            <text:p>0.157</text:p>
          </table:table-cell>
          <table:table-cell table:formula="of:=[.AB119]/ABS([.J119]+1)" office:value-type="float" office:value="0.157" calcext:value-type="float">
            <text:p>0.157</text:p>
          </table:table-cell>
          <table:table-cell table:number-columns-repeated="99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184" calcext:value-type="float">
            <text:p>184</text:p>
          </table:table-cell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K119]+[.J120]" office:value-type="float" office:value="427" calcext:value-type="float">
            <text:p>427</text:p>
          </table:table-cell>
          <table:table-cell table:formula="of:=[.K120]/SUM([.$J$2:.$J$189])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(188-[.M120])/187" office:value-type="float" office:value="0.631016042780749" calcext:value-type="float">
            <text:p>0.631016042780749</text:p>
          </table:table-cell>
          <table:table-cell table:formula="of:=-0.0516*[.B120]+0.0341*[.C120]-0.0027*[.D120]-0.0372*[.F120]+0.2119*[.G120]+0.0018*[.H120]+0.005*[.I120]-0.3091" office:value-type="float" office:value="1.7246" calcext:value-type="float">
            <text:p>1.7246</text:p>
          </table:table-cell>
          <table:table-cell table:formula="of:=[.P119]+[.O120]" office:value-type="float" office:value="368.5034" calcext:value-type="float">
            <text:p>368.5034</text:p>
          </table:table-cell>
          <table:table-cell table:formula="of:=[.P120]/SUM([.$O$2:.$O$189])" office:value-type="float" office:value="0.8617237308809" calcext:value-type="float">
            <text:p>0.8617237308809</text:p>
          </table:table-cell>
          <table:table-cell office:value-type="float" office:value="124" calcext:value-type="float">
            <text:p>124</text:p>
          </table:table-cell>
          <table:table-cell table:formula="of:=[.M120]-[.R120]" office:value-type="float" office:value="-54" calcext:value-type="float">
            <text:p>-54</text:p>
          </table:table-cell>
          <table:table-cell table:formula="of:=ABS([.J120]-[.O120])" office:value-type="float" office:value="1.7246" calcext:value-type="float">
            <text:p>1.7246</text:p>
          </table:table-cell>
          <table:table-cell table:formula="of:=[.T120]/ABS([.J120]+1)" office:value-type="float" office:value="1.7246" calcext:value-type="float">
            <text:p>1.7246</text:p>
          </table:table-cell>
          <table:table-cell table:formula="of:=SUM([.$W$2:.W120])/SUM([.$W$2:.$W$189])" office:value-type="float" office:value="0.902648637385041" calcext:value-type="float">
            <text:p>0.902648637385041</text:p>
          </table:table-cell>
          <table:table-cell table:formula="of:=-0.0482*[.B120]+0.0336*[.C120]-0.0021*[.D120]-0.0337*[.F120]+0.2088*[.G120]+0.0019*[.H120]-0.3255" office:value-type="float" office:value="1.7419" calcext:value-type="float">
            <text:p>1.7419</text:p>
          </table:table-cell>
          <table:table-cell table:formula="of:=[.X119]-1" office:value-type="float" office:value="71" calcext:value-type="float">
            <text:p>71</text:p>
          </table:table-cell>
          <table:table-cell table:formula="of:=[.M120]-[.X120]" office:value-type="float" office:value="-1" calcext:value-type="float">
            <text:p>-1</text:p>
          </table:table-cell>
          <table:table-cell/>
          <table:table-cell table:formula="of:=[.R120]-[.X120]" office:value-type="float" office:value="124" calcext:value-type="float">
            <text:p>124</text:p>
          </table:table-cell>
          <table:table-cell table:formula="of:=ABS([.J120]-[.W120])" office:value-type="float" office:value="1.7419" calcext:value-type="float">
            <text:p>1.7419</text:p>
          </table:table-cell>
          <table:table-cell table:formula="of:=[.AB120]/ABS([.J120]+1)" office:value-type="float" office:value="1.7419" calcext:value-type="float">
            <text:p>1.7419</text:p>
          </table:table-cell>
          <table:table-cell table:number-columns-repeated="995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K120]+[.J121]" office:value-type="float" office:value="427" calcext:value-type="float">
            <text:p>427</text:p>
          </table:table-cell>
          <table:table-cell table:formula="of:=[.K121]/SUM([.$J$2:.$J$189])"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formula="of:=(188-[.M121])/187" office:value-type="float" office:value="0.636363636363636" calcext:value-type="float">
            <text:p>0.636363636363636</text:p>
          </table:table-cell>
          <table:table-cell table:formula="of:=-0.0516*[.B121]+0.0341*[.C121]-0.0027*[.D121]-0.0372*[.F121]+0.2119*[.G121]+0.0018*[.H121]+0.005*[.I121]-0.3091" office:value-type="float" office:value="-0.1059" calcext:value-type="float">
            <text:p>-0.1059</text:p>
          </table:table-cell>
          <table:table-cell table:formula="of:=[.P120]+[.O121]" office:value-type="float" office:value="368.3975" calcext:value-type="float">
            <text:p>368.3975</text:p>
          </table:table-cell>
          <table:table-cell table:formula="of:=[.P121]/SUM([.$O$2:.$O$189])" office:value-type="float" office:value="0.861476089900925" calcext:value-type="float">
            <text:p>0.861476089900925</text:p>
          </table:table-cell>
          <table:table-cell office:value-type="float" office:value="41" calcext:value-type="float">
            <text:p>41</text:p>
          </table:table-cell>
          <table:table-cell table:formula="of:=[.M121]-[.R121]" office:value-type="float" office:value="28" calcext:value-type="float">
            <text:p>28</text:p>
          </table:table-cell>
          <table:table-cell table:formula="of:=ABS([.J121]-[.O121])" office:value-type="float" office:value="0.1059" calcext:value-type="float">
            <text:p>0.1059</text:p>
          </table:table-cell>
          <table:table-cell table:formula="of:=[.T121]/ABS([.J121]+1)" office:value-type="float" office:value="0.1059" calcext:value-type="float">
            <text:p>0.1059</text:p>
          </table:table-cell>
          <table:table-cell table:formula="of:=SUM([.$W$2:.W121])/SUM([.$W$2:.$W$189])" office:value-type="float" office:value="0.902379014772222" calcext:value-type="float">
            <text:p>0.902379014772222</text:p>
          </table:table-cell>
          <table:table-cell table:formula="of:=-0.0482*[.B121]+0.0336*[.C121]-0.0021*[.D121]-0.0337*[.F121]+0.2088*[.G121]+0.0019*[.H121]-0.3255" office:value-type="float" office:value="-0.1149" calcext:value-type="float">
            <text:p>-0.1149</text:p>
          </table:table-cell>
          <table:table-cell table:formula="of:=[.X120]-1" office:value-type="float" office:value="70" calcext:value-type="float">
            <text:p>70</text:p>
          </table:table-cell>
          <table:table-cell table:formula="of:=[.M121]-[.X121]" office:value-type="float" office:value="-1" calcext:value-type="float">
            <text:p>-1</text:p>
          </table:table-cell>
          <table:table-cell/>
          <table:table-cell table:formula="of:=[.R121]-[.X121]" office:value-type="float" office:value="41" calcext:value-type="float">
            <text:p>41</text:p>
          </table:table-cell>
          <table:table-cell table:formula="of:=ABS([.J121]-[.W121])" office:value-type="float" office:value="0.1149" calcext:value-type="float">
            <text:p>0.1149</text:p>
          </table:table-cell>
          <table:table-cell table:formula="of:=[.AB121]/ABS([.J121]+1)" office:value-type="float" office:value="0.1149" calcext:value-type="float">
            <text:p>0.1149</text:p>
          </table:table-cell>
          <table:table-cell table:number-columns-repeated="99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K121]+[.J122]" office:value-type="float" office:value="427" calcext:value-type="float">
            <text:p>427</text:p>
          </table:table-cell>
          <table:table-cell table:formula="of:=[.K122]/SUM([.$J$2:.$J$189])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formula="of:=(188-[.M122])/187" office:value-type="float" office:value="0.641711229946524" calcext:value-type="float">
            <text:p>0.641711229946524</text:p>
          </table:table-cell>
          <table:table-cell table:formula="of:=-0.0516*[.B122]+0.0341*[.C122]-0.0027*[.D122]-0.0372*[.F122]+0.2119*[.G122]+0.0018*[.H122]+0.005*[.I122]-0.3091" office:value-type="float" office:value="-0.2913" calcext:value-type="float">
            <text:p>-0.2913</text:p>
          </table:table-cell>
          <table:table-cell table:formula="of:=[.P121]+[.O122]" office:value-type="float" office:value="368.1062" calcext:value-type="float">
            <text:p>368.1062</text:p>
          </table:table-cell>
          <table:table-cell table:formula="of:=[.P122]/SUM([.$O$2:.$O$189])" office:value-type="float" office:value="0.860794901822862" calcext:value-type="float">
            <text:p>0.860794901822862</text:p>
          </table:table-cell>
          <table:table-cell office:value-type="float" office:value="18" calcext:value-type="float">
            <text:p>18</text:p>
          </table:table-cell>
          <table:table-cell table:formula="of:=[.M122]-[.R122]" office:value-type="float" office:value="50" calcext:value-type="float">
            <text:p>50</text:p>
          </table:table-cell>
          <table:table-cell table:formula="of:=ABS([.J122]-[.O122])" office:value-type="float" office:value="0.2913" calcext:value-type="float">
            <text:p>0.2913</text:p>
          </table:table-cell>
          <table:table-cell table:formula="of:=[.T122]/ABS([.J122]+1)" office:value-type="float" office:value="0.2913" calcext:value-type="float">
            <text:p>0.2913</text:p>
          </table:table-cell>
          <table:table-cell table:formula="of:=SUM([.$W$2:.W122])/SUM([.$W$2:.$W$189])" office:value-type="float" office:value="0.901693342644582" calcext:value-type="float">
            <text:p>0.901693342644582</text:p>
          </table:table-cell>
          <table:table-cell table:formula="of:=-0.0482*[.B122]+0.0336*[.C122]-0.0021*[.D122]-0.0337*[.F122]+0.2088*[.G122]+0.0019*[.H122]-0.3255" office:value-type="float" office:value="-0.2922" calcext:value-type="float">
            <text:p>-0.2922</text:p>
          </table:table-cell>
          <table:table-cell table:formula="of:=[.X121]-1" office:value-type="float" office:value="69" calcext:value-type="float">
            <text:p>69</text:p>
          </table:table-cell>
          <table:table-cell table:formula="of:=[.M122]-[.X122]" office:value-type="float" office:value="-1" calcext:value-type="float">
            <text:p>-1</text:p>
          </table:table-cell>
          <table:table-cell/>
          <table:table-cell table:formula="of:=[.R122]-[.X122]" office:value-type="float" office:value="18" calcext:value-type="float">
            <text:p>18</text:p>
          </table:table-cell>
          <table:table-cell table:formula="of:=ABS([.J122]-[.W122])" office:value-type="float" office:value="0.2922" calcext:value-type="float">
            <text:p>0.2922</text:p>
          </table:table-cell>
          <table:table-cell table:formula="of:=[.AB122]/ABS([.J122]+1)" office:value-type="float" office:value="0.2922" calcext:value-type="float">
            <text:p>0.2922</text:p>
          </table:table-cell>
          <table:table-cell table:number-columns-repeated="99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 office:value-type="float" office:value="188" calcext:value-type="float">
            <text:p>188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K122]+[.J123]" office:value-type="float" office:value="427" calcext:value-type="float">
            <text:p>427</text:p>
          </table:table-cell>
          <table:table-cell table:formula="of:=[.K123]/SUM([.$J$2:.$J$189])"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formula="of:=(188-[.M123])/187" office:value-type="float" office:value="0.647058823529412" calcext:value-type="float">
            <text:p>0.647058823529412</text:p>
          </table:table-cell>
          <table:table-cell table:formula="of:=-0.0516*[.B123]+0.0341*[.C123]-0.0027*[.D123]-0.0372*[.F123]+0.2119*[.G123]+0.0018*[.H123]+0.005*[.I123]-0.3091" office:value-type="float" office:value="1.6151" calcext:value-type="float">
            <text:p>1.6151</text:p>
          </table:table-cell>
          <table:table-cell table:formula="of:=[.P122]+[.O123]" office:value-type="float" office:value="369.7213" calcext:value-type="float">
            <text:p>369.7213</text:p>
          </table:table-cell>
          <table:table-cell table:formula="of:=[.P123]/SUM([.$O$2:.$O$189])" office:value-type="float" office:value="0.864571719072705" calcext:value-type="float">
            <text:p>0.864571719072705</text:p>
          </table:table-cell>
          <table:table-cell office:value-type="float" office:value="118" calcext:value-type="float">
            <text:p>118</text:p>
          </table:table-cell>
          <table:table-cell table:formula="of:=[.M123]-[.R123]" office:value-type="float" office:value="-51" calcext:value-type="float">
            <text:p>-51</text:p>
          </table:table-cell>
          <table:table-cell table:formula="of:=ABS([.J123]-[.O123])" office:value-type="float" office:value="1.6151" calcext:value-type="float">
            <text:p>1.6151</text:p>
          </table:table-cell>
          <table:table-cell table:formula="of:=[.T123]/ABS([.J123]+1)" office:value-type="float" office:value="1.6151" calcext:value-type="float">
            <text:p>1.6151</text:p>
          </table:table-cell>
          <table:table-cell table:formula="of:=SUM([.$W$2:.W123])/SUM([.$W$2:.$W$189])" office:value-type="float" office:value="0.905533528944656" calcext:value-type="float">
            <text:p>0.905533528944656</text:p>
          </table:table-cell>
          <table:table-cell table:formula="of:=-0.0482*[.B123]+0.0336*[.C123]-0.0021*[.D123]-0.0337*[.F123]+0.2088*[.G123]+0.0019*[.H123]-0.3255" office:value-type="float" office:value="1.6365" calcext:value-type="float">
            <text:p>1.6365</text:p>
          </table:table-cell>
          <table:table-cell table:formula="of:=[.X122]-1" office:value-type="float" office:value="68" calcext:value-type="float">
            <text:p>68</text:p>
          </table:table-cell>
          <table:table-cell table:formula="of:=[.M123]-[.X123]" office:value-type="float" office:value="-1" calcext:value-type="float">
            <text:p>-1</text:p>
          </table:table-cell>
          <table:table-cell/>
          <table:table-cell table:formula="of:=[.R123]-[.X123]" office:value-type="float" office:value="118" calcext:value-type="float">
            <text:p>118</text:p>
          </table:table-cell>
          <table:table-cell table:formula="of:=ABS([.J123]-[.W123])" office:value-type="float" office:value="1.6365" calcext:value-type="float">
            <text:p>1.6365</text:p>
          </table:table-cell>
          <table:table-cell table:formula="of:=[.AB123]/ABS([.J123]+1)" office:value-type="float" office:value="1.6365" calcext:value-type="float">
            <text:p>1.6365</text:p>
          </table:table-cell>
          <table:table-cell table:number-columns-repeated="99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171" calcext:value-type="float">
            <text:p>171</text:p>
          </table:table-cell>
          <table:table-cell office:value-type="float" office:value="1301" calcext:value-type="float">
            <text:p>1301</text:p>
          </table:table-cell>
          <table:table-cell office:value-type="float" office:value="1154" calcext:value-type="float">
            <text:p>1154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769" calcext:value-type="float">
            <text:p>1769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formula="of:=[.K123]+[.J124]" office:value-type="float" office:value="427" calcext:value-type="float">
            <text:p>427</text:p>
          </table:table-cell>
          <table:table-cell table:formula="of:=[.K124]/SUM([.$J$2:.$J$189])"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formula="of:=(188-[.M124])/187" office:value-type="float" office:value="0.6524064171123" calcext:value-type="float">
            <text:p>0.6524064171123</text:p>
          </table:table-cell>
          <table:table-cell table:formula="of:=-0.0516*[.B124]+0.0341*[.C124]-0.0027*[.D124]-0.0372*[.F124]+0.2119*[.G124]+0.0018*[.H124]+0.005*[.I124]-0.3091" office:value-type="float" office:value="4.5496" calcext:value-type="float">
            <text:p>4.5496</text:p>
          </table:table-cell>
          <table:table-cell table:formula="of:=[.P123]+[.O124]" office:value-type="float" office:value="374.2709" calcext:value-type="float">
            <text:p>374.2709</text:p>
          </table:table-cell>
          <table:table-cell table:formula="of:=[.P124]/SUM([.$O$2:.$O$189])" office:value-type="float" office:value="0.875210693600527" calcext:value-type="float">
            <text:p>0.875210693600527</text:p>
          </table:table-cell>
          <table:table-cell office:value-type="float" office:value="163" calcext:value-type="float">
            <text:p>163</text:p>
          </table:table-cell>
          <table:table-cell table:formula="of:=[.M124]-[.R124]" office:value-type="float" office:value="-97" calcext:value-type="float">
            <text:p>-97</text:p>
          </table:table-cell>
          <table:table-cell table:formula="of:=ABS([.J124]-[.O124])" office:value-type="float" office:value="4.5496" calcext:value-type="float">
            <text:p>4.5496</text:p>
          </table:table-cell>
          <table:table-cell table:formula="of:=[.T124]/ABS([.J124]+1)" office:value-type="float" office:value="4.5496" calcext:value-type="float">
            <text:p>4.5496</text:p>
          </table:table-cell>
          <table:table-cell table:formula="of:=SUM([.$W$2:.W124])/SUM([.$W$2:.$W$189])" office:value-type="float" office:value="0.916225274034193" calcext:value-type="float">
            <text:p>0.916225274034193</text:p>
          </table:table-cell>
          <table:table-cell table:formula="of:=-0.0482*[.B124]+0.0336*[.C124]-0.0021*[.D124]-0.0337*[.F124]+0.2088*[.G124]+0.0019*[.H124]-0.3255" office:value-type="float" office:value="4.5563" calcext:value-type="float">
            <text:p>4.5563</text:p>
          </table:table-cell>
          <table:table-cell table:formula="of:=[.X123]-1" office:value-type="float" office:value="67" calcext:value-type="float">
            <text:p>67</text:p>
          </table:table-cell>
          <table:table-cell table:formula="of:=[.M124]-[.X124]" office:value-type="float" office:value="-1" calcext:value-type="float">
            <text:p>-1</text:p>
          </table:table-cell>
          <table:table-cell/>
          <table:table-cell table:formula="of:=[.R124]-[.X124]" office:value-type="float" office:value="163" calcext:value-type="float">
            <text:p>163</text:p>
          </table:table-cell>
          <table:table-cell table:formula="of:=ABS([.J124]-[.W124])" office:value-type="float" office:value="4.5563" calcext:value-type="float">
            <text:p>4.5563</text:p>
          </table:table-cell>
          <table:table-cell table:formula="of:=[.AB124]/ABS([.J124]+1)" office:value-type="float" office:value="4.5563" calcext:value-type="float">
            <text:p>4.5563</text:p>
          </table:table-cell>
          <table:table-cell table:number-columns-repeated="99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K124]+[.J125]" office:value-type="float" office:value="427" calcext:value-type="float">
            <text:p>427</text:p>
          </table:table-cell>
          <table:table-cell table:formula="of:=[.K125]/SUM([.$J$2:.$J$189])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formula="of:=(188-[.M125])/187" office:value-type="float" office:value="0.657754010695187" calcext:value-type="float">
            <text:p>0.657754010695187</text:p>
          </table:table-cell>
          <table:table-cell table:formula="of:=-0.0516*[.B125]+0.0341*[.C125]-0.0027*[.D125]-0.0372*[.F125]+0.2119*[.G125]+0.0018*[.H125]+0.005*[.I125]-0.3091" office:value-type="float" office:value="-0.3059" calcext:value-type="float">
            <text:p>-0.3059</text:p>
          </table:table-cell>
          <table:table-cell table:formula="of:=[.P124]+[.O125]" office:value-type="float" office:value="373.965" calcext:value-type="float">
            <text:p>373.965</text:p>
          </table:table-cell>
          <table:table-cell table:formula="of:=[.P125]/SUM([.$O$2:.$O$189])" office:value-type="float" office:value="0.8744953642731" calcext:value-type="float">
            <text:p>0.8744953642731</text:p>
          </table:table-cell>
          <table:table-cell office:value-type="float" office:value="16" calcext:value-type="float">
            <text:p>16</text:p>
          </table:table-cell>
          <table:table-cell table:formula="of:=[.M125]-[.R125]" office:value-type="float" office:value="49" calcext:value-type="float">
            <text:p>49</text:p>
          </table:table-cell>
          <table:table-cell table:formula="of:=ABS([.J125]-[.O125])" office:value-type="float" office:value="0.3059" calcext:value-type="float">
            <text:p>0.3059</text:p>
          </table:table-cell>
          <table:table-cell table:formula="of:=[.T125]/ABS([.J125]+1)" office:value-type="float" office:value="0.3059" calcext:value-type="float">
            <text:p>0.3059</text:p>
          </table:table-cell>
          <table:table-cell table:formula="of:=SUM([.$W$2:.W125])/SUM([.$W$2:.$W$189])" office:value-type="float" office:value="0.915500413937588" calcext:value-type="float">
            <text:p>0.915500413937588</text:p>
          </table:table-cell>
          <table:table-cell table:formula="of:=-0.0482*[.B125]+0.0336*[.C125]-0.0021*[.D125]-0.0337*[.F125]+0.2088*[.G125]+0.0019*[.H125]-0.3255" office:value-type="float" office:value="-0.3089" calcext:value-type="float">
            <text:p>-0.3089</text:p>
          </table:table-cell>
          <table:table-cell table:formula="of:=[.X124]-1" office:value-type="float" office:value="66" calcext:value-type="float">
            <text:p>66</text:p>
          </table:table-cell>
          <table:table-cell table:formula="of:=[.M125]-[.X125]" office:value-type="float" office:value="-1" calcext:value-type="float">
            <text:p>-1</text:p>
          </table:table-cell>
          <table:table-cell/>
          <table:table-cell table:formula="of:=[.R125]-[.X125]" office:value-type="float" office:value="16" calcext:value-type="float">
            <text:p>16</text:p>
          </table:table-cell>
          <table:table-cell table:formula="of:=ABS([.J125]-[.W125])" office:value-type="float" office:value="0.3089" calcext:value-type="float">
            <text:p>0.3089</text:p>
          </table:table-cell>
          <table:table-cell table:formula="of:=[.AB125]/ABS([.J125]+1)" office:value-type="float" office:value="0.3089" calcext:value-type="float">
            <text:p>0.3089</text:p>
          </table:table-cell>
          <table:table-cell table:number-columns-repeated="99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K125]+[.J126]" office:value-type="float" office:value="427" calcext:value-type="float">
            <text:p>427</text:p>
          </table:table-cell>
          <table:table-cell table:formula="of:=[.K126]/SUM([.$J$2:.$J$189])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formula="of:=(188-[.M126])/187" office:value-type="float" office:value="0.663101604278075" calcext:value-type="float">
            <text:p>0.663101604278075</text:p>
          </table:table-cell>
          <table:table-cell table:formula="of:=-0.0516*[.B126]+0.0341*[.C126]-0.0027*[.D126]-0.0372*[.F126]+0.2119*[.G126]+0.0018*[.H126]+0.005*[.I126]-0.3091" office:value-type="float" office:value="0.1038" calcext:value-type="float">
            <text:p>0.1038</text:p>
          </table:table-cell>
          <table:table-cell table:formula="of:=[.P125]+[.O126]" office:value-type="float" office:value="374.0688" calcext:value-type="float">
            <text:p>374.0688</text:p>
          </table:table-cell>
          <table:table-cell table:formula="of:=[.P126]/SUM([.$O$2:.$O$189])" office:value-type="float" office:value="0.874738094525427" calcext:value-type="float">
            <text:p>0.874738094525427</text:p>
          </table:table-cell>
          <table:table-cell office:value-type="float" office:value="53" calcext:value-type="float">
            <text:p>53</text:p>
          </table:table-cell>
          <table:table-cell table:formula="of:=[.M126]-[.R126]" office:value-type="float" office:value="11" calcext:value-type="float">
            <text:p>11</text:p>
          </table:table-cell>
          <table:table-cell table:formula="of:=ABS([.J126]-[.O126])" office:value-type="float" office:value="0.1038" calcext:value-type="float">
            <text:p>0.1038</text:p>
          </table:table-cell>
          <table:table-cell table:formula="of:=[.T126]/ABS([.J126]+1)" office:value-type="float" office:value="0.1038" calcext:value-type="float">
            <text:p>0.1038</text:p>
          </table:table-cell>
          <table:table-cell table:formula="of:=SUM([.$W$2:.W126])/SUM([.$W$2:.$W$189])" office:value-type="float" office:value="0.915717003730132" calcext:value-type="float">
            <text:p>0.915717003730132</text:p>
          </table:table-cell>
          <table:table-cell table:formula="of:=-0.0482*[.B126]+0.0336*[.C126]-0.0021*[.D126]-0.0337*[.F126]+0.2088*[.G126]+0.0019*[.H126]-0.3255" office:value-type="float" office:value="0.0923" calcext:value-type="float">
            <text:p>0.0923</text:p>
          </table:table-cell>
          <table:table-cell table:formula="of:=[.X125]-1" office:value-type="float" office:value="65" calcext:value-type="float">
            <text:p>65</text:p>
          </table:table-cell>
          <table:table-cell table:formula="of:=[.M126]-[.X126]" office:value-type="float" office:value="-1" calcext:value-type="float">
            <text:p>-1</text:p>
          </table:table-cell>
          <table:table-cell/>
          <table:table-cell table:formula="of:=[.R126]-[.X126]" office:value-type="float" office:value="53" calcext:value-type="float">
            <text:p>53</text:p>
          </table:table-cell>
          <table:table-cell table:formula="of:=ABS([.J126]-[.W126])" office:value-type="float" office:value="0.0923" calcext:value-type="float">
            <text:p>0.0923</text:p>
          </table:table-cell>
          <table:table-cell table:formula="of:=[.AB126]/ABS([.J126]+1)" office:value-type="float" office:value="0.0923" calcext:value-type="float">
            <text:p>0.0923</text:p>
          </table:table-cell>
          <table:table-cell table:number-columns-repeated="99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K126]+[.J127]" office:value-type="float" office:value="427" calcext:value-type="float">
            <text:p>427</text:p>
          </table:table-cell>
          <table:table-cell table:formula="of:=[.K127]/SUM([.$J$2:.$J$189])"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(188-[.M127])/187" office:value-type="float" office:value="0.668449197860963" calcext:value-type="float">
            <text:p>0.668449197860963</text:p>
          </table:table-cell>
          <table:table-cell table:formula="of:=-0.0516*[.B127]+0.0341*[.C127]-0.0027*[.D127]-0.0372*[.F127]+0.2119*[.G127]+0.0018*[.H127]+0.005*[.I127]-0.3091" office:value-type="float" office:value="0.6281" calcext:value-type="float">
            <text:p>0.6281</text:p>
          </table:table-cell>
          <table:table-cell table:formula="of:=[.P126]+[.O127]" office:value-type="float" office:value="374.6969" calcext:value-type="float">
            <text:p>374.6969</text:p>
          </table:table-cell>
          <table:table-cell table:formula="of:=[.P127]/SUM([.$O$2:.$O$189])" office:value-type="float" office:value="0.876206869780598" calcext:value-type="float">
            <text:p>0.876206869780598</text:p>
          </table:table-cell>
          <table:table-cell office:value-type="float" office:value="80" calcext:value-type="float">
            <text:p>80</text:p>
          </table:table-cell>
          <table:table-cell table:formula="of:=[.M127]-[.R127]" office:value-type="float" office:value="-17" calcext:value-type="float">
            <text:p>-17</text:p>
          </table:table-cell>
          <table:table-cell table:formula="of:=ABS([.J127]-[.O127])" office:value-type="float" office:value="0.6281" calcext:value-type="float">
            <text:p>0.6281</text:p>
          </table:table-cell>
          <table:table-cell table:formula="of:=[.T127]/ABS([.J127]+1)" office:value-type="float" office:value="0.6281" calcext:value-type="float">
            <text:p>0.6281</text:p>
          </table:table-cell>
          <table:table-cell table:formula="of:=SUM([.$W$2:.W127])/SUM([.$W$2:.$W$189])" office:value-type="float" office:value="0.917066759403705" calcext:value-type="float">
            <text:p>0.917066759403705</text:p>
          </table:table-cell>
          <table:table-cell table:formula="of:=-0.0482*[.B127]+0.0336*[.C127]-0.0021*[.D127]-0.0337*[.F127]+0.2088*[.G127]+0.0019*[.H127]-0.3255" office:value-type="float" office:value="0.5752" calcext:value-type="float">
            <text:p>0.5752</text:p>
          </table:table-cell>
          <table:table-cell table:formula="of:=[.X126]-1" office:value-type="float" office:value="64" calcext:value-type="float">
            <text:p>64</text:p>
          </table:table-cell>
          <table:table-cell table:formula="of:=[.M127]-[.X127]" office:value-type="float" office:value="-1" calcext:value-type="float">
            <text:p>-1</text:p>
          </table:table-cell>
          <table:table-cell/>
          <table:table-cell table:formula="of:=[.R127]-[.X127]" office:value-type="float" office:value="80" calcext:value-type="float">
            <text:p>80</text:p>
          </table:table-cell>
          <table:table-cell table:formula="of:=ABS([.J127]-[.W127])" office:value-type="float" office:value="0.5752" calcext:value-type="float">
            <text:p>0.5752</text:p>
          </table:table-cell>
          <table:table-cell table:formula="of:=[.AB127]/ABS([.J127]+1)" office:value-type="float" office:value="0.5752" calcext:value-type="float">
            <text:p>0.5752</text:p>
          </table:table-cell>
          <table:table-cell table:number-columns-repeated="99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38" calcext:value-type="float">
            <text:p>13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K127]+[.J128]" office:value-type="float" office:value="427" calcext:value-type="float">
            <text:p>427</text:p>
          </table:table-cell>
          <table:table-cell table:formula="of:=[.K128]/SUM([.$J$2:.$J$189])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formula="of:=(188-[.M128])/187" office:value-type="float" office:value="0.67379679144385" calcext:value-type="float">
            <text:p>0.67379679144385</text:p>
          </table:table-cell>
          <table:table-cell table:formula="of:=-0.0516*[.B128]+0.0341*[.C128]-0.0027*[.D128]-0.0372*[.F128]+0.2119*[.G128]+0.0018*[.H128]+0.005*[.I128]-0.3091" office:value-type="float" office:value="0.6506" calcext:value-type="float">
            <text:p>0.6506</text:p>
          </table:table-cell>
          <table:table-cell table:formula="of:=[.P127]+[.O128]" office:value-type="float" office:value="375.3475" calcext:value-type="float">
            <text:p>375.3475</text:p>
          </table:table-cell>
          <table:table-cell table:formula="of:=[.P128]/SUM([.$O$2:.$O$189])" office:value-type="float" office:value="0.877728259974857" calcext:value-type="float">
            <text:p>0.877728259974857</text:p>
          </table:table-cell>
          <table:table-cell office:value-type="float" office:value="82" calcext:value-type="float">
            <text:p>82</text:p>
          </table:table-cell>
          <table:table-cell table:formula="of:=[.M128]-[.R128]" office:value-type="float" office:value="-20" calcext:value-type="float">
            <text:p>-20</text:p>
          </table:table-cell>
          <table:table-cell table:formula="of:=ABS([.J128]-[.O128])" office:value-type="float" office:value="0.6506" calcext:value-type="float">
            <text:p>0.6506</text:p>
          </table:table-cell>
          <table:table-cell table:formula="of:=[.T128]/ABS([.J128]+1)" office:value-type="float" office:value="0.6506" calcext:value-type="float">
            <text:p>0.6506</text:p>
          </table:table-cell>
          <table:table-cell table:formula="of:=SUM([.$W$2:.W128])/SUM([.$W$2:.$W$189])" office:value-type="float" office:value="0.918486912626317" calcext:value-type="float">
            <text:p>0.918486912626317</text:p>
          </table:table-cell>
          <table:table-cell table:formula="of:=-0.0482*[.B128]+0.0336*[.C128]-0.0021*[.D128]-0.0337*[.F128]+0.2088*[.G128]+0.0019*[.H128]-0.3255" office:value-type="float" office:value="0.6052" calcext:value-type="float">
            <text:p>0.6052</text:p>
          </table:table-cell>
          <table:table-cell table:formula="of:=[.X127]-1" office:value-type="float" office:value="63" calcext:value-type="float">
            <text:p>63</text:p>
          </table:table-cell>
          <table:table-cell table:formula="of:=[.M128]-[.X128]" office:value-type="float" office:value="-1" calcext:value-type="float">
            <text:p>-1</text:p>
          </table:table-cell>
          <table:table-cell/>
          <table:table-cell table:formula="of:=[.R128]-[.X128]" office:value-type="float" office:value="82" calcext:value-type="float">
            <text:p>82</text:p>
          </table:table-cell>
          <table:table-cell table:formula="of:=ABS([.J128]-[.W128])" office:value-type="float" office:value="0.6052" calcext:value-type="float">
            <text:p>0.6052</text:p>
          </table:table-cell>
          <table:table-cell table:formula="of:=[.AB128]/ABS([.J128]+1)" office:value-type="float" office:value="0.6052" calcext:value-type="float">
            <text:p>0.6052</text:p>
          </table:table-cell>
          <table:table-cell table:number-columns-repeated="99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K128]+[.J129]" office:value-type="float" office:value="427" calcext:value-type="float">
            <text:p>427</text:p>
          </table:table-cell>
          <table:table-cell table:formula="of:=[.K129]/SUM([.$J$2:.$J$189])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formula="of:=(188-[.M129])/187" office:value-type="float" office:value="0.679144385026738" calcext:value-type="float">
            <text:p>0.679144385026738</text:p>
          </table:table-cell>
          <table:table-cell table:formula="of:=-0.0516*[.B129]+0.0341*[.C129]-0.0027*[.D129]-0.0372*[.F129]+0.2119*[.G129]+0.0018*[.H129]+0.005*[.I129]-0.3091" office:value-type="float" office:value="-0.2013" calcext:value-type="float">
            <text:p>-0.2013</text:p>
          </table:table-cell>
          <table:table-cell table:formula="of:=[.P128]+[.O129]" office:value-type="float" office:value="375.1462" calcext:value-type="float">
            <text:p>375.1462</text:p>
          </table:table-cell>
          <table:table-cell table:formula="of:=[.P129]/SUM([.$O$2:.$O$189])" office:value-type="float" office:value="0.877257531653147" calcext:value-type="float">
            <text:p>0.877257531653147</text:p>
          </table:table-cell>
          <table:table-cell office:value-type="float" office:value="36" calcext:value-type="float">
            <text:p>36</text:p>
          </table:table-cell>
          <table:table-cell table:formula="of:=[.M129]-[.R129]" office:value-type="float" office:value="25" calcext:value-type="float">
            <text:p>25</text:p>
          </table:table-cell>
          <table:table-cell table:formula="of:=ABS([.J129]-[.O129])" office:value-type="float" office:value="0.2013" calcext:value-type="float">
            <text:p>0.2013</text:p>
          </table:table-cell>
          <table:table-cell table:formula="of:=[.T129]/ABS([.J129]+1)" office:value-type="float" office:value="0.2013" calcext:value-type="float">
            <text:p>0.2013</text:p>
          </table:table-cell>
          <table:table-cell table:formula="of:=SUM([.$W$2:.W129])/SUM([.$W$2:.$W$189])" office:value-type="float" office:value="0.918002577488929" calcext:value-type="float">
            <text:p>0.918002577488929</text:p>
          </table:table-cell>
          <table:table-cell table:formula="of:=-0.0482*[.B129]+0.0336*[.C129]-0.0021*[.D129]-0.0337*[.F129]+0.2088*[.G129]+0.0019*[.H129]-0.3255" office:value-type="float" office:value="-0.2064" calcext:value-type="float">
            <text:p>-0.2064</text:p>
          </table:table-cell>
          <table:table-cell table:formula="of:=[.X128]-1" office:value-type="float" office:value="62" calcext:value-type="float">
            <text:p>62</text:p>
          </table:table-cell>
          <table:table-cell table:formula="of:=[.M129]-[.X129]" office:value-type="float" office:value="-1" calcext:value-type="float">
            <text:p>-1</text:p>
          </table:table-cell>
          <table:table-cell/>
          <table:table-cell table:formula="of:=[.R129]-[.X129]" office:value-type="float" office:value="36" calcext:value-type="float">
            <text:p>36</text:p>
          </table:table-cell>
          <table:table-cell table:formula="of:=ABS([.J129]-[.W129])" office:value-type="float" office:value="0.2064" calcext:value-type="float">
            <text:p>0.2064</text:p>
          </table:table-cell>
          <table:table-cell table:formula="of:=[.AB129]/ABS([.J129]+1)" office:value-type="float" office:value="0.2064" calcext:value-type="float">
            <text:p>0.2064</text:p>
          </table:table-cell>
          <table:table-cell table:number-columns-repeated="99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K129]+[.J130]" office:value-type="float" office:value="427" calcext:value-type="float">
            <text:p>427</text:p>
          </table:table-cell>
          <table:table-cell table:formula="of:=[.K130]/SUM([.$J$2:.$J$189])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(188-[.M130])/187" office:value-type="float" office:value="0.684491978609626" calcext:value-type="float">
            <text:p>0.684491978609626</text:p>
          </table:table-cell>
          <table:table-cell table:formula="of:=-0.0516*[.B130]+0.0341*[.C130]-0.0027*[.D130]-0.0372*[.F130]+0.2119*[.G130]+0.0018*[.H130]+0.005*[.I130]-0.3091" office:value-type="float" office:value="-0.6052" calcext:value-type="float">
            <text:p>-0.6052</text:p>
          </table:table-cell>
          <table:table-cell table:formula="of:=[.P129]+[.O130]" office:value-type="float" office:value="374.541" calcext:value-type="float">
            <text:p>374.541</text:p>
          </table:table-cell>
          <table:table-cell table:formula="of:=[.P130]/SUM([.$O$2:.$O$189])" office:value-type="float" office:value="0.875842306713759" calcext:value-type="float">
            <text:p>0.875842306713759</text:p>
          </table:table-cell>
          <table:table-cell office:value-type="float" office:value="6" calcext:value-type="float">
            <text:p>6</text:p>
          </table:table-cell>
          <table:table-cell table:formula="of:=[.M130]-[.R130]" office:value-type="float" office:value="54" calcext:value-type="float">
            <text:p>54</text:p>
          </table:table-cell>
          <table:table-cell table:formula="of:=ABS([.J130]-[.O130])" office:value-type="float" office:value="0.6052" calcext:value-type="float">
            <text:p>0.6052</text:p>
          </table:table-cell>
          <table:table-cell table:formula="of:=[.T130]/ABS([.J130]+1)" office:value-type="float" office:value="0.6052" calcext:value-type="float">
            <text:p>0.6052</text:p>
          </table:table-cell>
          <table:table-cell table:formula="of:=SUM([.$W$2:.W130])/SUM([.$W$2:.$W$189])" office:value-type="float" office:value="0.916628182673192" calcext:value-type="float">
            <text:p>0.916628182673192</text:p>
          </table:table-cell>
          <table:table-cell table:formula="of:=-0.0482*[.B130]+0.0336*[.C130]-0.0021*[.D130]-0.0337*[.F130]+0.2088*[.G130]+0.0019*[.H130]-0.3255" office:value-type="float" office:value="-0.5857" calcext:value-type="float">
            <text:p>-0.5857</text:p>
          </table:table-cell>
          <table:table-cell table:formula="of:=[.X129]-1" office:value-type="float" office:value="61" calcext:value-type="float">
            <text:p>61</text:p>
          </table:table-cell>
          <table:table-cell table:formula="of:=[.M130]-[.X130]" office:value-type="float" office:value="-1" calcext:value-type="float">
            <text:p>-1</text:p>
          </table:table-cell>
          <table:table-cell/>
          <table:table-cell table:formula="of:=[.R130]-[.X130]" office:value-type="float" office:value="6" calcext:value-type="float">
            <text:p>6</text:p>
          </table:table-cell>
          <table:table-cell table:formula="of:=ABS([.J130]-[.W130])" office:value-type="float" office:value="0.5857" calcext:value-type="float">
            <text:p>0.5857</text:p>
          </table:table-cell>
          <table:table-cell table:formula="of:=[.AB130]/ABS([.J130]+1)" office:value-type="float" office:value="0.5857" calcext:value-type="float">
            <text:p>0.5857</text:p>
          </table:table-cell>
          <table:table-cell table:number-columns-repeated="99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K130]+[.J131]" office:value-type="float" office:value="427" calcext:value-type="float">
            <text:p>427</text:p>
          </table:table-cell>
          <table:table-cell table:formula="of:=[.K131]/SUM([.$J$2:.$J$189])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formula="of:=(188-[.M131])/187" office:value-type="float" office:value="0.689839572192513" calcext:value-type="float">
            <text:p>0.689839572192513</text:p>
          </table:table-cell>
          <table:table-cell table:formula="of:=-0.0516*[.B131]+0.0341*[.C131]-0.0027*[.D131]-0.0372*[.F131]+0.2119*[.G131]+0.0018*[.H131]+0.005*[.I131]-0.3091" office:value-type="float" office:value="-0.3528" calcext:value-type="float">
            <text:p>-0.3528</text:p>
          </table:table-cell>
          <table:table-cell table:formula="of:=[.P130]+[.O131]" office:value-type="float" office:value="374.1882" calcext:value-type="float">
            <text:p>374.1882</text:p>
          </table:table-cell>
          <table:table-cell table:formula="of:=[.P131]/SUM([.$O$2:.$O$189])" office:value-type="float" office:value="0.875017304468855" calcext:value-type="float">
            <text:p>0.875017304468855</text:p>
          </table:table-cell>
          <table:table-cell office:value-type="float" office:value="13" calcext:value-type="float">
            <text:p>13</text:p>
          </table:table-cell>
          <table:table-cell table:formula="of:=[.M131]-[.R131]" office:value-type="float" office:value="46" calcext:value-type="float">
            <text:p>46</text:p>
          </table:table-cell>
          <table:table-cell table:formula="of:=ABS([.J131]-[.O131])" office:value-type="float" office:value="0.3528" calcext:value-type="float">
            <text:p>0.3528</text:p>
          </table:table-cell>
          <table:table-cell table:formula="of:=[.T131]/ABS([.J131]+1)" office:value-type="float" office:value="0.3528" calcext:value-type="float">
            <text:p>0.3528</text:p>
          </table:table-cell>
          <table:table-cell table:formula="of:=SUM([.$W$2:.W131])/SUM([.$W$2:.$W$189])" office:value-type="float" office:value="0.915806643275908" calcext:value-type="float">
            <text:p>0.915806643275908</text:p>
          </table:table-cell>
          <table:table-cell table:formula="of:=-0.0482*[.B131]+0.0336*[.C131]-0.0021*[.D131]-0.0337*[.F131]+0.2088*[.G131]+0.0019*[.H131]-0.3255" office:value-type="float" office:value="-0.3501" calcext:value-type="float">
            <text:p>-0.3501</text:p>
          </table:table-cell>
          <table:table-cell table:formula="of:=[.X130]-1" office:value-type="float" office:value="60" calcext:value-type="float">
            <text:p>60</text:p>
          </table:table-cell>
          <table:table-cell table:formula="of:=[.M131]-[.X131]" office:value-type="float" office:value="-1" calcext:value-type="float">
            <text:p>-1</text:p>
          </table:table-cell>
          <table:table-cell/>
          <table:table-cell table:formula="of:=[.R131]-[.X131]" office:value-type="float" office:value="13" calcext:value-type="float">
            <text:p>13</text:p>
          </table:table-cell>
          <table:table-cell table:formula="of:=ABS([.J131]-[.W131])" office:value-type="float" office:value="0.3501" calcext:value-type="float">
            <text:p>0.3501</text:p>
          </table:table-cell>
          <table:table-cell table:formula="of:=[.AB131]/ABS([.J131]+1)" office:value-type="float" office:value="0.3501" calcext:value-type="float">
            <text:p>0.3501</text:p>
          </table:table-cell>
          <table:table-cell table:number-columns-repeated="99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42" calcext:value-type="float">
            <text:p>242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71" calcext:value-type="float">
            <text:p>67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K131]+[.J132]" office:value-type="float" office:value="427" calcext:value-type="float">
            <text:p>427</text:p>
          </table:table-cell>
          <table:table-cell table:formula="of:=[.K132]/SUM([.$J$2:.$J$189])"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formula="of:=(188-[.M132])/187" office:value-type="float" office:value="0.695187165775401" calcext:value-type="float">
            <text:p>0.695187165775401</text:p>
          </table:table-cell>
          <table:table-cell table:formula="of:=-0.0516*[.B132]+0.0341*[.C132]-0.0027*[.D132]-0.0372*[.F132]+0.2119*[.G132]+0.0018*[.H132]+0.005*[.I132]-0.3091" office:value-type="float" office:value="2.2998" calcext:value-type="float">
            <text:p>2.2998</text:p>
          </table:table-cell>
          <table:table-cell table:formula="of:=[.P131]+[.O132]" office:value-type="float" office:value="376.488" calcext:value-type="float">
            <text:p>376.488</text:p>
          </table:table-cell>
          <table:table-cell table:formula="of:=[.P132]/SUM([.$O$2:.$O$189])" office:value-type="float" office:value="0.880395252776198" calcext:value-type="float">
            <text:p>0.880395252776198</text:p>
          </table:table-cell>
          <table:table-cell office:value-type="float" office:value="138" calcext:value-type="float">
            <text:p>138</text:p>
          </table:table-cell>
          <table:table-cell table:formula="of:=[.M132]-[.R132]" office:value-type="float" office:value="-80" calcext:value-type="float">
            <text:p>-80</text:p>
          </table:table-cell>
          <table:table-cell table:formula="of:=ABS([.J132]-[.O132])" office:value-type="float" office:value="2.2998" calcext:value-type="float">
            <text:p>2.2998</text:p>
          </table:table-cell>
          <table:table-cell table:formula="of:=[.T132]/ABS([.J132]+1)" office:value-type="float" office:value="2.2998" calcext:value-type="float">
            <text:p>2.2998</text:p>
          </table:table-cell>
          <table:table-cell table:formula="of:=SUM([.$W$2:.W132])/SUM([.$W$2:.$W$189])" office:value-type="float" office:value="0.92115145985744" calcext:value-type="float">
            <text:p>0.92115145985744</text:p>
          </table:table-cell>
          <table:table-cell table:formula="of:=-0.0482*[.B132]+0.0336*[.C132]-0.0021*[.D132]-0.0337*[.F132]+0.2088*[.G132]+0.0019*[.H132]-0.3255" office:value-type="float" office:value="2.2777" calcext:value-type="float">
            <text:p>2.2777</text:p>
          </table:table-cell>
          <table:table-cell table:formula="of:=[.X131]-1" office:value-type="float" office:value="59" calcext:value-type="float">
            <text:p>59</text:p>
          </table:table-cell>
          <table:table-cell table:formula="of:=[.M132]-[.X132]" office:value-type="float" office:value="-1" calcext:value-type="float">
            <text:p>-1</text:p>
          </table:table-cell>
          <table:table-cell/>
          <table:table-cell table:formula="of:=[.R132]-[.X132]" office:value-type="float" office:value="138" calcext:value-type="float">
            <text:p>138</text:p>
          </table:table-cell>
          <table:table-cell table:formula="of:=ABS([.J132]-[.W132])" office:value-type="float" office:value="2.2777" calcext:value-type="float">
            <text:p>2.2777</text:p>
          </table:table-cell>
          <table:table-cell table:formula="of:=[.AB132]/ABS([.J132]+1)" office:value-type="float" office:value="2.2777" calcext:value-type="float">
            <text:p>2.2777</text:p>
          </table:table-cell>
          <table:table-cell table:number-columns-repeated="99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673" calcext:value-type="float">
            <text:p>673</text:p>
          </table:table-cell>
          <table:table-cell office:value-type="float" office:value="2194" calcext:value-type="float">
            <text:p>2194</text:p>
          </table:table-cell>
          <table:table-cell office:value-type="float" office:value="1494" calcext:value-type="float">
            <text:p>1494</text:p>
          </table:table-cell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  <table:table-cell office:value-type="float" office:value="1992" calcext:value-type="float">
            <text:p>1992</text:p>
          </table:table-cell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table:formula="of:=[.K132]+[.J133]" office:value-type="float" office:value="427" calcext:value-type="float">
            <text:p>427</text:p>
          </table:table-cell>
          <table:table-cell table:formula="of:=[.K133]/SUM([.$J$2:.$J$189])"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formula="of:=(188-[.M133])/187" office:value-type="float" office:value="0.700534759358289" calcext:value-type="float">
            <text:p>0.700534759358289</text:p>
          </table:table-cell>
          <table:table-cell table:formula="of:=-0.0516*[.B133]+0.0341*[.C133]-0.0027*[.D133]-0.0372*[.F133]+0.2119*[.G133]+0.0018*[.H133]+0.005*[.I133]-0.3091" office:value-type="float" office:value="-1.0591" calcext:value-type="float">
            <text:p>-1.0591</text:p>
          </table:table-cell>
          <table:table-cell table:formula="of:=[.P132]+[.O133]" office:value-type="float" office:value="375.4289" calcext:value-type="float">
            <text:p>375.4289</text:p>
          </table:table-cell>
          <table:table-cell table:formula="of:=[.P133]/SUM([.$O$2:.$O$189])" office:value-type="float" office:value="0.877918609132269" calcext:value-type="float">
            <text:p>0.877918609132269</text:p>
          </table:table-cell>
          <table:table-cell office:value-type="float" office:value="1" calcext:value-type="float">
            <text:p>1</text:p>
          </table:table-cell>
          <table:table-cell table:formula="of:=[.M133]-[.R133]" office:value-type="float" office:value="56" calcext:value-type="float">
            <text:p>56</text:p>
          </table:table-cell>
          <table:table-cell table:formula="of:=ABS([.J133]-[.O133])" office:value-type="float" office:value="1.0591" calcext:value-type="float">
            <text:p>1.0591</text:p>
          </table:table-cell>
          <table:table-cell table:formula="of:=[.T133]/ABS([.J133]+1)" office:value-type="float" office:value="1.0591" calcext:value-type="float">
            <text:p>1.0591</text:p>
          </table:table-cell>
          <table:table-cell table:formula="of:=SUM([.$W$2:.W133])/SUM([.$W$2:.$W$189])" office:value-type="float" office:value="0.918704675711344" calcext:value-type="float">
            <text:p>0.918704675711344</text:p>
          </table:table-cell>
          <table:table-cell table:formula="of:=-0.0482*[.B133]+0.0336*[.C133]-0.0021*[.D133]-0.0337*[.F133]+0.2088*[.G133]+0.0019*[.H133]-0.3255" office:value-type="float" office:value="-1.0427" calcext:value-type="float">
            <text:p>-1.0427</text:p>
          </table:table-cell>
          <table:table-cell table:formula="of:=[.X132]-1" office:value-type="float" office:value="58" calcext:value-type="float">
            <text:p>58</text:p>
          </table:table-cell>
          <table:table-cell table:formula="of:=[.M133]-[.X133]" office:value-type="float" office:value="-1" calcext:value-type="float">
            <text:p>-1</text:p>
          </table:table-cell>
          <table:table-cell/>
          <table:table-cell table:formula="of:=[.R133]-[.X133]" office:value-type="float" office:value="1" calcext:value-type="float">
            <text:p>1</text:p>
          </table:table-cell>
          <table:table-cell table:formula="of:=ABS([.J133]-[.W133])" office:value-type="float" office:value="1.0427" calcext:value-type="float">
            <text:p>1.0427</text:p>
          </table:table-cell>
          <table:table-cell table:formula="of:=[.AB133]/ABS([.J133]+1)" office:value-type="float" office:value="1.0427" calcext:value-type="float">
            <text:p>1.0427</text:p>
          </table:table-cell>
          <table:table-cell table:number-columns-repeated="99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132" calcext:value-type="float">
            <text:p>132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K133]+[.J134]" office:value-type="float" office:value="427" calcext:value-type="float">
            <text:p>427</text:p>
          </table:table-cell>
          <table:table-cell table:formula="of:=[.K134]/SUM([.$J$2:.$J$189])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formula="of:=(188-[.M134])/187" office:value-type="float" office:value="0.705882352941176" calcext:value-type="float">
            <text:p>0.705882352941176</text:p>
          </table:table-cell>
          <table:table-cell table:formula="of:=-0.0516*[.B134]+0.0341*[.C134]-0.0027*[.D134]-0.0372*[.F134]+0.2119*[.G134]+0.0018*[.H134]+0.005*[.I134]-0.3091" office:value-type="float" office:value="1.0839" calcext:value-type="float">
            <text:p>1.0839</text:p>
          </table:table-cell>
          <table:table-cell table:formula="of:=[.P133]+[.O134]" office:value-type="float" office:value="376.5128" calcext:value-type="float">
            <text:p>376.5128</text:p>
          </table:table-cell>
          <table:table-cell table:formula="of:=[.P134]/SUM([.$O$2:.$O$189])" office:value-type="float" office:value="0.880453246131282" calcext:value-type="float">
            <text:p>0.880453246131282</text:p>
          </table:table-cell>
          <table:table-cell office:value-type="float" office:value="101" calcext:value-type="float">
            <text:p>101</text:p>
          </table:table-cell>
          <table:table-cell table:formula="of:=[.M134]-[.R134]" office:value-type="float" office:value="-45" calcext:value-type="float">
            <text:p>-45</text:p>
          </table:table-cell>
          <table:table-cell table:formula="of:=ABS([.J134]-[.O134])" office:value-type="float" office:value="1.0839" calcext:value-type="float">
            <text:p>1.0839</text:p>
          </table:table-cell>
          <table:table-cell table:formula="of:=[.T134]/ABS([.J134]+1)" office:value-type="float" office:value="1.0839" calcext:value-type="float">
            <text:p>1.0839</text:p>
          </table:table-cell>
          <table:table-cell table:formula="of:=SUM([.$W$2:.W134])/SUM([.$W$2:.$W$189])" office:value-type="float" office:value="0.921246027231649" calcext:value-type="float">
            <text:p>0.921246027231649</text:p>
          </table:table-cell>
          <table:table-cell table:formula="of:=-0.0482*[.B134]+0.0336*[.C134]-0.0021*[.D134]-0.0337*[.F134]+0.2088*[.G134]+0.0019*[.H134]-0.3255" office:value-type="float" office:value="1.083" calcext:value-type="float">
            <text:p>1.083</text:p>
          </table:table-cell>
          <table:table-cell table:formula="of:=[.X133]-1" office:value-type="float" office:value="57" calcext:value-type="float">
            <text:p>57</text:p>
          </table:table-cell>
          <table:table-cell table:formula="of:=[.M134]-[.X134]" office:value-type="float" office:value="-1" calcext:value-type="float">
            <text:p>-1</text:p>
          </table:table-cell>
          <table:table-cell/>
          <table:table-cell table:formula="of:=[.R134]-[.X134]" office:value-type="float" office:value="101" calcext:value-type="float">
            <text:p>101</text:p>
          </table:table-cell>
          <table:table-cell table:formula="of:=ABS([.J134]-[.W134])" office:value-type="float" office:value="1.083" calcext:value-type="float">
            <text:p>1.083</text:p>
          </table:table-cell>
          <table:table-cell table:formula="of:=[.AB134]/ABS([.J134]+1)" office:value-type="float" office:value="1.083" calcext:value-type="float">
            <text:p>1.083</text:p>
          </table:table-cell>
          <table:table-cell table:number-columns-repeated="99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K134]+[.J135]" office:value-type="float" office:value="427" calcext:value-type="float">
            <text:p>427</text:p>
          </table:table-cell>
          <table:table-cell table:formula="of:=[.K135]/SUM([.$J$2:.$J$189])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formula="of:=(188-[.M135])/187" office:value-type="float" office:value="0.711229946524064" calcext:value-type="float">
            <text:p>0.711229946524064</text:p>
          </table:table-cell>
          <table:table-cell table:formula="of:=-0.0516*[.B135]+0.0341*[.C135]-0.0027*[.D135]-0.0372*[.F135]+0.2119*[.G135]+0.0018*[.H135]+0.005*[.I135]-0.3091" office:value-type="float" office:value="0.1602" calcext:value-type="float">
            <text:p>0.1602</text:p>
          </table:table-cell>
          <table:table-cell table:formula="of:=[.P134]+[.O135]" office:value-type="float" office:value="376.672999999999" calcext:value-type="float">
            <text:p>376.672999999999</text:p>
          </table:table-cell>
          <table:table-cell table:formula="of:=[.P135]/SUM([.$O$2:.$O$189])" office:value-type="float" office:value="0.88082786449759" calcext:value-type="float">
            <text:p>0.88082786449759</text:p>
          </table:table-cell>
          <table:table-cell office:value-type="float" office:value="56" calcext:value-type="float">
            <text:p>56</text:p>
          </table:table-cell>
          <table:table-cell table:formula="of:=[.M135]-[.R135]" office:value-type="float" office:value="-1" calcext:value-type="float">
            <text:p>-1</text:p>
          </table:table-cell>
          <table:table-cell table:formula="of:=ABS([.J135]-[.O135])" office:value-type="float" office:value="0.1602" calcext:value-type="float">
            <text:p>0.1602</text:p>
          </table:table-cell>
          <table:table-cell table:formula="of:=[.T135]/ABS([.J135]+1)" office:value-type="float" office:value="0.1602" calcext:value-type="float">
            <text:p>0.1602</text:p>
          </table:table-cell>
          <table:table-cell table:formula="of:=SUM([.$W$2:.W135])/SUM([.$W$2:.$W$189])" office:value-type="float" office:value="0.921645650651694" calcext:value-type="float">
            <text:p>0.921645650651694</text:p>
          </table:table-cell>
          <table:table-cell table:formula="of:=-0.0482*[.B135]+0.0336*[.C135]-0.0021*[.D135]-0.0337*[.F135]+0.2088*[.G135]+0.0019*[.H135]-0.3255" office:value-type="float" office:value="0.1703" calcext:value-type="float">
            <text:p>0.1703</text:p>
          </table:table-cell>
          <table:table-cell table:formula="of:=[.X134]-1" office:value-type="float" office:value="56" calcext:value-type="float">
            <text:p>56</text:p>
          </table:table-cell>
          <table:table-cell table:formula="of:=[.M135]-[.X135]" office:value-type="float" office:value="-1" calcext:value-type="float">
            <text:p>-1</text:p>
          </table:table-cell>
          <table:table-cell/>
          <table:table-cell table:formula="of:=[.R135]-[.X135]" office:value-type="float" office:value="56" calcext:value-type="float">
            <text:p>56</text:p>
          </table:table-cell>
          <table:table-cell table:formula="of:=ABS([.J135]-[.W135])" office:value-type="float" office:value="0.1703" calcext:value-type="float">
            <text:p>0.1703</text:p>
          </table:table-cell>
          <table:table-cell table:formula="of:=[.AB135]/ABS([.J135]+1)" office:value-type="float" office:value="0.1703" calcext:value-type="float">
            <text:p>0.1703</text:p>
          </table:table-cell>
          <table:table-cell table:number-columns-repeated="99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K135]+[.J136]" office:value-type="float" office:value="427" calcext:value-type="float">
            <text:p>427</text:p>
          </table:table-cell>
          <table:table-cell table:formula="of:=[.K136]/SUM([.$J$2:.$J$189])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(188-[.M136])/187" office:value-type="float" office:value="0.716577540106952" calcext:value-type="float">
            <text:p>0.716577540106952</text:p>
          </table:table-cell>
          <table:table-cell table:formula="of:=-0.0516*[.B136]+0.0341*[.C136]-0.0027*[.D136]-0.0372*[.F136]+0.2119*[.G136]+0.0018*[.H136]+0.005*[.I136]-0.3091" office:value-type="float" office:value="-0.157" calcext:value-type="float">
            <text:p>-0.157</text:p>
          </table:table-cell>
          <table:table-cell table:formula="of:=[.P135]+[.O136]" office:value-type="float" office:value="376.515999999999" calcext:value-type="float">
            <text:p>376.515999999999</text:p>
          </table:table-cell>
          <table:table-cell table:formula="of:=[.P136]/SUM([.$O$2:.$O$189])" office:value-type="float" office:value="0.880460729144841" calcext:value-type="float">
            <text:p>0.880460729144841</text:p>
          </table:table-cell>
          <table:table-cell office:value-type="float" office:value="39" calcext:value-type="float">
            <text:p>39</text:p>
          </table:table-cell>
          <table:table-cell table:formula="of:=[.M136]-[.R136]" office:value-type="float" office:value="15" calcext:value-type="float">
            <text:p>15</text:p>
          </table:table-cell>
          <table:table-cell table:formula="of:=ABS([.J136]-[.O136])" office:value-type="float" office:value="0.157" calcext:value-type="float">
            <text:p>0.157</text:p>
          </table:table-cell>
          <table:table-cell table:formula="of:=[.T136]/ABS([.J136]+1)" office:value-type="float" office:value="0.157" calcext:value-type="float">
            <text:p>0.157</text:p>
          </table:table-cell>
          <table:table-cell table:formula="of:=SUM([.$W$2:.W136])/SUM([.$W$2:.$W$189])" office:value-type="float" office:value="0.921257056180999" calcext:value-type="float">
            <text:p>0.921257056180999</text:p>
          </table:table-cell>
          <table:table-cell table:formula="of:=-0.0482*[.B136]+0.0336*[.C136]-0.0021*[.D136]-0.0337*[.F136]+0.2088*[.G136]+0.0019*[.H136]-0.3255" office:value-type="float" office:value="-0.1656" calcext:value-type="float">
            <text:p>-0.1656</text:p>
          </table:table-cell>
          <table:table-cell table:formula="of:=[.X135]-1" office:value-type="float" office:value="55" calcext:value-type="float">
            <text:p>55</text:p>
          </table:table-cell>
          <table:table-cell table:formula="of:=[.M136]-[.X136]" office:value-type="float" office:value="-1" calcext:value-type="float">
            <text:p>-1</text:p>
          </table:table-cell>
          <table:table-cell/>
          <table:table-cell table:formula="of:=[.R136]-[.X136]" office:value-type="float" office:value="39" calcext:value-type="float">
            <text:p>39</text:p>
          </table:table-cell>
          <table:table-cell table:formula="of:=ABS([.J136]-[.W136])" office:value-type="float" office:value="0.1656" calcext:value-type="float">
            <text:p>0.1656</text:p>
          </table:table-cell>
          <table:table-cell table:formula="of:=[.AB136]/ABS([.J136]+1)" office:value-type="float" office:value="0.1656" calcext:value-type="float">
            <text:p>0.1656</text:p>
          </table:table-cell>
          <table:table-cell table:number-columns-repeated="99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374" calcext:value-type="float">
            <text:p>374</text:p>
          </table:table-cell>
          <table:table-cell office:value-type="float" office:value="312" calcext:value-type="float">
            <text:p>3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05" calcext:value-type="float">
            <text:p>60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K136]+[.J137]" office:value-type="float" office:value="427" calcext:value-type="float">
            <text:p>427</text:p>
          </table:table-cell>
          <table:table-cell table:formula="of:=[.K137]/SUM([.$J$2:.$J$189])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formula="of:=(188-[.M137])/187" office:value-type="float" office:value="0.72192513368984" calcext:value-type="float">
            <text:p>0.72192513368984</text:p>
          </table:table-cell>
          <table:table-cell table:formula="of:=-0.0516*[.B137]+0.0341*[.C137]-0.0027*[.D137]-0.0372*[.F137]+0.2119*[.G137]+0.0018*[.H137]+0.005*[.I137]-0.3091" office:value-type="float" office:value="1.6469" calcext:value-type="float">
            <text:p>1.6469</text:p>
          </table:table-cell>
          <table:table-cell table:formula="of:=[.P136]+[.O137]" office:value-type="float" office:value="378.1629" calcext:value-type="float">
            <text:p>378.1629</text:p>
          </table:table-cell>
          <table:table-cell table:formula="of:=[.P137]/SUM([.$O$2:.$O$189])" office:value-type="float" office:value="0.884311908841929" calcext:value-type="float">
            <text:p>0.884311908841929</text:p>
          </table:table-cell>
          <table:table-cell office:value-type="float" office:value="121" calcext:value-type="float">
            <text:p>121</text:p>
          </table:table-cell>
          <table:table-cell table:formula="of:=[.M137]-[.R137]" office:value-type="float" office:value="-68" calcext:value-type="float">
            <text:p>-68</text:p>
          </table:table-cell>
          <table:table-cell table:formula="of:=ABS([.J137]-[.O137])" office:value-type="float" office:value="1.6469" calcext:value-type="float">
            <text:p>1.6469</text:p>
          </table:table-cell>
          <table:table-cell table:formula="of:=[.T137]/ABS([.J137]+1)" office:value-type="float" office:value="1.6469" calcext:value-type="float">
            <text:p>1.6469</text:p>
          </table:table-cell>
          <table:table-cell table:formula="of:=SUM([.$W$2:.W137])/SUM([.$W$2:.$W$189])" office:value-type="float" office:value="0.925380709945202" calcext:value-type="float">
            <text:p>0.925380709945202</text:p>
          </table:table-cell>
          <table:table-cell table:formula="of:=-0.0482*[.B137]+0.0336*[.C137]-0.0021*[.D137]-0.0337*[.F137]+0.2088*[.G137]+0.0019*[.H137]-0.3255" office:value-type="float" office:value="1.7573" calcext:value-type="float">
            <text:p>1.7573</text:p>
          </table:table-cell>
          <table:table-cell table:formula="of:=[.X136]-1" office:value-type="float" office:value="54" calcext:value-type="float">
            <text:p>54</text:p>
          </table:table-cell>
          <table:table-cell table:formula="of:=[.M137]-[.X137]" office:value-type="float" office:value="-1" calcext:value-type="float">
            <text:p>-1</text:p>
          </table:table-cell>
          <table:table-cell/>
          <table:table-cell table:formula="of:=[.R137]-[.X137]" office:value-type="float" office:value="121" calcext:value-type="float">
            <text:p>121</text:p>
          </table:table-cell>
          <table:table-cell table:formula="of:=ABS([.J137]-[.W137])" office:value-type="float" office:value="1.7573" calcext:value-type="float">
            <text:p>1.7573</text:p>
          </table:table-cell>
          <table:table-cell table:formula="of:=[.AB137]/ABS([.J137]+1)" office:value-type="float" office:value="1.7573" calcext:value-type="float">
            <text:p>1.7573</text:p>
          </table:table-cell>
          <table:table-cell table:number-columns-repeated="99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7" calcext:value-type="float">
            <text:p>137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2" calcext:value-type="float">
            <text:p>802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K137]+[.J138]" office:value-type="float" office:value="427" calcext:value-type="float">
            <text:p>427</text:p>
          </table:table-cell>
          <table:table-cell table:formula="of:=[.K138]/SUM([.$J$2:.$J$189])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formula="of:=(188-[.M138])/187" office:value-type="float" office:value="0.727272727272727" calcext:value-type="float">
            <text:p>0.727272727272727</text:p>
          </table:table-cell>
          <table:table-cell table:formula="of:=-0.0516*[.B138]+0.0341*[.C138]-0.0027*[.D138]-0.0372*[.F138]+0.2119*[.G138]+0.0018*[.H138]+0.005*[.I138]-0.3091" office:value-type="float" office:value="0.9797" calcext:value-type="float">
            <text:p>0.9797</text:p>
          </table:table-cell>
          <table:table-cell table:formula="of:=[.P137]+[.O138]" office:value-type="float" office:value="379.142599999999" calcext:value-type="float">
            <text:p>379.142599999999</text:p>
          </table:table-cell>
          <table:table-cell table:formula="of:=[.P138]/SUM([.$O$2:.$O$189])" office:value-type="float" office:value="0.886602880211919" calcext:value-type="float">
            <text:p>0.886602880211919</text:p>
          </table:table-cell>
          <table:table-cell office:value-type="float" office:value="98" calcext:value-type="float">
            <text:p>98</text:p>
          </table:table-cell>
          <table:table-cell table:formula="of:=[.M138]-[.R138]" office:value-type="float" office:value="-46" calcext:value-type="float">
            <text:p>-46</text:p>
          </table:table-cell>
          <table:table-cell table:formula="of:=ABS([.J138]-[.O138])" office:value-type="float" office:value="0.9797" calcext:value-type="float">
            <text:p>0.9797</text:p>
          </table:table-cell>
          <table:table-cell table:formula="of:=[.T138]/ABS([.J138]+1)" office:value-type="float" office:value="0.9797" calcext:value-type="float">
            <text:p>0.9797</text:p>
          </table:table-cell>
          <table:table-cell table:formula="of:=SUM([.$W$2:.W138])/SUM([.$W$2:.$W$189])" office:value-type="float" office:value="0.927469405225188" calcext:value-type="float">
            <text:p>0.927469405225188</text:p>
          </table:table-cell>
          <table:table-cell table:formula="of:=-0.0482*[.B138]+0.0336*[.C138]-0.0021*[.D138]-0.0337*[.F138]+0.2088*[.G138]+0.0019*[.H138]-0.3255" office:value-type="float" office:value="0.8901" calcext:value-type="float">
            <text:p>0.8901</text:p>
          </table:table-cell>
          <table:table-cell table:formula="of:=[.X137]-1" office:value-type="float" office:value="53" calcext:value-type="float">
            <text:p>53</text:p>
          </table:table-cell>
          <table:table-cell table:formula="of:=[.M138]-[.X138]" office:value-type="float" office:value="-1" calcext:value-type="float">
            <text:p>-1</text:p>
          </table:table-cell>
          <table:table-cell/>
          <table:table-cell table:formula="of:=[.R138]-[.X138]" office:value-type="float" office:value="98" calcext:value-type="float">
            <text:p>98</text:p>
          </table:table-cell>
          <table:table-cell table:formula="of:=ABS([.J138]-[.W138])" office:value-type="float" office:value="0.8901" calcext:value-type="float">
            <text:p>0.8901</text:p>
          </table:table-cell>
          <table:table-cell table:formula="of:=[.AB138]/ABS([.J138]+1)" office:value-type="float" office:value="0.8901" calcext:value-type="float">
            <text:p>0.8901</text:p>
          </table:table-cell>
          <table:table-cell table:number-columns-repeated="99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K138]+[.J139]" office:value-type="float" office:value="427" calcext:value-type="float">
            <text:p>427</text:p>
          </table:table-cell>
          <table:table-cell table:formula="of:=[.K139]/SUM([.$J$2:.$J$189])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formula="of:=(188-[.M139])/187" office:value-type="float" office:value="0.732620320855615" calcext:value-type="float">
            <text:p>0.732620320855615</text:p>
          </table:table-cell>
          <table:table-cell table:formula="of:=-0.0516*[.B139]+0.0341*[.C139]-0.0027*[.D139]-0.0372*[.F139]+0.2119*[.G139]+0.0018*[.H139]+0.005*[.I139]-0.3091" office:value-type="float" office:value="-0.4174" calcext:value-type="float">
            <text:p>-0.4174</text:p>
          </table:table-cell>
          <table:table-cell table:formula="of:=[.P138]+[.O139]" office:value-type="float" office:value="378.7252" calcext:value-type="float">
            <text:p>378.7252</text:p>
          </table:table-cell>
          <table:table-cell table:formula="of:=[.P139]/SUM([.$O$2:.$O$189])" office:value-type="float" office:value="0.885626814630788" calcext:value-type="float">
            <text:p>0.885626814630788</text:p>
          </table:table-cell>
          <table:table-cell office:value-type="float" office:value="8" calcext:value-type="float">
            <text:p>8</text:p>
          </table:table-cell>
          <table:table-cell table:formula="of:=[.M139]-[.R139]" office:value-type="float" office:value="43" calcext:value-type="float">
            <text:p>43</text:p>
          </table:table-cell>
          <table:table-cell table:formula="of:=ABS([.J139]-[.O139])" office:value-type="float" office:value="0.4174" calcext:value-type="float">
            <text:p>0.4174</text:p>
          </table:table-cell>
          <table:table-cell table:formula="of:=[.T139]/ABS([.J139]+1)" office:value-type="float" office:value="0.4174" calcext:value-type="float">
            <text:p>0.4174</text:p>
          </table:table-cell>
          <table:table-cell table:formula="of:=SUM([.$W$2:.W139])/SUM([.$W$2:.$W$189])" office:value-type="float" office:value="0.926465770834389" calcext:value-type="float">
            <text:p>0.926465770834389</text:p>
          </table:table-cell>
          <table:table-cell table:formula="of:=-0.0482*[.B139]+0.0336*[.C139]-0.0021*[.D139]-0.0337*[.F139]+0.2088*[.G139]+0.0019*[.H139]-0.3255" office:value-type="float" office:value="-0.4277" calcext:value-type="float">
            <text:p>-0.4277</text:p>
          </table:table-cell>
          <table:table-cell table:formula="of:=[.X138]-1" office:value-type="float" office:value="52" calcext:value-type="float">
            <text:p>52</text:p>
          </table:table-cell>
          <table:table-cell table:formula="of:=[.M139]-[.X139]" office:value-type="float" office:value="-1" calcext:value-type="float">
            <text:p>-1</text:p>
          </table:table-cell>
          <table:table-cell/>
          <table:table-cell table:formula="of:=[.R139]-[.X139]" office:value-type="float" office:value="8" calcext:value-type="float">
            <text:p>8</text:p>
          </table:table-cell>
          <table:table-cell table:formula="of:=ABS([.J139]-[.W139])" office:value-type="float" office:value="0.4277" calcext:value-type="float">
            <text:p>0.4277</text:p>
          </table:table-cell>
          <table:table-cell table:formula="of:=[.AB139]/ABS([.J139]+1)" office:value-type="float" office:value="0.4277" calcext:value-type="float">
            <text:p>0.4277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142" calcext:value-type="float">
            <text:p>142</text:p>
          </table:table-cell>
          <table:table-cell office:value-type="float" office:value="519" calcext:value-type="float">
            <text:p>519</text:p>
          </table:table-cell>
          <table:table-cell office:value-type="float" office:value="427" calcext:value-type="float">
            <text:p>42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K139]+[.J140]" office:value-type="float" office:value="427" calcext:value-type="float">
            <text:p>427</text:p>
          </table:table-cell>
          <table:table-cell table:formula="of:=[.K140]/SUM([.$J$2:.$J$189]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(188-[.M140])/187" office:value-type="float" office:value="0.737967914438503" calcext:value-type="float">
            <text:p>0.737967914438503</text:p>
          </table:table-cell>
          <table:table-cell table:formula="of:=-0.0516*[.B140]+0.0341*[.C140]-0.0027*[.D140]-0.0372*[.F140]+0.2119*[.G140]+0.0018*[.H140]+0.005*[.I140]-0.3091" office:value-type="float" office:value="1.838" calcext:value-type="float">
            <text:p>1.838</text:p>
          </table:table-cell>
          <table:table-cell table:formula="of:=[.P139]+[.O140]" office:value-type="float" office:value="380.5632" calcext:value-type="float">
            <text:p>380.5632</text:p>
          </table:table-cell>
          <table:table-cell table:formula="of:=[.P140]/SUM([.$O$2:.$O$189])" office:value-type="float" office:value="0.889924870543865" calcext:value-type="float">
            <text:p>0.889924870543865</text:p>
          </table:table-cell>
          <table:table-cell office:value-type="float" office:value="129" calcext:value-type="float">
            <text:p>129</text:p>
          </table:table-cell>
          <table:table-cell table:formula="of:=[.M140]-[.R140]" office:value-type="float" office:value="-79" calcext:value-type="float">
            <text:p>-79</text:p>
          </table:table-cell>
          <table:table-cell table:formula="of:=ABS([.J140]-[.O140])" office:value-type="float" office:value="1.838" calcext:value-type="float">
            <text:p>1.838</text:p>
          </table:table-cell>
          <table:table-cell table:formula="of:=[.T140]/ABS([.J140]+1)" office:value-type="float" office:value="1.838" calcext:value-type="float">
            <text:p>1.838</text:p>
          </table:table-cell>
          <table:table-cell table:formula="of:=SUM([.$W$2:.W140])/SUM([.$W$2:.$W$189])" office:value-type="float" office:value="0.930695490239145" calcext:value-type="float">
            <text:p>0.930695490239145</text:p>
          </table:table-cell>
          <table:table-cell table:formula="of:=-0.0482*[.B140]+0.0336*[.C140]-0.0021*[.D140]-0.0337*[.F140]+0.2088*[.G140]+0.0019*[.H140]-0.3255" office:value-type="float" office:value="1.8025" calcext:value-type="float">
            <text:p>1.8025</text:p>
          </table:table-cell>
          <table:table-cell table:formula="of:=[.X139]-1" office:value-type="float" office:value="51" calcext:value-type="float">
            <text:p>51</text:p>
          </table:table-cell>
          <table:table-cell table:formula="of:=[.M140]-[.X140]" office:value-type="float" office:value="-1" calcext:value-type="float">
            <text:p>-1</text:p>
          </table:table-cell>
          <table:table-cell/>
          <table:table-cell table:formula="of:=[.R140]-[.X140]" office:value-type="float" office:value="129" calcext:value-type="float">
            <text:p>129</text:p>
          </table:table-cell>
          <table:table-cell table:formula="of:=ABS([.J140]-[.W140])" office:value-type="float" office:value="1.8025" calcext:value-type="float">
            <text:p>1.8025</text:p>
          </table:table-cell>
          <table:table-cell table:formula="of:=[.AB140]/ABS([.J140]+1)" office:value-type="float" office:value="1.8025" calcext:value-type="float">
            <text:p>1.8025</text:p>
          </table:table-cell>
          <table:table-cell table:number-columns-repeated="99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231" calcext:value-type="float">
            <text:p>231</text:p>
          </table:table-cell>
          <table:table-cell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K140]+[.J141]" office:value-type="float" office:value="427" calcext:value-type="float">
            <text:p>427</text:p>
          </table:table-cell>
          <table:table-cell table:formula="of:=[.K141]/SUM([.$J$2:.$J$189])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formula="of:=(188-[.M141])/187" office:value-type="float" office:value="0.74331550802139" calcext:value-type="float">
            <text:p>0.74331550802139</text:p>
          </table:table-cell>
          <table:table-cell table:formula="of:=-0.0516*[.B141]+0.0341*[.C141]-0.0027*[.D141]-0.0372*[.F141]+0.2119*[.G141]+0.0018*[.H141]+0.005*[.I141]-0.3091" office:value-type="float" office:value="0.9731" calcext:value-type="float">
            <text:p>0.9731</text:p>
          </table:table-cell>
          <table:table-cell table:formula="of:=[.P140]+[.O141]" office:value-type="float" office:value="381.536299999999" calcext:value-type="float">
            <text:p>381.536299999999</text:p>
          </table:table-cell>
          <table:table-cell table:formula="of:=[.P141]/SUM([.$O$2:.$O$189])" office:value-type="float" office:value="0.892200408198389" calcext:value-type="float">
            <text:p>0.892200408198389</text:p>
          </table:table-cell>
          <table:table-cell office:value-type="float" office:value="97" calcext:value-type="float">
            <text:p>97</text:p>
          </table:table-cell>
          <table:table-cell table:formula="of:=[.M141]-[.R141]" office:value-type="float" office:value="-48" calcext:value-type="float">
            <text:p>-48</text:p>
          </table:table-cell>
          <table:table-cell table:formula="of:=ABS([.J141]-[.O141])" office:value-type="float" office:value="0.9731" calcext:value-type="float">
            <text:p>0.9731</text:p>
          </table:table-cell>
          <table:table-cell table:formula="of:=[.T141]/ABS([.J141]+1)" office:value-type="float" office:value="0.9731" calcext:value-type="float">
            <text:p>0.9731</text:p>
          </table:table-cell>
          <table:table-cell table:formula="of:=SUM([.$W$2:.W141])/SUM([.$W$2:.$W$189])" office:value-type="float" office:value="0.932974962877026" calcext:value-type="float">
            <text:p>0.932974962877026</text:p>
          </table:table-cell>
          <table:table-cell table:formula="of:=-0.0482*[.B141]+0.0336*[.C141]-0.0021*[.D141]-0.0337*[.F141]+0.2088*[.G141]+0.0019*[.H141]-0.3255" office:value-type="float" office:value="0.9714" calcext:value-type="float">
            <text:p>0.9714</text:p>
          </table:table-cell>
          <table:table-cell table:formula="of:=[.X140]-1" office:value-type="float" office:value="50" calcext:value-type="float">
            <text:p>50</text:p>
          </table:table-cell>
          <table:table-cell table:formula="of:=[.M141]-[.X141]" office:value-type="float" office:value="-1" calcext:value-type="float">
            <text:p>-1</text:p>
          </table:table-cell>
          <table:table-cell/>
          <table:table-cell table:formula="of:=[.R141]-[.X141]" office:value-type="float" office:value="97" calcext:value-type="float">
            <text:p>97</text:p>
          </table:table-cell>
          <table:table-cell table:formula="of:=ABS([.J141]-[.W141])" office:value-type="float" office:value="0.9714" calcext:value-type="float">
            <text:p>0.9714</text:p>
          </table:table-cell>
          <table:table-cell table:formula="of:=[.AB141]/ABS([.J141]+1)" office:value-type="float" office:value="0.9714" calcext:value-type="float">
            <text:p>0.9714</text:p>
          </table:table-cell>
          <table:table-cell table:number-columns-repeated="99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86" calcext:value-type="float">
            <text:p>86</text:p>
          </table:table-cell>
          <table:table-cell office:value-type="float" office:value="380" calcext:value-type="float">
            <text:p>380</text:p>
          </table:table-cell>
          <table:table-cell office:value-type="float" office:value="321" calcext:value-type="float">
            <text:p>3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09" calcext:value-type="float">
            <text:p>70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K141]+[.J142]" office:value-type="float" office:value="427" calcext:value-type="float">
            <text:p>427</text:p>
          </table:table-cell>
          <table:table-cell table:formula="of:=[.K142]/SUM([.$J$2:.$J$189])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formula="of:=(188-[.M142])/187" office:value-type="float" office:value="0.748663101604278" calcext:value-type="float">
            <text:p>0.748663101604278</text:p>
          </table:table-cell>
          <table:table-cell table:formula="of:=-0.0516*[.B142]+0.0341*[.C142]-0.0027*[.D142]-0.0372*[.F142]+0.2119*[.G142]+0.0018*[.H142]+0.005*[.I142]-0.3091" office:value-type="float" office:value="1.3922" calcext:value-type="float">
            <text:p>1.3922</text:p>
          </table:table-cell>
          <table:table-cell table:formula="of:=[.P141]+[.O142]" office:value-type="float" office:value="382.9285" calcext:value-type="float">
            <text:p>382.9285</text:p>
          </table:table-cell>
          <table:table-cell table:formula="of:=[.P142]/SUM([.$O$2:.$O$189])" office:value-type="float" office:value="0.895455986784998" calcext:value-type="float">
            <text:p>0.895455986784998</text:p>
          </table:table-cell>
          <table:table-cell office:value-type="float" office:value="106" calcext:value-type="float">
            <text:p>106</text:p>
          </table:table-cell>
          <table:table-cell table:formula="of:=[.M142]-[.R142]" office:value-type="float" office:value="-58" calcext:value-type="float">
            <text:p>-58</text:p>
          </table:table-cell>
          <table:table-cell table:formula="of:=ABS([.J142]-[.O142])" office:value-type="float" office:value="1.3922" calcext:value-type="float">
            <text:p>1.3922</text:p>
          </table:table-cell>
          <table:table-cell table:formula="of:=[.T142]/ABS([.J142]+1)" office:value-type="float" office:value="1.3922" calcext:value-type="float">
            <text:p>1.3922</text:p>
          </table:table-cell>
          <table:table-cell table:formula="of:=SUM([.$W$2:.W142])/SUM([.$W$2:.$W$189])" office:value-type="float" office:value="0.936451193848568" calcext:value-type="float">
            <text:p>0.936451193848568</text:p>
          </table:table-cell>
          <table:table-cell table:formula="of:=-0.0482*[.B142]+0.0336*[.C142]-0.0021*[.D142]-0.0337*[.F142]+0.2088*[.G142]+0.0019*[.H142]-0.3255" office:value-type="float" office:value="1.4814" calcext:value-type="float">
            <text:p>1.4814</text:p>
          </table:table-cell>
          <table:table-cell table:formula="of:=[.X141]-1" office:value-type="float" office:value="49" calcext:value-type="float">
            <text:p>49</text:p>
          </table:table-cell>
          <table:table-cell table:formula="of:=[.M142]-[.X142]" office:value-type="float" office:value="-1" calcext:value-type="float">
            <text:p>-1</text:p>
          </table:table-cell>
          <table:table-cell/>
          <table:table-cell table:formula="of:=[.R142]-[.X142]" office:value-type="float" office:value="106" calcext:value-type="float">
            <text:p>106</text:p>
          </table:table-cell>
          <table:table-cell table:formula="of:=ABS([.J142]-[.W142])" office:value-type="float" office:value="1.4814" calcext:value-type="float">
            <text:p>1.4814</text:p>
          </table:table-cell>
          <table:table-cell table:formula="of:=[.AB142]/ABS([.J142]+1)" office:value-type="float" office:value="1.4814" calcext:value-type="float">
            <text:p>1.4814</text:p>
          </table:table-cell>
          <table:table-cell table:number-columns-repeated="99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K142]+[.J143]" office:value-type="float" office:value="427" calcext:value-type="float">
            <text:p>427</text:p>
          </table:table-cell>
          <table:table-cell table:formula="of:=[.K143]/SUM([.$J$2:.$J$189])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formula="of:=(188-[.M143])/187" office:value-type="float" office:value="0.754010695187166" calcext:value-type="float">
            <text:p>0.754010695187166</text:p>
          </table:table-cell>
          <table:table-cell table:formula="of:=-0.0516*[.B143]+0.0341*[.C143]-0.0027*[.D143]-0.0372*[.F143]+0.2119*[.G143]+0.0018*[.H143]+0.005*[.I143]-0.3091" office:value-type="float" office:value="-0.2036" calcext:value-type="float">
            <text:p>-0.2036</text:p>
          </table:table-cell>
          <table:table-cell table:formula="of:=[.P142]+[.O143]" office:value-type="float" office:value="382.7249" calcext:value-type="float">
            <text:p>382.7249</text:p>
          </table:table-cell>
          <table:table-cell table:formula="of:=[.P143]/SUM([.$O$2:.$O$189])" office:value-type="float" office:value="0.894979880047293" calcext:value-type="float">
            <text:p>0.894979880047293</text:p>
          </table:table-cell>
          <table:table-cell office:value-type="float" office:value="35" calcext:value-type="float">
            <text:p>35</text:p>
          </table:table-cell>
          <table:table-cell table:formula="of:=[.M143]-[.R143]" office:value-type="float" office:value="12" calcext:value-type="float">
            <text:p>12</text:p>
          </table:table-cell>
          <table:table-cell table:formula="of:=ABS([.J143]-[.O143])" office:value-type="float" office:value="0.2036" calcext:value-type="float">
            <text:p>0.2036</text:p>
          </table:table-cell>
          <table:table-cell table:formula="of:=[.T143]/ABS([.J143]+1)" office:value-type="float" office:value="0.2036" calcext:value-type="float">
            <text:p>0.2036</text:p>
          </table:table-cell>
          <table:table-cell table:formula="of:=SUM([.$W$2:.W143])/SUM([.$W$2:.$W$189])" office:value-type="float" office:value="0.935910540671949" calcext:value-type="float">
            <text:p>0.935910540671949</text:p>
          </table:table-cell>
          <table:table-cell table:formula="of:=-0.0482*[.B143]+0.0336*[.C143]-0.0021*[.D143]-0.0337*[.F143]+0.2088*[.G143]+0.0019*[.H143]-0.3255" office:value-type="float" office:value="-0.2304" calcext:value-type="float">
            <text:p>-0.2304</text:p>
          </table:table-cell>
          <table:table-cell table:formula="of:=[.X142]-1" office:value-type="float" office:value="48" calcext:value-type="float">
            <text:p>48</text:p>
          </table:table-cell>
          <table:table-cell table:formula="of:=[.M143]-[.X143]" office:value-type="float" office:value="-1" calcext:value-type="float">
            <text:p>-1</text:p>
          </table:table-cell>
          <table:table-cell/>
          <table:table-cell table:formula="of:=[.R143]-[.X143]" office:value-type="float" office:value="35" calcext:value-type="float">
            <text:p>35</text:p>
          </table:table-cell>
          <table:table-cell table:formula="of:=ABS([.J143]-[.W143])" office:value-type="float" office:value="0.2304" calcext:value-type="float">
            <text:p>0.2304</text:p>
          </table:table-cell>
          <table:table-cell table:formula="of:=[.AB143]/ABS([.J143]+1)" office:value-type="float" office:value="0.2304" calcext:value-type="float">
            <text:p>0.2304</text:p>
          </table:table-cell>
          <table:table-cell table:number-columns-repeated="99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K143]+[.J144]" office:value-type="float" office:value="427" calcext:value-type="float">
            <text:p>427</text:p>
          </table:table-cell>
          <table:table-cell table:formula="of:=[.K144]/SUM([.$J$2:.$J$189])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formula="of:=(188-[.M144])/187" office:value-type="float" office:value="0.759358288770054" calcext:value-type="float">
            <text:p>0.759358288770054</text:p>
          </table:table-cell>
          <table:table-cell table:formula="of:=-0.0516*[.B144]+0.0341*[.C144]-0.0027*[.D144]-0.0372*[.F144]+0.2119*[.G144]+0.0018*[.H144]+0.005*[.I144]-0.3091" office:value-type="float" office:value="0.5115" calcext:value-type="float">
            <text:p>0.5115</text:p>
          </table:table-cell>
          <table:table-cell table:formula="of:=[.P143]+[.O144]" office:value-type="float" office:value="383.2364" calcext:value-type="float">
            <text:p>383.2364</text:p>
          </table:table-cell>
          <table:table-cell table:formula="of:=[.P144]/SUM([.$O$2:.$O$189])" office:value-type="float" office:value="0.896175992995899" calcext:value-type="float">
            <text:p>0.896175992995899</text:p>
          </table:table-cell>
          <table:table-cell office:value-type="float" office:value="76" calcext:value-type="float">
            <text:p>76</text:p>
          </table:table-cell>
          <table:table-cell table:formula="of:=[.M144]-[.R144]" office:value-type="float" office:value="-30" calcext:value-type="float">
            <text:p>-30</text:p>
          </table:table-cell>
          <table:table-cell table:formula="of:=ABS([.J144]-[.O144])" office:value-type="float" office:value="0.5115" calcext:value-type="float">
            <text:p>0.5115</text:p>
          </table:table-cell>
          <table:table-cell table:formula="of:=[.T144]/ABS([.J144]+1)" office:value-type="float" office:value="0.5115" calcext:value-type="float">
            <text:p>0.5115</text:p>
          </table:table-cell>
          <table:table-cell table:formula="of:=SUM([.$W$2:.W144])/SUM([.$W$2:.$W$189])" office:value-type="float" office:value="0.937086179740899" calcext:value-type="float">
            <text:p>0.937086179740899</text:p>
          </table:table-cell>
          <table:table-cell table:formula="of:=-0.0482*[.B144]+0.0336*[.C144]-0.0021*[.D144]-0.0337*[.F144]+0.2088*[.G144]+0.0019*[.H144]-0.3255" office:value-type="float" office:value="0.501" calcext:value-type="float">
            <text:p>0.501</text:p>
          </table:table-cell>
          <table:table-cell table:formula="of:=[.X143]-1" office:value-type="float" office:value="47" calcext:value-type="float">
            <text:p>47</text:p>
          </table:table-cell>
          <table:table-cell table:formula="of:=[.M144]-[.X144]" office:value-type="float" office:value="-1" calcext:value-type="float">
            <text:p>-1</text:p>
          </table:table-cell>
          <table:table-cell/>
          <table:table-cell table:formula="of:=[.R144]-[.X144]" office:value-type="float" office:value="76" calcext:value-type="float">
            <text:p>76</text:p>
          </table:table-cell>
          <table:table-cell table:formula="of:=ABS([.J144]-[.W144])" office:value-type="float" office:value="0.501" calcext:value-type="float">
            <text:p>0.501</text:p>
          </table:table-cell>
          <table:table-cell table:formula="of:=[.AB144]/ABS([.J144]+1)" office:value-type="float" office:value="0.501" calcext:value-type="float">
            <text:p>0.501</text:p>
          </table:table-cell>
          <table:table-cell table:number-columns-repeated="99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K144]+[.J145]" office:value-type="float" office:value="427" calcext:value-type="float">
            <text:p>427</text:p>
          </table:table-cell>
          <table:table-cell table:formula="of:=[.K145]/SUM([.$J$2:.$J$189])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formula="of:=(188-[.M145])/187" office:value-type="float" office:value="0.764705882352941" calcext:value-type="float">
            <text:p>0.764705882352941</text:p>
          </table:table-cell>
          <table:table-cell table:formula="of:=-0.0516*[.B145]+0.0341*[.C145]-0.0027*[.D145]-0.0372*[.F145]+0.2119*[.G145]+0.0018*[.H145]+0.005*[.I145]-0.3091" office:value-type="float" office:value="-0.7761" calcext:value-type="float">
            <text:p>-0.7761</text:p>
          </table:table-cell>
          <table:table-cell table:formula="of:=[.P144]+[.O145]" office:value-type="float" office:value="382.4603" calcext:value-type="float">
            <text:p>382.4603</text:p>
          </table:table-cell>
          <table:table-cell table:formula="of:=[.P145]/SUM([.$O$2:.$O$189])" office:value-type="float" office:value="0.894361128363614" calcext:value-type="float">
            <text:p>0.894361128363614</text:p>
          </table:table-cell>
          <table:table-cell office:value-type="float" office:value="3" calcext:value-type="float">
            <text:p>3</text:p>
          </table:table-cell>
          <table:table-cell table:formula="of:=[.M145]-[.R145]" office:value-type="float" office:value="42" calcext:value-type="float">
            <text:p>42</text:p>
          </table:table-cell>
          <table:table-cell table:formula="of:=ABS([.J145]-[.O145])" office:value-type="float" office:value="0.7761" calcext:value-type="float">
            <text:p>0.7761</text:p>
          </table:table-cell>
          <table:table-cell table:formula="of:=[.T145]/ABS([.J145]+1)" office:value-type="float" office:value="0.7761" calcext:value-type="float">
            <text:p>0.7761</text:p>
          </table:table-cell>
          <table:table-cell table:formula="of:=SUM([.$W$2:.W145])/SUM([.$W$2:.$W$189])" office:value-type="float" office:value="0.935354869351535" calcext:value-type="float">
            <text:p>0.935354869351535</text:p>
          </table:table-cell>
          <table:table-cell table:formula="of:=-0.0482*[.B145]+0.0336*[.C145]-0.0021*[.D145]-0.0337*[.F145]+0.2088*[.G145]+0.0019*[.H145]-0.3255" office:value-type="float" office:value="-0.7378" calcext:value-type="float">
            <text:p>-0.7378</text:p>
          </table:table-cell>
          <table:table-cell table:formula="of:=[.X144]-1" office:value-type="float" office:value="46" calcext:value-type="float">
            <text:p>46</text:p>
          </table:table-cell>
          <table:table-cell table:formula="of:=[.M145]-[.X145]" office:value-type="float" office:value="-1" calcext:value-type="float">
            <text:p>-1</text:p>
          </table:table-cell>
          <table:table-cell/>
          <table:table-cell table:formula="of:=[.R145]-[.X145]" office:value-type="float" office:value="3" calcext:value-type="float">
            <text:p>3</text:p>
          </table:table-cell>
          <table:table-cell table:formula="of:=ABS([.J145]-[.W145])" office:value-type="float" office:value="0.7378" calcext:value-type="float">
            <text:p>0.7378</text:p>
          </table:table-cell>
          <table:table-cell table:formula="of:=[.AB145]/ABS([.J145]+1)" office:value-type="float" office:value="0.7378" calcext:value-type="float">
            <text:p>0.7378</text:p>
          </table:table-cell>
          <table:table-cell table:number-columns-repeated="99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K145]+[.J146]" office:value-type="float" office:value="427" calcext:value-type="float">
            <text:p>427</text:p>
          </table:table-cell>
          <table:table-cell table:formula="of:=[.K146]/SUM([.$J$2:.$J$189])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formula="of:=(188-[.M146])/187" office:value-type="float" office:value="0.770053475935829" calcext:value-type="float">
            <text:p>0.770053475935829</text:p>
          </table:table-cell>
          <table:table-cell table:formula="of:=-0.0516*[.B146]+0.0341*[.C146]-0.0027*[.D146]-0.0372*[.F146]+0.2119*[.G146]+0.0018*[.H146]+0.005*[.I146]-0.3091" office:value-type="float" office:value="-0.2217" calcext:value-type="float">
            <text:p>-0.2217</text:p>
          </table:table-cell>
          <table:table-cell table:formula="of:=[.P145]+[.O146]" office:value-type="float" office:value="382.2386" calcext:value-type="float">
            <text:p>382.2386</text:p>
          </table:table-cell>
          <table:table-cell table:formula="of:=[.P146]/SUM([.$O$2:.$O$189])" office:value-type="float" office:value="0.893842695830465" calcext:value-type="float">
            <text:p>0.893842695830465</text:p>
          </table:table-cell>
          <table:table-cell office:value-type="float" office:value="32" calcext:value-type="float">
            <text:p>32</text:p>
          </table:table-cell>
          <table:table-cell table:formula="of:=[.M146]-[.R146]" office:value-type="float" office:value="12" calcext:value-type="float">
            <text:p>12</text:p>
          </table:table-cell>
          <table:table-cell table:formula="of:=ABS([.J146]-[.O146])" office:value-type="float" office:value="0.2217" calcext:value-type="float">
            <text:p>0.2217</text:p>
          </table:table-cell>
          <table:table-cell table:formula="of:=[.T146]/ABS([.J146]+1)" office:value-type="float" office:value="0.2217" calcext:value-type="float">
            <text:p>0.2217</text:p>
          </table:table-cell>
          <table:table-cell table:formula="of:=SUM([.$W$2:.W146])/SUM([.$W$2:.$W$189])" office:value-type="float" office:value="0.934800371323605" calcext:value-type="float">
            <text:p>0.934800371323605</text:p>
          </table:table-cell>
          <table:table-cell table:formula="of:=-0.0482*[.B146]+0.0336*[.C146]-0.0021*[.D146]-0.0337*[.F146]+0.2088*[.G146]+0.0019*[.H146]-0.3255" office:value-type="float" office:value="-0.2363" calcext:value-type="float">
            <text:p>-0.2363</text:p>
          </table:table-cell>
          <table:table-cell table:formula="of:=[.X145]-1" office:value-type="float" office:value="45" calcext:value-type="float">
            <text:p>45</text:p>
          </table:table-cell>
          <table:table-cell table:formula="of:=[.M146]-[.X146]" office:value-type="float" office:value="-1" calcext:value-type="float">
            <text:p>-1</text:p>
          </table:table-cell>
          <table:table-cell/>
          <table:table-cell table:formula="of:=[.R146]-[.X146]" office:value-type="float" office:value="32" calcext:value-type="float">
            <text:p>32</text:p>
          </table:table-cell>
          <table:table-cell table:formula="of:=ABS([.J146]-[.W146])" office:value-type="float" office:value="0.2363" calcext:value-type="float">
            <text:p>0.2363</text:p>
          </table:table-cell>
          <table:table-cell table:formula="of:=[.AB146]/ABS([.J146]+1)" office:value-type="float" office:value="0.2363" calcext:value-type="float">
            <text:p>0.2363</text:p>
          </table:table-cell>
          <table:table-cell table:number-columns-repeated="99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239" calcext:value-type="float">
            <text:p>239</text:p>
          </table:table-cell>
          <table:table-cell office:value-type="float" office:value="187" calcext:value-type="float">
            <text:p>18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03" calcext:value-type="float">
            <text:p>40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K146]+[.J147]" office:value-type="float" office:value="427" calcext:value-type="float">
            <text:p>427</text:p>
          </table:table-cell>
          <table:table-cell table:formula="of:=[.K147]/SUM([.$J$2:.$J$189])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formula="of:=(188-[.M147])/187" office:value-type="float" office:value="0.775401069518717" calcext:value-type="float">
            <text:p>0.775401069518717</text:p>
          </table:table-cell>
          <table:table-cell table:formula="of:=-0.0516*[.B147]+0.0341*[.C147]-0.0027*[.D147]-0.0372*[.F147]+0.2119*[.G147]+0.0018*[.H147]+0.005*[.I147]-0.3091" office:value-type="float" office:value="0.687" calcext:value-type="float">
            <text:p>0.687</text:p>
          </table:table-cell>
          <table:table-cell table:formula="of:=[.P146]+[.O147]" office:value-type="float" office:value="382.9256" calcext:value-type="float">
            <text:p>382.9256</text:p>
          </table:table-cell>
          <table:table-cell table:formula="of:=[.P147]/SUM([.$O$2:.$O$189])" office:value-type="float" office:value="0.89544920530396" calcext:value-type="float">
            <text:p>0.89544920530396</text:p>
          </table:table-cell>
          <table:table-cell office:value-type="float" office:value="85" calcext:value-type="float">
            <text:p>85</text:p>
          </table:table-cell>
          <table:table-cell table:formula="of:=[.M147]-[.R147]" office:value-type="float" office:value="-42" calcext:value-type="float">
            <text:p>-42</text:p>
          </table:table-cell>
          <table:table-cell table:formula="of:=ABS([.J147]-[.O147])" office:value-type="float" office:value="0.687" calcext:value-type="float">
            <text:p>0.687</text:p>
          </table:table-cell>
          <table:table-cell table:formula="of:=[.T147]/ABS([.J147]+1)" office:value-type="float" office:value="0.687" calcext:value-type="float">
            <text:p>0.687</text:p>
          </table:table-cell>
          <table:table-cell table:formula="of:=SUM([.$W$2:.W147])/SUM([.$W$2:.$W$189])" office:value-type="float" office:value="0.936480291502171" calcext:value-type="float">
            <text:p>0.936480291502171</text:p>
          </table:table-cell>
          <table:table-cell table:formula="of:=-0.0482*[.B147]+0.0336*[.C147]-0.0021*[.D147]-0.0337*[.F147]+0.2088*[.G147]+0.0019*[.H147]-0.3255" office:value-type="float" office:value="0.7159" calcext:value-type="float">
            <text:p>0.7159</text:p>
          </table:table-cell>
          <table:table-cell table:formula="of:=[.X146]-1" office:value-type="float" office:value="44" calcext:value-type="float">
            <text:p>44</text:p>
          </table:table-cell>
          <table:table-cell table:formula="of:=[.M147]-[.X147]" office:value-type="float" office:value="-1" calcext:value-type="float">
            <text:p>-1</text:p>
          </table:table-cell>
          <table:table-cell/>
          <table:table-cell table:formula="of:=[.R147]-[.X147]" office:value-type="float" office:value="85" calcext:value-type="float">
            <text:p>85</text:p>
          </table:table-cell>
          <table:table-cell table:formula="of:=ABS([.J147]-[.W147])" office:value-type="float" office:value="0.7159" calcext:value-type="float">
            <text:p>0.7159</text:p>
          </table:table-cell>
          <table:table-cell table:formula="of:=[.AB147]/ABS([.J147]+1)" office:value-type="float" office:value="0.7159" calcext:value-type="float">
            <text:p>0.7159</text:p>
          </table:table-cell>
          <table:table-cell table:number-columns-repeated="99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126" calcext:value-type="float">
            <text:p>126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K147]+[.J148]" office:value-type="float" office:value="427" calcext:value-type="float">
            <text:p>427</text:p>
          </table:table-cell>
          <table:table-cell table:formula="of:=[.K148]/SUM([.$J$2:.$J$189])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(188-[.M148])/187" office:value-type="float" office:value="0.780748663101604" calcext:value-type="float">
            <text:p>0.780748663101604</text:p>
          </table:table-cell>
          <table:table-cell table:formula="of:=-0.0516*[.B148]+0.0341*[.C148]-0.0027*[.D148]-0.0372*[.F148]+0.2119*[.G148]+0.0018*[.H148]+0.005*[.I148]-0.3091" office:value-type="float" office:value="0.9402" calcext:value-type="float">
            <text:p>0.9402</text:p>
          </table:table-cell>
          <table:table-cell table:formula="of:=[.P147]+[.O148]" office:value-type="float" office:value="383.8658" calcext:value-type="float">
            <text:p>383.8658</text:p>
          </table:table-cell>
          <table:table-cell table:formula="of:=[.P148]/SUM([.$O$2:.$O$189])" office:value-type="float" office:value="0.897647808225328" calcext:value-type="float">
            <text:p>0.897647808225328</text:p>
          </table:table-cell>
          <table:table-cell office:value-type="float" office:value="95" calcext:value-type="float">
            <text:p>95</text:p>
          </table:table-cell>
          <table:table-cell table:formula="of:=[.M148]-[.R148]" office:value-type="float" office:value="-53" calcext:value-type="float">
            <text:p>-53</text:p>
          </table:table-cell>
          <table:table-cell table:formula="of:=ABS([.J148]-[.O148])" office:value-type="float" office:value="0.9402" calcext:value-type="float">
            <text:p>0.9402</text:p>
          </table:table-cell>
          <table:table-cell table:formula="of:=[.T148]/ABS([.J148]+1)" office:value-type="float" office:value="0.9402" calcext:value-type="float">
            <text:p>0.9402</text:p>
          </table:table-cell>
          <table:table-cell table:formula="of:=SUM([.$W$2:.W148])/SUM([.$W$2:.$W$189])" office:value-type="float" office:value="0.938722688097558" calcext:value-type="float">
            <text:p>0.938722688097558</text:p>
          </table:table-cell>
          <table:table-cell table:formula="of:=-0.0482*[.B148]+0.0336*[.C148]-0.0021*[.D148]-0.0337*[.F148]+0.2088*[.G148]+0.0019*[.H148]-0.3255" office:value-type="float" office:value="0.9556" calcext:value-type="float">
            <text:p>0.9556</text:p>
          </table:table-cell>
          <table:table-cell table:formula="of:=[.X147]-1" office:value-type="float" office:value="43" calcext:value-type="float">
            <text:p>43</text:p>
          </table:table-cell>
          <table:table-cell table:formula="of:=[.M148]-[.X148]" office:value-type="float" office:value="-1" calcext:value-type="float">
            <text:p>-1</text:p>
          </table:table-cell>
          <table:table-cell/>
          <table:table-cell table:formula="of:=[.R148]-[.X148]" office:value-type="float" office:value="95" calcext:value-type="float">
            <text:p>95</text:p>
          </table:table-cell>
          <table:table-cell table:formula="of:=ABS([.J148]-[.W148])" office:value-type="float" office:value="0.9556" calcext:value-type="float">
            <text:p>0.9556</text:p>
          </table:table-cell>
          <table:table-cell table:formula="of:=[.AB148]/ABS([.J148]+1)" office:value-type="float" office:value="0.9556" calcext:value-type="float">
            <text:p>0.9556</text:p>
          </table:table-cell>
          <table:table-cell table:number-columns-repeated="99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K148]+[.J149]" office:value-type="float" office:value="427" calcext:value-type="float">
            <text:p>427</text:p>
          </table:table-cell>
          <table:table-cell table:formula="of:=[.K149]/SUM([.$J$2:.$J$189])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(188-[.M149])/187" office:value-type="float" office:value="0.786096256684492" calcext:value-type="float">
            <text:p>0.786096256684492</text:p>
          </table:table-cell>
          <table:table-cell table:formula="of:=-0.0516*[.B149]+0.0341*[.C149]-0.0027*[.D149]-0.0372*[.F149]+0.2119*[.G149]+0.0018*[.H149]+0.005*[.I149]-0.3091" office:value-type="float" office:value="-0.0492" calcext:value-type="float">
            <text:p>-0.0492</text:p>
          </table:table-cell>
          <table:table-cell table:formula="of:=[.P148]+[.O149]" office:value-type="float" office:value="383.8166" calcext:value-type="float">
            <text:p>383.8166</text:p>
          </table:table-cell>
          <table:table-cell table:formula="of:=[.P149]/SUM([.$O$2:.$O$189])" office:value-type="float" office:value="0.897532756891855" calcext:value-type="float">
            <text:p>0.897532756891855</text:p>
          </table:table-cell>
          <table:table-cell office:value-type="float" office:value="44" calcext:value-type="float">
            <text:p>44</text:p>
          </table:table-cell>
          <table:table-cell table:formula="of:=[.M149]-[.R149]" office:value-type="float" office:value="-3" calcext:value-type="float">
            <text:p>-3</text:p>
          </table:table-cell>
          <table:table-cell table:formula="of:=ABS([.J149]-[.O149])" office:value-type="float" office:value="0.0492" calcext:value-type="float">
            <text:p>0.0492</text:p>
          </table:table-cell>
          <table:table-cell table:formula="of:=[.T149]/ABS([.J149]+1)" office:value-type="float" office:value="0.0492" calcext:value-type="float">
            <text:p>0.0492</text:p>
          </table:table-cell>
          <table:table-cell table:formula="of:=SUM([.$W$2:.W149])/SUM([.$W$2:.$W$189])" office:value-type="float" office:value="0.93862366221191" calcext:value-type="float">
            <text:p>0.93862366221191</text:p>
          </table:table-cell>
          <table:table-cell table:formula="of:=-0.0482*[.B149]+0.0336*[.C149]-0.0021*[.D149]-0.0337*[.F149]+0.2088*[.G149]+0.0019*[.H149]-0.3255" office:value-type="float" office:value="-0.0421999999999999" calcext:value-type="float">
            <text:p>-0.0422</text:p>
          </table:table-cell>
          <table:table-cell table:formula="of:=[.X148]-1" office:value-type="float" office:value="42" calcext:value-type="float">
            <text:p>42</text:p>
          </table:table-cell>
          <table:table-cell table:formula="of:=[.M149]-[.X149]" office:value-type="float" office:value="-1" calcext:value-type="float">
            <text:p>-1</text:p>
          </table:table-cell>
          <table:table-cell/>
          <table:table-cell table:formula="of:=[.R149]-[.X149]" office:value-type="float" office:value="44" calcext:value-type="float">
            <text:p>44</text:p>
          </table:table-cell>
          <table:table-cell table:formula="of:=ABS([.J149]-[.W149])" office:value-type="float" office:value="0.0421999999999999" calcext:value-type="float">
            <text:p>0.0422</text:p>
          </table:table-cell>
          <table:table-cell table:formula="of:=[.AB149]/ABS([.J149]+1)" office:value-type="float" office:value="0.0421999999999999" calcext:value-type="float">
            <text:p>0.0422</text:p>
          </table:table-cell>
          <table:table-cell table:number-columns-repeated="99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11" calcext:value-type="float">
            <text:p>111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K149]+[.J150]" office:value-type="float" office:value="427" calcext:value-type="float">
            <text:p>427</text:p>
          </table:table-cell>
          <table:table-cell table:formula="of:=[.K150]/SUM([.$J$2:.$J$189])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(188-[.M150])/187" office:value-type="float" office:value="0.79144385026738" calcext:value-type="float">
            <text:p>0.79144385026738</text:p>
          </table:table-cell>
          <table:table-cell table:formula="of:=-0.0516*[.B150]+0.0341*[.C150]-0.0027*[.D150]-0.0372*[.F150]+0.2119*[.G150]+0.0018*[.H150]+0.005*[.I150]-0.3091" office:value-type="float" office:value="0.0177999999999999" calcext:value-type="float">
            <text:p>0.0178</text:p>
          </table:table-cell>
          <table:table-cell table:formula="of:=[.P149]+[.O150]" office:value-type="float" office:value="383.8344" calcext:value-type="float">
            <text:p>383.8344</text:p>
          </table:table-cell>
          <table:table-cell table:formula="of:=[.P150]/SUM([.$O$2:.$O$189])" office:value-type="float" office:value="0.897574381154779" calcext:value-type="float">
            <text:p>0.897574381154779</text:p>
          </table:table-cell>
          <table:table-cell office:value-type="float" office:value="48" calcext:value-type="float">
            <text:p>48</text:p>
          </table:table-cell>
          <table:table-cell table:formula="of:=[.M150]-[.R150]" office:value-type="float" office:value="-8" calcext:value-type="float">
            <text:p>-8</text:p>
          </table:table-cell>
          <table:table-cell table:formula="of:=ABS([.J150]-[.O150])" office:value-type="float" office:value="0.0177999999999999" calcext:value-type="float">
            <text:p>0.0178</text:p>
          </table:table-cell>
          <table:table-cell table:formula="of:=[.T150]/ABS([.J150]+1)" office:value-type="float" office:value="0.0177999999999999" calcext:value-type="float">
            <text:p>0.0178</text:p>
          </table:table-cell>
          <table:table-cell table:formula="of:=SUM([.$W$2:.W150])/SUM([.$W$2:.$W$189])" office:value-type="float" office:value="0.938616857115503" calcext:value-type="float">
            <text:p>0.938616857115503</text:p>
          </table:table-cell>
          <table:table-cell table:formula="of:=-0.0482*[.B150]+0.0336*[.C150]-0.0021*[.D150]-0.0337*[.F150]+0.2088*[.G150]+0.0019*[.H150]-0.3255" office:value-type="float" office:value="-0.00289999999999979" calcext:value-type="float">
            <text:p>-0.0029</text:p>
          </table:table-cell>
          <table:table-cell table:formula="of:=[.X149]-1" office:value-type="float" office:value="41" calcext:value-type="float">
            <text:p>41</text:p>
          </table:table-cell>
          <table:table-cell table:formula="of:=[.M150]-[.X150]" office:value-type="float" office:value="-1" calcext:value-type="float">
            <text:p>-1</text:p>
          </table:table-cell>
          <table:table-cell/>
          <table:table-cell table:formula="of:=[.R150]-[.X150]" office:value-type="float" office:value="48" calcext:value-type="float">
            <text:p>48</text:p>
          </table:table-cell>
          <table:table-cell table:formula="of:=ABS([.J150]-[.W150])" office:value-type="float" office:value="0.00289999999999979" calcext:value-type="float">
            <text:p>0.0029</text:p>
          </table:table-cell>
          <table:table-cell table:formula="of:=[.AB150]/ABS([.J150]+1)" office:value-type="float" office:value="0.00289999999999979" calcext:value-type="float">
            <text:p>0.0029</text:p>
          </table:table-cell>
          <table:table-cell table:number-columns-repeated="99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119" calcext:value-type="float">
            <text:p>119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K150]+[.J151]" office:value-type="float" office:value="427" calcext:value-type="float">
            <text:p>427</text:p>
          </table:table-cell>
          <table:table-cell table:formula="of:=[.K151]/SUM([.$J$2:.$J$189])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(188-[.M151])/187" office:value-type="float" office:value="0.796791443850267" calcext:value-type="float">
            <text:p>0.796791443850267</text:p>
          </table:table-cell>
          <table:table-cell table:formula="of:=-0.0516*[.B151]+0.0341*[.C151]-0.0027*[.D151]-0.0372*[.F151]+0.2119*[.G151]+0.0018*[.H151]+0.005*[.I151]-0.3091" office:value-type="float" office:value="-0.0104000000000001" calcext:value-type="float">
            <text:p>-0.0104</text:p>
          </table:table-cell>
          <table:table-cell table:formula="of:=[.P150]+[.O151]" office:value-type="float" office:value="383.824" calcext:value-type="float">
            <text:p>383.824</text:p>
          </table:table-cell>
          <table:table-cell table:formula="of:=[.P151]/SUM([.$O$2:.$O$189])" office:value-type="float" office:value="0.897550061360711" calcext:value-type="float">
            <text:p>0.897550061360711</text:p>
          </table:table-cell>
          <table:table-cell office:value-type="float" office:value="45" calcext:value-type="float">
            <text:p>45</text:p>
          </table:table-cell>
          <table:table-cell table:formula="of:=[.M151]-[.R151]" office:value-type="float" office:value="-6" calcext:value-type="float">
            <text:p>-6</text:p>
          </table:table-cell>
          <table:table-cell table:formula="of:=ABS([.J151]-[.O151])" office:value-type="float" office:value="0.0104000000000001" calcext:value-type="float">
            <text:p>0.0104</text:p>
          </table:table-cell>
          <table:table-cell table:formula="of:=[.T151]/ABS([.J151]+1)" office:value-type="float" office:value="0.0104000000000001" calcext:value-type="float">
            <text:p>0.0104</text:p>
          </table:table-cell>
          <table:table-cell table:formula="of:=SUM([.$W$2:.W151])/SUM([.$W$2:.$W$189])" office:value-type="float" office:value="0.938665431424339" calcext:value-type="float">
            <text:p>0.938665431424339</text:p>
          </table:table-cell>
          <table:table-cell table:formula="of:=-0.0482*[.B151]+0.0336*[.C151]-0.0021*[.D151]-0.0337*[.F151]+0.2088*[.G151]+0.0019*[.H151]-0.3255" office:value-type="float" office:value="0.0207000000000001" calcext:value-type="float">
            <text:p>0.0207</text:p>
          </table:table-cell>
          <table:table-cell table:formula="of:=[.X150]-1" office:value-type="float" office:value="40" calcext:value-type="float">
            <text:p>40</text:p>
          </table:table-cell>
          <table:table-cell table:formula="of:=[.M151]-[.X151]" office:value-type="float" office:value="-1" calcext:value-type="float">
            <text:p>-1</text:p>
          </table:table-cell>
          <table:table-cell/>
          <table:table-cell table:formula="of:=[.R151]-[.X151]" office:value-type="float" office:value="45" calcext:value-type="float">
            <text:p>45</text:p>
          </table:table-cell>
          <table:table-cell table:formula="of:=ABS([.J151]-[.W151])" office:value-type="float" office:value="0.0207000000000001" calcext:value-type="float">
            <text:p>0.0207</text:p>
          </table:table-cell>
          <table:table-cell table:formula="of:=[.AB151]/ABS([.J151]+1)" office:value-type="float" office:value="0.0207000000000001" calcext:value-type="float">
            <text:p>0.0207</text:p>
          </table:table-cell>
          <table:table-cell table:number-columns-repeated="99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24" calcext:value-type="float">
            <text:p>124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K151]+[.J152]" office:value-type="float" office:value="427" calcext:value-type="float">
            <text:p>427</text:p>
          </table:table-cell>
          <table:table-cell table:formula="of:=[.K152]/SUM([.$J$2:.$J$189])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formula="of:=(188-[.M152])/187" office:value-type="float" office:value="0.802139037433155" calcext:value-type="float">
            <text:p>0.802139037433155</text:p>
          </table:table-cell>
          <table:table-cell table:formula="of:=-0.0516*[.B152]+0.0341*[.C152]-0.0027*[.D152]-0.0372*[.F152]+0.2119*[.G152]+0.0018*[.H152]+0.005*[.I152]-0.3091" office:value-type="float" office:value="0.7018" calcext:value-type="float">
            <text:p>0.7018</text:p>
          </table:table-cell>
          <table:table-cell table:formula="of:=[.P151]+[.O152]" office:value-type="float" office:value="384.5258" calcext:value-type="float">
            <text:p>384.5258</text:p>
          </table:table-cell>
          <table:table-cell table:formula="of:=[.P152]/SUM([.$O$2:.$O$189])" office:value-type="float" office:value="0.899191179771918" calcext:value-type="float">
            <text:p>0.899191179771918</text:p>
          </table:table-cell>
          <table:table-cell office:value-type="float" office:value="87" calcext:value-type="float">
            <text:p>87</text:p>
          </table:table-cell>
          <table:table-cell table:formula="of:=[.M152]-[.R152]" office:value-type="float" office:value="-49" calcext:value-type="float">
            <text:p>-49</text:p>
          </table:table-cell>
          <table:table-cell table:formula="of:=ABS([.J152]-[.O152])" office:value-type="float" office:value="0.7018" calcext:value-type="float">
            <text:p>0.7018</text:p>
          </table:table-cell>
          <table:table-cell table:formula="of:=[.T152]/ABS([.J152]+1)" office:value-type="float" office:value="0.7018" calcext:value-type="float">
            <text:p>0.7018</text:p>
          </table:table-cell>
          <table:table-cell table:formula="of:=SUM([.$W$2:.W152])/SUM([.$W$2:.$W$189])" office:value-type="float" office:value="0.94032446699669" calcext:value-type="float">
            <text:p>0.94032446699669</text:p>
          </table:table-cell>
          <table:table-cell table:formula="of:=-0.0482*[.B152]+0.0336*[.C152]-0.0021*[.D152]-0.0337*[.F152]+0.2088*[.G152]+0.0019*[.H152]-0.3255" office:value-type="float" office:value="0.707" calcext:value-type="float">
            <text:p>0.707</text:p>
          </table:table-cell>
          <table:table-cell table:formula="of:=[.X151]-1" office:value-type="float" office:value="39" calcext:value-type="float">
            <text:p>39</text:p>
          </table:table-cell>
          <table:table-cell table:formula="of:=[.M152]-[.X152]" office:value-type="float" office:value="-1" calcext:value-type="float">
            <text:p>-1</text:p>
          </table:table-cell>
          <table:table-cell/>
          <table:table-cell table:formula="of:=[.R152]-[.X152]" office:value-type="float" office:value="87" calcext:value-type="float">
            <text:p>87</text:p>
          </table:table-cell>
          <table:table-cell table:formula="of:=ABS([.J152]-[.W152])" office:value-type="float" office:value="0.707" calcext:value-type="float">
            <text:p>0.707</text:p>
          </table:table-cell>
          <table:table-cell table:formula="of:=[.AB152]/ABS([.J152]+1)" office:value-type="float" office:value="0.707" calcext:value-type="float">
            <text:p>0.707</text:p>
          </table:table-cell>
          <table:table-cell table:number-columns-repeated="99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238" calcext:value-type="float">
            <text:p>238</text:p>
          </table:table-cell>
          <table:table-cell office:value-type="float" office:value="207" calcext:value-type="float">
            <text:p>20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K152]+[.J153]" office:value-type="float" office:value="427" calcext:value-type="float">
            <text:p>427</text:p>
          </table:table-cell>
          <table:table-cell table:formula="of:=[.K153]/SUM([.$J$2:.$J$189])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(188-[.M153])/187" office:value-type="float" office:value="0.807486631016043" calcext:value-type="float">
            <text:p>0.807486631016043</text:p>
          </table:table-cell>
          <table:table-cell table:formula="of:=-0.0516*[.B153]+0.0341*[.C153]-0.0027*[.D153]-0.0372*[.F153]+0.2119*[.G153]+0.0018*[.H153]+0.005*[.I153]-0.3091" office:value-type="float" office:value="1.0825" calcext:value-type="float">
            <text:p>1.0825</text:p>
          </table:table-cell>
          <table:table-cell table:formula="of:=[.P152]+[.O153]" office:value-type="float" office:value="385.6083" calcext:value-type="float">
            <text:p>385.6083</text:p>
          </table:table-cell>
          <table:table-cell table:formula="of:=[.P153]/SUM([.$O$2:.$O$189])" office:value-type="float" office:value="0.901722542952498" calcext:value-type="float">
            <text:p>0.901722542952498</text:p>
          </table:table-cell>
          <table:table-cell office:value-type="float" office:value="100" calcext:value-type="float">
            <text:p>100</text:p>
          </table:table-cell>
          <table:table-cell table:formula="of:=[.M153]-[.R153]" office:value-type="float" office:value="-63" calcext:value-type="float">
            <text:p>-63</text:p>
          </table:table-cell>
          <table:table-cell table:formula="of:=ABS([.J153]-[.O153])" office:value-type="float" office:value="1.0825" calcext:value-type="float">
            <text:p>1.0825</text:p>
          </table:table-cell>
          <table:table-cell table:formula="of:=[.T153]/ABS([.J153]+1)" office:value-type="float" office:value="1.0825" calcext:value-type="float">
            <text:p>1.0825</text:p>
          </table:table-cell>
          <table:table-cell table:formula="of:=SUM([.$W$2:.W153])/SUM([.$W$2:.$W$189])" office:value-type="float" office:value="0.942808796502274" calcext:value-type="float">
            <text:p>0.942808796502274</text:p>
          </table:table-cell>
          <table:table-cell table:formula="of:=-0.0482*[.B153]+0.0336*[.C153]-0.0021*[.D153]-0.0337*[.F153]+0.2088*[.G153]+0.0019*[.H153]-0.3255" office:value-type="float" office:value="1.0587" calcext:value-type="float">
            <text:p>1.0587</text:p>
          </table:table-cell>
          <table:table-cell table:formula="of:=[.X152]-1" office:value-type="float" office:value="38" calcext:value-type="float">
            <text:p>38</text:p>
          </table:table-cell>
          <table:table-cell table:formula="of:=[.M153]-[.X153]" office:value-type="float" office:value="-1" calcext:value-type="float">
            <text:p>-1</text:p>
          </table:table-cell>
          <table:table-cell/>
          <table:table-cell table:formula="of:=[.R153]-[.X153]" office:value-type="float" office:value="100" calcext:value-type="float">
            <text:p>100</text:p>
          </table:table-cell>
          <table:table-cell table:formula="of:=ABS([.J153]-[.W153])" office:value-type="float" office:value="1.0587" calcext:value-type="float">
            <text:p>1.0587</text:p>
          </table:table-cell>
          <table:table-cell table:formula="of:=[.AB153]/ABS([.J153]+1)" office:value-type="float" office:value="1.0587" calcext:value-type="float">
            <text:p>1.0587</text:p>
          </table:table-cell>
          <table:table-cell table:number-columns-repeated="99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K153]+[.J154]" office:value-type="float" office:value="427" calcext:value-type="float">
            <text:p>427</text:p>
          </table:table-cell>
          <table:table-cell table:formula="of:=[.K154]/SUM([.$J$2:.$J$189])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(188-[.M154])/187" office:value-type="float" office:value="0.812834224598931" calcext:value-type="float">
            <text:p>0.812834224598931</text:p>
          </table:table-cell>
          <table:table-cell table:formula="of:=-0.0516*[.B154]+0.0341*[.C154]-0.0027*[.D154]-0.0372*[.F154]+0.2119*[.G154]+0.0018*[.H154]+0.005*[.I154]-0.3091" office:value-type="float" office:value="-0.6627" calcext:value-type="float">
            <text:p>-0.6627</text:p>
          </table:table-cell>
          <table:table-cell table:formula="of:=[.P153]+[.O154]" office:value-type="float" office:value="384.9456" calcext:value-type="float">
            <text:p>384.9456</text:p>
          </table:table-cell>
          <table:table-cell table:formula="of:=[.P154]/SUM([.$O$2:.$O$189])" office:value-type="float" office:value="0.900172857613218" calcext:value-type="float">
            <text:p>0.900172857613218</text:p>
          </table:table-cell>
          <table:table-cell office:value-type="float" office:value="5" calcext:value-type="float">
            <text:p>5</text:p>
          </table:table-cell>
          <table:table-cell table:formula="of:=[.M154]-[.R154]" office:value-type="float" office:value="31" calcext:value-type="float">
            <text:p>31</text:p>
          </table:table-cell>
          <table:table-cell table:formula="of:=ABS([.J154]-[.O154])" office:value-type="float" office:value="0.6627" calcext:value-type="float">
            <text:p>0.6627</text:p>
          </table:table-cell>
          <table:table-cell table:formula="of:=[.T154]/ABS([.J154]+1)" office:value-type="float" office:value="0.6627" calcext:value-type="float">
            <text:p>0.6627</text:p>
          </table:table-cell>
          <table:table-cell table:formula="of:=SUM([.$W$2:.W154])/SUM([.$W$2:.$W$189])" office:value-type="float" office:value="0.941304166220816" calcext:value-type="float">
            <text:p>0.941304166220816</text:p>
          </table:table-cell>
          <table:table-cell table:formula="of:=-0.0482*[.B154]+0.0336*[.C154]-0.0021*[.D154]-0.0337*[.F154]+0.2088*[.G154]+0.0019*[.H154]-0.3255" office:value-type="float" office:value="-0.6412" calcext:value-type="float">
            <text:p>-0.6412</text:p>
          </table:table-cell>
          <table:table-cell table:formula="of:=[.X153]-1" office:value-type="float" office:value="37" calcext:value-type="float">
            <text:p>37</text:p>
          </table:table-cell>
          <table:table-cell table:formula="of:=[.M154]-[.X154]" office:value-type="float" office:value="-1" calcext:value-type="float">
            <text:p>-1</text:p>
          </table:table-cell>
          <table:table-cell/>
          <table:table-cell table:formula="of:=[.R154]-[.X154]" office:value-type="float" office:value="5" calcext:value-type="float">
            <text:p>5</text:p>
          </table:table-cell>
          <table:table-cell table:formula="of:=ABS([.J154]-[.W154])" office:value-type="float" office:value="0.6412" calcext:value-type="float">
            <text:p>0.6412</text:p>
          </table:table-cell>
          <table:table-cell table:formula="of:=[.AB154]/ABS([.J154]+1)" office:value-type="float" office:value="0.6412" calcext:value-type="float">
            <text:p>0.6412</text:p>
          </table:table-cell>
          <table:table-cell table:number-columns-repeated="99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office:value-type="float" office:value="189" calcext:value-type="float">
            <text:p>18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K154]+[.J155]" office:value-type="float" office:value="427" calcext:value-type="float">
            <text:p>427</text:p>
          </table:table-cell>
          <table:table-cell table:formula="of:=[.K155]/SUM([.$J$2:.$J$189])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(188-[.M155])/187" office:value-type="float" office:value="0.818181818181818" calcext:value-type="float">
            <text:p>0.818181818181818</text:p>
          </table:table-cell>
          <table:table-cell table:formula="of:=-0.0516*[.B155]+0.0341*[.C155]-0.0027*[.D155]-0.0372*[.F155]+0.2119*[.G155]+0.0018*[.H155]+0.005*[.I155]-0.3091" office:value-type="float" office:value="-0.3995" calcext:value-type="float">
            <text:p>-0.3995</text:p>
          </table:table-cell>
          <table:table-cell table:formula="of:=[.P154]+[.O155]" office:value-type="float" office:value="384.5461" calcext:value-type="float">
            <text:p>384.5461</text:p>
          </table:table-cell>
          <table:table-cell table:formula="of:=[.P155]/SUM([.$O$2:.$O$189])" office:value-type="float" office:value="0.899238650139184" calcext:value-type="float">
            <text:p>0.899238650139184</text:p>
          </table:table-cell>
          <table:table-cell office:value-type="float" office:value="10" calcext:value-type="float">
            <text:p>10</text:p>
          </table:table-cell>
          <table:table-cell table:formula="of:=[.M155]-[.R155]" office:value-type="float" office:value="25" calcext:value-type="float">
            <text:p>25</text:p>
          </table:table-cell>
          <table:table-cell table:formula="of:=ABS([.J155]-[.O155])" office:value-type="float" office:value="0.3995" calcext:value-type="float">
            <text:p>0.3995</text:p>
          </table:table-cell>
          <table:table-cell table:formula="of:=[.T155]/ABS([.J155]+1)" office:value-type="float" office:value="0.3995" calcext:value-type="float">
            <text:p>0.3995</text:p>
          </table:table-cell>
          <table:table-cell table:formula="of:=SUM([.$W$2:.W155])/SUM([.$W$2:.$W$189])" office:value-type="float" office:value="0.940307336926424" calcext:value-type="float">
            <text:p>0.940307336926424</text:p>
          </table:table-cell>
          <table:table-cell table:formula="of:=-0.0482*[.B155]+0.0336*[.C155]-0.0021*[.D155]-0.0337*[.F155]+0.2088*[.G155]+0.0019*[.H155]-0.3255" office:value-type="float" office:value="-0.4248" calcext:value-type="float">
            <text:p>-0.4248</text:p>
          </table:table-cell>
          <table:table-cell table:formula="of:=[.X154]-1" office:value-type="float" office:value="36" calcext:value-type="float">
            <text:p>36</text:p>
          </table:table-cell>
          <table:table-cell table:formula="of:=[.M155]-[.X155]" office:value-type="float" office:value="-1" calcext:value-type="float">
            <text:p>-1</text:p>
          </table:table-cell>
          <table:table-cell/>
          <table:table-cell table:formula="of:=[.R155]-[.X155]" office:value-type="float" office:value="10" calcext:value-type="float">
            <text:p>10</text:p>
          </table:table-cell>
          <table:table-cell table:formula="of:=ABS([.J155]-[.W155])" office:value-type="float" office:value="0.4248" calcext:value-type="float">
            <text:p>0.4248</text:p>
          </table:table-cell>
          <table:table-cell table:formula="of:=[.AB155]/ABS([.J155]+1)" office:value-type="float" office:value="0.4248" calcext:value-type="float">
            <text:p>0.4248</text:p>
          </table:table-cell>
          <table:table-cell table:number-columns-repeated="99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K155]+[.J156]" office:value-type="float" office:value="427" calcext:value-type="float">
            <text:p>427</text:p>
          </table:table-cell>
          <table:table-cell table:formula="of:=[.K156]/SUM([.$J$2:.$J$189])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(188-[.M156])/187" office:value-type="float" office:value="0.823529411764706" calcext:value-type="float">
            <text:p>0.823529411764706</text:p>
          </table:table-cell>
          <table:table-cell table:formula="of:=-0.0516*[.B156]+0.0341*[.C156]-0.0027*[.D156]-0.0372*[.F156]+0.2119*[.G156]+0.0018*[.H156]+0.005*[.I156]-0.3091" office:value-type="float" office:value="0.3106" calcext:value-type="float">
            <text:p>0.3106</text:p>
          </table:table-cell>
          <table:table-cell table:formula="of:=[.P155]+[.O156]" office:value-type="float" office:value="384.8567" calcext:value-type="float">
            <text:p>384.8567</text:p>
          </table:table-cell>
          <table:table-cell table:formula="of:=[.P156]/SUM([.$O$2:.$O$189])" office:value-type="float" office:value="0.899964970142776" calcext:value-type="float">
            <text:p>0.899964970142776</text:p>
          </table:table-cell>
          <table:table-cell office:value-type="float" office:value="66" calcext:value-type="float">
            <text:p>66</text:p>
          </table:table-cell>
          <table:table-cell table:formula="of:=[.M156]-[.R156]" office:value-type="float" office:value="-32" calcext:value-type="float">
            <text:p>-32</text:p>
          </table:table-cell>
          <table:table-cell table:formula="of:=ABS([.J156]-[.O156])" office:value-type="float" office:value="0.3106" calcext:value-type="float">
            <text:p>0.3106</text:p>
          </table:table-cell>
          <table:table-cell table:formula="of:=[.T156]/ABS([.J156]+1)" office:value-type="float" office:value="0.3106" calcext:value-type="float">
            <text:p>0.3106</text:p>
          </table:table-cell>
          <table:table-cell table:formula="of:=SUM([.$W$2:.W156])/SUM([.$W$2:.$W$189])" office:value-type="float" office:value="0.941036655534468" calcext:value-type="float">
            <text:p>0.941036655534468</text:p>
          </table:table-cell>
          <table:table-cell table:formula="of:=-0.0482*[.B156]+0.0336*[.C156]-0.0021*[.D156]-0.0337*[.F156]+0.2088*[.G156]+0.0019*[.H156]-0.3255" office:value-type="float" office:value="0.3108" calcext:value-type="float">
            <text:p>0.3108</text:p>
          </table:table-cell>
          <table:table-cell table:formula="of:=[.X155]-1" office:value-type="float" office:value="35" calcext:value-type="float">
            <text:p>35</text:p>
          </table:table-cell>
          <table:table-cell table:formula="of:=[.M156]-[.X156]" office:value-type="float" office:value="-1" calcext:value-type="float">
            <text:p>-1</text:p>
          </table:table-cell>
          <table:table-cell/>
          <table:table-cell table:formula="of:=[.R156]-[.X156]" office:value-type="float" office:value="66" calcext:value-type="float">
            <text:p>66</text:p>
          </table:table-cell>
          <table:table-cell table:formula="of:=ABS([.J156]-[.W156])" office:value-type="float" office:value="0.3108" calcext:value-type="float">
            <text:p>0.3108</text:p>
          </table:table-cell>
          <table:table-cell table:formula="of:=[.AB156]/ABS([.J156]+1)" office:value-type="float" office:value="0.3108" calcext:value-type="float">
            <text:p>0.3108</text:p>
          </table:table-cell>
          <table:table-cell table:number-columns-repeated="99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 office:value-type="float" office:value="173" calcext:value-type="float">
            <text:p>173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K156]+[.J157]" office:value-type="float" office:value="427" calcext:value-type="float">
            <text:p>427</text:p>
          </table:table-cell>
          <table:table-cell table:formula="of:=[.K157]/SUM([.$J$2:.$J$189]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(188-[.M157])/187" office:value-type="float" office:value="0.828877005347593" calcext:value-type="float">
            <text:p>0.828877005347593</text:p>
          </table:table-cell>
          <table:table-cell table:formula="of:=-0.0516*[.B157]+0.0341*[.C157]-0.0027*[.D157]-0.0372*[.F157]+0.2119*[.G157]+0.0018*[.H157]+0.005*[.I157]-0.3091" office:value-type="float" office:value="1.481" calcext:value-type="float">
            <text:p>1.481</text:p>
          </table:table-cell>
          <table:table-cell table:formula="of:=[.P156]+[.O157]" office:value-type="float" office:value="386.3377" calcext:value-type="float">
            <text:p>386.3377</text:p>
          </table:table-cell>
          <table:table-cell table:formula="of:=[.P157]/SUM([.$O$2:.$O$189])" office:value-type="float" office:value="0.903428202355653" calcext:value-type="float">
            <text:p>0.903428202355653</text:p>
          </table:table-cell>
          <table:table-cell office:value-type="float" office:value="111" calcext:value-type="float">
            <text:p>111</text:p>
          </table:table-cell>
          <table:table-cell table:formula="of:=[.M157]-[.R157]" office:value-type="float" office:value="-78" calcext:value-type="float">
            <text:p>-78</text:p>
          </table:table-cell>
          <table:table-cell table:formula="of:=ABS([.J157]-[.O157])" office:value-type="float" office:value="1.481" calcext:value-type="float">
            <text:p>1.481</text:p>
          </table:table-cell>
          <table:table-cell table:formula="of:=[.T157]/ABS([.J157]+1)" office:value-type="float" office:value="1.481" calcext:value-type="float">
            <text:p>1.481</text:p>
          </table:table-cell>
          <table:table-cell table:formula="of:=SUM([.$W$2:.W157])/SUM([.$W$2:.$W$189])" office:value-type="float" office:value="0.944560756839356" calcext:value-type="float">
            <text:p>0.944560756839356</text:p>
          </table:table-cell>
          <table:table-cell table:formula="of:=-0.0482*[.B157]+0.0336*[.C157]-0.0021*[.D157]-0.0337*[.F157]+0.2088*[.G157]+0.0019*[.H157]-0.3255" office:value-type="float" office:value="1.5018" calcext:value-type="float">
            <text:p>1.5018</text:p>
          </table:table-cell>
          <table:table-cell table:formula="of:=[.X156]-1" office:value-type="float" office:value="34" calcext:value-type="float">
            <text:p>34</text:p>
          </table:table-cell>
          <table:table-cell table:formula="of:=[.M157]-[.X157]" office:value-type="float" office:value="-1" calcext:value-type="float">
            <text:p>-1</text:p>
          </table:table-cell>
          <table:table-cell/>
          <table:table-cell table:formula="of:=[.R157]-[.X157]" office:value-type="float" office:value="111" calcext:value-type="float">
            <text:p>111</text:p>
          </table:table-cell>
          <table:table-cell table:formula="of:=ABS([.J157]-[.W157])" office:value-type="float" office:value="1.5018" calcext:value-type="float">
            <text:p>1.5018</text:p>
          </table:table-cell>
          <table:table-cell table:formula="of:=[.AB157]/ABS([.J157]+1)" office:value-type="float" office:value="1.5018" calcext:value-type="float">
            <text:p>1.5018</text:p>
          </table:table-cell>
          <table:table-cell table:number-columns-repeated="99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47" calcext:value-type="float">
            <text:p>147</text:p>
          </table:table-cell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K157]+[.J158]" office:value-type="float" office:value="427" calcext:value-type="float">
            <text:p>427</text:p>
          </table:table-cell>
          <table:table-cell table:formula="of:=[.K158]/SUM([.$J$2:.$J$189]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(188-[.M158])/187" office:value-type="float" office:value="0.834224598930481" calcext:value-type="float">
            <text:p>0.834224598930481</text:p>
          </table:table-cell>
          <table:table-cell table:formula="of:=-0.0516*[.B158]+0.0341*[.C158]-0.0027*[.D158]-0.0372*[.F158]+0.2119*[.G158]+0.0018*[.H158]+0.005*[.I158]-0.3091" office:value-type="float" office:value="0.6443" calcext:value-type="float">
            <text:p>0.6443</text:p>
          </table:table-cell>
          <table:table-cell table:formula="of:=[.P157]+[.O158]" office:value-type="float" office:value="386.982" calcext:value-type="float">
            <text:p>386.982</text:p>
          </table:table-cell>
          <table:table-cell table:formula="of:=[.P158]/SUM([.$O$2:.$O$189])" office:value-type="float" office:value="0.904934860366967" calcext:value-type="float">
            <text:p>0.904934860366967</text:p>
          </table:table-cell>
          <table:table-cell office:value-type="float" office:value="81" calcext:value-type="float">
            <text:p>81</text:p>
          </table:table-cell>
          <table:table-cell table:formula="of:=[.M158]-[.R158]" office:value-type="float" office:value="-49" calcext:value-type="float">
            <text:p>-49</text:p>
          </table:table-cell>
          <table:table-cell table:formula="of:=ABS([.J158]-[.O158])" office:value-type="float" office:value="0.6443" calcext:value-type="float">
            <text:p>0.6443</text:p>
          </table:table-cell>
          <table:table-cell table:formula="of:=[.T158]/ABS([.J158]+1)" office:value-type="float" office:value="0.6443" calcext:value-type="float">
            <text:p>0.6443</text:p>
          </table:table-cell>
          <table:table-cell table:formula="of:=SUM([.$W$2:.W158])/SUM([.$W$2:.$W$189])" office:value-type="float" office:value="0.945884934736779" calcext:value-type="float">
            <text:p>0.945884934736779</text:p>
          </table:table-cell>
          <table:table-cell table:formula="of:=-0.0482*[.B158]+0.0336*[.C158]-0.0021*[.D158]-0.0337*[.F158]+0.2088*[.G158]+0.0019*[.H158]-0.3255" office:value-type="float" office:value="0.5643" calcext:value-type="float">
            <text:p>0.5643</text:p>
          </table:table-cell>
          <table:table-cell table:formula="of:=[.X157]-1" office:value-type="float" office:value="33" calcext:value-type="float">
            <text:p>33</text:p>
          </table:table-cell>
          <table:table-cell table:formula="of:=[.M158]-[.X158]" office:value-type="float" office:value="-1" calcext:value-type="float">
            <text:p>-1</text:p>
          </table:table-cell>
          <table:table-cell/>
          <table:table-cell table:formula="of:=[.R158]-[.X158]" office:value-type="float" office:value="81" calcext:value-type="float">
            <text:p>81</text:p>
          </table:table-cell>
          <table:table-cell table:formula="of:=ABS([.J158]-[.W158])" office:value-type="float" office:value="0.5643" calcext:value-type="float">
            <text:p>0.5643</text:p>
          </table:table-cell>
          <table:table-cell table:formula="of:=[.AB158]/ABS([.J158]+1)" office:value-type="float" office:value="0.5643" calcext:value-type="float">
            <text:p>0.5643</text:p>
          </table:table-cell>
          <table:table-cell table:number-columns-repeated="99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203" calcext:value-type="float">
            <text:p>203</text:p>
          </table:table-cell>
          <table:table-cell office:value-type="float" office:value="1285" calcext:value-type="float">
            <text:p>1285</text:p>
          </table:table-cell>
          <table:table-cell office:value-type="float" office:value="1055" calcext:value-type="float">
            <text:p>1055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882" calcext:value-type="float">
            <text:p>882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[.K158]+[.J159]" office:value-type="float" office:value="427" calcext:value-type="float">
            <text:p>427</text:p>
          </table:table-cell>
          <table:table-cell table:formula="of:=[.K159]/SUM([.$J$2:.$J$189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188-[.M159])/187" office:value-type="float" office:value="0.839572192513369" calcext:value-type="float">
            <text:p>0.839572192513369</text:p>
          </table:table-cell>
          <table:table-cell table:formula="of:=-0.0516*[.B159]+0.0341*[.C159]-0.0027*[.D159]-0.0372*[.F159]+0.2119*[.G159]+0.0018*[.H159]+0.005*[.I159]-0.3091" office:value-type="float" office:value="3.8652" calcext:value-type="float">
            <text:p>3.8652</text:p>
          </table:table-cell>
          <table:table-cell table:formula="of:=[.P158]+[.O159]" office:value-type="float" office:value="390.8472" calcext:value-type="float">
            <text:p>390.8472</text:p>
          </table:table-cell>
          <table:table-cell table:formula="of:=[.P159]/SUM([.$O$2:.$O$189])" office:value-type="float" office:value="0.91397340536981" calcext:value-type="float">
            <text:p>0.91397340536981</text:p>
          </table:table-cell>
          <table:table-cell office:value-type="float" office:value="158" calcext:value-type="float">
            <text:p>158</text:p>
          </table:table-cell>
          <table:table-cell table:formula="of:=[.M159]-[.R159]" office:value-type="float" office:value="-127" calcext:value-type="float">
            <text:p>-127</text:p>
          </table:table-cell>
          <table:table-cell table:formula="of:=ABS([.J159]-[.O159])" office:value-type="float" office:value="3.8652" calcext:value-type="float">
            <text:p>3.8652</text:p>
          </table:table-cell>
          <table:table-cell table:formula="of:=[.T159]/ABS([.J159]+1)" office:value-type="float" office:value="3.8652" calcext:value-type="float">
            <text:p>3.8652</text:p>
          </table:table-cell>
          <table:table-cell table:formula="of:=SUM([.$W$2:.W159])/SUM([.$W$2:.$W$189])" office:value-type="float" office:value="0.955239830370066" calcext:value-type="float">
            <text:p>0.955239830370066</text:p>
          </table:table-cell>
          <table:table-cell table:formula="of:=-0.0482*[.B159]+0.0336*[.C159]-0.0021*[.D159]-0.0337*[.F159]+0.2088*[.G159]+0.0019*[.H159]-0.3255" office:value-type="float" office:value="3.9866" calcext:value-type="float">
            <text:p>3.9866</text:p>
          </table:table-cell>
          <table:table-cell table:formula="of:=[.X158]-1" office:value-type="float" office:value="32" calcext:value-type="float">
            <text:p>32</text:p>
          </table:table-cell>
          <table:table-cell table:formula="of:=[.M159]-[.X159]" office:value-type="float" office:value="-1" calcext:value-type="float">
            <text:p>-1</text:p>
          </table:table-cell>
          <table:table-cell/>
          <table:table-cell table:formula="of:=[.R159]-[.X159]" office:value-type="float" office:value="158" calcext:value-type="float">
            <text:p>158</text:p>
          </table:table-cell>
          <table:table-cell table:formula="of:=ABS([.J159]-[.W159])" office:value-type="float" office:value="3.9866" calcext:value-type="float">
            <text:p>3.9866</text:p>
          </table:table-cell>
          <table:table-cell table:formula="of:=[.AB159]/ABS([.J159]+1)" office:value-type="float" office:value="3.9866" calcext:value-type="float">
            <text:p>3.9866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220" calcext:value-type="float">
            <text:p>220</text:p>
          </table:table-cell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K159]+[.J160]" office:value-type="float" office:value="427" calcext:value-type="float">
            <text:p>427</text:p>
          </table:table-cell>
          <table:table-cell table:formula="of:=[.K160]/SUM([.$J$2:.$J$189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188-[.M160])/187" office:value-type="float" office:value="0.844919786096257" calcext:value-type="float">
            <text:p>0.844919786096257</text:p>
          </table:table-cell>
          <table:table-cell table:formula="of:=-0.0516*[.B160]+0.0341*[.C160]-0.0027*[.D160]-0.0372*[.F160]+0.2119*[.G160]+0.0018*[.H160]+0.005*[.I160]-0.3091" office:value-type="float" office:value="1.5869" calcext:value-type="float">
            <text:p>1.5869</text:p>
          </table:table-cell>
          <table:table-cell table:formula="of:=[.P159]+[.O160]" office:value-type="float" office:value="392.4341" calcext:value-type="float">
            <text:p>392.4341</text:p>
          </table:table-cell>
          <table:table-cell table:formula="of:=[.P160]/SUM([.$O$2:.$O$189])" office:value-type="float" office:value="0.917684278562663" calcext:value-type="float">
            <text:p>0.917684278562663</text:p>
          </table:table-cell>
          <table:table-cell office:value-type="float" office:value="115" calcext:value-type="float">
            <text:p>115</text:p>
          </table:table-cell>
          <table:table-cell table:formula="of:=[.M160]-[.R160]" office:value-type="float" office:value="-85" calcext:value-type="float">
            <text:p>-85</text:p>
          </table:table-cell>
          <table:table-cell table:formula="of:=ABS([.J160]-[.O160])" office:value-type="float" office:value="1.5869" calcext:value-type="float">
            <text:p>1.5869</text:p>
          </table:table-cell>
          <table:table-cell table:formula="of:=[.T160]/ABS([.J160]+1)" office:value-type="float" office:value="1.5869" calcext:value-type="float">
            <text:p>1.5869</text:p>
          </table:table-cell>
          <table:table-cell table:formula="of:=SUM([.$W$2:.W160])/SUM([.$W$2:.$W$189])" office:value-type="float" office:value="0.959026045215876" calcext:value-type="float">
            <text:p>0.959026045215876</text:p>
          </table:table-cell>
          <table:table-cell table:formula="of:=-0.0482*[.B160]+0.0336*[.C160]-0.0021*[.D160]-0.0337*[.F160]+0.2088*[.G160]+0.0019*[.H160]-0.3255" office:value-type="float" office:value="1.6135" calcext:value-type="float">
            <text:p>1.6135</text:p>
          </table:table-cell>
          <table:table-cell table:formula="of:=[.X159]-1" office:value-type="float" office:value="31" calcext:value-type="float">
            <text:p>31</text:p>
          </table:table-cell>
          <table:table-cell table:formula="of:=[.M160]-[.X160]" office:value-type="float" office:value="-1" calcext:value-type="float">
            <text:p>-1</text:p>
          </table:table-cell>
          <table:table-cell/>
          <table:table-cell table:formula="of:=[.R160]-[.X160]" office:value-type="float" office:value="115" calcext:value-type="float">
            <text:p>115</text:p>
          </table:table-cell>
          <table:table-cell table:formula="of:=ABS([.J160]-[.W160])" office:value-type="float" office:value="1.6135" calcext:value-type="float">
            <text:p>1.6135</text:p>
          </table:table-cell>
          <table:table-cell table:formula="of:=[.AB160]/ABS([.J160]+1)" office:value-type="float" office:value="1.6135" calcext:value-type="float">
            <text:p>1.6135</text:p>
          </table:table-cell>
          <table:table-cell table:number-columns-repeated="99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12" calcext:value-type="float">
            <text:p>212</text:p>
          </table:table-cell>
          <table:table-cell office:value-type="float" office:value="921" calcext:value-type="float">
            <text:p>921</text:p>
          </table:table-cell>
          <table:table-cell office:value-type="float" office:value="827" calcext:value-type="float">
            <text:p>82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736" calcext:value-type="float">
            <text:p>736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K160]+[.J161]" office:value-type="float" office:value="427" calcext:value-type="float">
            <text:p>427</text:p>
          </table:table-cell>
          <table:table-cell table:formula="of:=[.K161]/SUM([.$J$2:.$J$189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188-[.M161])/187" office:value-type="float" office:value="0.850267379679144" calcext:value-type="float">
            <text:p>0.850267379679144</text:p>
          </table:table-cell>
          <table:table-cell table:formula="of:=-0.0516*[.B161]+0.0341*[.C161]-0.0027*[.D161]-0.0372*[.F161]+0.2119*[.G161]+0.0018*[.H161]+0.005*[.I161]-0.3091" office:value-type="float" office:value="3.8821" calcext:value-type="float">
            <text:p>3.8821</text:p>
          </table:table-cell>
          <table:table-cell table:formula="of:=[.P160]+[.O161]" office:value-type="float" office:value="396.3162" calcext:value-type="float">
            <text:p>396.3162</text:p>
          </table:table-cell>
          <table:table-cell table:formula="of:=[.P161]/SUM([.$O$2:.$O$189])" office:value-type="float" office:value="0.926762343230866" calcext:value-type="float">
            <text:p>0.926762343230866</text:p>
          </table:table-cell>
          <table:table-cell office:value-type="float" office:value="159" calcext:value-type="float">
            <text:p>159</text:p>
          </table:table-cell>
          <table:table-cell table:formula="of:=[.M161]-[.R161]" office:value-type="float" office:value="-130" calcext:value-type="float">
            <text:p>-130</text:p>
          </table:table-cell>
          <table:table-cell table:formula="of:=ABS([.J161]-[.O161])" office:value-type="float" office:value="3.8821" calcext:value-type="float">
            <text:p>3.8821</text:p>
          </table:table-cell>
          <table:table-cell table:formula="of:=[.T161]/ABS([.J161]+1)" office:value-type="float" office:value="3.8821" calcext:value-type="float">
            <text:p>3.8821</text:p>
          </table:table-cell>
          <table:table-cell table:formula="of:=SUM([.$W$2:.W161])/SUM([.$W$2:.$W$189])" office:value-type="float" office:value="0.968271589989656" calcext:value-type="float">
            <text:p>0.968271589989656</text:p>
          </table:table-cell>
          <table:table-cell table:formula="of:=-0.0482*[.B161]+0.0336*[.C161]-0.0021*[.D161]-0.0337*[.F161]+0.2088*[.G161]+0.0019*[.H161]-0.3255" office:value-type="float" office:value="3.94" calcext:value-type="float">
            <text:p>3.94</text:p>
          </table:table-cell>
          <table:table-cell table:formula="of:=[.X160]-1" office:value-type="float" office:value="30" calcext:value-type="float">
            <text:p>30</text:p>
          </table:table-cell>
          <table:table-cell table:formula="of:=[.M161]-[.X161]" office:value-type="float" office:value="-1" calcext:value-type="float">
            <text:p>-1</text:p>
          </table:table-cell>
          <table:table-cell/>
          <table:table-cell table:formula="of:=[.R161]-[.X161]" office:value-type="float" office:value="159" calcext:value-type="float">
            <text:p>159</text:p>
          </table:table-cell>
          <table:table-cell table:formula="of:=ABS([.J161]-[.W161])" office:value-type="float" office:value="3.94" calcext:value-type="float">
            <text:p>3.94</text:p>
          </table:table-cell>
          <table:table-cell table:formula="of:=[.AB161]/ABS([.J161]+1)" office:value-type="float" office:value="3.94" calcext:value-type="float">
            <text:p>3.94</text:p>
          </table:table-cell>
          <table:table-cell table:number-columns-repeated="99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K161]+[.J162]" office:value-type="float" office:value="427" calcext:value-type="float">
            <text:p>427</text:p>
          </table:table-cell>
          <table:table-cell table:formula="of:=[.K162]/SUM([.$J$2:.$J$189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188-[.M162])/187" office:value-type="float" office:value="0.855614973262032" calcext:value-type="float">
            <text:p>0.855614973262032</text:p>
          </table:table-cell>
          <table:table-cell table:formula="of:=-0.0516*[.B162]+0.0341*[.C162]-0.0027*[.D162]-0.0372*[.F162]+0.2119*[.G162]+0.0018*[.H162]+0.005*[.I162]-0.3091" office:value-type="float" office:value="1.3744" calcext:value-type="float">
            <text:p>1.3744</text:p>
          </table:table-cell>
          <table:table-cell table:formula="of:=[.P161]+[.O162]" office:value-type="float" office:value="397.6906" calcext:value-type="float">
            <text:p>397.6906</text:p>
          </table:table-cell>
          <table:table-cell table:formula="of:=[.P162]/SUM([.$O$2:.$O$189])" office:value-type="float" office:value="0.929976297554551" calcext:value-type="float">
            <text:p>0.929976297554551</text:p>
          </table:table-cell>
          <table:table-cell office:value-type="float" office:value="105" calcext:value-type="float">
            <text:p>105</text:p>
          </table:table-cell>
          <table:table-cell table:formula="of:=[.M162]-[.R162]" office:value-type="float" office:value="-77" calcext:value-type="float">
            <text:p>-77</text:p>
          </table:table-cell>
          <table:table-cell table:formula="of:=ABS([.J162]-[.O162])" office:value-type="float" office:value="1.3744" calcext:value-type="float">
            <text:p>1.3744</text:p>
          </table:table-cell>
          <table:table-cell table:formula="of:=[.T162]/ABS([.J162]+1)" office:value-type="float" office:value="1.3744" calcext:value-type="float">
            <text:p>1.3744</text:p>
          </table:table-cell>
          <table:table-cell table:formula="of:=SUM([.$W$2:.W162])/SUM([.$W$2:.$W$189])" office:value-type="float" office:value="0.971548126580425" calcext:value-type="float">
            <text:p>0.971548126580425</text:p>
          </table:table-cell>
          <table:table-cell table:formula="of:=-0.0482*[.B162]+0.0336*[.C162]-0.0021*[.D162]-0.0337*[.F162]+0.2088*[.G162]+0.0019*[.H162]-0.3255" office:value-type="float" office:value="1.3963" calcext:value-type="float">
            <text:p>1.3963</text:p>
          </table:table-cell>
          <table:table-cell table:formula="of:=[.X161]-1" office:value-type="float" office:value="29" calcext:value-type="float">
            <text:p>29</text:p>
          </table:table-cell>
          <table:table-cell table:formula="of:=[.M162]-[.X162]" office:value-type="float" office:value="-1" calcext:value-type="float">
            <text:p>-1</text:p>
          </table:table-cell>
          <table:table-cell/>
          <table:table-cell table:formula="of:=[.R162]-[.X162]" office:value-type="float" office:value="105" calcext:value-type="float">
            <text:p>105</text:p>
          </table:table-cell>
          <table:table-cell table:formula="of:=ABS([.J162]-[.W162])" office:value-type="float" office:value="1.3963" calcext:value-type="float">
            <text:p>1.3963</text:p>
          </table:table-cell>
          <table:table-cell table:formula="of:=[.AB162]/ABS([.J162]+1)" office:value-type="float" office:value="1.3963" calcext:value-type="float">
            <text:p>1.3963</text:p>
          </table:table-cell>
          <table:table-cell table:number-columns-repeated="99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32" calcext:value-type="float">
            <text:p>232</text:p>
          </table:table-cell>
          <table:table-cell office:value-type="float" office:value="205" calcext:value-type="float">
            <text:p>2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K162]+[.J163]" office:value-type="float" office:value="427" calcext:value-type="float">
            <text:p>427</text:p>
          </table:table-cell>
          <table:table-cell table:formula="of:=[.K163]/SUM([.$J$2:.$J$189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188-[.M163])/187" office:value-type="float" office:value="0.86096256684492" calcext:value-type="float">
            <text:p>0.86096256684492</text:p>
          </table:table-cell>
          <table:table-cell table:formula="of:=-0.0516*[.B163]+0.0341*[.C163]-0.0027*[.D163]-0.0372*[.F163]+0.2119*[.G163]+0.0018*[.H163]+0.005*[.I163]-0.3091" office:value-type="float" office:value="0.9466" calcext:value-type="float">
            <text:p>0.9466</text:p>
          </table:table-cell>
          <table:table-cell table:formula="of:=[.P162]+[.O163]" office:value-type="float" office:value="398.6372" calcext:value-type="float">
            <text:p>398.6372</text:p>
          </table:table-cell>
          <table:table-cell table:formula="of:=[.P163]/SUM([.$O$2:.$O$189])" office:value-type="float" office:value="0.932189866503038" calcext:value-type="float">
            <text:p>0.932189866503038</text:p>
          </table:table-cell>
          <table:table-cell office:value-type="float" office:value="96" calcext:value-type="float">
            <text:p>96</text:p>
          </table:table-cell>
          <table:table-cell table:formula="of:=[.M163]-[.R163]" office:value-type="float" office:value="-69" calcext:value-type="float">
            <text:p>-69</text:p>
          </table:table-cell>
          <table:table-cell table:formula="of:=ABS([.J163]-[.O163])" office:value-type="float" office:value="0.9466" calcext:value-type="float">
            <text:p>0.9466</text:p>
          </table:table-cell>
          <table:table-cell table:formula="of:=[.T163]/ABS([.J163]+1)" office:value-type="float" office:value="0.9466" calcext:value-type="float">
            <text:p>0.9466</text:p>
          </table:table-cell>
          <table:table-cell table:formula="of:=SUM([.$W$2:.W163])/SUM([.$W$2:.$W$189])" office:value-type="float" office:value="0.973735613087561" calcext:value-type="float">
            <text:p>0.973735613087561</text:p>
          </table:table-cell>
          <table:table-cell table:formula="of:=-0.0482*[.B163]+0.0336*[.C163]-0.0021*[.D163]-0.0337*[.F163]+0.2088*[.G163]+0.0019*[.H163]-0.3255" office:value-type="float" office:value="0.9322" calcext:value-type="float">
            <text:p>0.9322</text:p>
          </table:table-cell>
          <table:table-cell table:formula="of:=[.X162]-1" office:value-type="float" office:value="28" calcext:value-type="float">
            <text:p>28</text:p>
          </table:table-cell>
          <table:table-cell table:formula="of:=[.M163]-[.X163]" office:value-type="float" office:value="-1" calcext:value-type="float">
            <text:p>-1</text:p>
          </table:table-cell>
          <table:table-cell/>
          <table:table-cell table:formula="of:=[.R163]-[.X163]" office:value-type="float" office:value="96" calcext:value-type="float">
            <text:p>96</text:p>
          </table:table-cell>
          <table:table-cell table:formula="of:=ABS([.J163]-[.W163])" office:value-type="float" office:value="0.9322" calcext:value-type="float">
            <text:p>0.9322</text:p>
          </table:table-cell>
          <table:table-cell table:formula="of:=[.AB163]/ABS([.J163]+1)" office:value-type="float" office:value="0.9322" calcext:value-type="float">
            <text:p>0.9322</text:p>
          </table:table-cell>
          <table:table-cell table:number-columns-repeated="99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K163]+[.J164]" office:value-type="float" office:value="427" calcext:value-type="float">
            <text:p>427</text:p>
          </table:table-cell>
          <table:table-cell table:formula="of:=[.K164]/SUM([.$J$2:.$J$189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188-[.M164])/187" office:value-type="float" office:value="0.866310160427807" calcext:value-type="float">
            <text:p>0.866310160427807</text:p>
          </table:table-cell>
          <table:table-cell table:formula="of:=-0.0516*[.B164]+0.0341*[.C164]-0.0027*[.D164]-0.0372*[.F164]+0.2119*[.G164]+0.0018*[.H164]+0.005*[.I164]-0.3091" office:value-type="float" office:value="-0.2373" calcext:value-type="float">
            <text:p>-0.2373</text:p>
          </table:table-cell>
          <table:table-cell table:formula="of:=[.P163]+[.O164]" office:value-type="float" office:value="398.3999" calcext:value-type="float">
            <text:p>398.3999</text:p>
          </table:table-cell>
          <table:table-cell table:formula="of:=[.P164]/SUM([.$O$2:.$O$189])" office:value-type="float" office:value="0.931634954278787" calcext:value-type="float">
            <text:p>0.931634954278787</text:p>
          </table:table-cell>
          <table:table-cell office:value-type="float" office:value="28" calcext:value-type="float">
            <text:p>28</text:p>
          </table:table-cell>
          <table:table-cell table:formula="of:=[.M164]-[.R164]" office:value-type="float" office:value="-2" calcext:value-type="float">
            <text:p>-2</text:p>
          </table:table-cell>
          <table:table-cell table:formula="of:=ABS([.J164]-[.O164])" office:value-type="float" office:value="0.2373" calcext:value-type="float">
            <text:p>0.2373</text:p>
          </table:table-cell>
          <table:table-cell table:formula="of:=[.T164]/ABS([.J164]+1)" office:value-type="float" office:value="0.2373" calcext:value-type="float">
            <text:p>0.2373</text:p>
          </table:table-cell>
          <table:table-cell table:formula="of:=SUM([.$W$2:.W164])/SUM([.$W$2:.$W$189])" office:value-type="float" office:value="0.973157883868449" calcext:value-type="float">
            <text:p>0.973157883868449</text:p>
          </table:table-cell>
          <table:table-cell table:formula="of:=-0.0482*[.B164]+0.0336*[.C164]-0.0021*[.D164]-0.0337*[.F164]+0.2088*[.G164]+0.0019*[.H164]-0.3255" office:value-type="float" office:value="-0.2462" calcext:value-type="float">
            <text:p>-0.2462</text:p>
          </table:table-cell>
          <table:table-cell table:formula="of:=[.X163]-1" office:value-type="float" office:value="27" calcext:value-type="float">
            <text:p>27</text:p>
          </table:table-cell>
          <table:table-cell table:formula="of:=[.M164]-[.X164]" office:value-type="float" office:value="-1" calcext:value-type="float">
            <text:p>-1</text:p>
          </table:table-cell>
          <table:table-cell/>
          <table:table-cell table:formula="of:=[.R164]-[.X164]" office:value-type="float" office:value="28" calcext:value-type="float">
            <text:p>28</text:p>
          </table:table-cell>
          <table:table-cell table:formula="of:=ABS([.J164]-[.W164])" office:value-type="float" office:value="0.2462" calcext:value-type="float">
            <text:p>0.2462</text:p>
          </table:table-cell>
          <table:table-cell table:formula="of:=[.AB164]/ABS([.J164]+1)" office:value-type="float" office:value="0.2462" calcext:value-type="float">
            <text:p>0.2462</text:p>
          </table:table-cell>
          <table:table-cell table:number-columns-repeated="99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K164]+[.J165]" office:value-type="float" office:value="427" calcext:value-type="float">
            <text:p>427</text:p>
          </table:table-cell>
          <table:table-cell table:formula="of:=[.K165]/SUM([.$J$2:.$J$189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188-[.M165])/187" office:value-type="float" office:value="0.871657754010695" calcext:value-type="float">
            <text:p>0.871657754010695</text:p>
          </table:table-cell>
          <table:table-cell table:formula="of:=-0.0516*[.B165]+0.0341*[.C165]-0.0027*[.D165]-0.0372*[.F165]+0.2119*[.G165]+0.0018*[.H165]+0.005*[.I165]-0.3091" office:value-type="float" office:value="0.2498" calcext:value-type="float">
            <text:p>0.2498</text:p>
          </table:table-cell>
          <table:table-cell table:formula="of:=[.P164]+[.O165]" office:value-type="float" office:value="398.6497" calcext:value-type="float">
            <text:p>398.6497</text:p>
          </table:table-cell>
          <table:table-cell table:formula="of:=[.P165]/SUM([.$O$2:.$O$189])" office:value-type="float" office:value="0.932219097024754" calcext:value-type="float">
            <text:p>0.932219097024754</text:p>
          </table:table-cell>
          <table:table-cell office:value-type="float" office:value="62" calcext:value-type="float">
            <text:p>62</text:p>
          </table:table-cell>
          <table:table-cell table:formula="of:=[.M165]-[.R165]" office:value-type="float" office:value="-37" calcext:value-type="float">
            <text:p>-37</text:p>
          </table:table-cell>
          <table:table-cell table:formula="of:=ABS([.J165]-[.O165])" office:value-type="float" office:value="0.2498" calcext:value-type="float">
            <text:p>0.2498</text:p>
          </table:table-cell>
          <table:table-cell table:formula="of:=[.T165]/ABS([.J165]+1)" office:value-type="float" office:value="0.2498" calcext:value-type="float">
            <text:p>0.2498</text:p>
          </table:table-cell>
          <table:table-cell table:formula="of:=SUM([.$W$2:.W165])/SUM([.$W$2:.$W$189])" office:value-type="float" office:value="0.973656533174141" calcext:value-type="float">
            <text:p>0.973656533174141</text:p>
          </table:table-cell>
          <table:table-cell table:formula="of:=-0.0482*[.B165]+0.0336*[.C165]-0.0021*[.D165]-0.0337*[.F165]+0.2088*[.G165]+0.0019*[.H165]-0.3255" office:value-type="float" office:value="0.2125" calcext:value-type="float">
            <text:p>0.2125</text:p>
          </table:table-cell>
          <table:table-cell table:formula="of:=[.X164]-1" office:value-type="float" office:value="26" calcext:value-type="float">
            <text:p>26</text:p>
          </table:table-cell>
          <table:table-cell table:formula="of:=[.M165]-[.X165]" office:value-type="float" office:value="-1" calcext:value-type="float">
            <text:p>-1</text:p>
          </table:table-cell>
          <table:table-cell/>
          <table:table-cell table:formula="of:=[.R165]-[.X165]" office:value-type="float" office:value="62" calcext:value-type="float">
            <text:p>62</text:p>
          </table:table-cell>
          <table:table-cell table:formula="of:=ABS([.J165]-[.W165])" office:value-type="float" office:value="0.2125" calcext:value-type="float">
            <text:p>0.2125</text:p>
          </table:table-cell>
          <table:table-cell table:formula="of:=[.AB165]/ABS([.J165]+1)" office:value-type="float" office:value="0.2125" calcext:value-type="float">
            <text:p>0.2125</text:p>
          </table:table-cell>
          <table:table-cell table:number-columns-repeated="99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K165]+[.J166]" office:value-type="float" office:value="427" calcext:value-type="float">
            <text:p>427</text:p>
          </table:table-cell>
          <table:table-cell table:formula="of:=[.K166]/SUM([.$J$2:.$J$189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188-[.M166])/187" office:value-type="float" office:value="0.877005347593583" calcext:value-type="float">
            <text:p>0.877005347593583</text:p>
          </table:table-cell>
          <table:table-cell table:formula="of:=-0.0516*[.B166]+0.0341*[.C166]-0.0027*[.D166]-0.0372*[.F166]+0.2119*[.G166]+0.0018*[.H166]+0.005*[.I166]-0.3091" office:value-type="float" office:value="-0.2499" calcext:value-type="float">
            <text:p>-0.2499</text:p>
          </table:table-cell>
          <table:table-cell table:formula="of:=[.P165]+[.O166]" office:value-type="float" office:value="398.3998" calcext:value-type="float">
            <text:p>398.3998</text:p>
          </table:table-cell>
          <table:table-cell table:formula="of:=[.P166]/SUM([.$O$2:.$O$189])" office:value-type="float" office:value="0.931634720434613" calcext:value-type="float">
            <text:p>0.931634720434613</text:p>
          </table:table-cell>
          <table:table-cell office:value-type="float" office:value="22" calcext:value-type="float">
            <text:p>22</text:p>
          </table:table-cell>
          <table:table-cell table:formula="of:=[.M166]-[.R166]" office:value-type="float" office:value="2" calcext:value-type="float">
            <text:p>2</text:p>
          </table:table-cell>
          <table:table-cell table:formula="of:=ABS([.J166]-[.O166])" office:value-type="float" office:value="0.2499" calcext:value-type="float">
            <text:p>0.2499</text:p>
          </table:table-cell>
          <table:table-cell table:formula="of:=[.T166]/ABS([.J166]+1)" office:value-type="float" office:value="0.2499" calcext:value-type="float">
            <text:p>0.2499</text:p>
          </table:table-cell>
          <table:table-cell table:formula="of:=SUM([.$W$2:.W166])/SUM([.$W$2:.$W$189])" office:value-type="float" office:value="0.973047594374954" calcext:value-type="float">
            <text:p>0.973047594374954</text:p>
          </table:table-cell>
          <table:table-cell table:formula="of:=-0.0482*[.B166]+0.0336*[.C166]-0.0021*[.D166]-0.0337*[.F166]+0.2088*[.G166]+0.0019*[.H166]-0.3255" office:value-type="float" office:value="-0.2595" calcext:value-type="float">
            <text:p>-0.2595</text:p>
          </table:table-cell>
          <table:table-cell table:formula="of:=[.X165]-1" office:value-type="float" office:value="25" calcext:value-type="float">
            <text:p>25</text:p>
          </table:table-cell>
          <table:table-cell table:formula="of:=[.M166]-[.X166]" office:value-type="float" office:value="-1" calcext:value-type="float">
            <text:p>-1</text:p>
          </table:table-cell>
          <table:table-cell/>
          <table:table-cell table:formula="of:=[.R166]-[.X166]" office:value-type="float" office:value="22" calcext:value-type="float">
            <text:p>22</text:p>
          </table:table-cell>
          <table:table-cell table:formula="of:=ABS([.J166]-[.W166])" office:value-type="float" office:value="0.2595" calcext:value-type="float">
            <text:p>0.2595</text:p>
          </table:table-cell>
          <table:table-cell table:formula="of:=[.AB166]/ABS([.J166]+1)" office:value-type="float" office:value="0.2595" calcext:value-type="float">
            <text:p>0.2595</text:p>
          </table:table-cell>
          <table:table-cell table:number-columns-repeated="99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K166]+[.J167]" office:value-type="float" office:value="427" calcext:value-type="float">
            <text:p>427</text:p>
          </table:table-cell>
          <table:table-cell table:formula="of:=[.K167]/SUM([.$J$2:.$J$189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188-[.M167])/187" office:value-type="float" office:value="0.882352941176471" calcext:value-type="float">
            <text:p>0.882352941176471</text:p>
          </table:table-cell>
          <table:table-cell table:formula="of:=-0.0516*[.B167]+0.0341*[.C167]-0.0027*[.D167]-0.0372*[.F167]+0.2119*[.G167]+0.0018*[.H167]+0.005*[.I167]-0.3091" office:value-type="float" office:value="-0.0777000000000001" calcext:value-type="float">
            <text:p>-0.0777</text:p>
          </table:table-cell>
          <table:table-cell table:formula="of:=[.P166]+[.O167]" office:value-type="float" office:value="398.3221" calcext:value-type="float">
            <text:p>398.3221</text:p>
          </table:table-cell>
          <table:table-cell table:formula="of:=[.P167]/SUM([.$O$2:.$O$189])" office:value-type="float" office:value="0.931453023511629" calcext:value-type="float">
            <text:p>0.931453023511629</text:p>
          </table:table-cell>
          <table:table-cell office:value-type="float" office:value="43" calcext:value-type="float">
            <text:p>43</text:p>
          </table:table-cell>
          <table:table-cell table:formula="of:=[.M167]-[.R167]" office:value-type="float" office:value="-20" calcext:value-type="float">
            <text:p>-20</text:p>
          </table:table-cell>
          <table:table-cell table:formula="of:=ABS([.J167]-[.O167])" office:value-type="float" office:value="0.0777000000000001" calcext:value-type="float">
            <text:p>0.0777</text:p>
          </table:table-cell>
          <table:table-cell table:formula="of:=[.T167]/ABS([.J167]+1)" office:value-type="float" office:value="0.0777000000000001" calcext:value-type="float">
            <text:p>0.0777</text:p>
          </table:table-cell>
          <table:table-cell table:formula="of:=SUM([.$W$2:.W167])/SUM([.$W$2:.$W$189])" office:value-type="float" office:value="0.972763657593831" calcext:value-type="float">
            <text:p>0.972763657593831</text:p>
          </table:table-cell>
          <table:table-cell table:formula="of:=-0.0482*[.B167]+0.0336*[.C167]-0.0021*[.D167]-0.0337*[.F167]+0.2088*[.G167]+0.0019*[.H167]-0.3255" office:value-type="float" office:value="-0.121" calcext:value-type="float">
            <text:p>-0.121</text:p>
          </table:table-cell>
          <table:table-cell table:formula="of:=[.X166]-1" office:value-type="float" office:value="24" calcext:value-type="float">
            <text:p>24</text:p>
          </table:table-cell>
          <table:table-cell table:formula="of:=[.M167]-[.X167]" office:value-type="float" office:value="-1" calcext:value-type="float">
            <text:p>-1</text:p>
          </table:table-cell>
          <table:table-cell/>
          <table:table-cell table:formula="of:=[.R167]-[.X167]" office:value-type="float" office:value="43" calcext:value-type="float">
            <text:p>43</text:p>
          </table:table-cell>
          <table:table-cell table:formula="of:=ABS([.J167]-[.W167])" office:value-type="float" office:value="0.121" calcext:value-type="float">
            <text:p>0.121</text:p>
          </table:table-cell>
          <table:table-cell table:formula="of:=[.AB167]/ABS([.J167]+1)" office:value-type="float" office:value="0.121" calcext:value-type="float">
            <text:p>0.121</text:p>
          </table:table-cell>
          <table:table-cell table:number-columns-repeated="99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6" calcext:value-type="float">
            <text:p>23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K167]+[.J168]" office:value-type="float" office:value="427" calcext:value-type="float">
            <text:p>427</text:p>
          </table:table-cell>
          <table:table-cell table:formula="of:=[.K168]/SUM([.$J$2:.$J$189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188-[.M168])/187" office:value-type="float" office:value="0.887700534759358" calcext:value-type="float">
            <text:p>0.887700534759358</text:p>
          </table:table-cell>
          <table:table-cell table:formula="of:=-0.0516*[.B168]+0.0341*[.C168]-0.0027*[.D168]-0.0372*[.F168]+0.2119*[.G168]+0.0018*[.H168]+0.005*[.I168]-0.3091" office:value-type="float" office:value="0.1022" calcext:value-type="float">
            <text:p>0.1022</text:p>
          </table:table-cell>
          <table:table-cell table:formula="of:=[.P167]+[.O168]" office:value-type="float" office:value="398.4243" calcext:value-type="float">
            <text:p>398.4243</text:p>
          </table:table-cell>
          <table:table-cell table:formula="of:=[.P168]/SUM([.$O$2:.$O$189])" office:value-type="float" office:value="0.931692012257176" calcext:value-type="float">
            <text:p>0.931692012257176</text:p>
          </table:table-cell>
          <table:table-cell office:value-type="float" office:value="52" calcext:value-type="float">
            <text:p>52</text:p>
          </table:table-cell>
          <table:table-cell table:formula="of:=[.M168]-[.R168]" office:value-type="float" office:value="-30" calcext:value-type="float">
            <text:p>-30</text:p>
          </table:table-cell>
          <table:table-cell table:formula="of:=ABS([.J168]-[.O168])" office:value-type="float" office:value="0.1022" calcext:value-type="float">
            <text:p>0.1022</text:p>
          </table:table-cell>
          <table:table-cell table:formula="of:=[.T168]/ABS([.J168]+1)" office:value-type="float" office:value="0.1022" calcext:value-type="float">
            <text:p>0.1022</text:p>
          </table:table-cell>
          <table:table-cell table:formula="of:=SUM([.$W$2:.W168])/SUM([.$W$2:.$W$189])" office:value-type="float" office:value="0.973070356249143" calcext:value-type="float">
            <text:p>0.973070356249143</text:p>
          </table:table-cell>
          <table:table-cell table:formula="of:=-0.0482*[.B168]+0.0336*[.C168]-0.0021*[.D168]-0.0337*[.F168]+0.2088*[.G168]+0.0019*[.H168]-0.3255" office:value-type="float" office:value="0.1307" calcext:value-type="float">
            <text:p>0.1307</text:p>
          </table:table-cell>
          <table:table-cell table:formula="of:=[.X167]-1" office:value-type="float" office:value="23" calcext:value-type="float">
            <text:p>23</text:p>
          </table:table-cell>
          <table:table-cell table:formula="of:=[.M168]-[.X168]" office:value-type="float" office:value="-1" calcext:value-type="float">
            <text:p>-1</text:p>
          </table:table-cell>
          <table:table-cell/>
          <table:table-cell table:formula="of:=[.R168]-[.X168]" office:value-type="float" office:value="52" calcext:value-type="float">
            <text:p>52</text:p>
          </table:table-cell>
          <table:table-cell table:formula="of:=ABS([.J168]-[.W168])" office:value-type="float" office:value="0.1307" calcext:value-type="float">
            <text:p>0.1307</text:p>
          </table:table-cell>
          <table:table-cell table:formula="of:=[.AB168]/ABS([.J168]+1)" office:value-type="float" office:value="0.1307" calcext:value-type="float">
            <text:p>0.1307</text:p>
          </table:table-cell>
          <table:table-cell table:number-columns-repeated="99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72" calcext:value-type="float">
            <text:p>172</text:p>
          </table:table-cell>
          <table:table-cell office:value-type="float" office:value="1221" calcext:value-type="float">
            <text:p>1221</text:p>
          </table:table-cell>
          <table:table-cell office:value-type="float" office:value="1104" calcext:value-type="float">
            <text:p>1104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158" calcext:value-type="float">
            <text:p>1158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formula="of:=[.K168]+[.J169]" office:value-type="float" office:value="427" calcext:value-type="float">
            <text:p>427</text:p>
          </table:table-cell>
          <table:table-cell table:formula="of:=[.K169]/SUM([.$J$2:.$J$189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188-[.M169])/187" office:value-type="float" office:value="0.893048128342246" calcext:value-type="float">
            <text:p>0.893048128342246</text:p>
          </table:table-cell>
          <table:table-cell table:formula="of:=-0.0516*[.B169]+0.0341*[.C169]-0.0027*[.D169]-0.0372*[.F169]+0.2119*[.G169]+0.0018*[.H169]+0.005*[.I169]-0.3091" office:value-type="float" office:value="3.0448" calcext:value-type="float">
            <text:p>3.0448</text:p>
          </table:table-cell>
          <table:table-cell table:formula="of:=[.P168]+[.O169]" office:value-type="float" office:value="401.4691" calcext:value-type="float">
            <text:p>401.4691</text:p>
          </table:table-cell>
          <table:table-cell table:formula="of:=[.P169]/SUM([.$O$2:.$O$189])" office:value-type="float" office:value="0.938812099658774" calcext:value-type="float">
            <text:p>0.938812099658774</text:p>
          </table:table-cell>
          <table:table-cell office:value-type="float" office:value="147" calcext:value-type="float">
            <text:p>147</text:p>
          </table:table-cell>
          <table:table-cell table:formula="of:=[.M169]-[.R169]" office:value-type="float" office:value="-126" calcext:value-type="float">
            <text:p>-126</text:p>
          </table:table-cell>
          <table:table-cell table:formula="of:=ABS([.J169]-[.O169])" office:value-type="float" office:value="3.0448" calcext:value-type="float">
            <text:p>3.0448</text:p>
          </table:table-cell>
          <table:table-cell table:formula="of:=[.T169]/ABS([.J169]+1)" office:value-type="float" office:value="3.0448" calcext:value-type="float">
            <text:p>3.0448</text:p>
          </table:table-cell>
          <table:table-cell table:formula="of:=SUM([.$W$2:.W169])/SUM([.$W$2:.$W$189])" office:value-type="float" office:value="0.980699807955486" calcext:value-type="float">
            <text:p>0.980699807955486</text:p>
          </table:table-cell>
          <table:table-cell table:formula="of:=-0.0482*[.B169]+0.0336*[.C169]-0.0021*[.D169]-0.0337*[.F169]+0.2088*[.G169]+0.0019*[.H169]-0.3255" office:value-type="float" office:value="3.2513" calcext:value-type="float">
            <text:p>3.2513</text:p>
          </table:table-cell>
          <table:table-cell table:formula="of:=[.X168]-1" office:value-type="float" office:value="22" calcext:value-type="float">
            <text:p>22</text:p>
          </table:table-cell>
          <table:table-cell table:formula="of:=[.M169]-[.X169]" office:value-type="float" office:value="-1" calcext:value-type="float">
            <text:p>-1</text:p>
          </table:table-cell>
          <table:table-cell/>
          <table:table-cell table:formula="of:=[.R169]-[.X169]" office:value-type="float" office:value="147" calcext:value-type="float">
            <text:p>147</text:p>
          </table:table-cell>
          <table:table-cell table:formula="of:=ABS([.J169]-[.W169])" office:value-type="float" office:value="3.2513" calcext:value-type="float">
            <text:p>3.2513</text:p>
          </table:table-cell>
          <table:table-cell table:formula="of:=[.AB169]/ABS([.J169]+1)" office:value-type="float" office:value="3.2513" calcext:value-type="float">
            <text:p>3.2513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K169]+[.J170]" office:value-type="float" office:value="427" calcext:value-type="float">
            <text:p>427</text:p>
          </table:table-cell>
          <table:table-cell table:formula="of:=[.K170]/SUM([.$J$2:.$J$189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188-[.M170])/187" office:value-type="float" office:value="0.898395721925134" calcext:value-type="float">
            <text:p>0.898395721925134</text:p>
          </table:table-cell>
          <table:table-cell table:formula="of:=-0.0516*[.B170]+0.0341*[.C170]-0.0027*[.D170]-0.0372*[.F170]+0.2119*[.G170]+0.0018*[.H170]+0.005*[.I170]-0.3091" office:value-type="float" office:value="0.154" calcext:value-type="float">
            <text:p>0.154</text:p>
          </table:table-cell>
          <table:table-cell table:formula="of:=[.P169]+[.O170]" office:value-type="float" office:value="401.6231" calcext:value-type="float">
            <text:p>401.6231</text:p>
          </table:table-cell>
          <table:table-cell table:formula="of:=[.P170]/SUM([.$O$2:.$O$189])" office:value-type="float" office:value="0.939172219686312" calcext:value-type="float">
            <text:p>0.939172219686312</text:p>
          </table:table-cell>
          <table:table-cell office:value-type="float" office:value="55" calcext:value-type="float">
            <text:p>55</text:p>
          </table:table-cell>
          <table:table-cell table:formula="of:=[.M170]-[.R170]" office:value-type="float" office:value="-35" calcext:value-type="float">
            <text:p>-35</text:p>
          </table:table-cell>
          <table:table-cell table:formula="of:=ABS([.J170]-[.O170])" office:value-type="float" office:value="0.154" calcext:value-type="float">
            <text:p>0.154</text:p>
          </table:table-cell>
          <table:table-cell table:formula="of:=[.T170]/ABS([.J170]+1)" office:value-type="float" office:value="0.154" calcext:value-type="float">
            <text:p>0.154</text:p>
          </table:table-cell>
          <table:table-cell table:formula="of:=SUM([.$W$2:.W170])/SUM([.$W$2:.$W$189])" office:value-type="float" office:value="0.981003221391844" calcext:value-type="float">
            <text:p>0.981003221391844</text:p>
          </table:table-cell>
          <table:table-cell table:formula="of:=-0.0482*[.B170]+0.0336*[.C170]-0.0021*[.D170]-0.0337*[.F170]+0.2088*[.G170]+0.0019*[.H170]-0.3255" office:value-type="float" office:value="0.1293" calcext:value-type="float">
            <text:p>0.1293</text:p>
          </table:table-cell>
          <table:table-cell table:formula="of:=[.X169]-1" office:value-type="float" office:value="21" calcext:value-type="float">
            <text:p>21</text:p>
          </table:table-cell>
          <table:table-cell table:formula="of:=[.M170]-[.X170]" office:value-type="float" office:value="-1" calcext:value-type="float">
            <text:p>-1</text:p>
          </table:table-cell>
          <table:table-cell/>
          <table:table-cell table:formula="of:=[.R170]-[.X170]" office:value-type="float" office:value="55" calcext:value-type="float">
            <text:p>55</text:p>
          </table:table-cell>
          <table:table-cell table:formula="of:=ABS([.J170]-[.W170])" office:value-type="float" office:value="0.1293" calcext:value-type="float">
            <text:p>0.1293</text:p>
          </table:table-cell>
          <table:table-cell table:formula="of:=[.AB170]/ABS([.J170]+1)" office:value-type="float" office:value="0.1293" calcext:value-type="float">
            <text:p>0.1293</text:p>
          </table:table-cell>
          <table:table-cell table:number-columns-repeated="99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K170]+[.J171]" office:value-type="float" office:value="427" calcext:value-type="float">
            <text:p>427</text:p>
          </table:table-cell>
          <table:table-cell table:formula="of:=[.K171]/SUM([.$J$2:.$J$189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188-[.M171])/187" office:value-type="float" office:value="0.903743315508021" calcext:value-type="float">
            <text:p>0.903743315508021</text:p>
          </table:table-cell>
          <table:table-cell table:formula="of:=-0.0516*[.B171]+0.0341*[.C171]-0.0027*[.D171]-0.0372*[.F171]+0.2119*[.G171]+0.0018*[.H171]+0.005*[.I171]-0.3091" office:value-type="float" office:value="-0.2697" calcext:value-type="float">
            <text:p>-0.2697</text:p>
          </table:table-cell>
          <table:table-cell table:formula="of:=[.P170]+[.O171]" office:value-type="float" office:value="401.3534" calcext:value-type="float">
            <text:p>401.3534</text:p>
          </table:table-cell>
          <table:table-cell table:formula="of:=[.P171]/SUM([.$O$2:.$O$189])" office:value-type="float" office:value="0.938541541949774" calcext:value-type="float">
            <text:p>0.938541541949774</text:p>
          </table:table-cell>
          <table:table-cell office:value-type="float" office:value="20" calcext:value-type="float">
            <text:p>20</text:p>
          </table:table-cell>
          <table:table-cell table:formula="of:=[.M171]-[.R171]" office:value-type="float" office:value="-1" calcext:value-type="float">
            <text:p>-1</text:p>
          </table:table-cell>
          <table:table-cell table:formula="of:=ABS([.J171]-[.O171])" office:value-type="float" office:value="0.2697" calcext:value-type="float">
            <text:p>0.2697</text:p>
          </table:table-cell>
          <table:table-cell table:formula="of:=[.T171]/ABS([.J171]+1)" office:value-type="float" office:value="0.2697" calcext:value-type="float">
            <text:p>0.2697</text:p>
          </table:table-cell>
          <table:table-cell table:formula="of:=SUM([.$W$2:.W171])/SUM([.$W$2:.$W$189])" office:value-type="float" office:value="0.980345238966827" calcext:value-type="float">
            <text:p>0.980345238966827</text:p>
          </table:table-cell>
          <table:table-cell table:formula="of:=-0.0482*[.B171]+0.0336*[.C171]-0.0021*[.D171]-0.0337*[.F171]+0.2088*[.G171]+0.0019*[.H171]-0.3255" office:value-type="float" office:value="-0.2804" calcext:value-type="float">
            <text:p>-0.2804</text:p>
          </table:table-cell>
          <table:table-cell table:formula="of:=[.X170]-1" office:value-type="float" office:value="20" calcext:value-type="float">
            <text:p>20</text:p>
          </table:table-cell>
          <table:table-cell table:formula="of:=[.M171]-[.X171]" office:value-type="float" office:value="-1" calcext:value-type="float">
            <text:p>-1</text:p>
          </table:table-cell>
          <table:table-cell/>
          <table:table-cell table:formula="of:=[.R171]-[.X171]" office:value-type="float" office:value="20" calcext:value-type="float">
            <text:p>20</text:p>
          </table:table-cell>
          <table:table-cell table:formula="of:=ABS([.J171]-[.W171])" office:value-type="float" office:value="0.2804" calcext:value-type="float">
            <text:p>0.2804</text:p>
          </table:table-cell>
          <table:table-cell table:formula="of:=[.AB171]/ABS([.J171]+1)" office:value-type="float" office:value="0.2804" calcext:value-type="float">
            <text:p>0.2804</text:p>
          </table:table-cell>
          <table:table-cell table:number-columns-repeated="99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K171]+[.J172]" office:value-type="float" office:value="427" calcext:value-type="float">
            <text:p>427</text:p>
          </table:table-cell>
          <table:table-cell table:formula="of:=[.K172]/SUM([.$J$2:.$J$189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188-[.M172])/187" office:value-type="float" office:value="0.909090909090909" calcext:value-type="float">
            <text:p>0.909090909090909</text:p>
          </table:table-cell>
          <table:table-cell table:formula="of:=-0.0516*[.B172]+0.0341*[.C172]-0.0027*[.D172]-0.0372*[.F172]+0.2119*[.G172]+0.0018*[.H172]+0.005*[.I172]-0.3091" office:value-type="float" office:value="0.6837" calcext:value-type="float">
            <text:p>0.6837</text:p>
          </table:table-cell>
          <table:table-cell table:formula="of:=[.P171]+[.O172]" office:value-type="float" office:value="402.0371" calcext:value-type="float">
            <text:p>402.0371</text:p>
          </table:table-cell>
          <table:table-cell table:formula="of:=[.P172]/SUM([.$O$2:.$O$189])" office:value-type="float" office:value="0.940140334565536" calcext:value-type="float">
            <text:p>0.940140334565536</text:p>
          </table:table-cell>
          <table:table-cell office:value-type="float" office:value="84" calcext:value-type="float">
            <text:p>84</text:p>
          </table:table-cell>
          <table:table-cell table:formula="of:=[.M172]-[.R172]" office:value-type="float" office:value="-66" calcext:value-type="float">
            <text:p>-66</text:p>
          </table:table-cell>
          <table:table-cell table:formula="of:=ABS([.J172]-[.O172])" office:value-type="float" office:value="0.6837" calcext:value-type="float">
            <text:p>0.6837</text:p>
          </table:table-cell>
          <table:table-cell table:formula="of:=[.T172]/ABS([.J172]+1)" office:value-type="float" office:value="0.6837" calcext:value-type="float">
            <text:p>0.6837</text:p>
          </table:table-cell>
          <table:table-cell table:formula="of:=SUM([.$W$2:.W172])/SUM([.$W$2:.$W$189])" office:value-type="float" office:value="0.981964382594722" calcext:value-type="float">
            <text:p>0.981964382594722</text:p>
          </table:table-cell>
          <table:table-cell table:formula="of:=-0.0482*[.B172]+0.0336*[.C172]-0.0021*[.D172]-0.0337*[.F172]+0.2088*[.G172]+0.0019*[.H172]-0.3255" office:value-type="float" office:value="0.69" calcext:value-type="float">
            <text:p>0.69</text:p>
          </table:table-cell>
          <table:table-cell table:formula="of:=[.X171]-1" office:value-type="float" office:value="19" calcext:value-type="float">
            <text:p>19</text:p>
          </table:table-cell>
          <table:table-cell table:formula="of:=[.M172]-[.X172]" office:value-type="float" office:value="-1" calcext:value-type="float">
            <text:p>-1</text:p>
          </table:table-cell>
          <table:table-cell/>
          <table:table-cell table:formula="of:=[.R172]-[.X172]" office:value-type="float" office:value="84" calcext:value-type="float">
            <text:p>84</text:p>
          </table:table-cell>
          <table:table-cell table:formula="of:=ABS([.J172]-[.W172])" office:value-type="float" office:value="0.69" calcext:value-type="float">
            <text:p>0.69</text:p>
          </table:table-cell>
          <table:table-cell table:formula="of:=[.AB172]/ABS([.J172]+1)" office:value-type="float" office:value="0.69" calcext:value-type="float">
            <text:p>0.69</text:p>
          </table:table-cell>
          <table:table-cell table:number-columns-repeated="99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313" calcext:value-type="float">
            <text:p>313</text:p>
          </table:table-cell>
          <table:table-cell office:value-type="float" office:value="275" calcext:value-type="float">
            <text:p>27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K172]+[.J173]" office:value-type="float" office:value="427" calcext:value-type="float">
            <text:p>427</text:p>
          </table:table-cell>
          <table:table-cell table:formula="of:=[.K173]/SUM([.$J$2:.$J$189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(188-[.M173])/187" office:value-type="float" office:value="0.914438502673797" calcext:value-type="float">
            <text:p>0.914438502673797</text:p>
          </table:table-cell>
          <table:table-cell table:formula="of:=-0.0516*[.B173]+0.0341*[.C173]-0.0027*[.D173]-0.0372*[.F173]+0.2119*[.G173]+0.0018*[.H173]+0.005*[.I173]-0.3091" office:value-type="float" office:value="0.6014" calcext:value-type="float">
            <text:p>0.6014</text:p>
          </table:table-cell>
          <table:table-cell table:formula="of:=[.P172]+[.O173]" office:value-type="float" office:value="402.6385" calcext:value-type="float">
            <text:p>402.6385</text:p>
          </table:table-cell>
          <table:table-cell table:formula="of:=[.P173]/SUM([.$O$2:.$O$189])" office:value-type="float" office:value="0.941546673426322" calcext:value-type="float">
            <text:p>0.941546673426322</text:p>
          </table:table-cell>
          <table:table-cell office:value-type="float" office:value="79" calcext:value-type="float">
            <text:p>79</text:p>
          </table:table-cell>
          <table:table-cell table:formula="of:=[.M173]-[.R173]" office:value-type="float" office:value="-62" calcext:value-type="float">
            <text:p>-62</text:p>
          </table:table-cell>
          <table:table-cell table:formula="of:=ABS([.J173]-[.O173])" office:value-type="float" office:value="0.6014" calcext:value-type="float">
            <text:p>0.6014</text:p>
          </table:table-cell>
          <table:table-cell table:formula="of:=[.T173]/ABS([.J173]+1)" office:value-type="float" office:value="0.6014" calcext:value-type="float">
            <text:p>0.6014</text:p>
          </table:table-cell>
          <table:table-cell table:formula="of:=SUM([.$W$2:.W173])/SUM([.$W$2:.$W$189])" office:value-type="float" office:value="0.98354011440071" calcext:value-type="float">
            <text:p>0.98354011440071</text:p>
          </table:table-cell>
          <table:table-cell table:formula="of:=-0.0482*[.B173]+0.0336*[.C173]-0.0021*[.D173]-0.0337*[.F173]+0.2088*[.G173]+0.0019*[.H173]-0.3255" office:value-type="float" office:value="0.6715" calcext:value-type="float">
            <text:p>0.6715</text:p>
          </table:table-cell>
          <table:table-cell table:formula="of:=[.X172]-1" office:value-type="float" office:value="18" calcext:value-type="float">
            <text:p>18</text:p>
          </table:table-cell>
          <table:table-cell table:formula="of:=[.M173]-[.X173]" office:value-type="float" office:value="-1" calcext:value-type="float">
            <text:p>-1</text:p>
          </table:table-cell>
          <table:table-cell/>
          <table:table-cell table:formula="of:=[.R173]-[.X173]" office:value-type="float" office:value="79" calcext:value-type="float">
            <text:p>79</text:p>
          </table:table-cell>
          <table:table-cell table:formula="of:=ABS([.J173]-[.W173])" office:value-type="float" office:value="0.6715" calcext:value-type="float">
            <text:p>0.6715</text:p>
          </table:table-cell>
          <table:table-cell table:formula="of:=[.AB173]/ABS([.J173]+1)" office:value-type="float" office:value="0.6715" calcext:value-type="float">
            <text:p>0.6715</text:p>
          </table:table-cell>
          <table:table-cell table:number-columns-repeated="99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K173]+[.J174]" office:value-type="float" office:value="427" calcext:value-type="float">
            <text:p>427</text:p>
          </table:table-cell>
          <table:table-cell table:formula="of:=[.K174]/SUM([.$J$2:.$J$189]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(188-[.M174])/187" office:value-type="float" office:value="0.919786096256684" calcext:value-type="float">
            <text:p>0.919786096256684</text:p>
          </table:table-cell>
          <table:table-cell table:formula="of:=-0.0516*[.B174]+0.0341*[.C174]-0.0027*[.D174]-0.0372*[.F174]+0.2119*[.G174]+0.0018*[.H174]+0.005*[.I174]-0.3091" office:value-type="float" office:value="0.3432" calcext:value-type="float">
            <text:p>0.3432</text:p>
          </table:table-cell>
          <table:table-cell table:formula="of:=[.P173]+[.O174]" office:value-type="float" office:value="402.9817" calcext:value-type="float">
            <text:p>402.9817</text:p>
          </table:table-cell>
          <table:table-cell table:formula="of:=[.P174]/SUM([.$O$2:.$O$189])" office:value-type="float" office:value="0.942349226630549" calcext:value-type="float">
            <text:p>0.942349226630549</text:p>
          </table:table-cell>
          <table:table-cell office:value-type="float" office:value="69" calcext:value-type="float">
            <text:p>69</text:p>
          </table:table-cell>
          <table:table-cell table:formula="of:=[.M174]-[.R174]" office:value-type="float" office:value="-53" calcext:value-type="float">
            <text:p>-53</text:p>
          </table:table-cell>
          <table:table-cell table:formula="of:=ABS([.J174]-[.O174])" office:value-type="float" office:value="0.3432" calcext:value-type="float">
            <text:p>0.3432</text:p>
          </table:table-cell>
          <table:table-cell table:formula="of:=[.T174]/ABS([.J174]+1)" office:value-type="float" office:value="0.3432" calcext:value-type="float">
            <text:p>0.3432</text:p>
          </table:table-cell>
          <table:table-cell table:formula="of:=SUM([.$W$2:.W174])/SUM([.$W$2:.$W$189])" office:value-type="float" office:value="0.984388639525126" calcext:value-type="float">
            <text:p>0.984388639525126</text:p>
          </table:table-cell>
          <table:table-cell table:formula="of:=-0.0482*[.B174]+0.0336*[.C174]-0.0021*[.D174]-0.0337*[.F174]+0.2088*[.G174]+0.0019*[.H174]-0.3255" office:value-type="float" office:value="0.3616" calcext:value-type="float">
            <text:p>0.3616</text:p>
          </table:table-cell>
          <table:table-cell table:formula="of:=[.X173]-1" office:value-type="float" office:value="17" calcext:value-type="float">
            <text:p>17</text:p>
          </table:table-cell>
          <table:table-cell table:formula="of:=[.M174]-[.X174]" office:value-type="float" office:value="-1" calcext:value-type="float">
            <text:p>-1</text:p>
          </table:table-cell>
          <table:table-cell/>
          <table:table-cell table:formula="of:=[.R174]-[.X174]" office:value-type="float" office:value="69" calcext:value-type="float">
            <text:p>69</text:p>
          </table:table-cell>
          <table:table-cell table:formula="of:=ABS([.J174]-[.W174])" office:value-type="float" office:value="0.3616" calcext:value-type="float">
            <text:p>0.3616</text:p>
          </table:table-cell>
          <table:table-cell table:formula="of:=[.AB174]/ABS([.J174]+1)" office:value-type="float" office:value="0.3616" calcext:value-type="float">
            <text:p>0.3616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K174]+[.J175]" office:value-type="float" office:value="427" calcext:value-type="float">
            <text:p>427</text:p>
          </table:table-cell>
          <table:table-cell table:formula="of:=[.K175]/SUM([.$J$2:.$J$189]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(188-[.M175])/187" office:value-type="float" office:value="0.925133689839572" calcext:value-type="float">
            <text:p>0.925133689839572</text:p>
          </table:table-cell>
          <table:table-cell table:formula="of:=-0.0516*[.B175]+0.0341*[.C175]-0.0027*[.D175]-0.0372*[.F175]+0.2119*[.G175]+0.0018*[.H175]+0.005*[.I175]-0.3091" office:value-type="float" office:value="-0.9603" calcext:value-type="float">
            <text:p>-0.9603</text:p>
          </table:table-cell>
          <table:table-cell table:formula="of:=[.P174]+[.O175]" office:value-type="float" office:value="402.0214" calcext:value-type="float">
            <text:p>402.0214</text:p>
          </table:table-cell>
          <table:table-cell table:formula="of:=[.P175]/SUM([.$O$2:.$O$189])" office:value-type="float" office:value="0.940103621030261" calcext:value-type="float">
            <text:p>0.940103621030261</text:p>
          </table:table-cell>
          <table:table-cell office:value-type="float" office:value="2" calcext:value-type="float">
            <text:p>2</text:p>
          </table:table-cell>
          <table:table-cell table:formula="of:=[.M175]-[.R175]" office:value-type="float" office:value="13" calcext:value-type="float">
            <text:p>13</text:p>
          </table:table-cell>
          <table:table-cell table:formula="of:=ABS([.J175]-[.O175])" office:value-type="float" office:value="0.9603" calcext:value-type="float">
            <text:p>0.9603</text:p>
          </table:table-cell>
          <table:table-cell table:formula="of:=[.T175]/ABS([.J175]+1)" office:value-type="float" office:value="0.9603" calcext:value-type="float">
            <text:p>0.9603</text:p>
          </table:table-cell>
          <table:table-cell table:formula="of:=SUM([.$W$2:.W175])/SUM([.$W$2:.$W$189])" office:value-type="float" office:value="0.982239871669961" calcext:value-type="float">
            <text:p>0.982239871669961</text:p>
          </table:table-cell>
          <table:table-cell table:formula="of:=-0.0482*[.B175]+0.0336*[.C175]-0.0021*[.D175]-0.0337*[.F175]+0.2088*[.G175]+0.0019*[.H175]-0.3255" office:value-type="float" office:value="-0.9157" calcext:value-type="float">
            <text:p>-0.9157</text:p>
          </table:table-cell>
          <table:table-cell table:formula="of:=[.X174]-1" office:value-type="float" office:value="16" calcext:value-type="float">
            <text:p>16</text:p>
          </table:table-cell>
          <table:table-cell table:formula="of:=[.M175]-[.X175]" office:value-type="float" office:value="-1" calcext:value-type="float">
            <text:p>-1</text:p>
          </table:table-cell>
          <table:table-cell/>
          <table:table-cell table:formula="of:=[.R175]-[.X175]" office:value-type="float" office:value="2" calcext:value-type="float">
            <text:p>2</text:p>
          </table:table-cell>
          <table:table-cell table:formula="of:=ABS([.J175]-[.W175])" office:value-type="float" office:value="0.9157" calcext:value-type="float">
            <text:p>0.9157</text:p>
          </table:table-cell>
          <table:table-cell table:formula="of:=[.AB175]/ABS([.J175]+1)" office:value-type="float" office:value="0.9157" calcext:value-type="float">
            <text:p>0.9157</text:p>
          </table:table-cell>
          <table:table-cell table:number-columns-repeated="99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K175]+[.J176]" office:value-type="float" office:value="427" calcext:value-type="float">
            <text:p>427</text:p>
          </table:table-cell>
          <table:table-cell table:formula="of:=[.K176]/SUM([.$J$2:.$J$189]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(188-[.M176])/187" office:value-type="float" office:value="0.93048128342246" calcext:value-type="float">
            <text:p>0.93048128342246</text:p>
          </table:table-cell>
          <table:table-cell table:formula="of:=-0.0516*[.B176]+0.0341*[.C176]-0.0027*[.D176]-0.0372*[.F176]+0.2119*[.G176]+0.0018*[.H176]+0.005*[.I176]-0.3091" office:value-type="float" office:value="-0.2328" calcext:value-type="float">
            <text:p>-0.2328</text:p>
          </table:table-cell>
          <table:table-cell table:formula="of:=[.P175]+[.O176]" office:value-type="float" office:value="401.7886" calcext:value-type="float">
            <text:p>401.7886</text:p>
          </table:table-cell>
          <table:table-cell table:formula="of:=[.P176]/SUM([.$O$2:.$O$189])" office:value-type="float" office:value="0.939559231793828" calcext:value-type="float">
            <text:p>0.939559231793828</text:p>
          </table:table-cell>
          <table:table-cell office:value-type="float" office:value="30" calcext:value-type="float">
            <text:p>30</text:p>
          </table:table-cell>
          <table:table-cell table:formula="of:=[.M176]-[.R176]" office:value-type="float" office:value="-16" calcext:value-type="float">
            <text:p>-16</text:p>
          </table:table-cell>
          <table:table-cell table:formula="of:=ABS([.J176]-[.O176])" office:value-type="float" office:value="0.2328" calcext:value-type="float">
            <text:p>0.2328</text:p>
          </table:table-cell>
          <table:table-cell table:formula="of:=[.T176]/ABS([.J176]+1)" office:value-type="float" office:value="0.2328" calcext:value-type="float">
            <text:p>0.2328</text:p>
          </table:table-cell>
          <table:table-cell table:formula="of:=SUM([.$W$2:.W176])/SUM([.$W$2:.$W$189])" office:value-type="float" office:value="0.981668947547255" calcext:value-type="float">
            <text:p>0.981668947547255</text:p>
          </table:table-cell>
          <table:table-cell table:formula="of:=-0.0482*[.B176]+0.0336*[.C176]-0.0021*[.D176]-0.0337*[.F176]+0.2088*[.G176]+0.0019*[.H176]-0.3255" office:value-type="float" office:value="-0.2433" calcext:value-type="float">
            <text:p>-0.2433</text:p>
          </table:table-cell>
          <table:table-cell table:formula="of:=[.X175]-1" office:value-type="float" office:value="15" calcext:value-type="float">
            <text:p>15</text:p>
          </table:table-cell>
          <table:table-cell table:formula="of:=[.M176]-[.X176]" office:value-type="float" office:value="-1" calcext:value-type="float">
            <text:p>-1</text:p>
          </table:table-cell>
          <table:table-cell/>
          <table:table-cell table:formula="of:=[.R176]-[.X176]" office:value-type="float" office:value="30" calcext:value-type="float">
            <text:p>30</text:p>
          </table:table-cell>
          <table:table-cell table:formula="of:=ABS([.J176]-[.W176])" office:value-type="float" office:value="0.2433" calcext:value-type="float">
            <text:p>0.2433</text:p>
          </table:table-cell>
          <table:table-cell table:formula="of:=[.AB176]/ABS([.J176]+1)" office:value-type="float" office:value="0.2433" calcext:value-type="float">
            <text:p>0.2433</text:p>
          </table:table-cell>
          <table:table-cell table:number-columns-repeated="99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K176]+[.J177]" office:value-type="float" office:value="427" calcext:value-type="float">
            <text:p>427</text:p>
          </table:table-cell>
          <table:table-cell table:formula="of:=[.K177]/SUM([.$J$2:.$J$189]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(188-[.M177])/187" office:value-type="float" office:value="0.935828877005348" calcext:value-type="float">
            <text:p>0.935828877005348</text:p>
          </table:table-cell>
          <table:table-cell table:formula="of:=-0.0516*[.B177]+0.0341*[.C177]-0.0027*[.D177]-0.0372*[.F177]+0.2119*[.G177]+0.0018*[.H177]+0.005*[.I177]-0.3091" office:value-type="float" office:value="-0.3905" calcext:value-type="float">
            <text:p>-0.3905</text:p>
          </table:table-cell>
          <table:table-cell table:formula="of:=[.P176]+[.O177]" office:value-type="float" office:value="401.3981" calcext:value-type="float">
            <text:p>401.3981</text:p>
          </table:table-cell>
          <table:table-cell table:formula="of:=[.P177]/SUM([.$O$2:.$O$189])" office:value-type="float" office:value="0.938646070295429" calcext:value-type="float">
            <text:p>0.938646070295429</text:p>
          </table:table-cell>
          <table:table-cell office:value-type="float" office:value="11" calcext:value-type="float">
            <text:p>11</text:p>
          </table:table-cell>
          <table:table-cell table:formula="of:=[.M177]-[.R177]" office:value-type="float" office:value="2" calcext:value-type="float">
            <text:p>2</text:p>
          </table:table-cell>
          <table:table-cell table:formula="of:=ABS([.J177]-[.O177])" office:value-type="float" office:value="0.3905" calcext:value-type="float">
            <text:p>0.3905</text:p>
          </table:table-cell>
          <table:table-cell table:formula="of:=[.T177]/ABS([.J177]+1)" office:value-type="float" office:value="0.3905" calcext:value-type="float">
            <text:p>0.3905</text:p>
          </table:table-cell>
          <table:table-cell table:formula="of:=SUM([.$W$2:.W177])/SUM([.$W$2:.$W$189])" office:value-type="float" office:value="0.980865946171218" calcext:value-type="float">
            <text:p>0.980865946171218</text:p>
          </table:table-cell>
          <table:table-cell table:formula="of:=-0.0482*[.B177]+0.0336*[.C177]-0.0021*[.D177]-0.0337*[.F177]+0.2088*[.G177]+0.0019*[.H177]-0.3255" office:value-type="float" office:value="-0.3422" calcext:value-type="float">
            <text:p>-0.3422</text:p>
          </table:table-cell>
          <table:table-cell table:formula="of:=[.X176]-1" office:value-type="float" office:value="14" calcext:value-type="float">
            <text:p>14</text:p>
          </table:table-cell>
          <table:table-cell table:formula="of:=[.M177]-[.X177]" office:value-type="float" office:value="-1" calcext:value-type="float">
            <text:p>-1</text:p>
          </table:table-cell>
          <table:table-cell/>
          <table:table-cell table:formula="of:=[.R177]-[.X177]" office:value-type="float" office:value="11" calcext:value-type="float">
            <text:p>11</text:p>
          </table:table-cell>
          <table:table-cell table:formula="of:=ABS([.J177]-[.W177])" office:value-type="float" office:value="0.3422" calcext:value-type="float">
            <text:p>0.3422</text:p>
          </table:table-cell>
          <table:table-cell table:formula="of:=[.AB177]/ABS([.J177]+1)" office:value-type="float" office:value="0.3422" calcext:value-type="float">
            <text:p>0.3422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K177]+[.J178]" office:value-type="float" office:value="427" calcext:value-type="float">
            <text:p>427</text:p>
          </table:table-cell>
          <table:table-cell table:formula="of:=[.K178]/SUM([.$J$2:.$J$189])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(188-[.M178])/187" office:value-type="float" office:value="0.941176470588235" calcext:value-type="float">
            <text:p>0.941176470588235</text:p>
          </table:table-cell>
          <table:table-cell table:formula="of:=-0.0516*[.B178]+0.0341*[.C178]-0.0027*[.D178]-0.0372*[.F178]+0.2119*[.G178]+0.0018*[.H178]+0.005*[.I178]-0.3091" office:value-type="float" office:value="-0.2456" calcext:value-type="float">
            <text:p>-0.2456</text:p>
          </table:table-cell>
          <table:table-cell table:formula="of:=[.P177]+[.O178]" office:value-type="float" office:value="401.1525" calcext:value-type="float">
            <text:p>401.1525</text:p>
          </table:table-cell>
          <table:table-cell table:formula="of:=[.P178]/SUM([.$O$2:.$O$189])" office:value-type="float" office:value="0.938071749004759" calcext:value-type="float">
            <text:p>0.938071749004759</text:p>
          </table:table-cell>
          <table:table-cell office:value-type="float" office:value="25" calcext:value-type="float">
            <text:p>25</text:p>
          </table:table-cell>
          <table:table-cell table:formula="of:=[.M178]-[.R178]" office:value-type="float" office:value="-13" calcext:value-type="float">
            <text:p>-13</text:p>
          </table:table-cell>
          <table:table-cell table:formula="of:=ABS([.J178]-[.O178])" office:value-type="float" office:value="0.2456" calcext:value-type="float">
            <text:p>0.2456</text:p>
          </table:table-cell>
          <table:table-cell table:formula="of:=[.T178]/ABS([.J178]+1)" office:value-type="float" office:value="0.2456" calcext:value-type="float">
            <text:p>0.2456</text:p>
          </table:table-cell>
          <table:table-cell table:formula="of:=SUM([.$W$2:.W178])/SUM([.$W$2:.$W$189])" office:value-type="float" office:value="0.980267097687394" calcext:value-type="float">
            <text:p>0.980267097687394</text:p>
          </table:table-cell>
          <table:table-cell table:formula="of:=-0.0482*[.B178]+0.0336*[.C178]-0.0021*[.D178]-0.0337*[.F178]+0.2088*[.G178]+0.0019*[.H178]-0.3255" office:value-type="float" office:value="-0.2552" calcext:value-type="float">
            <text:p>-0.2552</text:p>
          </table:table-cell>
          <table:table-cell table:formula="of:=[.X177]-1" office:value-type="float" office:value="13" calcext:value-type="float">
            <text:p>13</text:p>
          </table:table-cell>
          <table:table-cell table:formula="of:=[.M178]-[.X178]" office:value-type="float" office:value="-1" calcext:value-type="float">
            <text:p>-1</text:p>
          </table:table-cell>
          <table:table-cell/>
          <table:table-cell table:formula="of:=[.R178]-[.X178]" office:value-type="float" office:value="25" calcext:value-type="float">
            <text:p>25</text:p>
          </table:table-cell>
          <table:table-cell table:formula="of:=ABS([.J178]-[.W178])" office:value-type="float" office:value="0.2552" calcext:value-type="float">
            <text:p>0.2552</text:p>
          </table:table-cell>
          <table:table-cell table:formula="of:=[.AB178]/ABS([.J178]+1)" office:value-type="float" office:value="0.2552" calcext:value-type="float">
            <text:p>0.2552</text:p>
          </table:table-cell>
          <table:table-cell table:number-columns-repeated="99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83" calcext:value-type="float">
            <text:p>83</text:p>
          </table:table-cell>
          <table:table-cell office:value-type="float" office:value="168" calcext:value-type="float">
            <text:p>168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K178]+[.J179]" office:value-type="float" office:value="427" calcext:value-type="float">
            <text:p>427</text:p>
          </table:table-cell>
          <table:table-cell table:formula="of:=[.K179]/SUM([.$J$2:.$J$189]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(188-[.M179])/187" office:value-type="float" office:value="0.946524064171123" calcext:value-type="float">
            <text:p>0.946524064171123</text:p>
          </table:table-cell>
          <table:table-cell table:formula="of:=-0.0516*[.B179]+0.0341*[.C179]-0.0027*[.D179]-0.0372*[.F179]+0.2119*[.G179]+0.0018*[.H179]+0.005*[.I179]-0.3091" office:value-type="float" office:value="1.4298" calcext:value-type="float">
            <text:p>1.4298</text:p>
          </table:table-cell>
          <table:table-cell table:formula="of:=[.P178]+[.O179]" office:value-type="float" office:value="402.5823" calcext:value-type="float">
            <text:p>402.5823</text:p>
          </table:table-cell>
          <table:table-cell table:formula="of:=[.P179]/SUM([.$O$2:.$O$189])" office:value-type="float" office:value="0.941415253000688" calcext:value-type="float">
            <text:p>0.941415253000688</text:p>
          </table:table-cell>
          <table:table-cell office:value-type="float" office:value="108" calcext:value-type="float">
            <text:p>108</text:p>
          </table:table-cell>
          <table:table-cell table:formula="of:=[.M179]-[.R179]" office:value-type="float" office:value="-97" calcext:value-type="float">
            <text:p>-97</text:p>
          </table:table-cell>
          <table:table-cell table:formula="of:=ABS([.J179]-[.O179])" office:value-type="float" office:value="1.4298" calcext:value-type="float">
            <text:p>1.4298</text:p>
          </table:table-cell>
          <table:table-cell table:formula="of:=[.T179]/ABS([.J179]+1)" office:value-type="float" office:value="1.4298" calcext:value-type="float">
            <text:p>1.4298</text:p>
          </table:table-cell>
          <table:table-cell table:formula="of:=SUM([.$W$2:.W179])/SUM([.$W$2:.$W$189])" office:value-type="float" office:value="0.983670115207936" calcext:value-type="float">
            <text:p>0.983670115207936</text:p>
          </table:table-cell>
          <table:table-cell table:formula="of:=-0.0482*[.B179]+0.0336*[.C179]-0.0021*[.D179]-0.0337*[.F179]+0.2088*[.G179]+0.0019*[.H179]-0.3255" office:value-type="float" office:value="1.4502" calcext:value-type="float">
            <text:p>1.4502</text:p>
          </table:table-cell>
          <table:table-cell table:formula="of:=[.X178]-1" office:value-type="float" office:value="12" calcext:value-type="float">
            <text:p>12</text:p>
          </table:table-cell>
          <table:table-cell table:formula="of:=[.M179]-[.X179]" office:value-type="float" office:value="-1" calcext:value-type="float">
            <text:p>-1</text:p>
          </table:table-cell>
          <table:table-cell/>
          <table:table-cell table:formula="of:=[.R179]-[.X179]" office:value-type="float" office:value="108" calcext:value-type="float">
            <text:p>108</text:p>
          </table:table-cell>
          <table:table-cell table:formula="of:=ABS([.J179]-[.W179])" office:value-type="float" office:value="1.4502" calcext:value-type="float">
            <text:p>1.4502</text:p>
          </table:table-cell>
          <table:table-cell table:formula="of:=[.AB179]/ABS([.J179]+1)" office:value-type="float" office:value="1.4502" calcext:value-type="float">
            <text:p>1.4502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K179]+[.J180]" office:value-type="float" office:value="427" calcext:value-type="float">
            <text:p>427</text:p>
          </table:table-cell>
          <table:table-cell table:formula="of:=[.K180]/SUM([.$J$2:.$J$189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(188-[.M180])/187" office:value-type="float" office:value="0.951871657754011" calcext:value-type="float">
            <text:p>0.951871657754011</text:p>
          </table:table-cell>
          <table:table-cell table:formula="of:=-0.0516*[.B180]+0.0341*[.C180]-0.0027*[.D180]-0.0372*[.F180]+0.2119*[.G180]+0.0018*[.H180]+0.005*[.I180]-0.3091" office:value-type="float" office:value="-0.3034" calcext:value-type="float">
            <text:p>-0.3034</text:p>
          </table:table-cell>
          <table:table-cell table:formula="of:=[.P179]+[.O180]" office:value-type="float" office:value="402.2789" calcext:value-type="float">
            <text:p>402.2789</text:p>
          </table:table-cell>
          <table:table-cell table:formula="of:=[.P180]/SUM([.$O$2:.$O$189])" office:value-type="float" office:value="0.940705769777605" calcext:value-type="float">
            <text:p>0.940705769777605</text:p>
          </table:table-cell>
          <table:table-cell office:value-type="float" office:value="17" calcext:value-type="float">
            <text:p>17</text:p>
          </table:table-cell>
          <table:table-cell table:formula="of:=[.M180]-[.R180]" office:value-type="float" office:value="-7" calcext:value-type="float">
            <text:p>-7</text:p>
          </table:table-cell>
          <table:table-cell table:formula="of:=ABS([.J180]-[.O180])" office:value-type="float" office:value="0.3034" calcext:value-type="float">
            <text:p>0.3034</text:p>
          </table:table-cell>
          <table:table-cell table:formula="of:=[.T180]/ABS([.J180]+1)" office:value-type="float" office:value="0.3034" calcext:value-type="float">
            <text:p>0.3034</text:p>
          </table:table-cell>
          <table:table-cell table:formula="of:=SUM([.$W$2:.W180])/SUM([.$W$2:.$W$189])" office:value-type="float" office:value="0.982937746039434" calcext:value-type="float">
            <text:p>0.982937746039434</text:p>
          </table:table-cell>
          <table:table-cell table:formula="of:=-0.0482*[.B180]+0.0336*[.C180]-0.0021*[.D180]-0.0337*[.F180]+0.2088*[.G180]+0.0019*[.H180]-0.3255" office:value-type="float" office:value="-0.3121" calcext:value-type="float">
            <text:p>-0.3121</text:p>
          </table:table-cell>
          <table:table-cell table:formula="of:=[.X179]-1" office:value-type="float" office:value="11" calcext:value-type="float">
            <text:p>11</text:p>
          </table:table-cell>
          <table:table-cell table:formula="of:=[.M180]-[.X180]" office:value-type="float" office:value="-1" calcext:value-type="float">
            <text:p>-1</text:p>
          </table:table-cell>
          <table:table-cell/>
          <table:table-cell table:formula="of:=[.R180]-[.X180]" office:value-type="float" office:value="17" calcext:value-type="float">
            <text:p>17</text:p>
          </table:table-cell>
          <table:table-cell table:formula="of:=ABS([.J180]-[.W180])" office:value-type="float" office:value="0.3121" calcext:value-type="float">
            <text:p>0.3121</text:p>
          </table:table-cell>
          <table:table-cell table:formula="of:=[.AB180]/ABS([.J180]+1)" office:value-type="float" office:value="0.3121" calcext:value-type="float">
            <text:p>0.3121</text:p>
          </table:table-cell>
          <table:table-cell table:number-columns-repeated="99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K180]+[.J181]" office:value-type="float" office:value="427" calcext:value-type="float">
            <text:p>427</text:p>
          </table:table-cell>
          <table:table-cell table:formula="of:=[.K181]/SUM([.$J$2:.$J$189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188-[.M181])/187" office:value-type="float" office:value="0.957219251336898" calcext:value-type="float">
            <text:p>0.957219251336898</text:p>
          </table:table-cell>
          <table:table-cell table:formula="of:=-0.0516*[.B181]+0.0341*[.C181]-0.0027*[.D181]-0.0372*[.F181]+0.2119*[.G181]+0.0018*[.H181]+0.005*[.I181]-0.3091" office:value-type="float" office:value="0.2677" calcext:value-type="float">
            <text:p>0.2677</text:p>
          </table:table-cell>
          <table:table-cell table:formula="of:=[.P180]+[.O181]" office:value-type="float" office:value="402.5466" calcext:value-type="float">
            <text:p>402.5466</text:p>
          </table:table-cell>
          <table:table-cell table:formula="of:=[.P181]/SUM([.$O$2:.$O$189])" office:value-type="float" office:value="0.941331770630668" calcext:value-type="float">
            <text:p>0.941331770630668</text:p>
          </table:table-cell>
          <table:table-cell office:value-type="float" office:value="63" calcext:value-type="float">
            <text:p>63</text:p>
          </table:table-cell>
          <table:table-cell table:formula="of:=[.M181]-[.R181]" office:value-type="float" office:value="-54" calcext:value-type="float">
            <text:p>-54</text:p>
          </table:table-cell>
          <table:table-cell table:formula="of:=ABS([.J181]-[.O181])" office:value-type="float" office:value="0.2677" calcext:value-type="float">
            <text:p>0.2677</text:p>
          </table:table-cell>
          <table:table-cell table:formula="of:=[.T181]/ABS([.J181]+1)" office:value-type="float" office:value="0.2677" calcext:value-type="float">
            <text:p>0.2677</text:p>
          </table:table-cell>
          <table:table-cell table:formula="of:=SUM([.$W$2:.W181])/SUM([.$W$2:.$W$189])" office:value-type="float" office:value="0.9834676049252" calcext:value-type="float">
            <text:p>0.9834676049252</text:p>
          </table:table-cell>
          <table:table-cell table:formula="of:=-0.0482*[.B181]+0.0336*[.C181]-0.0021*[.D181]-0.0337*[.F181]+0.2088*[.G181]+0.0019*[.H181]-0.3255" office:value-type="float" office:value="0.2258" calcext:value-type="float">
            <text:p>0.2258</text:p>
          </table:table-cell>
          <table:table-cell table:formula="of:=[.X180]-1" office:value-type="float" office:value="10" calcext:value-type="float">
            <text:p>10</text:p>
          </table:table-cell>
          <table:table-cell table:formula="of:=[.M181]-[.X181]" office:value-type="float" office:value="-1" calcext:value-type="float">
            <text:p>-1</text:p>
          </table:table-cell>
          <table:table-cell/>
          <table:table-cell table:formula="of:=[.R181]-[.X181]" office:value-type="float" office:value="63" calcext:value-type="float">
            <text:p>63</text:p>
          </table:table-cell>
          <table:table-cell table:formula="of:=ABS([.J181]-[.W181])" office:value-type="float" office:value="0.2258" calcext:value-type="float">
            <text:p>0.2258</text:p>
          </table:table-cell>
          <table:table-cell table:formula="of:=[.AB181]/ABS([.J181]+1)" office:value-type="float" office:value="0.2258" calcext:value-type="float">
            <text:p>0.2258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float" office:value="156" calcext:value-type="float">
            <text:p>156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K181]+[.J182]" office:value-type="float" office:value="427" calcext:value-type="float">
            <text:p>427</text:p>
          </table:table-cell>
          <table:table-cell table:formula="of:=[.K182]/SUM([.$J$2:.$J$189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188-[.M182])/187" office:value-type="float" office:value="0.962566844919786" calcext:value-type="float">
            <text:p>0.962566844919786</text:p>
          </table:table-cell>
          <table:table-cell table:formula="of:=-0.0516*[.B182]+0.0341*[.C182]-0.0027*[.D182]-0.0372*[.F182]+0.2119*[.G182]+0.0018*[.H182]+0.005*[.I182]-0.3091" office:value-type="float" office:value="1.3349" calcext:value-type="float">
            <text:p>1.3349</text:p>
          </table:table-cell>
          <table:table-cell table:formula="of:=[.P181]+[.O182]" office:value-type="float" office:value="403.8815" calcext:value-type="float">
            <text:p>403.8815</text:p>
          </table:table-cell>
          <table:table-cell table:formula="of:=[.P182]/SUM([.$O$2:.$O$189])" office:value-type="float" office:value="0.944453356505732" calcext:value-type="float">
            <text:p>0.944453356505732</text:p>
          </table:table-cell>
          <table:table-cell office:value-type="float" office:value="103" calcext:value-type="float">
            <text:p>103</text:p>
          </table:table-cell>
          <table:table-cell table:formula="of:=[.M182]-[.R182]" office:value-type="float" office:value="-95" calcext:value-type="float">
            <text:p>-95</text:p>
          </table:table-cell>
          <table:table-cell table:formula="of:=ABS([.J182]-[.O182])" office:value-type="float" office:value="1.3349" calcext:value-type="float">
            <text:p>1.3349</text:p>
          </table:table-cell>
          <table:table-cell table:formula="of:=[.T182]/ABS([.J182]+1)" office:value-type="float" office:value="1.3349" calcext:value-type="float">
            <text:p>1.3349</text:p>
          </table:table-cell>
          <table:table-cell table:formula="of:=SUM([.$W$2:.W182])/SUM([.$W$2:.$W$189])" office:value-type="float" office:value="0.986651920726728" calcext:value-type="float">
            <text:p>0.986651920726728</text:p>
          </table:table-cell>
          <table:table-cell table:formula="of:=-0.0482*[.B182]+0.0336*[.C182]-0.0021*[.D182]-0.0337*[.F182]+0.2088*[.G182]+0.0019*[.H182]-0.3255" office:value-type="float" office:value="1.357" calcext:value-type="float">
            <text:p>1.357</text:p>
          </table:table-cell>
          <table:table-cell table:formula="of:=[.X181]-1" office:value-type="float" office:value="9" calcext:value-type="float">
            <text:p>9</text:p>
          </table:table-cell>
          <table:table-cell table:formula="of:=[.M182]-[.X182]" office:value-type="float" office:value="-1" calcext:value-type="float">
            <text:p>-1</text:p>
          </table:table-cell>
          <table:table-cell/>
          <table:table-cell table:formula="of:=[.R182]-[.X182]" office:value-type="float" office:value="103" calcext:value-type="float">
            <text:p>103</text:p>
          </table:table-cell>
          <table:table-cell table:formula="of:=ABS([.J182]-[.W182])" office:value-type="float" office:value="1.357" calcext:value-type="float">
            <text:p>1.357</text:p>
          </table:table-cell>
          <table:table-cell table:formula="of:=[.AB182]/ABS([.J182]+1)" office:value-type="float" office:value="1.357" calcext:value-type="float">
            <text:p>1.357</text:p>
          </table:table-cell>
          <table:table-cell table:number-columns-repeated="99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18" calcext:value-type="float">
            <text:p>218</text:p>
          </table:table-cell>
          <table:table-cell office:value-type="float" office:value="1522" calcext:value-type="float">
            <text:p>1522</text:p>
          </table:table-cell>
          <table:table-cell office:value-type="float" office:value="1328" calcext:value-type="float">
            <text:p>1328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026" calcext:value-type="float">
            <text:p>1026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[.K182]+[.J183]" office:value-type="float" office:value="427" calcext:value-type="float">
            <text:p>427</text:p>
          </table:table-cell>
          <table:table-cell table:formula="of:=[.K183]/SUM([.$J$2:.$J$189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188-[.M183])/187" office:value-type="float" office:value="0.967914438502674" calcext:value-type="float">
            <text:p>0.967914438502674</text:p>
          </table:table-cell>
          <table:table-cell table:formula="of:=-0.0516*[.B183]+0.0341*[.C183]-0.0027*[.D183]-0.0372*[.F183]+0.2119*[.G183]+0.0018*[.H183]+0.005*[.I183]-0.3091" office:value-type="float" office:value="0.7781" calcext:value-type="float">
            <text:p>0.7781</text:p>
          </table:table-cell>
          <table:table-cell table:formula="of:=[.P182]+[.O183]" office:value-type="float" office:value="404.6596" calcext:value-type="float">
            <text:p>404.6596</text:p>
          </table:table-cell>
          <table:table-cell table:formula="of:=[.P183]/SUM([.$O$2:.$O$189])" office:value-type="float" office:value="0.946272898021491" calcext:value-type="float">
            <text:p>0.946272898021491</text:p>
          </table:table-cell>
          <table:table-cell office:value-type="float" office:value="90" calcext:value-type="float">
            <text:p>90</text:p>
          </table:table-cell>
          <table:table-cell table:formula="of:=[.M183]-[.R183]" office:value-type="float" office:value="-83" calcext:value-type="float">
            <text:p>-83</text:p>
          </table:table-cell>
          <table:table-cell table:formula="of:=ABS([.J183]-[.O183])" office:value-type="float" office:value="0.7781" calcext:value-type="float">
            <text:p>0.7781</text:p>
          </table:table-cell>
          <table:table-cell table:formula="of:=[.T183]/ABS([.J183]+1)" office:value-type="float" office:value="0.7781" calcext:value-type="float">
            <text:p>0.7781</text:p>
          </table:table-cell>
          <table:table-cell table:formula="of:=SUM([.$W$2:.W183])/SUM([.$W$2:.$W$189])" office:value-type="float" office:value="0.988081694947709" calcext:value-type="float">
            <text:p>0.988081694947709</text:p>
          </table:table-cell>
          <table:table-cell table:formula="of:=-0.0482*[.B183]+0.0336*[.C183]-0.0021*[.D183]-0.0337*[.F183]+0.2088*[.G183]+0.0019*[.H183]-0.3255" office:value-type="float" office:value="0.6093" calcext:value-type="float">
            <text:p>0.6093</text:p>
          </table:table-cell>
          <table:table-cell table:formula="of:=[.X182]-1" office:value-type="float" office:value="8" calcext:value-type="float">
            <text:p>8</text:p>
          </table:table-cell>
          <table:table-cell table:formula="of:=[.M183]-[.X183]" office:value-type="float" office:value="-1" calcext:value-type="float">
            <text:p>-1</text:p>
          </table:table-cell>
          <table:table-cell/>
          <table:table-cell table:formula="of:=[.R183]-[.X183]" office:value-type="float" office:value="90" calcext:value-type="float">
            <text:p>90</text:p>
          </table:table-cell>
          <table:table-cell table:formula="of:=ABS([.J183]-[.W183])" office:value-type="float" office:value="0.6093" calcext:value-type="float">
            <text:p>0.6093</text:p>
          </table:table-cell>
          <table:table-cell table:formula="of:=[.AB183]/ABS([.J183]+1)" office:value-type="float" office:value="0.6093" calcext:value-type="float">
            <text:p>0.6093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75" calcext:value-type="float">
            <text:p>37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K183]+[.J184]" office:value-type="float" office:value="427" calcext:value-type="float">
            <text:p>427</text:p>
          </table:table-cell>
          <table:table-cell table:formula="of:=[.K184]/SUM([.$J$2:.$J$189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188-[.M184])/187" office:value-type="float" office:value="0.973262032085562" calcext:value-type="float">
            <text:p>0.973262032085562</text:p>
          </table:table-cell>
          <table:table-cell table:formula="of:=-0.0516*[.B184]+0.0341*[.C184]-0.0027*[.D184]-0.0372*[.F184]+0.2119*[.G184]+0.0018*[.H184]+0.005*[.I184]-0.3091" office:value-type="float" office:value="0.2459" calcext:value-type="float">
            <text:p>0.2459</text:p>
          </table:table-cell>
          <table:table-cell table:formula="of:=[.P183]+[.O184]" office:value-type="float" office:value="404.9055" calcext:value-type="float">
            <text:p>404.9055</text:p>
          </table:table-cell>
          <table:table-cell table:formula="of:=[.P184]/SUM([.$O$2:.$O$189])" office:value-type="float" office:value="0.946847920844682" calcext:value-type="float">
            <text:p>0.946847920844682</text:p>
          </table:table-cell>
          <table:table-cell office:value-type="float" office:value="61" calcext:value-type="float">
            <text:p>61</text:p>
          </table:table-cell>
          <table:table-cell table:formula="of:=[.M184]-[.R184]" office:value-type="float" office:value="-55" calcext:value-type="float">
            <text:p>-55</text:p>
          </table:table-cell>
          <table:table-cell table:formula="of:=ABS([.J184]-[.O184])" office:value-type="float" office:value="0.2459" calcext:value-type="float">
            <text:p>0.2459</text:p>
          </table:table-cell>
          <table:table-cell table:formula="of:=[.T184]/ABS([.J184]+1)" office:value-type="float" office:value="0.2459" calcext:value-type="float">
            <text:p>0.2459</text:p>
          </table:table-cell>
          <table:table-cell table:formula="of:=SUM([.$W$2:.W184])/SUM([.$W$2:.$W$189])" office:value-type="float" office:value="0.988704713256703" calcext:value-type="float">
            <text:p>0.988704713256703</text:p>
          </table:table-cell>
          <table:table-cell table:formula="of:=-0.0482*[.B184]+0.0336*[.C184]-0.0021*[.D184]-0.0337*[.F184]+0.2088*[.G184]+0.0019*[.H184]-0.3255" office:value-type="float" office:value="0.2655" calcext:value-type="float">
            <text:p>0.2655</text:p>
          </table:table-cell>
          <table:table-cell table:formula="of:=[.X183]-1" office:value-type="float" office:value="7" calcext:value-type="float">
            <text:p>7</text:p>
          </table:table-cell>
          <table:table-cell table:formula="of:=[.M184]-[.X184]" office:value-type="float" office:value="-1" calcext:value-type="float">
            <text:p>-1</text:p>
          </table:table-cell>
          <table:table-cell/>
          <table:table-cell table:formula="of:=[.R184]-[.X184]" office:value-type="float" office:value="61" calcext:value-type="float">
            <text:p>61</text:p>
          </table:table-cell>
          <table:table-cell table:formula="of:=ABS([.J184]-[.W184])" office:value-type="float" office:value="0.2655" calcext:value-type="float">
            <text:p>0.2655</text:p>
          </table:table-cell>
          <table:table-cell table:formula="of:=[.AB184]/ABS([.J184]+1)" office:value-type="float" office:value="0.2655" calcext:value-type="float">
            <text:p>0.2655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168" calcext:value-type="float">
            <text:p>168</text:p>
          </table:table-cell>
          <table:table-cell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K184]+[.J185]" office:value-type="float" office:value="427" calcext:value-type="float">
            <text:p>427</text:p>
          </table:table-cell>
          <table:table-cell table:formula="of:=[.K185]/SUM([.$J$2:.$J$189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188-[.M185])/187" office:value-type="float" office:value="0.978609625668449" calcext:value-type="float">
            <text:p>0.978609625668449</text:p>
          </table:table-cell>
          <table:table-cell table:formula="of:=-0.0516*[.B185]+0.0341*[.C185]-0.0027*[.D185]-0.0372*[.F185]+0.2119*[.G185]+0.0018*[.H185]+0.005*[.I185]-0.3091" office:value-type="float" office:value="0.2746" calcext:value-type="float">
            <text:p>0.2746</text:p>
          </table:table-cell>
          <table:table-cell table:formula="of:=[.P184]+[.O185]" office:value-type="float" office:value="405.1801" calcext:value-type="float">
            <text:p>405.1801</text:p>
          </table:table-cell>
          <table:table-cell table:formula="of:=[.P185]/SUM([.$O$2:.$O$189])" office:value-type="float" office:value="0.947490056945733" calcext:value-type="float">
            <text:p>0.947490056945733</text:p>
          </table:table-cell>
          <table:table-cell office:value-type="float" office:value="64" calcext:value-type="float">
            <text:p>64</text:p>
          </table:table-cell>
          <table:table-cell table:formula="of:=[.M185]-[.R185]" office:value-type="float" office:value="-59" calcext:value-type="float">
            <text:p>-59</text:p>
          </table:table-cell>
          <table:table-cell table:formula="of:=ABS([.J185]-[.O185])" office:value-type="float" office:value="0.2746" calcext:value-type="float">
            <text:p>0.2746</text:p>
          </table:table-cell>
          <table:table-cell table:formula="of:=[.T185]/ABS([.J185]+1)" office:value-type="float" office:value="0.2746" calcext:value-type="float">
            <text:p>0.2746</text:p>
          </table:table-cell>
          <table:table-cell table:formula="of:=SUM([.$W$2:.W185])/SUM([.$W$2:.$W$189])" office:value-type="float" office:value="0.989459374982401" calcext:value-type="float">
            <text:p>0.989459374982401</text:p>
          </table:table-cell>
          <table:table-cell table:formula="of:=-0.0482*[.B185]+0.0336*[.C185]-0.0021*[.D185]-0.0337*[.F185]+0.2088*[.G185]+0.0019*[.H185]-0.3255" office:value-type="float" office:value="0.3216" calcext:value-type="float">
            <text:p>0.3216</text:p>
          </table:table-cell>
          <table:table-cell table:formula="of:=[.X184]-1" office:value-type="float" office:value="6" calcext:value-type="float">
            <text:p>6</text:p>
          </table:table-cell>
          <table:table-cell table:formula="of:=[.M185]-[.X185]" office:value-type="float" office:value="-1" calcext:value-type="float">
            <text:p>-1</text:p>
          </table:table-cell>
          <table:table-cell/>
          <table:table-cell table:formula="of:=[.R185]-[.X185]" office:value-type="float" office:value="64" calcext:value-type="float">
            <text:p>64</text:p>
          </table:table-cell>
          <table:table-cell table:formula="of:=ABS([.J185]-[.W185])" office:value-type="float" office:value="0.3216" calcext:value-type="float">
            <text:p>0.3216</text:p>
          </table:table-cell>
          <table:table-cell table:formula="of:=[.AB185]/ABS([.J185]+1)" office:value-type="float" office:value="0.3216" calcext:value-type="float">
            <text:p>0.3216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K185]+[.J186]" office:value-type="float" office:value="427" calcext:value-type="float">
            <text:p>427</text:p>
          </table:table-cell>
          <table:table-cell table:formula="of:=[.K186]/SUM([.$J$2:.$J$189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188-[.M186])/187" office:value-type="float" office:value="0.983957219251337" calcext:value-type="float">
            <text:p>0.983957219251337</text:p>
          </table:table-cell>
          <table:table-cell table:formula="of:=-0.0516*[.B186]+0.0341*[.C186]-0.0027*[.D186]-0.0372*[.F186]+0.2119*[.G186]+0.0018*[.H186]+0.005*[.I186]-0.3091" office:value-type="float" office:value="-0.2409" calcext:value-type="float">
            <text:p>-0.2409</text:p>
          </table:table-cell>
          <table:table-cell table:formula="of:=[.P185]+[.O186]" office:value-type="float" office:value="404.9392" calcext:value-type="float">
            <text:p>404.9392</text:p>
          </table:table-cell>
          <table:table-cell table:formula="of:=[.P186]/SUM([.$O$2:.$O$189])" office:value-type="float" office:value="0.946926726331228" calcext:value-type="float">
            <text:p>0.946926726331228</text:p>
          </table:table-cell>
          <table:table-cell office:value-type="float" office:value="27" calcext:value-type="float">
            <text:p>27</text:p>
          </table:table-cell>
          <table:table-cell table:formula="of:=[.M186]-[.R186]" office:value-type="float" office:value="-23" calcext:value-type="float">
            <text:p>-23</text:p>
          </table:table-cell>
          <table:table-cell table:formula="of:=ABS([.J186]-[.O186])" office:value-type="float" office:value="0.2409" calcext:value-type="float">
            <text:p>0.2409</text:p>
          </table:table-cell>
          <table:table-cell table:formula="of:=[.T186]/ABS([.J186]+1)" office:value-type="float" office:value="0.2409" calcext:value-type="float">
            <text:p>0.2409</text:p>
          </table:table-cell>
          <table:table-cell table:formula="of:=SUM([.$W$2:.W186])/SUM([.$W$2:.$W$189])" office:value-type="float" office:value="0.988872728740409" calcext:value-type="float">
            <text:p>0.988872728740409</text:p>
          </table:table-cell>
          <table:table-cell table:formula="of:=-0.0482*[.B186]+0.0336*[.C186]-0.0021*[.D186]-0.0337*[.F186]+0.2088*[.G186]+0.0019*[.H186]-0.3255" office:value-type="float" office:value="-0.25" calcext:value-type="float">
            <text:p>-0.25</text:p>
          </table:table-cell>
          <table:table-cell table:formula="of:=[.X185]-1" office:value-type="float" office:value="5" calcext:value-type="float">
            <text:p>5</text:p>
          </table:table-cell>
          <table:table-cell table:formula="of:=[.M186]-[.X186]" office:value-type="float" office:value="-1" calcext:value-type="float">
            <text:p>-1</text:p>
          </table:table-cell>
          <table:table-cell/>
          <table:table-cell table:formula="of:=[.R186]-[.X186]" office:value-type="float" office:value="27" calcext:value-type="float">
            <text:p>27</text:p>
          </table:table-cell>
          <table:table-cell table:formula="of:=ABS([.J186]-[.W186])" office:value-type="float" office:value="0.25" calcext:value-type="float">
            <text:p>0.25</text:p>
          </table:table-cell>
          <table:table-cell table:formula="of:=[.AB186]/ABS([.J186]+1)" office:value-type="float" office:value="0.25" calcext:value-type="float">
            <text:p>0.25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405" calcext:value-type="float">
            <text:p>405</text:p>
          </table:table-cell>
          <table:table-cell office:value-type="float" office:value="306" calcext:value-type="float">
            <text:p>30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56" calcext:value-type="float">
            <text:p>756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K186]+[.J187]" office:value-type="float" office:value="427" calcext:value-type="float">
            <text:p>427</text:p>
          </table:table-cell>
          <table:table-cell table:formula="of:=[.K187]/SUM([.$J$2:.$J$189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188-[.M187])/187" office:value-type="float" office:value="0.989304812834225" calcext:value-type="float">
            <text:p>0.989304812834225</text:p>
          </table:table-cell>
          <table:table-cell table:formula="of:=-0.0516*[.B187]+0.0341*[.C187]-0.0027*[.D187]-0.0372*[.F187]+0.2119*[.G187]+0.0018*[.H187]+0.005*[.I187]-0.3091" office:value-type="float" office:value="1.6239" calcext:value-type="float">
            <text:p>1.6239</text:p>
          </table:table-cell>
          <table:table-cell table:formula="of:=[.P186]+[.O187]" office:value-type="float" office:value="406.5631" calcext:value-type="float">
            <text:p>406.5631</text:p>
          </table:table-cell>
          <table:table-cell table:formula="of:=[.P187]/SUM([.$O$2:.$O$189])" office:value-type="float" office:value="0.950724121868359" calcext:value-type="float">
            <text:p>0.950724121868359</text:p>
          </table:table-cell>
          <table:table-cell office:value-type="float" office:value="119" calcext:value-type="float">
            <text:p>119</text:p>
          </table:table-cell>
          <table:table-cell table:formula="of:=[.M187]-[.R187]" office:value-type="float" office:value="-116" calcext:value-type="float">
            <text:p>-116</text:p>
          </table:table-cell>
          <table:table-cell table:formula="of:=ABS([.J187]-[.O187])" office:value-type="float" office:value="1.6239" calcext:value-type="float">
            <text:p>1.6239</text:p>
          </table:table-cell>
          <table:table-cell table:formula="of:=[.T187]/ABS([.J187]+1)" office:value-type="float" office:value="1.6239" calcext:value-type="float">
            <text:p>1.6239</text:p>
          </table:table-cell>
          <table:table-cell table:formula="of:=SUM([.$W$2:.W187])/SUM([.$W$2:.$W$189])" office:value-type="float" office:value="0.992550062043707" calcext:value-type="float">
            <text:p>0.992550062043707</text:p>
          </table:table-cell>
          <table:table-cell table:formula="of:=-0.0482*[.B187]+0.0336*[.C187]-0.0021*[.D187]-0.0337*[.F187]+0.2088*[.G187]+0.0019*[.H187]-0.3255" office:value-type="float" office:value="1.5671" calcext:value-type="float">
            <text:p>1.5671</text:p>
          </table:table-cell>
          <table:table-cell table:formula="of:=[.X186]-1" office:value-type="float" office:value="4" calcext:value-type="float">
            <text:p>4</text:p>
          </table:table-cell>
          <table:table-cell table:formula="of:=[.M187]-[.X187]" office:value-type="float" office:value="-1" calcext:value-type="float">
            <text:p>-1</text:p>
          </table:table-cell>
          <table:table-cell/>
          <table:table-cell table:formula="of:=[.R187]-[.X187]" office:value-type="float" office:value="119" calcext:value-type="float">
            <text:p>119</text:p>
          </table:table-cell>
          <table:table-cell table:formula="of:=ABS([.J187]-[.W187])" office:value-type="float" office:value="1.5671" calcext:value-type="float">
            <text:p>1.5671</text:p>
          </table:table-cell>
          <table:table-cell table:formula="of:=[.AB187]/ABS([.J187]+1)" office:value-type="float" office:value="1.5671" calcext:value-type="float">
            <text:p>1.5671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186" calcext:value-type="float">
            <text:p>186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K187]+[.J188]" office:value-type="float" office:value="427" calcext:value-type="float">
            <text:p>427</text:p>
          </table:table-cell>
          <table:table-cell table:formula="of:=[.K188]/SUM([.$J$2:.$J$189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188-[.M188])/187" office:value-type="float" office:value="0.994652406417112" calcext:value-type="float">
            <text:p>0.994652406417112</text:p>
          </table:table-cell>
          <table:table-cell table:formula="of:=-0.0516*[.B188]+0.0341*[.C188]-0.0027*[.D188]-0.0372*[.F188]+0.2119*[.G188]+0.0018*[.H188]+0.005*[.I188]-0.3091" office:value-type="float" office:value="1.728" calcext:value-type="float">
            <text:p>1.728</text:p>
          </table:table-cell>
          <table:table-cell table:formula="of:=[.P187]+[.O188]" office:value-type="float" office:value="408.2911" calcext:value-type="float">
            <text:p>408.2911</text:p>
          </table:table-cell>
          <table:table-cell table:formula="of:=[.P188]/SUM([.$O$2:.$O$189])" office:value-type="float" office:value="0.954764949190338" calcext:value-type="float">
            <text:p>0.954764949190338</text:p>
          </table:table-cell>
          <table:table-cell office:value-type="float" office:value="125" calcext:value-type="float">
            <text:p>125</text:p>
          </table:table-cell>
          <table:table-cell table:formula="of:=[.M188]-[.R188]" office:value-type="float" office:value="-123" calcext:value-type="float">
            <text:p>-123</text:p>
          </table:table-cell>
          <table:table-cell table:formula="of:=ABS([.J188]-[.O188])" office:value-type="float" office:value="1.728" calcext:value-type="float">
            <text:p>1.728</text:p>
          </table:table-cell>
          <table:table-cell table:formula="of:=[.T188]/ABS([.J188]+1)" office:value-type="float" office:value="1.728" calcext:value-type="float">
            <text:p>1.728</text:p>
          </table:table-cell>
          <table:table-cell table:formula="of:=SUM([.$W$2:.W188])/SUM([.$W$2:.$W$189])" office:value-type="float" office:value="0.996648372690256" calcext:value-type="float">
            <text:p>0.996648372690256</text:p>
          </table:table-cell>
          <table:table-cell table:formula="of:=-0.0482*[.B188]+0.0336*[.C188]-0.0021*[.D188]-0.0337*[.F188]+0.2088*[.G188]+0.0019*[.H188]-0.3255" office:value-type="float" office:value="1.7465" calcext:value-type="float">
            <text:p>1.7465</text:p>
          </table:table-cell>
          <table:table-cell table:formula="of:=[.X187]-1" office:value-type="float" office:value="3" calcext:value-type="float">
            <text:p>3</text:p>
          </table:table-cell>
          <table:table-cell table:formula="of:=[.M188]-[.X188]" office:value-type="float" office:value="-1" calcext:value-type="float">
            <text:p>-1</text:p>
          </table:table-cell>
          <table:table-cell/>
          <table:table-cell table:formula="of:=[.R188]-[.X188]" office:value-type="float" office:value="125" calcext:value-type="float">
            <text:p>125</text:p>
          </table:table-cell>
          <table:table-cell table:formula="of:=ABS([.J188]-[.W188])" office:value-type="float" office:value="1.7465" calcext:value-type="float">
            <text:p>1.7465</text:p>
          </table:table-cell>
          <table:table-cell table:formula="of:=[.AB188]/ABS([.J188]+1)" office:value-type="float" office:value="1.7465" calcext:value-type="float">
            <text:p>1.7465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203" calcext:value-type="float">
            <text:p>203</text:p>
          </table:table-cell>
          <table:table-cell office:value-type="float" office:value="174" calcext:value-type="float">
            <text:p>17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K188]+[.J189]" office:value-type="float" office:value="427" calcext:value-type="float">
            <text:p>427</text:p>
          </table:table-cell>
          <table:table-cell table:formula="of:=[.K189]/SUM([.$J$2:.$J$18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188-[.M189])/187" office:value-type="float" office:value="1" calcext:value-type="float">
            <text:p>1</text:p>
          </table:table-cell>
          <table:table-cell table:formula="of:=-0.0516*[.B189]+0.0341*[.C189]-0.0027*[.D189]-0.0372*[.F189]+0.2119*[.G189]+0.0018*[.H189]+0.005*[.I189]-0.3091" office:value-type="float" office:value="1.4229" calcext:value-type="float">
            <text:p>1.4229</text:p>
          </table:table-cell>
          <table:table-cell table:formula="of:=[.P188]+[.O189]" office:value-type="float" office:value="409.714" calcext:value-type="float">
            <text:p>409.714</text:p>
          </table:table-cell>
          <table:table-cell table:formula="of:=[.P189]/SUM([.$O$2:.$O$189])" office:value-type="float" office:value="0.95809231793828" calcext:value-type="float">
            <text:p>0.95809231793828</text:p>
          </table:table-cell>
          <table:table-cell office:value-type="float" office:value="107" calcext:value-type="float">
            <text:p>107</text:p>
          </table:table-cell>
          <table:table-cell table:formula="of:=[.M189]-[.R189]" office:value-type="float" office:value="-106" calcext:value-type="float">
            <text:p>-106</text:p>
          </table:table-cell>
          <table:table-cell table:formula="of:=ABS([.J189]-[.O189])" office:value-type="float" office:value="1.4229" calcext:value-type="float">
            <text:p>1.4229</text:p>
          </table:table-cell>
          <table:table-cell table:formula="of:=[.T189]/ABS([.J189]+1)" office:value-type="float" office:value="1.4229" calcext:value-type="float">
            <text:p>1.4229</text:p>
          </table:table-cell>
          <table:table-cell table:formula="of:=SUM([.$W$2:.W189])/SUM([.$W$2:.$W$189])" office:value-type="float" office:value="1" calcext:value-type="float">
            <text:p>1</text:p>
          </table:table-cell>
          <table:table-cell table:formula="of:=-0.0482*[.B189]+0.0336*[.C189]-0.0021*[.D189]-0.0337*[.F189]+0.2088*[.G189]+0.0019*[.H189]-0.3255" office:value-type="float" office:value="1.4283" calcext:value-type="float">
            <text:p>1.4283</text:p>
          </table:table-cell>
          <table:table-cell table:formula="of:=[.X188]-1" office:value-type="float" office:value="2" calcext:value-type="float">
            <text:p>2</text:p>
          </table:table-cell>
          <table:table-cell table:formula="of:=[.M189]-[.X189]" office:value-type="float" office:value="-1" calcext:value-type="float">
            <text:p>-1</text:p>
          </table:table-cell>
          <table:table-cell/>
          <table:table-cell table:formula="of:=[.R189]-[.X189]" office:value-type="float" office:value="107" calcext:value-type="float">
            <text:p>107</text:p>
          </table:table-cell>
          <table:table-cell table:formula="of:=ABS([.J189]-[.W189])" office:value-type="float" office:value="1.4283" calcext:value-type="float">
            <text:p>1.4283</text:p>
          </table:table-cell>
          <table:table-cell table:formula="of:=[.AB189]/ABS([.J189]+1)" office:value-type="float" office:value="1.4283" calcext:value-type="float">
            <text:p>1.4283</text:p>
          </table:table-cell>
          <table:table-cell table:number-columns-repeated="995"/>
        </table:table-row>
        <table:table-row table:style-name="ro1">
          <table:table-cell table:number-columns-repeated="14"/>
          <table:table-cell table:style-name="Default" table:number-columns-repeated="3"/>
          <table:table-cell office:value-type="string" calcext:value-type="string">
            <text:p>M5 – ModAAE</text:p>
          </table:table-cell>
          <table:table-cell/>
          <table:table-cell table:formula="of:=SUM([.$T$2:.$T$187])/188" office:value-type="float" office:value="1.44401010638298" calcext:value-type="float">
            <text:p>1.44401010638298</text:p>
          </table:table-cell>
          <table:table-cell table:number-columns-repeated="7"/>
          <table:table-cell table:formula="of:=SUM([.$AB$2:.$AB$187])/188" office:value-type="float" office:value="1.44705744680851" calcext:value-type="float">
            <text:p>1.44705744680851</text:p>
          </table:table-cell>
          <table:table-cell table:number-columns-repeated="996"/>
        </table:table-row>
        <table:table-row table:style-name="ro1">
          <table:table-cell table:number-columns-repeated="14"/>
          <table:table-cell table:style-name="Default" table:number-columns-repeated="3"/>
          <table:table-cell office:value-type="string" calcext:value-type="string">
            <text:p>M5 – ARE</text:p>
          </table:table-cell>
          <table:table-cell table:number-columns-repeated="1006"/>
        </table:table-row>
        <table:table-row table:style-name="ro1">
          <table:table-cell table:number-columns-repeated="14"/>
          <table:table-cell table:style-name="Default" table:number-columns-repeated="3"/>
          <table:table-cell table:number-columns-repeated="1007"/>
        </table:table-row>
        <table:table-row table:style-name="ro1">
          <table:table-cell table:number-columns-repeated="14"/>
          <table:table-cell table:style-name="Default" table:number-columns-repeated="3"/>
          <table:table-cell/>
          <table:table-cell table:formula="of:=AVERAGE([.S4:.S191])" office:value-type="float" office:value="-0.00537634408602151" calcext:value-type="float">
            <text:p>-0.005376344086022</text:p>
          </table:table-cell>
          <table:table-cell table:number-columns-repeated="5"/>
          <table:table-cell table:formula="of:=AVERAGE([.Y4:.Y191])" office:value-type="float" office:value="-1" calcext:value-type="float">
            <text:p>-1</text:p>
          </table:table-cell>
          <table:table-cell/>
          <table:table-cell table:formula="of:=AVERAGE([.AA4:.AA191])" office:value-type="float" office:value="93.505376344086" calcext:value-type="float">
            <text:p>93.505376344086</text:p>
          </table:table-cell>
          <table:table-cell table:number-columns-repeated="997"/>
        </table:table-row>
        <table:table-row table:style-name="ro1">
          <table:table-cell table:number-columns-repeated="14"/>
          <table:table-cell table:style-name="Default" table:number-columns-repeated="3"/>
          <table:table-cell table:number-columns-repeated="3"/>
          <table:table-cell table:formula="of:=SUM([.U3:.U190])/188" office:value-type="float" office:value="0.642408756649918" calcext:value-type="float">
            <text:p>0.642408756649918</text:p>
          </table:table-cell>
          <table:table-cell table:number-columns-repeated="7"/>
          <table:table-cell table:formula="of:=SUM([.AC3:.AC190])/189" office:value-type="float" office:value="0.639634146811362" calcext:value-type="float">
            <text:p>0.639634146811362</text:p>
          </table:table-cell>
          <table:table-cell table:number-columns-repeated="995"/>
        </table:table-row>
      </table:table>
      <table:table table:name="TEST" table:style-name="ta1">
        <table:shapes>
          <draw:frame draw:z-index="0" draw:style-name="gr1" draw:text-style-name="P1" svg:width="453.51pt" svg:height="255.09pt" svg:x="2829.71pt" svg:y="926.7pt">
            <loext:p draw:notify-on-update-of-ranges="TEST.M1:TEST.M1 TEST.M2:TEST.M95 TEST.O1:TEST.O1 TEST.O2:TEST.O9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959.82pt" svg:y="960.04pt">
            <loext:p draw:notify-on-update-of-ranges="TEST.M1:TEST.M1 TEST.M2:TEST.M95 TEST.W1:TEST.W1 TEST.W2:TEST.W9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office:value-type="string" calcext:value-type="string">
            <text:p>Module Num</text:p>
          </table:table-cell>
          <table:table-cell office:value-type="string" calcext:value-type="string">
            <text:p>NUMUORS</text:p>
          </table:table-cell>
          <table:table-cell office:value-type="string" calcext:value-type="string">
            <text:p>NUMUANDS</text:p>
          </table:table-cell>
          <table:table-cell office:value-type="string" calcext:value-type="string">
            <text:p>TOTOTORS</text:p>
          </table:table-cell>
          <table:table-cell office:value-type="string" calcext:value-type="string">
            <text:p>TOTOPANDS</text:p>
          </table:table-cell>
          <table:table-cell office:value-type="string" calcext:value-type="string">
            <text:p>VG</text:p>
          </table:table-cell>
          <table:table-cell office:value-type="string" calcext:value-type="string">
            <text:p>NLOGIC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ELOC</text:p>
          </table:table-cell>
          <table:table-cell office:value-type="string" calcext:value-type="string">
            <text:p>FAULTS</text:p>
          </table:table-cell>
          <table:table-cell office:value-type="string" calcext:value-type="string">
            <text:p>Module <text:s/>Percent</text:p>
          </table:table-cell>
          <table:table-cell office:value-type="string" calcext:value-type="string">
            <text:p>Module Rank(faults)</text:p>
          </table:table-cell>
          <table:table-cell office:value-type="string" calcext:value-type="string">
            <text:p>Total faults)</text:p>
          </table:table-cell>
          <table:table-cell/>
          <table:table-cell office:value-type="string" calcext:value-type="string">
            <text:p>M5 – predicted</text:p>
          </table:table-cell>
          <table:table-cell office:value-type="string" calcext:value-type="string">
            <text:p>M5 Rank</text:p>
          </table:table-cell>
          <table:table-cell office:value-type="string" calcext:value-type="string">
            <text:p>M5 fault total</text:p>
          </table:table-cell>
          <table:table-cell office:value-type="string" calcext:value-type="string">
            <text:p>M5 error rate</text:p>
          </table:table-cell>
          <table:table-cell office:value-type="string" calcext:value-type="string">
            <text:p>M5 Module %</text:p>
          </table:table-cell>
          <table:table-cell office:value-type="string" calcext:value-type="string">
            <text:p>aae delta</text:p>
          </table:table-cell>
          <table:table-cell office:value-type="string" calcext:value-type="string">
            <text:p>are delta</text:p>
          </table:table-cell>
          <table:table-cell/>
          <table:table-cell office:value-type="string" calcext:value-type="string">
            <text:p>Greedy – Predicted</text:p>
          </table:table-cell>
          <table:table-cell office:value-type="string" calcext:value-type="string">
            <text:p>Greedy ranking</text:p>
          </table:table-cell>
          <table:table-cell office:value-type="string" calcext:value-type="string">
            <text:p>greedy error rate</text:p>
          </table:table-cell>
          <table:table-cell office:value-type="string" calcext:value-type="string">
            <text:p>greedy error %</text:p>
          </table:table-cell>
          <table:table-cell office:value-type="string" calcext:value-type="string">
            <text:p>greedy/M5 correlation</text:p>
          </table:table-cell>
          <table:table-cell office:value-type="string" calcext:value-type="string">
            <text:p>aae delta</text:p>
          </table:table-cell>
          <table:table-cell office:value-type="string" calcext:value-type="string">
            <text:p>are delta</text:p>
          </table:table-cell>
          <table:table-cell office:value-type="string" calcext:value-type="string">
            <text:p>greedy sum</text:p>
          </table:table-cell>
          <table:table-cell table:number-columns-repeated="99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737" calcext:value-type="float">
            <text:p>737</text:p>
          </table:table-cell>
          <table:table-cell office:value-type="float" office:value="5163" calcext:value-type="float">
            <text:p>5163</text:p>
          </table:table-cell>
          <table:table-cell office:value-type="float" office:value="4603" calcext:value-type="float">
            <text:p>4603</text:p>
          </table:table-cell>
          <table:table-cell office:value-type="float" office:value="169" calcext:value-type="float">
            <text:p>169</text:p>
          </table:table-cell>
          <table:table-cell office:value-type="float" office:value="25" calcext:value-type="float">
            <text:p>25</text:p>
          </table:table-cell>
          <table:table-cell office:value-type="float" office:value="4530" calcext:value-type="float">
            <text:p>4530</text:p>
          </table:table-cell>
          <table:table-cell office:value-type="float" office:value="665" calcext:value-type="float">
            <text:p>665</text:p>
          </table:table-cell>
          <table:table-cell office:value-type="float" office:value="42" calcext:value-type="float">
            <text:p>42</text:p>
          </table:table-cell>
          <table:table-cell table:formula="of:=1-(([.L2]-1)/94)" office:value-type="float" office:value="0.0106382978723404" calcext:value-type="float">
            <text:p>0.01063829787234</text:p>
          </table:table-cell>
          <table:table-cell office:value-type="float" office:value="94" calcext:value-type="float">
            <text:p>94</text:p>
          </table:table-cell>
          <table:table-cell office:value-type="float" office:value="42" calcext:value-type="float">
            <text:p>42</text:p>
          </table:table-cell>
          <table:table-cell table:formula="of:=[.M2]/241" office:value-type="float" office:value="0.174273858921162" calcext:value-type="float">
            <text:p>0.174273858921162</text:p>
          </table:table-cell>
          <table:table-cell table:formula="of:=-0.0516*[.B2]+0.0341*[.C2]-0.0027*[.D2]-0.0372*[.F2]+0.2119*[.G2]+0.0018*[.H2]+0.005*[.I2]-0.3091" office:value-type="float" office:value="17.657" calcext:value-type="float">
            <text:p>17.657</text:p>
          </table:table-cell>
          <table:table-cell office:value-type="float" office:value="94" calcext:value-type="float">
            <text:p>94</text:p>
          </table:table-cell>
          <table:table-cell table:formula="of:=[.O2]" office:value-type="float" office:value="17.657" calcext:value-type="float">
            <text:p>17.657</text:p>
          </table:table-cell>
          <table:table-cell table:formula="of:=[.P2]-[.L2]" office:value-type="float" office:value="0" calcext:value-type="float">
            <text:p>0</text:p>
          </table:table-cell>
          <table:table-cell table:formula="of:=[.Q2]/[.$Q$95]" office:value-type="float" office:value="0.103023488795313" calcext:value-type="float">
            <text:p>0.103023488795313</text:p>
          </table:table-cell>
          <table:table-cell table:formula="of:=ABS([.J2]-[.O2])" office:value-type="float" office:value="24.343" calcext:value-type="float">
            <text:p>24.343</text:p>
          </table:table-cell>
          <table:table-cell table:formula="of:=[.T2]/ABS([.J2]+1)" office:value-type="float" office:value="0.566116279069767" calcext:value-type="float">
            <text:p>0.566116279069767</text:p>
          </table:table-cell>
          <table:table-cell/>
          <table:table-cell table:formula="of:=-0.0482*[.B2]+0.0336*[.C2]-0.0021*[.D2]-0.0337*[.F2]+0.2088*[.G2]+0.0019*[.H2]-0.3255" office:value-type="float" office:value="18.2567" calcext:value-type="float">
            <text:p>18.2567</text:p>
          </table:table-cell>
          <table:table-cell office:value-type="float" office:value="94" calcext:value-type="float">
            <text:p>94</text:p>
          </table:table-cell>
          <table:table-cell table:formula="of:=[.X2]-[.L2]" office:value-type="float" office:value="0" calcext:value-type="float">
            <text:p>0</text:p>
          </table:table-cell>
          <table:table-cell table:formula="of:=SUM([.$W$2:.W2])/SUM([.$W$2:.$W$95])" office:value-type="float" office:value="0.105441194646362" calcext:value-type="float">
            <text:p>0.105441194646362</text:p>
          </table:table-cell>
          <table:table-cell table:formula="of:=[.X2]-[.P2]" office:value-type="float" office:value="0" calcext:value-type="float">
            <text:p>0</text:p>
          </table:table-cell>
          <table:table-cell table:formula="of:=ABS([.J2]-[.W2])" office:value-type="float" office:value="23.7433" calcext:value-type="float">
            <text:p>23.7433</text:p>
          </table:table-cell>
          <table:table-cell table:formula="of:=[.AB2]/ABS([.J2]+1)" office:value-type="float" office:value="0.552169767441861" calcext:value-type="float">
            <text:p>0.552169767441861</text:p>
          </table:table-cell>
          <table:table-cell table:formula="of:=SUM([.$W$2:.W2])" office:value-type="float" office:value="18.2567" calcext:value-type="float">
            <text:p>18.2567</text:p>
          </table:table-cell>
          <table:table-cell table:number-columns-repeated="99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450" calcext:value-type="float">
            <text:p>450</text:p>
          </table:table-cell>
          <table:table-cell office:value-type="float" office:value="2189" calcext:value-type="float">
            <text:p>2189</text:p>
          </table:table-cell>
          <table:table-cell office:value-type="float" office:value="1703" calcext:value-type="float">
            <text:p>1703</text:p>
          </table:table-cell>
          <table:table-cell office:value-type="float" office:value="127" calcext:value-type="float">
            <text:p>127</text:p>
          </table:table-cell>
          <table:table-cell office:value-type="float" office:value="23" calcext:value-type="float">
            <text:p>23</text:p>
          </table:table-cell>
          <table:table-cell office:value-type="float" office:value="2927" calcext:value-type="float">
            <text:p>2927</text:p>
          </table:table-cell>
          <table:table-cell office:value-type="float" office:value="450" calcext:value-type="float">
            <text:p>450</text:p>
          </table:table-cell>
          <table:table-cell office:value-type="float" office:value="8" calcext:value-type="float">
            <text:p>8</text:p>
          </table:table-cell>
          <table:table-cell table:formula="of:=1-(([.L3]-1)/94)" office:value-type="float" office:value="0.0957446808510638" calcext:value-type="float">
            <text:p>0.095744680851064</text:p>
          </table:table-cell>
          <table:table-cell office:value-type="float" office:value="86" calcext:value-type="float">
            <text:p>86</text:p>
          </table:table-cell>
          <table:table-cell table:formula="of:=[.M2]+[.J3]" office:value-type="float" office:value="50" calcext:value-type="float">
            <text:p>50</text:p>
          </table:table-cell>
          <table:table-cell table:formula="of:=[.M3]/241" office:value-type="float" office:value="0.20746887966805" calcext:value-type="float">
            <text:p>0.20746887966805</text:p>
          </table:table-cell>
          <table:table-cell table:formula="of:=-0.0516*[.B3]+0.0341*[.C3]-0.0027*[.D3]-0.0372*[.F3]+0.2119*[.G3]+0.0018*[.H3]+0.005*[.I3]-0.3091" office:value-type="float" office:value="12.2527" calcext:value-type="float">
            <text:p>12.2527</text:p>
          </table:table-cell>
          <table:table-cell office:value-type="float" office:value="93" calcext:value-type="float">
            <text:p>93</text:p>
          </table:table-cell>
          <table:table-cell table:formula="of:=SUM([.$O$2:.O3])" office:value-type="float" office:value="29.9097" calcext:value-type="float">
            <text:p>29.9097</text:p>
          </table:table-cell>
          <table:table-cell table:formula="of:=[.P3]-[.L3]" office:value-type="float" office:value="7" calcext:value-type="float">
            <text:p>7</text:p>
          </table:table-cell>
          <table:table-cell table:formula="of:=[.Q3]/[.$Q$95]" office:value-type="float" office:value="0.17451444995306" calcext:value-type="float">
            <text:p>0.17451444995306</text:p>
          </table:table-cell>
          <table:table-cell table:formula="of:=ABS([.J3]-[.O3])" office:value-type="float" office:value="4.2527" calcext:value-type="float">
            <text:p>4.2527</text:p>
          </table:table-cell>
          <table:table-cell table:formula="of:=[.T3]/ABS([.J3]+1)" office:value-type="float" office:value="0.472522222222222" calcext:value-type="float">
            <text:p>0.472522222222222</text:p>
          </table:table-cell>
          <table:table-cell/>
          <table:table-cell table:formula="of:=-0.0482*[.B3]+0.0336*[.C3]-0.0021*[.D3]-0.0337*[.F3]+0.2088*[.G3]+0.0019*[.H3]-0.3255" office:value-type="float" office:value="12.0398" calcext:value-type="float">
            <text:p>12.0398</text:p>
          </table:table-cell>
          <table:table-cell office:value-type="float" office:value="93" calcext:value-type="float">
            <text:p>93</text:p>
          </table:table-cell>
          <table:table-cell table:formula="of:=[.X3]-[.L3]" office:value-type="float" office:value="7" calcext:value-type="float">
            <text:p>7</text:p>
          </table:table-cell>
          <table:table-cell table:formula="of:=SUM([.$W$2:.W3])/SUM([.$W$2:.$W$95])" office:value-type="float" office:value="0.174976811450234" calcext:value-type="float">
            <text:p>0.174976811450234</text:p>
          </table:table-cell>
          <table:table-cell table:formula="of:=[.X3]-[.P3]" office:value-type="float" office:value="0" calcext:value-type="float">
            <text:p>0</text:p>
          </table:table-cell>
          <table:table-cell table:formula="of:=ABS([.J3]-[.W3])" office:value-type="float" office:value="4.0398" calcext:value-type="float">
            <text:p>4.0398</text:p>
          </table:table-cell>
          <table:table-cell table:formula="of:=[.AB3]/ABS([.J3]+1)" office:value-type="float" office:value="0.448866666666667" calcext:value-type="float">
            <text:p>0.448866666666667</text:p>
          </table:table-cell>
          <table:table-cell table:formula="of:=SUM([.$W$2:.W3])" office:value-type="float" office:value="30.2965" calcext:value-type="float">
            <text:p>30.2965</text:p>
          </table:table-cell>
          <table:table-cell table:number-columns-repeated="99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  <table:table-cell office:value-type="float" office:value="430" calcext:value-type="float">
            <text:p>430</text:p>
          </table:table-cell>
          <table:table-cell office:value-type="float" office:value="3063" calcext:value-type="float">
            <text:p>3063</text:p>
          </table:table-cell>
          <table:table-cell office:value-type="float" office:value="2668" calcext:value-type="float">
            <text:p>2668</text:p>
          </table:table-cell>
          <table:table-cell office:value-type="float" office:value="108" calcext:value-type="float">
            <text:p>108</text:p>
          </table:table-cell>
          <table:table-cell office:value-type="float" office:value="23" calcext:value-type="float">
            <text:p>23</text:p>
          </table:table-cell>
          <table:table-cell office:value-type="float" office:value="2954" calcext:value-type="float">
            <text:p>2954</text:p>
          </table:table-cell>
          <table:table-cell office:value-type="float" office:value="429" calcext:value-type="float">
            <text:p>429</text:p>
          </table:table-cell>
          <table:table-cell office:value-type="float" office:value="25" calcext:value-type="float">
            <text:p>25</text:p>
          </table:table-cell>
          <table:table-cell table:formula="of:=1-(([.L4]-1)/94)" office:value-type="float" office:value="0.0212765957446809" calcext:value-type="float">
            <text:p>0.021276595744681</text:p>
          </table:table-cell>
          <table:table-cell office:value-type="float" office:value="93" calcext:value-type="float">
            <text:p>93</text:p>
          </table:table-cell>
          <table:table-cell table:formula="of:=[.M3]+[.J4]" office:value-type="float" office:value="75" calcext:value-type="float">
            <text:p>75</text:p>
          </table:table-cell>
          <table:table-cell table:formula="of:=[.M4]/241" office:value-type="float" office:value="0.311203319502075" calcext:value-type="float">
            <text:p>0.311203319502075</text:p>
          </table:table-cell>
          <table:table-cell table:formula="of:=-0.0516*[.B4]+0.0341*[.C4]-0.0027*[.D4]-0.0372*[.F4]+0.2119*[.G4]+0.0018*[.H4]+0.005*[.I4]-0.3091" office:value-type="float" office:value="11.6673" calcext:value-type="float">
            <text:p>11.6673</text:p>
          </table:table-cell>
          <table:table-cell office:value-type="float" office:value="92" calcext:value-type="float">
            <text:p>92</text:p>
          </table:table-cell>
          <table:table-cell table:formula="of:=SUM([.$O$2:.O4])" office:value-type="float" office:value="41.577" calcext:value-type="float">
            <text:p>41.577</text:p>
          </table:table-cell>
          <table:table-cell table:formula="of:=[.P4]-[.L4]" office:value-type="float" office:value="-1" calcext:value-type="float">
            <text:p>-1</text:p>
          </table:table-cell>
          <table:table-cell table:formula="of:=[.Q4]/[.$Q$95]" office:value-type="float" office:value="0.242589771401865" calcext:value-type="float">
            <text:p>0.242589771401865</text:p>
          </table:table-cell>
          <table:table-cell table:formula="of:=ABS([.J4]-[.O4])" office:value-type="float" office:value="13.3327" calcext:value-type="float">
            <text:p>13.3327</text:p>
          </table:table-cell>
          <table:table-cell table:formula="of:=[.T4]/ABS([.J4]+1)" office:value-type="float" office:value="0.512796153846154" calcext:value-type="float">
            <text:p>0.512796153846154</text:p>
          </table:table-cell>
          <table:table-cell/>
          <table:table-cell table:formula="of:=-0.0482*[.B4]+0.0336*[.C4]-0.0021*[.D4]-0.0337*[.F4]+0.2088*[.G4]+0.0019*[.H4]-0.3255" office:value-type="float" office:value="11.911" calcext:value-type="float">
            <text:p>11.911</text:p>
          </table:table-cell>
          <table:table-cell office:value-type="float" office:value="92" calcext:value-type="float">
            <text:p>92</text:p>
          </table:table-cell>
          <table:table-cell table:formula="of:=[.X4]-[.L4]" office:value-type="float" office:value="-1" calcext:value-type="float">
            <text:p>-1</text:p>
          </table:table-cell>
          <table:table-cell table:formula="of:=SUM([.$W$2:.W4])/SUM([.$W$2:.$W$95])" office:value-type="float" office:value="0.243768546508203" calcext:value-type="float">
            <text:p>0.243768546508203</text:p>
          </table:table-cell>
          <table:table-cell table:formula="of:=[.X4]-[.P4]" office:value-type="float" office:value="0" calcext:value-type="float">
            <text:p>0</text:p>
          </table:table-cell>
          <table:table-cell table:formula="of:=ABS([.J4]-[.W4])" office:value-type="float" office:value="13.089" calcext:value-type="float">
            <text:p>13.089</text:p>
          </table:table-cell>
          <table:table-cell table:formula="of:=[.AB4]/ABS([.J4]+1)" office:value-type="float" office:value="0.503423076923077" calcext:value-type="float">
            <text:p>0.503423076923077</text:p>
          </table:table-cell>
          <table:table-cell table:formula="of:=SUM([.$W$2:.W4])" office:value-type="float" office:value="42.2075" calcext:value-type="float">
            <text:p>42.2075</text:p>
          </table:table-cell>
          <table:table-cell table:number-columns-repeated="99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375" calcext:value-type="float">
            <text:p>375</text:p>
          </table:table-cell>
          <table:table-cell office:value-type="float" office:value="1645" calcext:value-type="float">
            <text:p>1645</text:p>
          </table:table-cell>
          <table:table-cell office:value-type="float" office:value="1496" calcext:value-type="float">
            <text:p>1496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1404" calcext:value-type="float">
            <text:p>1404</text:p>
          </table:table-cell>
          <table:table-cell office:value-type="float" office:value="242" calcext:value-type="float">
            <text:p>242</text:p>
          </table:table-cell>
          <table:table-cell office:value-type="float" office:value="12" calcext:value-type="float">
            <text:p>12</text:p>
          </table:table-cell>
          <table:table-cell table:formula="of:=1-(([.L5]-1)/94)" office:value-type="float" office:value="0.0638297872340425" calcext:value-type="float">
            <text:p>0.063829787234043</text:p>
          </table:table-cell>
          <table:table-cell office:value-type="float" office:value="89" calcext:value-type="float">
            <text:p>89</text:p>
          </table:table-cell>
          <table:table-cell table:formula="of:=[.M4]+[.J5]" office:value-type="float" office:value="87" calcext:value-type="float">
            <text:p>87</text:p>
          </table:table-cell>
          <table:table-cell table:formula="of:=[.M5]/241" office:value-type="float" office:value="0.360995850622407" calcext:value-type="float">
            <text:p>0.360995850622407</text:p>
          </table:table-cell>
          <table:table-cell table:formula="of:=-0.0516*[.B5]+0.0341*[.C5]-0.0027*[.D5]-0.0372*[.F5]+0.2119*[.G5]+0.0018*[.H5]+0.005*[.I5]-0.3091" office:value-type="float" office:value="11.5752" calcext:value-type="float">
            <text:p>11.5752</text:p>
          </table:table-cell>
          <table:table-cell office:value-type="float" office:value="85" calcext:value-type="float">
            <text:p>85</text:p>
          </table:table-cell>
          <table:table-cell table:formula="of:=SUM([.$O$2:.O5])" office:value-type="float" office:value="53.1522" calcext:value-type="float">
            <text:p>53.1522</text:p>
          </table:table-cell>
          <table:table-cell table:formula="of:=[.P5]-[.L5]" office:value-type="float" office:value="-4" calcext:value-type="float">
            <text:p>-4</text:p>
          </table:table-cell>
          <table:table-cell table:formula="of:=[.Q5]/[.$Q$95]" office:value-type="float" office:value="0.310127715984949" calcext:value-type="float">
            <text:p>0.310127715984949</text:p>
          </table:table-cell>
          <table:table-cell table:formula="of:=ABS([.J5]-[.O5])" office:value-type="float" office:value="0.424800000000001" calcext:value-type="float">
            <text:p>0.424800000000001</text:p>
          </table:table-cell>
          <table:table-cell table:formula="of:=[.T5]/ABS([.J5]+1)" office:value-type="float" office:value="0.0326769230769232" calcext:value-type="float">
            <text:p>0.032676923076923</text:p>
          </table:table-cell>
          <table:table-cell/>
          <table:table-cell table:formula="of:=-0.0482*[.B5]+0.0336*[.C5]-0.0021*[.D5]-0.0337*[.F5]+0.2088*[.G5]+0.0019*[.H5]-0.3255" office:value-type="float" office:value="11.5897" calcext:value-type="float">
            <text:p>11.5897</text:p>
          </table:table-cell>
          <table:table-cell office:value-type="float" office:value="91" calcext:value-type="float">
            <text:p>91</text:p>
          </table:table-cell>
          <table:table-cell table:formula="of:=[.X5]-[.L5]" office:value-type="float" office:value="2" calcext:value-type="float">
            <text:p>2</text:p>
          </table:table-cell>
          <table:table-cell table:formula="of:=SUM([.$W$2:.W5])/SUM([.$W$2:.$W$95])" office:value-type="float" office:value="0.310704620036986" calcext:value-type="float">
            <text:p>0.310704620036986</text:p>
          </table:table-cell>
          <table:table-cell table:formula="of:=[.X5]-[.P5]" office:value-type="float" office:value="6" calcext:value-type="float">
            <text:p>6</text:p>
          </table:table-cell>
          <table:table-cell table:formula="of:=ABS([.J5]-[.W5])" office:value-type="float" office:value="0.410299999999999" calcext:value-type="float">
            <text:p>0.410299999999999</text:p>
          </table:table-cell>
          <table:table-cell table:formula="of:=[.AB5]/ABS([.J5]+1)" office:value-type="float" office:value="0.0315615384615384" calcext:value-type="float">
            <text:p>0.031561538461539</text:p>
          </table:table-cell>
          <table:table-cell table:formula="of:=SUM([.$W$2:.W5])" office:value-type="float" office:value="53.7972" calcext:value-type="float">
            <text:p>53.7972</text:p>
          </table:table-cell>
          <table:table-cell table:number-columns-repeated="99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1" calcext:value-type="float">
            <text:p>31</text:p>
          </table:table-cell>
          <table:table-cell office:value-type="float" office:value="408" calcext:value-type="float">
            <text:p>408</text:p>
          </table:table-cell>
          <table:table-cell office:value-type="float" office:value="2553" calcext:value-type="float">
            <text:p>2553</text:p>
          </table:table-cell>
          <table:table-cell office:value-type="float" office:value="2281" calcext:value-type="float">
            <text:p>228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580" calcext:value-type="float">
            <text:p>2580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formula="of:=1-(([.L6]-1)/94)" office:value-type="float" office:value="0.127659574468085" calcext:value-type="float">
            <text:p>0.127659574468085</text:p>
          </table:table-cell>
          <table:table-cell office:value-type="float" office:value="83" calcext:value-type="float">
            <text:p>83</text:p>
          </table:table-cell>
          <table:table-cell table:formula="of:=[.M5]+[.J6]" office:value-type="float" office:value="93" calcext:value-type="float">
            <text:p>93</text:p>
          </table:table-cell>
          <table:table-cell table:formula="of:=[.M6]/241" office:value-type="float" office:value="0.385892116182573" calcext:value-type="float">
            <text:p>0.385892116182573</text:p>
          </table:table-cell>
          <table:table-cell table:formula="of:=-0.0516*[.B6]+0.0341*[.C6]-0.0027*[.D6]-0.0372*[.F6]+0.2119*[.G6]+0.0018*[.H6]+0.005*[.I6]-0.3091" office:value-type="float" office:value="10.1768" calcext:value-type="float">
            <text:p>10.1768</text:p>
          </table:table-cell>
          <table:table-cell office:value-type="float" office:value="66" calcext:value-type="float">
            <text:p>66</text:p>
          </table:table-cell>
          <table:table-cell table:formula="of:=SUM([.$O$2:.O6])" office:value-type="float" office:value="63.329" calcext:value-type="float">
            <text:p>63.329</text:p>
          </table:table-cell>
          <table:table-cell table:formula="of:=[.P6]-[.L6]" office:value-type="float" office:value="-17" calcext:value-type="float">
            <text:p>-17</text:p>
          </table:table-cell>
          <table:table-cell table:formula="of:=[.Q6]/[.$Q$95]" office:value-type="float" office:value="0.369506400969496" calcext:value-type="float">
            <text:p>0.369506400969496</text:p>
          </table:table-cell>
          <table:table-cell table:formula="of:=ABS([.J6]-[.O6])" office:value-type="float" office:value="4.1768" calcext:value-type="float">
            <text:p>4.1768</text:p>
          </table:table-cell>
          <table:table-cell table:formula="of:=[.T6]/ABS([.J6]+1)" office:value-type="float" office:value="0.596685714285714" calcext:value-type="float">
            <text:p>0.596685714285714</text:p>
          </table:table-cell>
          <table:table-cell/>
          <table:table-cell table:formula="of:=-0.0482*[.B6]+0.0336*[.C6]-0.0021*[.D6]-0.0337*[.F6]+0.2088*[.G6]+0.0019*[.H6]-0.3255" office:value-type="float" office:value="10.3851" calcext:value-type="float">
            <text:p>10.3851</text:p>
          </table:table-cell>
          <table:table-cell office:value-type="float" office:value="90" calcext:value-type="float">
            <text:p>90</text:p>
          </table:table-cell>
          <table:table-cell table:formula="of:=[.X6]-[.L6]" office:value-type="float" office:value="7" calcext:value-type="float">
            <text:p>7</text:p>
          </table:table-cell>
          <table:table-cell table:formula="of:=SUM([.$W$2:.W6])/SUM([.$W$2:.$W$95])" office:value-type="float" office:value="0.370683551088158" calcext:value-type="float">
            <text:p>0.370683551088158</text:p>
          </table:table-cell>
          <table:table-cell table:formula="of:=[.X6]-[.P6]" office:value-type="float" office:value="24" calcext:value-type="float">
            <text:p>24</text:p>
          </table:table-cell>
          <table:table-cell table:formula="of:=ABS([.J6]-[.W6])" office:value-type="float" office:value="4.3851" calcext:value-type="float">
            <text:p>4.3851</text:p>
          </table:table-cell>
          <table:table-cell table:formula="of:=[.AB6]/ABS([.J6]+1)" office:value-type="float" office:value="0.626442857142858" calcext:value-type="float">
            <text:p>0.626442857142858</text:p>
          </table:table-cell>
          <table:table-cell table:formula="of:=SUM([.$W$2:.W6])" office:value-type="float" office:value="64.1823" calcext:value-type="float">
            <text:p>64.1823</text:p>
          </table:table-cell>
          <table:table-cell table:number-columns-repeated="99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  <table:table-cell office:value-type="float" office:value="363" calcext:value-type="float">
            <text:p>363</text:p>
          </table:table-cell>
          <table:table-cell office:value-type="float" office:value="2378" calcext:value-type="float">
            <text:p>2378</text:p>
          </table:table-cell>
          <table:table-cell office:value-type="float" office:value="1933" calcext:value-type="float">
            <text:p>1933</text:p>
          </table:table-cell>
          <table:table-cell office:value-type="float" office:value="109" calcext:value-type="float">
            <text:p>109</text:p>
          </table:table-cell>
          <table:table-cell office:value-type="float" office:value="20" calcext:value-type="float">
            <text:p>20</text:p>
          </table:table-cell>
          <table:table-cell office:value-type="float" office:value="2680" calcext:value-type="float">
            <text:p>2680</text:p>
          </table:table-cell>
          <table:table-cell office:value-type="float" office:value="437" calcext:value-type="float">
            <text:p>437</text:p>
          </table:table-cell>
          <table:table-cell office:value-type="float" office:value="19" calcext:value-type="float">
            <text:p>19</text:p>
          </table:table-cell>
          <table:table-cell table:formula="of:=1-(([.L7]-1)/94)" office:value-type="float" office:value="0.0319148936170213" calcext:value-type="float">
            <text:p>0.031914893617021</text:p>
          </table:table-cell>
          <table:table-cell office:value-type="float" office:value="92" calcext:value-type="float">
            <text:p>92</text:p>
          </table:table-cell>
          <table:table-cell table:formula="of:=[.M6]+[.J7]" office:value-type="float" office:value="112" calcext:value-type="float">
            <text:p>112</text:p>
          </table:table-cell>
          <table:table-cell table:formula="of:=[.M7]/241" office:value-type="float" office:value="0.464730290456432" calcext:value-type="float">
            <text:p>0.464730290456432</text:p>
          </table:table-cell>
          <table:table-cell table:formula="of:=-0.0516*[.B7]+0.0341*[.C7]-0.0027*[.D7]-0.0372*[.F7]+0.2119*[.G7]+0.0018*[.H7]+0.005*[.I7]-0.3091" office:value-type="float" office:value="10.0028" calcext:value-type="float">
            <text:p>10.0028</text:p>
          </table:table-cell>
          <table:table-cell office:value-type="float" office:value="89" calcext:value-type="float">
            <text:p>89</text:p>
          </table:table-cell>
          <table:table-cell table:formula="of:=SUM([.$O$2:.O7])" office:value-type="float" office:value="73.3318" calcext:value-type="float">
            <text:p>73.3318</text:p>
          </table:table-cell>
          <table:table-cell table:formula="of:=[.P7]-[.L7]" office:value-type="float" office:value="-3" calcext:value-type="float">
            <text:p>-3</text:p>
          </table:table-cell>
          <table:table-cell table:formula="of:=[.Q7]/[.$Q$95]" office:value-type="float" office:value="0.427869846272874" calcext:value-type="float">
            <text:p>0.427869846272874</text:p>
          </table:table-cell>
          <table:table-cell table:formula="of:=ABS([.J7]-[.O7])" office:value-type="float" office:value="8.9972" calcext:value-type="float">
            <text:p>8.9972</text:p>
          </table:table-cell>
          <table:table-cell table:formula="of:=[.T7]/ABS([.J7]+1)" office:value-type="float" office:value="0.44986" calcext:value-type="float">
            <text:p>0.44986</text:p>
          </table:table-cell>
          <table:table-cell/>
          <table:table-cell table:formula="of:=-0.0482*[.B7]+0.0336*[.C7]-0.0021*[.D7]-0.0337*[.F7]+0.2088*[.G7]+0.0019*[.H7]-0.3255" office:value-type="float" office:value="9.8212" calcext:value-type="float">
            <text:p>9.8212</text:p>
          </table:table-cell>
          <table:table-cell office:value-type="float" office:value="89" calcext:value-type="float">
            <text:p>89</text:p>
          </table:table-cell>
          <table:table-cell table:formula="of:=[.X7]-[.L7]" office:value-type="float" office:value="-3" calcext:value-type="float">
            <text:p>-3</text:p>
          </table:table-cell>
          <table:table-cell table:formula="of:=SUM([.$W$2:.W7])/SUM([.$W$2:.$W$95])" office:value-type="float" office:value="0.427405689309241" calcext:value-type="float">
            <text:p>0.427405689309241</text:p>
          </table:table-cell>
          <table:table-cell table:formula="of:=[.X7]-[.P7]" office:value-type="float" office:value="0" calcext:value-type="float">
            <text:p>0</text:p>
          </table:table-cell>
          <table:table-cell table:formula="of:=ABS([.J7]-[.W7])" office:value-type="float" office:value="9.1788" calcext:value-type="float">
            <text:p>9.1788</text:p>
          </table:table-cell>
          <table:table-cell table:formula="of:=[.AB7]/ABS([.J7]+1)" office:value-type="float" office:value="0.45894" calcext:value-type="float">
            <text:p>0.45894</text:p>
          </table:table-cell>
          <table:table-cell table:formula="of:=SUM([.$W$2:.W7])" office:value-type="float" office:value="74.0035" calcext:value-type="float">
            <text:p>74.0035</text:p>
          </table:table-cell>
          <table:table-cell table:number-columns-repeated="99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  <table:table-cell office:value-type="float" office:value="276" calcext:value-type="float">
            <text:p>276</text:p>
          </table:table-cell>
          <table:table-cell office:value-type="float" office:value="3205" calcext:value-type="float">
            <text:p>3205</text:p>
          </table:table-cell>
          <table:table-cell office:value-type="float" office:value="2852" calcext:value-type="float">
            <text:p>2852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302" calcext:value-type="float">
            <text:p>3302</text:p>
          </table:table-cell>
          <table:table-cell office:value-type="float" office:value="339" calcext:value-type="float">
            <text:p>339</text:p>
          </table:table-cell>
          <table:table-cell office:value-type="float" office:value="5" calcext:value-type="float">
            <text:p>5</text:p>
          </table:table-cell>
          <table:table-cell table:formula="of:=1-(([.L8]-1)/94)" office:value-type="float" office:value="0.148936170212766" calcext:value-type="float">
            <text:p>0.148936170212766</text:p>
          </table:table-cell>
          <table:table-cell office:value-type="float" office:value="81" calcext:value-type="float">
            <text:p>81</text:p>
          </table:table-cell>
          <table:table-cell table:formula="of:=[.M7]+[.J8]" office:value-type="float" office:value="117" calcext:value-type="float">
            <text:p>117</text:p>
          </table:table-cell>
          <table:table-cell table:formula="of:=[.M8]/241" office:value-type="float" office:value="0.485477178423237" calcext:value-type="float">
            <text:p>0.485477178423237</text:p>
          </table:table-cell>
          <table:table-cell table:formula="of:=-0.0516*[.B8]+0.0341*[.C8]-0.0027*[.D8]-0.0372*[.F8]+0.2119*[.G8]+0.0018*[.H8]+0.005*[.I8]-0.3091" office:value-type="float" office:value="7.6839" calcext:value-type="float">
            <text:p>7.6839</text:p>
          </table:table-cell>
          <table:table-cell office:value-type="float" office:value="88" calcext:value-type="float">
            <text:p>88</text:p>
          </table:table-cell>
          <table:table-cell table:formula="of:=SUM([.$O$2:.O8])" office:value-type="float" office:value="81.0157" calcext:value-type="float">
            <text:p>81.0157</text:p>
          </table:table-cell>
          <table:table-cell table:formula="of:=[.P8]-[.L8]" office:value-type="float" office:value="7" calcext:value-type="float">
            <text:p>7</text:p>
          </table:table-cell>
          <table:table-cell table:formula="of:=[.Q8]/[.$Q$95]" office:value-type="float" office:value="0.472703180675905" calcext:value-type="float">
            <text:p>0.472703180675905</text:p>
          </table:table-cell>
          <table:table-cell table:formula="of:=ABS([.J8]-[.O8])" office:value-type="float" office:value="2.6839" calcext:value-type="float">
            <text:p>2.6839</text:p>
          </table:table-cell>
          <table:table-cell table:formula="of:=[.T8]/ABS([.J8]+1)" office:value-type="float" office:value="0.447316666666667" calcext:value-type="float">
            <text:p>0.447316666666667</text:p>
          </table:table-cell>
          <table:table-cell/>
          <table:table-cell table:formula="of:=-0.0482*[.B8]+0.0336*[.C8]-0.0021*[.D8]-0.0337*[.F8]+0.2088*[.G8]+0.0019*[.H8]-0.3255" office:value-type="float" office:value="8.4855" calcext:value-type="float">
            <text:p>8.4855</text:p>
          </table:table-cell>
          <table:table-cell office:value-type="float" office:value="88" calcext:value-type="float">
            <text:p>88</text:p>
          </table:table-cell>
          <table:table-cell table:formula="of:=[.X8]-[.L8]" office:value-type="float" office:value="7" calcext:value-type="float">
            <text:p>7</text:p>
          </table:table-cell>
          <table:table-cell table:formula="of:=SUM([.$W$2:.W8])/SUM([.$W$2:.$W$95])" office:value-type="float" office:value="0.476413519704203" calcext:value-type="float">
            <text:p>0.476413519704203</text:p>
          </table:table-cell>
          <table:table-cell table:formula="of:=[.X8]-[.P8]" office:value-type="float" office:value="0" calcext:value-type="float">
            <text:p>0</text:p>
          </table:table-cell>
          <table:table-cell table:formula="of:=ABS([.J8]-[.W8])" office:value-type="float" office:value="3.4855" calcext:value-type="float">
            <text:p>3.4855</text:p>
          </table:table-cell>
          <table:table-cell table:formula="of:=[.AB8]/ABS([.J8]+1)" office:value-type="float" office:value="0.580916666666667" calcext:value-type="float">
            <text:p>0.580916666666667</text:p>
          </table:table-cell>
          <table:table-cell table:formula="of:=SUM([.$W$2:.W8])" office:value-type="float" office:value="82.489" calcext:value-type="float">
            <text:p>82.489</text:p>
          </table:table-cell>
          <table:table-cell table:number-columns-repeated="99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293" calcext:value-type="float">
            <text:p>293</text:p>
          </table:table-cell>
          <table:table-cell office:value-type="float" office:value="1413" calcext:value-type="float">
            <text:p>1413</text:p>
          </table:table-cell>
          <table:table-cell office:value-type="float" office:value="1269" calcext:value-type="float">
            <text:p>1269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425" calcext:value-type="float">
            <text:p>1425</text:p>
          </table:table-cell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table:formula="of:=1-(([.L9]-1)/94)" office:value-type="float" office:value="0.276595744680851" calcext:value-type="float">
            <text:p>0.276595744680851</text:p>
          </table:table-cell>
          <table:table-cell office:value-type="float" office:value="69" calcext:value-type="float">
            <text:p>69</text:p>
          </table:table-cell>
          <table:table-cell table:formula="of:=[.M8]+[.J9]" office:value-type="float" office:value="119" calcext:value-type="float">
            <text:p>119</text:p>
          </table:table-cell>
          <table:table-cell table:formula="of:=[.M9]/241" office:value-type="float" office:value="0.493775933609959" calcext:value-type="float">
            <text:p>0.493775933609959</text:p>
          </table:table-cell>
          <table:table-cell table:formula="of:=-0.0516*[.B9]+0.0341*[.C9]-0.0027*[.D9]-0.0372*[.F9]+0.2119*[.G9]+0.0018*[.H9]+0.005*[.I9]-0.3091" office:value-type="float" office:value="6.6984" calcext:value-type="float">
            <text:p>6.6984</text:p>
          </table:table-cell>
          <table:table-cell office:value-type="float" office:value="82" calcext:value-type="float">
            <text:p>82</text:p>
          </table:table-cell>
          <table:table-cell table:formula="of:=SUM([.$O$2:.O9])" office:value-type="float" office:value="87.7141" calcext:value-type="float">
            <text:p>87.7141</text:p>
          </table:table-cell>
          <table:table-cell table:formula="of:=[.P9]-[.L9]" office:value-type="float" office:value="13" calcext:value-type="float">
            <text:p>13</text:p>
          </table:table-cell>
          <table:table-cell table:formula="of:=[.Q9]/[.$Q$95]" office:value-type="float" office:value="0.511786407574388" calcext:value-type="float">
            <text:p>0.511786407574388</text:p>
          </table:table-cell>
          <table:table-cell table:formula="of:=ABS([.J9]-[.O9])" office:value-type="float" office:value="4.6984" calcext:value-type="float">
            <text:p>4.6984</text:p>
          </table:table-cell>
          <table:table-cell table:formula="of:=[.T9]/ABS([.J9]+1)" office:value-type="float" office:value="1.56613333333333" calcext:value-type="float">
            <text:p>1.56613333333333</text:p>
          </table:table-cell>
          <table:table-cell/>
          <table:table-cell table:formula="of:=-0.0482*[.B9]+0.0336*[.C9]-0.0021*[.D9]-0.0337*[.F9]+0.2088*[.G9]+0.0019*[.H9]-0.3255" office:value-type="float" office:value="6.7613" calcext:value-type="float">
            <text:p>6.7613</text:p>
          </table:table-cell>
          <table:table-cell office:value-type="float" office:value="87" calcext:value-type="float">
            <text:p>87</text:p>
          </table:table-cell>
          <table:table-cell table:formula="of:=[.X9]-[.L9]" office:value-type="float" office:value="18" calcext:value-type="float">
            <text:p>18</text:p>
          </table:table-cell>
          <table:table-cell table:formula="of:=SUM([.$W$2:.W9])/SUM([.$W$2:.$W$95])" office:value-type="float" office:value="0.515463268528604" calcext:value-type="float">
            <text:p>0.515463268528604</text:p>
          </table:table-cell>
          <table:table-cell table:formula="of:=[.X9]-[.P9]" office:value-type="float" office:value="5" calcext:value-type="float">
            <text:p>5</text:p>
          </table:table-cell>
          <table:table-cell table:formula="of:=ABS([.J9]-[.W9])" office:value-type="float" office:value="4.7613" calcext:value-type="float">
            <text:p>4.7613</text:p>
          </table:table-cell>
          <table:table-cell table:formula="of:=[.AB9]/ABS([.J9]+1)" office:value-type="float" office:value="1.5871" calcext:value-type="float">
            <text:p>1.5871</text:p>
          </table:table-cell>
          <table:table-cell table:formula="of:=SUM([.$W$2:.W9])" office:value-type="float" office:value="89.2503" calcext:value-type="float">
            <text:p>89.2503</text:p>
          </table:table-cell>
          <table:table-cell table:number-columns-repeated="99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6" calcext:value-type="float">
            <text:p>36</text:p>
          </table:table-cell>
          <table:table-cell office:value-type="float" office:value="297" calcext:value-type="float">
            <text:p>297</text:p>
          </table:table-cell>
          <table:table-cell office:value-type="float" office:value="1234" calcext:value-type="float">
            <text:p>1234</text:p>
          </table:table-cell>
          <table:table-cell office:value-type="float" office:value="1106" calcext:value-type="float">
            <text:p>110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66" calcext:value-type="float">
            <text:p>1066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1-(([.L10]-1)/94)" office:value-type="float" office:value="0.0531914893617021" calcext:value-type="float">
            <text:p>0.053191489361702</text:p>
          </table:table-cell>
          <table:table-cell office:value-type="float" office:value="90" calcext:value-type="float">
            <text:p>90</text:p>
          </table:table-cell>
          <table:table-cell table:formula="of:=[.M9]+[.J10]" office:value-type="float" office:value="131" calcext:value-type="float">
            <text:p>131</text:p>
          </table:table-cell>
          <table:table-cell table:formula="of:=[.M10]/241" office:value-type="float" office:value="0.54356846473029" calcext:value-type="float">
            <text:p>0.54356846473029</text:p>
          </table:table-cell>
          <table:table-cell table:formula="of:=-0.0516*[.B10]+0.0341*[.C10]-0.0027*[.D10]-0.0372*[.F10]+0.2119*[.G10]+0.0018*[.H10]+0.005*[.I10]-0.3091" office:value-type="float" office:value="6.0798" calcext:value-type="float">
            <text:p>6.0798</text:p>
          </table:table-cell>
          <table:table-cell office:value-type="float" office:value="91" calcext:value-type="float">
            <text:p>91</text:p>
          </table:table-cell>
          <table:table-cell table:formula="of:=SUM([.$O$2:.O10])" office:value-type="float" office:value="93.7939" calcext:value-type="float">
            <text:p>93.7939</text:p>
          </table:table-cell>
          <table:table-cell table:formula="of:=[.P10]-[.L10]" office:value-type="float" office:value="1" calcext:value-type="float">
            <text:p>1</text:p>
          </table:table-cell>
          <table:table-cell table:formula="of:=[.Q10]/[.$Q$95]" office:value-type="float" office:value="0.547260282364995" calcext:value-type="float">
            <text:p>0.547260282364995</text:p>
          </table:table-cell>
          <table:table-cell table:formula="of:=ABS([.J10]-[.O10])" office:value-type="float" office:value="5.9202" calcext:value-type="float">
            <text:p>5.9202</text:p>
          </table:table-cell>
          <table:table-cell table:formula="of:=[.T10]/ABS([.J10]+1)" office:value-type="float" office:value="0.4554" calcext:value-type="float">
            <text:p>0.4554</text:p>
          </table:table-cell>
          <table:table-cell/>
          <table:table-cell table:formula="of:=-0.0482*[.B10]+0.0336*[.C10]-0.0021*[.D10]-0.0337*[.F10]+0.2088*[.G10]+0.0019*[.H10]-0.3255" office:value-type="float" office:value="6.3078" calcext:value-type="float">
            <text:p>6.3078</text:p>
          </table:table-cell>
          <table:table-cell office:value-type="float" office:value="86" calcext:value-type="float">
            <text:p>86</text:p>
          </table:table-cell>
          <table:table-cell table:formula="of:=[.X10]-[.L10]" office:value-type="float" office:value="-4" calcext:value-type="float">
            <text:p>-4</text:p>
          </table:table-cell>
          <table:table-cell table:formula="of:=SUM([.$W$2:.W10])/SUM([.$W$2:.$W$95])" office:value-type="float" office:value="0.551893837447977" calcext:value-type="float">
            <text:p>0.551893837447977</text:p>
          </table:table-cell>
          <table:table-cell table:formula="of:=[.X10]-[.P10]" office:value-type="float" office:value="-5" calcext:value-type="float">
            <text:p>-5</text:p>
          </table:table-cell>
          <table:table-cell table:formula="of:=ABS([.J10]-[.W10])" office:value-type="float" office:value="5.6922" calcext:value-type="float">
            <text:p>5.6922</text:p>
          </table:table-cell>
          <table:table-cell table:formula="of:=[.AB10]/ABS([.J10]+1)" office:value-type="float" office:value="0.437861538461538" calcext:value-type="float">
            <text:p>0.437861538461538</text:p>
          </table:table-cell>
          <table:table-cell table:formula="of:=SUM([.$W$2:.W10])" office:value-type="float" office:value="95.5581" calcext:value-type="float">
            <text:p>95.5581</text:p>
          </table:table-cell>
          <table:table-cell table:number-columns-repeated="99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313" calcext:value-type="float">
            <text:p>313</text:p>
          </table:table-cell>
          <table:table-cell office:value-type="float" office:value="1170" calcext:value-type="float">
            <text:p>1170</text:p>
          </table:table-cell>
          <table:table-cell office:value-type="float" office:value="1038" calcext:value-type="float">
            <text:p>103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171" calcext:value-type="float">
            <text:p>1171</text:p>
          </table:table-cell>
          <table:table-cell office:value-type="float" office:value="211" calcext:value-type="float">
            <text:p>211</text:p>
          </table:table-cell>
          <table:table-cell office:value-type="float" office:value="7" calcext:value-type="float">
            <text:p>7</text:p>
          </table:table-cell>
          <table:table-cell table:formula="of:=1-(([.L11]-1)/94)" office:value-type="float" office:value="0.106382978723404" calcext:value-type="float">
            <text:p>0.106382978723404</text:p>
          </table:table-cell>
          <table:table-cell office:value-type="float" office:value="85" calcext:value-type="float">
            <text:p>85</text:p>
          </table:table-cell>
          <table:table-cell table:formula="of:=[.M10]+[.J11]" office:value-type="float" office:value="138" calcext:value-type="float">
            <text:p>138</text:p>
          </table:table-cell>
          <table:table-cell table:formula="of:=[.M11]/241" office:value-type="float" office:value="0.572614107883817" calcext:value-type="float">
            <text:p>0.572614107883817</text:p>
          </table:table-cell>
          <table:table-cell table:formula="of:=-0.0516*[.B11]+0.0341*[.C11]-0.0027*[.D11]-0.0372*[.F11]+0.2119*[.G11]+0.0018*[.H11]+0.005*[.I11]-0.3091" office:value-type="float" office:value="6.1483" calcext:value-type="float">
            <text:p>6.1483</text:p>
          </table:table-cell>
          <table:table-cell office:value-type="float" office:value="86" calcext:value-type="float">
            <text:p>86</text:p>
          </table:table-cell>
          <table:table-cell table:formula="of:=SUM([.$O$2:.O11])" office:value-type="float" office:value="99.9422" calcext:value-type="float">
            <text:p>99.9422</text:p>
          </table:table-cell>
          <table:table-cell table:formula="of:=[.P11]-[.L11]" office:value-type="float" office:value="1" calcext:value-type="float">
            <text:p>1</text:p>
          </table:table-cell>
          <table:table-cell table:formula="of:=[.Q11]/[.$Q$95]" office:value-type="float" office:value="0.583133834846177" calcext:value-type="float">
            <text:p>0.583133834846177</text:p>
          </table:table-cell>
          <table:table-cell table:formula="of:=ABS([.J11]-[.O11])" office:value-type="float" office:value="0.851700000000001" calcext:value-type="float">
            <text:p>0.851700000000001</text:p>
          </table:table-cell>
          <table:table-cell table:formula="of:=[.T11]/ABS([.J11]+1)" office:value-type="float" office:value="0.1064625" calcext:value-type="float">
            <text:p>0.1064625</text:p>
          </table:table-cell>
          <table:table-cell/>
          <table:table-cell table:formula="of:=-0.0482*[.B11]+0.0336*[.C11]-0.0021*[.D11]-0.0337*[.F11]+0.2088*[.G11]+0.0019*[.H11]-0.3255" office:value-type="float" office:value="6.0777" calcext:value-type="float">
            <text:p>6.0777</text:p>
          </table:table-cell>
          <table:table-cell office:value-type="float" office:value="85" calcext:value-type="float">
            <text:p>85</text:p>
          </table:table-cell>
          <table:table-cell table:formula="of:=[.X11]-[.L11]" office:value-type="float" office:value="0" calcext:value-type="float">
            <text:p>0</text:p>
          </table:table-cell>
          <table:table-cell table:formula="of:=SUM([.$W$2:.W11])/SUM([.$W$2:.$W$95])" office:value-type="float" office:value="0.586995468558867" calcext:value-type="float">
            <text:p>0.586995468558867</text:p>
          </table:table-cell>
          <table:table-cell table:formula="of:=[.X11]-[.P11]" office:value-type="float" office:value="-1" calcext:value-type="float">
            <text:p>-1</text:p>
          </table:table-cell>
          <table:table-cell table:formula="of:=ABS([.J11]-[.W11])" office:value-type="float" office:value="0.9223" calcext:value-type="float">
            <text:p>0.9223</text:p>
          </table:table-cell>
          <table:table-cell table:formula="of:=[.AB11]/ABS([.J11]+1)" office:value-type="float" office:value="0.1152875" calcext:value-type="float">
            <text:p>0.1152875</text:p>
          </table:table-cell>
          <table:table-cell table:formula="of:=SUM([.$W$2:.W11])" office:value-type="float" office:value="101.6358" calcext:value-type="float">
            <text:p>101.6358</text:p>
          </table:table-cell>
          <table:table-cell table:number-columns-repeated="99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241" calcext:value-type="float">
            <text:p>241</text:p>
          </table:table-cell>
          <table:table-cell office:value-type="float" office:value="1239" calcext:value-type="float">
            <text:p>1239</text:p>
          </table:table-cell>
          <table:table-cell office:value-type="float" office:value="1044" calcext:value-type="float">
            <text:p>1044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448" calcext:value-type="float">
            <text:p>1448</text:p>
          </table:table-cell>
          <table:table-cell office:value-type="float" office:value="225" calcext:value-type="float">
            <text:p>225</text:p>
          </table:table-cell>
          <table:table-cell office:value-type="float" office:value="10" calcext:value-type="float">
            <text:p>10</text:p>
          </table:table-cell>
          <table:table-cell table:formula="of:=1-(([.L12]-1)/94)" office:value-type="float" office:value="0.074468085106383" calcext:value-type="float">
            <text:p>0.074468085106383</text:p>
          </table:table-cell>
          <table:table-cell office:value-type="float" office:value="88" calcext:value-type="float">
            <text:p>88</text:p>
          </table:table-cell>
          <table:table-cell table:formula="of:=[.M11]+[.J12]" office:value-type="float" office:value="148" calcext:value-type="float">
            <text:p>148</text:p>
          </table:table-cell>
          <table:table-cell table:formula="of:=[.M12]/241" office:value-type="float" office:value="0.614107883817427" calcext:value-type="float">
            <text:p>0.614107883817427</text:p>
          </table:table-cell>
          <table:table-cell table:formula="of:=-0.0516*[.B12]+0.0341*[.C12]-0.0027*[.D12]-0.0372*[.F12]+0.2119*[.G12]+0.0018*[.H12]+0.005*[.I12]-0.3091" office:value-type="float" office:value="3.8817" calcext:value-type="float">
            <text:p>3.8817</text:p>
          </table:table-cell>
          <table:table-cell office:value-type="float" office:value="84" calcext:value-type="float">
            <text:p>84</text:p>
          </table:table-cell>
          <table:table-cell table:formula="of:=SUM([.$O$2:.O12])" office:value-type="float" office:value="103.8239" calcext:value-type="float">
            <text:p>103.8239</text:p>
          </table:table-cell>
          <table:table-cell table:formula="of:=[.P12]-[.L12]" office:value-type="float" office:value="-4" calcext:value-type="float">
            <text:p>-4</text:p>
          </table:table-cell>
          <table:table-cell table:formula="of:=[.Q12]/[.$Q$95]" office:value-type="float" office:value="0.605782431802442" calcext:value-type="float">
            <text:p>0.605782431802442</text:p>
          </table:table-cell>
          <table:table-cell table:formula="of:=ABS([.J12]-[.O12])" office:value-type="float" office:value="6.1183" calcext:value-type="float">
            <text:p>6.1183</text:p>
          </table:table-cell>
          <table:table-cell table:formula="of:=[.T12]/ABS([.J12]+1)" office:value-type="float" office:value="0.556209090909091" calcext:value-type="float">
            <text:p>0.556209090909091</text:p>
          </table:table-cell>
          <table:table-cell/>
          <table:table-cell table:formula="of:=-0.0482*[.B12]+0.0336*[.C12]-0.0021*[.D12]-0.0337*[.F12]+0.2088*[.G12]+0.0019*[.H12]-0.3255" office:value-type="float" office:value="3.8929" calcext:value-type="float">
            <text:p>3.8929</text:p>
          </table:table-cell>
          <table:table-cell office:value-type="float" office:value="84" calcext:value-type="float">
            <text:p>84</text:p>
          </table:table-cell>
          <table:table-cell table:formula="of:=[.X12]-[.L12]" office:value-type="float" office:value="-4" calcext:value-type="float">
            <text:p>-4</text:p>
          </table:table-cell>
          <table:table-cell table:formula="of:=SUM([.$W$2:.W12])/SUM([.$W$2:.$W$95])" office:value-type="float" office:value="0.609478832290474" calcext:value-type="float">
            <text:p>0.609478832290474</text:p>
          </table:table-cell>
          <table:table-cell table:formula="of:=[.X12]-[.P12]" office:value-type="float" office:value="0" calcext:value-type="float">
            <text:p>0</text:p>
          </table:table-cell>
          <table:table-cell table:formula="of:=ABS([.J12]-[.W12])" office:value-type="float" office:value="6.1071" calcext:value-type="float">
            <text:p>6.1071</text:p>
          </table:table-cell>
          <table:table-cell table:formula="of:=[.AB12]/ABS([.J12]+1)" office:value-type="float" office:value="0.555190909090909" calcext:value-type="float">
            <text:p>0.555190909090909</text:p>
          </table:table-cell>
          <table:table-cell table:formula="of:=SUM([.$W$2:.W12])" office:value-type="float" office:value="105.5287" calcext:value-type="float">
            <text:p>105.5287</text:p>
          </table:table-cell>
          <table:table-cell table:number-columns-repeated="99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186" calcext:value-type="float">
            <text:p>186</text:p>
          </table:table-cell>
          <table:table-cell office:value-type="float" office:value="860" calcext:value-type="float">
            <text:p>860</text:p>
          </table:table-cell>
          <table:table-cell office:value-type="float" office:value="766" calcext:value-type="float">
            <text:p>76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72" calcext:value-type="float">
            <text:p>107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1-(([.L13]-1)/94)" office:value-type="float" office:value="0.851063829787234" calcext:value-type="float">
            <text:p>0.851063829787234</text:p>
          </table:table-cell>
          <table:table-cell office:value-type="float" office:value="15" calcext:value-type="float">
            <text:p>15</text:p>
          </table:table-cell>
          <table:table-cell table:formula="of:=[.M12]+[.J13]" office:value-type="float" office:value="148" calcext:value-type="float">
            <text:p>148</text:p>
          </table:table-cell>
          <table:table-cell table:formula="of:=[.M13]/241" office:value-type="float" office:value="0.614107883817427" calcext:value-type="float">
            <text:p>0.614107883817427</text:p>
          </table:table-cell>
          <table:table-cell table:formula="of:=-0.0516*[.B13]+0.0341*[.C13]-0.0027*[.D13]-0.0372*[.F13]+0.2119*[.G13]+0.0018*[.H13]+0.005*[.I13]-0.3091" office:value-type="float" office:value="3.7565" calcext:value-type="float">
            <text:p>3.7565</text:p>
          </table:table-cell>
          <table:table-cell office:value-type="float" office:value="1" calcext:value-type="float">
            <text:p>1</text:p>
          </table:table-cell>
          <table:table-cell table:formula="of:=SUM([.$O$2:.O13])" office:value-type="float" office:value="107.5804" calcext:value-type="float">
            <text:p>107.5804</text:p>
          </table:table-cell>
          <table:table-cell table:formula="of:=[.P13]-[.L13]" office:value-type="float" office:value="-14" calcext:value-type="float">
            <text:p>-14</text:p>
          </table:table-cell>
          <table:table-cell table:formula="of:=[.Q13]/[.$Q$95]" office:value-type="float" office:value="0.62770052296513" calcext:value-type="float">
            <text:p>0.62770052296513</text:p>
          </table:table-cell>
          <table:table-cell table:formula="of:=ABS([.J13]-[.O13])" office:value-type="float" office:value="3.7565" calcext:value-type="float">
            <text:p>3.7565</text:p>
          </table:table-cell>
          <table:table-cell table:formula="of:=[.T13]/ABS([.J13]+1)" office:value-type="float" office:value="3.7565" calcext:value-type="float">
            <text:p>3.7565</text:p>
          </table:table-cell>
          <table:table-cell/>
          <table:table-cell table:formula="of:=-0.0482*[.B13]+0.0336*[.C13]-0.0021*[.D13]-0.0337*[.F13]+0.2088*[.G13]+0.0019*[.H13]-0.3255" office:value-type="float" office:value="3.8182" calcext:value-type="float">
            <text:p>3.8182</text:p>
          </table:table-cell>
          <table:table-cell office:value-type="float" office:value="83" calcext:value-type="float">
            <text:p>83</text:p>
          </table:table-cell>
          <table:table-cell table:formula="of:=[.X13]-[.L13]" office:value-type="float" office:value="68" calcext:value-type="float">
            <text:p>68</text:p>
          </table:table-cell>
          <table:table-cell table:formula="of:=SUM([.$W$2:.W13])/SUM([.$W$2:.$W$95])" office:value-type="float" office:value="0.631530767711374" calcext:value-type="float">
            <text:p>0.631530767711374</text:p>
          </table:table-cell>
          <table:table-cell table:formula="of:=[.X13]-[.P13]" office:value-type="float" office:value="82" calcext:value-type="float">
            <text:p>82</text:p>
          </table:table-cell>
          <table:table-cell table:formula="of:=ABS([.J13]-[.W13])" office:value-type="float" office:value="3.8182" calcext:value-type="float">
            <text:p>3.8182</text:p>
          </table:table-cell>
          <table:table-cell table:formula="of:=[.AB13]/ABS([.J13]+1)" office:value-type="float" office:value="3.8182" calcext:value-type="float">
            <text:p>3.8182</text:p>
          </table:table-cell>
          <table:table-cell table:formula="of:=SUM([.$W$2:.W13])" office:value-type="float" office:value="109.3469" calcext:value-type="float">
            <text:p>109.3469</text:p>
          </table:table-cell>
          <table:table-cell table:number-columns-repeated="99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135" calcext:value-type="float">
            <text:p>135</text:p>
          </table:table-cell>
          <table:table-cell office:value-type="float" office:value="1116" calcext:value-type="float">
            <text:p>1116</text:p>
          </table:table-cell>
          <table:table-cell office:value-type="float" office:value="889" calcext:value-type="float">
            <text:p>889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2108" calcext:value-type="float">
            <text:p>2108</text:p>
          </table:table-cell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  <table:table-cell table:formula="of:=1-(([.L14]-1)/94)" office:value-type="float" office:value="0.265957446808511" calcext:value-type="float">
            <text:p>0.265957446808511</text:p>
          </table:table-cell>
          <table:table-cell office:value-type="float" office:value="70" calcext:value-type="float">
            <text:p>70</text:p>
          </table:table-cell>
          <table:table-cell table:formula="of:=[.M13]+[.J14]" office:value-type="float" office:value="150" calcext:value-type="float">
            <text:p>150</text:p>
          </table:table-cell>
          <table:table-cell table:formula="of:=[.M14]/241" office:value-type="float" office:value="0.622406639004149" calcext:value-type="float">
            <text:p>0.622406639004149</text:p>
          </table:table-cell>
          <table:table-cell table:formula="of:=-0.0516*[.B14]+0.0341*[.C14]-0.0027*[.D14]-0.0372*[.F14]+0.2119*[.G14]+0.0018*[.H14]+0.005*[.I14]-0.3091" office:value-type="float" office:value="3.4644" calcext:value-type="float">
            <text:p>3.4644</text:p>
          </table:table-cell>
          <table:table-cell office:value-type="float" office:value="87" calcext:value-type="float">
            <text:p>87</text:p>
          </table:table-cell>
          <table:table-cell table:formula="of:=SUM([.$O$2:.O14])" office:value-type="float" office:value="111.0448" calcext:value-type="float">
            <text:p>111.0448</text:p>
          </table:table-cell>
          <table:table-cell table:formula="of:=[.P14]-[.L14]" office:value-type="float" office:value="17" calcext:value-type="float">
            <text:p>17</text:p>
          </table:table-cell>
          <table:table-cell table:formula="of:=[.Q14]/[.$Q$95]" office:value-type="float" office:value="0.647914295099835" calcext:value-type="float">
            <text:p>0.647914295099835</text:p>
          </table:table-cell>
          <table:table-cell table:formula="of:=ABS([.J14]-[.O14])" office:value-type="float" office:value="1.4644" calcext:value-type="float">
            <text:p>1.4644</text:p>
          </table:table-cell>
          <table:table-cell table:formula="of:=[.T14]/ABS([.J14]+1)" office:value-type="float" office:value="0.488133333333333" calcext:value-type="float">
            <text:p>0.488133333333333</text:p>
          </table:table-cell>
          <table:table-cell/>
          <table:table-cell table:formula="of:=-0.0482*[.B14]+0.0336*[.C14]-0.0021*[.D14]-0.0337*[.F14]+0.2088*[.G14]+0.0019*[.H14]-0.3255" office:value-type="float" office:value="3.3161" calcext:value-type="float">
            <text:p>3.3161</text:p>
          </table:table-cell>
          <table:table-cell office:value-type="float" office:value="82" calcext:value-type="float">
            <text:p>82</text:p>
          </table:table-cell>
          <table:table-cell table:formula="of:=[.X14]-[.L14]" office:value-type="float" office:value="12" calcext:value-type="float">
            <text:p>12</text:p>
          </table:table-cell>
          <table:table-cell table:formula="of:=SUM([.$W$2:.W14])/SUM([.$W$2:.$W$95])" office:value-type="float" office:value="0.650682834928713" calcext:value-type="float">
            <text:p>0.650682834928713</text:p>
          </table:table-cell>
          <table:table-cell table:formula="of:=[.X14]-[.P14]" office:value-type="float" office:value="-5" calcext:value-type="float">
            <text:p>-5</text:p>
          </table:table-cell>
          <table:table-cell table:formula="of:=ABS([.J14]-[.W14])" office:value-type="float" office:value="1.3161" calcext:value-type="float">
            <text:p>1.3161</text:p>
          </table:table-cell>
          <table:table-cell table:formula="of:=[.AB14]/ABS([.J14]+1)" office:value-type="float" office:value="0.4387" calcext:value-type="float">
            <text:p>0.4387</text:p>
          </table:table-cell>
          <table:table-cell table:formula="of:=SUM([.$W$2:.W14])" office:value-type="float" office:value="112.663" calcext:value-type="float">
            <text:p>112.663</text:p>
          </table:table-cell>
          <table:table-cell table:number-columns-repeated="99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office:value-type="float" office:value="172" calcext:value-type="float">
            <text:p>172</text:p>
          </table:table-cell>
          <table:table-cell office:value-type="float" office:value="821" calcext:value-type="float">
            <text:p>821</text:p>
          </table:table-cell>
          <table:table-cell office:value-type="float" office:value="622" calcext:value-type="float">
            <text:p>622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874" calcext:value-type="float">
            <text:p>874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table:formula="of:=1-(([.L15]-1)/94)" office:value-type="float" office:value="0.159574468085106" calcext:value-type="float">
            <text:p>0.159574468085106</text:p>
          </table:table-cell>
          <table:table-cell office:value-type="float" office:value="80" calcext:value-type="float">
            <text:p>80</text:p>
          </table:table-cell>
          <table:table-cell table:formula="of:=[.M14]+[.J15]" office:value-type="float" office:value="155" calcext:value-type="float">
            <text:p>155</text:p>
          </table:table-cell>
          <table:table-cell table:formula="of:=[.M15]/241" office:value-type="float" office:value="0.643153526970954" calcext:value-type="float">
            <text:p>0.643153526970954</text:p>
          </table:table-cell>
          <table:table-cell table:formula="of:=-0.0516*[.B15]+0.0341*[.C15]-0.0027*[.D15]-0.0372*[.F15]+0.2119*[.G15]+0.0018*[.H15]+0.005*[.I15]-0.3091" office:value-type="float" office:value="3.2446" calcext:value-type="float">
            <text:p>3.2446</text:p>
          </table:table-cell>
          <table:table-cell office:value-type="float" office:value="58" calcext:value-type="float">
            <text:p>58</text:p>
          </table:table-cell>
          <table:table-cell table:formula="of:=SUM([.$O$2:.O15])" office:value-type="float" office:value="114.2894" calcext:value-type="float">
            <text:p>114.2894</text:p>
          </table:table-cell>
          <table:table-cell table:formula="of:=[.P15]-[.L15]" office:value-type="float" office:value="-22" calcext:value-type="float">
            <text:p>-22</text:p>
          </table:table-cell>
          <table:table-cell table:formula="of:=[.Q15]/[.$Q$95]" office:value-type="float" office:value="0.666845597798214" calcext:value-type="float">
            <text:p>0.666845597798214</text:p>
          </table:table-cell>
          <table:table-cell table:formula="of:=ABS([.J15]-[.O15])" office:value-type="float" office:value="1.7554" calcext:value-type="float">
            <text:p>1.7554</text:p>
          </table:table-cell>
          <table:table-cell table:formula="of:=[.T15]/ABS([.J15]+1)" office:value-type="float" office:value="0.292566666666667" calcext:value-type="float">
            <text:p>0.292566666666667</text:p>
          </table:table-cell>
          <table:table-cell/>
          <table:table-cell table:formula="of:=-0.0482*[.B15]+0.0336*[.C15]-0.0021*[.D15]-0.0337*[.F15]+0.2088*[.G15]+0.0019*[.H15]-0.3255" office:value-type="float" office:value="3.2232" calcext:value-type="float">
            <text:p>3.2232</text:p>
          </table:table-cell>
          <table:table-cell office:value-type="float" office:value="81" calcext:value-type="float">
            <text:p>81</text:p>
          </table:table-cell>
          <table:table-cell table:formula="of:=[.X15]-[.L15]" office:value-type="float" office:value="1" calcext:value-type="float">
            <text:p>1</text:p>
          </table:table-cell>
          <table:table-cell table:formula="of:=SUM([.$W$2:.W15])/SUM([.$W$2:.$W$95])" office:value-type="float" office:value="0.669298360110381" calcext:value-type="float">
            <text:p>0.669298360110381</text:p>
          </table:table-cell>
          <table:table-cell table:formula="of:=[.X15]-[.P15]" office:value-type="float" office:value="23" calcext:value-type="float">
            <text:p>23</text:p>
          </table:table-cell>
          <table:table-cell table:formula="of:=ABS([.J15]-[.W15])" office:value-type="float" office:value="1.7768" calcext:value-type="float">
            <text:p>1.7768</text:p>
          </table:table-cell>
          <table:table-cell table:formula="of:=[.AB15]/ABS([.J15]+1)" office:value-type="float" office:value="0.296133333333333" calcext:value-type="float">
            <text:p>0.296133333333333</text:p>
          </table:table-cell>
          <table:table-cell table:formula="of:=SUM([.$W$2:.W15])" office:value-type="float" office:value="115.8862" calcext:value-type="float">
            <text:p>115.8862</text:p>
          </table:table-cell>
          <table:table-cell table:number-columns-repeated="99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office:value-type="float" office:value="141" calcext:value-type="float">
            <text:p>141</text:p>
          </table:table-cell>
          <table:table-cell office:value-type="float" office:value="363" calcext:value-type="float">
            <text:p>363</text:p>
          </table:table-cell>
          <table:table-cell office:value-type="float" office:value="307" calcext:value-type="float">
            <text:p>30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727" calcext:value-type="float">
            <text:p>727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formula="of:=1-(([.L16]-1)/94)" office:value-type="float" office:value="0.0851063829787234" calcext:value-type="float">
            <text:p>0.085106382978724</text:p>
          </table:table-cell>
          <table:table-cell office:value-type="float" office:value="87" calcext:value-type="float">
            <text:p>87</text:p>
          </table:table-cell>
          <table:table-cell table:formula="of:=[.M15]+[.J16]" office:value-type="float" office:value="164" calcext:value-type="float">
            <text:p>164</text:p>
          </table:table-cell>
          <table:table-cell table:formula="of:=[.M16]/241" office:value-type="float" office:value="0.680497925311203" calcext:value-type="float">
            <text:p>0.680497925311203</text:p>
          </table:table-cell>
          <table:table-cell table:formula="of:=-0.0516*[.B16]+0.0341*[.C16]-0.0027*[.D16]-0.0372*[.F16]+0.2119*[.G16]+0.0018*[.H16]+0.005*[.I16]-0.3091" office:value-type="float" office:value="3.2362" calcext:value-type="float">
            <text:p>3.2362</text:p>
          </table:table-cell>
          <table:table-cell office:value-type="float" office:value="80" calcext:value-type="float">
            <text:p>80</text:p>
          </table:table-cell>
          <table:table-cell table:formula="of:=SUM([.$O$2:.O16])" office:value-type="float" office:value="117.5256" calcext:value-type="float">
            <text:p>117.5256</text:p>
          </table:table-cell>
          <table:table-cell table:formula="of:=[.P16]-[.L16]" office:value-type="float" office:value="-7" calcext:value-type="float">
            <text:p>-7</text:p>
          </table:table-cell>
          <table:table-cell table:formula="of:=[.Q16]/[.$Q$95]" office:value-type="float" office:value="0.685727888925778" calcext:value-type="float">
            <text:p>0.685727888925778</text:p>
          </table:table-cell>
          <table:table-cell table:formula="of:=ABS([.J16]-[.O16])" office:value-type="float" office:value="5.7638" calcext:value-type="float">
            <text:p>5.7638</text:p>
          </table:table-cell>
          <table:table-cell table:formula="of:=[.T16]/ABS([.J16]+1)" office:value-type="float" office:value="0.57638" calcext:value-type="float">
            <text:p>0.57638</text:p>
          </table:table-cell>
          <table:table-cell/>
          <table:table-cell table:formula="of:=-0.0482*[.B16]+0.0336*[.C16]-0.0021*[.D16]-0.0337*[.F16]+0.2088*[.G16]+0.0019*[.H16]-0.3255" office:value-type="float" office:value="3.2018" calcext:value-type="float">
            <text:p>3.2018</text:p>
          </table:table-cell>
          <table:table-cell office:value-type="float" office:value="80" calcext:value-type="float">
            <text:p>80</text:p>
          </table:table-cell>
          <table:table-cell table:formula="of:=[.X16]-[.L16]" office:value-type="float" office:value="-7" calcext:value-type="float">
            <text:p>-7</text:p>
          </table:table-cell>
          <table:table-cell table:formula="of:=SUM([.$W$2:.W16])/SUM([.$W$2:.$W$95])" office:value-type="float" office:value="0.687790290033024" calcext:value-type="float">
            <text:p>0.687790290033024</text:p>
          </table:table-cell>
          <table:table-cell table:formula="of:=[.X16]-[.P16]" office:value-type="float" office:value="0" calcext:value-type="float">
            <text:p>0</text:p>
          </table:table-cell>
          <table:table-cell table:formula="of:=ABS([.J16]-[.W16])" office:value-type="float" office:value="5.7982" calcext:value-type="float">
            <text:p>5.7982</text:p>
          </table:table-cell>
          <table:table-cell table:formula="of:=[.AB16]/ABS([.J16]+1)" office:value-type="float" office:value="0.57982" calcext:value-type="float">
            <text:p>0.57982</text:p>
          </table:table-cell>
          <table:table-cell table:formula="of:=SUM([.$W$2:.W16])" office:value-type="float" office:value="119.088" calcext:value-type="float">
            <text:p>119.088</text:p>
          </table:table-cell>
          <table:table-cell table:number-columns-repeated="99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  <table:table-cell office:value-type="float" office:value="208" calcext:value-type="float">
            <text:p>208</text:p>
          </table:table-cell>
          <table:table-cell office:value-type="float" office:value="1134" calcext:value-type="float">
            <text:p>1134</text:p>
          </table:table-cell>
          <table:table-cell office:value-type="float" office:value="814" calcext:value-type="float">
            <text:p>814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540" calcext:value-type="float">
            <text:p>1540</text:p>
          </table:table-cell>
          <table:table-cell office:value-type="float" office:value="204" calcext:value-type="float">
            <text:p>204</text:p>
          </table:table-cell>
          <table:table-cell office:value-type="float" office:value="15" calcext:value-type="float">
            <text:p>15</text:p>
          </table:table-cell>
          <table:table-cell table:formula="of:=1-(([.L17]-1)/94)" office:value-type="float" office:value="0.0425531914893617" calcext:value-type="float">
            <text:p>0.042553191489362</text:p>
          </table:table-cell>
          <table:table-cell office:value-type="float" office:value="91" calcext:value-type="float">
            <text:p>91</text:p>
          </table:table-cell>
          <table:table-cell table:formula="of:=[.M16]+[.J17]" office:value-type="float" office:value="179" calcext:value-type="float">
            <text:p>179</text:p>
          </table:table-cell>
          <table:table-cell table:formula="of:=[.M17]/241" office:value-type="float" office:value="0.742738589211618" calcext:value-type="float">
            <text:p>0.742738589211618</text:p>
          </table:table-cell>
          <table:table-cell table:formula="of:=-0.0516*[.B17]+0.0341*[.C17]-0.0027*[.D17]-0.0372*[.F17]+0.2119*[.G17]+0.0018*[.H17]+0.005*[.I17]-0.3091" office:value-type="float" office:value="3.0969" calcext:value-type="float">
            <text:p>3.0969</text:p>
          </table:table-cell>
          <table:table-cell office:value-type="float" office:value="78" calcext:value-type="float">
            <text:p>78</text:p>
          </table:table-cell>
          <table:table-cell table:formula="of:=SUM([.$O$2:.O17])" office:value-type="float" office:value="120.6225" calcext:value-type="float">
            <text:p>120.6225</text:p>
          </table:table-cell>
          <table:table-cell table:formula="of:=[.P17]-[.L17]" office:value-type="float" office:value="-13" calcext:value-type="float">
            <text:p>-13</text:p>
          </table:table-cell>
          <table:table-cell table:formula="of:=[.Q17]/[.$Q$95]" office:value-type="float" office:value="0.703797404837326" calcext:value-type="float">
            <text:p>0.703797404837326</text:p>
          </table:table-cell>
          <table:table-cell table:formula="of:=ABS([.J17]-[.O17])" office:value-type="float" office:value="11.9031" calcext:value-type="float">
            <text:p>11.9031</text:p>
          </table:table-cell>
          <table:table-cell table:formula="of:=[.T17]/ABS([.J17]+1)" office:value-type="float" office:value="0.74394375" calcext:value-type="float">
            <text:p>0.74394375</text:p>
          </table:table-cell>
          <table:table-cell/>
          <table:table-cell table:formula="of:=-0.0482*[.B17]+0.0336*[.C17]-0.0021*[.D17]-0.0337*[.F17]+0.2088*[.G17]+0.0019*[.H17]-0.3255" office:value-type="float" office:value="3.1645" calcext:value-type="float">
            <text:p>3.1645</text:p>
          </table:table-cell>
          <table:table-cell office:value-type="float" office:value="79" calcext:value-type="float">
            <text:p>79</text:p>
          </table:table-cell>
          <table:table-cell table:formula="of:=[.X17]-[.L17]" office:value-type="float" office:value="-12" calcext:value-type="float">
            <text:p>-12</text:p>
          </table:table-cell>
          <table:table-cell table:formula="of:=SUM([.$W$2:.W17])/SUM([.$W$2:.$W$95])" office:value-type="float" office:value="0.706066794574284" calcext:value-type="float">
            <text:p>0.706066794574284</text:p>
          </table:table-cell>
          <table:table-cell table:formula="of:=[.X17]-[.P17]" office:value-type="float" office:value="1" calcext:value-type="float">
            <text:p>1</text:p>
          </table:table-cell>
          <table:table-cell table:formula="of:=ABS([.J17]-[.W17])" office:value-type="float" office:value="11.8355" calcext:value-type="float">
            <text:p>11.8355</text:p>
          </table:table-cell>
          <table:table-cell table:formula="of:=[.AB17]/ABS([.J17]+1)" office:value-type="float" office:value="0.73971875" calcext:value-type="float">
            <text:p>0.73971875</text:p>
          </table:table-cell>
          <table:table-cell table:formula="of:=SUM([.$W$2:.W17])" office:value-type="float" office:value="122.2525" calcext:value-type="float">
            <text:p>122.2525</text:p>
          </table:table-cell>
          <table:table-cell table:number-columns-repeated="99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149" calcext:value-type="float">
            <text:p>149</text:p>
          </table:table-cell>
          <table:table-cell office:value-type="float" office:value="627" calcext:value-type="float">
            <text:p>627</text:p>
          </table:table-cell>
          <table:table-cell office:value-type="float" office:value="469" calcext:value-type="float">
            <text:p>46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152" calcext:value-type="float">
            <text:p>1152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1-(([.L18]-1)/94)" office:value-type="float" office:value="0.170212765957447" calcext:value-type="float">
            <text:p>0.170212765957447</text:p>
          </table:table-cell>
          <table:table-cell office:value-type="float" office:value="79" calcext:value-type="float">
            <text:p>79</text:p>
          </table:table-cell>
          <table:table-cell table:formula="of:=[.M17]+[.J18]" office:value-type="float" office:value="183" calcext:value-type="float">
            <text:p>183</text:p>
          </table:table-cell>
          <table:table-cell table:formula="of:=[.M18]/241" office:value-type="float" office:value="0.759336099585062" calcext:value-type="float">
            <text:p>0.759336099585062</text:p>
          </table:table-cell>
          <table:table-cell table:formula="of:=-0.0516*[.B18]+0.0341*[.C18]-0.0027*[.D18]-0.0372*[.F18]+0.2119*[.G18]+0.0018*[.H18]+0.005*[.I18]-0.3091" office:value-type="float" office:value="3.1379" calcext:value-type="float">
            <text:p>3.1379</text:p>
          </table:table-cell>
          <table:table-cell office:value-type="float" office:value="74" calcext:value-type="float">
            <text:p>74</text:p>
          </table:table-cell>
          <table:table-cell table:formula="of:=SUM([.$O$2:.O18])" office:value-type="float" office:value="123.7604" calcext:value-type="float">
            <text:p>123.7604</text:p>
          </table:table-cell>
          <table:table-cell table:formula="of:=[.P18]-[.L18]" office:value-type="float" office:value="-5" calcext:value-type="float">
            <text:p>-5</text:p>
          </table:table-cell>
          <table:table-cell table:formula="of:=[.Q18]/[.$Q$95]" office:value-type="float" office:value="0.722106143892138" calcext:value-type="float">
            <text:p>0.722106143892138</text:p>
          </table:table-cell>
          <table:table-cell table:formula="of:=ABS([.J18]-[.O18])" office:value-type="float" office:value="0.8621" calcext:value-type="float">
            <text:p>0.8621</text:p>
          </table:table-cell>
          <table:table-cell table:formula="of:=[.T18]/ABS([.J18]+1)" office:value-type="float" office:value="0.17242" calcext:value-type="float">
            <text:p>0.17242</text:p>
          </table:table-cell>
          <table:table-cell/>
          <table:table-cell table:formula="of:=-0.0482*[.B18]+0.0336*[.C18]-0.0021*[.D18]-0.0337*[.F18]+0.2088*[.G18]+0.0019*[.H18]-0.3255" office:value-type="float" office:value="3.1634" calcext:value-type="float">
            <text:p>3.1634</text:p>
          </table:table-cell>
          <table:table-cell office:value-type="float" office:value="78" calcext:value-type="float">
            <text:p>78</text:p>
          </table:table-cell>
          <table:table-cell table:formula="of:=[.X18]-[.L18]" office:value-type="float" office:value="-1" calcext:value-type="float">
            <text:p>-1</text:p>
          </table:table-cell>
          <table:table-cell table:formula="of:=SUM([.$W$2:.W18])/SUM([.$W$2:.$W$95])" office:value-type="float" office:value="0.72433694608821" calcext:value-type="float">
            <text:p>0.72433694608821</text:p>
          </table:table-cell>
          <table:table-cell table:formula="of:=[.X18]-[.P18]" office:value-type="float" office:value="4" calcext:value-type="float">
            <text:p>4</text:p>
          </table:table-cell>
          <table:table-cell table:formula="of:=ABS([.J18]-[.W18])" office:value-type="float" office:value="0.836599999999998" calcext:value-type="float">
            <text:p>0.836599999999998</text:p>
          </table:table-cell>
          <table:table-cell table:formula="of:=[.AB18]/ABS([.J18]+1)" office:value-type="float" office:value="0.16732" calcext:value-type="float">
            <text:p>0.16732</text:p>
          </table:table-cell>
          <table:table-cell table:formula="of:=SUM([.$W$2:.W18])" office:value-type="float" office:value="125.4159" calcext:value-type="float">
            <text:p>125.4159</text:p>
          </table:table-cell>
          <table:table-cell table:number-columns-repeated="99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166" calcext:value-type="float">
            <text:p>166</text:p>
          </table:table-cell>
          <table:table-cell office:value-type="float" office:value="819" calcext:value-type="float">
            <text:p>819</text:p>
          </table:table-cell>
          <table:table-cell office:value-type="float" office:value="704" calcext:value-type="float">
            <text:p>70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302" calcext:value-type="float">
            <text:p>1302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1-(([.L19]-1)/94)" office:value-type="float" office:value="0.191489361702128" calcext:value-type="float">
            <text:p>0.191489361702128</text:p>
          </table:table-cell>
          <table:table-cell office:value-type="float" office:value="77" calcext:value-type="float">
            <text:p>77</text:p>
          </table:table-cell>
          <table:table-cell table:formula="of:=[.M18]+[.J19]" office:value-type="float" office:value="187" calcext:value-type="float">
            <text:p>187</text:p>
          </table:table-cell>
          <table:table-cell table:formula="of:=[.M19]/241" office:value-type="float" office:value="0.775933609958506" calcext:value-type="float">
            <text:p>0.775933609958506</text:p>
          </table:table-cell>
          <table:table-cell table:formula="of:=-0.0516*[.B19]+0.0341*[.C19]-0.0027*[.D19]-0.0372*[.F19]+0.2119*[.G19]+0.0018*[.H19]+0.005*[.I19]-0.3091" office:value-type="float" office:value="2.8584" calcext:value-type="float">
            <text:p>2.8584</text:p>
          </table:table-cell>
          <table:table-cell office:value-type="float" office:value="73" calcext:value-type="float">
            <text:p>73</text:p>
          </table:table-cell>
          <table:table-cell table:formula="of:=SUM([.$O$2:.O19])" office:value-type="float" office:value="126.6188" calcext:value-type="float">
            <text:p>126.6188</text:p>
          </table:table-cell>
          <table:table-cell table:formula="of:=[.P19]-[.L19]" office:value-type="float" office:value="-4" calcext:value-type="float">
            <text:p>-4</text:p>
          </table:table-cell>
          <table:table-cell table:formula="of:=[.Q19]/[.$Q$95]" office:value-type="float" office:value="0.738784081275188" calcext:value-type="float">
            <text:p>0.738784081275188</text:p>
          </table:table-cell>
          <table:table-cell table:formula="of:=ABS([.J19]-[.O19])" office:value-type="float" office:value="1.1416" calcext:value-type="float">
            <text:p>1.1416</text:p>
          </table:table-cell>
          <table:table-cell table:formula="of:=[.T19]/ABS([.J19]+1)" office:value-type="float" office:value="0.22832" calcext:value-type="float">
            <text:p>0.22832</text:p>
          </table:table-cell>
          <table:table-cell/>
          <table:table-cell table:formula="of:=-0.0482*[.B19]+0.0336*[.C19]-0.0021*[.D19]-0.0337*[.F19]+0.2088*[.G19]+0.0019*[.H19]-0.3255" office:value-type="float" office:value="2.9735" calcext:value-type="float">
            <text:p>2.9735</text:p>
          </table:table-cell>
          <table:table-cell office:value-type="float" office:value="77" calcext:value-type="float">
            <text:p>77</text:p>
          </table:table-cell>
          <table:table-cell table:formula="of:=[.X19]-[.L19]" office:value-type="float" office:value="0" calcext:value-type="float">
            <text:p>0</text:p>
          </table:table-cell>
          <table:table-cell table:formula="of:=SUM([.$W$2:.W19])/SUM([.$W$2:.$W$95])" office:value-type="float" office:value="0.741510334065279" calcext:value-type="float">
            <text:p>0.741510334065279</text:p>
          </table:table-cell>
          <table:table-cell table:formula="of:=[.X19]-[.P19]" office:value-type="float" office:value="4" calcext:value-type="float">
            <text:p>4</text:p>
          </table:table-cell>
          <table:table-cell table:formula="of:=ABS([.J19]-[.W19])" office:value-type="float" office:value="1.0265" calcext:value-type="float">
            <text:p>1.0265</text:p>
          </table:table-cell>
          <table:table-cell table:formula="of:=[.AB19]/ABS([.J19]+1)" office:value-type="float" office:value="0.2053" calcext:value-type="float">
            <text:p>0.2053</text:p>
          </table:table-cell>
          <table:table-cell table:formula="of:=SUM([.$W$2:.W19])" office:value-type="float" office:value="128.3894" calcext:value-type="float">
            <text:p>128.3894</text:p>
          </table:table-cell>
          <table:table-cell table:number-columns-repeated="99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138" calcext:value-type="float">
            <text:p>138</text:p>
          </table:table-cell>
          <table:table-cell office:value-type="float" office:value="800" calcext:value-type="float">
            <text:p>800</text:p>
          </table:table-cell>
          <table:table-cell office:value-type="float" office:value="590" calcext:value-type="float">
            <text:p>59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656" calcext:value-type="float">
            <text:p>1656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formula="of:=1-(([.L20]-1)/94)" office:value-type="float" office:value="0.904255319148936" calcext:value-type="float">
            <text:p>0.904255319148936</text:p>
          </table:table-cell>
          <table:table-cell office:value-type="float" office:value="10" calcext:value-type="float">
            <text:p>10</text:p>
          </table:table-cell>
          <table:table-cell table:formula="of:=[.M19]+[.J20]" office:value-type="float" office:value="187" calcext:value-type="float">
            <text:p>187</text:p>
          </table:table-cell>
          <table:table-cell table:formula="of:=[.M20]/241" office:value-type="float" office:value="0.775933609958506" calcext:value-type="float">
            <text:p>0.775933609958506</text:p>
          </table:table-cell>
          <table:table-cell table:formula="of:=-0.0516*[.B20]+0.0341*[.C20]-0.0027*[.D20]-0.0372*[.F20]+0.2119*[.G20]+0.0018*[.H20]+0.005*[.I20]-0.3091" office:value-type="float" office:value="2.8545" calcext:value-type="float">
            <text:p>2.8545</text:p>
          </table:table-cell>
          <table:table-cell office:value-type="float" office:value="49" calcext:value-type="float">
            <text:p>49</text:p>
          </table:table-cell>
          <table:table-cell table:formula="of:=SUM([.$O$2:.O20])" office:value-type="float" office:value="129.4733" calcext:value-type="float">
            <text:p>129.4733</text:p>
          </table:table-cell>
          <table:table-cell table:formula="of:=[.P20]-[.L20]" office:value-type="float" office:value="39" calcext:value-type="float">
            <text:p>39</text:p>
          </table:table-cell>
          <table:table-cell table:formula="of:=[.Q20]/[.$Q$95]" office:value-type="float" office:value="0.755439263286075" calcext:value-type="float">
            <text:p>0.755439263286075</text:p>
          </table:table-cell>
          <table:table-cell table:formula="of:=ABS([.J20]-[.O20])" office:value-type="float" office:value="2.8545" calcext:value-type="float">
            <text:p>2.8545</text:p>
          </table:table-cell>
          <table:table-cell table:formula="of:=[.T20]/ABS([.J20]+1)" office:value-type="float" office:value="2.8545" calcext:value-type="float">
            <text:p>2.8545</text:p>
          </table:table-cell>
          <table:table-cell/>
          <table:table-cell table:formula="of:=-0.0482*[.B20]+0.0336*[.C20]-0.0021*[.D20]-0.0337*[.F20]+0.2088*[.G20]+0.0019*[.H20]-0.3255" office:value-type="float" office:value="2.9112" calcext:value-type="float">
            <text:p>2.9112</text:p>
          </table:table-cell>
          <table:table-cell office:value-type="float" office:value="76" calcext:value-type="float">
            <text:p>76</text:p>
          </table:table-cell>
          <table:table-cell table:formula="of:=[.X20]-[.L20]" office:value-type="float" office:value="66" calcext:value-type="float">
            <text:p>66</text:p>
          </table:table-cell>
          <table:table-cell table:formula="of:=SUM([.$W$2:.W20])/SUM([.$W$2:.$W$95])" office:value-type="float" office:value="0.758323909676122" calcext:value-type="float">
            <text:p>0.758323909676122</text:p>
          </table:table-cell>
          <table:table-cell table:formula="of:=[.X20]-[.P20]" office:value-type="float" office:value="27" calcext:value-type="float">
            <text:p>27</text:p>
          </table:table-cell>
          <table:table-cell table:formula="of:=ABS([.J20]-[.W20])" office:value-type="float" office:value="2.9112" calcext:value-type="float">
            <text:p>2.9112</text:p>
          </table:table-cell>
          <table:table-cell table:formula="of:=[.AB20]/ABS([.J20]+1)" office:value-type="float" office:value="2.9112" calcext:value-type="float">
            <text:p>2.9112</text:p>
          </table:table-cell>
          <table:table-cell table:formula="of:=SUM([.$W$2:.W20])" office:value-type="float" office:value="131.3006" calcext:value-type="float">
            <text:p>131.3006</text:p>
          </table:table-cell>
          <table:table-cell table:number-columns-repeated="99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45" calcext:value-type="float">
            <text:p>145</text:p>
          </table:table-cell>
          <table:table-cell office:value-type="float" office:value="831" calcext:value-type="float">
            <text:p>831</text:p>
          </table:table-cell>
          <table:table-cell office:value-type="float" office:value="733" calcext:value-type="float">
            <text:p>73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23" calcext:value-type="float">
            <text:p>1023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1-(([.L21]-1)/94)" office:value-type="float" office:value="0.48936170212766" calcext:value-type="float">
            <text:p>0.48936170212766</text:p>
          </table:table-cell>
          <table:table-cell office:value-type="float" office:value="49" calcext:value-type="float">
            <text:p>49</text:p>
          </table:table-cell>
          <table:table-cell table:formula="of:=[.M20]+[.J21]" office:value-type="float" office:value="188" calcext:value-type="float">
            <text:p>188</text:p>
          </table:table-cell>
          <table:table-cell table:formula="of:=[.M21]/241" office:value-type="float" office:value="0.780082987551867" calcext:value-type="float">
            <text:p>0.780082987551867</text:p>
          </table:table-cell>
          <table:table-cell table:formula="of:=-0.0516*[.B21]+0.0341*[.C21]-0.0027*[.D21]-0.0372*[.F21]+0.2119*[.G21]+0.0018*[.H21]+0.005*[.I21]-0.3091" office:value-type="float" office:value="2.7254" calcext:value-type="float">
            <text:p>2.7254</text:p>
          </table:table-cell>
          <table:table-cell office:value-type="float" office:value="70" calcext:value-type="float">
            <text:p>70</text:p>
          </table:table-cell>
          <table:table-cell table:formula="of:=SUM([.$O$2:.O21])" office:value-type="float" office:value="132.1987" calcext:value-type="float">
            <text:p>132.1987</text:p>
          </table:table-cell>
          <table:table-cell table:formula="of:=[.P21]-[.L21]" office:value-type="float" office:value="21" calcext:value-type="float">
            <text:p>21</text:p>
          </table:table-cell>
          <table:table-cell table:formula="of:=[.Q21]/[.$Q$95]" office:value-type="float" office:value="0.771341184131221" calcext:value-type="float">
            <text:p>0.771341184131221</text:p>
          </table:table-cell>
          <table:table-cell table:formula="of:=ABS([.J21]-[.O21])" office:value-type="float" office:value="1.7254" calcext:value-type="float">
            <text:p>1.7254</text:p>
          </table:table-cell>
          <table:table-cell table:formula="of:=[.T21]/ABS([.J21]+1)" office:value-type="float" office:value="0.8627" calcext:value-type="float">
            <text:p>0.8627</text:p>
          </table:table-cell>
          <table:table-cell/>
          <table:table-cell table:formula="of:=-0.0482*[.B21]+0.0336*[.C21]-0.0021*[.D21]-0.0337*[.F21]+0.2088*[.G21]+0.0019*[.H21]-0.3255" office:value-type="float" office:value="2.6701" calcext:value-type="float">
            <text:p>2.6701</text:p>
          </table:table-cell>
          <table:table-cell office:value-type="float" office:value="75" calcext:value-type="float">
            <text:p>75</text:p>
          </table:table-cell>
          <table:table-cell table:formula="of:=[.X21]-[.L21]" office:value-type="float" office:value="26" calcext:value-type="float">
            <text:p>26</text:p>
          </table:table-cell>
          <table:table-cell table:formula="of:=SUM([.$W$2:.W21])/SUM([.$W$2:.$W$95])" office:value-type="float" office:value="0.773745017205153" calcext:value-type="float">
            <text:p>0.773745017205153</text:p>
          </table:table-cell>
          <table:table-cell table:formula="of:=[.X21]-[.P21]" office:value-type="float" office:value="5" calcext:value-type="float">
            <text:p>5</text:p>
          </table:table-cell>
          <table:table-cell table:formula="of:=ABS([.J21]-[.W21])" office:value-type="float" office:value="1.6701" calcext:value-type="float">
            <text:p>1.6701</text:p>
          </table:table-cell>
          <table:table-cell table:formula="of:=[.AB21]/ABS([.J21]+1)" office:value-type="float" office:value="0.83505" calcext:value-type="float">
            <text:p>0.83505</text:p>
          </table:table-cell>
          <table:table-cell table:formula="of:=SUM([.$W$2:.W21])" office:value-type="float" office:value="133.9707" calcext:value-type="float">
            <text:p>133.9707</text:p>
          </table:table-cell>
          <table:table-cell table:number-columns-repeated="99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179" calcext:value-type="float">
            <text:p>179</text:p>
          </table:table-cell>
          <table:table-cell office:value-type="float" office:value="1477" calcext:value-type="float">
            <text:p>1477</text:p>
          </table:table-cell>
          <table:table-cell office:value-type="float" office:value="1285" calcext:value-type="float">
            <text:p>128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775" calcext:value-type="float">
            <text:p>1775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table:formula="of:=1-(([.L22]-1)/94)" office:value-type="float" office:value="0.202127659574468" calcext:value-type="float">
            <text:p>0.202127659574468</text:p>
          </table:table-cell>
          <table:table-cell office:value-type="float" office:value="76" calcext:value-type="float">
            <text:p>76</text:p>
          </table:table-cell>
          <table:table-cell table:formula="of:=[.M21]+[.J22]" office:value-type="float" office:value="192" calcext:value-type="float">
            <text:p>192</text:p>
          </table:table-cell>
          <table:table-cell table:formula="of:=[.M22]/241" office:value-type="float" office:value="0.796680497925311" calcext:value-type="float">
            <text:p>0.796680497925311</text:p>
          </table:table-cell>
          <table:table-cell table:formula="of:=-0.0516*[.B22]+0.0341*[.C22]-0.0027*[.D22]-0.0372*[.F22]+0.2119*[.G22]+0.0018*[.H22]+0.005*[.I22]-0.3091" office:value-type="float" office:value="2.5298" calcext:value-type="float">
            <text:p>2.5298</text:p>
          </table:table-cell>
          <table:table-cell office:value-type="float" office:value="79" calcext:value-type="float">
            <text:p>79</text:p>
          </table:table-cell>
          <table:table-cell table:formula="of:=SUM([.$O$2:.O22])" office:value-type="float" office:value="134.7285" calcext:value-type="float">
            <text:p>134.7285</text:p>
          </table:table-cell>
          <table:table-cell table:formula="of:=[.P22]-[.L22]" office:value-type="float" office:value="3" calcext:value-type="float">
            <text:p>3</text:p>
          </table:table-cell>
          <table:table-cell table:formula="of:=[.Q22]/[.$Q$95]" office:value-type="float" office:value="0.786101835541675" calcext:value-type="float">
            <text:p>0.786101835541675</text:p>
          </table:table-cell>
          <table:table-cell table:formula="of:=ABS([.J22]-[.O22])" office:value-type="float" office:value="1.4702" calcext:value-type="float">
            <text:p>1.4702</text:p>
          </table:table-cell>
          <table:table-cell table:formula="of:=[.T22]/ABS([.J22]+1)" office:value-type="float" office:value="0.29404" calcext:value-type="float">
            <text:p>0.29404</text:p>
          </table:table-cell>
          <table:table-cell/>
          <table:table-cell table:formula="of:=-0.0482*[.B22]+0.0336*[.C22]-0.0021*[.D22]-0.0337*[.F22]+0.2088*[.G22]+0.0019*[.H22]-0.3255" office:value-type="float" office:value="2.5555" calcext:value-type="float">
            <text:p>2.5555</text:p>
          </table:table-cell>
          <table:table-cell office:value-type="float" office:value="74" calcext:value-type="float">
            <text:p>74</text:p>
          </table:table-cell>
          <table:table-cell table:formula="of:=[.X22]-[.L22]" office:value-type="float" office:value="-2" calcext:value-type="float">
            <text:p>-2</text:p>
          </table:table-cell>
          <table:table-cell table:formula="of:=SUM([.$W$2:.W22])/SUM([.$W$2:.$W$95])" office:value-type="float" office:value="0.788504254795669" calcext:value-type="float">
            <text:p>0.788504254795669</text:p>
          </table:table-cell>
          <table:table-cell table:formula="of:=[.X22]-[.P22]" office:value-type="float" office:value="-5" calcext:value-type="float">
            <text:p>-5</text:p>
          </table:table-cell>
          <table:table-cell table:formula="of:=ABS([.J22]-[.W22])" office:value-type="float" office:value="1.4445" calcext:value-type="float">
            <text:p>1.4445</text:p>
          </table:table-cell>
          <table:table-cell table:formula="of:=[.AB22]/ABS([.J22]+1)" office:value-type="float" office:value="0.2889" calcext:value-type="float">
            <text:p>0.2889</text:p>
          </table:table-cell>
          <table:table-cell table:formula="of:=SUM([.$W$2:.W22])" office:value-type="float" office:value="136.5262" calcext:value-type="float">
            <text:p>136.5262</text:p>
          </table:table-cell>
          <table:table-cell table:number-columns-repeated="99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59" calcext:value-type="float">
            <text:p>159</text:p>
          </table:table-cell>
          <table:table-cell office:value-type="float" office:value="1480" calcext:value-type="float">
            <text:p>1480</text:p>
          </table:table-cell>
          <table:table-cell office:value-type="float" office:value="1275" calcext:value-type="float">
            <text:p>127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704" calcext:value-type="float">
            <text:p>1704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table:formula="of:=1-(([.L23]-1)/94)" office:value-type="float" office:value="0.585106382978723" calcext:value-type="float">
            <text:p>0.585106382978723</text:p>
          </table:table-cell>
          <table:table-cell office:value-type="float" office:value="40" calcext:value-type="float">
            <text:p>40</text:p>
          </table:table-cell>
          <table:table-cell table:formula="of:=[.M22]+[.J23]" office:value-type="float" office:value="192" calcext:value-type="float">
            <text:p>192</text:p>
          </table:table-cell>
          <table:table-cell table:formula="of:=[.M23]/241" office:value-type="float" office:value="0.796680497925311" calcext:value-type="float">
            <text:p>0.796680497925311</text:p>
          </table:table-cell>
          <table:table-cell table:formula="of:=-0.0516*[.B23]+0.0341*[.C23]-0.0027*[.D23]-0.0372*[.F23]+0.2119*[.G23]+0.0018*[.H23]+0.005*[.I23]-0.3091" office:value-type="float" office:value="2.0281" calcext:value-type="float">
            <text:p>2.0281</text:p>
          </table:table-cell>
          <table:table-cell office:value-type="float" office:value="71" calcext:value-type="float">
            <text:p>71</text:p>
          </table:table-cell>
          <table:table-cell table:formula="of:=SUM([.$O$2:.O23])" office:value-type="float" office:value="136.7566" calcext:value-type="float">
            <text:p>136.7566</text:p>
          </table:table-cell>
          <table:table-cell table:formula="of:=[.P23]-[.L23]" office:value-type="float" office:value="31" calcext:value-type="float">
            <text:p>31</text:p>
          </table:table-cell>
          <table:table-cell table:formula="of:=[.Q23]/[.$Q$95]" office:value-type="float" office:value="0.797935212538094" calcext:value-type="float">
            <text:p>0.797935212538094</text:p>
          </table:table-cell>
          <table:table-cell table:formula="of:=ABS([.J23]-[.O23])" office:value-type="float" office:value="2.0281" calcext:value-type="float">
            <text:p>2.0281</text:p>
          </table:table-cell>
          <table:table-cell table:formula="of:=[.T23]/ABS([.J23]+1)" office:value-type="float" office:value="2.0281" calcext:value-type="float">
            <text:p>2.0281</text:p>
          </table:table-cell>
          <table:table-cell/>
          <table:table-cell table:formula="of:=-0.0482*[.B23]+0.0336*[.C23]-0.0021*[.D23]-0.0337*[.F23]+0.2088*[.G23]+0.0019*[.H23]-0.3255" office:value-type="float" office:value="2.2384" calcext:value-type="float">
            <text:p>2.2384</text:p>
          </table:table-cell>
          <table:table-cell office:value-type="float" office:value="73" calcext:value-type="float">
            <text:p>73</text:p>
          </table:table-cell>
          <table:table-cell table:formula="of:=[.X23]-[.L23]" office:value-type="float" office:value="33" calcext:value-type="float">
            <text:p>33</text:p>
          </table:table-cell>
          <table:table-cell table:formula="of:=SUM([.$W$2:.W23])/SUM([.$W$2:.$W$95])" office:value-type="float" office:value="0.801432087870453" calcext:value-type="float">
            <text:p>0.801432087870453</text:p>
          </table:table-cell>
          <table:table-cell table:formula="of:=[.X23]-[.P23]" office:value-type="float" office:value="2" calcext:value-type="float">
            <text:p>2</text:p>
          </table:table-cell>
          <table:table-cell table:formula="of:=ABS([.J23]-[.W23])" office:value-type="float" office:value="2.2384" calcext:value-type="float">
            <text:p>2.2384</text:p>
          </table:table-cell>
          <table:table-cell table:formula="of:=[.AB23]/ABS([.J23]+1)" office:value-type="float" office:value="2.2384" calcext:value-type="float">
            <text:p>2.2384</text:p>
          </table:table-cell>
          <table:table-cell table:formula="of:=SUM([.$W$2:.W23])" office:value-type="float" office:value="138.7646" calcext:value-type="float">
            <text:p>138.7646</text:p>
          </table:table-cell>
          <table:table-cell table:number-columns-repeated="99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149" calcext:value-type="float">
            <text:p>149</text:p>
          </table:table-cell>
          <table:table-cell office:value-type="float" office:value="675" calcext:value-type="float">
            <text:p>675</text:p>
          </table:table-cell>
          <table:table-cell office:value-type="float" office:value="527" calcext:value-type="float">
            <text:p>52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94" calcext:value-type="float">
            <text:p>894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1-(([.L24]-1)/94)" office:value-type="float" office:value="0.180851063829787" calcext:value-type="float">
            <text:p>0.180851063829787</text:p>
          </table:table-cell>
          <table:table-cell office:value-type="float" office:value="78" calcext:value-type="float">
            <text:p>78</text:p>
          </table:table-cell>
          <table:table-cell table:formula="of:=[.M23]+[.J24]" office:value-type="float" office:value="196" calcext:value-type="float">
            <text:p>196</text:p>
          </table:table-cell>
          <table:table-cell table:formula="of:=[.M24]/241" office:value-type="float" office:value="0.813278008298755" calcext:value-type="float">
            <text:p>0.813278008298755</text:p>
          </table:table-cell>
          <table:table-cell table:formula="of:=-0.0516*[.B24]+0.0341*[.C24]-0.0027*[.D24]-0.0372*[.F24]+0.2119*[.G24]+0.0018*[.H24]+0.005*[.I24]-0.3091" office:value-type="float" office:value="2.1877" calcext:value-type="float">
            <text:p>2.1877</text:p>
          </table:table-cell>
          <table:table-cell office:value-type="float" office:value="77" calcext:value-type="float">
            <text:p>77</text:p>
          </table:table-cell>
          <table:table-cell table:formula="of:=SUM([.$O$2:.O24])" office:value-type="float" office:value="138.9443" calcext:value-type="float">
            <text:p>138.9443</text:p>
          </table:table-cell>
          <table:table-cell table:formula="of:=[.P24]-[.L24]" office:value-type="float" office:value="-1" calcext:value-type="float">
            <text:p>-1</text:p>
          </table:table-cell>
          <table:table-cell table:formula="of:=[.Q24]/[.$Q$95]" office:value-type="float" office:value="0.810699809379998" calcext:value-type="float">
            <text:p>0.810699809379998</text:p>
          </table:table-cell>
          <table:table-cell table:formula="of:=ABS([.J24]-[.O24])" office:value-type="float" office:value="1.8123" calcext:value-type="float">
            <text:p>1.8123</text:p>
          </table:table-cell>
          <table:table-cell table:formula="of:=[.T24]/ABS([.J24]+1)" office:value-type="float" office:value="0.36246" calcext:value-type="float">
            <text:p>0.36246</text:p>
          </table:table-cell>
          <table:table-cell/>
          <table:table-cell table:formula="of:=-0.0482*[.B24]+0.0336*[.C24]-0.0021*[.D24]-0.0337*[.F24]+0.2088*[.G24]+0.0019*[.H24]-0.3255" office:value-type="float" office:value="2.1292" calcext:value-type="float">
            <text:p>2.1292</text:p>
          </table:table-cell>
          <table:table-cell office:value-type="float" office:value="72" calcext:value-type="float">
            <text:p>72</text:p>
          </table:table-cell>
          <table:table-cell table:formula="of:=[.X24]-[.L24]" office:value-type="float" office:value="-6" calcext:value-type="float">
            <text:p>-6</text:p>
          </table:table-cell>
          <table:table-cell table:formula="of:=SUM([.$W$2:.W24])/SUM([.$W$2:.$W$95])" office:value-type="float" office:value="0.813729238595449" calcext:value-type="float">
            <text:p>0.813729238595449</text:p>
          </table:table-cell>
          <table:table-cell table:formula="of:=[.X24]-[.P24]" office:value-type="float" office:value="-5" calcext:value-type="float">
            <text:p>-5</text:p>
          </table:table-cell>
          <table:table-cell table:formula="of:=ABS([.J24]-[.W24])" office:value-type="float" office:value="1.8708" calcext:value-type="float">
            <text:p>1.8708</text:p>
          </table:table-cell>
          <table:table-cell table:formula="of:=[.AB24]/ABS([.J24]+1)" office:value-type="float" office:value="0.37416" calcext:value-type="float">
            <text:p>0.37416</text:p>
          </table:table-cell>
          <table:table-cell table:formula="of:=SUM([.$W$2:.W24])" office:value-type="float" office:value="140.8938" calcext:value-type="float">
            <text:p>140.8938</text:p>
          </table:table-cell>
          <table:table-cell table:number-columns-repeated="99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186" calcext:value-type="float">
            <text:p>186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1-(([.L25]-1)/94)" office:value-type="float" office:value="0.914893617021277" calcext:value-type="float">
            <text:p>0.914893617021277</text:p>
          </table:table-cell>
          <table:table-cell office:value-type="float" office:value="9" calcext:value-type="float">
            <text:p>9</text:p>
          </table:table-cell>
          <table:table-cell table:formula="of:=[.M24]+[.J25]" office:value-type="float" office:value="196" calcext:value-type="float">
            <text:p>196</text:p>
          </table:table-cell>
          <table:table-cell table:formula="of:=[.M25]/241" office:value-type="float" office:value="0.813278008298755" calcext:value-type="float">
            <text:p>0.813278008298755</text:p>
          </table:table-cell>
          <table:table-cell table:formula="of:=-0.0516*[.B25]+0.0341*[.C25]-0.0027*[.D25]-0.0372*[.F25]+0.2119*[.G25]+0.0018*[.H25]+0.005*[.I25]-0.3091" office:value-type="float" office:value="1.7788" calcext:value-type="float">
            <text:p>1.7788</text:p>
          </table:table-cell>
          <table:table-cell office:value-type="float" office:value="72" calcext:value-type="float">
            <text:p>72</text:p>
          </table:table-cell>
          <table:table-cell table:formula="of:=SUM([.$O$2:.O25])" office:value-type="float" office:value="140.7231" calcext:value-type="float">
            <text:p>140.7231</text:p>
          </table:table-cell>
          <table:table-cell table:formula="of:=[.P25]-[.L25]" office:value-type="float" office:value="63" calcext:value-type="float">
            <text:p>63</text:p>
          </table:table-cell>
          <table:table-cell table:formula="of:=[.Q25]/[.$Q$95]" office:value-type="float" office:value="0.821078592971158" calcext:value-type="float">
            <text:p>0.821078592971158</text:p>
          </table:table-cell>
          <table:table-cell table:formula="of:=ABS([.J25]-[.O25])" office:value-type="float" office:value="1.7788" calcext:value-type="float">
            <text:p>1.7788</text:p>
          </table:table-cell>
          <table:table-cell table:formula="of:=[.T25]/ABS([.J25]+1)" office:value-type="float" office:value="1.7788" calcext:value-type="float">
            <text:p>1.7788</text:p>
          </table:table-cell>
          <table:table-cell/>
          <table:table-cell table:formula="of:=-0.0482*[.B25]+0.0336*[.C25]-0.0021*[.D25]-0.0337*[.F25]+0.2088*[.G25]+0.0019*[.H25]-0.3255" office:value-type="float" office:value="1.8011" calcext:value-type="float">
            <text:p>1.8011</text:p>
          </table:table-cell>
          <table:table-cell office:value-type="float" office:value="71" calcext:value-type="float">
            <text:p>71</text:p>
          </table:table-cell>
          <table:table-cell table:formula="of:=[.X25]-[.L25]" office:value-type="float" office:value="62" calcext:value-type="float">
            <text:p>62</text:p>
          </table:table-cell>
          <table:table-cell table:formula="of:=SUM([.$W$2:.W25])/SUM([.$W$2:.$W$95])" office:value-type="float" office:value="0.824131454531383" calcext:value-type="float">
            <text:p>0.824131454531383</text:p>
          </table:table-cell>
          <table:table-cell table:formula="of:=[.X25]-[.P25]" office:value-type="float" office:value="-1" calcext:value-type="float">
            <text:p>-1</text:p>
          </table:table-cell>
          <table:table-cell table:formula="of:=ABS([.J25]-[.W25])" office:value-type="float" office:value="1.8011" calcext:value-type="float">
            <text:p>1.8011</text:p>
          </table:table-cell>
          <table:table-cell table:formula="of:=[.AB25]/ABS([.J25]+1)" office:value-type="float" office:value="1.8011" calcext:value-type="float">
            <text:p>1.8011</text:p>
          </table:table-cell>
          <table:table-cell table:formula="of:=SUM([.$W$2:.W25])" office:value-type="float" office:value="142.6949" calcext:value-type="float">
            <text:p>142.6949</text:p>
          </table:table-cell>
          <table:table-cell table:number-columns-repeated="99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189" calcext:value-type="float">
            <text:p>189</text:p>
          </table:table-cell>
          <table:table-cell office:value-type="float" office:value="163" calcext:value-type="float">
            <text:p>16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1-(([.L26]-1)/94)" office:value-type="float" office:value="0.776595744680851" calcext:value-type="float">
            <text:p>0.776595744680851</text:p>
          </table:table-cell>
          <table:table-cell office:value-type="float" office:value="22" calcext:value-type="float">
            <text:p>22</text:p>
          </table:table-cell>
          <table:table-cell table:formula="of:=[.M25]+[.J26]" office:value-type="float" office:value="196" calcext:value-type="float">
            <text:p>196</text:p>
          </table:table-cell>
          <table:table-cell table:formula="of:=[.M26]/241" office:value-type="float" office:value="0.813278008298755" calcext:value-type="float">
            <text:p>0.813278008298755</text:p>
          </table:table-cell>
          <table:table-cell table:formula="of:=-0.0516*[.B26]+0.0341*[.C26]-0.0027*[.D26]-0.0372*[.F26]+0.2119*[.G26]+0.0018*[.H26]+0.005*[.I26]-0.3091" office:value-type="float" office:value="1.6732" calcext:value-type="float">
            <text:p>1.6732</text:p>
          </table:table-cell>
          <table:table-cell office:value-type="float" office:value="24" calcext:value-type="float">
            <text:p>24</text:p>
          </table:table-cell>
          <table:table-cell table:formula="of:=SUM([.$O$2:.O26])" office:value-type="float" office:value="142.3963" calcext:value-type="float">
            <text:p>142.3963</text:p>
          </table:table-cell>
          <table:table-cell table:formula="of:=[.P26]-[.L26]" office:value-type="float" office:value="2" calcext:value-type="float">
            <text:p>2</text:p>
          </table:table-cell>
          <table:table-cell table:formula="of:=[.Q26]/[.$Q$95]" office:value-type="float" office:value="0.830841231100643" calcext:value-type="float">
            <text:p>0.830841231100643</text:p>
          </table:table-cell>
          <table:table-cell table:formula="of:=ABS([.J26]-[.O26])" office:value-type="float" office:value="1.6732" calcext:value-type="float">
            <text:p>1.6732</text:p>
          </table:table-cell>
          <table:table-cell table:formula="of:=[.T26]/ABS([.J26]+1)" office:value-type="float" office:value="1.6732" calcext:value-type="float">
            <text:p>1.6732</text:p>
          </table:table-cell>
          <table:table-cell/>
          <table:table-cell table:formula="of:=-0.0482*[.B26]+0.0336*[.C26]-0.0021*[.D26]-0.0337*[.F26]+0.2088*[.G26]+0.0019*[.H26]-0.3255" office:value-type="float" office:value="1.6983" calcext:value-type="float">
            <text:p>1.6983</text:p>
          </table:table-cell>
          <table:table-cell office:value-type="float" office:value="70" calcext:value-type="float">
            <text:p>70</text:p>
          </table:table-cell>
          <table:table-cell table:formula="of:=[.X26]-[.L26]" office:value-type="float" office:value="48" calcext:value-type="float">
            <text:p>48</text:p>
          </table:table-cell>
          <table:table-cell table:formula="of:=SUM([.$W$2:.W26])/SUM([.$W$2:.$W$95])" office:value-type="float" office:value="0.833939951185648" calcext:value-type="float">
            <text:p>0.833939951185648</text:p>
          </table:table-cell>
          <table:table-cell table:formula="of:=[.X26]-[.P26]" office:value-type="float" office:value="46" calcext:value-type="float">
            <text:p>46</text:p>
          </table:table-cell>
          <table:table-cell table:formula="of:=ABS([.J26]-[.W26])" office:value-type="float" office:value="1.6983" calcext:value-type="float">
            <text:p>1.6983</text:p>
          </table:table-cell>
          <table:table-cell table:formula="of:=[.AB26]/ABS([.J26]+1)" office:value-type="float" office:value="1.6983" calcext:value-type="float">
            <text:p>1.6983</text:p>
          </table:table-cell>
          <table:table-cell table:formula="of:=SUM([.$W$2:.W26])" office:value-type="float" office:value="144.3932" calcext:value-type="float">
            <text:p>144.3932</text:p>
          </table:table-cell>
          <table:table-cell table:number-columns-repeated="99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21" calcext:value-type="float">
            <text:p>221</text:p>
          </table:table-cell>
          <table:table-cell office:value-type="float" office:value="184" calcext:value-type="float">
            <text:p>18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27" calcext:value-type="float">
            <text:p>427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1-(([.L27]-1)/94)" office:value-type="float" office:value="0.308510638297872" calcext:value-type="float">
            <text:p>0.308510638297872</text:p>
          </table:table-cell>
          <table:table-cell office:value-type="float" office:value="66" calcext:value-type="float">
            <text:p>66</text:p>
          </table:table-cell>
          <table:table-cell table:formula="of:=[.M26]+[.J27]" office:value-type="float" office:value="197" calcext:value-type="float">
            <text:p>197</text:p>
          </table:table-cell>
          <table:table-cell table:formula="of:=[.M27]/241" office:value-type="float" office:value="0.817427385892116" calcext:value-type="float">
            <text:p>0.817427385892116</text:p>
          </table:table-cell>
          <table:table-cell table:formula="of:=-0.0516*[.B27]+0.0341*[.C27]-0.0027*[.D27]-0.0372*[.F27]+0.2119*[.G27]+0.0018*[.H27]+0.005*[.I27]-0.3091" office:value-type="float" office:value="1.6887" calcext:value-type="float">
            <text:p>1.6887</text:p>
          </table:table-cell>
          <table:table-cell office:value-type="float" office:value="75" calcext:value-type="float">
            <text:p>75</text:p>
          </table:table-cell>
          <table:table-cell table:formula="of:=SUM([.$O$2:.O27])" office:value-type="float" office:value="144.085" calcext:value-type="float">
            <text:p>144.085</text:p>
          </table:table-cell>
          <table:table-cell table:formula="of:=[.P27]-[.L27]" office:value-type="float" office:value="9" calcext:value-type="float">
            <text:p>9</text:p>
          </table:table-cell>
          <table:table-cell table:formula="of:=[.Q27]/[.$Q$95]" office:value-type="float" office:value="0.840694307247703" calcext:value-type="float">
            <text:p>0.840694307247703</text:p>
          </table:table-cell>
          <table:table-cell table:formula="of:=ABS([.J27]-[.O27])" office:value-type="float" office:value="0.6887" calcext:value-type="float">
            <text:p>0.6887</text:p>
          </table:table-cell>
          <table:table-cell table:formula="of:=[.T27]/ABS([.J27]+1)" office:value-type="float" office:value="0.34435" calcext:value-type="float">
            <text:p>0.34435</text:p>
          </table:table-cell>
          <table:table-cell/>
          <table:table-cell table:formula="of:=-0.0482*[.B27]+0.0336*[.C27]-0.0021*[.D27]-0.0337*[.F27]+0.2088*[.G27]+0.0019*[.H27]-0.3255" office:value-type="float" office:value="1.6914" calcext:value-type="float">
            <text:p>1.6914</text:p>
          </table:table-cell>
          <table:table-cell office:value-type="float" office:value="69" calcext:value-type="float">
            <text:p>69</text:p>
          </table:table-cell>
          <table:table-cell table:formula="of:=[.X27]-[.L27]" office:value-type="float" office:value="3" calcext:value-type="float">
            <text:p>3</text:p>
          </table:table-cell>
          <table:table-cell table:formula="of:=SUM([.$W$2:.W27])/SUM([.$W$2:.$W$95])" office:value-type="float" office:value="0.843708597032096" calcext:value-type="float">
            <text:p>0.843708597032096</text:p>
          </table:table-cell>
          <table:table-cell table:formula="of:=[.X27]-[.P27]" office:value-type="float" office:value="-6" calcext:value-type="float">
            <text:p>-6</text:p>
          </table:table-cell>
          <table:table-cell table:formula="of:=ABS([.J27]-[.W27])" office:value-type="float" office:value="0.6914" calcext:value-type="float">
            <text:p>0.6914</text:p>
          </table:table-cell>
          <table:table-cell table:formula="of:=[.AB27]/ABS([.J27]+1)" office:value-type="float" office:value="0.3457" calcext:value-type="float">
            <text:p>0.3457</text:p>
          </table:table-cell>
          <table:table-cell table:formula="of:=SUM([.$W$2:.W27])" office:value-type="float" office:value="146.0846" calcext:value-type="float">
            <text:p>146.0846</text:p>
          </table:table-cell>
          <table:table-cell table:number-columns-repeated="99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31" calcext:value-type="float">
            <text:p>131</text:p>
          </table:table-cell>
          <table:table-cell office:value-type="float" office:value="440" calcext:value-type="float">
            <text:p>440</text:p>
          </table:table-cell>
          <table:table-cell office:value-type="float" office:value="365" calcext:value-type="float">
            <text:p>36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1-(([.L28]-1)/94)" office:value-type="float" office:value="0.712765957446808" calcext:value-type="float">
            <text:p>0.712765957446808</text:p>
          </table:table-cell>
          <table:table-cell office:value-type="float" office:value="28" calcext:value-type="float">
            <text:p>28</text:p>
          </table:table-cell>
          <table:table-cell table:formula="of:=[.M27]+[.J28]" office:value-type="float" office:value="197" calcext:value-type="float">
            <text:p>197</text:p>
          </table:table-cell>
          <table:table-cell table:formula="of:=[.M28]/241" office:value-type="float" office:value="0.817427385892116" calcext:value-type="float">
            <text:p>0.817427385892116</text:p>
          </table:table-cell>
          <table:table-cell table:formula="of:=-0.0516*[.B28]+0.0341*[.C28]-0.0027*[.D28]-0.0372*[.F28]+0.2119*[.G28]+0.0018*[.H28]+0.005*[.I28]-0.3091" office:value-type="float" office:value="1.6088" calcext:value-type="float">
            <text:p>1.6088</text:p>
          </table:table-cell>
          <table:table-cell office:value-type="float" office:value="41" calcext:value-type="float">
            <text:p>41</text:p>
          </table:table-cell>
          <table:table-cell table:formula="of:=SUM([.$O$2:.O28])" office:value-type="float" office:value="145.6938" calcext:value-type="float">
            <text:p>145.6938</text:p>
          </table:table-cell>
          <table:table-cell table:formula="of:=[.P28]-[.L28]" office:value-type="float" office:value="13" calcext:value-type="float">
            <text:p>13</text:p>
          </table:table-cell>
          <table:table-cell table:formula="of:=[.Q28]/[.$Q$95]" office:value-type="float" office:value="0.85008119000094" calcext:value-type="float">
            <text:p>0.85008119000094</text:p>
          </table:table-cell>
          <table:table-cell table:formula="of:=ABS([.J28]-[.O28])" office:value-type="float" office:value="1.6088" calcext:value-type="float">
            <text:p>1.6088</text:p>
          </table:table-cell>
          <table:table-cell table:formula="of:=[.T28]/ABS([.J28]+1)" office:value-type="float" office:value="1.6088" calcext:value-type="float">
            <text:p>1.6088</text:p>
          </table:table-cell>
          <table:table-cell/>
          <table:table-cell table:formula="of:=-0.0482*[.B28]+0.0336*[.C28]-0.0021*[.D28]-0.0337*[.F28]+0.2088*[.G28]+0.0019*[.H28]-0.3255" office:value-type="float" office:value="1.6408" calcext:value-type="float">
            <text:p>1.6408</text:p>
          </table:table-cell>
          <table:table-cell office:value-type="float" office:value="68" calcext:value-type="float">
            <text:p>68</text:p>
          </table:table-cell>
          <table:table-cell table:formula="of:=[.X28]-[.L28]" office:value-type="float" office:value="40" calcext:value-type="float">
            <text:p>40</text:p>
          </table:table-cell>
          <table:table-cell table:formula="of:=SUM([.$W$2:.W28])/SUM([.$W$2:.$W$95])" office:value-type="float" office:value="0.853185003621225" calcext:value-type="float">
            <text:p>0.853185003621225</text:p>
          </table:table-cell>
          <table:table-cell table:formula="of:=[.X28]-[.P28]" office:value-type="float" office:value="27" calcext:value-type="float">
            <text:p>27</text:p>
          </table:table-cell>
          <table:table-cell table:formula="of:=ABS([.J28]-[.W28])" office:value-type="float" office:value="1.6408" calcext:value-type="float">
            <text:p>1.6408</text:p>
          </table:table-cell>
          <table:table-cell table:formula="of:=[.AB28]/ABS([.J28]+1)" office:value-type="float" office:value="1.6408" calcext:value-type="float">
            <text:p>1.6408</text:p>
          </table:table-cell>
          <table:table-cell table:formula="of:=SUM([.$W$2:.W28])" office:value-type="float" office:value="147.7254" calcext:value-type="float">
            <text:p>147.7254</text:p>
          </table:table-cell>
          <table:table-cell table:number-columns-repeated="99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320" calcext:value-type="float">
            <text:p>320</text:p>
          </table:table-cell>
          <table:table-cell office:value-type="float" office:value="253" calcext:value-type="float">
            <text:p>25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37" calcext:value-type="float">
            <text:p>43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1-(([.L29]-1)/94)" office:value-type="float" office:value="0.659574468085106" calcext:value-type="float">
            <text:p>0.659574468085106</text:p>
          </table:table-cell>
          <table:table-cell office:value-type="float" office:value="33" calcext:value-type="float">
            <text:p>33</text:p>
          </table:table-cell>
          <table:table-cell table:formula="of:=[.M28]+[.J29]" office:value-type="float" office:value="197" calcext:value-type="float">
            <text:p>197</text:p>
          </table:table-cell>
          <table:table-cell table:formula="of:=[.M29]/241" office:value-type="float" office:value="0.817427385892116" calcext:value-type="float">
            <text:p>0.817427385892116</text:p>
          </table:table-cell>
          <table:table-cell table:formula="of:=-0.0516*[.B29]+0.0341*[.C29]-0.0027*[.D29]-0.0372*[.F29]+0.2119*[.G29]+0.0018*[.H29]+0.005*[.I29]-0.3091" office:value-type="float" office:value="1.618" calcext:value-type="float">
            <text:p>1.618</text:p>
          </table:table-cell>
          <table:table-cell office:value-type="float" office:value="31" calcext:value-type="float">
            <text:p>31</text:p>
          </table:table-cell>
          <table:table-cell table:formula="of:=SUM([.$O$2:.O29])" office:value-type="float" office:value="147.3118" calcext:value-type="float">
            <text:p>147.3118</text:p>
          </table:table-cell>
          <table:table-cell table:formula="of:=[.P29]-[.L29]" office:value-type="float" office:value="-2" calcext:value-type="float">
            <text:p>-2</text:p>
          </table:table-cell>
          <table:table-cell table:formula="of:=[.Q29]/[.$Q$95]" office:value-type="float" office:value="0.859521752093641" calcext:value-type="float">
            <text:p>0.859521752093641</text:p>
          </table:table-cell>
          <table:table-cell table:formula="of:=ABS([.J29]-[.O29])" office:value-type="float" office:value="1.618" calcext:value-type="float">
            <text:p>1.618</text:p>
          </table:table-cell>
          <table:table-cell table:formula="of:=[.T29]/ABS([.J29]+1)" office:value-type="float" office:value="1.618" calcext:value-type="float">
            <text:p>1.618</text:p>
          </table:table-cell>
          <table:table-cell/>
          <table:table-cell table:formula="of:=-0.0482*[.B29]+0.0336*[.C29]-0.0021*[.D29]-0.0337*[.F29]+0.2088*[.G29]+0.0019*[.H29]-0.3255" office:value-type="float" office:value="1.6324" calcext:value-type="float">
            <text:p>1.6324</text:p>
          </table:table-cell>
          <table:table-cell office:value-type="float" office:value="67" calcext:value-type="float">
            <text:p>67</text:p>
          </table:table-cell>
          <table:table-cell table:formula="of:=[.X29]-[.L29]" office:value-type="float" office:value="34" calcext:value-type="float">
            <text:p>34</text:p>
          </table:table-cell>
          <table:table-cell table:formula="of:=SUM([.$W$2:.W29])/SUM([.$W$2:.$W$95])" office:value-type="float" office:value="0.862612896183448" calcext:value-type="float">
            <text:p>0.862612896183448</text:p>
          </table:table-cell>
          <table:table-cell table:formula="of:=[.X29]-[.P29]" office:value-type="float" office:value="36" calcext:value-type="float">
            <text:p>36</text:p>
          </table:table-cell>
          <table:table-cell table:formula="of:=ABS([.J29]-[.W29])" office:value-type="float" office:value="1.6324" calcext:value-type="float">
            <text:p>1.6324</text:p>
          </table:table-cell>
          <table:table-cell table:formula="of:=[.AB29]/ABS([.J29]+1)" office:value-type="float" office:value="1.6324" calcext:value-type="float">
            <text:p>1.6324</text:p>
          </table:table-cell>
          <table:table-cell table:formula="of:=SUM([.$W$2:.W29])" office:value-type="float" office:value="149.3578" calcext:value-type="float">
            <text:p>149.3578</text:p>
          </table:table-cell>
          <table:table-cell table:number-columns-repeated="99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  <table:table-cell office:value-type="float" office:value="89" calcext:value-type="float">
            <text:p>89</text:p>
          </table:table-cell>
          <table:table-cell office:value-type="float" office:value="431" calcext:value-type="float">
            <text:p>431</text:p>
          </table:table-cell>
          <table:table-cell office:value-type="float" office:value="339" calcext:value-type="float">
            <text:p>339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503" calcext:value-type="float">
            <text:p>503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1-(([.L30]-1)/94)" office:value-type="float" office:value="0.117021276595745" calcext:value-type="float">
            <text:p>0.117021276595745</text:p>
          </table:table-cell>
          <table:table-cell office:value-type="float" office:value="84" calcext:value-type="float">
            <text:p>84</text:p>
          </table:table-cell>
          <table:table-cell table:formula="of:=[.M29]+[.J30]" office:value-type="float" office:value="203" calcext:value-type="float">
            <text:p>203</text:p>
          </table:table-cell>
          <table:table-cell table:formula="of:=[.M30]/241" office:value-type="float" office:value="0.842323651452282" calcext:value-type="float">
            <text:p>0.842323651452282</text:p>
          </table:table-cell>
          <table:table-cell table:formula="of:=-0.0516*[.B30]+0.0341*[.C30]-0.0027*[.D30]-0.0372*[.F30]+0.2119*[.G30]+0.0018*[.H30]+0.005*[.I30]-0.3091" office:value-type="float" office:value="1.6021" calcext:value-type="float">
            <text:p>1.6021</text:p>
          </table:table-cell>
          <table:table-cell office:value-type="float" office:value="90" calcext:value-type="float">
            <text:p>90</text:p>
          </table:table-cell>
          <table:table-cell table:formula="of:=SUM([.$O$2:.O30])" office:value-type="float" office:value="148.9139" calcext:value-type="float">
            <text:p>148.9139</text:p>
          </table:table-cell>
          <table:table-cell table:formula="of:=[.P30]-[.L30]" office:value-type="float" office:value="6" calcext:value-type="float">
            <text:p>6</text:p>
          </table:table-cell>
          <table:table-cell table:formula="of:=[.Q30]/[.$Q$95]" office:value-type="float" office:value="0.868869542284441" calcext:value-type="float">
            <text:p>0.868869542284441</text:p>
          </table:table-cell>
          <table:table-cell table:formula="of:=ABS([.J30]-[.O30])" office:value-type="float" office:value="4.3979" calcext:value-type="float">
            <text:p>4.3979</text:p>
          </table:table-cell>
          <table:table-cell table:formula="of:=[.T30]/ABS([.J30]+1)" office:value-type="float" office:value="0.628271428571429" calcext:value-type="float">
            <text:p>0.628271428571429</text:p>
          </table:table-cell>
          <table:table-cell/>
          <table:table-cell table:formula="of:=-0.0482*[.B30]+0.0336*[.C30]-0.0021*[.D30]-0.0337*[.F30]+0.2088*[.G30]+0.0019*[.H30]-0.3255" office:value-type="float" office:value="1.5979" calcext:value-type="float">
            <text:p>1.5979</text:p>
          </table:table-cell>
          <table:table-cell office:value-type="float" office:value="66" calcext:value-type="float">
            <text:p>66</text:p>
          </table:table-cell>
          <table:table-cell table:formula="of:=[.X30]-[.L30]" office:value-type="float" office:value="-18" calcext:value-type="float">
            <text:p>-18</text:p>
          </table:table-cell>
          <table:table-cell table:formula="of:=SUM([.$W$2:.W30])/SUM([.$W$2:.$W$95])" office:value-type="float" office:value="0.871841534706588" calcext:value-type="float">
            <text:p>0.871841534706588</text:p>
          </table:table-cell>
          <table:table-cell table:formula="of:=[.X30]-[.P30]" office:value-type="float" office:value="-24" calcext:value-type="float">
            <text:p>-24</text:p>
          </table:table-cell>
          <table:table-cell table:formula="of:=ABS([.J30]-[.W30])" office:value-type="float" office:value="4.4021" calcext:value-type="float">
            <text:p>4.4021</text:p>
          </table:table-cell>
          <table:table-cell table:formula="of:=[.AB30]/ABS([.J30]+1)" office:value-type="float" office:value="0.628871428571428" calcext:value-type="float">
            <text:p>0.628871428571428</text:p>
          </table:table-cell>
          <table:table-cell table:formula="of:=SUM([.$W$2:.W30])" office:value-type="float" office:value="150.9557" calcext:value-type="float">
            <text:p>150.9557</text:p>
          </table:table-cell>
          <table:table-cell table:number-columns-repeated="99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238" calcext:value-type="float">
            <text:p>238</text:p>
          </table:table-cell>
          <table:table-cell office:value-type="float" office:value="217" calcext:value-type="float">
            <text:p>2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1-(([.L31]-1)/94)" office:value-type="float" office:value="0.936170212765957" calcext:value-type="float">
            <text:p>0.936170212765957</text:p>
          </table:table-cell>
          <table:table-cell office:value-type="float" office:value="7" calcext:value-type="float">
            <text:p>7</text:p>
          </table:table-cell>
          <table:table-cell table:formula="of:=[.M30]+[.J31]" office:value-type="float" office:value="203" calcext:value-type="float">
            <text:p>203</text:p>
          </table:table-cell>
          <table:table-cell table:formula="of:=[.M31]/241" office:value-type="float" office:value="0.842323651452282" calcext:value-type="float">
            <text:p>0.842323651452282</text:p>
          </table:table-cell>
          <table:table-cell table:formula="of:=-0.0516*[.B31]+0.0341*[.C31]-0.0027*[.D31]-0.0372*[.F31]+0.2119*[.G31]+0.0018*[.H31]+0.005*[.I31]-0.3091" office:value-type="float" office:value="1.5168" calcext:value-type="float">
            <text:p>1.5168</text:p>
          </table:table-cell>
          <table:table-cell office:value-type="float" office:value="17" calcext:value-type="float">
            <text:p>17</text:p>
          </table:table-cell>
          <table:table-cell table:formula="of:=SUM([.$O$2:.O31])" office:value-type="float" office:value="150.4307" calcext:value-type="float">
            <text:p>150.4307</text:p>
          </table:table-cell>
          <table:table-cell table:formula="of:=[.P31]-[.L31]" office:value-type="float" office:value="10" calcext:value-type="float">
            <text:p>10</text:p>
          </table:table-cell>
          <table:table-cell table:formula="of:=[.Q31]/[.$Q$95]" office:value-type="float" office:value="0.877719631643038" calcext:value-type="float">
            <text:p>0.877719631643038</text:p>
          </table:table-cell>
          <table:table-cell table:formula="of:=ABS([.J31]-[.O31])" office:value-type="float" office:value="1.5168" calcext:value-type="float">
            <text:p>1.5168</text:p>
          </table:table-cell>
          <table:table-cell table:formula="of:=[.T31]/ABS([.J31]+1)" office:value-type="float" office:value="1.5168" calcext:value-type="float">
            <text:p>1.5168</text:p>
          </table:table-cell>
          <table:table-cell/>
          <table:table-cell table:formula="of:=-0.0482*[.B31]+0.0336*[.C31]-0.0021*[.D31]-0.0337*[.F31]+0.2088*[.G31]+0.0019*[.H31]-0.3255" office:value-type="float" office:value="1.5442" calcext:value-type="float">
            <text:p>1.5442</text:p>
          </table:table-cell>
          <table:table-cell office:value-type="float" office:value="65" calcext:value-type="float">
            <text:p>65</text:p>
          </table:table-cell>
          <table:table-cell table:formula="of:=[.X31]-[.L31]" office:value-type="float" office:value="58" calcext:value-type="float">
            <text:p>58</text:p>
          </table:table-cell>
          <table:table-cell table:formula="of:=SUM([.$W$2:.W31])/SUM([.$W$2:.$W$95])" office:value-type="float" office:value="0.880760029986289" calcext:value-type="float">
            <text:p>0.880760029986289</text:p>
          </table:table-cell>
          <table:table-cell table:formula="of:=[.X31]-[.P31]" office:value-type="float" office:value="48" calcext:value-type="float">
            <text:p>48</text:p>
          </table:table-cell>
          <table:table-cell table:formula="of:=ABS([.J31]-[.W31])" office:value-type="float" office:value="1.5442" calcext:value-type="float">
            <text:p>1.5442</text:p>
          </table:table-cell>
          <table:table-cell table:formula="of:=[.AB31]/ABS([.J31]+1)" office:value-type="float" office:value="1.5442" calcext:value-type="float">
            <text:p>1.5442</text:p>
          </table:table-cell>
          <table:table-cell table:formula="of:=SUM([.$W$2:.W31])" office:value-type="float" office:value="152.4999" calcext:value-type="float">
            <text:p>152.4999</text:p>
          </table:table-cell>
          <table:table-cell table:number-columns-repeated="99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634" calcext:value-type="float">
            <text:p>634</text:p>
          </table:table-cell>
          <table:table-cell office:value-type="float" office:value="510" calcext:value-type="float">
            <text:p>5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1-(([.L32]-1)/94)" office:value-type="float" office:value="0.957446808510638" calcext:value-type="float">
            <text:p>0.957446808510638</text:p>
          </table:table-cell>
          <table:table-cell office:value-type="float" office:value="5" calcext:value-type="float">
            <text:p>5</text:p>
          </table:table-cell>
          <table:table-cell table:formula="of:=[.M31]+[.J32]" office:value-type="float" office:value="203" calcext:value-type="float">
            <text:p>203</text:p>
          </table:table-cell>
          <table:table-cell table:formula="of:=[.M32]/241" office:value-type="float" office:value="0.842323651452282" calcext:value-type="float">
            <text:p>0.842323651452282</text:p>
          </table:table-cell>
          <table:table-cell table:formula="of:=-0.0516*[.B32]+0.0341*[.C32]-0.0027*[.D32]-0.0372*[.F32]+0.2119*[.G32]+0.0018*[.H32]+0.005*[.I32]-0.3091" office:value-type="float" office:value="1.4138" calcext:value-type="float">
            <text:p>1.4138</text:p>
          </table:table-cell>
          <table:table-cell office:value-type="float" office:value="33" calcext:value-type="float">
            <text:p>33</text:p>
          </table:table-cell>
          <table:table-cell table:formula="of:=SUM([.$O$2:.O32])" office:value-type="float" office:value="151.8445" calcext:value-type="float">
            <text:p>151.8445</text:p>
          </table:table-cell>
          <table:table-cell table:formula="of:=[.P32]-[.L32]" office:value-type="float" office:value="28" calcext:value-type="float">
            <text:p>28</text:p>
          </table:table-cell>
          <table:table-cell table:formula="of:=[.Q32]/[.$Q$95]" office:value-type="float" office:value="0.885968745788069" calcext:value-type="float">
            <text:p>0.885968745788069</text:p>
          </table:table-cell>
          <table:table-cell table:formula="of:=ABS([.J32]-[.O32])" office:value-type="float" office:value="1.4138" calcext:value-type="float">
            <text:p>1.4138</text:p>
          </table:table-cell>
          <table:table-cell table:formula="of:=[.T32]/ABS([.J32]+1)" office:value-type="float" office:value="1.4138" calcext:value-type="float">
            <text:p>1.4138</text:p>
          </table:table-cell>
          <table:table-cell/>
          <table:table-cell table:formula="of:=-0.0482*[.B32]+0.0336*[.C32]-0.0021*[.D32]-0.0337*[.F32]+0.2088*[.G32]+0.0019*[.H32]-0.3255" office:value-type="float" office:value="1.5319" calcext:value-type="float">
            <text:p>1.5319</text:p>
          </table:table-cell>
          <table:table-cell office:value-type="float" office:value="64" calcext:value-type="float">
            <text:p>64</text:p>
          </table:table-cell>
          <table:table-cell table:formula="of:=[.X32]-[.L32]" office:value-type="float" office:value="59" calcext:value-type="float">
            <text:p>59</text:p>
          </table:table-cell>
          <table:table-cell table:formula="of:=SUM([.$W$2:.W32])/SUM([.$W$2:.$W$95])" office:value-type="float" office:value="0.889607486869447" calcext:value-type="float">
            <text:p>0.889607486869447</text:p>
          </table:table-cell>
          <table:table-cell table:formula="of:=[.X32]-[.P32]" office:value-type="float" office:value="31" calcext:value-type="float">
            <text:p>31</text:p>
          </table:table-cell>
          <table:table-cell table:formula="of:=ABS([.J32]-[.W32])" office:value-type="float" office:value="1.5319" calcext:value-type="float">
            <text:p>1.5319</text:p>
          </table:table-cell>
          <table:table-cell table:formula="of:=[.AB32]/ABS([.J32]+1)" office:value-type="float" office:value="1.5319" calcext:value-type="float">
            <text:p>1.5319</text:p>
          </table:table-cell>
          <table:table-cell table:formula="of:=SUM([.$W$2:.W32])" office:value-type="float" office:value="154.0318" calcext:value-type="float">
            <text:p>154.0318</text:p>
          </table:table-cell>
          <table:table-cell table:number-columns-repeated="99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345" calcext:value-type="float">
            <text:p>345</text:p>
          </table:table-cell>
          <table:table-cell office:value-type="float" office:value="283" calcext:value-type="float">
            <text:p>28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12" calcext:value-type="float">
            <text:p>81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formula="of:=1-(([.L33]-1)/94)" office:value-type="float" office:value="0.340425531914894" calcext:value-type="float">
            <text:p>0.340425531914894</text:p>
          </table:table-cell>
          <table:table-cell office:value-type="float" office:value="63" calcext:value-type="float">
            <text:p>63</text:p>
          </table:table-cell>
          <table:table-cell table:formula="of:=[.M32]+[.J33]" office:value-type="float" office:value="204" calcext:value-type="float">
            <text:p>204</text:p>
          </table:table-cell>
          <table:table-cell table:formula="of:=[.M33]/241" office:value-type="float" office:value="0.846473029045643" calcext:value-type="float">
            <text:p>0.846473029045643</text:p>
          </table:table-cell>
          <table:table-cell table:formula="of:=-0.0516*[.B33]+0.0341*[.C33]-0.0027*[.D33]-0.0372*[.F33]+0.2119*[.G33]+0.0018*[.H33]+0.005*[.I33]-0.3091" office:value-type="float" office:value="1.4931" calcext:value-type="float">
            <text:p>1.4931</text:p>
          </table:table-cell>
          <table:table-cell office:value-type="float" office:value="9" calcext:value-type="float">
            <text:p>9</text:p>
          </table:table-cell>
          <table:table-cell table:formula="of:=SUM([.$O$2:.O33])" office:value-type="float" office:value="153.3376" calcext:value-type="float">
            <text:p>153.3376</text:p>
          </table:table-cell>
          <table:table-cell table:formula="of:=[.P33]-[.L33]" office:value-type="float" office:value="-54" calcext:value-type="float">
            <text:p>-54</text:p>
          </table:table-cell>
          <table:table-cell table:formula="of:=[.Q33]/[.$Q$95]" office:value-type="float" office:value="0.894680552500437" calcext:value-type="float">
            <text:p>0.894680552500437</text:p>
          </table:table-cell>
          <table:table-cell table:formula="of:=ABS([.J33]-[.O33])" office:value-type="float" office:value="0.4931" calcext:value-type="float">
            <text:p>0.4931</text:p>
          </table:table-cell>
          <table:table-cell table:formula="of:=[.T33]/ABS([.J33]+1)" office:value-type="float" office:value="0.24655" calcext:value-type="float">
            <text:p>0.24655</text:p>
          </table:table-cell>
          <table:table-cell/>
          <table:table-cell table:formula="of:=-0.0482*[.B33]+0.0336*[.C33]-0.0021*[.D33]-0.0337*[.F33]+0.2088*[.G33]+0.0019*[.H33]-0.3255" office:value-type="float" office:value="1.4187" calcext:value-type="float">
            <text:p>1.4187</text:p>
          </table:table-cell>
          <table:table-cell office:value-type="float" office:value="63" calcext:value-type="float">
            <text:p>63</text:p>
          </table:table-cell>
          <table:table-cell table:formula="of:=[.X33]-[.L33]" office:value-type="float" office:value="0" calcext:value-type="float">
            <text:p>0</text:p>
          </table:table-cell>
          <table:table-cell table:formula="of:=SUM([.$W$2:.W33])/SUM([.$W$2:.$W$95])" office:value-type="float" office:value="0.897801159485243" calcext:value-type="float">
            <text:p>0.897801159485243</text:p>
          </table:table-cell>
          <table:table-cell table:formula="of:=[.X33]-[.P33]" office:value-type="float" office:value="54" calcext:value-type="float">
            <text:p>54</text:p>
          </table:table-cell>
          <table:table-cell table:formula="of:=ABS([.J33]-[.W33])" office:value-type="float" office:value="0.4187" calcext:value-type="float">
            <text:p>0.4187</text:p>
          </table:table-cell>
          <table:table-cell table:formula="of:=[.AB33]/ABS([.J33]+1)" office:value-type="float" office:value="0.20935" calcext:value-type="float">
            <text:p>0.20935</text:p>
          </table:table-cell>
          <table:table-cell table:formula="of:=SUM([.$W$2:.W33])" office:value-type="float" office:value="155.4505" calcext:value-type="float">
            <text:p>155.4505</text:p>
          </table:table-cell>
          <table:table-cell table:number-columns-repeated="99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 office:value-type="float" office:value="173" calcext:value-type="float">
            <text:p>173</text:p>
          </table:table-cell>
          <table:table-cell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1-(([.L34]-1)/94)" office:value-type="float" office:value="0.468085106382979" calcext:value-type="float">
            <text:p>0.468085106382979</text:p>
          </table:table-cell>
          <table:table-cell office:value-type="float" office:value="51" calcext:value-type="float">
            <text:p>51</text:p>
          </table:table-cell>
          <table:table-cell table:formula="of:=[.M33]+[.J34]" office:value-type="float" office:value="205" calcext:value-type="float">
            <text:p>205</text:p>
          </table:table-cell>
          <table:table-cell table:formula="of:=[.M34]/241" office:value-type="float" office:value="0.850622406639004" calcext:value-type="float">
            <text:p>0.850622406639004</text:p>
          </table:table-cell>
          <table:table-cell table:formula="of:=-0.0516*[.B34]+0.0341*[.C34]-0.0027*[.D34]-0.0372*[.F34]+0.2119*[.G34]+0.0018*[.H34]+0.005*[.I34]-0.3091" office:value-type="float" office:value="1.3916" calcext:value-type="float">
            <text:p>1.3916</text:p>
          </table:table-cell>
          <table:table-cell office:value-type="float" office:value="20" calcext:value-type="float">
            <text:p>20</text:p>
          </table:table-cell>
          <table:table-cell table:formula="of:=SUM([.$O$2:.O34])" office:value-type="float" office:value="154.7292" calcext:value-type="float">
            <text:p>154.7292</text:p>
          </table:table-cell>
          <table:table-cell table:formula="of:=[.P34]-[.L34]" office:value-type="float" office:value="-31" calcext:value-type="float">
            <text:p>-31</text:p>
          </table:table-cell>
          <table:table-cell table:formula="of:=[.Q34]/[.$Q$95]" office:value-type="float" office:value="0.902800136065457" calcext:value-type="float">
            <text:p>0.902800136065457</text:p>
          </table:table-cell>
          <table:table-cell table:formula="of:=ABS([.J34]-[.O34])" office:value-type="float" office:value="0.3916" calcext:value-type="float">
            <text:p>0.3916</text:p>
          </table:table-cell>
          <table:table-cell table:formula="of:=[.T34]/ABS([.J34]+1)" office:value-type="float" office:value="0.1958" calcext:value-type="float">
            <text:p>0.1958</text:p>
          </table:table-cell>
          <table:table-cell/>
          <table:table-cell table:formula="of:=-0.0482*[.B34]+0.0336*[.C34]-0.0021*[.D34]-0.0337*[.F34]+0.2088*[.G34]+0.0019*[.H34]-0.3255" office:value-type="float" office:value="1.413" calcext:value-type="float">
            <text:p>1.413</text:p>
          </table:table-cell>
          <table:table-cell office:value-type="float" office:value="62" calcext:value-type="float">
            <text:p>62</text:p>
          </table:table-cell>
          <table:table-cell table:formula="of:=[.X34]-[.L34]" office:value-type="float" office:value="11" calcext:value-type="float">
            <text:p>11</text:p>
          </table:table-cell>
          <table:table-cell table:formula="of:=SUM([.$W$2:.W34])/SUM([.$W$2:.$W$95])" office:value-type="float" office:value="0.905961911868494" calcext:value-type="float">
            <text:p>0.905961911868494</text:p>
          </table:table-cell>
          <table:table-cell table:formula="of:=[.X34]-[.P34]" office:value-type="float" office:value="42" calcext:value-type="float">
            <text:p>42</text:p>
          </table:table-cell>
          <table:table-cell table:formula="of:=ABS([.J34]-[.W34])" office:value-type="float" office:value="0.413" calcext:value-type="float">
            <text:p>0.413</text:p>
          </table:table-cell>
          <table:table-cell table:formula="of:=[.AB34]/ABS([.J34]+1)" office:value-type="float" office:value="0.2065" calcext:value-type="float">
            <text:p>0.2065</text:p>
          </table:table-cell>
          <table:table-cell table:formula="of:=SUM([.$W$2:.W34])" office:value-type="float" office:value="156.8635" calcext:value-type="float">
            <text:p>156.8635</text:p>
          </table:table-cell>
          <table:table-cell table:number-columns-repeated="99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159" calcext:value-type="float">
            <text:p>159</text:p>
          </table:table-cell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1-(([.L35]-1)/94)" office:value-type="float" office:value="0.808510638297872" calcext:value-type="float">
            <text:p>0.808510638297872</text:p>
          </table:table-cell>
          <table:table-cell office:value-type="float" office:value="19" calcext:value-type="float">
            <text:p>19</text:p>
          </table:table-cell>
          <table:table-cell table:formula="of:=[.M34]+[.J35]" office:value-type="float" office:value="205" calcext:value-type="float">
            <text:p>205</text:p>
          </table:table-cell>
          <table:table-cell table:formula="of:=[.M35]/241" office:value-type="float" office:value="0.850622406639004" calcext:value-type="float">
            <text:p>0.850622406639004</text:p>
          </table:table-cell>
          <table:table-cell table:formula="of:=-0.0516*[.B35]+0.0341*[.C35]-0.0027*[.D35]-0.0372*[.F35]+0.2119*[.G35]+0.0018*[.H35]+0.005*[.I35]-0.3091" office:value-type="float" office:value="1.3946" calcext:value-type="float">
            <text:p>1.3946</text:p>
          </table:table-cell>
          <table:table-cell office:value-type="float" office:value="48" calcext:value-type="float">
            <text:p>48</text:p>
          </table:table-cell>
          <table:table-cell table:formula="of:=SUM([.$O$2:.O35])" office:value-type="float" office:value="156.1238" calcext:value-type="float">
            <text:p>156.1238</text:p>
          </table:table-cell>
          <table:table-cell table:formula="of:=[.P35]-[.L35]" office:value-type="float" office:value="29" calcext:value-type="float">
            <text:p>29</text:p>
          </table:table-cell>
          <table:table-cell table:formula="of:=[.Q35]/[.$Q$95]" office:value-type="float" office:value="0.910937223762911" calcext:value-type="float">
            <text:p>0.910937223762911</text:p>
          </table:table-cell>
          <table:table-cell table:formula="of:=ABS([.J35]-[.O35])" office:value-type="float" office:value="1.3946" calcext:value-type="float">
            <text:p>1.3946</text:p>
          </table:table-cell>
          <table:table-cell table:formula="of:=[.T35]/ABS([.J35]+1)" office:value-type="float" office:value="1.3946" calcext:value-type="float">
            <text:p>1.3946</text:p>
          </table:table-cell>
          <table:table-cell/>
          <table:table-cell table:formula="of:=-0.0482*[.B35]+0.0336*[.C35]-0.0021*[.D35]-0.0337*[.F35]+0.2088*[.G35]+0.0019*[.H35]-0.3255" office:value-type="float" office:value="1.4122" calcext:value-type="float">
            <text:p>1.4122</text:p>
          </table:table-cell>
          <table:table-cell office:value-type="float" office:value="61" calcext:value-type="float">
            <text:p>61</text:p>
          </table:table-cell>
          <table:table-cell table:formula="of:=[.X35]-[.L35]" office:value-type="float" office:value="42" calcext:value-type="float">
            <text:p>42</text:p>
          </table:table-cell>
          <table:table-cell table:formula="of:=SUM([.$W$2:.W35])/SUM([.$W$2:.$W$95])" office:value-type="float" office:value="0.914118043868231" calcext:value-type="float">
            <text:p>0.914118043868231</text:p>
          </table:table-cell>
          <table:table-cell table:formula="of:=[.X35]-[.P35]" office:value-type="float" office:value="13" calcext:value-type="float">
            <text:p>13</text:p>
          </table:table-cell>
          <table:table-cell table:formula="of:=ABS([.J35]-[.W35])" office:value-type="float" office:value="1.4122" calcext:value-type="float">
            <text:p>1.4122</text:p>
          </table:table-cell>
          <table:table-cell table:formula="of:=[.AB35]/ABS([.J35]+1)" office:value-type="float" office:value="1.4122" calcext:value-type="float">
            <text:p>1.4122</text:p>
          </table:table-cell>
          <table:table-cell table:formula="of:=SUM([.$W$2:.W35])" office:value-type="float" office:value="158.2757" calcext:value-type="float">
            <text:p>158.2757</text:p>
          </table:table-cell>
          <table:table-cell table:number-columns-repeated="99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240" calcext:value-type="float">
            <text:p>240</text:p>
          </table:table-cell>
          <table:table-cell office:value-type="float" office:value="218" calcext:value-type="float">
            <text:p>2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1-(([.L36]-1)/94)" office:value-type="float" office:value="0.138297872340426" calcext:value-type="float">
            <text:p>0.138297872340426</text:p>
          </table:table-cell>
          <table:table-cell office:value-type="float" office:value="82" calcext:value-type="float">
            <text:p>82</text:p>
          </table:table-cell>
          <table:table-cell table:formula="of:=[.M35]+[.J36]" office:value-type="float" office:value="210" calcext:value-type="float">
            <text:p>210</text:p>
          </table:table-cell>
          <table:table-cell table:formula="of:=[.M36]/241" office:value-type="float" office:value="0.871369294605809" calcext:value-type="float">
            <text:p>0.871369294605809</text:p>
          </table:table-cell>
          <table:table-cell table:formula="of:=-0.0516*[.B36]+0.0341*[.C36]-0.0027*[.D36]-0.0372*[.F36]+0.2119*[.G36]+0.0018*[.H36]+0.005*[.I36]-0.3091" office:value-type="float" office:value="1.3584" calcext:value-type="float">
            <text:p>1.3584</text:p>
          </table:table-cell>
          <table:table-cell office:value-type="float" office:value="81" calcext:value-type="float">
            <text:p>81</text:p>
          </table:table-cell>
          <table:table-cell table:formula="of:=SUM([.$O$2:.O36])" office:value-type="float" office:value="157.4822" calcext:value-type="float">
            <text:p>157.4822</text:p>
          </table:table-cell>
          <table:table-cell table:formula="of:=[.P36]-[.L36]" office:value-type="float" office:value="-1" calcext:value-type="float">
            <text:p>-1</text:p>
          </table:table-cell>
          <table:table-cell table:formula="of:=[.Q36]/[.$Q$95]" office:value-type="float" office:value="0.918863094928995" calcext:value-type="float">
            <text:p>0.918863094928995</text:p>
          </table:table-cell>
          <table:table-cell table:formula="of:=ABS([.J36]-[.O36])" office:value-type="float" office:value="3.6416" calcext:value-type="float">
            <text:p>3.6416</text:p>
          </table:table-cell>
          <table:table-cell table:formula="of:=[.T36]/ABS([.J36]+1)" office:value-type="float" office:value="0.606933333333333" calcext:value-type="float">
            <text:p>0.606933333333333</text:p>
          </table:table-cell>
          <table:table-cell/>
          <table:table-cell table:formula="of:=-0.0482*[.B36]+0.0336*[.C36]-0.0021*[.D36]-0.0337*[.F36]+0.2088*[.G36]+0.0019*[.H36]-0.3255" office:value-type="float" office:value="1.408" calcext:value-type="float">
            <text:p>1.408</text:p>
          </table:table-cell>
          <table:table-cell office:value-type="float" office:value="60" calcext:value-type="float">
            <text:p>60</text:p>
          </table:table-cell>
          <table:table-cell table:formula="of:=[.X36]-[.L36]" office:value-type="float" office:value="-22" calcext:value-type="float">
            <text:p>-22</text:p>
          </table:table-cell>
          <table:table-cell table:formula="of:=SUM([.$W$2:.W36])/SUM([.$W$2:.$W$95])" office:value-type="float" office:value="0.922249918854515" calcext:value-type="float">
            <text:p>0.922249918854515</text:p>
          </table:table-cell>
          <table:table-cell table:formula="of:=[.X36]-[.P36]" office:value-type="float" office:value="-21" calcext:value-type="float">
            <text:p>-21</text:p>
          </table:table-cell>
          <table:table-cell table:formula="of:=ABS([.J36]-[.W36])" office:value-type="float" office:value="3.592" calcext:value-type="float">
            <text:p>3.592</text:p>
          </table:table-cell>
          <table:table-cell table:formula="of:=[.AB36]/ABS([.J36]+1)" office:value-type="float" office:value="0.598666666666667" calcext:value-type="float">
            <text:p>0.598666666666667</text:p>
          </table:table-cell>
          <table:table-cell table:formula="of:=SUM([.$W$2:.W36])" office:value-type="float" office:value="159.6837" calcext:value-type="float">
            <text:p>159.6837</text:p>
          </table:table-cell>
          <table:table-cell table:number-columns-repeated="99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111" calcext:value-type="float">
            <text:p>111</text:p>
          </table:table-cell>
          <table:table-cell office:value-type="float" office:value="446" calcext:value-type="float">
            <text:p>446</text:p>
          </table:table-cell>
          <table:table-cell office:value-type="float" office:value="342" calcext:value-type="float">
            <text:p>34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31" calcext:value-type="float">
            <text:p>831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formula="of:=1-(([.L37]-1)/94)" office:value-type="float" office:value="0.297872340425532" calcext:value-type="float">
            <text:p>0.297872340425532</text:p>
          </table:table-cell>
          <table:table-cell office:value-type="float" office:value="67" calcext:value-type="float">
            <text:p>67</text:p>
          </table:table-cell>
          <table:table-cell table:formula="of:=[.M36]+[.J37]" office:value-type="float" office:value="212" calcext:value-type="float">
            <text:p>212</text:p>
          </table:table-cell>
          <table:table-cell table:formula="of:=[.M37]/241" office:value-type="float" office:value="0.879668049792531" calcext:value-type="float">
            <text:p>0.879668049792531</text:p>
          </table:table-cell>
          <table:table-cell table:formula="of:=-0.0516*[.B37]+0.0341*[.C37]-0.0027*[.D37]-0.0372*[.F37]+0.2119*[.G37]+0.0018*[.H37]+0.005*[.I37]-0.3091" office:value-type="float" office:value="1.4599" calcext:value-type="float">
            <text:p>1.4599</text:p>
          </table:table-cell>
          <table:table-cell office:value-type="float" office:value="57" calcext:value-type="float">
            <text:p>57</text:p>
          </table:table-cell>
          <table:table-cell table:formula="of:=SUM([.$O$2:.O37])" office:value-type="float" office:value="158.9421" calcext:value-type="float">
            <text:p>158.9421</text:p>
          </table:table-cell>
          <table:table-cell table:formula="of:=[.P37]-[.L37]" office:value-type="float" office:value="-10" calcext:value-type="float">
            <text:p>-10</text:p>
          </table:table-cell>
          <table:table-cell table:formula="of:=[.Q37]/[.$Q$95]" office:value-type="float" office:value="0.927381189242427" calcext:value-type="float">
            <text:p>0.927381189242427</text:p>
          </table:table-cell>
          <table:table-cell table:formula="of:=ABS([.J37]-[.O37])" office:value-type="float" office:value="0.5401" calcext:value-type="float">
            <text:p>0.5401</text:p>
          </table:table-cell>
          <table:table-cell table:formula="of:=[.T37]/ABS([.J37]+1)" office:value-type="float" office:value="0.180033333333333" calcext:value-type="float">
            <text:p>0.180033333333333</text:p>
          </table:table-cell>
          <table:table-cell/>
          <table:table-cell table:formula="of:=-0.0482*[.B37]+0.0336*[.C37]-0.0021*[.D37]-0.0337*[.F37]+0.2088*[.G37]+0.0019*[.H37]-0.3255" office:value-type="float" office:value="1.3934" calcext:value-type="float">
            <text:p>1.3934</text:p>
          </table:table-cell>
          <table:table-cell office:value-type="float" office:value="59" calcext:value-type="float">
            <text:p>59</text:p>
          </table:table-cell>
          <table:table-cell table:formula="of:=[.X37]-[.L37]" office:value-type="float" office:value="-8" calcext:value-type="float">
            <text:p>-8</text:p>
          </table:table-cell>
          <table:table-cell table:formula="of:=SUM([.$W$2:.W37])/SUM([.$W$2:.$W$95])" office:value-type="float" office:value="0.93029747184165" calcext:value-type="float">
            <text:p>0.93029747184165</text:p>
          </table:table-cell>
          <table:table-cell table:formula="of:=[.X37]-[.P37]" office:value-type="float" office:value="2" calcext:value-type="float">
            <text:p>2</text:p>
          </table:table-cell>
          <table:table-cell table:formula="of:=ABS([.J37]-[.W37])" office:value-type="float" office:value="0.6066" calcext:value-type="float">
            <text:p>0.6066</text:p>
          </table:table-cell>
          <table:table-cell table:formula="of:=[.AB37]/ABS([.J37]+1)" office:value-type="float" office:value="0.2022" calcext:value-type="float">
            <text:p>0.2022</text:p>
          </table:table-cell>
          <table:table-cell table:formula="of:=SUM([.$W$2:.W37])" office:value-type="float" office:value="161.0771" calcext:value-type="float">
            <text:p>161.0771</text:p>
          </table:table-cell>
          <table:table-cell table:number-columns-repeated="99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04" calcext:value-type="float">
            <text:p>104</text:p>
          </table:table-cell>
          <table:table-cell office:value-type="float" office:value="328" calcext:value-type="float">
            <text:p>328</text:p>
          </table:table-cell>
          <table:table-cell office:value-type="float" office:value="268" calcext:value-type="float">
            <text:p>26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1-(([.L38]-1)/94)" office:value-type="float" office:value="0.861702127659574" calcext:value-type="float">
            <text:p>0.861702127659574</text:p>
          </table:table-cell>
          <table:table-cell office:value-type="float" office:value="14" calcext:value-type="float">
            <text:p>14</text:p>
          </table:table-cell>
          <table:table-cell table:formula="of:=[.M37]+[.J38]" office:value-type="float" office:value="212" calcext:value-type="float">
            <text:p>212</text:p>
          </table:table-cell>
          <table:table-cell table:formula="of:=[.M38]/241" office:value-type="float" office:value="0.879668049792531" calcext:value-type="float">
            <text:p>0.879668049792531</text:p>
          </table:table-cell>
          <table:table-cell table:formula="of:=-0.0516*[.B38]+0.0341*[.C38]-0.0027*[.D38]-0.0372*[.F38]+0.2119*[.G38]+0.0018*[.H38]+0.005*[.I38]-0.3091" office:value-type="float" office:value="1.3909" calcext:value-type="float">
            <text:p>1.3909</text:p>
          </table:table-cell>
          <table:table-cell office:value-type="float" office:value="3" calcext:value-type="float">
            <text:p>3</text:p>
          </table:table-cell>
          <table:table-cell table:formula="of:=SUM([.$O$2:.O38])" office:value-type="float" office:value="160.333" calcext:value-type="float">
            <text:p>160.333</text:p>
          </table:table-cell>
          <table:table-cell table:formula="of:=[.P38]-[.L38]" office:value-type="float" office:value="-11" calcext:value-type="float">
            <text:p>-11</text:p>
          </table:table-cell>
          <table:table-cell table:formula="of:=[.Q38]/[.$Q$95]" office:value-type="float" office:value="0.935496688509879" calcext:value-type="float">
            <text:p>0.935496688509879</text:p>
          </table:table-cell>
          <table:table-cell table:formula="of:=ABS([.J38]-[.O38])" office:value-type="float" office:value="1.3909" calcext:value-type="float">
            <text:p>1.3909</text:p>
          </table:table-cell>
          <table:table-cell table:formula="of:=[.T38]/ABS([.J38]+1)" office:value-type="float" office:value="1.3909" calcext:value-type="float">
            <text:p>1.3909</text:p>
          </table:table-cell>
          <table:table-cell/>
          <table:table-cell table:formula="of:=-0.0482*[.B38]+0.0336*[.C38]-0.0021*[.D38]-0.0337*[.F38]+0.2088*[.G38]+0.0019*[.H38]-0.3255" office:value-type="float" office:value="1.386" calcext:value-type="float">
            <text:p>1.386</text:p>
          </table:table-cell>
          <table:table-cell office:value-type="float" office:value="58" calcext:value-type="float">
            <text:p>58</text:p>
          </table:table-cell>
          <table:table-cell table:formula="of:=[.X38]-[.L38]" office:value-type="float" office:value="44" calcext:value-type="float">
            <text:p>44</text:p>
          </table:table-cell>
          <table:table-cell table:formula="of:=SUM([.$W$2:.W38])/SUM([.$W$2:.$W$95])" office:value-type="float" office:value="0.938302286281273" calcext:value-type="float">
            <text:p>0.938302286281273</text:p>
          </table:table-cell>
          <table:table-cell table:formula="of:=[.X38]-[.P38]" office:value-type="float" office:value="55" calcext:value-type="float">
            <text:p>55</text:p>
          </table:table-cell>
          <table:table-cell table:formula="of:=ABS([.J38]-[.W38])" office:value-type="float" office:value="1.386" calcext:value-type="float">
            <text:p>1.386</text:p>
          </table:table-cell>
          <table:table-cell table:formula="of:=[.AB38]/ABS([.J38]+1)" office:value-type="float" office:value="1.386" calcext:value-type="float">
            <text:p>1.386</text:p>
          </table:table-cell>
          <table:table-cell table:formula="of:=SUM([.$W$2:.W38])" office:value-type="float" office:value="162.4631" calcext:value-type="float">
            <text:p>162.4631</text:p>
          </table:table-cell>
          <table:table-cell table:number-columns-repeated="99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office:value-type="float" office:value="173" calcext:value-type="float">
            <text:p>173</text:p>
          </table:table-cell>
          <table:table-cell office:value-type="float" office:value="632" calcext:value-type="float">
            <text:p>632</text:p>
          </table:table-cell>
          <table:table-cell office:value-type="float" office:value="581" calcext:value-type="float">
            <text:p>58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763" calcext:value-type="float">
            <text:p>763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1-(([.L39]-1)/94)" office:value-type="float" office:value="0.24468085106383" calcext:value-type="float">
            <text:p>0.24468085106383</text:p>
          </table:table-cell>
          <table:table-cell office:value-type="float" office:value="72" calcext:value-type="float">
            <text:p>72</text:p>
          </table:table-cell>
          <table:table-cell table:formula="of:=[.M38]+[.J39]" office:value-type="float" office:value="214" calcext:value-type="float">
            <text:p>214</text:p>
          </table:table-cell>
          <table:table-cell table:formula="of:=[.M39]/241" office:value-type="float" office:value="0.887966804979253" calcext:value-type="float">
            <text:p>0.887966804979253</text:p>
          </table:table-cell>
          <table:table-cell table:formula="of:=-0.0516*[.B39]+0.0341*[.C39]-0.0027*[.D39]-0.0372*[.F39]+0.2119*[.G39]+0.0018*[.H39]+0.005*[.I39]-0.3091" office:value-type="float" office:value="1.2882" calcext:value-type="float">
            <text:p>1.2882</text:p>
          </table:table-cell>
          <table:table-cell office:value-type="float" office:value="63" calcext:value-type="float">
            <text:p>63</text:p>
          </table:table-cell>
          <table:table-cell table:formula="of:=SUM([.$O$2:.O39])" office:value-type="float" office:value="161.6212" calcext:value-type="float">
            <text:p>161.6212</text:p>
          </table:table-cell>
          <table:table-cell table:formula="of:=[.P39]-[.L39]" office:value-type="float" office:value="-9" calcext:value-type="float">
            <text:p>-9</text:p>
          </table:table-cell>
          <table:table-cell table:formula="of:=[.Q39]/[.$Q$95]" office:value-type="float" office:value="0.94301296297701" calcext:value-type="float">
            <text:p>0.94301296297701</text:p>
          </table:table-cell>
          <table:table-cell table:formula="of:=ABS([.J39]-[.O39])" office:value-type="float" office:value="0.711800000000001" calcext:value-type="float">
            <text:p>0.711800000000001</text:p>
          </table:table-cell>
          <table:table-cell table:formula="of:=[.T39]/ABS([.J39]+1)" office:value-type="float" office:value="0.237266666666667" calcext:value-type="float">
            <text:p>0.237266666666667</text:p>
          </table:table-cell>
          <table:table-cell/>
          <table:table-cell table:formula="of:=-0.0482*[.B39]+0.0336*[.C39]-0.0021*[.D39]-0.0337*[.F39]+0.2088*[.G39]+0.0019*[.H39]-0.3255" office:value-type="float" office:value="1.362" calcext:value-type="float">
            <text:p>1.362</text:p>
          </table:table-cell>
          <table:table-cell office:value-type="float" office:value="57" calcext:value-type="float">
            <text:p>57</text:p>
          </table:table-cell>
          <table:table-cell table:formula="of:=[.X39]-[.L39]" office:value-type="float" office:value="-15" calcext:value-type="float">
            <text:p>-15</text:p>
          </table:table-cell>
          <table:table-cell table:formula="of:=SUM([.$W$2:.W39])/SUM([.$W$2:.$W$95])" office:value-type="float" office:value="0.946168489215447" calcext:value-type="float">
            <text:p>0.946168489215447</text:p>
          </table:table-cell>
          <table:table-cell table:formula="of:=[.X39]-[.P39]" office:value-type="float" office:value="-6" calcext:value-type="float">
            <text:p>-6</text:p>
          </table:table-cell>
          <table:table-cell table:formula="of:=ABS([.J39]-[.W39])" office:value-type="float" office:value="0.637999999999999" calcext:value-type="float">
            <text:p>0.637999999999999</text:p>
          </table:table-cell>
          <table:table-cell table:formula="of:=[.AB39]/ABS([.J39]+1)" office:value-type="float" office:value="0.212666666666666" calcext:value-type="float">
            <text:p>0.212666666666666</text:p>
          </table:table-cell>
          <table:table-cell table:formula="of:=SUM([.$W$2:.W39])" office:value-type="float" office:value="163.8251" calcext:value-type="float">
            <text:p>163.8251</text:p>
          </table:table-cell>
          <table:table-cell table:number-columns-repeated="99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142" calcext:value-type="float">
            <text:p>142</text:p>
          </table:table-cell>
          <table:table-cell office:value-type="float" office:value="793" calcext:value-type="float">
            <text:p>793</text:p>
          </table:table-cell>
          <table:table-cell office:value-type="float" office:value="635" calcext:value-type="float">
            <text:p>635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095" calcext:value-type="float">
            <text:p>1095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1-(([.L40]-1)/94)" office:value-type="float" office:value="0.212765957446808" calcext:value-type="float">
            <text:p>0.212765957446808</text:p>
          </table:table-cell>
          <table:table-cell office:value-type="float" office:value="75" calcext:value-type="float">
            <text:p>75</text:p>
          </table:table-cell>
          <table:table-cell table:formula="of:=[.M39]+[.J40]" office:value-type="float" office:value="217" calcext:value-type="float">
            <text:p>217</text:p>
          </table:table-cell>
          <table:table-cell table:formula="of:=[.M40]/241" office:value-type="float" office:value="0.900414937759336" calcext:value-type="float">
            <text:p>0.900414937759336</text:p>
          </table:table-cell>
          <table:table-cell table:formula="of:=-0.0516*[.B40]+0.0341*[.C40]-0.0027*[.D40]-0.0372*[.F40]+0.2119*[.G40]+0.0018*[.H40]+0.005*[.I40]-0.3091" office:value-type="float" office:value="1.2811" calcext:value-type="float">
            <text:p>1.2811</text:p>
          </table:table-cell>
          <table:table-cell office:value-type="float" office:value="10" calcext:value-type="float">
            <text:p>10</text:p>
          </table:table-cell>
          <table:table-cell table:formula="of:=SUM([.$O$2:.O40])" office:value-type="float" office:value="162.9023" calcext:value-type="float">
            <text:p>162.9023</text:p>
          </table:table-cell>
          <table:table-cell table:formula="of:=[.P40]-[.L40]" office:value-type="float" office:value="-65" calcext:value-type="float">
            <text:p>-65</text:p>
          </table:table-cell>
          <table:table-cell table:formula="of:=[.Q40]/[.$Q$95]" office:value-type="float" office:value="0.95048781099738" calcext:value-type="float">
            <text:p>0.95048781099738</text:p>
          </table:table-cell>
          <table:table-cell table:formula="of:=ABS([.J40]-[.O40])" office:value-type="float" office:value="1.7189" calcext:value-type="float">
            <text:p>1.7189</text:p>
          </table:table-cell>
          <table:table-cell table:formula="of:=[.T40]/ABS([.J40]+1)" office:value-type="float" office:value="0.429725" calcext:value-type="float">
            <text:p>0.429725</text:p>
          </table:table-cell>
          <table:table-cell/>
          <table:table-cell table:formula="of:=-0.0482*[.B40]+0.0336*[.C40]-0.0021*[.D40]-0.0337*[.F40]+0.2088*[.G40]+0.0019*[.H40]-0.3255" office:value-type="float" office:value="1.2592" calcext:value-type="float">
            <text:p>1.2592</text:p>
          </table:table-cell>
          <table:table-cell office:value-type="float" office:value="56" calcext:value-type="float">
            <text:p>56</text:p>
          </table:table-cell>
          <table:table-cell table:formula="of:=[.X40]-[.L40]" office:value-type="float" office:value="-19" calcext:value-type="float">
            <text:p>-19</text:p>
          </table:table-cell>
          <table:table-cell table:formula="of:=SUM([.$W$2:.W40])/SUM([.$W$2:.$W$95])" office:value-type="float" office:value="0.953440972867953" calcext:value-type="float">
            <text:p>0.953440972867953</text:p>
          </table:table-cell>
          <table:table-cell table:formula="of:=[.X40]-[.P40]" office:value-type="float" office:value="46" calcext:value-type="float">
            <text:p>46</text:p>
          </table:table-cell>
          <table:table-cell table:formula="of:=ABS([.J40]-[.W40])" office:value-type="float" office:value="1.7408" calcext:value-type="float">
            <text:p>1.7408</text:p>
          </table:table-cell>
          <table:table-cell table:formula="of:=[.AB40]/ABS([.J40]+1)" office:value-type="float" office:value="0.4352" calcext:value-type="float">
            <text:p>0.4352</text:p>
          </table:table-cell>
          <table:table-cell table:formula="of:=SUM([.$W$2:.W40])" office:value-type="float" office:value="165.0843" calcext:value-type="float">
            <text:p>165.0843</text:p>
          </table:table-cell>
          <table:table-cell table:number-columns-repeated="99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221" calcext:value-type="float">
            <text:p>221</text:p>
          </table:table-cell>
          <table:table-cell office:value-type="float" office:value="166" calcext:value-type="float">
            <text:p>16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31" calcext:value-type="float">
            <text:p>53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1-(([.L41]-1)/94)" office:value-type="float" office:value="0.372340425531915" calcext:value-type="float">
            <text:p>0.372340425531915</text:p>
          </table:table-cell>
          <table:table-cell office:value-type="float" office:value="60" calcext:value-type="float">
            <text:p>60</text:p>
          </table:table-cell>
          <table:table-cell table:formula="of:=[.M40]+[.J41]" office:value-type="float" office:value="218" calcext:value-type="float">
            <text:p>218</text:p>
          </table:table-cell>
          <table:table-cell table:formula="of:=[.M41]/241" office:value-type="float" office:value="0.904564315352697" calcext:value-type="float">
            <text:p>0.904564315352697</text:p>
          </table:table-cell>
          <table:table-cell table:formula="of:=-0.0516*[.B41]+0.0341*[.C41]-0.0027*[.D41]-0.0372*[.F41]+0.2119*[.G41]+0.0018*[.H41]+0.005*[.I41]-0.3091" office:value-type="float" office:value="1.1546" calcext:value-type="float">
            <text:p>1.1546</text:p>
          </table:table-cell>
          <table:table-cell office:value-type="float" office:value="40" calcext:value-type="float">
            <text:p>40</text:p>
          </table:table-cell>
          <table:table-cell table:formula="of:=SUM([.$O$2:.O41])" office:value-type="float" office:value="164.0569" calcext:value-type="float">
            <text:p>164.0569</text:p>
          </table:table-cell>
          <table:table-cell table:formula="of:=[.P41]-[.L41]" office:value-type="float" office:value="-20" calcext:value-type="float">
            <text:p>-20</text:p>
          </table:table-cell>
          <table:table-cell table:formula="of:=[.Q41]/[.$Q$95]" office:value-type="float" office:value="0.957224568100119" calcext:value-type="float">
            <text:p>0.957224568100119</text:p>
          </table:table-cell>
          <table:table-cell table:formula="of:=ABS([.J41]-[.O41])" office:value-type="float" office:value="0.1546" calcext:value-type="float">
            <text:p>0.1546</text:p>
          </table:table-cell>
          <table:table-cell table:formula="of:=[.T41]/ABS([.J41]+1)" office:value-type="float" office:value="0.0772999999999999" calcext:value-type="float">
            <text:p>0.0773</text:p>
          </table:table-cell>
          <table:table-cell/>
          <table:table-cell table:formula="of:=-0.0482*[.B41]+0.0336*[.C41]-0.0021*[.D41]-0.0337*[.F41]+0.2088*[.G41]+0.0019*[.H41]-0.3255" office:value-type="float" office:value="1.2097" calcext:value-type="float">
            <text:p>1.2097</text:p>
          </table:table-cell>
          <table:table-cell office:value-type="float" office:value="55" calcext:value-type="float">
            <text:p>55</text:p>
          </table:table-cell>
          <table:table-cell table:formula="of:=[.X41]-[.L41]" office:value-type="float" office:value="-5" calcext:value-type="float">
            <text:p>-5</text:p>
          </table:table-cell>
          <table:table-cell table:formula="of:=SUM([.$W$2:.W41])/SUM([.$W$2:.$W$95])" office:value-type="float" office:value="0.960427570290472" calcext:value-type="float">
            <text:p>0.960427570290472</text:p>
          </table:table-cell>
          <table:table-cell table:formula="of:=[.X41]-[.P41]" office:value-type="float" office:value="15" calcext:value-type="float">
            <text:p>15</text:p>
          </table:table-cell>
          <table:table-cell table:formula="of:=ABS([.J41]-[.W41])" office:value-type="float" office:value="0.2097" calcext:value-type="float">
            <text:p>0.2097</text:p>
          </table:table-cell>
          <table:table-cell table:formula="of:=[.AB41]/ABS([.J41]+1)" office:value-type="float" office:value="0.10485" calcext:value-type="float">
            <text:p>0.10485</text:p>
          </table:table-cell>
          <table:table-cell table:formula="of:=SUM([.$W$2:.W41])" office:value-type="float" office:value="166.294" calcext:value-type="float">
            <text:p>166.294</text:p>
          </table:table-cell>
          <table:table-cell table:number-columns-repeated="99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5" calcext:value-type="float">
            <text:p>15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1-(([.L42]-1)/94)" office:value-type="float" office:value="0.574468085106383" calcext:value-type="float">
            <text:p>0.574468085106383</text:p>
          </table:table-cell>
          <table:table-cell office:value-type="float" office:value="41" calcext:value-type="float">
            <text:p>41</text:p>
          </table:table-cell>
          <table:table-cell table:formula="of:=[.M41]+[.J42]" office:value-type="float" office:value="218" calcext:value-type="float">
            <text:p>218</text:p>
          </table:table-cell>
          <table:table-cell table:formula="of:=[.M42]/241" office:value-type="float" office:value="0.904564315352697" calcext:value-type="float">
            <text:p>0.904564315352697</text:p>
          </table:table-cell>
          <table:table-cell table:formula="of:=-0.0516*[.B42]+0.0341*[.C42]-0.0027*[.D42]-0.0372*[.F42]+0.2119*[.G42]+0.0018*[.H42]+0.005*[.I42]-0.3091" office:value-type="float" office:value="1.2377" calcext:value-type="float">
            <text:p>1.2377</text:p>
          </table:table-cell>
          <table:table-cell office:value-type="float" office:value="46" calcext:value-type="float">
            <text:p>46</text:p>
          </table:table-cell>
          <table:table-cell table:formula="of:=SUM([.$O$2:.O42])" office:value-type="float" office:value="165.2946" calcext:value-type="float">
            <text:p>165.2946</text:p>
          </table:table-cell>
          <table:table-cell table:formula="of:=[.P42]-[.L42]" office:value-type="float" office:value="5" calcext:value-type="float">
            <text:p>5</text:p>
          </table:table-cell>
          <table:table-cell table:formula="of:=[.Q42]/[.$Q$95]" office:value-type="float" office:value="0.964446189671278" calcext:value-type="float">
            <text:p>0.964446189671278</text:p>
          </table:table-cell>
          <table:table-cell table:formula="of:=ABS([.J42]-[.O42])" office:value-type="float" office:value="1.2377" calcext:value-type="float">
            <text:p>1.2377</text:p>
          </table:table-cell>
          <table:table-cell table:formula="of:=[.T42]/ABS([.J42]+1)" office:value-type="float" office:value="1.2377" calcext:value-type="float">
            <text:p>1.2377</text:p>
          </table:table-cell>
          <table:table-cell/>
          <table:table-cell table:formula="of:=-0.0482*[.B42]+0.0336*[.C42]-0.0021*[.D42]-0.0337*[.F42]+0.2088*[.G42]+0.0019*[.H42]-0.3255" office:value-type="float" office:value="1.1342" calcext:value-type="float">
            <text:p>1.1342</text:p>
          </table:table-cell>
          <table:table-cell office:value-type="float" office:value="54" calcext:value-type="float">
            <text:p>54</text:p>
          </table:table-cell>
          <table:table-cell table:formula="of:=[.X42]-[.L42]" office:value-type="float" office:value="13" calcext:value-type="float">
            <text:p>13</text:p>
          </table:table-cell>
          <table:table-cell table:formula="of:=SUM([.$W$2:.W42])/SUM([.$W$2:.$W$95])" office:value-type="float" office:value="0.966978119018769" calcext:value-type="float">
            <text:p>0.966978119018769</text:p>
          </table:table-cell>
          <table:table-cell table:formula="of:=[.X42]-[.P42]" office:value-type="float" office:value="8" calcext:value-type="float">
            <text:p>8</text:p>
          </table:table-cell>
          <table:table-cell table:formula="of:=ABS([.J42]-[.W42])" office:value-type="float" office:value="1.1342" calcext:value-type="float">
            <text:p>1.1342</text:p>
          </table:table-cell>
          <table:table-cell table:formula="of:=[.AB42]/ABS([.J42]+1)" office:value-type="float" office:value="1.1342" calcext:value-type="float">
            <text:p>1.1342</text:p>
          </table:table-cell>
          <table:table-cell table:formula="of:=SUM([.$W$2:.W42])" office:value-type="float" office:value="167.4282" calcext:value-type="float">
            <text:p>167.4282</text:p>
          </table:table-cell>
          <table:table-cell table:number-columns-repeated="99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188" calcext:value-type="float">
            <text:p>188</text:p>
          </table:table-cell>
          <table:table-cell office:value-type="float" office:value="1454" calcext:value-type="float">
            <text:p>1454</text:p>
          </table:table-cell>
          <table:table-cell office:value-type="float" office:value="1300" calcext:value-type="float">
            <text:p>130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 table:formula="of:=1-(([.L43]-1)/94)" office:value-type="float" office:value="0.25531914893617" calcext:value-type="float">
            <text:p>0.25531914893617</text:p>
          </table:table-cell>
          <table:table-cell office:value-type="float" office:value="71" calcext:value-type="float">
            <text:p>71</text:p>
          </table:table-cell>
          <table:table-cell table:formula="of:=[.M42]+[.J43]" office:value-type="float" office:value="220" calcext:value-type="float">
            <text:p>220</text:p>
          </table:table-cell>
          <table:table-cell table:formula="of:=[.M43]/241" office:value-type="float" office:value="0.912863070539419" calcext:value-type="float">
            <text:p>0.912863070539419</text:p>
          </table:table-cell>
          <table:table-cell table:formula="of:=-0.0516*[.B43]+0.0341*[.C43]-0.0027*[.D43]-0.0372*[.F43]+0.2119*[.G43]+0.0018*[.H43]+0.005*[.I43]-0.3091" office:value-type="float" office:value="0.985699999999999" calcext:value-type="float">
            <text:p>0.985699999999999</text:p>
          </table:table-cell>
          <table:table-cell office:value-type="float" office:value="35" calcext:value-type="float">
            <text:p>35</text:p>
          </table:table-cell>
          <table:table-cell table:formula="of:=SUM([.$O$2:.O43])" office:value-type="float" office:value="166.2803" calcext:value-type="float">
            <text:p>166.2803</text:p>
          </table:table-cell>
          <table:table-cell table:formula="of:=[.P43]-[.L43]" office:value-type="float" office:value="-36" calcext:value-type="float">
            <text:p>-36</text:p>
          </table:table-cell>
          <table:table-cell table:formula="of:=[.Q43]/[.$Q$95]" office:value-type="float" office:value="0.970197464117987" calcext:value-type="float">
            <text:p>0.970197464117987</text:p>
          </table:table-cell>
          <table:table-cell table:formula="of:=ABS([.J43]-[.O43])" office:value-type="float" office:value="1.0143" calcext:value-type="float">
            <text:p>1.0143</text:p>
          </table:table-cell>
          <table:table-cell table:formula="of:=[.T43]/ABS([.J43]+1)" office:value-type="float" office:value="0.3381" calcext:value-type="float">
            <text:p>0.3381</text:p>
          </table:table-cell>
          <table:table-cell/>
          <table:table-cell table:formula="of:=-0.0482*[.B43]+0.0336*[.C43]-0.0021*[.D43]-0.0337*[.F43]+0.2088*[.G43]+0.0019*[.H43]-0.3255" office:value-type="float" office:value="1.0209" calcext:value-type="float">
            <text:p>1.0209</text:p>
          </table:table-cell>
          <table:table-cell office:value-type="float" office:value="53" calcext:value-type="float">
            <text:p>53</text:p>
          </table:table-cell>
          <table:table-cell table:formula="of:=[.X43]-[.L43]" office:value-type="float" office:value="-18" calcext:value-type="float">
            <text:p>-18</text:p>
          </table:table-cell>
          <table:table-cell table:formula="of:=SUM([.$W$2:.W43])/SUM([.$W$2:.$W$95])" office:value-type="float" office:value="0.972874305931764" calcext:value-type="float">
            <text:p>0.972874305931764</text:p>
          </table:table-cell>
          <table:table-cell table:formula="of:=[.X43]-[.P43]" office:value-type="float" office:value="18" calcext:value-type="float">
            <text:p>18</text:p>
          </table:table-cell>
          <table:table-cell table:formula="of:=ABS([.J43]-[.W43])" office:value-type="float" office:value="0.9791" calcext:value-type="float">
            <text:p>0.9791</text:p>
          </table:table-cell>
          <table:table-cell table:formula="of:=[.AB43]/ABS([.J43]+1)" office:value-type="float" office:value="0.326366666666667" calcext:value-type="float">
            <text:p>0.326366666666667</text:p>
          </table:table-cell>
          <table:table-cell table:formula="of:=SUM([.$W$2:.W43])" office:value-type="float" office:value="168.4491" calcext:value-type="float">
            <text:p>168.4491</text:p>
          </table:table-cell>
          <table:table-cell table:number-columns-repeated="99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1-(([.L44]-1)/94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M43]+[.J44]" office:value-type="float" office:value="220" calcext:value-type="float">
            <text:p>220</text:p>
          </table:table-cell>
          <table:table-cell table:formula="of:=[.M44]/241" office:value-type="float" office:value="0.912863070539419" calcext:value-type="float">
            <text:p>0.912863070539419</text:p>
          </table:table-cell>
          <table:table-cell table:style-name="ce1" table:formula="of:=-0.0516*[.B44]+0.0341*[.C44]-0.0027*[.D44]-0.0372*[.F44]+0.2119*[.G44]+0.0018*[.H44]+0.005*[.I44]-0.3091" office:value-type="float" office:value="0.9861" calcext:value-type="float">
            <text:p>0.9861</text:p>
          </table:table-cell>
          <table:table-cell office:value-type="float" office:value="45" calcext:value-type="float">
            <text:p>45</text:p>
          </table:table-cell>
          <table:table-cell table:formula="of:=SUM([.$O$2:.O44])" office:value-type="float" office:value="167.2664" calcext:value-type="float">
            <text:p>167.2664</text:p>
          </table:table-cell>
          <table:table-cell table:formula="of:=[.P44]-[.L44]" office:value-type="float" office:value="44" calcext:value-type="float">
            <text:p>44</text:p>
          </table:table-cell>
          <table:table-cell table:formula="of:=[.Q44]/[.$Q$95]" office:value-type="float" office:value="0.975951072449021" calcext:value-type="float">
            <text:p>0.975951072449021</text:p>
          </table:table-cell>
          <table:table-cell table:formula="of:=ABS([.J44]-[.O44])" office:value-type="float" office:value="0.9861" calcext:value-type="float">
            <text:p>0.9861</text:p>
          </table:table-cell>
          <table:table-cell table:formula="of:=[.T44]/ABS([.J44]+1)" office:value-type="float" office:value="0.9861" calcext:value-type="float">
            <text:p>0.9861</text:p>
          </table:table-cell>
          <table:table-cell/>
          <table:table-cell table:formula="of:=-0.0482*[.B44]+0.0336*[.C44]-0.0021*[.D44]-0.0337*[.F44]+0.2088*[.G44]+0.0019*[.H44]-0.3255" office:value-type="float" office:value="1.0033" calcext:value-type="float">
            <text:p>1.0033</text:p>
          </table:table-cell>
          <table:table-cell office:value-type="float" office:value="52" calcext:value-type="float">
            <text:p>52</text:p>
          </table:table-cell>
          <table:table-cell table:formula="of:=[.X44]-[.L44]" office:value-type="float" office:value="51" calcext:value-type="float">
            <text:p>51</text:p>
          </table:table-cell>
          <table:table-cell table:formula="of:=SUM([.$W$2:.W44])/SUM([.$W$2:.$W$95])" office:value-type="float" office:value="0.97866884440743" calcext:value-type="float">
            <text:p>0.97866884440743</text:p>
          </table:table-cell>
          <table:table-cell table:formula="of:=[.X44]-[.P44]" office:value-type="float" office:value="7" calcext:value-type="float">
            <text:p>7</text:p>
          </table:table-cell>
          <table:table-cell table:formula="of:=ABS([.J44]-[.W44])" office:value-type="float" office:value="1.0033" calcext:value-type="float">
            <text:p>1.0033</text:p>
          </table:table-cell>
          <table:table-cell table:formula="of:=[.AB44]/ABS([.J44]+1)" office:value-type="float" office:value="1.0033" calcext:value-type="float">
            <text:p>1.0033</text:p>
          </table:table-cell>
          <table:table-cell table:formula="of:=SUM([.$W$2:.W44])" office:value-type="float" office:value="169.4524" calcext:value-type="float">
            <text:p>169.4524</text:p>
          </table:table-cell>
          <table:table-cell table:number-columns-repeated="99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50" calcext:value-type="float">
            <text:p>15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5" calcext:value-type="float">
            <text:p>67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1-(([.L45]-1)/94)" office:value-type="float" office:value="0.361702127659574" calcext:value-type="float">
            <text:p>0.361702127659574</text:p>
          </table:table-cell>
          <table:table-cell office:value-type="float" office:value="61" calcext:value-type="float">
            <text:p>61</text:p>
          </table:table-cell>
          <table:table-cell table:formula="of:=[.M44]+[.J45]" office:value-type="float" office:value="221" calcext:value-type="float">
            <text:p>221</text:p>
          </table:table-cell>
          <table:table-cell table:formula="of:=[.M45]/241" office:value-type="float" office:value="0.91701244813278" calcext:value-type="float">
            <text:p>0.91701244813278</text:p>
          </table:table-cell>
          <table:table-cell table:formula="of:=-0.0516*[.B45]+0.0341*[.C45]-0.0027*[.D45]-0.0372*[.F45]+0.2119*[.G45]+0.0018*[.H45]+0.005*[.I45]-0.3091" office:value-type="float" office:value="1.0291" calcext:value-type="float">
            <text:p>1.0291</text:p>
          </table:table-cell>
          <table:table-cell office:value-type="float" office:value="5" calcext:value-type="float">
            <text:p>5</text:p>
          </table:table-cell>
          <table:table-cell table:formula="of:=SUM([.$O$2:.O45])" office:value-type="float" office:value="168.2955" calcext:value-type="float">
            <text:p>168.2955</text:p>
          </table:table-cell>
          <table:table-cell table:formula="of:=[.P45]-[.L45]" office:value-type="float" office:value="-56" calcext:value-type="float">
            <text:p>-56</text:p>
          </table:table-cell>
          <table:table-cell table:formula="of:=[.Q45]/[.$Q$95]" office:value-type="float" office:value="0.981955573344941" calcext:value-type="float">
            <text:p>0.981955573344941</text:p>
          </table:table-cell>
          <table:table-cell table:formula="of:=ABS([.J45]-[.O45])" office:value-type="float" office:value="0.0291000000000001" calcext:value-type="float">
            <text:p>0.0291</text:p>
          </table:table-cell>
          <table:table-cell table:formula="of:=[.T45]/ABS([.J45]+1)" office:value-type="float" office:value="0.0145500000000001" calcext:value-type="float">
            <text:p>0.01455</text:p>
          </table:table-cell>
          <table:table-cell/>
          <table:table-cell table:formula="of:=-0.0482*[.B45]+0.0336*[.C45]-0.0021*[.D45]-0.0337*[.F45]+0.2088*[.G45]+0.0019*[.H45]-0.3255" office:value-type="float" office:value="0.9633" calcext:value-type="float">
            <text:p>0.9633</text:p>
          </table:table-cell>
          <table:table-cell office:value-type="float" office:value="51" calcext:value-type="float">
            <text:p>51</text:p>
          </table:table-cell>
          <table:table-cell table:formula="of:=[.X45]-[.L45]" office:value-type="float" office:value="-10" calcext:value-type="float">
            <text:p>-10</text:p>
          </table:table-cell>
          <table:table-cell table:formula="of:=SUM([.$W$2:.W45])/SUM([.$W$2:.$W$95])" office:value-type="float" office:value="0.98423236370735" calcext:value-type="float">
            <text:p>0.98423236370735</text:p>
          </table:table-cell>
          <table:table-cell table:formula="of:=[.X45]-[.P45]" office:value-type="float" office:value="46" calcext:value-type="float">
            <text:p>46</text:p>
          </table:table-cell>
          <table:table-cell table:formula="of:=ABS([.J45]-[.W45])" office:value-type="float" office:value="0.0367000000000001" calcext:value-type="float">
            <text:p>0.0367</text:p>
          </table:table-cell>
          <table:table-cell table:formula="of:=[.AB45]/ABS([.J45]+1)" office:value-type="float" office:value="0.01835" calcext:value-type="float">
            <text:p>0.01835</text:p>
          </table:table-cell>
          <table:table-cell table:formula="of:=SUM([.$W$2:.W45])" office:value-type="float" office:value="170.4157" calcext:value-type="float">
            <text:p>170.4157</text:p>
          </table:table-cell>
          <table:table-cell table:number-columns-repeated="99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126" calcext:value-type="float">
            <text:p>126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1-(([.L46]-1)/94)" office:value-type="float" office:value="0.75531914893617" calcext:value-type="float">
            <text:p>0.75531914893617</text:p>
          </table:table-cell>
          <table:table-cell office:value-type="float" office:value="24" calcext:value-type="float">
            <text:p>24</text:p>
          </table:table-cell>
          <table:table-cell table:formula="of:=[.M45]+[.J46]" office:value-type="float" office:value="221" calcext:value-type="float">
            <text:p>221</text:p>
          </table:table-cell>
          <table:table-cell table:formula="of:=[.M46]/241" office:value-type="float" office:value="0.91701244813278" calcext:value-type="float">
            <text:p>0.91701244813278</text:p>
          </table:table-cell>
          <table:table-cell table:formula="of:=-0.0516*[.B46]+0.0341*[.C46]-0.0027*[.D46]-0.0372*[.F46]+0.2119*[.G46]+0.0018*[.H46]+0.005*[.I46]-0.3091" office:value-type="float" office:value="0.9366" calcext:value-type="float">
            <text:p>0.9366</text:p>
          </table:table-cell>
          <table:table-cell office:value-type="float" office:value="43" calcext:value-type="float">
            <text:p>43</text:p>
          </table:table-cell>
          <table:table-cell table:formula="of:=SUM([.$O$2:.O46])" office:value-type="float" office:value="169.2321" calcext:value-type="float">
            <text:p>169.2321</text:p>
          </table:table-cell>
          <table:table-cell table:formula="of:=[.P46]-[.L46]" office:value-type="float" office:value="19" calcext:value-type="float">
            <text:p>19</text:p>
          </table:table-cell>
          <table:table-cell table:formula="of:=[.Q46]/[.$Q$95]" office:value-type="float" office:value="0.987420363490814" calcext:value-type="float">
            <text:p>0.987420363490814</text:p>
          </table:table-cell>
          <table:table-cell table:formula="of:=ABS([.J46]-[.O46])" office:value-type="float" office:value="0.9366" calcext:value-type="float">
            <text:p>0.9366</text:p>
          </table:table-cell>
          <table:table-cell table:formula="of:=[.T46]/ABS([.J46]+1)" office:value-type="float" office:value="0.9366" calcext:value-type="float">
            <text:p>0.9366</text:p>
          </table:table-cell>
          <table:table-cell/>
          <table:table-cell table:formula="of:=-0.0482*[.B46]+0.0336*[.C46]-0.0021*[.D46]-0.0337*[.F46]+0.2088*[.G46]+0.0019*[.H46]-0.3255" office:value-type="float" office:value="0.9518" calcext:value-type="float">
            <text:p>0.9518</text:p>
          </table:table-cell>
          <table:table-cell office:value-type="float" office:value="50" calcext:value-type="float">
            <text:p>50</text:p>
          </table:table-cell>
          <table:table-cell table:formula="of:=[.X46]-[.L46]" office:value-type="float" office:value="26" calcext:value-type="float">
            <text:p>26</text:p>
          </table:table-cell>
          <table:table-cell table:formula="of:=SUM([.$W$2:.W46])/SUM([.$W$2:.$W$95])" office:value-type="float" office:value="0.989729464994242" calcext:value-type="float">
            <text:p>0.989729464994242</text:p>
          </table:table-cell>
          <table:table-cell table:formula="of:=[.X46]-[.P46]" office:value-type="float" office:value="7" calcext:value-type="float">
            <text:p>7</text:p>
          </table:table-cell>
          <table:table-cell table:formula="of:=ABS([.J46]-[.W46])" office:value-type="float" office:value="0.9518" calcext:value-type="float">
            <text:p>0.9518</text:p>
          </table:table-cell>
          <table:table-cell table:formula="of:=[.AB46]/ABS([.J46]+1)" office:value-type="float" office:value="0.9518" calcext:value-type="float">
            <text:p>0.9518</text:p>
          </table:table-cell>
          <table:table-cell table:formula="of:=SUM([.$W$2:.W46])" office:value-type="float" office:value="171.3675" calcext:value-type="float">
            <text:p>171.3675</text:p>
          </table:table-cell>
          <table:table-cell table:number-columns-repeated="99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21" calcext:value-type="float">
            <text:p>121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1-(([.L47]-1)/94)" office:value-type="float" office:value="0.595744680851064" calcext:value-type="float">
            <text:p>0.595744680851064</text:p>
          </table:table-cell>
          <table:table-cell office:value-type="float" office:value="39" calcext:value-type="float">
            <text:p>39</text:p>
          </table:table-cell>
          <table:table-cell table:formula="of:=[.M46]+[.J47]" office:value-type="float" office:value="221" calcext:value-type="float">
            <text:p>221</text:p>
          </table:table-cell>
          <table:table-cell table:formula="of:=[.M47]/241" office:value-type="float" office:value="0.91701244813278" calcext:value-type="float">
            <text:p>0.91701244813278</text:p>
          </table:table-cell>
          <table:table-cell table:formula="of:=-0.0516*[.B47]+0.0341*[.C47]-0.0027*[.D47]-0.0372*[.F47]+0.2119*[.G47]+0.0018*[.H47]+0.005*[.I47]-0.3091" office:value-type="float" office:value="0.8802" calcext:value-type="float">
            <text:p>0.8802</text:p>
          </table:table-cell>
          <table:table-cell office:value-type="float" office:value="76" calcext:value-type="float">
            <text:p>76</text:p>
          </table:table-cell>
          <table:table-cell table:formula="of:=SUM([.$O$2:.O47])" office:value-type="float" office:value="170.1123" calcext:value-type="float">
            <text:p>170.1123</text:p>
          </table:table-cell>
          <table:table-cell table:formula="of:=[.P47]-[.L47]" office:value-type="float" office:value="37" calcext:value-type="float">
            <text:p>37</text:p>
          </table:table-cell>
          <table:table-cell table:formula="of:=[.Q47]/[.$Q$95]" office:value-type="float" office:value="0.99255607594693" calcext:value-type="float">
            <text:p>0.99255607594693</text:p>
          </table:table-cell>
          <table:table-cell table:formula="of:=ABS([.J47]-[.O47])" office:value-type="float" office:value="0.8802" calcext:value-type="float">
            <text:p>0.8802</text:p>
          </table:table-cell>
          <table:table-cell table:formula="of:=[.T47]/ABS([.J47]+1)" office:value-type="float" office:value="0.8802" calcext:value-type="float">
            <text:p>0.8802</text:p>
          </table:table-cell>
          <table:table-cell/>
          <table:table-cell table:formula="of:=-0.0482*[.B47]+0.0336*[.C47]-0.0021*[.D47]-0.0337*[.F47]+0.2088*[.G47]+0.0019*[.H47]-0.3255" office:value-type="float" office:value="0.8957" calcext:value-type="float">
            <text:p>0.8957</text:p>
          </table:table-cell>
          <table:table-cell office:value-type="float" office:value="49" calcext:value-type="float">
            <text:p>49</text:p>
          </table:table-cell>
          <table:table-cell table:formula="of:=[.X47]-[.L47]" office:value-type="float" office:value="10" calcext:value-type="float">
            <text:p>10</text:p>
          </table:table-cell>
          <table:table-cell table:formula="of:=SUM([.$W$2:.W47])/SUM([.$W$2:.$W$95])" office:value-type="float" office:value="0.994902561887149" calcext:value-type="float">
            <text:p>0.994902561887149</text:p>
          </table:table-cell>
          <table:table-cell table:formula="of:=[.X47]-[.P47]" office:value-type="float" office:value="-27" calcext:value-type="float">
            <text:p>-27</text:p>
          </table:table-cell>
          <table:table-cell table:formula="of:=ABS([.J47]-[.W47])" office:value-type="float" office:value="0.8957" calcext:value-type="float">
            <text:p>0.8957</text:p>
          </table:table-cell>
          <table:table-cell table:formula="of:=[.AB47]/ABS([.J47]+1)" office:value-type="float" office:value="0.8957" calcext:value-type="float">
            <text:p>0.8957</text:p>
          </table:table-cell>
          <table:table-cell table:formula="of:=SUM([.$W$2:.W47])" office:value-type="float" office:value="172.2632" calcext:value-type="float">
            <text:p>172.2632</text:p>
          </table:table-cell>
          <table:table-cell table:number-columns-repeated="99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1-(([.L48]-1)/94)" office:value-type="float" office:value="0.691489361702128" calcext:value-type="float">
            <text:p>0.691489361702128</text:p>
          </table:table-cell>
          <table:table-cell office:value-type="float" office:value="30" calcext:value-type="float">
            <text:p>30</text:p>
          </table:table-cell>
          <table:table-cell table:formula="of:=[.M47]+[.J48]" office:value-type="float" office:value="221" calcext:value-type="float">
            <text:p>221</text:p>
          </table:table-cell>
          <table:table-cell table:formula="of:=[.M48]/241" office:value-type="float" office:value="0.91701244813278" calcext:value-type="float">
            <text:p>0.91701244813278</text:p>
          </table:table-cell>
          <table:table-cell table:formula="of:=-0.0516*[.B48]+0.0341*[.C48]-0.0027*[.D48]-0.0372*[.F48]+0.2119*[.G48]+0.0018*[.H48]+0.005*[.I48]-0.3091" office:value-type="float" office:value="0.7699" calcext:value-type="float">
            <text:p>0.7699</text:p>
          </table:table-cell>
          <table:table-cell office:value-type="float" office:value="61" calcext:value-type="float">
            <text:p>61</text:p>
          </table:table-cell>
          <table:table-cell table:formula="of:=SUM([.$O$2:.O48])" office:value-type="float" office:value="170.8822" calcext:value-type="float">
            <text:p>170.8822</text:p>
          </table:table-cell>
          <table:table-cell table:formula="of:=[.P48]-[.L48]" office:value-type="float" office:value="31" calcext:value-type="float">
            <text:p>31</text:p>
          </table:table-cell>
          <table:table-cell table:formula="of:=[.Q48]/[.$Q$95]" office:value-type="float" office:value="0.997048219800558" calcext:value-type="float">
            <text:p>0.997048219800558</text:p>
          </table:table-cell>
          <table:table-cell table:formula="of:=ABS([.J48]-[.O48])" office:value-type="float" office:value="0.7699" calcext:value-type="float">
            <text:p>0.7699</text:p>
          </table:table-cell>
          <table:table-cell table:formula="of:=[.T48]/ABS([.J48]+1)" office:value-type="float" office:value="0.7699" calcext:value-type="float">
            <text:p>0.7699</text:p>
          </table:table-cell>
          <table:table-cell/>
          <table:table-cell table:formula="of:=-0.0482*[.B48]+0.0336*[.C48]-0.0021*[.D48]-0.0337*[.F48]+0.2088*[.G48]+0.0019*[.H48]-0.3255" office:value-type="float" office:value="0.7786" calcext:value-type="float">
            <text:p>0.7786</text:p>
          </table:table-cell>
          <table:table-cell office:value-type="float" office:value="48" calcext:value-type="float">
            <text:p>48</text:p>
          </table:table-cell>
          <table:table-cell table:formula="of:=[.X48]-[.L48]" office:value-type="float" office:value="18" calcext:value-type="float">
            <text:p>18</text:p>
          </table:table-cell>
          <table:table-cell table:formula="of:=SUM([.$W$2:.W48])/SUM([.$W$2:.$W$95])" office:value-type="float" office:value="0.999399350143059" calcext:value-type="float">
            <text:p>0.999399350143059</text:p>
          </table:table-cell>
          <table:table-cell table:formula="of:=[.X48]-[.P48]" office:value-type="float" office:value="-13" calcext:value-type="float">
            <text:p>-13</text:p>
          </table:table-cell>
          <table:table-cell table:formula="of:=ABS([.J48]-[.W48])" office:value-type="float" office:value="0.7786" calcext:value-type="float">
            <text:p>0.7786</text:p>
          </table:table-cell>
          <table:table-cell table:formula="of:=[.AB48]/ABS([.J48]+1)" office:value-type="float" office:value="0.7786" calcext:value-type="float">
            <text:p>0.7786</text:p>
          </table:table-cell>
          <table:table-cell table:formula="of:=SUM([.$W$2:.W48])" office:value-type="float" office:value="173.0418" calcext:value-type="float">
            <text:p>173.0418</text:p>
          </table:table-cell>
          <table:table-cell table:number-columns-repeated="99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357" calcext:value-type="float">
            <text:p>357</text:p>
          </table:table-cell>
          <table:table-cell office:value-type="float" office:value="275" calcext:value-type="float">
            <text:p>27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443" calcext:value-type="float">
            <text:p>44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1-(([.L49]-1)/94)" office:value-type="float" office:value="0.946808510638298" calcext:value-type="float">
            <text:p>0.946808510638298</text:p>
          </table:table-cell>
          <table:table-cell office:value-type="float" office:value="6" calcext:value-type="float">
            <text:p>6</text:p>
          </table:table-cell>
          <table:table-cell table:formula="of:=[.M48]+[.J49]" office:value-type="float" office:value="221" calcext:value-type="float">
            <text:p>221</text:p>
          </table:table-cell>
          <table:table-cell table:formula="of:=[.M49]/241" office:value-type="float" office:value="0.91701244813278" calcext:value-type="float">
            <text:p>0.91701244813278</text:p>
          </table:table-cell>
          <table:table-cell table:formula="of:=-0.0516*[.B49]+0.0341*[.C49]-0.0027*[.D49]-0.0372*[.F49]+0.2119*[.G49]+0.0018*[.H49]+0.005*[.I49]-0.3091" office:value-type="float" office:value="0.6738" calcext:value-type="float">
            <text:p>0.6738</text:p>
          </table:table-cell>
          <table:table-cell office:value-type="float" office:value="34" calcext:value-type="float">
            <text:p>34</text:p>
          </table:table-cell>
          <table:table-cell table:formula="of:=SUM([.$O$2:.O49])" office:value-type="float" office:value="171.556" calcext:value-type="float">
            <text:p>171.556</text:p>
          </table:table-cell>
          <table:table-cell table:formula="of:=[.P49]-[.L49]" office:value-type="float" office:value="28" calcext:value-type="float">
            <text:p>28</text:p>
          </table:table-cell>
          <table:table-cell table:formula="of:=[.Q49]/[.$Q$95]" office:value-type="float" office:value="1.00097964794522" calcext:value-type="float">
            <text:p>1.00097964794522</text:p>
          </table:table-cell>
          <table:table-cell table:formula="of:=ABS([.J49]-[.O49])" office:value-type="float" office:value="0.6738" calcext:value-type="float">
            <text:p>0.6738</text:p>
          </table:table-cell>
          <table:table-cell table:formula="of:=[.T49]/ABS([.J49]+1)" office:value-type="float" office:value="0.6738" calcext:value-type="float">
            <text:p>0.6738</text:p>
          </table:table-cell>
          <table:table-cell/>
          <table:table-cell table:formula="of:=-0.0482*[.B49]+0.0336*[.C49]-0.0021*[.D49]-0.0337*[.F49]+0.2088*[.G49]+0.0019*[.H49]-0.3255" office:value-type="float" office:value="0.7299" calcext:value-type="float">
            <text:p>0.7299</text:p>
          </table:table-cell>
          <table:table-cell office:value-type="float" office:value="47" calcext:value-type="float">
            <text:p>47</text:p>
          </table:table-cell>
          <table:table-cell table:formula="of:=[.X49]-[.L49]" office:value-type="float" office:value="41" calcext:value-type="float">
            <text:p>41</text:p>
          </table:table-cell>
          <table:table-cell table:formula="of:=SUM([.$W$2:.W49])/SUM([.$W$2:.$W$95])" office:value-type="float" office:value="1.0036148725525" calcext:value-type="float">
            <text:p>1.0036148725525</text:p>
          </table:table-cell>
          <table:table-cell table:formula="of:=[.X49]-[.P49]" office:value-type="float" office:value="13" calcext:value-type="float">
            <text:p>13</text:p>
          </table:table-cell>
          <table:table-cell table:formula="of:=ABS([.J49]-[.W49])" office:value-type="float" office:value="0.7299" calcext:value-type="float">
            <text:p>0.7299</text:p>
          </table:table-cell>
          <table:table-cell table:formula="of:=[.AB49]/ABS([.J49]+1)" office:value-type="float" office:value="0.7299" calcext:value-type="float">
            <text:p>0.7299</text:p>
          </table:table-cell>
          <table:table-cell table:formula="of:=SUM([.$W$2:.W49])" office:value-type="float" office:value="173.7717" calcext:value-type="float">
            <text:p>173.7717</text:p>
          </table:table-cell>
          <table:table-cell table:number-columns-repeated="99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103" calcext:value-type="float">
            <text:p>103</text:p>
          </table:table-cell>
          <table:table-cell office:value-type="float" office:value="356" calcext:value-type="float">
            <text:p>356</text:p>
          </table:table-cell>
          <table:table-cell office:value-type="float" office:value="307" calcext:value-type="float">
            <text:p>30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1-(([.L50]-1)/94)" office:value-type="float" office:value="0.925531914893617" calcext:value-type="float">
            <text:p>0.925531914893617</text:p>
          </table:table-cell>
          <table:table-cell office:value-type="float" office:value="8" calcext:value-type="float">
            <text:p>8</text:p>
          </table:table-cell>
          <table:table-cell table:formula="of:=[.M49]+[.J50]" office:value-type="float" office:value="221" calcext:value-type="float">
            <text:p>221</text:p>
          </table:table-cell>
          <table:table-cell table:formula="of:=[.M50]/241" office:value-type="float" office:value="0.91701244813278" calcext:value-type="float">
            <text:p>0.91701244813278</text:p>
          </table:table-cell>
          <table:table-cell table:formula="of:=-0.0516*[.B50]+0.0341*[.C50]-0.0027*[.D50]-0.0372*[.F50]+0.2119*[.G50]+0.0018*[.H50]+0.005*[.I50]-0.3091" office:value-type="float" office:value="0.648399999999999" calcext:value-type="float">
            <text:p>0.648399999999999</text:p>
          </table:table-cell>
          <table:table-cell office:value-type="float" office:value="55" calcext:value-type="float">
            <text:p>55</text:p>
          </table:table-cell>
          <table:table-cell table:formula="of:=SUM([.$O$2:.O50])" office:value-type="float" office:value="172.2044" calcext:value-type="float">
            <text:p>172.2044</text:p>
          </table:table-cell>
          <table:table-cell table:formula="of:=[.P50]-[.L50]" office:value-type="float" office:value="47" calcext:value-type="float">
            <text:p>47</text:p>
          </table:table-cell>
          <table:table-cell table:formula="of:=[.Q50]/[.$Q$95]" office:value-type="float" office:value="1.00476287443527" calcext:value-type="float">
            <text:p>1.00476287443527</text:p>
          </table:table-cell>
          <table:table-cell table:formula="of:=ABS([.J50]-[.O50])" office:value-type="float" office:value="0.648399999999999" calcext:value-type="float">
            <text:p>0.648399999999999</text:p>
          </table:table-cell>
          <table:table-cell table:formula="of:=[.T50]/ABS([.J50]+1)" office:value-type="float" office:value="0.648399999999999" calcext:value-type="float">
            <text:p>0.648399999999999</text:p>
          </table:table-cell>
          <table:table-cell/>
          <table:table-cell table:formula="of:=-0.0482*[.B50]+0.0336*[.C50]-0.0021*[.D50]-0.0337*[.F50]+0.2088*[.G50]+0.0019*[.H50]-0.3255" office:value-type="float" office:value="0.6849" calcext:value-type="float">
            <text:p>0.6849</text:p>
          </table:table-cell>
          <table:table-cell office:value-type="float" office:value="46" calcext:value-type="float">
            <text:p>46</text:p>
          </table:table-cell>
          <table:table-cell table:formula="of:=[.X50]-[.L50]" office:value-type="float" office:value="38" calcext:value-type="float">
            <text:p>38</text:p>
          </table:table-cell>
          <table:table-cell table:formula="of:=SUM([.$W$2:.W50])/SUM([.$W$2:.$W$95])" office:value-type="float" office:value="1.00757049838922" calcext:value-type="float">
            <text:p>1.00757049838922</text:p>
          </table:table-cell>
          <table:table-cell table:formula="of:=[.X50]-[.P50]" office:value-type="float" office:value="-9" calcext:value-type="float">
            <text:p>-9</text:p>
          </table:table-cell>
          <table:table-cell table:formula="of:=ABS([.J50]-[.W50])" office:value-type="float" office:value="0.6849" calcext:value-type="float">
            <text:p>0.6849</text:p>
          </table:table-cell>
          <table:table-cell table:formula="of:=[.AB50]/ABS([.J50]+1)" office:value-type="float" office:value="0.6849" calcext:value-type="float">
            <text:p>0.6849</text:p>
          </table:table-cell>
          <table:table-cell table:formula="of:=SUM([.$W$2:.W50])" office:value-type="float" office:value="174.4566" calcext:value-type="float">
            <text:p>174.4566</text:p>
          </table:table-cell>
          <table:table-cell table:number-columns-repeated="99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237" calcext:value-type="float">
            <text:p>237</text:p>
          </table:table-cell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1-(([.L51]-1)/94)" office:value-type="float" office:value="0.893617021276596" calcext:value-type="float">
            <text:p>0.893617021276596</text:p>
          </table:table-cell>
          <table:table-cell office:value-type="float" office:value="11" calcext:value-type="float">
            <text:p>11</text:p>
          </table:table-cell>
          <table:table-cell table:formula="of:=[.M50]+[.J51]" office:value-type="float" office:value="221" calcext:value-type="float">
            <text:p>221</text:p>
          </table:table-cell>
          <table:table-cell table:formula="of:=[.M51]/241" office:value-type="float" office:value="0.91701244813278" calcext:value-type="float">
            <text:p>0.91701244813278</text:p>
          </table:table-cell>
          <table:table-cell table:formula="of:=-0.0516*[.B51]+0.0341*[.C51]-0.0027*[.D51]-0.0372*[.F51]+0.2119*[.G51]+0.0018*[.H51]+0.005*[.I51]-0.3091" office:value-type="float" office:value="0.4701" calcext:value-type="float">
            <text:p>0.4701</text:p>
          </table:table-cell>
          <table:table-cell office:value-type="float" office:value="21" calcext:value-type="float">
            <text:p>21</text:p>
          </table:table-cell>
          <table:table-cell table:formula="of:=SUM([.$O$2:.O51])" office:value-type="float" office:value="172.6745" calcext:value-type="float">
            <text:p>172.6745</text:p>
          </table:table-cell>
          <table:table-cell table:formula="of:=[.P51]-[.L51]" office:value-type="float" office:value="10" calcext:value-type="float">
            <text:p>10</text:p>
          </table:table-cell>
          <table:table-cell table:formula="of:=[.Q51]/[.$Q$95]" office:value-type="float" office:value="1.00750577198767" calcext:value-type="float">
            <text:p>1.00750577198767</text:p>
          </table:table-cell>
          <table:table-cell table:formula="of:=ABS([.J51]-[.O51])" office:value-type="float" office:value="0.4701" calcext:value-type="float">
            <text:p>0.4701</text:p>
          </table:table-cell>
          <table:table-cell table:formula="of:=[.T51]/ABS([.J51]+1)" office:value-type="float" office:value="0.4701" calcext:value-type="float">
            <text:p>0.4701</text:p>
          </table:table-cell>
          <table:table-cell/>
          <table:table-cell table:formula="of:=-0.0482*[.B51]+0.0336*[.C51]-0.0021*[.D51]-0.0337*[.F51]+0.2088*[.G51]+0.0019*[.H51]-0.3255" office:value-type="float" office:value="0.4934" calcext:value-type="float">
            <text:p>0.4934</text:p>
          </table:table-cell>
          <table:table-cell office:value-type="float" office:value="45" calcext:value-type="float">
            <text:p>45</text:p>
          </table:table-cell>
          <table:table-cell table:formula="of:=[.X51]-[.L51]" office:value-type="float" office:value="34" calcext:value-type="float">
            <text:p>34</text:p>
          </table:table-cell>
          <table:table-cell table:formula="of:=SUM([.$W$2:.W51])/SUM([.$W$2:.$W$95])" office:value-type="float" office:value="1.01042011992205" calcext:value-type="float">
            <text:p>1.01042011992205</text:p>
          </table:table-cell>
          <table:table-cell table:formula="of:=[.X51]-[.P51]" office:value-type="float" office:value="24" calcext:value-type="float">
            <text:p>24</text:p>
          </table:table-cell>
          <table:table-cell table:formula="of:=ABS([.J51]-[.W51])" office:value-type="float" office:value="0.4934" calcext:value-type="float">
            <text:p>0.4934</text:p>
          </table:table-cell>
          <table:table-cell table:formula="of:=[.AB51]/ABS([.J51]+1)" office:value-type="float" office:value="0.4934" calcext:value-type="float">
            <text:p>0.4934</text:p>
          </table:table-cell>
          <table:table-cell table:formula="of:=SUM([.$W$2:.W51])" office:value-type="float" office:value="174.95" calcext:value-type="float">
            <text:p>174.95</text:p>
          </table:table-cell>
          <table:table-cell table:number-columns-repeated="99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1-(([.L52]-1)/94)" office:value-type="float" office:value="0.968085106382979" calcext:value-type="float">
            <text:p>0.968085106382979</text:p>
          </table:table-cell>
          <table:table-cell office:value-type="float" office:value="4" calcext:value-type="float">
            <text:p>4</text:p>
          </table:table-cell>
          <table:table-cell table:formula="of:=[.M51]+[.J52]" office:value-type="float" office:value="221" calcext:value-type="float">
            <text:p>221</text:p>
          </table:table-cell>
          <table:table-cell table:formula="of:=[.M52]/241" office:value-type="float" office:value="0.91701244813278" calcext:value-type="float">
            <text:p>0.91701244813278</text:p>
          </table:table-cell>
          <table:table-cell table:formula="of:=-0.0516*[.B52]+0.0341*[.C52]-0.0027*[.D52]-0.0372*[.F52]+0.2119*[.G52]+0.0018*[.H52]+0.005*[.I52]-0.3091" office:value-type="float" office:value="0.5022" calcext:value-type="float">
            <text:p>0.5022</text:p>
          </table:table-cell>
          <table:table-cell office:value-type="float" office:value="25" calcext:value-type="float">
            <text:p>25</text:p>
          </table:table-cell>
          <table:table-cell table:formula="of:=SUM([.$O$2:.O52])" office:value-type="float" office:value="173.1767" calcext:value-type="float">
            <text:p>173.1767</text:p>
          </table:table-cell>
          <table:table-cell table:formula="of:=[.P52]-[.L52]" office:value-type="float" office:value="21" calcext:value-type="float">
            <text:p>21</text:p>
          </table:table-cell>
          <table:table-cell table:formula="of:=[.Q52]/[.$Q$95]" office:value-type="float" office:value="1.01043596375711" calcext:value-type="float">
            <text:p>1.01043596375711</text:p>
          </table:table-cell>
          <table:table-cell table:formula="of:=ABS([.J52]-[.O52])" office:value-type="float" office:value="0.5022" calcext:value-type="float">
            <text:p>0.5022</text:p>
          </table:table-cell>
          <table:table-cell table:formula="of:=[.T52]/ABS([.J52]+1)" office:value-type="float" office:value="0.5022" calcext:value-type="float">
            <text:p>0.5022</text:p>
          </table:table-cell>
          <table:table-cell/>
          <table:table-cell table:formula="of:=-0.0482*[.B52]+0.0336*[.C52]-0.0021*[.D52]-0.0337*[.F52]+0.2088*[.G52]+0.0019*[.H52]-0.3255" office:value-type="float" office:value="0.455" calcext:value-type="float">
            <text:p>0.455</text:p>
          </table:table-cell>
          <table:table-cell office:value-type="float" office:value="44" calcext:value-type="float">
            <text:p>44</text:p>
          </table:table-cell>
          <table:table-cell table:formula="of:=[.X52]-[.L52]" office:value-type="float" office:value="40" calcext:value-type="float">
            <text:p>40</text:p>
          </table:table-cell>
          <table:table-cell table:formula="of:=SUM([.$W$2:.W52])/SUM([.$W$2:.$W$95])" office:value-type="float" office:value="1.01304796304617" calcext:value-type="float">
            <text:p>1.01304796304617</text:p>
          </table:table-cell>
          <table:table-cell table:formula="of:=[.X52]-[.P52]" office:value-type="float" office:value="19" calcext:value-type="float">
            <text:p>19</text:p>
          </table:table-cell>
          <table:table-cell table:formula="of:=ABS([.J52]-[.W52])" office:value-type="float" office:value="0.455" calcext:value-type="float">
            <text:p>0.455</text:p>
          </table:table-cell>
          <table:table-cell table:formula="of:=[.AB52]/ABS([.J52]+1)" office:value-type="float" office:value="0.455" calcext:value-type="float">
            <text:p>0.455</text:p>
          </table:table-cell>
          <table:table-cell table:formula="of:=SUM([.$W$2:.W52])" office:value-type="float" office:value="175.405" calcext:value-type="float">
            <text:p>175.405</text:p>
          </table:table-cell>
          <table:table-cell table:number-columns-repeated="99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18" calcext:value-type="float">
            <text:p>118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1-(([.L53]-1)/94)" office:value-type="float" office:value="0.787234042553192" calcext:value-type="float">
            <text:p>0.787234042553192</text:p>
          </table:table-cell>
          <table:table-cell office:value-type="float" office:value="21" calcext:value-type="float">
            <text:p>21</text:p>
          </table:table-cell>
          <table:table-cell table:formula="of:=[.M52]+[.J53]" office:value-type="float" office:value="221" calcext:value-type="float">
            <text:p>221</text:p>
          </table:table-cell>
          <table:table-cell table:formula="of:=[.M53]/241" office:value-type="float" office:value="0.91701244813278" calcext:value-type="float">
            <text:p>0.91701244813278</text:p>
          </table:table-cell>
          <table:table-cell table:formula="of:=-0.0516*[.B53]+0.0341*[.C53]-0.0027*[.D53]-0.0372*[.F53]+0.2119*[.G53]+0.0018*[.H53]+0.005*[.I53]-0.3091" office:value-type="float" office:value="0.4185" calcext:value-type="float">
            <text:p>0.4185</text:p>
          </table:table-cell>
          <table:table-cell office:value-type="float" office:value="67" calcext:value-type="float">
            <text:p>67</text:p>
          </table:table-cell>
          <table:table-cell table:formula="of:=SUM([.$O$2:.O53])" office:value-type="float" office:value="173.5952" calcext:value-type="float">
            <text:p>173.5952</text:p>
          </table:table-cell>
          <table:table-cell table:formula="of:=[.P53]-[.L53]" office:value-type="float" office:value="46" calcext:value-type="float">
            <text:p>46</text:p>
          </table:table-cell>
          <table:table-cell table:formula="of:=[.Q53]/[.$Q$95]" office:value-type="float" office:value="1.01287779023164" calcext:value-type="float">
            <text:p>1.01287779023164</text:p>
          </table:table-cell>
          <table:table-cell table:formula="of:=ABS([.J53]-[.O53])" office:value-type="float" office:value="0.4185" calcext:value-type="float">
            <text:p>0.4185</text:p>
          </table:table-cell>
          <table:table-cell table:formula="of:=[.T53]/ABS([.J53]+1)" office:value-type="float" office:value="0.4185" calcext:value-type="float">
            <text:p>0.4185</text:p>
          </table:table-cell>
          <table:table-cell/>
          <table:table-cell table:formula="of:=-0.0482*[.B53]+0.0336*[.C53]-0.0021*[.D53]-0.0337*[.F53]+0.2088*[.G53]+0.0019*[.H53]-0.3255" office:value-type="float" office:value="0.4411" calcext:value-type="float">
            <text:p>0.4411</text:p>
          </table:table-cell>
          <table:table-cell office:value-type="float" office:value="43" calcext:value-type="float">
            <text:p>43</text:p>
          </table:table-cell>
          <table:table-cell table:formula="of:=[.X53]-[.L53]" office:value-type="float" office:value="22" calcext:value-type="float">
            <text:p>22</text:p>
          </table:table-cell>
          <table:table-cell table:formula="of:=SUM([.$W$2:.W53])/SUM([.$W$2:.$W$95])" office:value-type="float" office:value="1.01559552700672" calcext:value-type="float">
            <text:p>1.01559552700672</text:p>
          </table:table-cell>
          <table:table-cell table:formula="of:=[.X53]-[.P53]" office:value-type="float" office:value="-24" calcext:value-type="float">
            <text:p>-24</text:p>
          </table:table-cell>
          <table:table-cell table:formula="of:=ABS([.J53]-[.W53])" office:value-type="float" office:value="0.4411" calcext:value-type="float">
            <text:p>0.4411</text:p>
          </table:table-cell>
          <table:table-cell table:formula="of:=[.AB53]/ABS([.J53]+1)" office:value-type="float" office:value="0.4411" calcext:value-type="float">
            <text:p>0.4411</text:p>
          </table:table-cell>
          <table:table-cell table:formula="of:=SUM([.$W$2:.W53])" office:value-type="float" office:value="175.8461" calcext:value-type="float">
            <text:p>175.846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27" calcext:value-type="float">
            <text:p>127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41" calcext:value-type="float">
            <text:p>64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1-(([.L54]-1)/94)"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table:formula="of:=[.M53]+[.J54]" office:value-type="float" office:value="221" calcext:value-type="float">
            <text:p>221</text:p>
          </table:table-cell>
          <table:table-cell table:formula="of:=[.M54]/241" office:value-type="float" office:value="0.91701244813278" calcext:value-type="float">
            <text:p>0.91701244813278</text:p>
          </table:table-cell>
          <table:table-cell table:formula="of:=-0.0516*[.B54]+0.0341*[.C54]-0.0027*[.D54]-0.0372*[.F54]+0.2119*[.G54]+0.0018*[.H54]+0.005*[.I54]-0.3091" office:value-type="float" office:value="0.5044" calcext:value-type="float">
            <text:p>0.5044</text:p>
          </table:table-cell>
          <table:table-cell office:value-type="float" office:value="52" calcext:value-type="float">
            <text:p>52</text:p>
          </table:table-cell>
          <table:table-cell table:formula="of:=SUM([.$O$2:.O54])" office:value-type="float" office:value="174.0996" calcext:value-type="float">
            <text:p>174.0996</text:p>
          </table:table-cell>
          <table:table-cell table:formula="of:=[.P54]-[.L54]" office:value-type="float" office:value="4" calcext:value-type="float">
            <text:p>4</text:p>
          </table:table-cell>
          <table:table-cell table:formula="of:=[.Q54]/[.$Q$95]" office:value-type="float" office:value="1.01582081836487" calcext:value-type="float">
            <text:p>1.01582081836487</text:p>
          </table:table-cell>
          <table:table-cell table:formula="of:=ABS([.J54]-[.O54])" office:value-type="float" office:value="0.5044" calcext:value-type="float">
            <text:p>0.5044</text:p>
          </table:table-cell>
          <table:table-cell table:formula="of:=[.T54]/ABS([.J54]+1)" office:value-type="float" office:value="0.5044" calcext:value-type="float">
            <text:p>0.5044</text:p>
          </table:table-cell>
          <table:table-cell/>
          <table:table-cell table:formula="of:=-0.0482*[.B54]+0.0336*[.C54]-0.0021*[.D54]-0.0337*[.F54]+0.2088*[.G54]+0.0019*[.H54]-0.3255" office:value-type="float" office:value="0.4027" calcext:value-type="float">
            <text:p>0.4027</text:p>
          </table:table-cell>
          <table:table-cell office:value-type="float" office:value="42" calcext:value-type="float">
            <text:p>42</text:p>
          </table:table-cell>
          <table:table-cell table:formula="of:=[.X54]-[.L54]" office:value-type="float" office:value="-6" calcext:value-type="float">
            <text:p>-6</text:p>
          </table:table-cell>
          <table:table-cell table:formula="of:=SUM([.$W$2:.W54])/SUM([.$W$2:.$W$95])" office:value-type="float" office:value="1.01792131255855" calcext:value-type="float">
            <text:p>1.01792131255855</text:p>
          </table:table-cell>
          <table:table-cell table:formula="of:=[.X54]-[.P54]" office:value-type="float" office:value="-10" calcext:value-type="float">
            <text:p>-10</text:p>
          </table:table-cell>
          <table:table-cell table:formula="of:=ABS([.J54]-[.W54])" office:value-type="float" office:value="0.4027" calcext:value-type="float">
            <text:p>0.4027</text:p>
          </table:table-cell>
          <table:table-cell table:formula="of:=[.AB54]/ABS([.J54]+1)" office:value-type="float" office:value="0.4027" calcext:value-type="float">
            <text:p>0.4027</text:p>
          </table:table-cell>
          <table:table-cell table:formula="of:=SUM([.$W$2:.W54])" office:value-type="float" office:value="176.2488" calcext:value-type="float">
            <text:p>176.2488</text:p>
          </table:table-cell>
          <table:table-cell table:number-columns-repeated="99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06" calcext:value-type="float">
            <text:p>306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1-(([.L55]-1)/94)" office:value-type="float" office:value="0.74468085106383" calcext:value-type="float">
            <text:p>0.74468085106383</text:p>
          </table:table-cell>
          <table:table-cell office:value-type="float" office:value="25" calcext:value-type="float">
            <text:p>25</text:p>
          </table:table-cell>
          <table:table-cell table:formula="of:=[.M54]+[.J55]" office:value-type="float" office:value="221" calcext:value-type="float">
            <text:p>221</text:p>
          </table:table-cell>
          <table:table-cell table:formula="of:=[.M55]/241" office:value-type="float" office:value="0.91701244813278" calcext:value-type="float">
            <text:p>0.91701244813278</text:p>
          </table:table-cell>
          <table:table-cell table:formula="of:=-0.0516*[.B55]+0.0341*[.C55]-0.0027*[.D55]-0.0372*[.F55]+0.2119*[.G55]+0.0018*[.H55]+0.005*[.I55]-0.3091" office:value-type="float" office:value="0.4744" calcext:value-type="float">
            <text:p>0.4744</text:p>
          </table:table-cell>
          <table:table-cell office:value-type="float" office:value="50" calcext:value-type="float">
            <text:p>50</text:p>
          </table:table-cell>
          <table:table-cell table:formula="of:=SUM([.$O$2:.O55])" office:value-type="float" office:value="174.574" calcext:value-type="float">
            <text:p>174.574</text:p>
          </table:table-cell>
          <table:table-cell table:formula="of:=[.P55]-[.L55]" office:value-type="float" office:value="25" calcext:value-type="float">
            <text:p>25</text:p>
          </table:table-cell>
          <table:table-cell table:formula="of:=[.Q55]/[.$Q$95]" office:value-type="float" office:value="1.01858880517376" calcext:value-type="float">
            <text:p>1.01858880517376</text:p>
          </table:table-cell>
          <table:table-cell table:formula="of:=ABS([.J55]-[.O55])" office:value-type="float" office:value="0.4744" calcext:value-type="float">
            <text:p>0.4744</text:p>
          </table:table-cell>
          <table:table-cell table:formula="of:=[.T55]/ABS([.J55]+1)" office:value-type="float" office:value="0.4744" calcext:value-type="float">
            <text:p>0.4744</text:p>
          </table:table-cell>
          <table:table-cell/>
          <table:table-cell table:formula="of:=-0.0482*[.B55]+0.0336*[.C55]-0.0021*[.D55]-0.0337*[.F55]+0.2088*[.G55]+0.0019*[.H55]-0.3255" office:value-type="float" office:value="0.3887" calcext:value-type="float">
            <text:p>0.3887</text:p>
          </table:table-cell>
          <table:table-cell office:value-type="float" office:value="41" calcext:value-type="float">
            <text:p>41</text:p>
          </table:table-cell>
          <table:table-cell table:formula="of:=[.X55]-[.L55]" office:value-type="float" office:value="16" calcext:value-type="float">
            <text:p>16</text:p>
          </table:table-cell>
          <table:table-cell table:formula="of:=SUM([.$W$2:.W55])/SUM([.$W$2:.$W$95])" office:value-type="float" office:value="1.02016624139887" calcext:value-type="float">
            <text:p>1.02016624139887</text:p>
          </table:table-cell>
          <table:table-cell table:formula="of:=[.X55]-[.P55]" office:value-type="float" office:value="-9" calcext:value-type="float">
            <text:p>-9</text:p>
          </table:table-cell>
          <table:table-cell table:formula="of:=ABS([.J55]-[.W55])" office:value-type="float" office:value="0.3887" calcext:value-type="float">
            <text:p>0.3887</text:p>
          </table:table-cell>
          <table:table-cell table:formula="of:=[.AB55]/ABS([.J55]+1)" office:value-type="float" office:value="0.3887" calcext:value-type="float">
            <text:p>0.3887</text:p>
          </table:table-cell>
          <table:table-cell table:formula="of:=SUM([.$W$2:.W55])" office:value-type="float" office:value="176.6375" calcext:value-type="float">
            <text:p>176.6375</text:p>
          </table:table-cell>
          <table:table-cell table:number-columns-repeated="99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1-(([.L56]-1)/94)" office:value-type="float" office:value="0.425531914893617" calcext:value-type="float">
            <text:p>0.425531914893617</text:p>
          </table:table-cell>
          <table:table-cell office:value-type="float" office:value="55" calcext:value-type="float">
            <text:p>55</text:p>
          </table:table-cell>
          <table:table-cell table:formula="of:=[.M55]+[.J56]" office:value-type="float" office:value="222" calcext:value-type="float">
            <text:p>222</text:p>
          </table:table-cell>
          <table:table-cell table:formula="of:=[.M56]/241" office:value-type="float" office:value="0.921161825726141" calcext:value-type="float">
            <text:p>0.921161825726141</text:p>
          </table:table-cell>
          <table:table-cell table:formula="of:=-0.0516*[.B56]+0.0341*[.C56]-0.0027*[.D56]-0.0372*[.F56]+0.2119*[.G56]+0.0018*[.H56]+0.005*[.I56]-0.3091" office:value-type="float" office:value="0.3712" calcext:value-type="float">
            <text:p>0.3712</text:p>
          </table:table-cell>
          <table:table-cell office:value-type="float" office:value="54" calcext:value-type="float">
            <text:p>54</text:p>
          </table:table-cell>
          <table:table-cell table:formula="of:=SUM([.$O$2:.O56])" office:value-type="float" office:value="174.9452" calcext:value-type="float">
            <text:p>174.9452</text:p>
          </table:table-cell>
          <table:table-cell table:formula="of:=[.P56]-[.L56]" office:value-type="float" office:value="-1" calcext:value-type="float">
            <text:p>-1</text:p>
          </table:table-cell>
          <table:table-cell table:formula="of:=[.Q56]/[.$Q$95]" office:value-type="float" office:value="1.02075464982691" calcext:value-type="float">
            <text:p>1.02075464982691</text:p>
          </table:table-cell>
          <table:table-cell table:formula="of:=ABS([.J56]-[.O56])" office:value-type="float" office:value="0.6288" calcext:value-type="float">
            <text:p>0.6288</text:p>
          </table:table-cell>
          <table:table-cell table:formula="of:=[.T56]/ABS([.J56]+1)" office:value-type="float" office:value="0.3144" calcext:value-type="float">
            <text:p>0.3144</text:p>
          </table:table-cell>
          <table:table-cell/>
          <table:table-cell table:formula="of:=-0.0482*[.B56]+0.0336*[.C56]-0.0021*[.D56]-0.0337*[.F56]+0.2088*[.G56]+0.0019*[.H56]-0.3255" office:value-type="float" office:value="0.3763" calcext:value-type="float">
            <text:p>0.3763</text:p>
          </table:table-cell>
          <table:table-cell office:value-type="float" office:value="40" calcext:value-type="float">
            <text:p>40</text:p>
          </table:table-cell>
          <table:table-cell table:formula="of:=[.X56]-[.L56]" office:value-type="float" office:value="-15" calcext:value-type="float">
            <text:p>-15</text:p>
          </table:table-cell>
          <table:table-cell table:formula="of:=SUM([.$W$2:.W56])/SUM([.$W$2:.$W$95])" office:value-type="float" office:value="1.0223395542947" calcext:value-type="float">
            <text:p>1.0223395542947</text:p>
          </table:table-cell>
          <table:table-cell table:formula="of:=[.X56]-[.P56]" office:value-type="float" office:value="-14" calcext:value-type="float">
            <text:p>-14</text:p>
          </table:table-cell>
          <table:table-cell table:formula="of:=ABS([.J56]-[.W56])" office:value-type="float" office:value="0.6237" calcext:value-type="float">
            <text:p>0.6237</text:p>
          </table:table-cell>
          <table:table-cell table:formula="of:=[.AB56]/ABS([.J56]+1)" office:value-type="float" office:value="0.31185" calcext:value-type="float">
            <text:p>0.31185</text:p>
          </table:table-cell>
          <table:table-cell table:formula="of:=SUM([.$W$2:.W56])" office:value-type="float" office:value="177.0138" calcext:value-type="float">
            <text:p>177.0138</text:p>
          </table:table-cell>
          <table:table-cell table:number-columns-repeated="99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float" office:value="488" calcext:value-type="float">
            <text:p>488</text:p>
          </table:table-cell>
          <table:table-cell office:value-type="float" office:value="360" calcext:value-type="float">
            <text:p>36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98" calcext:value-type="float">
            <text:p>49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1-(([.L57]-1)/94)" office:value-type="float" office:value="0.617021276595745" calcext:value-type="float">
            <text:p>0.617021276595745</text:p>
          </table:table-cell>
          <table:table-cell office:value-type="float" office:value="37" calcext:value-type="float">
            <text:p>37</text:p>
          </table:table-cell>
          <table:table-cell table:formula="of:=[.M56]+[.J57]" office:value-type="float" office:value="222" calcext:value-type="float">
            <text:p>222</text:p>
          </table:table-cell>
          <table:table-cell table:formula="of:=[.M57]/241" office:value-type="float" office:value="0.921161825726141" calcext:value-type="float">
            <text:p>0.921161825726141</text:p>
          </table:table-cell>
          <table:table-cell table:formula="of:=-0.0516*[.B57]+0.0341*[.C57]-0.0027*[.D57]-0.0372*[.F57]+0.2119*[.G57]+0.0018*[.H57]+0.005*[.I57]-0.3091" office:value-type="float" office:value="0.2699" calcext:value-type="float">
            <text:p>0.2699</text:p>
          </table:table-cell>
          <table:table-cell office:value-type="float" office:value="15" calcext:value-type="float">
            <text:p>15</text:p>
          </table:table-cell>
          <table:table-cell table:formula="of:=SUM([.$O$2:.O57])" office:value-type="float" office:value="175.2151" calcext:value-type="float">
            <text:p>175.2151</text:p>
          </table:table-cell>
          <table:table-cell table:formula="of:=[.P57]-[.L57]" office:value-type="float" office:value="-22" calcext:value-type="float">
            <text:p>-22</text:p>
          </table:table-cell>
          <table:table-cell table:formula="of:=[.Q57]/[.$Q$95]" office:value-type="float" office:value="1.02232943827489" calcext:value-type="float">
            <text:p>1.02232943827489</text:p>
          </table:table-cell>
          <table:table-cell table:formula="of:=ABS([.J57]-[.O57])" office:value-type="float" office:value="0.2699" calcext:value-type="float">
            <text:p>0.2699</text:p>
          </table:table-cell>
          <table:table-cell table:formula="of:=[.T57]/ABS([.J57]+1)" office:value-type="float" office:value="0.2699" calcext:value-type="float">
            <text:p>0.2699</text:p>
          </table:table-cell>
          <table:table-cell/>
          <table:table-cell table:formula="of:=-0.0482*[.B57]+0.0336*[.C57]-0.0021*[.D57]-0.0337*[.F57]+0.2088*[.G57]+0.0019*[.H57]-0.3255" office:value-type="float" office:value="0.2881" calcext:value-type="float">
            <text:p>0.2881</text:p>
          </table:table-cell>
          <table:table-cell office:value-type="float" office:value="39" calcext:value-type="float">
            <text:p>39</text:p>
          </table:table-cell>
          <table:table-cell table:formula="of:=[.X57]-[.L57]" office:value-type="float" office:value="2" calcext:value-type="float">
            <text:p>2</text:p>
          </table:table-cell>
          <table:table-cell table:formula="of:=SUM([.$W$2:.W57])/SUM([.$W$2:.$W$95])" office:value-type="float" office:value="1.02400346990802" calcext:value-type="float">
            <text:p>1.02400346990802</text:p>
          </table:table-cell>
          <table:table-cell table:formula="of:=[.X57]-[.P57]" office:value-type="float" office:value="24" calcext:value-type="float">
            <text:p>24</text:p>
          </table:table-cell>
          <table:table-cell table:formula="of:=ABS([.J57]-[.W57])" office:value-type="float" office:value="0.2881" calcext:value-type="float">
            <text:p>0.2881</text:p>
          </table:table-cell>
          <table:table-cell table:formula="of:=[.AB57]/ABS([.J57]+1)" office:value-type="float" office:value="0.2881" calcext:value-type="float">
            <text:p>0.2881</text:p>
          </table:table-cell>
          <table:table-cell table:formula="of:=SUM([.$W$2:.W57])" office:value-type="float" office:value="177.3019" calcext:value-type="float">
            <text:p>177.3019</text:p>
          </table:table-cell>
          <table:table-cell table:number-columns-repeated="99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425" calcext:value-type="float">
            <text:p>425</text:p>
          </table:table-cell>
          <table:table-cell office:value-type="float" office:value="356" calcext:value-type="float">
            <text:p>35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1-(([.L58]-1)/94)" office:value-type="float" office:value="0.319148936170213" calcext:value-type="float">
            <text:p>0.319148936170213</text:p>
          </table:table-cell>
          <table:table-cell office:value-type="float" office:value="65" calcext:value-type="float">
            <text:p>65</text:p>
          </table:table-cell>
          <table:table-cell table:formula="of:=[.M57]+[.J58]" office:value-type="float" office:value="223" calcext:value-type="float">
            <text:p>223</text:p>
          </table:table-cell>
          <table:table-cell table:formula="of:=[.M58]/241" office:value-type="float" office:value="0.925311203319502" calcext:value-type="float">
            <text:p>0.925311203319502</text:p>
          </table:table-cell>
          <table:table-cell table:formula="of:=-0.0516*[.B58]+0.0341*[.C58]-0.0027*[.D58]-0.0372*[.F58]+0.2119*[.G58]+0.0018*[.H58]+0.005*[.I58]-0.3091" office:value-type="float" office:value="0.3055" calcext:value-type="float">
            <text:p>0.3055</text:p>
          </table:table-cell>
          <table:table-cell office:value-type="float" office:value="22" calcext:value-type="float">
            <text:p>22</text:p>
          </table:table-cell>
          <table:table-cell table:formula="of:=SUM([.$O$2:.O58])" office:value-type="float" office:value="175.5206" calcext:value-type="float">
            <text:p>175.5206</text:p>
          </table:table-cell>
          <table:table-cell table:formula="of:=[.P58]-[.L58]" office:value-type="float" office:value="-43" calcext:value-type="float">
            <text:p>-43</text:p>
          </table:table-cell>
          <table:table-cell table:formula="of:=[.Q58]/[.$Q$95]" office:value-type="float" office:value="1.02411194242774" calcext:value-type="float">
            <text:p>1.02411194242774</text:p>
          </table:table-cell>
          <table:table-cell table:formula="of:=ABS([.J58]-[.O58])" office:value-type="float" office:value="0.6945" calcext:value-type="float">
            <text:p>0.6945</text:p>
          </table:table-cell>
          <table:table-cell table:formula="of:=[.T58]/ABS([.J58]+1)" office:value-type="float" office:value="0.34725" calcext:value-type="float">
            <text:p>0.34725</text:p>
          </table:table-cell>
          <table:table-cell/>
          <table:table-cell table:formula="of:=-0.0482*[.B58]+0.0336*[.C58]-0.0021*[.D58]-0.0337*[.F58]+0.2088*[.G58]+0.0019*[.H58]-0.3255" office:value-type="float" office:value="0.2602" calcext:value-type="float">
            <text:p>0.2602</text:p>
          </table:table-cell>
          <table:table-cell office:value-type="float" office:value="38" calcext:value-type="float">
            <text:p>38</text:p>
          </table:table-cell>
          <table:table-cell table:formula="of:=[.X58]-[.L58]" office:value-type="float" office:value="-27" calcext:value-type="float">
            <text:p>-27</text:p>
          </table:table-cell>
          <table:table-cell table:formula="of:=SUM([.$W$2:.W58])/SUM([.$W$2:.$W$95])" office:value-type="float" office:value="1.02550624964625" calcext:value-type="float">
            <text:p>1.02550624964625</text:p>
          </table:table-cell>
          <table:table-cell table:formula="of:=[.X58]-[.P58]" office:value-type="float" office:value="16" calcext:value-type="float">
            <text:p>16</text:p>
          </table:table-cell>
          <table:table-cell table:formula="of:=ABS([.J58]-[.W58])" office:value-type="float" office:value="0.7398" calcext:value-type="float">
            <text:p>0.7398</text:p>
          </table:table-cell>
          <table:table-cell table:formula="of:=[.AB58]/ABS([.J58]+1)" office:value-type="float" office:value="0.3699" calcext:value-type="float">
            <text:p>0.3699</text:p>
          </table:table-cell>
          <table:table-cell table:formula="of:=SUM([.$W$2:.W58])" office:value-type="float" office:value="177.5621" calcext:value-type="float">
            <text:p>177.5621</text:p>
          </table:table-cell>
          <table:table-cell table:number-columns-repeated="99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1-(([.L59]-1)/94)" office:value-type="float" office:value="0.51063829787234" calcext:value-type="float">
            <text:p>0.51063829787234</text:p>
          </table:table-cell>
          <table:table-cell office:value-type="float" office:value="47" calcext:value-type="float">
            <text:p>47</text:p>
          </table:table-cell>
          <table:table-cell table:formula="of:=[.M58]+[.J59]" office:value-type="float" office:value="223" calcext:value-type="float">
            <text:p>223</text:p>
          </table:table-cell>
          <table:table-cell table:formula="of:=[.M59]/241" office:value-type="float" office:value="0.925311203319502" calcext:value-type="float">
            <text:p>0.925311203319502</text:p>
          </table:table-cell>
          <table:table-cell table:formula="of:=-0.0516*[.B59]+0.0341*[.C59]-0.0027*[.D59]-0.0372*[.F59]+0.2119*[.G59]+0.0018*[.H59]+0.005*[.I59]-0.3091" office:value-type="float" office:value="0.2731" calcext:value-type="float">
            <text:p>0.2731</text:p>
          </table:table-cell>
          <table:table-cell office:value-type="float" office:value="11" calcext:value-type="float">
            <text:p>11</text:p>
          </table:table-cell>
          <table:table-cell table:formula="of:=SUM([.$O$2:.O59])" office:value-type="float" office:value="175.7937" calcext:value-type="float">
            <text:p>175.7937</text:p>
          </table:table-cell>
          <table:table-cell table:formula="of:=[.P59]-[.L59]" office:value-type="float" office:value="-36" calcext:value-type="float">
            <text:p>-36</text:p>
          </table:table-cell>
          <table:table-cell table:formula="of:=[.Q59]/[.$Q$95]" office:value-type="float" office:value="1.02570540195031" calcext:value-type="float">
            <text:p>1.02570540195031</text:p>
          </table:table-cell>
          <table:table-cell table:formula="of:=ABS([.J59]-[.O59])" office:value-type="float" office:value="0.2731" calcext:value-type="float">
            <text:p>0.2731</text:p>
          </table:table-cell>
          <table:table-cell table:formula="of:=[.T59]/ABS([.J59]+1)" office:value-type="float" office:value="0.2731" calcext:value-type="float">
            <text:p>0.2731</text:p>
          </table:table-cell>
          <table:table-cell/>
          <table:table-cell table:formula="of:=-0.0482*[.B59]+0.0336*[.C59]-0.0021*[.D59]-0.0337*[.F59]+0.2088*[.G59]+0.0019*[.H59]-0.3255" office:value-type="float" office:value="0.255" calcext:value-type="float">
            <text:p>0.255</text:p>
          </table:table-cell>
          <table:table-cell office:value-type="float" office:value="37" calcext:value-type="float">
            <text:p>37</text:p>
          </table:table-cell>
          <table:table-cell table:formula="of:=[.X59]-[.L59]" office:value-type="float" office:value="-10" calcext:value-type="float">
            <text:p>-10</text:p>
          </table:table-cell>
          <table:table-cell table:formula="of:=SUM([.$W$2:.W59])/SUM([.$W$2:.$W$95])" office:value-type="float" office:value="1.02697899689164" calcext:value-type="float">
            <text:p>1.02697899689164</text:p>
          </table:table-cell>
          <table:table-cell table:formula="of:=[.X59]-[.P59]" office:value-type="float" office:value="26" calcext:value-type="float">
            <text:p>26</text:p>
          </table:table-cell>
          <table:table-cell table:formula="of:=ABS([.J59]-[.W59])" office:value-type="float" office:value="0.255" calcext:value-type="float">
            <text:p>0.255</text:p>
          </table:table-cell>
          <table:table-cell table:formula="of:=[.AB59]/ABS([.J59]+1)" office:value-type="float" office:value="0.255" calcext:value-type="float">
            <text:p>0.255</text:p>
          </table:table-cell>
          <table:table-cell table:formula="of:=SUM([.$W$2:.W59])" office:value-type="float" office:value="177.8171" calcext:value-type="float">
            <text:p>177.8171</text:p>
          </table:table-cell>
          <table:table-cell table:number-columns-repeated="99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5" calcext:value-type="float">
            <text:p>155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1-(([.L60]-1)/94)" office:value-type="float" office:value="0.978723404255319" calcext:value-type="float">
            <text:p>0.978723404255319</text:p>
          </table:table-cell>
          <table:table-cell office:value-type="float" office:value="3" calcext:value-type="float">
            <text:p>3</text:p>
          </table:table-cell>
          <table:table-cell table:formula="of:=[.M59]+[.J60]" office:value-type="float" office:value="223" calcext:value-type="float">
            <text:p>223</text:p>
          </table:table-cell>
          <table:table-cell table:formula="of:=[.M60]/241" office:value-type="float" office:value="0.925311203319502" calcext:value-type="float">
            <text:p>0.925311203319502</text:p>
          </table:table-cell>
          <table:table-cell table:formula="of:=-0.0516*[.B60]+0.0341*[.C60]-0.0027*[.D60]-0.0372*[.F60]+0.2119*[.G60]+0.0018*[.H60]+0.005*[.I60]-0.3091" office:value-type="float" office:value="0.3042" calcext:value-type="float">
            <text:p>0.3042</text:p>
          </table:table-cell>
          <table:table-cell office:value-type="float" office:value="27" calcext:value-type="float">
            <text:p>27</text:p>
          </table:table-cell>
          <table:table-cell table:formula="of:=SUM([.$O$2:.O60])" office:value-type="float" office:value="176.0979" calcext:value-type="float">
            <text:p>176.0979</text:p>
          </table:table-cell>
          <table:table-cell table:formula="of:=[.P60]-[.L60]" office:value-type="float" office:value="24" calcext:value-type="float">
            <text:p>24</text:p>
          </table:table-cell>
          <table:table-cell table:formula="of:=[.Q60]/[.$Q$95]" office:value-type="float" office:value="1.02748032097911" calcext:value-type="float">
            <text:p>1.02748032097911</text:p>
          </table:table-cell>
          <table:table-cell table:formula="of:=ABS([.J60]-[.O60])" office:value-type="float" office:value="0.3042" calcext:value-type="float">
            <text:p>0.3042</text:p>
          </table:table-cell>
          <table:table-cell table:formula="of:=[.T60]/ABS([.J60]+1)" office:value-type="float" office:value="0.3042" calcext:value-type="float">
            <text:p>0.3042</text:p>
          </table:table-cell>
          <table:table-cell/>
          <table:table-cell table:formula="of:=-0.0482*[.B60]+0.0336*[.C60]-0.0021*[.D60]-0.0337*[.F60]+0.2088*[.G60]+0.0019*[.H60]-0.3255" office:value-type="float" office:value="0.1871" calcext:value-type="float">
            <text:p>0.1871</text:p>
          </table:table-cell>
          <table:table-cell office:value-type="float" office:value="36" calcext:value-type="float">
            <text:p>36</text:p>
          </table:table-cell>
          <table:table-cell table:formula="of:=[.X60]-[.L60]" office:value-type="float" office:value="33" calcext:value-type="float">
            <text:p>33</text:p>
          </table:table-cell>
          <table:table-cell table:formula="of:=SUM([.$W$2:.W60])/SUM([.$W$2:.$W$95])" office:value-type="float" office:value="1.02805958908619" calcext:value-type="float">
            <text:p>1.02805958908619</text:p>
          </table:table-cell>
          <table:table-cell table:formula="of:=[.X60]-[.P60]" office:value-type="float" office:value="9" calcext:value-type="float">
            <text:p>9</text:p>
          </table:table-cell>
          <table:table-cell table:formula="of:=ABS([.J60]-[.W60])" office:value-type="float" office:value="0.1871" calcext:value-type="float">
            <text:p>0.1871</text:p>
          </table:table-cell>
          <table:table-cell table:formula="of:=[.AB60]/ABS([.J60]+1)" office:value-type="float" office:value="0.1871" calcext:value-type="float">
            <text:p>0.1871</text:p>
          </table:table-cell>
          <table:table-cell table:formula="of:=SUM([.$W$2:.W60])" office:value-type="float" office:value="178.0042" calcext:value-type="float">
            <text:p>178.0042</text:p>
          </table:table-cell>
          <table:table-cell table:number-columns-repeated="99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1-(([.L61]-1)/94)" office:value-type="float" office:value="0.553191489361702" calcext:value-type="float">
            <text:p>0.553191489361702</text:p>
          </table:table-cell>
          <table:table-cell office:value-type="float" office:value="43" calcext:value-type="float">
            <text:p>43</text:p>
          </table:table-cell>
          <table:table-cell table:formula="of:=[.M60]+[.J61]" office:value-type="float" office:value="223" calcext:value-type="float">
            <text:p>223</text:p>
          </table:table-cell>
          <table:table-cell table:formula="of:=[.M61]/241" office:value-type="float" office:value="0.925311203319502" calcext:value-type="float">
            <text:p>0.925311203319502</text:p>
          </table:table-cell>
          <table:table-cell table:formula="of:=-0.0516*[.B61]+0.0341*[.C61]-0.0027*[.D61]-0.0372*[.F61]+0.2119*[.G61]+0.0018*[.H61]+0.005*[.I61]-0.3091" office:value-type="float" office:value="0.2032" calcext:value-type="float">
            <text:p>0.2032</text:p>
          </table:table-cell>
          <table:table-cell office:value-type="float" office:value="47" calcext:value-type="float">
            <text:p>47</text:p>
          </table:table-cell>
          <table:table-cell table:formula="of:=SUM([.$O$2:.O61])" office:value-type="float" office:value="176.3011" calcext:value-type="float">
            <text:p>176.3011</text:p>
          </table:table-cell>
          <table:table-cell table:formula="of:=[.P61]-[.L61]" office:value-type="float" office:value="4" calcext:value-type="float">
            <text:p>4</text:p>
          </table:table-cell>
          <table:table-cell table:formula="of:=[.Q61]/[.$Q$95]" office:value-type="float" office:value="1.02866593421597" calcext:value-type="float">
            <text:p>1.02866593421597</text:p>
          </table:table-cell>
          <table:table-cell table:formula="of:=ABS([.J61]-[.O61])" office:value-type="float" office:value="0.2032" calcext:value-type="float">
            <text:p>0.2032</text:p>
          </table:table-cell>
          <table:table-cell table:formula="of:=[.T61]/ABS([.J61]+1)" office:value-type="float" office:value="0.2032" calcext:value-type="float">
            <text:p>0.2032</text:p>
          </table:table-cell>
          <table:table-cell/>
          <table:table-cell table:formula="of:=-0.0482*[.B61]+0.0336*[.C61]-0.0021*[.D61]-0.0337*[.F61]+0.2088*[.G61]+0.0019*[.H61]-0.3255" office:value-type="float" office:value="0.1754" calcext:value-type="float">
            <text:p>0.1754</text:p>
          </table:table-cell>
          <table:table-cell office:value-type="float" office:value="35" calcext:value-type="float">
            <text:p>35</text:p>
          </table:table-cell>
          <table:table-cell table:formula="of:=[.X61]-[.L61]" office:value-type="float" office:value="-8" calcext:value-type="float">
            <text:p>-8</text:p>
          </table:table-cell>
          <table:table-cell table:formula="of:=SUM([.$W$2:.W61])/SUM([.$W$2:.$W$95])" office:value-type="float" office:value="1.02907260817184" calcext:value-type="float">
            <text:p>1.02907260817184</text:p>
          </table:table-cell>
          <table:table-cell table:formula="of:=[.X61]-[.P61]" office:value-type="float" office:value="-12" calcext:value-type="float">
            <text:p>-12</text:p>
          </table:table-cell>
          <table:table-cell table:formula="of:=ABS([.J61]-[.W61])" office:value-type="float" office:value="0.1754" calcext:value-type="float">
            <text:p>0.1754</text:p>
          </table:table-cell>
          <table:table-cell table:formula="of:=[.AB61]/ABS([.J61]+1)" office:value-type="float" office:value="0.1754" calcext:value-type="float">
            <text:p>0.1754</text:p>
          </table:table-cell>
          <table:table-cell table:formula="of:=SUM([.$W$2:.W61])" office:value-type="float" office:value="178.1796" calcext:value-type="float">
            <text:p>178.1796</text:p>
          </table:table-cell>
          <table:table-cell table:number-columns-repeated="99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07" calcext:value-type="float">
            <text:p>107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1-(([.L62]-1)/94)" office:value-type="float" office:value="0.404255319148936" calcext:value-type="float">
            <text:p>0.404255319148936</text:p>
          </table:table-cell>
          <table:table-cell office:value-type="float" office:value="57" calcext:value-type="float">
            <text:p>57</text:p>
          </table:table-cell>
          <table:table-cell table:formula="of:=[.M61]+[.J62]" office:value-type="float" office:value="224" calcext:value-type="float">
            <text:p>224</text:p>
          </table:table-cell>
          <table:table-cell table:formula="of:=[.M62]/241" office:value-type="float" office:value="0.929460580912863" calcext:value-type="float">
            <text:p>0.929460580912863</text:p>
          </table:table-cell>
          <table:table-cell table:formula="of:=-0.0516*[.B62]+0.0341*[.C62]-0.0027*[.D62]-0.0372*[.F62]+0.2119*[.G62]+0.0018*[.H62]+0.005*[.I62]-0.3091" office:value-type="float" office:value="0.1198" calcext:value-type="float">
            <text:p>0.1198</text:p>
          </table:table-cell>
          <table:table-cell office:value-type="float" office:value="16" calcext:value-type="float">
            <text:p>16</text:p>
          </table:table-cell>
          <table:table-cell table:formula="of:=SUM([.$O$2:.O62])" office:value-type="float" office:value="176.4209" calcext:value-type="float">
            <text:p>176.4209</text:p>
          </table:table-cell>
          <table:table-cell table:formula="of:=[.P62]-[.L62]" office:value-type="float" office:value="-41" calcext:value-type="float">
            <text:p>-41</text:p>
          </table:table-cell>
          <table:table-cell table:formula="of:=[.Q62]/[.$Q$95]" office:value-type="float" office:value="1.02936493257117" calcext:value-type="float">
            <text:p>1.02936493257117</text:p>
          </table:table-cell>
          <table:table-cell table:formula="of:=ABS([.J62]-[.O62])" office:value-type="float" office:value="0.8802" calcext:value-type="float">
            <text:p>0.8802</text:p>
          </table:table-cell>
          <table:table-cell table:formula="of:=[.T62]/ABS([.J62]+1)" office:value-type="float" office:value="0.4401" calcext:value-type="float">
            <text:p>0.4401</text:p>
          </table:table-cell>
          <table:table-cell/>
          <table:table-cell table:formula="of:=-0.0482*[.B62]+0.0336*[.C62]-0.0021*[.D62]-0.0337*[.F62]+0.2088*[.G62]+0.0019*[.H62]-0.3255" office:value-type="float" office:value="0.1328" calcext:value-type="float">
            <text:p>0.1328</text:p>
          </table:table-cell>
          <table:table-cell office:value-type="float" office:value="34" calcext:value-type="float">
            <text:p>34</text:p>
          </table:table-cell>
          <table:table-cell table:formula="of:=[.X62]-[.L62]" office:value-type="float" office:value="-23" calcext:value-type="float">
            <text:p>-23</text:p>
          </table:table-cell>
          <table:table-cell table:formula="of:=SUM([.$W$2:.W62])/SUM([.$W$2:.$W$95])" office:value-type="float" office:value="1.02983959183532" calcext:value-type="float">
            <text:p>1.02983959183532</text:p>
          </table:table-cell>
          <table:table-cell table:formula="of:=[.X62]-[.P62]" office:value-type="float" office:value="18" calcext:value-type="float">
            <text:p>18</text:p>
          </table:table-cell>
          <table:table-cell table:formula="of:=ABS([.J62]-[.W62])" office:value-type="float" office:value="0.8672" calcext:value-type="float">
            <text:p>0.8672</text:p>
          </table:table-cell>
          <table:table-cell table:formula="of:=[.AB62]/ABS([.J62]+1)" office:value-type="float" office:value="0.4336" calcext:value-type="float">
            <text:p>0.4336</text:p>
          </table:table-cell>
          <table:table-cell table:formula="of:=SUM([.$W$2:.W62])" office:value-type="float" office:value="178.3124" calcext:value-type="float">
            <text:p>178.3124</text:p>
          </table:table-cell>
          <table:table-cell table:number-columns-repeated="99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1-(([.L63]-1)/94)" office:value-type="float" office:value="0.542553191489362" calcext:value-type="float">
            <text:p>0.542553191489362</text:p>
          </table:table-cell>
          <table:table-cell office:value-type="float" office:value="44" calcext:value-type="float">
            <text:p>44</text:p>
          </table:table-cell>
          <table:table-cell table:formula="of:=[.M62]+[.J63]" office:value-type="float" office:value="224" calcext:value-type="float">
            <text:p>224</text:p>
          </table:table-cell>
          <table:table-cell table:formula="of:=[.M63]/241" office:value-type="float" office:value="0.929460580912863" calcext:value-type="float">
            <text:p>0.929460580912863</text:p>
          </table:table-cell>
          <table:table-cell table:formula="of:=-0.0516*[.B63]+0.0341*[.C63]-0.0027*[.D63]-0.0372*[.F63]+0.2119*[.G63]+0.0018*[.H63]+0.005*[.I63]-0.3091" office:value-type="float" office:value="0.1292" calcext:value-type="float">
            <text:p>0.1292</text:p>
          </table:table-cell>
          <table:table-cell office:value-type="float" office:value="62" calcext:value-type="float">
            <text:p>62</text:p>
          </table:table-cell>
          <table:table-cell table:formula="of:=SUM([.$O$2:.O63])" office:value-type="float" office:value="176.5501" calcext:value-type="float">
            <text:p>176.5501</text:p>
          </table:table-cell>
          <table:table-cell table:formula="of:=[.P63]-[.L63]" office:value-type="float" office:value="18" calcext:value-type="float">
            <text:p>18</text:p>
          </table:table-cell>
          <table:table-cell table:formula="of:=[.Q63]/[.$Q$95]" office:value-type="float" office:value="1.03011877720799" calcext:value-type="float">
            <text:p>1.03011877720799</text:p>
          </table:table-cell>
          <table:table-cell table:formula="of:=ABS([.J63]-[.O63])" office:value-type="float" office:value="0.1292" calcext:value-type="float">
            <text:p>0.1292</text:p>
          </table:table-cell>
          <table:table-cell table:formula="of:=[.T63]/ABS([.J63]+1)" office:value-type="float" office:value="0.1292" calcext:value-type="float">
            <text:p>0.1292</text:p>
          </table:table-cell>
          <table:table-cell/>
          <table:table-cell table:formula="of:=-0.0482*[.B63]+0.0336*[.C63]-0.0021*[.D63]-0.0337*[.F63]+0.2088*[.G63]+0.0019*[.H63]-0.3255" office:value-type="float" office:value="0.0989000000000001" calcext:value-type="float">
            <text:p>0.0989</text:p>
          </table:table-cell>
          <table:table-cell office:value-type="float" office:value="33" calcext:value-type="float">
            <text:p>33</text:p>
          </table:table-cell>
          <table:table-cell table:formula="of:=[.X63]-[.L63]" office:value-type="float" office:value="-11" calcext:value-type="float">
            <text:p>-11</text:p>
          </table:table-cell>
          <table:table-cell table:formula="of:=SUM([.$W$2:.W63])/SUM([.$W$2:.$W$95])" office:value-type="float" office:value="1.03041078674735" calcext:value-type="float">
            <text:p>1.03041078674735</text:p>
          </table:table-cell>
          <table:table-cell table:formula="of:=[.X63]-[.P63]" office:value-type="float" office:value="-29" calcext:value-type="float">
            <text:p>-29</text:p>
          </table:table-cell>
          <table:table-cell table:formula="of:=ABS([.J63]-[.W63])" office:value-type="float" office:value="0.0989000000000001" calcext:value-type="float">
            <text:p>0.0989</text:p>
          </table:table-cell>
          <table:table-cell table:formula="of:=[.AB63]/ABS([.J63]+1)" office:value-type="float" office:value="0.0989000000000001" calcext:value-type="float">
            <text:p>0.0989</text:p>
          </table:table-cell>
          <table:table-cell table:formula="of:=SUM([.$W$2:.W63])" office:value-type="float" office:value="178.4113" calcext:value-type="float">
            <text:p>178.4113</text:p>
          </table:table-cell>
          <table:table-cell table:number-columns-repeated="99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office:value-type="float" office:value="111" calcext:value-type="float">
            <text:p>111</text:p>
          </table:table-cell>
          <table:table-cell office:value-type="float" office:value="747" calcext:value-type="float">
            <text:p>747</text:p>
          </table:table-cell>
          <table:table-cell office:value-type="float" office:value="544" calcext:value-type="float">
            <text:p>54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103" calcext:value-type="float">
            <text:p>1103</text:p>
          </table:table-cell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table:formula="of:=1-(([.L64]-1)/94)" office:value-type="float" office:value="0.287234042553191" calcext:value-type="float">
            <text:p>0.287234042553191</text:p>
          </table:table-cell>
          <table:table-cell office:value-type="float" office:value="68" calcext:value-type="float">
            <text:p>68</text:p>
          </table:table-cell>
          <table:table-cell table:formula="of:=[.M63]+[.J64]" office:value-type="float" office:value="226" calcext:value-type="float">
            <text:p>226</text:p>
          </table:table-cell>
          <table:table-cell table:formula="of:=[.M64]/241" office:value-type="float" office:value="0.937759336099585" calcext:value-type="float">
            <text:p>0.937759336099585</text:p>
          </table:table-cell>
          <table:table-cell table:formula="of:=-0.0516*[.B64]+0.0341*[.C64]-0.0027*[.D64]-0.0372*[.F64]+0.2119*[.G64]+0.0018*[.H64]+0.005*[.I64]-0.3091" office:value-type="float" office:value="0.2215" calcext:value-type="float">
            <text:p>0.2215</text:p>
          </table:table-cell>
          <table:table-cell office:value-type="float" office:value="51" calcext:value-type="float">
            <text:p>51</text:p>
          </table:table-cell>
          <table:table-cell table:formula="of:=SUM([.$O$2:.O64])" office:value-type="float" office:value="176.7716" calcext:value-type="float">
            <text:p>176.7716</text:p>
          </table:table-cell>
          <table:table-cell table:formula="of:=[.P64]-[.L64]" office:value-type="float" office:value="-17" calcext:value-type="float">
            <text:p>-17</text:p>
          </table:table-cell>
          <table:table-cell table:formula="of:=[.Q64]/[.$Q$95]" office:value-type="float" office:value="1.03141116565269" calcext:value-type="float">
            <text:p>1.03141116565269</text:p>
          </table:table-cell>
          <table:table-cell table:formula="of:=ABS([.J64]-[.O64])" office:value-type="float" office:value="1.7785" calcext:value-type="float">
            <text:p>1.7785</text:p>
          </table:table-cell>
          <table:table-cell table:formula="of:=[.T64]/ABS([.J64]+1)" office:value-type="float" office:value="0.592833333333333" calcext:value-type="float">
            <text:p>0.592833333333333</text:p>
          </table:table-cell>
          <table:table-cell/>
          <table:table-cell table:formula="of:=-0.0482*[.B64]+0.0336*[.C64]-0.0021*[.D64]-0.0337*[.F64]+0.2088*[.G64]+0.0019*[.H64]-0.3255" office:value-type="float" office:value="0.0634000000000005" calcext:value-type="float">
            <text:p>0.063400000000001</text:p>
          </table:table-cell>
          <table:table-cell office:value-type="float" office:value="32" calcext:value-type="float">
            <text:p>32</text:p>
          </table:table-cell>
          <table:table-cell table:formula="of:=[.X64]-[.L64]" office:value-type="float" office:value="-36" calcext:value-type="float">
            <text:p>-36</text:p>
          </table:table-cell>
          <table:table-cell table:formula="of:=SUM([.$W$2:.W64])/SUM([.$W$2:.$W$95])" office:value-type="float" office:value="1.03077695214091" calcext:value-type="float">
            <text:p>1.03077695214091</text:p>
          </table:table-cell>
          <table:table-cell table:formula="of:=[.X64]-[.P64]" office:value-type="float" office:value="-19" calcext:value-type="float">
            <text:p>-19</text:p>
          </table:table-cell>
          <table:table-cell table:formula="of:=ABS([.J64]-[.W64])" office:value-type="float" office:value="1.9366" calcext:value-type="float">
            <text:p>1.9366</text:p>
          </table:table-cell>
          <table:table-cell table:formula="of:=[.AB64]/ABS([.J64]+1)" office:value-type="float" office:value="0.645533333333333" calcext:value-type="float">
            <text:p>0.645533333333333</text:p>
          </table:table-cell>
          <table:table-cell table:formula="of:=SUM([.$W$2:.W64])" office:value-type="float" office:value="178.4747" calcext:value-type="float">
            <text:p>178.4747</text:p>
          </table:table-cell>
          <table:table-cell table:number-columns-repeated="99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1-(([.L65]-1)/94)" office:value-type="float" office:value="0.521276595744681" calcext:value-type="float">
            <text:p>0.521276595744681</text:p>
          </table:table-cell>
          <table:table-cell office:value-type="float" office:value="46" calcext:value-type="float">
            <text:p>46</text:p>
          </table:table-cell>
          <table:table-cell table:formula="of:=[.M64]+[.J65]" office:value-type="float" office:value="226" calcext:value-type="float">
            <text:p>226</text:p>
          </table:table-cell>
          <table:table-cell table:formula="of:=[.M65]/241" office:value-type="float" office:value="0.937759336099585" calcext:value-type="float">
            <text:p>0.937759336099585</text:p>
          </table:table-cell>
          <table:table-cell table:formula="of:=-0.0516*[.B65]+0.0341*[.C65]-0.0027*[.D65]-0.0372*[.F65]+0.2119*[.G65]+0.0018*[.H65]+0.005*[.I65]-0.3091" office:value-type="float" office:value="0.0111999999999999" calcext:value-type="float">
            <text:p>0.0112</text:p>
          </table:table-cell>
          <table:table-cell office:value-type="float" office:value="38" calcext:value-type="float">
            <text:p>38</text:p>
          </table:table-cell>
          <table:table-cell table:formula="of:=SUM([.$O$2:.O65])" office:value-type="float" office:value="176.7828" calcext:value-type="float">
            <text:p>176.7828</text:p>
          </table:table-cell>
          <table:table-cell table:formula="of:=[.P65]-[.L65]" office:value-type="float" office:value="-8" calcext:value-type="float">
            <text:p>-8</text:p>
          </table:table-cell>
          <table:table-cell table:formula="of:=[.Q65]/[.$Q$95]" office:value-type="float" office:value="1.03147651441378" calcext:value-type="float">
            <text:p>1.03147651441378</text:p>
          </table:table-cell>
          <table:table-cell table:formula="of:=ABS([.J65]-[.O65])" office:value-type="float" office:value="0.0111999999999999" calcext:value-type="float">
            <text:p>0.0112</text:p>
          </table:table-cell>
          <table:table-cell table:formula="of:=[.T65]/ABS([.J65]+1)" office:value-type="float" office:value="0.0111999999999999" calcext:value-type="float">
            <text:p>0.0112</text:p>
          </table:table-cell>
          <table:table-cell/>
          <table:table-cell table:formula="of:=-0.0482*[.B65]+0.0336*[.C65]-0.0021*[.D65]-0.0337*[.F65]+0.2088*[.G65]+0.0019*[.H65]-0.3255" office:value-type="float" office:value="0.0479" calcext:value-type="float">
            <text:p>0.0479</text:p>
          </table:table-cell>
          <table:table-cell office:value-type="float" office:value="31" calcext:value-type="float">
            <text:p>31</text:p>
          </table:table-cell>
          <table:table-cell table:formula="of:=[.X65]-[.L65]" office:value-type="float" office:value="-15" calcext:value-type="float">
            <text:p>-15</text:p>
          </table:table-cell>
          <table:table-cell table:formula="of:=SUM([.$W$2:.W65])/SUM([.$W$2:.$W$95])" office:value-type="float" office:value="1.03105359760387" calcext:value-type="float">
            <text:p>1.03105359760387</text:p>
          </table:table-cell>
          <table:table-cell table:formula="of:=[.X65]-[.P65]" office:value-type="float" office:value="-7" calcext:value-type="float">
            <text:p>-7</text:p>
          </table:table-cell>
          <table:table-cell table:formula="of:=ABS([.J65]-[.W65])" office:value-type="float" office:value="0.0479" calcext:value-type="float">
            <text:p>0.0479</text:p>
          </table:table-cell>
          <table:table-cell table:formula="of:=[.AB65]/ABS([.J65]+1)" office:value-type="float" office:value="0.0479" calcext:value-type="float">
            <text:p>0.0479</text:p>
          </table:table-cell>
          <table:table-cell table:formula="of:=SUM([.$W$2:.W65])" office:value-type="float" office:value="178.5226" calcext:value-type="float">
            <text:p>178.5226</text:p>
          </table:table-cell>
          <table:table-cell table:number-columns-repeated="99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123" calcext:value-type="float">
            <text:p>123</text:p>
          </table:table-cell>
          <table:table-cell office:value-type="float" office:value="595" calcext:value-type="float">
            <text:p>595</text:p>
          </table:table-cell>
          <table:table-cell office:value-type="float" office:value="437" calcext:value-type="float">
            <text:p>437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formula="of:=1-(([.L66]-1)/94)" office:value-type="float" office:value="0.478723404255319" calcext:value-type="float">
            <text:p>0.478723404255319</text:p>
          </table:table-cell>
          <table:table-cell office:value-type="float" office:value="50" calcext:value-type="float">
            <text:p>50</text:p>
          </table:table-cell>
          <table:table-cell table:formula="of:=[.M65]+[.J66]" office:value-type="float" office:value="227" calcext:value-type="float">
            <text:p>227</text:p>
          </table:table-cell>
          <table:table-cell table:formula="of:=[.M66]/241" office:value-type="float" office:value="0.941908713692946" calcext:value-type="float">
            <text:p>0.941908713692946</text:p>
          </table:table-cell>
          <table:table-cell table:formula="of:=-0.0516*[.B66]+0.0341*[.C66]-0.0027*[.D66]-0.0372*[.F66]+0.2119*[.G66]+0.0018*[.H66]+0.005*[.I66]-0.3091" office:value-type="float" office:value="-0.0477" calcext:value-type="float">
            <text:p>-0.0477</text:p>
          </table:table-cell>
          <table:table-cell office:value-type="float" office:value="39" calcext:value-type="float">
            <text:p>39</text:p>
          </table:table-cell>
          <table:table-cell table:formula="of:=SUM([.$O$2:.O66])" office:value-type="float" office:value="176.7351" calcext:value-type="float">
            <text:p>176.7351</text:p>
          </table:table-cell>
          <table:table-cell table:formula="of:=[.P66]-[.L66]" office:value-type="float" office:value="-11" calcext:value-type="float">
            <text:p>-11</text:p>
          </table:table-cell>
          <table:table-cell table:formula="of:=[.Q66]/[.$Q$95]" office:value-type="float" office:value="1.03119819870808" calcext:value-type="float">
            <text:p>1.03119819870808</text:p>
          </table:table-cell>
          <table:table-cell table:formula="of:=ABS([.J66]-[.O66])" office:value-type="float" office:value="1.0477" calcext:value-type="float">
            <text:p>1.0477</text:p>
          </table:table-cell>
          <table:table-cell table:formula="of:=[.T66]/ABS([.J66]+1)" office:value-type="float" office:value="0.52385" calcext:value-type="float">
            <text:p>0.52385</text:p>
          </table:table-cell>
          <table:table-cell/>
          <table:table-cell table:formula="of:=-0.0482*[.B66]+0.0336*[.C66]-0.0021*[.D66]-0.0337*[.F66]+0.2088*[.G66]+0.0019*[.H66]-0.3255" office:value-type="float" office:value="0.0472000000000002" calcext:value-type="float">
            <text:p>0.0472</text:p>
          </table:table-cell>
          <table:table-cell office:value-type="float" office:value="30" calcext:value-type="float">
            <text:p>30</text:p>
          </table:table-cell>
          <table:table-cell table:formula="of:=[.X66]-[.L66]" office:value-type="float" office:value="-20" calcext:value-type="float">
            <text:p>-20</text:p>
          </table:table-cell>
          <table:table-cell table:formula="of:=SUM([.$W$2:.W66])/SUM([.$W$2:.$W$95])" office:value-type="float" office:value="1.03132620023125" calcext:value-type="float">
            <text:p>1.03132620023125</text:p>
          </table:table-cell>
          <table:table-cell table:formula="of:=[.X66]-[.P66]" office:value-type="float" office:value="-9" calcext:value-type="float">
            <text:p>-9</text:p>
          </table:table-cell>
          <table:table-cell table:formula="of:=ABS([.J66]-[.W66])" office:value-type="float" office:value="0.9528" calcext:value-type="float">
            <text:p>0.9528</text:p>
          </table:table-cell>
          <table:table-cell table:formula="of:=[.AB66]/ABS([.J66]+1)" office:value-type="float" office:value="0.4764" calcext:value-type="float">
            <text:p>0.4764</text:p>
          </table:table-cell>
          <table:table-cell table:formula="of:=SUM([.$W$2:.W66])" office:value-type="float" office:value="178.5698" calcext:value-type="float">
            <text:p>178.5698</text:p>
          </table:table-cell>
          <table:table-cell table:number-columns-repeated="99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1-(([.L67]-1)/94)" office:value-type="float" office:value="0.680851063829787" calcext:value-type="float">
            <text:p>0.680851063829787</text:p>
          </table:table-cell>
          <table:table-cell office:value-type="float" office:value="31" calcext:value-type="float">
            <text:p>31</text:p>
          </table:table-cell>
          <table:table-cell table:formula="of:=[.M66]+[.J67]" office:value-type="float" office:value="227" calcext:value-type="float">
            <text:p>227</text:p>
          </table:table-cell>
          <table:table-cell table:formula="of:=[.M67]/241" office:value-type="float" office:value="0.941908713692946" calcext:value-type="float">
            <text:p>0.941908713692946</text:p>
          </table:table-cell>
          <table:table-cell table:formula="of:=-0.0516*[.B67]+0.0341*[.C67]-0.0027*[.D67]-0.0372*[.F67]+0.2119*[.G67]+0.0018*[.H67]+0.005*[.I67]-0.3091" office:value-type="float" office:value="0.0089999999999999" calcext:value-type="float">
            <text:p>0.009</text:p>
          </table:table-cell>
          <table:table-cell office:value-type="float" office:value="23" calcext:value-type="float">
            <text:p>23</text:p>
          </table:table-cell>
          <table:table-cell table:formula="of:=SUM([.$O$2:.O67])" office:value-type="float" office:value="176.7441" calcext:value-type="float">
            <text:p>176.7441</text:p>
          </table:table-cell>
          <table:table-cell table:formula="of:=[.P67]-[.L67]" office:value-type="float" office:value="-8" calcext:value-type="float">
            <text:p>-8</text:p>
          </table:table-cell>
          <table:table-cell table:formula="of:=[.Q67]/[.$Q$95]" office:value-type="float" office:value="1.03125071110538" calcext:value-type="float">
            <text:p>1.03125071110538</text:p>
          </table:table-cell>
          <table:table-cell table:formula="of:=ABS([.J67]-[.O67])" office:value-type="float" office:value="0.0089999999999999" calcext:value-type="float">
            <text:p>0.009</text:p>
          </table:table-cell>
          <table:table-cell table:formula="of:=[.T67]/ABS([.J67]+1)" office:value-type="float" office:value="0.0089999999999999" calcext:value-type="float">
            <text:p>0.009</text:p>
          </table:table-cell>
          <table:table-cell/>
          <table:table-cell table:formula="of:=-0.0482*[.B67]+0.0336*[.C67]-0.0021*[.D67]-0.0337*[.F67]+0.2088*[.G67]+0.0019*[.H67]-0.3255" office:value-type="float" office:value="0.0312000000000002" calcext:value-type="float">
            <text:p>0.0312</text:p>
          </table:table-cell>
          <table:table-cell office:value-type="float" office:value="29" calcext:value-type="float">
            <text:p>29</text:p>
          </table:table-cell>
          <table:table-cell table:formula="of:=[.X67]-[.L67]" office:value-type="float" office:value="-2" calcext:value-type="float">
            <text:p>-2</text:p>
          </table:table-cell>
          <table:table-cell table:formula="of:=SUM([.$W$2:.W67])/SUM([.$W$2:.$W$95])" office:value-type="float" office:value="1.03150639518833" calcext:value-type="float">
            <text:p>1.03150639518833</text:p>
          </table:table-cell>
          <table:table-cell table:formula="of:=[.X67]-[.P67]" office:value-type="float" office:value="6" calcext:value-type="float">
            <text:p>6</text:p>
          </table:table-cell>
          <table:table-cell table:formula="of:=ABS([.J67]-[.W67])" office:value-type="float" office:value="0.0312000000000002" calcext:value-type="float">
            <text:p>0.0312</text:p>
          </table:table-cell>
          <table:table-cell table:formula="of:=[.AB67]/ABS([.J67]+1)" office:value-type="float" office:value="0.0312000000000002" calcext:value-type="float">
            <text:p>0.0312</text:p>
          </table:table-cell>
          <table:table-cell table:formula="of:=SUM([.$W$2:.W67])" office:value-type="float" office:value="178.601" calcext:value-type="float">
            <text:p>178.601</text:p>
          </table:table-cell>
          <table:table-cell table:number-columns-repeated="99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1-(([.L68]-1)/94)" office:value-type="float" office:value="0.797872340425532" calcext:value-type="float">
            <text:p>0.797872340425532</text:p>
          </table:table-cell>
          <table:table-cell office:value-type="float" office:value="20" calcext:value-type="float">
            <text:p>20</text:p>
          </table:table-cell>
          <table:table-cell table:formula="of:=[.M67]+[.J68]" office:value-type="float" office:value="227" calcext:value-type="float">
            <text:p>227</text:p>
          </table:table-cell>
          <table:table-cell table:formula="of:=[.M68]/241" office:value-type="float" office:value="0.941908713692946" calcext:value-type="float">
            <text:p>0.941908713692946</text:p>
          </table:table-cell>
          <table:table-cell table:formula="of:=-0.0516*[.B68]+0.0341*[.C68]-0.0027*[.D68]-0.0372*[.F68]+0.2119*[.G68]+0.0018*[.H68]+0.005*[.I68]-0.3091" office:value-type="float" office:value="0.0403" calcext:value-type="float">
            <text:p>0.0403</text:p>
          </table:table-cell>
          <table:table-cell office:value-type="float" office:value="29" calcext:value-type="float">
            <text:p>29</text:p>
          </table:table-cell>
          <table:table-cell table:formula="of:=SUM([.$O$2:.O68])" office:value-type="float" office:value="176.7844" calcext:value-type="float">
            <text:p>176.7844</text:p>
          </table:table-cell>
          <table:table-cell table:formula="of:=[.P68]-[.L68]" office:value-type="float" office:value="9" calcext:value-type="float">
            <text:p>9</text:p>
          </table:table-cell>
          <table:table-cell table:formula="of:=[.Q68]/[.$Q$95]" office:value-type="float" office:value="1.03148584995108" calcext:value-type="float">
            <text:p>1.03148584995108</text:p>
          </table:table-cell>
          <table:table-cell table:formula="of:=ABS([.J68]-[.O68])" office:value-type="float" office:value="0.0403" calcext:value-type="float">
            <text:p>0.0403</text:p>
          </table:table-cell>
          <table:table-cell table:formula="of:=[.T68]/ABS([.J68]+1)" office:value-type="float" office:value="0.0403" calcext:value-type="float">
            <text:p>0.0403</text:p>
          </table:table-cell>
          <table:table-cell/>
          <table:table-cell table:formula="of:=-0.0482*[.B68]+0.0336*[.C68]-0.0021*[.D68]-0.0337*[.F68]+0.2088*[.G68]+0.0019*[.H68]-0.3255" office:value-type="float" office:value="0.0292" calcext:value-type="float">
            <text:p>0.0292</text:p>
          </table:table-cell>
          <table:table-cell office:value-type="float" office:value="28" calcext:value-type="float">
            <text:p>28</text:p>
          </table:table-cell>
          <table:table-cell table:formula="of:=[.X68]-[.L68]" office:value-type="float" office:value="8" calcext:value-type="float">
            <text:p>8</text:p>
          </table:table-cell>
          <table:table-cell table:formula="of:=SUM([.$W$2:.W68])/SUM([.$W$2:.$W$95])" office:value-type="float" office:value="1.03167503918663" calcext:value-type="float">
            <text:p>1.03167503918663</text:p>
          </table:table-cell>
          <table:table-cell table:formula="of:=[.X68]-[.P68]" office:value-type="float" office:value="-1" calcext:value-type="float">
            <text:p>-1</text:p>
          </table:table-cell>
          <table:table-cell table:formula="of:=ABS([.J68]-[.W68])" office:value-type="float" office:value="0.0292" calcext:value-type="float">
            <text:p>0.0292</text:p>
          </table:table-cell>
          <table:table-cell table:formula="of:=[.AB68]/ABS([.J68]+1)" office:value-type="float" office:value="0.0292" calcext:value-type="float">
            <text:p>0.0292</text:p>
          </table:table-cell>
          <table:table-cell table:formula="of:=SUM([.$W$2:.W68])" office:value-type="float" office:value="178.6302" calcext:value-type="float">
            <text:p>178.6302</text:p>
          </table:table-cell>
          <table:table-cell table:number-columns-repeated="99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1-(([.L69]-1)/94)" office:value-type="float" office:value="0.840425531914894" calcext:value-type="float">
            <text:p>0.840425531914894</text:p>
          </table:table-cell>
          <table:table-cell office:value-type="float" office:value="16" calcext:value-type="float">
            <text:p>16</text:p>
          </table:table-cell>
          <table:table-cell table:formula="of:=[.M68]+[.J69]" office:value-type="float" office:value="227" calcext:value-type="float">
            <text:p>227</text:p>
          </table:table-cell>
          <table:table-cell table:formula="of:=[.M69]/241" office:value-type="float" office:value="0.941908713692946" calcext:value-type="float">
            <text:p>0.941908713692946</text:p>
          </table:table-cell>
          <table:table-cell table:formula="of:=-0.0516*[.B69]+0.0341*[.C69]-0.0027*[.D69]-0.0372*[.F69]+0.2119*[.G69]+0.0018*[.H69]+0.005*[.I69]-0.3091" office:value-type="float" office:value="0.0445" calcext:value-type="float">
            <text:p>0.0445</text:p>
          </table:table-cell>
          <table:table-cell office:value-type="float" office:value="68" calcext:value-type="float">
            <text:p>68</text:p>
          </table:table-cell>
          <table:table-cell table:formula="of:=SUM([.$O$2:.O69])" office:value-type="float" office:value="176.8289" calcext:value-type="float">
            <text:p>176.8289</text:p>
          </table:table-cell>
          <table:table-cell table:formula="of:=[.P69]-[.L69]" office:value-type="float" office:value="52" calcext:value-type="float">
            <text:p>52</text:p>
          </table:table-cell>
          <table:table-cell table:formula="of:=[.Q69]/[.$Q$95]" office:value-type="float" office:value="1.03174549458218" calcext:value-type="float">
            <text:p>1.03174549458218</text:p>
          </table:table-cell>
          <table:table-cell table:formula="of:=ABS([.J69]-[.O69])" office:value-type="float" office:value="0.0445" calcext:value-type="float">
            <text:p>0.0445</text:p>
          </table:table-cell>
          <table:table-cell table:formula="of:=[.T69]/ABS([.J69]+1)" office:value-type="float" office:value="0.0445" calcext:value-type="float">
            <text:p>0.0445</text:p>
          </table:table-cell>
          <table:table-cell/>
          <table:table-cell table:formula="of:=-0.0482*[.B69]+0.0336*[.C69]-0.0021*[.D69]-0.0337*[.F69]+0.2088*[.G69]+0.0019*[.H69]-0.3255" office:value-type="float" office:value="0.0243" calcext:value-type="float">
            <text:p>0.0243</text:p>
          </table:table-cell>
          <table:table-cell office:value-type="float" office:value="27" calcext:value-type="float">
            <text:p>27</text:p>
          </table:table-cell>
          <table:table-cell table:formula="of:=[.X69]-[.L69]" office:value-type="float" office:value="11" calcext:value-type="float">
            <text:p>11</text:p>
          </table:table-cell>
          <table:table-cell table:formula="of:=SUM([.$W$2:.W69])/SUM([.$W$2:.$W$95])" office:value-type="float" office:value="1.03181538333589" calcext:value-type="float">
            <text:p>1.03181538333589</text:p>
          </table:table-cell>
          <table:table-cell table:formula="of:=[.X69]-[.P69]" office:value-type="float" office:value="-41" calcext:value-type="float">
            <text:p>-41</text:p>
          </table:table-cell>
          <table:table-cell table:formula="of:=ABS([.J69]-[.W69])" office:value-type="float" office:value="0.0243" calcext:value-type="float">
            <text:p>0.0243</text:p>
          </table:table-cell>
          <table:table-cell table:formula="of:=[.AB69]/ABS([.J69]+1)" office:value-type="float" office:value="0.0243" calcext:value-type="float">
            <text:p>0.0243</text:p>
          </table:table-cell>
          <table:table-cell table:formula="of:=SUM([.$W$2:.W69])" office:value-type="float" office:value="178.6545" calcext:value-type="float">
            <text:p>178.6545</text:p>
          </table:table-cell>
          <table:table-cell table:number-columns-repeated="99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1-(([.L70]-1)/94)" office:value-type="float" office:value="0.702127659574468" calcext:value-type="float">
            <text:p>0.702127659574468</text:p>
          </table:table-cell>
          <table:table-cell office:value-type="float" office:value="29" calcext:value-type="float">
            <text:p>29</text:p>
          </table:table-cell>
          <table:table-cell table:formula="of:=[.M69]+[.J70]" office:value-type="float" office:value="227" calcext:value-type="float">
            <text:p>227</text:p>
          </table:table-cell>
          <table:table-cell table:formula="of:=[.M70]/241" office:value-type="float" office:value="0.941908713692946" calcext:value-type="float">
            <text:p>0.941908713692946</text:p>
          </table:table-cell>
          <table:table-cell table:formula="of:=-0.0516*[.B70]+0.0341*[.C70]-0.0027*[.D70]-0.0372*[.F70]+0.2119*[.G70]+0.0018*[.H70]+0.005*[.I70]-0.3091" office:value-type="float" office:value="0.0292999999999999" calcext:value-type="float">
            <text:p>0.0293</text:p>
          </table:table-cell>
          <table:table-cell office:value-type="float" office:value="30" calcext:value-type="float">
            <text:p>30</text:p>
          </table:table-cell>
          <table:table-cell table:formula="of:=SUM([.$O$2:.O70])" office:value-type="float" office:value="176.8582" calcext:value-type="float">
            <text:p>176.8582</text:p>
          </table:table-cell>
          <table:table-cell table:formula="of:=[.P70]-[.L70]" office:value-type="float" office:value="1" calcext:value-type="float">
            <text:p>1</text:p>
          </table:table-cell>
          <table:table-cell table:formula="of:=[.Q70]/[.$Q$95]" office:value-type="float" office:value="1.03191645160895" calcext:value-type="float">
            <text:p>1.03191645160895</text:p>
          </table:table-cell>
          <table:table-cell table:formula="of:=ABS([.J70]-[.O70])" office:value-type="float" office:value="0.0292999999999999" calcext:value-type="float">
            <text:p>0.0293</text:p>
          </table:table-cell>
          <table:table-cell table:formula="of:=[.T70]/ABS([.J70]+1)" office:value-type="float" office:value="0.0292999999999999" calcext:value-type="float">
            <text:p>0.0293</text:p>
          </table:table-cell>
          <table:table-cell/>
          <table:table-cell table:formula="of:=-0.0482*[.B70]+0.0336*[.C70]-0.0021*[.D70]-0.0337*[.F70]+0.2088*[.G70]+0.0019*[.H70]-0.3255" office:value-type="float" office:value="0.00919999999999999" calcext:value-type="float">
            <text:p>0.0092</text:p>
          </table:table-cell>
          <table:table-cell office:value-type="float" office:value="26" calcext:value-type="float">
            <text:p>26</text:p>
          </table:table-cell>
          <table:table-cell table:formula="of:=[.X70]-[.L70]" office:value-type="float" office:value="-3" calcext:value-type="float">
            <text:p>-3</text:p>
          </table:table-cell>
          <table:table-cell table:formula="of:=SUM([.$W$2:.W70])/SUM([.$W$2:.$W$95])" office:value-type="float" office:value="1.03186851774632" calcext:value-type="float">
            <text:p>1.03186851774632</text:p>
          </table:table-cell>
          <table:table-cell table:formula="of:=[.X70]-[.P70]" office:value-type="float" office:value="-4" calcext:value-type="float">
            <text:p>-4</text:p>
          </table:table-cell>
          <table:table-cell table:formula="of:=ABS([.J70]-[.W70])" office:value-type="float" office:value="0.00919999999999999" calcext:value-type="float">
            <text:p>0.0092</text:p>
          </table:table-cell>
          <table:table-cell table:formula="of:=[.AB70]/ABS([.J70]+1)" office:value-type="float" office:value="0.00919999999999999" calcext:value-type="float">
            <text:p>0.0092</text:p>
          </table:table-cell>
          <table:table-cell table:formula="of:=SUM([.$W$2:.W70])" office:value-type="float" office:value="178.6637" calcext:value-type="float">
            <text:p>178.6637</text:p>
          </table:table-cell>
          <table:table-cell table:number-columns-repeated="99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1-(([.L71]-1)/94)" office:value-type="float" office:value="0.627659574468085" calcext:value-type="float">
            <text:p>0.627659574468085</text:p>
          </table:table-cell>
          <table:table-cell office:value-type="float" office:value="36" calcext:value-type="float">
            <text:p>36</text:p>
          </table:table-cell>
          <table:table-cell table:formula="of:=[.M70]+[.J71]" office:value-type="float" office:value="227" calcext:value-type="float">
            <text:p>227</text:p>
          </table:table-cell>
          <table:table-cell table:formula="of:=[.M71]/241" office:value-type="float" office:value="0.941908713692946" calcext:value-type="float">
            <text:p>0.941908713692946</text:p>
          </table:table-cell>
          <table:table-cell table:formula="of:=-0.0516*[.B71]+0.0341*[.C71]-0.0027*[.D71]-0.0372*[.F71]+0.2119*[.G71]+0.0018*[.H71]+0.005*[.I71]-0.3091" office:value-type="float" office:value="0.0292999999999999" calcext:value-type="float">
            <text:p>0.0293</text:p>
          </table:table-cell>
          <table:table-cell office:value-type="float" office:value="7" calcext:value-type="float">
            <text:p>7</text:p>
          </table:table-cell>
          <table:table-cell table:formula="of:=SUM([.$O$2:.O71])" office:value-type="float" office:value="176.8875" calcext:value-type="float">
            <text:p>176.8875</text:p>
          </table:table-cell>
          <table:table-cell table:formula="of:=[.P71]-[.L71]" office:value-type="float" office:value="-29" calcext:value-type="float">
            <text:p>-29</text:p>
          </table:table-cell>
          <table:table-cell table:formula="of:=[.Q71]/[.$Q$95]" office:value-type="float" office:value="1.03208740863572" calcext:value-type="float">
            <text:p>1.03208740863572</text:p>
          </table:table-cell>
          <table:table-cell table:formula="of:=ABS([.J71]-[.O71])" office:value-type="float" office:value="0.0292999999999999" calcext:value-type="float">
            <text:p>0.0293</text:p>
          </table:table-cell>
          <table:table-cell table:formula="of:=[.T71]/ABS([.J71]+1)" office:value-type="float" office:value="0.0292999999999999" calcext:value-type="float">
            <text:p>0.0293</text:p>
          </table:table-cell>
          <table:table-cell/>
          <table:table-cell table:formula="of:=-0.0482*[.B71]+0.0336*[.C71]-0.0021*[.D71]-0.0337*[.F71]+0.2088*[.G71]+0.0019*[.H71]-0.3255" office:value-type="float" office:value="0.00919999999999999" calcext:value-type="float">
            <text:p>0.0092</text:p>
          </table:table-cell>
          <table:table-cell office:value-type="float" office:value="25" calcext:value-type="float">
            <text:p>25</text:p>
          </table:table-cell>
          <table:table-cell table:formula="of:=[.X71]-[.L71]" office:value-type="float" office:value="-11" calcext:value-type="float">
            <text:p>-11</text:p>
          </table:table-cell>
          <table:table-cell table:formula="of:=SUM([.$W$2:.W71])/SUM([.$W$2:.$W$95])" office:value-type="float" office:value="1.03192165215674" calcext:value-type="float">
            <text:p>1.03192165215674</text:p>
          </table:table-cell>
          <table:table-cell table:formula="of:=[.X71]-[.P71]" office:value-type="float" office:value="18" calcext:value-type="float">
            <text:p>18</text:p>
          </table:table-cell>
          <table:table-cell table:formula="of:=ABS([.J71]-[.W71])" office:value-type="float" office:value="0.00919999999999999" calcext:value-type="float">
            <text:p>0.0092</text:p>
          </table:table-cell>
          <table:table-cell table:formula="of:=[.AB71]/ABS([.J71]+1)" office:value-type="float" office:value="0.00919999999999999" calcext:value-type="float">
            <text:p>0.0092</text:p>
          </table:table-cell>
          <table:table-cell table:formula="of:=SUM([.$W$2:.W71])" office:value-type="float" office:value="178.6729" calcext:value-type="float">
            <text:p>178.6729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1-(([.L72]-1)/94)" office:value-type="float" office:value="0.531914893617021" calcext:value-type="float">
            <text:p>0.531914893617021</text:p>
          </table:table-cell>
          <table:table-cell office:value-type="float" office:value="45" calcext:value-type="float">
            <text:p>45</text:p>
          </table:table-cell>
          <table:table-cell table:formula="of:=[.M71]+[.J72]" office:value-type="float" office:value="227" calcext:value-type="float">
            <text:p>227</text:p>
          </table:table-cell>
          <table:table-cell table:formula="of:=[.M72]/241" office:value-type="float" office:value="0.941908713692946" calcext:value-type="float">
            <text:p>0.941908713692946</text:p>
          </table:table-cell>
          <table:table-cell table:formula="of:=-0.0516*[.B72]+0.0341*[.C72]-0.0027*[.D72]-0.0372*[.F72]+0.2119*[.G72]+0.0018*[.H72]+0.005*[.I72]-0.3091" office:value-type="float" office:value="-0.00109999999999999" calcext:value-type="float">
            <text:p>-0.0011</text:p>
          </table:table-cell>
          <table:table-cell office:value-type="float" office:value="44" calcext:value-type="float">
            <text:p>44</text:p>
          </table:table-cell>
          <table:table-cell table:formula="of:=SUM([.$O$2:.O72])" office:value-type="float" office:value="176.8864" calcext:value-type="float">
            <text:p>176.8864</text:p>
          </table:table-cell>
          <table:table-cell table:formula="of:=[.P72]-[.L72]" office:value-type="float" office:value="-1" calcext:value-type="float">
            <text:p>-1</text:p>
          </table:table-cell>
          <table:table-cell table:formula="of:=[.Q72]/[.$Q$95]" office:value-type="float" office:value="1.03208099045383" calcext:value-type="float">
            <text:p>1.03208099045383</text:p>
          </table:table-cell>
          <table:table-cell table:formula="of:=ABS([.J72]-[.O72])" office:value-type="float" office:value="0.00109999999999999" calcext:value-type="float">
            <text:p>0.0011</text:p>
          </table:table-cell>
          <table:table-cell table:formula="of:=[.T72]/ABS([.J72]+1)" office:value-type="float" office:value="0.00109999999999999" calcext:value-type="float">
            <text:p>0.0011</text:p>
          </table:table-cell>
          <table:table-cell/>
          <table:table-cell table:formula="of:=-0.0482*[.B72]+0.0336*[.C72]-0.0021*[.D72]-0.0337*[.F72]+0.2088*[.G72]+0.0019*[.H72]-0.3255" office:value-type="float" office:value="-0.0231" calcext:value-type="float">
            <text:p>-0.0231</text:p>
          </table:table-cell>
          <table:table-cell office:value-type="float" office:value="24" calcext:value-type="float">
            <text:p>24</text:p>
          </table:table-cell>
          <table:table-cell table:formula="of:=[.X72]-[.L72]" office:value-type="float" office:value="-21" calcext:value-type="float">
            <text:p>-21</text:p>
          </table:table-cell>
          <table:table-cell table:formula="of:=SUM([.$W$2:.W72])/SUM([.$W$2:.$W$95])" office:value-type="float" office:value="1.03178823858274" calcext:value-type="float">
            <text:p>1.03178823858274</text:p>
          </table:table-cell>
          <table:table-cell table:formula="of:=[.X72]-[.P72]" office:value-type="float" office:value="-20" calcext:value-type="float">
            <text:p>-20</text:p>
          </table:table-cell>
          <table:table-cell table:formula="of:=ABS([.J72]-[.W72])" office:value-type="float" office:value="0.0231" calcext:value-type="float">
            <text:p>0.0231</text:p>
          </table:table-cell>
          <table:table-cell table:formula="of:=[.AB72]/ABS([.J72]+1)" office:value-type="float" office:value="0.0231" calcext:value-type="float">
            <text:p>0.0231</text:p>
          </table:table-cell>
          <table:table-cell table:formula="of:=SUM([.$W$2:.W72])" office:value-type="float" office:value="178.6498" calcext:value-type="float">
            <text:p>178.6498</text:p>
          </table:table-cell>
          <table:table-cell table:number-columns-repeated="99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1-(([.L73]-1)/94)" office:value-type="float" office:value="0.723404255319149" calcext:value-type="float">
            <text:p>0.723404255319149</text:p>
          </table:table-cell>
          <table:table-cell office:value-type="float" office:value="27" calcext:value-type="float">
            <text:p>27</text:p>
          </table:table-cell>
          <table:table-cell table:formula="of:=[.M72]+[.J73]" office:value-type="float" office:value="227" calcext:value-type="float">
            <text:p>227</text:p>
          </table:table-cell>
          <table:table-cell table:formula="of:=[.M73]/241" office:value-type="float" office:value="0.941908713692946" calcext:value-type="float">
            <text:p>0.941908713692946</text:p>
          </table:table-cell>
          <table:table-cell table:formula="of:=-0.0516*[.B73]+0.0341*[.C73]-0.0027*[.D73]-0.0372*[.F73]+0.2119*[.G73]+0.0018*[.H73]+0.005*[.I73]-0.3091" office:value-type="float" office:value="-0.0216" calcext:value-type="float">
            <text:p>-0.0216</text:p>
          </table:table-cell>
          <table:table-cell office:value-type="float" office:value="69" calcext:value-type="float">
            <text:p>69</text:p>
          </table:table-cell>
          <table:table-cell table:formula="of:=SUM([.$O$2:.O73])" office:value-type="float" office:value="176.8648" calcext:value-type="float">
            <text:p>176.8648</text:p>
          </table:table-cell>
          <table:table-cell table:formula="of:=[.P73]-[.L73]" office:value-type="float" office:value="42" calcext:value-type="float">
            <text:p>42</text:p>
          </table:table-cell>
          <table:table-cell table:formula="of:=[.Q73]/[.$Q$95]" office:value-type="float" office:value="1.03195496070031" calcext:value-type="float">
            <text:p>1.03195496070031</text:p>
          </table:table-cell>
          <table:table-cell table:formula="of:=ABS([.J73]-[.O73])" office:value-type="float" office:value="0.0216" calcext:value-type="float">
            <text:p>0.0216</text:p>
          </table:table-cell>
          <table:table-cell table:formula="of:=[.T73]/ABS([.J73]+1)" office:value-type="float" office:value="0.0216" calcext:value-type="float">
            <text:p>0.0216</text:p>
          </table:table-cell>
          <table:table-cell/>
          <table:table-cell table:formula="of:=-0.0482*[.B73]+0.0336*[.C73]-0.0021*[.D73]-0.0337*[.F73]+0.2088*[.G73]+0.0019*[.H73]-0.3255" office:value-type="float" office:value="-0.0256999999999999" calcext:value-type="float">
            <text:p>-0.0257</text:p>
          </table:table-cell>
          <table:table-cell office:value-type="float" office:value="23" calcext:value-type="float">
            <text:p>23</text:p>
          </table:table-cell>
          <table:table-cell table:formula="of:=[.X73]-[.L73]" office:value-type="float" office:value="-4" calcext:value-type="float">
            <text:p>-4</text:p>
          </table:table-cell>
          <table:table-cell table:formula="of:=SUM([.$W$2:.W73])/SUM([.$W$2:.$W$95])" office:value-type="float" office:value="1.03163980876233" calcext:value-type="float">
            <text:p>1.03163980876233</text:p>
          </table:table-cell>
          <table:table-cell table:formula="of:=[.X73]-[.P73]" office:value-type="float" office:value="-46" calcext:value-type="float">
            <text:p>-46</text:p>
          </table:table-cell>
          <table:table-cell table:formula="of:=ABS([.J73]-[.W73])" office:value-type="float" office:value="0.0256999999999999" calcext:value-type="float">
            <text:p>0.0257</text:p>
          </table:table-cell>
          <table:table-cell table:formula="of:=[.AB73]/ABS([.J73]+1)" office:value-type="float" office:value="0.0256999999999999" calcext:value-type="float">
            <text:p>0.0257</text:p>
          </table:table-cell>
          <table:table-cell table:formula="of:=SUM([.$W$2:.W73])" office:value-type="float" office:value="178.6241" calcext:value-type="float">
            <text:p>178.6241</text:p>
          </table:table-cell>
          <table:table-cell table:number-columns-repeated="99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109" calcext:value-type="float">
            <text:p>109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85" calcext:value-type="float">
            <text:p>28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1-(([.L74]-1)/94)" office:value-type="float" office:value="0.606382978723404" calcext:value-type="float">
            <text:p>0.606382978723404</text:p>
          </table:table-cell>
          <table:table-cell office:value-type="float" office:value="38" calcext:value-type="float">
            <text:p>38</text:p>
          </table:table-cell>
          <table:table-cell table:formula="of:=[.M73]+[.J74]" office:value-type="float" office:value="227" calcext:value-type="float">
            <text:p>227</text:p>
          </table:table-cell>
          <table:table-cell table:formula="of:=[.M74]/241" office:value-type="float" office:value="0.941908713692946" calcext:value-type="float">
            <text:p>0.941908713692946</text:p>
          </table:table-cell>
          <table:table-cell table:formula="of:=-0.0516*[.B74]+0.0341*[.C74]-0.0027*[.D74]-0.0372*[.F74]+0.2119*[.G74]+0.0018*[.H74]+0.005*[.I74]-0.3091" office:value-type="float" office:value="-0.0647000000000002" calcext:value-type="float">
            <text:p>-0.0647</text:p>
          </table:table-cell>
          <table:table-cell office:value-type="float" office:value="42" calcext:value-type="float">
            <text:p>42</text:p>
          </table:table-cell>
          <table:table-cell table:formula="of:=SUM([.$O$2:.O74])" office:value-type="float" office:value="176.8001" calcext:value-type="float">
            <text:p>176.8001</text:p>
          </table:table-cell>
          <table:table-cell table:formula="of:=[.P74]-[.L74]" office:value-type="float" office:value="4" calcext:value-type="float">
            <text:p>4</text:p>
          </table:table-cell>
          <table:table-cell table:formula="of:=[.Q74]/[.$Q$95]" office:value-type="float" office:value="1.03157745491081" calcext:value-type="float">
            <text:p>1.03157745491081</text:p>
          </table:table-cell>
          <table:table-cell table:formula="of:=ABS([.J74]-[.O74])" office:value-type="float" office:value="0.0647000000000002" calcext:value-type="float">
            <text:p>0.0647</text:p>
          </table:table-cell>
          <table:table-cell table:formula="of:=[.T74]/ABS([.J74]+1)" office:value-type="float" office:value="0.0647000000000002" calcext:value-type="float">
            <text:p>0.0647</text:p>
          </table:table-cell>
          <table:table-cell/>
          <table:table-cell table:formula="of:=-0.0482*[.B74]+0.0336*[.C74]-0.0021*[.D74]-0.0337*[.F74]+0.2088*[.G74]+0.0019*[.H74]-0.3255" office:value-type="float" office:value="-0.0279" calcext:value-type="float">
            <text:p>-0.0279</text:p>
          </table:table-cell>
          <table:table-cell office:value-type="float" office:value="22" calcext:value-type="float">
            <text:p>22</text:p>
          </table:table-cell>
          <table:table-cell table:formula="of:=[.X74]-[.L74]" office:value-type="float" office:value="-16" calcext:value-type="float">
            <text:p>-16</text:p>
          </table:table-cell>
          <table:table-cell table:formula="of:=SUM([.$W$2:.W74])/SUM([.$W$2:.$W$95])" office:value-type="float" office:value="1.03147867288724" calcext:value-type="float">
            <text:p>1.03147867288724</text:p>
          </table:table-cell>
          <table:table-cell table:formula="of:=[.X74]-[.P74]" office:value-type="float" office:value="-20" calcext:value-type="float">
            <text:p>-20</text:p>
          </table:table-cell>
          <table:table-cell table:formula="of:=ABS([.J74]-[.W74])" office:value-type="float" office:value="0.0279" calcext:value-type="float">
            <text:p>0.0279</text:p>
          </table:table-cell>
          <table:table-cell table:formula="of:=[.AB74]/ABS([.J74]+1)" office:value-type="float" office:value="0.0279" calcext:value-type="float">
            <text:p>0.0279</text:p>
          </table:table-cell>
          <table:table-cell table:formula="of:=SUM([.$W$2:.W74])" office:value-type="float" office:value="178.5962" calcext:value-type="float">
            <text:p>178.5962</text:p>
          </table:table-cell>
          <table:table-cell table:number-columns-repeated="99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1-(([.L75]-1)/94)" office:value-type="float" office:value="0.819148936170213" calcext:value-type="float">
            <text:p>0.819148936170213</text:p>
          </table:table-cell>
          <table:table-cell office:value-type="float" office:value="18" calcext:value-type="float">
            <text:p>18</text:p>
          </table:table-cell>
          <table:table-cell table:formula="of:=[.M74]+[.J75]" office:value-type="float" office:value="227" calcext:value-type="float">
            <text:p>227</text:p>
          </table:table-cell>
          <table:table-cell table:formula="of:=[.M75]/241" office:value-type="float" office:value="0.941908713692946" calcext:value-type="float">
            <text:p>0.941908713692946</text:p>
          </table:table-cell>
          <table:table-cell table:formula="of:=-0.0516*[.B75]+0.0341*[.C75]-0.0027*[.D75]-0.0372*[.F75]+0.2119*[.G75]+0.0018*[.H75]+0.005*[.I75]-0.3091" office:value-type="float" office:value="-0.0259" calcext:value-type="float">
            <text:p>-0.0259</text:p>
          </table:table-cell>
          <table:table-cell office:value-type="float" office:value="26" calcext:value-type="float">
            <text:p>26</text:p>
          </table:table-cell>
          <table:table-cell table:formula="of:=SUM([.$O$2:.O75])" office:value-type="float" office:value="176.7742" calcext:value-type="float">
            <text:p>176.7742</text:p>
          </table:table-cell>
          <table:table-cell table:formula="of:=[.P75]-[.L75]" office:value-type="float" office:value="8" calcext:value-type="float">
            <text:p>8</text:p>
          </table:table-cell>
          <table:table-cell table:formula="of:=[.Q75]/[.$Q$95]" office:value-type="float" office:value="1.0314263359008" calcext:value-type="float">
            <text:p>1.0314263359008</text:p>
          </table:table-cell>
          <table:table-cell table:formula="of:=ABS([.J75]-[.O75])" office:value-type="float" office:value="0.0259" calcext:value-type="float">
            <text:p>0.0259</text:p>
          </table:table-cell>
          <table:table-cell table:formula="of:=[.T75]/ABS([.J75]+1)" office:value-type="float" office:value="0.0259" calcext:value-type="float">
            <text:p>0.0259</text:p>
          </table:table-cell>
          <table:table-cell/>
          <table:table-cell table:formula="of:=-0.0482*[.B75]+0.0336*[.C75]-0.0021*[.D75]-0.0337*[.F75]+0.2088*[.G75]+0.0019*[.H75]-0.3255" office:value-type="float" office:value="-0.0378999999999999" calcext:value-type="float">
            <text:p>-0.0379</text:p>
          </table:table-cell>
          <table:table-cell office:value-type="float" office:value="21" calcext:value-type="float">
            <text:p>21</text:p>
          </table:table-cell>
          <table:table-cell table:formula="of:=[.X75]-[.L75]" office:value-type="float" office:value="3" calcext:value-type="float">
            <text:p>3</text:p>
          </table:table-cell>
          <table:table-cell table:formula="of:=SUM([.$W$2:.W75])/SUM([.$W$2:.$W$95])" office:value-type="float" office:value="1.03125978221822" calcext:value-type="float">
            <text:p>1.03125978221822</text:p>
          </table:table-cell>
          <table:table-cell table:formula="of:=[.X75]-[.P75]" office:value-type="float" office:value="-5" calcext:value-type="float">
            <text:p>-5</text:p>
          </table:table-cell>
          <table:table-cell table:formula="of:=ABS([.J75]-[.W75])" office:value-type="float" office:value="0.0378999999999999" calcext:value-type="float">
            <text:p>0.0379</text:p>
          </table:table-cell>
          <table:table-cell table:formula="of:=[.AB75]/ABS([.J75]+1)" office:value-type="float" office:value="0.0378999999999999" calcext:value-type="float">
            <text:p>0.0379</text:p>
          </table:table-cell>
          <table:table-cell table:formula="of:=SUM([.$W$2:.W75])" office:value-type="float" office:value="178.5583" calcext:value-type="float">
            <text:p>178.5583</text:p>
          </table:table-cell>
          <table:table-cell table:number-columns-repeated="99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1-(([.L76]-1)/94)" office:value-type="float" office:value="0.329787234042553" calcext:value-type="float">
            <text:p>0.329787234042553</text:p>
          </table:table-cell>
          <table:table-cell office:value-type="float" office:value="64" calcext:value-type="float">
            <text:p>64</text:p>
          </table:table-cell>
          <table:table-cell table:formula="of:=[.M75]+[.J76]" office:value-type="float" office:value="228" calcext:value-type="float">
            <text:p>228</text:p>
          </table:table-cell>
          <table:table-cell table:formula="of:=[.M76]/241" office:value-type="float" office:value="0.946058091286307" calcext:value-type="float">
            <text:p>0.946058091286307</text:p>
          </table:table-cell>
          <table:table-cell table:formula="of:=-0.0516*[.B76]+0.0341*[.C76]-0.0027*[.D76]-0.0372*[.F76]+0.2119*[.G76]+0.0018*[.H76]+0.005*[.I76]-0.3091" office:value-type="float" office:value="-0.1216" calcext:value-type="float">
            <text:p>-0.1216</text:p>
          </table:table-cell>
          <table:table-cell office:value-type="float" office:value="60" calcext:value-type="float">
            <text:p>60</text:p>
          </table:table-cell>
          <table:table-cell table:formula="of:=SUM([.$O$2:.O76])" office:value-type="float" office:value="176.6526" calcext:value-type="float">
            <text:p>176.6526</text:p>
          </table:table-cell>
          <table:table-cell table:formula="of:=[.P76]-[.L76]" office:value-type="float" office:value="-4" calcext:value-type="float">
            <text:p>-4</text:p>
          </table:table-cell>
          <table:table-cell table:formula="of:=[.Q76]/[.$Q$95]" office:value-type="float" office:value="1.03071683506615" calcext:value-type="float">
            <text:p>1.03071683506615</text:p>
          </table:table-cell>
          <table:table-cell table:formula="of:=ABS([.J76]-[.O76])" office:value-type="float" office:value="1.1216" calcext:value-type="float">
            <text:p>1.1216</text:p>
          </table:table-cell>
          <table:table-cell table:formula="of:=[.T76]/ABS([.J76]+1)" office:value-type="float" office:value="0.5608" calcext:value-type="float">
            <text:p>0.5608</text:p>
          </table:table-cell>
          <table:table-cell/>
          <table:table-cell table:formula="of:=-0.0482*[.B76]+0.0336*[.C76]-0.0021*[.D76]-0.0337*[.F76]+0.2088*[.G76]+0.0019*[.H76]-0.3255" office:value-type="float" office:value="-0.1349" calcext:value-type="float">
            <text:p>-0.1349</text:p>
          </table:table-cell>
          <table:table-cell office:value-type="float" office:value="20" calcext:value-type="float">
            <text:p>20</text:p>
          </table:table-cell>
          <table:table-cell table:formula="of:=[.X76]-[.L76]" office:value-type="float" office:value="-44" calcext:value-type="float">
            <text:p>-44</text:p>
          </table:table-cell>
          <table:table-cell table:formula="of:=SUM([.$W$2:.W76])/SUM([.$W$2:.$W$95])" office:value-type="float" office:value="1.03048067004802" calcext:value-type="float">
            <text:p>1.03048067004802</text:p>
          </table:table-cell>
          <table:table-cell table:formula="of:=[.X76]-[.P76]" office:value-type="float" office:value="-40" calcext:value-type="float">
            <text:p>-40</text:p>
          </table:table-cell>
          <table:table-cell table:formula="of:=ABS([.J76]-[.W76])" office:value-type="float" office:value="1.1349" calcext:value-type="float">
            <text:p>1.1349</text:p>
          </table:table-cell>
          <table:table-cell table:formula="of:=[.AB76]/ABS([.J76]+1)" office:value-type="float" office:value="0.56745" calcext:value-type="float">
            <text:p>0.56745</text:p>
          </table:table-cell>
          <table:table-cell table:formula="of:=SUM([.$W$2:.W76])" office:value-type="float" office:value="178.4234" calcext:value-type="float">
            <text:p>178.4234</text:p>
          </table:table-cell>
          <table:table-cell table:number-columns-repeated="99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1-(([.L77]-1)/94)" office:value-type="float" office:value="0.765957446808511" calcext:value-type="float">
            <text:p>0.765957446808511</text:p>
          </table:table-cell>
          <table:table-cell office:value-type="float" office:value="23" calcext:value-type="float">
            <text:p>23</text:p>
          </table:table-cell>
          <table:table-cell table:formula="of:=[.M76]+[.J77]" office:value-type="float" office:value="228" calcext:value-type="float">
            <text:p>228</text:p>
          </table:table-cell>
          <table:table-cell table:formula="of:=[.M77]/241" office:value-type="float" office:value="0.946058091286307" calcext:value-type="float">
            <text:p>0.946058091286307</text:p>
          </table:table-cell>
          <table:table-cell table:formula="of:=-0.0516*[.B77]+0.0341*[.C77]-0.0027*[.D77]-0.0372*[.F77]+0.2119*[.G77]+0.0018*[.H77]+0.005*[.I77]-0.3091" office:value-type="float" office:value="-0.1492" calcext:value-type="float">
            <text:p>-0.1492</text:p>
          </table:table-cell>
          <table:table-cell office:value-type="float" office:value="2" calcext:value-type="float">
            <text:p>2</text:p>
          </table:table-cell>
          <table:table-cell table:formula="of:=SUM([.$O$2:.O77])" office:value-type="float" office:value="176.5034" calcext:value-type="float">
            <text:p>176.5034</text:p>
          </table:table-cell>
          <table:table-cell table:formula="of:=[.P77]-[.L77]" office:value-type="float" office:value="-21" calcext:value-type="float">
            <text:p>-21</text:p>
          </table:table-cell>
          <table:table-cell table:formula="of:=[.Q77]/[.$Q$95]" office:value-type="float" office:value="1.0298462962131" calcext:value-type="float">
            <text:p>1.0298462962131</text:p>
          </table:table-cell>
          <table:table-cell table:formula="of:=ABS([.J77]-[.O77])" office:value-type="float" office:value="0.1492" calcext:value-type="float">
            <text:p>0.1492</text:p>
          </table:table-cell>
          <table:table-cell table:formula="of:=[.T77]/ABS([.J77]+1)" office:value-type="float" office:value="0.1492" calcext:value-type="float">
            <text:p>0.1492</text:p>
          </table:table-cell>
          <table:table-cell/>
          <table:table-cell table:formula="of:=-0.0482*[.B77]+0.0336*[.C77]-0.0021*[.D77]-0.0337*[.F77]+0.2088*[.G77]+0.0019*[.H77]-0.3255" office:value-type="float" office:value="-0.1443" calcext:value-type="float">
            <text:p>-0.1443</text:p>
          </table:table-cell>
          <table:table-cell office:value-type="float" office:value="19" calcext:value-type="float">
            <text:p>19</text:p>
          </table:table-cell>
          <table:table-cell table:formula="of:=[.X77]-[.L77]" office:value-type="float" office:value="-4" calcext:value-type="float">
            <text:p>-4</text:p>
          </table:table-cell>
          <table:table-cell table:formula="of:=SUM([.$W$2:.W77])/SUM([.$W$2:.$W$95])" office:value-type="float" office:value="1.02964726837151" calcext:value-type="float">
            <text:p>1.02964726837151</text:p>
          </table:table-cell>
          <table:table-cell table:formula="of:=[.X77]-[.P77]" office:value-type="float" office:value="17" calcext:value-type="float">
            <text:p>17</text:p>
          </table:table-cell>
          <table:table-cell table:formula="of:=ABS([.J77]-[.W77])" office:value-type="float" office:value="0.1443" calcext:value-type="float">
            <text:p>0.1443</text:p>
          </table:table-cell>
          <table:table-cell table:formula="of:=[.AB77]/ABS([.J77]+1)" office:value-type="float" office:value="0.1443" calcext:value-type="float">
            <text:p>0.1443</text:p>
          </table:table-cell>
          <table:table-cell table:formula="of:=SUM([.$W$2:.W77])" office:value-type="float" office:value="178.2791" calcext:value-type="float">
            <text:p>178.2791</text:p>
          </table:table-cell>
          <table:table-cell table:number-columns-repeated="99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1-(([.L78]-1)/94)" office:value-type="float" office:value="0.351063829787234" calcext:value-type="float">
            <text:p>0.351063829787234</text:p>
          </table:table-cell>
          <table:table-cell office:value-type="float" office:value="62" calcext:value-type="float">
            <text:p>62</text:p>
          </table:table-cell>
          <table:table-cell table:formula="of:=[.M77]+[.J78]" office:value-type="float" office:value="229" calcext:value-type="float">
            <text:p>229</text:p>
          </table:table-cell>
          <table:table-cell table:formula="of:=[.M78]/241" office:value-type="float" office:value="0.950207468879668" calcext:value-type="float">
            <text:p>0.950207468879668</text:p>
          </table:table-cell>
          <table:table-cell table:formula="of:=-0.0516*[.B78]+0.0341*[.C78]-0.0027*[.D78]-0.0372*[.F78]+0.2119*[.G78]+0.0018*[.H78]+0.005*[.I78]-0.3091" office:value-type="float" office:value="-0.1558" calcext:value-type="float">
            <text:p>-0.1558</text:p>
          </table:table-cell>
          <table:table-cell office:value-type="float" office:value="6" calcext:value-type="float">
            <text:p>6</text:p>
          </table:table-cell>
          <table:table-cell table:formula="of:=SUM([.$O$2:.O78])" office:value-type="float" office:value="176.3476" calcext:value-type="float">
            <text:p>176.3476</text:p>
          </table:table-cell>
          <table:table-cell table:formula="of:=[.P78]-[.L78]" office:value-type="float" office:value="-56" calcext:value-type="float">
            <text:p>-56</text:p>
          </table:table-cell>
          <table:table-cell table:formula="of:=[.Q78]/[.$Q$95]" office:value-type="float" office:value="1.0289372482687" calcext:value-type="float">
            <text:p>1.0289372482687</text:p>
          </table:table-cell>
          <table:table-cell table:formula="of:=ABS([.J78]-[.O78])" office:value-type="float" office:value="1.1558" calcext:value-type="float">
            <text:p>1.1558</text:p>
          </table:table-cell>
          <table:table-cell table:formula="of:=[.T78]/ABS([.J78]+1)" office:value-type="float" office:value="0.5779" calcext:value-type="float">
            <text:p>0.5779</text:p>
          </table:table-cell>
          <table:table-cell/>
          <table:table-cell table:formula="of:=-0.0482*[.B78]+0.0336*[.C78]-0.0021*[.D78]-0.0337*[.F78]+0.2088*[.G78]+0.0019*[.H78]-0.3255" office:value-type="float" office:value="-0.1619" calcext:value-type="float">
            <text:p>-0.1619</text:p>
          </table:table-cell>
          <table:table-cell office:value-type="float" office:value="18" calcext:value-type="float">
            <text:p>18</text:p>
          </table:table-cell>
          <table:table-cell table:formula="of:=[.X78]-[.L78]" office:value-type="float" office:value="-44" calcext:value-type="float">
            <text:p>-44</text:p>
          </table:table-cell>
          <table:table-cell table:formula="of:=SUM([.$W$2:.W78])/SUM([.$W$2:.$W$95])" office:value-type="float" office:value="1.02871221825768" calcext:value-type="float">
            <text:p>1.02871221825768</text:p>
          </table:table-cell>
          <table:table-cell table:formula="of:=[.X78]-[.P78]" office:value-type="float" office:value="12" calcext:value-type="float">
            <text:p>12</text:p>
          </table:table-cell>
          <table:table-cell table:formula="of:=ABS([.J78]-[.W78])" office:value-type="float" office:value="1.1619" calcext:value-type="float">
            <text:p>1.1619</text:p>
          </table:table-cell>
          <table:table-cell table:formula="of:=[.AB78]/ABS([.J78]+1)" office:value-type="float" office:value="0.58095" calcext:value-type="float">
            <text:p>0.58095</text:p>
          </table:table-cell>
          <table:table-cell table:formula="of:=SUM([.$W$2:.W78])" office:value-type="float" office:value="178.1172" calcext:value-type="float">
            <text:p>178.1172</text:p>
          </table:table-cell>
          <table:table-cell table:number-columns-repeated="99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1-(([.L79]-1)/94)" office:value-type="float" office:value="0.563829787234043" calcext:value-type="float">
            <text:p>0.563829787234043</text:p>
          </table:table-cell>
          <table:table-cell office:value-type="float" office:value="42" calcext:value-type="float">
            <text:p>42</text:p>
          </table:table-cell>
          <table:table-cell table:formula="of:=[.M78]+[.J79]" office:value-type="float" office:value="229" calcext:value-type="float">
            <text:p>229</text:p>
          </table:table-cell>
          <table:table-cell table:formula="of:=[.M79]/241" office:value-type="float" office:value="0.950207468879668" calcext:value-type="float">
            <text:p>0.950207468879668</text:p>
          </table:table-cell>
          <table:table-cell table:formula="of:=-0.0516*[.B79]+0.0341*[.C79]-0.0027*[.D79]-0.0372*[.F79]+0.2119*[.G79]+0.0018*[.H79]+0.005*[.I79]-0.3091" office:value-type="float" office:value="-0.1884" calcext:value-type="float">
            <text:p>-0.1884</text:p>
          </table:table-cell>
          <table:table-cell office:value-type="float" office:value="65" calcext:value-type="float">
            <text:p>65</text:p>
          </table:table-cell>
          <table:table-cell table:formula="of:=SUM([.$O$2:.O79])" office:value-type="float" office:value="176.1592" calcext:value-type="float">
            <text:p>176.1592</text:p>
          </table:table-cell>
          <table:table-cell table:formula="of:=[.P79]-[.L79]" office:value-type="float" office:value="23" calcext:value-type="float">
            <text:p>23</text:p>
          </table:table-cell>
          <table:table-cell table:formula="of:=[.Q79]/[.$Q$95]" office:value-type="float" office:value="1.02783798875184" calcext:value-type="float">
            <text:p>1.02783798875184</text:p>
          </table:table-cell>
          <table:table-cell table:formula="of:=ABS([.J79]-[.O79])" office:value-type="float" office:value="0.1884" calcext:value-type="float">
            <text:p>0.1884</text:p>
          </table:table-cell>
          <table:table-cell table:formula="of:=[.T79]/ABS([.J79]+1)" office:value-type="float" office:value="0.1884" calcext:value-type="float">
            <text:p>0.1884</text:p>
          </table:table-cell>
          <table:table-cell/>
          <table:table-cell table:formula="of:=-0.0482*[.B79]+0.0336*[.C79]-0.0021*[.D79]-0.0337*[.F79]+0.2088*[.G79]+0.0019*[.H79]-0.3255" office:value-type="float" office:value="-0.1695" calcext:value-type="float">
            <text:p>-0.1695</text:p>
          </table:table-cell>
          <table:table-cell office:value-type="float" office:value="17" calcext:value-type="float">
            <text:p>17</text:p>
          </table:table-cell>
          <table:table-cell table:formula="of:=[.X79]-[.L79]" office:value-type="float" office:value="-25" calcext:value-type="float">
            <text:p>-25</text:p>
          </table:table-cell>
          <table:table-cell table:formula="of:=SUM([.$W$2:.W79])/SUM([.$W$2:.$W$95])" office:value-type="float" office:value="1.02773327450045" calcext:value-type="float">
            <text:p>1.02773327450045</text:p>
          </table:table-cell>
          <table:table-cell table:formula="of:=[.X79]-[.P79]" office:value-type="float" office:value="-48" calcext:value-type="float">
            <text:p>-48</text:p>
          </table:table-cell>
          <table:table-cell table:formula="of:=ABS([.J79]-[.W79])" office:value-type="float" office:value="0.1695" calcext:value-type="float">
            <text:p>0.1695</text:p>
          </table:table-cell>
          <table:table-cell table:formula="of:=[.AB79]/ABS([.J79]+1)" office:value-type="float" office:value="0.1695" calcext:value-type="float">
            <text:p>0.1695</text:p>
          </table:table-cell>
          <table:table-cell table:formula="of:=SUM([.$W$2:.W79])" office:value-type="float" office:value="177.9477" calcext:value-type="float">
            <text:p>177.9477</text:p>
          </table:table-cell>
          <table:table-cell table:number-columns-repeated="99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1-(([.L80]-1)/94)" office:value-type="float" office:value="0.393617021276596" calcext:value-type="float">
            <text:p>0.393617021276596</text:p>
          </table:table-cell>
          <table:table-cell office:value-type="float" office:value="58" calcext:value-type="float">
            <text:p>58</text:p>
          </table:table-cell>
          <table:table-cell table:formula="of:=[.M79]+[.J80]" office:value-type="float" office:value="230" calcext:value-type="float">
            <text:p>230</text:p>
          </table:table-cell>
          <table:table-cell table:formula="of:=[.M80]/241" office:value-type="float" office:value="0.954356846473029" calcext:value-type="float">
            <text:p>0.954356846473029</text:p>
          </table:table-cell>
          <table:table-cell table:formula="of:=-0.0516*[.B80]+0.0341*[.C80]-0.0027*[.D80]-0.0372*[.F80]+0.2119*[.G80]+0.0018*[.H80]+0.005*[.I80]-0.3091" office:value-type="float" office:value="-0.1988" calcext:value-type="float">
            <text:p>-0.1988</text:p>
          </table:table-cell>
          <table:table-cell office:value-type="float" office:value="32" calcext:value-type="float">
            <text:p>32</text:p>
          </table:table-cell>
          <table:table-cell table:formula="of:=SUM([.$O$2:.O80])" office:value-type="float" office:value="175.9604" calcext:value-type="float">
            <text:p>175.9604</text:p>
          </table:table-cell>
          <table:table-cell table:formula="of:=[.P80]-[.L80]" office:value-type="float" office:value="-26" calcext:value-type="float">
            <text:p>-26</text:p>
          </table:table-cell>
          <table:table-cell table:formula="of:=[.Q80]/[.$Q$95]" office:value-type="float" office:value="1.02667804824256" calcext:value-type="float">
            <text:p>1.02667804824256</text:p>
          </table:table-cell>
          <table:table-cell table:formula="of:=ABS([.J80]-[.O80])" office:value-type="float" office:value="1.1988" calcext:value-type="float">
            <text:p>1.1988</text:p>
          </table:table-cell>
          <table:table-cell table:formula="of:=[.T80]/ABS([.J80]+1)" office:value-type="float" office:value="0.5994" calcext:value-type="float">
            <text:p>0.5994</text:p>
          </table:table-cell>
          <table:table-cell/>
          <table:table-cell table:formula="of:=-0.0482*[.B80]+0.0336*[.C80]-0.0021*[.D80]-0.0337*[.F80]+0.2088*[.G80]+0.0019*[.H80]-0.3255" office:value-type="float" office:value="-0.1897" calcext:value-type="float">
            <text:p>-0.1897</text:p>
          </table:table-cell>
          <table:table-cell office:value-type="float" office:value="16" calcext:value-type="float">
            <text:p>16</text:p>
          </table:table-cell>
          <table:table-cell table:formula="of:=[.X80]-[.L80]" office:value-type="float" office:value="-42" calcext:value-type="float">
            <text:p>-42</text:p>
          </table:table-cell>
          <table:table-cell table:formula="of:=SUM([.$W$2:.W80])/SUM([.$W$2:.$W$95])" office:value-type="float" office:value="1.02663766605947" calcext:value-type="float">
            <text:p>1.02663766605947</text:p>
          </table:table-cell>
          <table:table-cell table:formula="of:=[.X80]-[.P80]" office:value-type="float" office:value="-16" calcext:value-type="float">
            <text:p>-16</text:p>
          </table:table-cell>
          <table:table-cell table:formula="of:=ABS([.J80]-[.W80])" office:value-type="float" office:value="1.1897" calcext:value-type="float">
            <text:p>1.1897</text:p>
          </table:table-cell>
          <table:table-cell table:formula="of:=[.AB80]/ABS([.J80]+1)" office:value-type="float" office:value="0.59485" calcext:value-type="float">
            <text:p>0.59485</text:p>
          </table:table-cell>
          <table:table-cell table:formula="of:=SUM([.$W$2:.W80])" office:value-type="float" office:value="177.758" calcext:value-type="float">
            <text:p>177.758</text:p>
          </table:table-cell>
          <table:table-cell table:number-columns-repeated="99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97" calcext:value-type="float">
            <text:p>197</text:p>
          </table:table-cell>
          <table:table-cell office:value-type="float" office:value="158" calcext:value-type="float">
            <text:p>15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1-(([.L81]-1)/94)" office:value-type="float" office:value="0.382978723404255" calcext:value-type="float">
            <text:p>0.382978723404255</text:p>
          </table:table-cell>
          <table:table-cell office:value-type="float" office:value="59" calcext:value-type="float">
            <text:p>59</text:p>
          </table:table-cell>
          <table:table-cell table:formula="of:=[.M80]+[.J81]" office:value-type="float" office:value="231" calcext:value-type="float">
            <text:p>231</text:p>
          </table:table-cell>
          <table:table-cell table:formula="of:=[.M81]/241" office:value-type="float" office:value="0.95850622406639" calcext:value-type="float">
            <text:p>0.95850622406639</text:p>
          </table:table-cell>
          <table:table-cell table:formula="of:=-0.0516*[.B81]+0.0341*[.C81]-0.0027*[.D81]-0.0372*[.F81]+0.2119*[.G81]+0.0018*[.H81]+0.005*[.I81]-0.3091" office:value-type="float" office:value="-0.2113" calcext:value-type="float">
            <text:p>-0.2113</text:p>
          </table:table-cell>
          <table:table-cell office:value-type="float" office:value="4" calcext:value-type="float">
            <text:p>4</text:p>
          </table:table-cell>
          <table:table-cell table:formula="of:=SUM([.$O$2:.O81])" office:value-type="float" office:value="175.7491" calcext:value-type="float">
            <text:p>175.7491</text:p>
          </table:table-cell>
          <table:table-cell table:formula="of:=[.P81]-[.L81]" office:value-type="float" office:value="-55" calcext:value-type="float">
            <text:p>-55</text:p>
          </table:table-cell>
          <table:table-cell table:formula="of:=[.Q81]/[.$Q$95]" office:value-type="float" office:value="1.02544517384813" calcext:value-type="float">
            <text:p>1.02544517384813</text:p>
          </table:table-cell>
          <table:table-cell table:formula="of:=ABS([.J81]-[.O81])" office:value-type="float" office:value="1.2113" calcext:value-type="float">
            <text:p>1.2113</text:p>
          </table:table-cell>
          <table:table-cell table:formula="of:=[.T81]/ABS([.J81]+1)" office:value-type="float" office:value="0.60565" calcext:value-type="float">
            <text:p>0.60565</text:p>
          </table:table-cell>
          <table:table-cell/>
          <table:table-cell table:formula="of:=-0.0482*[.B81]+0.0336*[.C81]-0.0021*[.D81]-0.0337*[.F81]+0.2088*[.G81]+0.0019*[.H81]-0.3255" office:value-type="float" office:value="-0.2077" calcext:value-type="float">
            <text:p>-0.2077</text:p>
          </table:table-cell>
          <table:table-cell office:value-type="float" office:value="15" calcext:value-type="float">
            <text:p>15</text:p>
          </table:table-cell>
          <table:table-cell table:formula="of:=[.X81]-[.L81]" office:value-type="float" office:value="-44" calcext:value-type="float">
            <text:p>-44</text:p>
          </table:table-cell>
          <table:table-cell table:formula="of:=SUM([.$W$2:.W81])/SUM([.$W$2:.$W$95])" office:value-type="float" office:value="1.02543809898941" calcext:value-type="float">
            <text:p>1.02543809898941</text:p>
          </table:table-cell>
          <table:table-cell table:formula="of:=[.X81]-[.P81]" office:value-type="float" office:value="11" calcext:value-type="float">
            <text:p>11</text:p>
          </table:table-cell>
          <table:table-cell table:formula="of:=ABS([.J81]-[.W81])" office:value-type="float" office:value="1.2077" calcext:value-type="float">
            <text:p>1.2077</text:p>
          </table:table-cell>
          <table:table-cell table:formula="of:=[.AB81]/ABS([.J81]+1)" office:value-type="float" office:value="0.60385" calcext:value-type="float">
            <text:p>0.60385</text:p>
          </table:table-cell>
          <table:table-cell table:formula="of:=SUM([.$W$2:.W81])" office:value-type="float" office:value="177.5503" calcext:value-type="float">
            <text:p>177.5503</text:p>
          </table:table-cell>
          <table:table-cell table:number-columns-repeated="99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49" calcext:value-type="float">
            <text:p>349</text:p>
          </table:table-cell>
          <table:table-cell office:value-type="float" office:value="278" calcext:value-type="float">
            <text:p>27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1-(([.L82]-1)/94)" office:value-type="float" office:value="0.223404255319149" calcext:value-type="float">
            <text:p>0.223404255319149</text:p>
          </table:table-cell>
          <table:table-cell office:value-type="float" office:value="74" calcext:value-type="float">
            <text:p>74</text:p>
          </table:table-cell>
          <table:table-cell table:formula="of:=[.M81]+[.J82]" office:value-type="float" office:value="234" calcext:value-type="float">
            <text:p>234</text:p>
          </table:table-cell>
          <table:table-cell table:formula="of:=[.M82]/241" office:value-type="float" office:value="0.970954356846473" calcext:value-type="float">
            <text:p>0.970954356846473</text:p>
          </table:table-cell>
          <table:table-cell table:formula="of:=-0.0516*[.B82]+0.0341*[.C82]-0.0027*[.D82]-0.0372*[.F82]+0.2119*[.G82]+0.0018*[.H82]+0.005*[.I82]-0.3091" office:value-type="float" office:value="-0.2585" calcext:value-type="float">
            <text:p>-0.2585</text:p>
          </table:table-cell>
          <table:table-cell office:value-type="float" office:value="12" calcext:value-type="float">
            <text:p>12</text:p>
          </table:table-cell>
          <table:table-cell table:formula="of:=SUM([.$O$2:.O82])" office:value-type="float" office:value="175.4906" calcext:value-type="float">
            <text:p>175.4906</text:p>
          </table:table-cell>
          <table:table-cell table:formula="of:=[.P82]-[.L82]" office:value-type="float" office:value="-62" calcext:value-type="float">
            <text:p>-62</text:p>
          </table:table-cell>
          <table:table-cell table:formula="of:=[.Q82]/[.$Q$95]" office:value-type="float" office:value="1.0239369011034" calcext:value-type="float">
            <text:p>1.0239369011034</text:p>
          </table:table-cell>
          <table:table-cell table:formula="of:=ABS([.J82]-[.O82])" office:value-type="float" office:value="3.2585" calcext:value-type="float">
            <text:p>3.2585</text:p>
          </table:table-cell>
          <table:table-cell table:formula="of:=[.T82]/ABS([.J82]+1)" office:value-type="float" office:value="0.814625" calcext:value-type="float">
            <text:p>0.814625</text:p>
          </table:table-cell>
          <table:table-cell/>
          <table:table-cell table:formula="of:=-0.0482*[.B82]+0.0336*[.C82]-0.0021*[.D82]-0.0337*[.F82]+0.2088*[.G82]+0.0019*[.H82]-0.3255" office:value-type="float" office:value="-0.2116" calcext:value-type="float">
            <text:p>-0.2116</text:p>
          </table:table-cell>
          <table:table-cell office:value-type="float" office:value="14" calcext:value-type="float">
            <text:p>14</text:p>
          </table:table-cell>
          <table:table-cell table:formula="of:=[.X82]-[.L82]" office:value-type="float" office:value="-60" calcext:value-type="float">
            <text:p>-60</text:p>
          </table:table-cell>
          <table:table-cell table:formula="of:=SUM([.$W$2:.W82])/SUM([.$W$2:.$W$95])" office:value-type="float" office:value="1.02421600754971" calcext:value-type="float">
            <text:p>1.02421600754971</text:p>
          </table:table-cell>
          <table:table-cell table:formula="of:=[.X82]-[.P82]" office:value-type="float" office:value="2" calcext:value-type="float">
            <text:p>2</text:p>
          </table:table-cell>
          <table:table-cell table:formula="of:=ABS([.J82]-[.W82])" office:value-type="float" office:value="3.2116" calcext:value-type="float">
            <text:p>3.2116</text:p>
          </table:table-cell>
          <table:table-cell table:formula="of:=[.AB82]/ABS([.J82]+1)" office:value-type="float" office:value="0.8029" calcext:value-type="float">
            <text:p>0.8029</text:p>
          </table:table-cell>
          <table:table-cell table:formula="of:=SUM([.$W$2:.W82])" office:value-type="float" office:value="177.3387" calcext:value-type="float">
            <text:p>177.3387</text:p>
          </table:table-cell>
          <table:table-cell table:number-columns-repeated="99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1-(([.L83]-1)/94)" office:value-type="float" office:value="0.882978723404255" calcext:value-type="float">
            <text:p>0.882978723404255</text:p>
          </table:table-cell>
          <table:table-cell office:value-type="float" office:value="12" calcext:value-type="float">
            <text:p>12</text:p>
          </table:table-cell>
          <table:table-cell table:formula="of:=[.M82]+[.J83]" office:value-type="float" office:value="234" calcext:value-type="float">
            <text:p>234</text:p>
          </table:table-cell>
          <table:table-cell table:formula="of:=[.M83]/241" office:value-type="float" office:value="0.970954356846473" calcext:value-type="float">
            <text:p>0.970954356846473</text:p>
          </table:table-cell>
          <table:table-cell table:formula="of:=-0.0516*[.B83]+0.0341*[.C83]-0.0027*[.D83]-0.0372*[.F83]+0.2119*[.G83]+0.0018*[.H83]+0.005*[.I83]-0.3091" office:value-type="float" office:value="-0.2012" calcext:value-type="float">
            <text:p>-0.2012</text:p>
          </table:table-cell>
          <table:table-cell office:value-type="float" office:value="36" calcext:value-type="float">
            <text:p>36</text:p>
          </table:table-cell>
          <table:table-cell table:formula="of:=SUM([.$O$2:.O83])" office:value-type="float" office:value="175.2894" calcext:value-type="float">
            <text:p>175.2894</text:p>
          </table:table-cell>
          <table:table-cell table:formula="of:=[.P83]-[.L83]" office:value-type="float" office:value="24" calcext:value-type="float">
            <text:p>24</text:p>
          </table:table-cell>
          <table:table-cell table:formula="of:=[.Q83]/[.$Q$95]" office:value-type="float" office:value="1.02276295728817" calcext:value-type="float">
            <text:p>1.02276295728817</text:p>
          </table:table-cell>
          <table:table-cell table:formula="of:=ABS([.J83]-[.O83])" office:value-type="float" office:value="0.2012" calcext:value-type="float">
            <text:p>0.2012</text:p>
          </table:table-cell>
          <table:table-cell table:formula="of:=[.T83]/ABS([.J83]+1)" office:value-type="float" office:value="0.2012" calcext:value-type="float">
            <text:p>0.2012</text:p>
          </table:table-cell>
          <table:table-cell/>
          <table:table-cell table:formula="of:=-0.0482*[.B83]+0.0336*[.C83]-0.0021*[.D83]-0.0337*[.F83]+0.2088*[.G83]+0.0019*[.H83]-0.3255" office:value-type="float" office:value="-0.2146" calcext:value-type="float">
            <text:p>-0.2146</text:p>
          </table:table-cell>
          <table:table-cell office:value-type="float" office:value="13" calcext:value-type="float">
            <text:p>13</text:p>
          </table:table-cell>
          <table:table-cell table:formula="of:=[.X83]-[.L83]" office:value-type="float" office:value="1" calcext:value-type="float">
            <text:p>1</text:p>
          </table:table-cell>
          <table:table-cell table:formula="of:=SUM([.$W$2:.W83])/SUM([.$W$2:.$W$95])" office:value-type="float" office:value="1.02297658967183" calcext:value-type="float">
            <text:p>1.02297658967183</text:p>
          </table:table-cell>
          <table:table-cell table:formula="of:=[.X83]-[.P83]" office:value-type="float" office:value="-23" calcext:value-type="float">
            <text:p>-23</text:p>
          </table:table-cell>
          <table:table-cell table:formula="of:=ABS([.J83]-[.W83])" office:value-type="float" office:value="0.2146" calcext:value-type="float">
            <text:p>0.2146</text:p>
          </table:table-cell>
          <table:table-cell table:formula="of:=[.AB83]/ABS([.J83]+1)" office:value-type="float" office:value="0.2146" calcext:value-type="float">
            <text:p>0.2146</text:p>
          </table:table-cell>
          <table:table-cell table:formula="of:=SUM([.$W$2:.W83])" office:value-type="float" office:value="177.1241" calcext:value-type="float">
            <text:p>177.1241</text:p>
          </table:table-cell>
          <table:table-cell table:number-columns-repeated="99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1-(([.L84]-1)/94)" office:value-type="float" office:value="0.98936170212766" calcext:value-type="float">
            <text:p>0.98936170212766</text:p>
          </table:table-cell>
          <table:table-cell office:value-type="float" office:value="2" calcext:value-type="float">
            <text:p>2</text:p>
          </table:table-cell>
          <table:table-cell table:formula="of:=[.M83]+[.J84]" office:value-type="float" office:value="234" calcext:value-type="float">
            <text:p>234</text:p>
          </table:table-cell>
          <table:table-cell table:formula="of:=[.M84]/241" office:value-type="float" office:value="0.970954356846473" calcext:value-type="float">
            <text:p>0.970954356846473</text:p>
          </table:table-cell>
          <table:table-cell table:formula="of:=-0.0516*[.B84]+0.0341*[.C84]-0.0027*[.D84]-0.0372*[.F84]+0.2119*[.G84]+0.0018*[.H84]+0.005*[.I84]-0.3091" office:value-type="float" office:value="-0.2764" calcext:value-type="float">
            <text:p>-0.2764</text:p>
          </table:table-cell>
          <table:table-cell office:value-type="float" office:value="37" calcext:value-type="float">
            <text:p>37</text:p>
          </table:table-cell>
          <table:table-cell table:formula="of:=SUM([.$O$2:.O84])" office:value-type="float" office:value="175.013" calcext:value-type="float">
            <text:p>175.013</text:p>
          </table:table-cell>
          <table:table-cell table:formula="of:=[.P84]-[.L84]" office:value-type="float" office:value="35" calcext:value-type="float">
            <text:p>35</text:p>
          </table:table-cell>
          <table:table-cell table:formula="of:=[.Q84]/[.$Q$95]" office:value-type="float" office:value="1.02115024321992" calcext:value-type="float">
            <text:p>1.02115024321992</text:p>
          </table:table-cell>
          <table:table-cell table:formula="of:=ABS([.J84]-[.O84])" office:value-type="float" office:value="0.2764" calcext:value-type="float">
            <text:p>0.2764</text:p>
          </table:table-cell>
          <table:table-cell table:formula="of:=[.T84]/ABS([.J84]+1)" office:value-type="float" office:value="0.2764" calcext:value-type="float">
            <text:p>0.2764</text:p>
          </table:table-cell>
          <table:table-cell/>
          <table:table-cell table:formula="of:=-0.0482*[.B84]+0.0336*[.C84]-0.0021*[.D84]-0.0337*[.F84]+0.2088*[.G84]+0.0019*[.H84]-0.3255" office:value-type="float" office:value="-0.2729" calcext:value-type="float">
            <text:p>-0.2729</text:p>
          </table:table-cell>
          <table:table-cell office:value-type="float" office:value="12" calcext:value-type="float">
            <text:p>12</text:p>
          </table:table-cell>
          <table:table-cell table:formula="of:=[.X84]-[.L84]" office:value-type="float" office:value="10" calcext:value-type="float">
            <text:p>10</text:p>
          </table:table-cell>
          <table:table-cell table:formula="of:=SUM([.$W$2:.W84])/SUM([.$W$2:.$W$95])" office:value-type="float" office:value="1.02140046134529" calcext:value-type="float">
            <text:p>1.02140046134529</text:p>
          </table:table-cell>
          <table:table-cell table:formula="of:=[.X84]-[.P84]" office:value-type="float" office:value="-25" calcext:value-type="float">
            <text:p>-25</text:p>
          </table:table-cell>
          <table:table-cell table:formula="of:=ABS([.J84]-[.W84])" office:value-type="float" office:value="0.2729" calcext:value-type="float">
            <text:p>0.2729</text:p>
          </table:table-cell>
          <table:table-cell table:formula="of:=[.AB84]/ABS([.J84]+1)" office:value-type="float" office:value="0.2729" calcext:value-type="float">
            <text:p>0.2729</text:p>
          </table:table-cell>
          <table:table-cell table:formula="of:=SUM([.$W$2:.W84])" office:value-type="float" office:value="176.8512" calcext:value-type="float">
            <text:p>176.8512</text:p>
          </table:table-cell>
          <table:table-cell table:number-columns-repeated="99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1-(([.L85]-1)/94)" office:value-type="float" office:value="0.234042553191489" calcext:value-type="float">
            <text:p>0.234042553191489</text:p>
          </table:table-cell>
          <table:table-cell office:value-type="float" office:value="73" calcext:value-type="float">
            <text:p>73</text:p>
          </table:table-cell>
          <table:table-cell table:formula="of:=[.M84]+[.J85]" office:value-type="float" office:value="237" calcext:value-type="float">
            <text:p>237</text:p>
          </table:table-cell>
          <table:table-cell table:formula="of:=[.M85]/241" office:value-type="float" office:value="0.983402489626556" calcext:value-type="float">
            <text:p>0.983402489626556</text:p>
          </table:table-cell>
          <table:table-cell table:formula="of:=-0.0516*[.B85]+0.0341*[.C85]-0.0027*[.D85]-0.0372*[.F85]+0.2119*[.G85]+0.0018*[.H85]+0.005*[.I85]-0.3091" office:value-type="float" office:value="-0.2846" calcext:value-type="float">
            <text:p>-0.2846</text:p>
          </table:table-cell>
          <table:table-cell office:value-type="float" office:value="56" calcext:value-type="float">
            <text:p>56</text:p>
          </table:table-cell>
          <table:table-cell table:formula="of:=SUM([.$O$2:.O85])" office:value-type="float" office:value="174.7284" calcext:value-type="float">
            <text:p>174.7284</text:p>
          </table:table-cell>
          <table:table-cell table:formula="of:=[.P85]-[.L85]" office:value-type="float" office:value="-17" calcext:value-type="float">
            <text:p>-17</text:p>
          </table:table-cell>
          <table:table-cell table:formula="of:=[.Q85]/[.$Q$95]" office:value-type="float" office:value="1.01948968452302" calcext:value-type="float">
            <text:p>1.01948968452302</text:p>
          </table:table-cell>
          <table:table-cell table:formula="of:=ABS([.J85]-[.O85])" office:value-type="float" office:value="3.2846" calcext:value-type="float">
            <text:p>3.2846</text:p>
          </table:table-cell>
          <table:table-cell table:formula="of:=[.T85]/ABS([.J85]+1)" office:value-type="float" office:value="0.82115" calcext:value-type="float">
            <text:p>0.82115</text:p>
          </table:table-cell>
          <table:table-cell/>
          <table:table-cell table:formula="of:=-0.0482*[.B85]+0.0336*[.C85]-0.0021*[.D85]-0.0337*[.F85]+0.2088*[.G85]+0.0019*[.H85]-0.3255" office:value-type="float" office:value="-0.2995" calcext:value-type="float">
            <text:p>-0.2995</text:p>
          </table:table-cell>
          <table:table-cell office:value-type="float" office:value="11" calcext:value-type="float">
            <text:p>11</text:p>
          </table:table-cell>
          <table:table-cell table:formula="of:=[.X85]-[.L85]" office:value-type="float" office:value="-62" calcext:value-type="float">
            <text:p>-62</text:p>
          </table:table-cell>
          <table:table-cell table:formula="of:=SUM([.$W$2:.W85])/SUM([.$W$2:.$W$95])" office:value-type="float" office:value="1.01967070526689" calcext:value-type="float">
            <text:p>1.01967070526689</text:p>
          </table:table-cell>
          <table:table-cell table:formula="of:=[.X85]-[.P85]" office:value-type="float" office:value="-45" calcext:value-type="float">
            <text:p>-45</text:p>
          </table:table-cell>
          <table:table-cell table:formula="of:=ABS([.J85]-[.W85])" office:value-type="float" office:value="3.2995" calcext:value-type="float">
            <text:p>3.2995</text:p>
          </table:table-cell>
          <table:table-cell table:formula="of:=[.AB85]/ABS([.J85]+1)" office:value-type="float" office:value="0.824875" calcext:value-type="float">
            <text:p>0.824875</text:p>
          </table:table-cell>
          <table:table-cell table:formula="of:=SUM([.$W$2:.W85])" office:value-type="float" office:value="176.5517" calcext:value-type="float">
            <text:p>176.5517</text:p>
          </table:table-cell>
          <table:table-cell table:number-columns-repeated="99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1-(([.L86]-1)/94)" office:value-type="float" office:value="0.829787234042553" calcext:value-type="float">
            <text:p>0.829787234042553</text:p>
          </table:table-cell>
          <table:table-cell office:value-type="float" office:value="17" calcext:value-type="float">
            <text:p>17</text:p>
          </table:table-cell>
          <table:table-cell table:formula="of:=[.M85]+[.J86]" office:value-type="float" office:value="237" calcext:value-type="float">
            <text:p>237</text:p>
          </table:table-cell>
          <table:table-cell table:formula="of:=[.M86]/241" office:value-type="float" office:value="0.983402489626556" calcext:value-type="float">
            <text:p>0.983402489626556</text:p>
          </table:table-cell>
          <table:table-cell table:formula="of:=-0.0516*[.B86]+0.0341*[.C86]-0.0027*[.D86]-0.0372*[.F86]+0.2119*[.G86]+0.0018*[.H86]+0.005*[.I86]-0.3091" office:value-type="float" office:value="-0.2541" calcext:value-type="float">
            <text:p>-0.2541</text:p>
          </table:table-cell>
          <table:table-cell office:value-type="float" office:value="8" calcext:value-type="float">
            <text:p>8</text:p>
          </table:table-cell>
          <table:table-cell table:formula="of:=SUM([.$O$2:.O86])" office:value-type="float" office:value="174.4743" calcext:value-type="float">
            <text:p>174.4743</text:p>
          </table:table-cell>
          <table:table-cell table:formula="of:=[.P86]-[.L86]" office:value-type="float" office:value="-9" calcext:value-type="float">
            <text:p>-9</text:p>
          </table:table-cell>
          <table:table-cell table:formula="of:=[.Q86]/[.$Q$95]" office:value-type="float" office:value="1.01800708450587" calcext:value-type="float">
            <text:p>1.01800708450587</text:p>
          </table:table-cell>
          <table:table-cell table:formula="of:=ABS([.J86]-[.O86])" office:value-type="float" office:value="0.2541" calcext:value-type="float">
            <text:p>0.2541</text:p>
          </table:table-cell>
          <table:table-cell table:formula="of:=[.T86]/ABS([.J86]+1)" office:value-type="float" office:value="0.2541" calcext:value-type="float">
            <text:p>0.2541</text:p>
          </table:table-cell>
          <table:table-cell/>
          <table:table-cell table:formula="of:=-0.0482*[.B86]+0.0336*[.C86]-0.0021*[.D86]-0.0337*[.F86]+0.2088*[.G86]+0.0019*[.H86]-0.3255" office:value-type="float" office:value="-0.3107" calcext:value-type="float">
            <text:p>-0.3107</text:p>
          </table:table-cell>
          <table:table-cell office:value-type="float" office:value="10" calcext:value-type="float">
            <text:p>10</text:p>
          </table:table-cell>
          <table:table-cell table:formula="of:=[.X86]-[.L86]" office:value-type="float" office:value="-7" calcext:value-type="float">
            <text:p>-7</text:p>
          </table:table-cell>
          <table:table-cell table:formula="of:=SUM([.$W$2:.W86])/SUM([.$W$2:.$W$95])" office:value-type="float" office:value="1.01787626381928" calcext:value-type="float">
            <text:p>1.01787626381928</text:p>
          </table:table-cell>
          <table:table-cell table:formula="of:=[.X86]-[.P86]" office:value-type="float" office:value="2" calcext:value-type="float">
            <text:p>2</text:p>
          </table:table-cell>
          <table:table-cell table:formula="of:=ABS([.J86]-[.W86])" office:value-type="float" office:value="0.3107" calcext:value-type="float">
            <text:p>0.3107</text:p>
          </table:table-cell>
          <table:table-cell table:formula="of:=[.AB86]/ABS([.J86]+1)" office:value-type="float" office:value="0.3107" calcext:value-type="float">
            <text:p>0.3107</text:p>
          </table:table-cell>
          <table:table-cell table:formula="of:=SUM([.$W$2:.W86])" office:value-type="float" office:value="176.241" calcext:value-type="float">
            <text:p>176.241</text:p>
          </table:table-cell>
          <table:table-cell table:number-columns-repeated="99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1-(([.L87]-1)/94)" office:value-type="float" office:value="0.872340425531915" calcext:value-type="float">
            <text:p>0.872340425531915</text:p>
          </table:table-cell>
          <table:table-cell office:value-type="float" office:value="13" calcext:value-type="float">
            <text:p>13</text:p>
          </table:table-cell>
          <table:table-cell table:formula="of:=[.M86]+[.J87]" office:value-type="float" office:value="237" calcext:value-type="float">
            <text:p>237</text:p>
          </table:table-cell>
          <table:table-cell table:formula="of:=[.M87]/241" office:value-type="float" office:value="0.983402489626556" calcext:value-type="float">
            <text:p>0.983402489626556</text:p>
          </table:table-cell>
          <table:table-cell table:formula="of:=-0.0516*[.B87]+0.0341*[.C87]-0.0027*[.D87]-0.0372*[.F87]+0.2119*[.G87]+0.0018*[.H87]+0.005*[.I87]-0.3091" office:value-type="float" office:value="-0.3095" calcext:value-type="float">
            <text:p>-0.3095</text:p>
          </table:table-cell>
          <table:table-cell office:value-type="float" office:value="28" calcext:value-type="float">
            <text:p>28</text:p>
          </table:table-cell>
          <table:table-cell table:formula="of:=SUM([.$O$2:.O87])" office:value-type="float" office:value="174.1648" calcext:value-type="float">
            <text:p>174.1648</text:p>
          </table:table-cell>
          <table:table-cell table:formula="of:=[.P87]-[.L87]" office:value-type="float" office:value="15" calcext:value-type="float">
            <text:p>15</text:p>
          </table:table-cell>
          <table:table-cell table:formula="of:=[.Q87]/[.$Q$95]" office:value-type="float" office:value="1.01620124150977" calcext:value-type="float">
            <text:p>1.01620124150977</text:p>
          </table:table-cell>
          <table:table-cell table:formula="of:=ABS([.J87]-[.O87])" office:value-type="float" office:value="0.3095" calcext:value-type="float">
            <text:p>0.3095</text:p>
          </table:table-cell>
          <table:table-cell table:formula="of:=[.T87]/ABS([.J87]+1)" office:value-type="float" office:value="0.3095" calcext:value-type="float">
            <text:p>0.3095</text:p>
          </table:table-cell>
          <table:table-cell/>
          <table:table-cell table:formula="of:=-0.0482*[.B87]+0.0336*[.C87]-0.0021*[.D87]-0.0337*[.F87]+0.2088*[.G87]+0.0019*[.H87]-0.3255" office:value-type="float" office:value="-0.3127" calcext:value-type="float">
            <text:p>-0.3127</text:p>
          </table:table-cell>
          <table:table-cell office:value-type="float" office:value="9" calcext:value-type="float">
            <text:p>9</text:p>
          </table:table-cell>
          <table:table-cell table:formula="of:=[.X87]-[.L87]" office:value-type="float" office:value="-4" calcext:value-type="float">
            <text:p>-4</text:p>
          </table:table-cell>
          <table:table-cell table:formula="of:=SUM([.$W$2:.W87])/SUM([.$W$2:.$W$95])" office:value-type="float" office:value="1.01607027141288" calcext:value-type="float">
            <text:p>1.01607027141288</text:p>
          </table:table-cell>
          <table:table-cell table:formula="of:=[.X87]-[.P87]" office:value-type="float" office:value="-19" calcext:value-type="float">
            <text:p>-19</text:p>
          </table:table-cell>
          <table:table-cell table:formula="of:=ABS([.J87]-[.W87])" office:value-type="float" office:value="0.3127" calcext:value-type="float">
            <text:p>0.3127</text:p>
          </table:table-cell>
          <table:table-cell table:formula="of:=[.AB87]/ABS([.J87]+1)" office:value-type="float" office:value="0.3127" calcext:value-type="float">
            <text:p>0.3127</text:p>
          </table:table-cell>
          <table:table-cell table:formula="of:=SUM([.$W$2:.W87])" office:value-type="float" office:value="175.9283" calcext:value-type="float">
            <text:p>175.9283</text:p>
          </table:table-cell>
          <table:table-cell table:number-columns-repeated="99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1-(([.L88]-1)/94)" office:value-type="float" office:value="0.670212765957447" calcext:value-type="float">
            <text:p>0.670212765957447</text:p>
          </table:table-cell>
          <table:table-cell office:value-type="float" office:value="32" calcext:value-type="float">
            <text:p>32</text:p>
          </table:table-cell>
          <table:table-cell table:formula="of:=[.M87]+[.J88]" office:value-type="float" office:value="237" calcext:value-type="float">
            <text:p>237</text:p>
          </table:table-cell>
          <table:table-cell table:formula="of:=[.M88]/241" office:value-type="float" office:value="0.983402489626556" calcext:value-type="float">
            <text:p>0.983402489626556</text:p>
          </table:table-cell>
          <table:table-cell table:formula="of:=-0.0516*[.B88]+0.0341*[.C88]-0.0027*[.D88]-0.0372*[.F88]+0.2119*[.G88]+0.0018*[.H88]+0.005*[.I88]-0.3091" office:value-type="float" office:value="-0.3094" calcext:value-type="float">
            <text:p>-0.3094</text:p>
          </table:table-cell>
          <table:table-cell office:value-type="float" office:value="13" calcext:value-type="float">
            <text:p>13</text:p>
          </table:table-cell>
          <table:table-cell table:formula="of:=SUM([.$O$2:.O88])" office:value-type="float" office:value="173.8554" calcext:value-type="float">
            <text:p>173.8554</text:p>
          </table:table-cell>
          <table:table-cell table:formula="of:=[.P88]-[.L88]" office:value-type="float" office:value="-19" calcext:value-type="float">
            <text:p>-19</text:p>
          </table:table-cell>
          <table:table-cell table:formula="of:=[.Q88]/[.$Q$95]" office:value-type="float" office:value="1.01439598198475" calcext:value-type="float">
            <text:p>1.01439598198475</text:p>
          </table:table-cell>
          <table:table-cell table:formula="of:=ABS([.J88]-[.O88])" office:value-type="float" office:value="0.3094" calcext:value-type="float">
            <text:p>0.3094</text:p>
          </table:table-cell>
          <table:table-cell table:formula="of:=[.T88]/ABS([.J88]+1)" office:value-type="float" office:value="0.3094" calcext:value-type="float">
            <text:p>0.3094</text:p>
          </table:table-cell>
          <table:table-cell/>
          <table:table-cell table:formula="of:=-0.0482*[.B88]+0.0336*[.C88]-0.0021*[.D88]-0.0337*[.F88]+0.2088*[.G88]+0.0019*[.H88]-0.3255" office:value-type="float" office:value="-0.3144" calcext:value-type="float">
            <text:p>-0.3144</text:p>
          </table:table-cell>
          <table:table-cell office:value-type="float" office:value="8" calcext:value-type="float">
            <text:p>8</text:p>
          </table:table-cell>
          <table:table-cell table:formula="of:=[.X88]-[.L88]" office:value-type="float" office:value="-24" calcext:value-type="float">
            <text:p>-24</text:p>
          </table:table-cell>
          <table:table-cell table:formula="of:=SUM([.$W$2:.W88])/SUM([.$W$2:.$W$95])" office:value-type="float" office:value="1.01425446069151" calcext:value-type="float">
            <text:p>1.01425446069151</text:p>
          </table:table-cell>
          <table:table-cell table:formula="of:=[.X88]-[.P88]" office:value-type="float" office:value="-5" calcext:value-type="float">
            <text:p>-5</text:p>
          </table:table-cell>
          <table:table-cell table:formula="of:=ABS([.J88]-[.W88])" office:value-type="float" office:value="0.3144" calcext:value-type="float">
            <text:p>0.3144</text:p>
          </table:table-cell>
          <table:table-cell table:formula="of:=[.AB88]/ABS([.J88]+1)" office:value-type="float" office:value="0.3144" calcext:value-type="float">
            <text:p>0.3144</text:p>
          </table:table-cell>
          <table:table-cell table:formula="of:=SUM([.$W$2:.W88])" office:value-type="float" office:value="175.6139" calcext:value-type="float">
            <text:p>175.6139</text:p>
          </table:table-cell>
          <table:table-cell table:number-columns-repeated="99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1-(([.L89]-1)/94)" office:value-type="float" office:value="0.446808510638298" calcext:value-type="float">
            <text:p>0.446808510638298</text:p>
          </table:table-cell>
          <table:table-cell office:value-type="float" office:value="53" calcext:value-type="float">
            <text:p>53</text:p>
          </table:table-cell>
          <table:table-cell table:formula="of:=[.M88]+[.J89]" office:value-type="float" office:value="238" calcext:value-type="float">
            <text:p>238</text:p>
          </table:table-cell>
          <table:table-cell table:formula="of:=[.M89]/241" office:value-type="float" office:value="0.987551867219917" calcext:value-type="float">
            <text:p>0.987551867219917</text:p>
          </table:table-cell>
          <table:table-cell table:formula="of:=-0.0516*[.B89]+0.0341*[.C89]-0.0027*[.D89]-0.0372*[.F89]+0.2119*[.G89]+0.0018*[.H89]+0.005*[.I89]-0.3091" office:value-type="float" office:value="-0.3129" calcext:value-type="float">
            <text:p>-0.3129</text:p>
          </table:table-cell>
          <table:table-cell office:value-type="float" office:value="18" calcext:value-type="float">
            <text:p>18</text:p>
          </table:table-cell>
          <table:table-cell table:formula="of:=SUM([.$O$2:.O89])" office:value-type="float" office:value="173.5425" calcext:value-type="float">
            <text:p>173.5425</text:p>
          </table:table-cell>
          <table:table-cell table:formula="of:=[.P89]-[.L89]" office:value-type="float" office:value="-35" calcext:value-type="float">
            <text:p>-35</text:p>
          </table:table-cell>
          <table:table-cell table:formula="of:=[.Q89]/[.$Q$95]" office:value-type="float" office:value="1.01257030097189" calcext:value-type="float">
            <text:p>1.01257030097189</text:p>
          </table:table-cell>
          <table:table-cell table:formula="of:=ABS([.J89]-[.O89])" office:value-type="float" office:value="1.3129" calcext:value-type="float">
            <text:p>1.3129</text:p>
          </table:table-cell>
          <table:table-cell table:formula="of:=[.T89]/ABS([.J89]+1)" office:value-type="float" office:value="0.65645" calcext:value-type="float">
            <text:p>0.65645</text:p>
          </table:table-cell>
          <table:table-cell/>
          <table:table-cell table:formula="of:=-0.0482*[.B89]+0.0336*[.C89]-0.0021*[.D89]-0.0337*[.F89]+0.2088*[.G89]+0.0019*[.H89]-0.3255" office:value-type="float" office:value="-0.315" calcext:value-type="float">
            <text:p>-0.315</text:p>
          </table:table-cell>
          <table:table-cell office:value-type="float" office:value="7" calcext:value-type="float">
            <text:p>7</text:p>
          </table:table-cell>
          <table:table-cell table:formula="of:=[.X89]-[.L89]" office:value-type="float" office:value="-46" calcext:value-type="float">
            <text:p>-46</text:p>
          </table:table-cell>
          <table:table-cell table:formula="of:=SUM([.$W$2:.W89])/SUM([.$W$2:.$W$95])" office:value-type="float" office:value="1.0124351846825" calcext:value-type="float">
            <text:p>1.0124351846825</text:p>
          </table:table-cell>
          <table:table-cell table:formula="of:=[.X89]-[.P89]" office:value-type="float" office:value="-11" calcext:value-type="float">
            <text:p>-11</text:p>
          </table:table-cell>
          <table:table-cell table:formula="of:=ABS([.J89]-[.W89])" office:value-type="float" office:value="1.315" calcext:value-type="float">
            <text:p>1.315</text:p>
          </table:table-cell>
          <table:table-cell table:formula="of:=[.AB89]/ABS([.J89]+1)" office:value-type="float" office:value="0.6575" calcext:value-type="float">
            <text:p>0.6575</text:p>
          </table:table-cell>
          <table:table-cell table:formula="of:=SUM([.$W$2:.W89])" office:value-type="float" office:value="175.2989" calcext:value-type="float">
            <text:p>175.2989</text:p>
          </table:table-cell>
          <table:table-cell table:number-columns-repeated="99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1-(([.L90]-1)/94)" office:value-type="float" office:value="0.457446808510638" calcext:value-type="float">
            <text:p>0.457446808510638</text:p>
          </table:table-cell>
          <table:table-cell office:value-type="float" office:value="52" calcext:value-type="float">
            <text:p>52</text:p>
          </table:table-cell>
          <table:table-cell table:formula="of:=[.M89]+[.J90]" office:value-type="float" office:value="239" calcext:value-type="float">
            <text:p>239</text:p>
          </table:table-cell>
          <table:table-cell table:formula="of:=[.M90]/241" office:value-type="float" office:value="0.991701244813278" calcext:value-type="float">
            <text:p>0.991701244813278</text:p>
          </table:table-cell>
          <table:table-cell table:formula="of:=-0.0516*[.B90]+0.0341*[.C90]-0.0027*[.D90]-0.0372*[.F90]+0.2119*[.G90]+0.0018*[.H90]+0.005*[.I90]-0.3091" office:value-type="float" office:value="-0.2858" calcext:value-type="float">
            <text:p>-0.2858</text:p>
          </table:table-cell>
          <table:table-cell office:value-type="float" office:value="64" calcext:value-type="float">
            <text:p>64</text:p>
          </table:table-cell>
          <table:table-cell table:formula="of:=SUM([.$O$2:.O90])" office:value-type="float" office:value="173.2567" calcext:value-type="float">
            <text:p>173.2567</text:p>
          </table:table-cell>
          <table:table-cell table:formula="of:=[.P90]-[.L90]" office:value-type="float" office:value="12" calcext:value-type="float">
            <text:p>12</text:p>
          </table:table-cell>
          <table:table-cell table:formula="of:=[.Q90]/[.$Q$95]" office:value-type="float" office:value="1.01090274062202" calcext:value-type="float">
            <text:p>1.01090274062202</text:p>
          </table:table-cell>
          <table:table-cell table:formula="of:=ABS([.J90]-[.O90])" office:value-type="float" office:value="1.2858" calcext:value-type="float">
            <text:p>1.2858</text:p>
          </table:table-cell>
          <table:table-cell table:formula="of:=[.T90]/ABS([.J90]+1)" office:value-type="float" office:value="0.6429" calcext:value-type="float">
            <text:p>0.6429</text:p>
          </table:table-cell>
          <table:table-cell/>
          <table:table-cell table:formula="of:=-0.0482*[.B90]+0.0336*[.C90]-0.0021*[.D90]-0.0337*[.F90]+0.2088*[.G90]+0.0019*[.H90]-0.3255" office:value-type="float" office:value="-0.317" calcext:value-type="float">
            <text:p>-0.317</text:p>
          </table:table-cell>
          <table:table-cell office:value-type="float" office:value="6" calcext:value-type="float">
            <text:p>6</text:p>
          </table:table-cell>
          <table:table-cell table:formula="of:=[.X90]-[.L90]" office:value-type="float" office:value="-46" calcext:value-type="float">
            <text:p>-46</text:p>
          </table:table-cell>
          <table:table-cell table:formula="of:=SUM([.$W$2:.W90])/SUM([.$W$2:.$W$95])" office:value-type="float" office:value="1.01060435771471" calcext:value-type="float">
            <text:p>1.01060435771471</text:p>
          </table:table-cell>
          <table:table-cell table:formula="of:=[.X90]-[.P90]" office:value-type="float" office:value="-58" calcext:value-type="float">
            <text:p>-58</text:p>
          </table:table-cell>
          <table:table-cell table:formula="of:=ABS([.J90]-[.W90])" office:value-type="float" office:value="1.317" calcext:value-type="float">
            <text:p>1.317</text:p>
          </table:table-cell>
          <table:table-cell table:formula="of:=[.AB90]/ABS([.J90]+1)" office:value-type="float" office:value="0.6585" calcext:value-type="float">
            <text:p>0.6585</text:p>
          </table:table-cell>
          <table:table-cell table:formula="of:=SUM([.$W$2:.W90])" office:value-type="float" office:value="174.9819" calcext:value-type="float">
            <text:p>174.9819</text:p>
          </table:table-cell>
          <table:table-cell table:number-columns-repeated="99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1-(([.L91]-1)/94)" office:value-type="float" office:value="0.436170212765957" calcext:value-type="float">
            <text:p>0.436170212765957</text:p>
          </table:table-cell>
          <table:table-cell office:value-type="float" office:value="54" calcext:value-type="float">
            <text:p>54</text:p>
          </table:table-cell>
          <table:table-cell table:formula="of:=[.M90]+[.J91]" office:value-type="float" office:value="240" calcext:value-type="float">
            <text:p>240</text:p>
          </table:table-cell>
          <table:table-cell table:formula="of:=[.M91]/241" office:value-type="float" office:value="0.995850622406639" calcext:value-type="float">
            <text:p>0.995850622406639</text:p>
          </table:table-cell>
          <table:table-cell table:formula="of:=-0.0516*[.B91]+0.0341*[.C91]-0.0027*[.D91]-0.0372*[.F91]+0.2119*[.G91]+0.0018*[.H91]+0.005*[.I91]-0.3091" office:value-type="float" office:value="-0.3219" calcext:value-type="float">
            <text:p>-0.3219</text:p>
          </table:table-cell>
          <table:table-cell office:value-type="float" office:value="53" calcext:value-type="float">
            <text:p>53</text:p>
          </table:table-cell>
          <table:table-cell table:formula="of:=SUM([.$O$2:.O91])" office:value-type="float" office:value="172.9348" calcext:value-type="float">
            <text:p>172.9348</text:p>
          </table:table-cell>
          <table:table-cell table:formula="of:=[.P91]-[.L91]" office:value-type="float" office:value="-1" calcext:value-type="float">
            <text:p>-1</text:p>
          </table:table-cell>
          <table:table-cell table:formula="of:=[.Q91]/[.$Q$95]" office:value-type="float" office:value="1.00902454721185" calcext:value-type="float">
            <text:p>1.00902454721185</text:p>
          </table:table-cell>
          <table:table-cell table:formula="of:=ABS([.J91]-[.O91])" office:value-type="float" office:value="1.3219" calcext:value-type="float">
            <text:p>1.3219</text:p>
          </table:table-cell>
          <table:table-cell table:formula="of:=[.T91]/ABS([.J91]+1)" office:value-type="float" office:value="0.66095" calcext:value-type="float">
            <text:p>0.66095</text:p>
          </table:table-cell>
          <table:table-cell/>
          <table:table-cell table:formula="of:=-0.0482*[.B91]+0.0336*[.C91]-0.0021*[.D91]-0.0337*[.F91]+0.2088*[.G91]+0.0019*[.H91]-0.3255" office:value-type="float" office:value="-0.3245" calcext:value-type="float">
            <text:p>-0.3245</text:p>
          </table:table-cell>
          <table:table-cell office:value-type="float" office:value="5" calcext:value-type="float">
            <text:p>5</text:p>
          </table:table-cell>
          <table:table-cell table:formula="of:=[.X91]-[.L91]" office:value-type="float" office:value="-49" calcext:value-type="float">
            <text:p>-49</text:p>
          </table:table-cell>
          <table:table-cell table:formula="of:=SUM([.$W$2:.W91])/SUM([.$W$2:.$W$95])" office:value-type="float" office:value="1.00873021465147" calcext:value-type="float">
            <text:p>1.00873021465147</text:p>
          </table:table-cell>
          <table:table-cell table:formula="of:=[.X91]-[.P91]" office:value-type="float" office:value="-48" calcext:value-type="float">
            <text:p>-48</text:p>
          </table:table-cell>
          <table:table-cell table:formula="of:=ABS([.J91]-[.W91])" office:value-type="float" office:value="1.3245" calcext:value-type="float">
            <text:p>1.3245</text:p>
          </table:table-cell>
          <table:table-cell table:formula="of:=[.AB91]/ABS([.J91]+1)" office:value-type="float" office:value="0.66225" calcext:value-type="float">
            <text:p>0.66225</text:p>
          </table:table-cell>
          <table:table-cell table:formula="of:=SUM([.$W$2:.W91])" office:value-type="float" office:value="174.6574" calcext:value-type="float">
            <text:p>174.6574</text:p>
          </table:table-cell>
          <table:table-cell table:number-columns-repeated="99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-(([.L92]-1)/94)" office:value-type="float" office:value="0.414893617021277" calcext:value-type="float">
            <text:p>0.414893617021277</text:p>
          </table:table-cell>
          <table:table-cell office:value-type="float" office:value="56" calcext:value-type="float">
            <text:p>56</text:p>
          </table:table-cell>
          <table:table-cell table:formula="of:=[.M91]+[.J92]" office:value-type="float" office:value="241" calcext:value-type="float">
            <text:p>241</text:p>
          </table:table-cell>
          <table:table-cell table:formula="of:=[.M92]/241" office:value-type="float" office:value="1" calcext:value-type="float">
            <text:p>1</text:p>
          </table:table-cell>
          <table:table-cell table:formula="of:=-0.0516*[.B92]+0.0341*[.C92]-0.0027*[.D92]-0.0372*[.F92]+0.2119*[.G92]+0.0018*[.H92]+0.005*[.I92]-0.3091" office:value-type="float" office:value="-0.3232" calcext:value-type="float">
            <text:p>-0.3232</text:p>
          </table:table-cell>
          <table:table-cell office:value-type="float" office:value="14" calcext:value-type="float">
            <text:p>14</text:p>
          </table:table-cell>
          <table:table-cell table:formula="of:=SUM([.$O$2:.O92])" office:value-type="float" office:value="172.6116" calcext:value-type="float">
            <text:p>172.6116</text:p>
          </table:table-cell>
          <table:table-cell table:formula="of:=[.P92]-[.L92]" office:value-type="float" office:value="-42" calcext:value-type="float">
            <text:p>-42</text:p>
          </table:table-cell>
          <table:table-cell table:formula="of:=[.Q92]/[.$Q$95]" office:value-type="float" office:value="1.00713876867764" calcext:value-type="float">
            <text:p>1.00713876867764</text:p>
          </table:table-cell>
          <table:table-cell table:formula="of:=ABS([.J92]-[.O92])" office:value-type="float" office:value="1.3232" calcext:value-type="float">
            <text:p>1.3232</text:p>
          </table:table-cell>
          <table:table-cell table:formula="of:=[.T92]/ABS([.J92]+1)" office:value-type="float" office:value="0.6616" calcext:value-type="float">
            <text:p>0.6616</text:p>
          </table:table-cell>
          <table:table-cell/>
          <table:table-cell table:formula="of:=-0.0482*[.B92]+0.0336*[.C92]-0.0021*[.D92]-0.0337*[.F92]+0.2088*[.G92]+0.0019*[.H92]-0.3255" office:value-type="float" office:value="-0.3385" calcext:value-type="float">
            <text:p>-0.3385</text:p>
          </table:table-cell>
          <table:table-cell office:value-type="float" office:value="4" calcext:value-type="float">
            <text:p>4</text:p>
          </table:table-cell>
          <table:table-cell table:formula="of:=[.X92]-[.L92]" office:value-type="float" office:value="-52" calcext:value-type="float">
            <text:p>-52</text:p>
          </table:table-cell>
          <table:table-cell table:formula="of:=SUM([.$W$2:.W92])/SUM([.$W$2:.$W$95])" office:value-type="float" office:value="1.00677521487671" calcext:value-type="float">
            <text:p>1.00677521487671</text:p>
          </table:table-cell>
          <table:table-cell table:formula="of:=[.X92]-[.P92]" office:value-type="float" office:value="-10" calcext:value-type="float">
            <text:p>-10</text:p>
          </table:table-cell>
          <table:table-cell table:formula="of:=ABS([.J92]-[.W92])" office:value-type="float" office:value="1.3385" calcext:value-type="float">
            <text:p>1.3385</text:p>
          </table:table-cell>
          <table:table-cell table:formula="of:=[.AB92]/ABS([.J92]+1)" office:value-type="float" office:value="0.66925" calcext:value-type="float">
            <text:p>0.66925</text:p>
          </table:table-cell>
          <table:table-cell table:formula="of:=SUM([.$W$2:.W92])" office:value-type="float" office:value="174.3189" calcext:value-type="float">
            <text:p>174.3189</text:p>
          </table:table-cell>
          <table:table-cell table:number-columns-repeated="99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1-(([.L93]-1)/94)" office:value-type="float" office:value="0.734042553191489" calcext:value-type="float">
            <text:p>0.734042553191489</text:p>
          </table:table-cell>
          <table:table-cell office:value-type="float" office:value="26" calcext:value-type="float">
            <text:p>26</text:p>
          </table:table-cell>
          <table:table-cell table:formula="of:=[.M92]+[.J93]" office:value-type="float" office:value="241" calcext:value-type="float">
            <text:p>241</text:p>
          </table:table-cell>
          <table:table-cell table:formula="of:=[.M93]/241" office:value-type="float" office:value="1" calcext:value-type="float">
            <text:p>1</text:p>
          </table:table-cell>
          <table:table-cell table:formula="of:=-0.0516*[.B93]+0.0341*[.C93]-0.0027*[.D93]-0.0372*[.F93]+0.2119*[.G93]+0.0018*[.H93]+0.005*[.I93]-0.3091" office:value-type="float" office:value="-0.4211" calcext:value-type="float">
            <text:p>-0.4211</text:p>
          </table:table-cell>
          <table:table-cell office:value-type="float" office:value="19" calcext:value-type="float">
            <text:p>19</text:p>
          </table:table-cell>
          <table:table-cell table:formula="of:=SUM([.$O$2:.O93])" office:value-type="float" office:value="172.1905" calcext:value-type="float">
            <text:p>172.1905</text:p>
          </table:table-cell>
          <table:table-cell table:formula="of:=[.P93]-[.L93]" office:value-type="float" office:value="-7" calcext:value-type="float">
            <text:p>-7</text:p>
          </table:table-cell>
          <table:table-cell table:formula="of:=[.Q93]/[.$Q$95]" office:value-type="float" office:value="1.004681771955" calcext:value-type="float">
            <text:p>1.004681771955</text:p>
          </table:table-cell>
          <table:table-cell table:formula="of:=ABS([.J93]-[.O93])" office:value-type="float" office:value="0.4211" calcext:value-type="float">
            <text:p>0.4211</text:p>
          </table:table-cell>
          <table:table-cell table:formula="of:=[.T93]/ABS([.J93]+1)" office:value-type="float" office:value="0.4211" calcext:value-type="float">
            <text:p>0.4211</text:p>
          </table:table-cell>
          <table:table-cell/>
          <table:table-cell table:formula="of:=-0.0482*[.B93]+0.0336*[.C93]-0.0021*[.D93]-0.0337*[.F93]+0.2088*[.G93]+0.0019*[.H93]-0.3255" office:value-type="float" office:value="-0.3745" calcext:value-type="float">
            <text:p>-0.3745</text:p>
          </table:table-cell>
          <table:table-cell office:value-type="float" office:value="3" calcext:value-type="float">
            <text:p>3</text:p>
          </table:table-cell>
          <table:table-cell table:formula="of:=[.X93]-[.L93]" office:value-type="float" office:value="-23" calcext:value-type="float">
            <text:p>-23</text:p>
          </table:table-cell>
          <table:table-cell table:formula="of:=SUM([.$W$2:.W93])/SUM([.$W$2:.$W$95])" office:value-type="float" office:value="1.00461229784378" calcext:value-type="float">
            <text:p>1.00461229784378</text:p>
          </table:table-cell>
          <table:table-cell table:formula="of:=[.X93]-[.P93]" office:value-type="float" office:value="-16" calcext:value-type="float">
            <text:p>-16</text:p>
          </table:table-cell>
          <table:table-cell table:formula="of:=ABS([.J93]-[.W93])" office:value-type="float" office:value="0.3745" calcext:value-type="float">
            <text:p>0.3745</text:p>
          </table:table-cell>
          <table:table-cell table:formula="of:=[.AB93]/ABS([.J93]+1)" office:value-type="float" office:value="0.3745" calcext:value-type="float">
            <text:p>0.3745</text:p>
          </table:table-cell>
          <table:table-cell table:formula="of:=SUM([.$W$2:.W93])" office:value-type="float" office:value="173.9444" calcext:value-type="float">
            <text:p>173.9444</text:p>
          </table:table-cell>
          <table:table-cell table:number-columns-repeated="99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72" calcext:value-type="float">
            <text:p>172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22" calcext:value-type="float">
            <text:p>42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1-(([.L94]-1)/94)" office:value-type="float" office:value="0.638297872340426" calcext:value-type="float">
            <text:p>0.638297872340426</text:p>
          </table:table-cell>
          <table:table-cell office:value-type="float" office:value="35" calcext:value-type="float">
            <text:p>35</text:p>
          </table:table-cell>
          <table:table-cell table:formula="of:=[.M93]+[.J94]" office:value-type="float" office:value="241" calcext:value-type="float">
            <text:p>241</text:p>
          </table:table-cell>
          <table:table-cell table:formula="of:=[.M94]/241" office:value-type="float" office:value="1" calcext:value-type="float">
            <text:p>1</text:p>
          </table:table-cell>
          <table:table-cell table:formula="of:=-0.0516*[.B94]+0.0341*[.C94]-0.0027*[.D94]-0.0372*[.F94]+0.2119*[.G94]+0.0018*[.H94]+0.005*[.I94]-0.3091" office:value-type="float" office:value="-0.3639" calcext:value-type="float">
            <text:p>-0.3639</text:p>
          </table:table-cell>
          <table:table-cell office:value-type="float" office:value="59" calcext:value-type="float">
            <text:p>59</text:p>
          </table:table-cell>
          <table:table-cell table:formula="of:=SUM([.$O$2:.O94])" office:value-type="float" office:value="171.8266" calcext:value-type="float">
            <text:p>171.8266</text:p>
          </table:table-cell>
          <table:table-cell table:formula="of:=[.P94]-[.L94]" office:value-type="float" office:value="24" calcext:value-type="float">
            <text:p>24</text:p>
          </table:table-cell>
          <table:table-cell table:formula="of:=[.Q94]/[.$Q$95]" office:value-type="float" office:value="1.00255852069076" calcext:value-type="float">
            <text:p>1.00255852069076</text:p>
          </table:table-cell>
          <table:table-cell table:formula="of:=ABS([.J94]-[.O94])" office:value-type="float" office:value="0.3639" calcext:value-type="float">
            <text:p>0.3639</text:p>
          </table:table-cell>
          <table:table-cell table:formula="of:=[.T94]/ABS([.J94]+1)" office:value-type="float" office:value="0.3639" calcext:value-type="float">
            <text:p>0.3639</text:p>
          </table:table-cell>
          <table:table-cell/>
          <table:table-cell table:formula="of:=-0.0482*[.B94]+0.0336*[.C94]-0.0021*[.D94]-0.0337*[.F94]+0.2088*[.G94]+0.0019*[.H94]-0.3255" office:value-type="float" office:value="-0.39" calcext:value-type="float">
            <text:p>-0.39</text:p>
          </table:table-cell>
          <table:table-cell office:value-type="float" office:value="2" calcext:value-type="float">
            <text:p>2</text:p>
          </table:table-cell>
          <table:table-cell table:formula="of:=[.X94]-[.L94]" office:value-type="float" office:value="-33" calcext:value-type="float">
            <text:p>-33</text:p>
          </table:table-cell>
          <table:table-cell table:formula="of:=SUM([.$W$2:.W94])/SUM([.$W$2:.$W$95])" office:value-type="float" office:value="1.00235986088025" calcext:value-type="float">
            <text:p>1.00235986088025</text:p>
          </table:table-cell>
          <table:table-cell table:formula="of:=[.X94]-[.P94]" office:value-type="float" office:value="-57" calcext:value-type="float">
            <text:p>-57</text:p>
          </table:table-cell>
          <table:table-cell table:formula="of:=ABS([.J94]-[.W94])" office:value-type="float" office:value="0.39" calcext:value-type="float">
            <text:p>0.39</text:p>
          </table:table-cell>
          <table:table-cell table:formula="of:=[.AB94]/ABS([.J94]+1)" office:value-type="float" office:value="0.39" calcext:value-type="float">
            <text:p>0.39</text:p>
          </table:table-cell>
          <table:table-cell table:formula="of:=SUM([.$W$2:.W94])" office:value-type="float" office:value="173.5544" calcext:value-type="float">
            <text:p>173.5544</text:p>
          </table:table-cell>
          <table:table-cell table:number-columns-repeated="99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1-(([.L95]-1)/94)" office:value-type="float" office:value="0.648936170212766" calcext:value-type="float">
            <text:p>0.648936170212766</text:p>
          </table:table-cell>
          <table:table-cell office:value-type="float" office:value="34" calcext:value-type="float">
            <text:p>34</text:p>
          </table:table-cell>
          <table:table-cell table:formula="of:=[.M94]+[.J95]" office:value-type="float" office:value="241" calcext:value-type="float">
            <text:p>241</text:p>
          </table:table-cell>
          <table:table-cell table:formula="of:=[.M95]/241" office:value-type="float" office:value="1" calcext:value-type="float">
            <text:p>1</text:p>
          </table:table-cell>
          <table:table-cell table:formula="of:=-0.0516*[.B95]+0.0341*[.C95]-0.0027*[.D95]-0.0372*[.F95]+0.2119*[.G95]+0.0018*[.H95]+0.005*[.I95]-0.3091" office:value-type="float" office:value="-0.4385" calcext:value-type="float">
            <text:p>-0.4385</text:p>
          </table:table-cell>
          <table:table-cell office:value-type="float" office:value="83" calcext:value-type="float">
            <text:p>83</text:p>
          </table:table-cell>
          <table:table-cell table:formula="of:=SUM([.$O$2:.O95])" office:value-type="float" office:value="171.3881" calcext:value-type="float">
            <text:p>171.3881</text:p>
          </table:table-cell>
          <table:table-cell table:formula="of:=[.P95]-[.L95]" office:value-type="float" office:value="49" calcext:value-type="float">
            <text:p>49</text:p>
          </table:table-cell>
          <table:table-cell table:formula="of:=[.Q95]/[.$Q$95]" office:value-type="float" office:value="1" calcext:value-type="float">
            <text:p>1</text:p>
          </table:table-cell>
          <table:table-cell table:formula="of:=ABS([.J95]-[.O95])" office:value-type="float" office:value="0.4385" calcext:value-type="float">
            <text:p>0.4385</text:p>
          </table:table-cell>
          <table:table-cell table:formula="of:=[.T95]/ABS([.J95]+1)" office:value-type="float" office:value="0.4385" calcext:value-type="float">
            <text:p>0.4385</text:p>
          </table:table-cell>
          <table:table-cell/>
          <table:table-cell table:formula="of:=-0.0482*[.B95]+0.0336*[.C95]-0.0021*[.D95]-0.0337*[.F95]+0.2088*[.G95]+0.0019*[.H95]-0.3255" office:value-type="float" office:value="-0.4086" calcext:value-type="float">
            <text:p>-0.4086</text:p>
          </table:table-cell>
          <table:table-cell office:value-type="float" office:value="1" calcext:value-type="float">
            <text:p>1</text:p>
          </table:table-cell>
          <table:table-cell table:formula="of:=[.X95]-[.L95]" office:value-type="float" office:value="-33" calcext:value-type="float">
            <text:p>-33</text:p>
          </table:table-cell>
          <table:table-cell table:formula="of:=SUM([.$W$2:.W95])/SUM([.$W$2:.$W$95])" office:value-type="float" office:value="1" calcext:value-type="float">
            <text:p>1</text:p>
          </table:table-cell>
          <table:table-cell table:formula="of:=[.X95]-[.P95]" office:value-type="float" office:value="-82" calcext:value-type="float">
            <text:p>-82</text:p>
          </table:table-cell>
          <table:table-cell table:formula="of:=ABS([.J95]-[.W95])" office:value-type="float" office:value="0.4086" calcext:value-type="float">
            <text:p>0.4086</text:p>
          </table:table-cell>
          <table:table-cell table:formula="of:=[.AB95]/ABS([.J95]+1)" office:value-type="float" office:value="0.4086" calcext:value-type="float">
            <text:p>0.4086</text:p>
          </table:table-cell>
          <table:table-cell table:formula="of:=SUM([.$W$2:.W95])" office:value-type="float" office:value="173.1458" calcext:value-type="float">
            <text:p>173.1458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table:formula="of:=AVERAGE([.R2:.R95])" office:value-type="float" office:value="0" calcext:value-type="float">
            <text:p>0</text:p>
          </table:table-cell>
          <table:table-cell table:number-columns-repeated="6"/>
          <table:table-cell table:formula="of:=AVERAGE([.Y2:.Y95]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 calcext:value-type="string">
            <text:p>AAE</text:p>
          </table:table-cell>
          <table:table-cell/>
          <table:table-cell table:formula="of:=AVERAGE([.T2:.T95])" office:value-type="float" office:value="1.83923723404255" calcext:value-type="float">
            <text:p>1.83923723404255</text:p>
          </table:table-cell>
          <table:table-cell table:number-columns-repeated="7"/>
          <table:table-cell table:formula="of:=AVERAGE([.AB2:.AB95])" office:value-type="float" office:value="1.83930425531915" calcext:value-type="float">
            <text:p>1.839304255319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ARE</text:p>
          </table:table-cell>
          <table:table-cell table:number-columns-repeated="2"/>
          <table:table-cell table:formula="of:=AVERAGE([.U2:.U95])" office:value-type="float" office:value="0.593684901368596" calcext:value-type="float">
            <text:p>0.593684901368596</text:p>
          </table:table-cell>
          <table:table-cell table:number-columns-repeated="7"/>
          <table:table-cell table:formula="of:=AVERAGE([.AC2:.AC95])" office:value-type="float" office:value="0.597101514532906" calcext:value-type="float">
            <text:p>0.597101514532906</text:p>
          </table:table-cell>
          <table:table-cell table:number-columns-repeated="995"/>
        </table:table-row>
      </table:table>
      <table:named-expressions/>
      <table:database-ranges>
        <table:database-range table:name="__Anonymous_Sheet_DB__0" table:target-range-address="FIT.A1:FIT.AMJ1048576">
          <table:sort>
            <table:sort-by table:field-number="9" table:order="descending" table:data-type="automatic"/>
            <table:sort-by table:field-number="12" table:order="descending" table:data-type="automatic"/>
          </table:sort>
        </table:database-range>
        <table:database-range table:name="__Anonymous_Sheet_DB__1" table:target-range-address="TEST.A1:TEST.AMJ1048576">
          <table:sort>
            <table:sort-by table:field-number="22" table:order="descending" table:data-type="automatic"/>
            <table:sort-by table:field-number="2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" style:font-family-complex="'Noto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1">00/00/0000</text:date>, <text:time style:data-style-name="N2" text:time-value="09:01:11.3614249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1T12:32:14.877919445</dc:date>
    <meta:editing-duration>PT3H22M22S</meta:editing-duration>
    <meta:editing-cycles>18</meta:editing-cycles>
    <meta:generator>LibreOffice/5.3.0.3$Linux_X86_64 LibreOffice_project/30m0$Build-3</meta:generator>
    <meta:document-statistic meta:table-count="2" meta:cell-count="806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73cm" svg:y="0.315cm" chart:style-name="ch2">
          <text:p>Alberg Chart</text:p>
        </chart:title>
        <chart:subtitle svg:x="5.959cm" svg:y="1.248cm" chart:style-name="ch3">
          <text:p>Actual vs M5 predicted
(Test data set) </text:p>
        </chart:subtitle>
        <chart:legend chart:legend-position="end" svg:x="12.381cm" svg:y="4.005cm" style:legend-expansion="high" chart:style-name="ch4"/>
        <chart:plot-area chart:style-name="ch5" table:cell-range-address="TEST.M1:TEST.M95 TEST.O1:TEST.O95" chart:data-source-has-labels="row" svg:x="1.279cm" svg:y="2.507cm" svg:width="10.782cm" svg:height="5.384cm">
          <chartooo:coordinate-region svg:x="2.086cm" svg:y="2.681cm" svg:width="9.975cm" svg:height="4.455cm"/>
          <chart:axis chart:dimension="x" chart:name="primary-x" chart:style-name="ch6">
            <chart:title svg:x="6.057cm" svg:y="8.071cm" chart:style-name="ch7">
              <text:p>Percent</text:p>
            </chart:title>
            <chart:grid chart:style-name="ch8" chart:class="major"/>
          </chart:axis>
          <chart:axis chart:dimension="y" chart:name="primary-y" chart:style-name="ch6">
            <chart:title svg:x="0.451cm" svg:y="5.693cm" chart:style-name="ch9">
              <text:p>Faults</text:p>
            </chart:title>
            <chart:grid chart:style-name="ch8" chart:class="major"/>
          </chart:axis>
          <chart:series chart:style-name="ch10" chart:values-cell-range-address="TEST.M2:TEST.M95" chart:label-cell-address="TEST.M1:TEST.M1" chart:class="chart:line">
            <chart:data-point chart:repeated="94"/>
          </chart:series>
          <chart:series chart:style-name="ch11" chart:values-cell-range-address="TEST.O2:TEST.O95" chart:label-cell-address="TEST.O1:TEST.O1" chart:class="chart:line">
            <chart:data-point chart:repeated="9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faults)</text:p>
                <draw:g>
                  <svg:desc>TEST.M1:TEST.M1</svg:desc>
                </draw:g>
              </table:table-cell>
              <table:table-cell office:value-type="string">
                <text:p>M5 – predicted</text:p>
                <draw:g>
                  <svg:desc>TEST.O1:TEST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">
                <text:p>42</text:p>
                <draw:g>
                  <svg:desc>TEST.M2:TEST.M95</svg:desc>
                </draw:g>
              </table:table-cell>
              <table:table-cell office:value-type="float" office:value="17.657">
                <text:p>17.657</text:p>
                <draw:g>
                  <svg:desc>TEST.O2:TEST.O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2.2527">
                <text:p>12.25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">
                <text:p>75</text:p>
              </table:table-cell>
              <table:table-cell office:value-type="float" office:value="11.6673">
                <text:p>11.66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">
                <text:p>87</text:p>
              </table:table-cell>
              <table:table-cell office:value-type="float" office:value="11.5752">
                <text:p>11.57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">
                <text:p>93</text:p>
              </table:table-cell>
              <table:table-cell office:value-type="float" office:value="10.1768">
                <text:p>10.17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">
                <text:p>112</text:p>
              </table:table-cell>
              <table:table-cell office:value-type="float" office:value="10.0028">
                <text:p>10.00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7">
                <text:p>117</text:p>
              </table:table-cell>
              <table:table-cell office:value-type="float" office:value="7.6839">
                <text:p>7.68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9">
                <text:p>119</text:p>
              </table:table-cell>
              <table:table-cell office:value-type="float" office:value="6.6984">
                <text:p>6.69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1">
                <text:p>131</text:p>
              </table:table-cell>
              <table:table-cell office:value-type="float" office:value="6.0798">
                <text:p>6.07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8">
                <text:p>138</text:p>
              </table:table-cell>
              <table:table-cell office:value-type="float" office:value="6.1483">
                <text:p>6.14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8">
                <text:p>148</text:p>
              </table:table-cell>
              <table:table-cell office:value-type="float" office:value="3.8817">
                <text:p>3.88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8">
                <text:p>148</text:p>
              </table:table-cell>
              <table:table-cell office:value-type="float" office:value="3.7565">
                <text:p>3.75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">
                <text:p>150</text:p>
              </table:table-cell>
              <table:table-cell office:value-type="float" office:value="3.4644">
                <text:p>3.46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5">
                <text:p>155</text:p>
              </table:table-cell>
              <table:table-cell office:value-type="float" office:value="3.2446">
                <text:p>3.24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4">
                <text:p>164</text:p>
              </table:table-cell>
              <table:table-cell office:value-type="float" office:value="3.2362">
                <text:p>3.23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9">
                <text:p>179</text:p>
              </table:table-cell>
              <table:table-cell office:value-type="float" office:value="3.0969">
                <text:p>3.09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3">
                <text:p>183</text:p>
              </table:table-cell>
              <table:table-cell office:value-type="float" office:value="3.1379">
                <text:p>3.13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7">
                <text:p>187</text:p>
              </table:table-cell>
              <table:table-cell office:value-type="float" office:value="2.8584">
                <text:p>2.85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7">
                <text:p>187</text:p>
              </table:table-cell>
              <table:table-cell office:value-type="float" office:value="2.8545">
                <text:p>2.85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8">
                <text:p>188</text:p>
              </table:table-cell>
              <table:table-cell office:value-type="float" office:value="2.7254">
                <text:p>2.72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2">
                <text:p>192</text:p>
              </table:table-cell>
              <table:table-cell office:value-type="float" office:value="2.5298">
                <text:p>2.52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2">
                <text:p>192</text:p>
              </table:table-cell>
              <table:table-cell office:value-type="float" office:value="2.0281">
                <text:p>2.02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6">
                <text:p>196</text:p>
              </table:table-cell>
              <table:table-cell office:value-type="float" office:value="2.1877">
                <text:p>2.18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6">
                <text:p>196</text:p>
              </table:table-cell>
              <table:table-cell office:value-type="float" office:value="1.7788">
                <text:p>1.77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6">
                <text:p>196</text:p>
              </table:table-cell>
              <table:table-cell office:value-type="float" office:value="1.6732">
                <text:p>1.67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7">
                <text:p>197</text:p>
              </table:table-cell>
              <table:table-cell office:value-type="float" office:value="1.6887">
                <text:p>1.68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7">
                <text:p>197</text:p>
              </table:table-cell>
              <table:table-cell office:value-type="float" office:value="1.6088">
                <text:p>1.60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7">
                <text:p>197</text:p>
              </table:table-cell>
              <table:table-cell office:value-type="float" office:value="1.618">
                <text:p>1.6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3">
                <text:p>203</text:p>
              </table:table-cell>
              <table:table-cell office:value-type="float" office:value="1.6021">
                <text:p>1.60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3">
                <text:p>203</text:p>
              </table:table-cell>
              <table:table-cell office:value-type="float" office:value="1.5168">
                <text:p>1.51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3">
                <text:p>203</text:p>
              </table:table-cell>
              <table:table-cell office:value-type="float" office:value="1.4138">
                <text:p>1.41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4">
                <text:p>204</text:p>
              </table:table-cell>
              <table:table-cell office:value-type="float" office:value="1.4931">
                <text:p>1.49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5">
                <text:p>205</text:p>
              </table:table-cell>
              <table:table-cell office:value-type="float" office:value="1.3916">
                <text:p>1.39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5">
                <text:p>205</text:p>
              </table:table-cell>
              <table:table-cell office:value-type="float" office:value="1.3946">
                <text:p>1.39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0">
                <text:p>210</text:p>
              </table:table-cell>
              <table:table-cell office:value-type="float" office:value="1.3584">
                <text:p>1.35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2">
                <text:p>212</text:p>
              </table:table-cell>
              <table:table-cell office:value-type="float" office:value="1.4599">
                <text:p>1.45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2">
                <text:p>212</text:p>
              </table:table-cell>
              <table:table-cell office:value-type="float" office:value="1.3909">
                <text:p>1.39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4">
                <text:p>214</text:p>
              </table:table-cell>
              <table:table-cell office:value-type="float" office:value="1.2882">
                <text:p>1.28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7">
                <text:p>217</text:p>
              </table:table-cell>
              <table:table-cell office:value-type="float" office:value="1.2811">
                <text:p>1.28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8">
                <text:p>218</text:p>
              </table:table-cell>
              <table:table-cell office:value-type="float" office:value="1.1546">
                <text:p>1.15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8">
                <text:p>218</text:p>
              </table:table-cell>
              <table:table-cell office:value-type="float" office:value="1.2377">
                <text:p>1.23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0">
                <text:p>220</text:p>
              </table:table-cell>
              <table:table-cell office:value-type="float" office:value="0.985699999999999">
                <text:p>0.9856999999999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0">
                <text:p>220</text:p>
              </table:table-cell>
              <table:table-cell office:value-type="float" office:value="0.9861">
                <text:p>0.98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1">
                <text:p>221</text:p>
              </table:table-cell>
              <table:table-cell office:value-type="float" office:value="1.0291">
                <text:p>1.02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1">
                <text:p>221</text:p>
              </table:table-cell>
              <table:table-cell office:value-type="float" office:value="0.9366">
                <text:p>0.93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1">
                <text:p>221</text:p>
              </table:table-cell>
              <table:table-cell office:value-type="float" office:value="0.8802">
                <text:p>0.88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1">
                <text:p>221</text:p>
              </table:table-cell>
              <table:table-cell office:value-type="float" office:value="0.7699">
                <text:p>0.76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1">
                <text:p>221</text:p>
              </table:table-cell>
              <table:table-cell office:value-type="float" office:value="0.6738">
                <text:p>0.67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1">
                <text:p>221</text:p>
              </table:table-cell>
              <table:table-cell office:value-type="float" office:value="0.648399999999999">
                <text:p>0.6483999999999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1">
                <text:p>221</text:p>
              </table:table-cell>
              <table:table-cell office:value-type="float" office:value="0.4701">
                <text:p>0.47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1">
                <text:p>221</text:p>
              </table:table-cell>
              <table:table-cell office:value-type="float" office:value="0.5022">
                <text:p>0.50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1">
                <text:p>221</text:p>
              </table:table-cell>
              <table:table-cell office:value-type="float" office:value="0.4185">
                <text:p>0.41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1">
                <text:p>221</text:p>
              </table:table-cell>
              <table:table-cell office:value-type="float" office:value="0.5044">
                <text:p>0.50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1">
                <text:p>221</text:p>
              </table:table-cell>
              <table:table-cell office:value-type="float" office:value="0.4744">
                <text:p>0.47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2">
                <text:p>222</text:p>
              </table:table-cell>
              <table:table-cell office:value-type="float" office:value="0.3712">
                <text:p>0.37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2">
                <text:p>222</text:p>
              </table:table-cell>
              <table:table-cell office:value-type="float" office:value="0.2699">
                <text:p>0.26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3">
                <text:p>223</text:p>
              </table:table-cell>
              <table:table-cell office:value-type="float" office:value="0.3055">
                <text:p>0.30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3">
                <text:p>223</text:p>
              </table:table-cell>
              <table:table-cell office:value-type="float" office:value="0.2731">
                <text:p>0.27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3">
                <text:p>223</text:p>
              </table:table-cell>
              <table:table-cell office:value-type="float" office:value="0.3042">
                <text:p>0.30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3">
                <text:p>223</text:p>
              </table:table-cell>
              <table:table-cell office:value-type="float" office:value="0.2032">
                <text:p>0.20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4">
                <text:p>224</text:p>
              </table:table-cell>
              <table:table-cell office:value-type="float" office:value="0.1198">
                <text:p>0.11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4">
                <text:p>224</text:p>
              </table:table-cell>
              <table:table-cell office:value-type="float" office:value="0.1292">
                <text:p>0.12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6">
                <text:p>226</text:p>
              </table:table-cell>
              <table:table-cell office:value-type="float" office:value="0.2215">
                <text:p>0.22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6">
                <text:p>226</text:p>
              </table:table-cell>
              <table:table-cell office:value-type="float" office:value="0.0111999999999999">
                <text:p>0.0111999999999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7">
                <text:p>227</text:p>
              </table:table-cell>
              <table:table-cell office:value-type="float" office:value="-0.0477">
                <text:p>-0.04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7">
                <text:p>227</text:p>
              </table:table-cell>
              <table:table-cell office:value-type="float" office:value="0.0089999999999999">
                <text:p>0.0089999999999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7">
                <text:p>227</text:p>
              </table:table-cell>
              <table:table-cell office:value-type="float" office:value="0.0403">
                <text:p>0.04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7">
                <text:p>227</text:p>
              </table:table-cell>
              <table:table-cell office:value-type="float" office:value="0.0445">
                <text:p>0.04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7">
                <text:p>227</text:p>
              </table:table-cell>
              <table:table-cell office:value-type="float" office:value="0.0292999999999999">
                <text:p>0.0292999999999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7">
                <text:p>227</text:p>
              </table:table-cell>
              <table:table-cell office:value-type="float" office:value="0.0292999999999999">
                <text:p>0.0292999999999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7">
                <text:p>227</text:p>
              </table:table-cell>
              <table:table-cell office:value-type="float" office:value="-0.00109999999999999">
                <text:p>-0.001099999999999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7">
                <text:p>227</text:p>
              </table:table-cell>
              <table:table-cell office:value-type="float" office:value="-0.0216">
                <text:p>-0.02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7">
                <text:p>227</text:p>
              </table:table-cell>
              <table:table-cell office:value-type="float" office:value="-0.0647000000000002">
                <text:p>-0.06470000000000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7">
                <text:p>227</text:p>
              </table:table-cell>
              <table:table-cell office:value-type="float" office:value="-0.0259">
                <text:p>-0.02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8">
                <text:p>228</text:p>
              </table:table-cell>
              <table:table-cell office:value-type="float" office:value="-0.1216">
                <text:p>-0.12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">
                <text:p>228</text:p>
              </table:table-cell>
              <table:table-cell office:value-type="float" office:value="-0.1492">
                <text:p>-0.14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9">
                <text:p>229</text:p>
              </table:table-cell>
              <table:table-cell office:value-type="float" office:value="-0.1558">
                <text:p>-0.15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9">
                <text:p>229</text:p>
              </table:table-cell>
              <table:table-cell office:value-type="float" office:value="-0.1884">
                <text:p>-0.18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0">
                <text:p>230</text:p>
              </table:table-cell>
              <table:table-cell office:value-type="float" office:value="-0.1988">
                <text:p>-0.19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1">
                <text:p>231</text:p>
              </table:table-cell>
              <table:table-cell office:value-type="float" office:value="-0.2113">
                <text:p>-0.21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4">
                <text:p>234</text:p>
              </table:table-cell>
              <table:table-cell office:value-type="float" office:value="-0.2585">
                <text:p>-0.25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4">
                <text:p>234</text:p>
              </table:table-cell>
              <table:table-cell office:value-type="float" office:value="-0.2012">
                <text:p>-0.20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4">
                <text:p>234</text:p>
              </table:table-cell>
              <table:table-cell office:value-type="float" office:value="-0.2764">
                <text:p>-0.27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7">
                <text:p>237</text:p>
              </table:table-cell>
              <table:table-cell office:value-type="float" office:value="-0.2846">
                <text:p>-0.28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7">
                <text:p>237</text:p>
              </table:table-cell>
              <table:table-cell office:value-type="float" office:value="-0.2541">
                <text:p>-0.25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7">
                <text:p>237</text:p>
              </table:table-cell>
              <table:table-cell office:value-type="float" office:value="-0.3095">
                <text:p>-0.30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7">
                <text:p>237</text:p>
              </table:table-cell>
              <table:table-cell office:value-type="float" office:value="-0.3094">
                <text:p>-0.30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8">
                <text:p>238</text:p>
              </table:table-cell>
              <table:table-cell office:value-type="float" office:value="-0.3129">
                <text:p>-0.31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9">
                <text:p>239</text:p>
              </table:table-cell>
              <table:table-cell office:value-type="float" office:value="-0.2858">
                <text:p>-0.28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0">
                <text:p>240</text:p>
              </table:table-cell>
              <table:table-cell office:value-type="float" office:value="-0.3219">
                <text:p>-0.32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1">
                <text:p>241</text:p>
              </table:table-cell>
              <table:table-cell office:value-type="float" office:value="-0.3232">
                <text:p>-0.32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1">
                <text:p>241</text:p>
              </table:table-cell>
              <table:table-cell office:value-type="float" office:value="-0.4211">
                <text:p>-0.42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1">
                <text:p>241</text:p>
              </table:table-cell>
              <table:table-cell office:value-type="float" office:value="-0.3639">
                <text:p>-0.36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1">
                <text:p>241</text:p>
              </table:table-cell>
              <table:table-cell office:value-type="float" office:value="-0.4385">
                <text:p>-0.43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73cm" svg:y="0.315cm" chart:style-name="ch2">
          <text:p>Alberg Chart</text:p>
        </chart:title>
        <chart:subtitle svg:x="5.575cm" svg:y="1.248cm" chart:style-name="ch3">
          <text:p>Actual vs Greedy predicted
(Test data set) </text:p>
        </chart:subtitle>
        <chart:legend chart:legend-position="end" svg:x="11.693cm" svg:y="4.005cm" style:legend-expansion="high" chart:style-name="ch4"/>
        <chart:plot-area chart:style-name="ch5" table:cell-range-address="TEST.M1:TEST.M95 TEST.W1:TEST.W95" chart:data-source-has-labels="row" svg:x="1.279cm" svg:y="2.507cm" svg:width="10.094cm" svg:height="5.384cm">
          <chartooo:coordinate-region svg:x="2.086cm" svg:y="2.681cm" svg:width="9.287cm" svg:height="4.455cm"/>
          <chart:axis chart:dimension="x" chart:name="primary-x" chart:style-name="ch6">
            <chart:title svg:x="5.713cm" svg:y="8.071cm" chart:style-name="ch7">
              <text:p>Percent</text:p>
            </chart:title>
            <chart:grid chart:style-name="ch8" chart:class="major"/>
          </chart:axis>
          <chart:axis chart:dimension="y" chart:name="primary-y" chart:style-name="ch6">
            <chart:title svg:x="0.451cm" svg:y="5.693cm" chart:style-name="ch9">
              <text:p>Faults</text:p>
            </chart:title>
            <chart:grid chart:style-name="ch8" chart:class="major"/>
          </chart:axis>
          <chart:series chart:style-name="ch10" chart:values-cell-range-address="TEST.M2:TEST.M95" chart:label-cell-address="TEST.M1:TEST.M1" chart:class="chart:line">
            <chart:data-point chart:repeated="94"/>
          </chart:series>
          <chart:series chart:style-name="ch11" chart:values-cell-range-address="TEST.W2:TEST.W95" chart:label-cell-address="TEST.W1:TEST.W1" chart:class="chart:line">
            <chart:data-point chart:repeated="9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faults)</text:p>
                <draw:g>
                  <svg:desc>TEST.M1:TEST.M1</svg:desc>
                </draw:g>
              </table:table-cell>
              <table:table-cell office:value-type="string">
                <text:p>Greedy – Predicted</text:p>
                <draw:g>
                  <svg:desc>TEST.W1:TEST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">
                <text:p>42</text:p>
                <draw:g>
                  <svg:desc>TEST.M2:TEST.M95</svg:desc>
                </draw:g>
              </table:table-cell>
              <table:table-cell office:value-type="float" office:value="18.2567">
                <text:p>18.2567</text:p>
                <draw:g>
                  <svg:desc>TEST.W2:TEST.W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2.0398">
                <text:p>12.03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">
                <text:p>75</text:p>
              </table:table-cell>
              <table:table-cell office:value-type="float" office:value="11.911">
                <text:p>11.9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">
                <text:p>87</text:p>
              </table:table-cell>
              <table:table-cell office:value-type="float" office:value="11.5897">
                <text:p>11.58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">
                <text:p>93</text:p>
              </table:table-cell>
              <table:table-cell office:value-type="float" office:value="10.3851">
                <text:p>10.38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">
                <text:p>112</text:p>
              </table:table-cell>
              <table:table-cell office:value-type="float" office:value="9.8212">
                <text:p>9.82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7">
                <text:p>117</text:p>
              </table:table-cell>
              <table:table-cell office:value-type="float" office:value="8.4855">
                <text:p>8.48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9">
                <text:p>119</text:p>
              </table:table-cell>
              <table:table-cell office:value-type="float" office:value="6.7613">
                <text:p>6.76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1">
                <text:p>131</text:p>
              </table:table-cell>
              <table:table-cell office:value-type="float" office:value="6.3078">
                <text:p>6.30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8">
                <text:p>138</text:p>
              </table:table-cell>
              <table:table-cell office:value-type="float" office:value="6.0777">
                <text:p>6.07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8">
                <text:p>148</text:p>
              </table:table-cell>
              <table:table-cell office:value-type="float" office:value="3.8929">
                <text:p>3.89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8">
                <text:p>148</text:p>
              </table:table-cell>
              <table:table-cell office:value-type="float" office:value="3.8182">
                <text:p>3.81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">
                <text:p>150</text:p>
              </table:table-cell>
              <table:table-cell office:value-type="float" office:value="3.3161">
                <text:p>3.31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5">
                <text:p>155</text:p>
              </table:table-cell>
              <table:table-cell office:value-type="float" office:value="3.2232">
                <text:p>3.22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4">
                <text:p>164</text:p>
              </table:table-cell>
              <table:table-cell office:value-type="float" office:value="3.2018">
                <text:p>3.20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9">
                <text:p>179</text:p>
              </table:table-cell>
              <table:table-cell office:value-type="float" office:value="3.1645">
                <text:p>3.16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3">
                <text:p>183</text:p>
              </table:table-cell>
              <table:table-cell office:value-type="float" office:value="3.1634">
                <text:p>3.16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7">
                <text:p>187</text:p>
              </table:table-cell>
              <table:table-cell office:value-type="float" office:value="2.9735">
                <text:p>2.97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7">
                <text:p>187</text:p>
              </table:table-cell>
              <table:table-cell office:value-type="float" office:value="2.9112">
                <text:p>2.91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8">
                <text:p>188</text:p>
              </table:table-cell>
              <table:table-cell office:value-type="float" office:value="2.6701">
                <text:p>2.67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2">
                <text:p>192</text:p>
              </table:table-cell>
              <table:table-cell office:value-type="float" office:value="2.5555">
                <text:p>2.55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2">
                <text:p>192</text:p>
              </table:table-cell>
              <table:table-cell office:value-type="float" office:value="2.2384">
                <text:p>2.23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6">
                <text:p>196</text:p>
              </table:table-cell>
              <table:table-cell office:value-type="float" office:value="2.1292">
                <text:p>2.12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6">
                <text:p>196</text:p>
              </table:table-cell>
              <table:table-cell office:value-type="float" office:value="1.8011">
                <text:p>1.80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6">
                <text:p>196</text:p>
              </table:table-cell>
              <table:table-cell office:value-type="float" office:value="1.6983">
                <text:p>1.69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7">
                <text:p>197</text:p>
              </table:table-cell>
              <table:table-cell office:value-type="float" office:value="1.6914">
                <text:p>1.69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7">
                <text:p>197</text:p>
              </table:table-cell>
              <table:table-cell office:value-type="float" office:value="1.6408">
                <text:p>1.64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7">
                <text:p>197</text:p>
              </table:table-cell>
              <table:table-cell office:value-type="float" office:value="1.6324">
                <text:p>1.63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3">
                <text:p>203</text:p>
              </table:table-cell>
              <table:table-cell office:value-type="float" office:value="1.5979">
                <text:p>1.59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3">
                <text:p>203</text:p>
              </table:table-cell>
              <table:table-cell office:value-type="float" office:value="1.5442">
                <text:p>1.54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3">
                <text:p>203</text:p>
              </table:table-cell>
              <table:table-cell office:value-type="float" office:value="1.5319">
                <text:p>1.53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4">
                <text:p>204</text:p>
              </table:table-cell>
              <table:table-cell office:value-type="float" office:value="1.4187">
                <text:p>1.41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5">
                <text:p>205</text:p>
              </table:table-cell>
              <table:table-cell office:value-type="float" office:value="1.413">
                <text:p>1.4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5">
                <text:p>205</text:p>
              </table:table-cell>
              <table:table-cell office:value-type="float" office:value="1.4122">
                <text:p>1.41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0">
                <text:p>210</text:p>
              </table:table-cell>
              <table:table-cell office:value-type="float" office:value="1.408">
                <text:p>1.4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2">
                <text:p>212</text:p>
              </table:table-cell>
              <table:table-cell office:value-type="float" office:value="1.3934">
                <text:p>1.39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2">
                <text:p>212</text:p>
              </table:table-cell>
              <table:table-cell office:value-type="float" office:value="1.386">
                <text:p>1.3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4">
                <text:p>214</text:p>
              </table:table-cell>
              <table:table-cell office:value-type="float" office:value="1.362">
                <text:p>1.3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7">
                <text:p>217</text:p>
              </table:table-cell>
              <table:table-cell office:value-type="float" office:value="1.2592">
                <text:p>1.25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8">
                <text:p>218</text:p>
              </table:table-cell>
              <table:table-cell office:value-type="float" office:value="1.2097">
                <text:p>1.20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8">
                <text:p>218</text:p>
              </table:table-cell>
              <table:table-cell office:value-type="float" office:value="1.1342">
                <text:p>1.13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0">
                <text:p>220</text:p>
              </table:table-cell>
              <table:table-cell office:value-type="float" office:value="1.0209">
                <text:p>1.02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0">
                <text:p>220</text:p>
              </table:table-cell>
              <table:table-cell office:value-type="float" office:value="1.0033">
                <text:p>1.00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1">
                <text:p>221</text:p>
              </table:table-cell>
              <table:table-cell office:value-type="float" office:value="0.9633">
                <text:p>0.96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1">
                <text:p>221</text:p>
              </table:table-cell>
              <table:table-cell office:value-type="float" office:value="0.9518">
                <text:p>0.95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1">
                <text:p>221</text:p>
              </table:table-cell>
              <table:table-cell office:value-type="float" office:value="0.8957">
                <text:p>0.89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1">
                <text:p>221</text:p>
              </table:table-cell>
              <table:table-cell office:value-type="float" office:value="0.7786">
                <text:p>0.77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1">
                <text:p>221</text:p>
              </table:table-cell>
              <table:table-cell office:value-type="float" office:value="0.7299">
                <text:p>0.72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1">
                <text:p>221</text:p>
              </table:table-cell>
              <table:table-cell office:value-type="float" office:value="0.6849">
                <text:p>0.68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1">
                <text:p>221</text:p>
              </table:table-cell>
              <table:table-cell office:value-type="float" office:value="0.4934">
                <text:p>0.49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1">
                <text:p>221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1">
                <text:p>221</text:p>
              </table:table-cell>
              <table:table-cell office:value-type="float" office:value="0.4411">
                <text:p>0.44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1">
                <text:p>221</text:p>
              </table:table-cell>
              <table:table-cell office:value-type="float" office:value="0.4027">
                <text:p>0.40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1">
                <text:p>221</text:p>
              </table:table-cell>
              <table:table-cell office:value-type="float" office:value="0.3887">
                <text:p>0.38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2">
                <text:p>222</text:p>
              </table:table-cell>
              <table:table-cell office:value-type="float" office:value="0.3763">
                <text:p>0.37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2">
                <text:p>222</text:p>
              </table:table-cell>
              <table:table-cell office:value-type="float" office:value="0.2881">
                <text:p>0.28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3">
                <text:p>223</text:p>
              </table:table-cell>
              <table:table-cell office:value-type="float" office:value="0.2602">
                <text:p>0.26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3">
                <text:p>223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3">
                <text:p>223</text:p>
              </table:table-cell>
              <table:table-cell office:value-type="float" office:value="0.1871">
                <text:p>0.18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3">
                <text:p>223</text:p>
              </table:table-cell>
              <table:table-cell office:value-type="float" office:value="0.1754">
                <text:p>0.17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4">
                <text:p>224</text:p>
              </table:table-cell>
              <table:table-cell office:value-type="float" office:value="0.1328">
                <text:p>0.13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4">
                <text:p>224</text:p>
              </table:table-cell>
              <table:table-cell office:value-type="float" office:value="0.0989000000000001">
                <text:p>0.0989000000000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6">
                <text:p>226</text:p>
              </table:table-cell>
              <table:table-cell office:value-type="float" office:value="0.0634000000000005">
                <text:p>0.06340000000000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6">
                <text:p>226</text:p>
              </table:table-cell>
              <table:table-cell office:value-type="float" office:value="0.0479">
                <text:p>0.04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7">
                <text:p>227</text:p>
              </table:table-cell>
              <table:table-cell office:value-type="float" office:value="0.0472000000000002">
                <text:p>0.04720000000000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7">
                <text:p>227</text:p>
              </table:table-cell>
              <table:table-cell office:value-type="float" office:value="0.0312000000000002">
                <text:p>0.03120000000000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7">
                <text:p>227</text:p>
              </table:table-cell>
              <table:table-cell office:value-type="float" office:value="0.0292">
                <text:p>0.02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7">
                <text:p>227</text:p>
              </table:table-cell>
              <table:table-cell office:value-type="float" office:value="0.0243">
                <text:p>0.02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7">
                <text:p>227</text:p>
              </table:table-cell>
              <table:table-cell office:value-type="float" office:value="0.00919999999999999">
                <text:p>0.00919999999999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7">
                <text:p>227</text:p>
              </table:table-cell>
              <table:table-cell office:value-type="float" office:value="0.00919999999999999">
                <text:p>0.00919999999999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7">
                <text:p>227</text:p>
              </table:table-cell>
              <table:table-cell office:value-type="float" office:value="-0.0231">
                <text:p>-0.02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7">
                <text:p>227</text:p>
              </table:table-cell>
              <table:table-cell office:value-type="float" office:value="-0.0256999999999999">
                <text:p>-0.02569999999999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7">
                <text:p>227</text:p>
              </table:table-cell>
              <table:table-cell office:value-type="float" office:value="-0.0279">
                <text:p>-0.02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7">
                <text:p>227</text:p>
              </table:table-cell>
              <table:table-cell office:value-type="float" office:value="-0.0378999999999999">
                <text:p>-0.03789999999999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8">
                <text:p>228</text:p>
              </table:table-cell>
              <table:table-cell office:value-type="float" office:value="-0.1349">
                <text:p>-0.13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">
                <text:p>228</text:p>
              </table:table-cell>
              <table:table-cell office:value-type="float" office:value="-0.1443">
                <text:p>-0.14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9">
                <text:p>229</text:p>
              </table:table-cell>
              <table:table-cell office:value-type="float" office:value="-0.1619">
                <text:p>-0.16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9">
                <text:p>229</text:p>
              </table:table-cell>
              <table:table-cell office:value-type="float" office:value="-0.1695">
                <text:p>-0.16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0">
                <text:p>230</text:p>
              </table:table-cell>
              <table:table-cell office:value-type="float" office:value="-0.1897">
                <text:p>-0.18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1">
                <text:p>231</text:p>
              </table:table-cell>
              <table:table-cell office:value-type="float" office:value="-0.2077">
                <text:p>-0.20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4">
                <text:p>234</text:p>
              </table:table-cell>
              <table:table-cell office:value-type="float" office:value="-0.2116">
                <text:p>-0.21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4">
                <text:p>234</text:p>
              </table:table-cell>
              <table:table-cell office:value-type="float" office:value="-0.2146">
                <text:p>-0.21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4">
                <text:p>234</text:p>
              </table:table-cell>
              <table:table-cell office:value-type="float" office:value="-0.2729">
                <text:p>-0.27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7">
                <text:p>237</text:p>
              </table:table-cell>
              <table:table-cell office:value-type="float" office:value="-0.2995">
                <text:p>-0.29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7">
                <text:p>237</text:p>
              </table:table-cell>
              <table:table-cell office:value-type="float" office:value="-0.3107">
                <text:p>-0.31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7">
                <text:p>237</text:p>
              </table:table-cell>
              <table:table-cell office:value-type="float" office:value="-0.3127">
                <text:p>-0.31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7">
                <text:p>237</text:p>
              </table:table-cell>
              <table:table-cell office:value-type="float" office:value="-0.3144">
                <text:p>-0.31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8">
                <text:p>238</text:p>
              </table:table-cell>
              <table:table-cell office:value-type="float" office:value="-0.315">
                <text:p>-0.3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9">
                <text:p>239</text:p>
              </table:table-cell>
              <table:table-cell office:value-type="float" office:value="-0.317">
                <text:p>-0.3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0">
                <text:p>240</text:p>
              </table:table-cell>
              <table:table-cell office:value-type="float" office:value="-0.3245">
                <text:p>-0.32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1">
                <text:p>241</text:p>
              </table:table-cell>
              <table:table-cell office:value-type="float" office:value="-0.3385">
                <text:p>-0.33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1">
                <text:p>241</text:p>
              </table:table-cell>
              <table:table-cell office:value-type="float" office:value="-0.3745">
                <text:p>-0.37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1">
                <text:p>241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1">
                <text:p>241</text:p>
              </table:table-cell>
              <table:table-cell office:value-type="float" office:value="-0.4086">
                <text:p>-0.40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4cm" svg:height="9.006cm" xlink:href=".." xlink:type="simple" chart:class="chart:line" chart:style-name="ch1">
        <chart:title svg:x="6.68cm" svg:y="0.315cm" chart:style-name="ch2">
          <text:p>Alberg Chart</text:p>
        </chart:title>
        <chart:subtitle svg:x="5.966cm" svg:y="1.248cm" chart:style-name="ch3">
          <text:p>Actual vs M5 predicted
(Fit data set) </text:p>
        </chart:subtitle>
        <chart:legend chart:legend-position="end" svg:x="12.342cm" svg:y="4.008cm" style:legend-expansion="high" chart:style-name="ch4"/>
        <chart:plot-area chart:style-name="ch5" table:cell-range-address="FIT.K1:FIT.K189 FIT.O1:FIT.O189" chart:data-source-has-labels="row" svg:x="1.279cm" svg:y="2.507cm" svg:width="10.743cm" svg:height="5.39cm">
          <chartooo:coordinate-region svg:x="2.086cm" svg:y="2.628cm" svg:width="9.936cm" svg:height="4.33cm"/>
          <chart:axis chart:dimension="x" chart:name="primary-x" chart:style-name="ch6">
            <chart:title svg:x="6.037cm" svg:y="8.077cm" chart:style-name="ch7">
              <text:p>Percent</text:p>
            </chart:title>
            <chart:grid chart:style-name="ch8" chart:class="major"/>
          </chart:axis>
          <chart:axis chart:dimension="y" chart:name="primary-y" chart:style-name="ch6">
            <chart:title svg:x="0.451cm" svg:y="5.696cm" chart:style-name="ch9">
              <text:p>Faults</text:p>
            </chart:title>
            <chart:grid chart:style-name="ch8" chart:class="major"/>
          </chart:axis>
          <chart:series chart:style-name="ch10" chart:values-cell-range-address="FIT.K2:FIT.K189" chart:label-cell-address="FIT.K1:FIT.K1" chart:class="chart:line">
            <chart:data-point chart:repeated="188"/>
          </chart:series>
          <chart:series chart:style-name="ch11" chart:values-cell-range-address="FIT.O2:FIT.O189" chart:label-cell-address="FIT.O1:FIT.O1" chart:class="chart:line">
            <chart:data-point chart:repeated="18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Faults</text:p>
                <draw:g>
                  <svg:desc>FIT.K1:FIT.K1</svg:desc>
                </draw:g>
              </table:table-cell>
              <table:table-cell office:value-type="string">
                <text:p>M5 – Predicted</text:p>
                <draw:g>
                  <svg:desc>FIT.O1:FIT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">
                <text:p>29</text:p>
                <draw:g>
                  <svg:desc>FIT.K2:FIT.K189</svg:desc>
                </draw:g>
              </table:table-cell>
              <table:table-cell office:value-type="float" office:value="17.9212">
                <text:p>17.9212</text:p>
                <draw:g>
                  <svg:desc>FIT.O2:FIT.O1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">
                <text:p>58</text:p>
              </table:table-cell>
              <table:table-cell office:value-type="float" office:value="24.8342">
                <text:p>24.83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12.9097">
                <text:p>12.90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23.0534">
                <text:p>23.05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6">
                <text:p>116</text:p>
              </table:table-cell>
              <table:table-cell office:value-type="float" office:value="8.2117">
                <text:p>8.21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1">
                <text:p>131</text:p>
              </table:table-cell>
              <table:table-cell office:value-type="float" office:value="11.0025">
                <text:p>11.0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5">
                <text:p>145</text:p>
              </table:table-cell>
              <table:table-cell office:value-type="float" office:value="9.3348">
                <text:p>9.33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8">
                <text:p>158</text:p>
              </table:table-cell>
              <table:table-cell office:value-type="float" office:value="12.4276">
                <text:p>12.42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0">
                <text:p>170</text:p>
              </table:table-cell>
              <table:table-cell office:value-type="float" office:value="13.9218">
                <text:p>13.92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2">
                <text:p>182</text:p>
              </table:table-cell>
              <table:table-cell office:value-type="float" office:value="6.9356">
                <text:p>6.93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">
                <text:p>193</text:p>
              </table:table-cell>
              <table:table-cell office:value-type="float" office:value="14.1271">
                <text:p>14.12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3">
                <text:p>203</text:p>
              </table:table-cell>
              <table:table-cell office:value-type="float" office:value="11.8135">
                <text:p>11.81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3">
                <text:p>213</text:p>
              </table:table-cell>
              <table:table-cell office:value-type="float" office:value="2.4009">
                <text:p>2.40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3">
                <text:p>223</text:p>
              </table:table-cell>
              <table:table-cell office:value-type="float" office:value="8.7199">
                <text:p>8.71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2">
                <text:p>232</text:p>
              </table:table-cell>
              <table:table-cell office:value-type="float" office:value="5.4774">
                <text:p>5.47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0">
                <text:p>240</text:p>
              </table:table-cell>
              <table:table-cell office:value-type="float" office:value="14.3045">
                <text:p>14.30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8">
                <text:p>248</text:p>
              </table:table-cell>
              <table:table-cell office:value-type="float" office:value="11.2312">
                <text:p>11.23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6">
                <text:p>256</text:p>
              </table:table-cell>
              <table:table-cell office:value-type="float" office:value="7.7829">
                <text:p>7.78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3">
                <text:p>263</text:p>
              </table:table-cell>
              <table:table-cell office:value-type="float" office:value="9.7127">
                <text:p>9.71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9">
                <text:p>269</text:p>
              </table:table-cell>
              <table:table-cell office:value-type="float" office:value="3.7891">
                <text:p>3.78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5">
                <text:p>275</text:p>
              </table:table-cell>
              <table:table-cell office:value-type="float" office:value="3.8988">
                <text:p>3.89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1">
                <text:p>281</text:p>
              </table:table-cell>
              <table:table-cell office:value-type="float" office:value="1.0597">
                <text:p>1.05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7">
                <text:p>287</text:p>
              </table:table-cell>
              <table:table-cell office:value-type="float" office:value="2.3356">
                <text:p>2.3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2">
                <text:p>292</text:p>
              </table:table-cell>
              <table:table-cell office:value-type="float" office:value="3.5901">
                <text:p>3.59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7">
                <text:p>297</text:p>
              </table:table-cell>
              <table:table-cell office:value-type="float" office:value="3.4174">
                <text:p>3.41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2">
                <text:p>302</text:p>
              </table:table-cell>
              <table:table-cell office:value-type="float" office:value="3.1647">
                <text:p>3.16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7">
                <text:p>307</text:p>
              </table:table-cell>
              <table:table-cell office:value-type="float" office:value="3.9675">
                <text:p>3.96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2">
                <text:p>312</text:p>
              </table:table-cell>
              <table:table-cell office:value-type="float" office:value="1.7651">
                <text:p>1.76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7">
                <text:p>317</text:p>
              </table:table-cell>
              <table:table-cell office:value-type="float" office:value="4.9936">
                <text:p>4.99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2">
                <text:p>322</text:p>
              </table:table-cell>
              <table:table-cell office:value-type="float" office:value="1.8938">
                <text:p>1.89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6">
                <text:p>326</text:p>
              </table:table-cell>
              <table:table-cell office:value-type="float" office:value="2.4924">
                <text:p>2.49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0">
                <text:p>330</text:p>
              </table:table-cell>
              <table:table-cell office:value-type="float" office:value="5.4628">
                <text:p>5.46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4">
                <text:p>334</text:p>
              </table:table-cell>
              <table:table-cell office:value-type="float" office:value="2.6373">
                <text:p>2.63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8">
                <text:p>338</text:p>
              </table:table-cell>
              <table:table-cell office:value-type="float" office:value="-0.4111">
                <text:p>-0.41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2">
                <text:p>342</text:p>
              </table:table-cell>
              <table:table-cell office:value-type="float" office:value="1.6687">
                <text:p>1.66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6">
                <text:p>346</text:p>
              </table:table-cell>
              <table:table-cell office:value-type="float" office:value="2.5748">
                <text:p>2.57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9">
                <text:p>349</text:p>
              </table:table-cell>
              <table:table-cell office:value-type="float" office:value="-0.7064">
                <text:p>-0.70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2">
                <text:p>352</text:p>
              </table:table-cell>
              <table:table-cell office:value-type="float" office:value="5.8521">
                <text:p>5.85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5">
                <text:p>355</text:p>
              </table:table-cell>
              <table:table-cell office:value-type="float" office:value="3.348">
                <text:p>3.3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8">
                <text:p>358</text:p>
              </table:table-cell>
              <table:table-cell office:value-type="float" office:value="2.6663">
                <text:p>2.66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1">
                <text:p>361</text:p>
              </table:table-cell>
              <table:table-cell office:value-type="float" office:value="0.4987">
                <text:p>0.49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4">
                <text:p>364</text:p>
              </table:table-cell>
              <table:table-cell office:value-type="float" office:value="0.4812">
                <text:p>0.48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7">
                <text:p>367</text:p>
              </table:table-cell>
              <table:table-cell office:value-type="float" office:value="4.9093">
                <text:p>4.90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0">
                <text:p>370</text:p>
              </table:table-cell>
              <table:table-cell office:value-type="float" office:value="1.5304">
                <text:p>1.53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2">
                <text:p>372</text:p>
              </table:table-cell>
              <table:table-cell office:value-type="float" office:value="3.381">
                <text:p>3.3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4">
                <text:p>374</text:p>
              </table:table-cell>
              <table:table-cell office:value-type="float" office:value="2.3537">
                <text:p>2.35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6">
                <text:p>376</text:p>
              </table:table-cell>
              <table:table-cell office:value-type="float" office:value="6.5019">
                <text:p>6.50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8">
                <text:p>378</text:p>
              </table:table-cell>
              <table:table-cell office:value-type="float" office:value="3.6861">
                <text:p>3.68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0">
                <text:p>380</text:p>
              </table:table-cell>
              <table:table-cell office:value-type="float" office:value="11.5413">
                <text:p>11.54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2">
                <text:p>382</text:p>
              </table:table-cell>
              <table:table-cell office:value-type="float" office:value="1.6943">
                <text:p>1.69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4">
                <text:p>384</text:p>
              </table:table-cell>
              <table:table-cell office:value-type="float" office:value="1.5717">
                <text:p>1.57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6">
                <text:p>386</text:p>
              </table:table-cell>
              <table:table-cell office:value-type="float" office:value="2.3318">
                <text:p>2.33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8">
                <text:p>388</text:p>
              </table:table-cell>
              <table:table-cell office:value-type="float" office:value="8.673">
                <text:p>8.6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0">
                <text:p>390</text:p>
              </table:table-cell>
              <table:table-cell office:value-type="float" office:value="1.8546">
                <text:p>1.85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2">
                <text:p>392</text:p>
              </table:table-cell>
              <table:table-cell office:value-type="float" office:value="3.0599">
                <text:p>3.05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3">
                <text:p>393</text:p>
              </table:table-cell>
              <table:table-cell office:value-type="float" office:value="-0.2145">
                <text:p>-0.21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4">
                <text:p>394</text:p>
              </table:table-cell>
              <table:table-cell office:value-type="float" office:value="-0.2158">
                <text:p>-0.21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5">
                <text:p>395</text:p>
              </table:table-cell>
              <table:table-cell office:value-type="float" office:value="3.2783">
                <text:p>3.27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6">
                <text:p>396</text:p>
              </table:table-cell>
              <table:table-cell office:value-type="float" office:value="0.4399">
                <text:p>0.43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7">
                <text:p>397</text:p>
              </table:table-cell>
              <table:table-cell office:value-type="float" office:value="0.4179">
                <text:p>0.41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8">
                <text:p>398</text:p>
              </table:table-cell>
              <table:table-cell office:value-type="float" office:value="-0.1878">
                <text:p>-0.18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9">
                <text:p>399</text:p>
              </table:table-cell>
              <table:table-cell office:value-type="float" office:value="0.6876">
                <text:p>0.68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0">
                <text:p>400</text:p>
              </table:table-cell>
              <table:table-cell office:value-type="float" office:value="-0.2443">
                <text:p>-0.24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1">
                <text:p>401</text:p>
              </table:table-cell>
              <table:table-cell office:value-type="float" office:value="-0.3585">
                <text:p>-0.35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02">
                <text:p>40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3">
                <text:p>403</text:p>
              </table:table-cell>
              <table:table-cell office:value-type="float" office:value="-0.3075">
                <text:p>-0.30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04">
                <text:p>404</text:p>
              </table:table-cell>
              <table:table-cell office:value-type="float" office:value="0.8219">
                <text:p>0.82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5">
                <text:p>405</text:p>
              </table:table-cell>
              <table:table-cell office:value-type="float" office:value="0.9144">
                <text:p>0.91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6">
                <text:p>406</text:p>
              </table:table-cell>
              <table:table-cell office:value-type="float" office:value="1.9119">
                <text:p>1.91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7">
                <text:p>407</text:p>
              </table:table-cell>
              <table:table-cell office:value-type="float" office:value="1.5023">
                <text:p>1.50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8">
                <text:p>408</text:p>
              </table:table-cell>
              <table:table-cell office:value-type="float" office:value="2.1914">
                <text:p>2.19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9">
                <text:p>409</text:p>
              </table:table-cell>
              <table:table-cell office:value-type="float" office:value="0.5957">
                <text:p>0.59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0">
                <text:p>410</text:p>
              </table:table-cell>
              <table:table-cell office:value-type="float" office:value="-0.2908">
                <text:p>-0.29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11">
                <text:p>411</text:p>
              </table:table-cell>
              <table:table-cell office:value-type="float" office:value="3.143">
                <text:p>3.1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12">
                <text:p>412</text:p>
              </table:table-cell>
              <table:table-cell office:value-type="float" office:value="0.5675">
                <text:p>0.56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13">
                <text:p>413</text:p>
              </table:table-cell>
              <table:table-cell office:value-type="float" office:value="2.067">
                <text:p>2.0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14">
                <text:p>414</text:p>
              </table:table-cell>
              <table:table-cell office:value-type="float" office:value="0.0183999999999998">
                <text:p>0.01839999999999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5">
                <text:p>415</text:p>
              </table:table-cell>
              <table:table-cell office:value-type="float" office:value="-0.4981">
                <text:p>-0.49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16">
                <text:p>416</text:p>
              </table:table-cell>
              <table:table-cell office:value-type="float" office:value="1.9441">
                <text:p>1.94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7">
                <text:p>417</text:p>
              </table:table-cell>
              <table:table-cell office:value-type="float" office:value="1.3443">
                <text:p>1.34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8">
                <text:p>418</text:p>
              </table:table-cell>
              <table:table-cell office:value-type="float" office:value="4.4037">
                <text:p>4.40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9">
                <text:p>419</text:p>
              </table:table-cell>
              <table:table-cell office:value-type="float" office:value="0.2409">
                <text:p>0.24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0">
                <text:p>420</text:p>
              </table:table-cell>
              <table:table-cell office:value-type="float" office:value="1.4367">
                <text:p>1.43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1">
                <text:p>421</text:p>
              </table:table-cell>
              <table:table-cell office:value-type="float" office:value="-0.1586">
                <text:p>-0.15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2">
                <text:p>422</text:p>
              </table:table-cell>
              <table:table-cell office:value-type="float" office:value="0.7278">
                <text:p>0.72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3">
                <text:p>423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24">
                <text:p>424</text:p>
              </table:table-cell>
              <table:table-cell office:value-type="float" office:value="2.025">
                <text:p>2.0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25">
                <text:p>425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26">
                <text:p>426</text:p>
              </table:table-cell>
              <table:table-cell office:value-type="float" office:value="0.1191">
                <text:p>0.11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27">
                <text:p>427</text:p>
              </table:table-cell>
              <table:table-cell office:value-type="float" office:value="-0.3165">
                <text:p>-0.31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27">
                <text:p>427</text:p>
              </table:table-cell>
              <table:table-cell office:value-type="float" office:value="-0.0057000000000002">
                <text:p>-0.00570000000000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27">
                <text:p>427</text:p>
              </table:table-cell>
              <table:table-cell office:value-type="float" office:value="0.3145">
                <text:p>0.31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7">
                <text:p>427</text:p>
              </table:table-cell>
              <table:table-cell office:value-type="float" office:value="-0.2463">
                <text:p>-0.24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27">
                <text:p>427</text:p>
              </table:table-cell>
              <table:table-cell office:value-type="float" office:value="1.7574">
                <text:p>1.75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27">
                <text:p>427</text:p>
              </table:table-cell>
              <table:table-cell office:value-type="float" office:value="-0.222">
                <text:p>-0.2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27">
                <text:p>427</text:p>
              </table:table-cell>
              <table:table-cell office:value-type="float" office:value="-0.2597">
                <text:p>-0.25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7">
                <text:p>427</text:p>
              </table:table-cell>
              <table:table-cell office:value-type="float" office:value="1.7843">
                <text:p>1.78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27">
                <text:p>427</text:p>
              </table:table-cell>
              <table:table-cell office:value-type="float" office:value="-0.1201">
                <text:p>-0.12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27">
                <text:p>427</text:p>
              </table:table-cell>
              <table:table-cell office:value-type="float" office:value="0.4073">
                <text:p>0.40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27">
                <text:p>427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27">
                <text:p>427</text:p>
              </table:table-cell>
              <table:table-cell office:value-type="float" office:value="0.2758">
                <text:p>0.27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27">
                <text:p>427</text:p>
              </table:table-cell>
              <table:table-cell office:value-type="float" office:value="0.0103">
                <text:p>0.01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27">
                <text:p>427</text:p>
              </table:table-cell>
              <table:table-cell office:value-type="float" office:value="0.8812">
                <text:p>0.88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27">
                <text:p>427</text:p>
              </table:table-cell>
              <table:table-cell office:value-type="float" office:value="1.5959">
                <text:p>1.59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27">
                <text:p>427</text:p>
              </table:table-cell>
              <table:table-cell office:value-type="float" office:value="2.0306">
                <text:p>2.03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27">
                <text:p>427</text:p>
              </table:table-cell>
              <table:table-cell office:value-type="float" office:value="-0.2499">
                <text:p>-0.24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7">
                <text:p>427</text:p>
              </table:table-cell>
              <table:table-cell office:value-type="float" office:value="0.7735">
                <text:p>0.77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27">
                <text:p>427</text:p>
              </table:table-cell>
              <table:table-cell office:value-type="float" office:value="-0.2373">
                <text:p>-0.23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7">
                <text:p>427</text:p>
              </table:table-cell>
              <table:table-cell office:value-type="float" office:value="0.2419">
                <text:p>0.24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27">
                <text:p>427</text:p>
              </table:table-cell>
              <table:table-cell office:value-type="float" office:value="0.8043">
                <text:p>0.80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27">
                <text:p>427</text:p>
              </table:table-cell>
              <table:table-cell office:value-type="float" office:value="0.1728">
                <text:p>0.17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27">
                <text:p>427</text:p>
              </table:table-cell>
              <table:table-cell office:value-type="float" office:value="0.0209">
                <text:p>0.02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27">
                <text:p>427</text:p>
              </table:table-cell>
              <table:table-cell office:value-type="float" office:value="1.1158">
                <text:p>1.11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27">
                <text:p>427</text:p>
              </table:table-cell>
              <table:table-cell office:value-type="float" office:value="0.4006">
                <text:p>0.40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27">
                <text:p>427</text:p>
              </table:table-cell>
              <table:table-cell office:value-type="float" office:value="0.682199999999999">
                <text:p>0.6821999999999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27">
                <text:p>427</text:p>
              </table:table-cell>
              <table:table-cell office:value-type="float" office:value="1.6265">
                <text:p>1.62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27">
                <text:p>427</text:p>
              </table:table-cell>
              <table:table-cell office:value-type="float" office:value="1.6008">
                <text:p>1.60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27">
                <text:p>427</text:p>
              </table:table-cell>
              <table:table-cell office:value-type="float" office:value="0.1742">
                <text:p>0.17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27">
                <text:p>427</text:p>
              </table:table-cell>
              <table:table-cell office:value-type="float" office:value="1.7246">
                <text:p>1.72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27">
                <text:p>427</text:p>
              </table:table-cell>
              <table:table-cell office:value-type="float" office:value="-0.1059">
                <text:p>-0.10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7">
                <text:p>427</text:p>
              </table:table-cell>
              <table:table-cell office:value-type="float" office:value="-0.2913">
                <text:p>-0.29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7">
                <text:p>427</text:p>
              </table:table-cell>
              <table:table-cell office:value-type="float" office:value="1.6151">
                <text:p>1.615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27">
                <text:p>427</text:p>
              </table:table-cell>
              <table:table-cell office:value-type="float" office:value="4.5496">
                <text:p>4.54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27">
                <text:p>427</text:p>
              </table:table-cell>
              <table:table-cell office:value-type="float" office:value="-0.3059">
                <text:p>-0.30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27">
                <text:p>427</text:p>
              </table:table-cell>
              <table:table-cell office:value-type="float" office:value="0.1038">
                <text:p>0.10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27">
                <text:p>427</text:p>
              </table:table-cell>
              <table:table-cell office:value-type="float" office:value="0.6281">
                <text:p>0.62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27">
                <text:p>427</text:p>
              </table:table-cell>
              <table:table-cell office:value-type="float" office:value="0.6506">
                <text:p>0.65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27">
                <text:p>427</text:p>
              </table:table-cell>
              <table:table-cell office:value-type="float" office:value="-0.2013">
                <text:p>-0.20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27">
                <text:p>427</text:p>
              </table:table-cell>
              <table:table-cell office:value-type="float" office:value="-0.6052">
                <text:p>-0.60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27">
                <text:p>427</text:p>
              </table:table-cell>
              <table:table-cell office:value-type="float" office:value="-0.3528">
                <text:p>-0.35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7">
                <text:p>427</text:p>
              </table:table-cell>
              <table:table-cell office:value-type="float" office:value="2.2998">
                <text:p>2.29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7">
                <text:p>427</text:p>
              </table:table-cell>
              <table:table-cell office:value-type="float" office:value="-1.0591">
                <text:p>-1.05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27">
                <text:p>427</text:p>
              </table:table-cell>
              <table:table-cell office:value-type="float" office:value="1.0839">
                <text:p>1.08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27">
                <text:p>427</text:p>
              </table:table-cell>
              <table:table-cell office:value-type="float" office:value="0.1602">
                <text:p>0.16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27">
                <text:p>427</text:p>
              </table:table-cell>
              <table:table-cell office:value-type="float" office:value="-0.157">
                <text:p>-0.1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27">
                <text:p>427</text:p>
              </table:table-cell>
              <table:table-cell office:value-type="float" office:value="1.6469">
                <text:p>1.64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27">
                <text:p>427</text:p>
              </table:table-cell>
              <table:table-cell office:value-type="float" office:value="0.9797">
                <text:p>0.979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27">
                <text:p>427</text:p>
              </table:table-cell>
              <table:table-cell office:value-type="float" office:value="-0.4174">
                <text:p>-0.41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27">
                <text:p>427</text:p>
              </table:table-cell>
              <table:table-cell office:value-type="float" office:value="1.838">
                <text:p>1.8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27">
                <text:p>427</text:p>
              </table:table-cell>
              <table:table-cell office:value-type="float" office:value="0.9731">
                <text:p>0.97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27">
                <text:p>427</text:p>
              </table:table-cell>
              <table:table-cell office:value-type="float" office:value="1.3922">
                <text:p>1.39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27">
                <text:p>427</text:p>
              </table:table-cell>
              <table:table-cell office:value-type="float" office:value="-0.2036">
                <text:p>-0.20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7">
                <text:p>427</text:p>
              </table:table-cell>
              <table:table-cell office:value-type="float" office:value="0.5115">
                <text:p>0.51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27">
                <text:p>427</text:p>
              </table:table-cell>
              <table:table-cell office:value-type="float" office:value="-0.7761">
                <text:p>-0.77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7">
                <text:p>427</text:p>
              </table:table-cell>
              <table:table-cell office:value-type="float" office:value="-0.2217">
                <text:p>-0.22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27">
                <text:p>427</text:p>
              </table:table-cell>
              <table:table-cell office:value-type="float" office:value="0.687">
                <text:p>0.6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27">
                <text:p>427</text:p>
              </table:table-cell>
              <table:table-cell office:value-type="float" office:value="0.9402">
                <text:p>0.94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27">
                <text:p>427</text:p>
              </table:table-cell>
              <table:table-cell office:value-type="float" office:value="-0.0492">
                <text:p>-0.04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27">
                <text:p>427</text:p>
              </table:table-cell>
              <table:table-cell office:value-type="float" office:value="0.0177999999999999">
                <text:p>0.01779999999999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27">
                <text:p>427</text:p>
              </table:table-cell>
              <table:table-cell office:value-type="float" office:value="-0.0104000000000001">
                <text:p>-0.01040000000000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27">
                <text:p>427</text:p>
              </table:table-cell>
              <table:table-cell office:value-type="float" office:value="0.7018">
                <text:p>0.70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27">
                <text:p>427</text:p>
              </table:table-cell>
              <table:table-cell office:value-type="float" office:value="1.0825">
                <text:p>1.08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27">
                <text:p>427</text:p>
              </table:table-cell>
              <table:table-cell office:value-type="float" office:value="-0.6627">
                <text:p>-0.66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27">
                <text:p>427</text:p>
              </table:table-cell>
              <table:table-cell office:value-type="float" office:value="-0.3995">
                <text:p>-0.39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27">
                <text:p>427</text:p>
              </table:table-cell>
              <table:table-cell office:value-type="float" office:value="0.3106">
                <text:p>0.31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27">
                <text:p>427</text:p>
              </table:table-cell>
              <table:table-cell office:value-type="float" office:value="1.481">
                <text:p>1.4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27">
                <text:p>427</text:p>
              </table:table-cell>
              <table:table-cell office:value-type="float" office:value="0.6443">
                <text:p>0.64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7">
                <text:p>427</text:p>
              </table:table-cell>
              <table:table-cell office:value-type="float" office:value="3.8652">
                <text:p>3.86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27">
                <text:p>427</text:p>
              </table:table-cell>
              <table:table-cell office:value-type="float" office:value="1.5869">
                <text:p>1.58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27">
                <text:p>427</text:p>
              </table:table-cell>
              <table:table-cell office:value-type="float" office:value="3.8821">
                <text:p>3.88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27">
                <text:p>427</text:p>
              </table:table-cell>
              <table:table-cell office:value-type="float" office:value="1.3744">
                <text:p>1.37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27">
                <text:p>427</text:p>
              </table:table-cell>
              <table:table-cell office:value-type="float" office:value="0.9466">
                <text:p>0.94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27">
                <text:p>427</text:p>
              </table:table-cell>
              <table:table-cell office:value-type="float" office:value="-0.2373">
                <text:p>-0.237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7">
                <text:p>427</text:p>
              </table:table-cell>
              <table:table-cell office:value-type="float" office:value="0.2498">
                <text:p>0.24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27">
                <text:p>427</text:p>
              </table:table-cell>
              <table:table-cell office:value-type="float" office:value="-0.2499">
                <text:p>-0.24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7">
                <text:p>427</text:p>
              </table:table-cell>
              <table:table-cell office:value-type="float" office:value="-0.0777000000000001">
                <text:p>-0.07770000000000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27">
                <text:p>427</text:p>
              </table:table-cell>
              <table:table-cell office:value-type="float" office:value="0.1022">
                <text:p>0.10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27">
                <text:p>427</text:p>
              </table:table-cell>
              <table:table-cell office:value-type="float" office:value="3.0448">
                <text:p>3.04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27">
                <text:p>427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27">
                <text:p>427</text:p>
              </table:table-cell>
              <table:table-cell office:value-type="float" office:value="-0.2697">
                <text:p>-0.26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27">
                <text:p>427</text:p>
              </table:table-cell>
              <table:table-cell office:value-type="float" office:value="0.6837">
                <text:p>0.68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27">
                <text:p>427</text:p>
              </table:table-cell>
              <table:table-cell office:value-type="float" office:value="0.6014">
                <text:p>0.60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27">
                <text:p>427</text:p>
              </table:table-cell>
              <table:table-cell office:value-type="float" office:value="0.3432">
                <text:p>0.34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27">
                <text:p>427</text:p>
              </table:table-cell>
              <table:table-cell office:value-type="float" office:value="-0.9603">
                <text:p>-0.96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27">
                <text:p>427</text:p>
              </table:table-cell>
              <table:table-cell office:value-type="float" office:value="-0.2328">
                <text:p>-0.23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27">
                <text:p>427</text:p>
              </table:table-cell>
              <table:table-cell office:value-type="float" office:value="-0.3905">
                <text:p>-0.39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27">
                <text:p>427</text:p>
              </table:table-cell>
              <table:table-cell office:value-type="float" office:value="-0.2456">
                <text:p>-0.24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27">
                <text:p>427</text:p>
              </table:table-cell>
              <table:table-cell office:value-type="float" office:value="1.4298">
                <text:p>1.42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27">
                <text:p>427</text:p>
              </table:table-cell>
              <table:table-cell office:value-type="float" office:value="-0.3034">
                <text:p>-0.30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27">
                <text:p>427</text:p>
              </table:table-cell>
              <table:table-cell office:value-type="float" office:value="0.2677">
                <text:p>0.26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27">
                <text:p>427</text:p>
              </table:table-cell>
              <table:table-cell office:value-type="float" office:value="1.3349">
                <text:p>1.334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27">
                <text:p>427</text:p>
              </table:table-cell>
              <table:table-cell office:value-type="float" office:value="0.7781">
                <text:p>0.77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27">
                <text:p>427</text:p>
              </table:table-cell>
              <table:table-cell office:value-type="float" office:value="0.2459">
                <text:p>0.24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27">
                <text:p>427</text:p>
              </table:table-cell>
              <table:table-cell office:value-type="float" office:value="0.2746">
                <text:p>0.27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27">
                <text:p>427</text:p>
              </table:table-cell>
              <table:table-cell office:value-type="float" office:value="-0.2409">
                <text:p>-0.24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27">
                <text:p>427</text:p>
              </table:table-cell>
              <table:table-cell office:value-type="float" office:value="1.6239">
                <text:p>1.62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7">
                <text:p>427</text:p>
              </table:table-cell>
              <table:table-cell office:value-type="float" office:value="1.728">
                <text:p>1.7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27">
                <text:p>427</text:p>
              </table:table-cell>
              <table:table-cell office:value-type="float" office:value="1.4229">
                <text:p>1.42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4cm" svg:height="9.006cm" xlink:href=".." xlink:type="simple" chart:class="chart:line" chart:style-name="ch1">
        <chart:title svg:x="6.68cm" svg:y="0.315cm" chart:style-name="ch2">
          <text:p>Alberg Chart</text:p>
        </chart:title>
        <chart:subtitle svg:x="5.966cm" svg:y="1.248cm" chart:style-name="ch3">
          <text:p>Actual vs M5 predicted
(Fit data set) </text:p>
        </chart:subtitle>
        <chart:legend chart:legend-position="end" svg:x="11.707cm" svg:y="4.008cm" style:legend-expansion="high" chart:style-name="ch4"/>
        <chart:plot-area chart:style-name="ch5" table:cell-range-address="FIT.L2:FIT.L91 FIT.K1:FIT.K189 FIT.W1:FIT.W189" chart:data-source-has-labels="both" svg:x="1.279cm" svg:y="2.507cm" svg:width="10.108cm" svg:height="5.39cm">
          <chartooo:coordinate-region svg:x="3.554cm" svg:y="2.507cm" svg:width="7.833cm" svg:height="2.554cm"/>
          <chart:axis chart:dimension="x" chart:name="primary-x" chart:style-name="ch6" chartooo:axis-type="text">
            <chart:title svg:x="5.72cm" svg:y="8.077cm" chart:style-name="ch7">
              <text:p>Percent</text:p>
            </chart:title>
            <chart:categories table:cell-range-address="FIT.L2:FIT.L91"/>
            <chart:grid chart:style-name="ch8" chart:class="major"/>
          </chart:axis>
          <chart:axis chart:dimension="y" chart:name="primary-y" chart:style-name="ch6">
            <chart:title svg:x="0.451cm" svg:y="5.696cm" chart:style-name="ch9">
              <text:p>Faults</text:p>
            </chart:title>
            <chart:grid chart:style-name="ch8" chart:class="major"/>
          </chart:axis>
          <chart:series chart:style-name="ch10" chart:values-cell-range-address="FIT.K2:FIT.K189" chart:label-cell-address="FIT.K1:FIT.K1" chart:class="chart:line">
            <chart:data-point chart:repeated="188"/>
          </chart:series>
          <chart:series chart:style-name="ch11" chart:values-cell-range-address="FIT.W2:FIT.W189" chart:label-cell-address="FIT.W1:FIT.W1" chart:class="chart:line">
            <chart:data-point chart:repeated="18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Faults</text:p>
                <draw:g>
                  <svg:desc>FIT.K1:FIT.K1</svg:desc>
                </draw:g>
              </table:table-cell>
              <table:table-cell office:value-type="string">
                <text:p>Greedy – Predicted</text:p>
                <draw:g>
                  <svg:desc>FIT.W1:FIT.W1</svg:desc>
                </draw:g>
              </table:table-cell>
            </table:table-row>
          </table:table-header-rows>
          <table:table-rows>
            <table:table-row>
              <table:table-cell office:value-type="float" office:value="0.0679156908665105">
                <text:p>0.0679156908665105</text:p>
                <draw:g>
                  <svg:desc>FIT.L2:FIT.L91</svg:desc>
                </draw:g>
              </table:table-cell>
              <table:table-cell office:value-type="float" office:value="29">
                <text:p>29</text:p>
                <draw:g>
                  <svg:desc>FIT.K2:FIT.K189</svg:desc>
                </draw:g>
              </table:table-cell>
              <table:table-cell office:value-type="float" office:value="18.0891">
                <text:p>18.0891</text:p>
                <draw:g>
                  <svg:desc>FIT.W2:FIT.W189</svg:desc>
                </draw:g>
              </table:table-cell>
            </table:table-row>
            <table:table-row>
              <table:table-cell office:value-type="float" office:value="0.135831381733021">
                <text:p>0.135831381733021</text:p>
              </table:table-cell>
              <table:table-cell office:value-type="float" office:value="58">
                <text:p>58</text:p>
              </table:table-cell>
              <table:table-cell office:value-type="float" office:value="24.972">
                <text:p>24.972</text:p>
              </table:table-cell>
            </table:table-row>
            <table:table-row>
              <table:table-cell office:value-type="float" office:value="0.187353629976581">
                <text:p>0.187353629976581</text:p>
              </table:table-cell>
              <table:table-cell office:value-type="float" office:value="80">
                <text:p>80</text:p>
              </table:table-cell>
              <table:table-cell office:value-type="float" office:value="12.869">
                <text:p>12.869</text:p>
              </table:table-cell>
            </table:table-row>
            <table:table-row>
              <table:table-cell office:value-type="float" office:value="0.234192037470726">
                <text:p>0.234192037470726</text:p>
              </table:table-cell>
              <table:table-cell office:value-type="float" office:value="100">
                <text:p>100</text:p>
              </table:table-cell>
              <table:table-cell office:value-type="float" office:value="23.0179">
                <text:p>23.0179</text:p>
              </table:table-cell>
            </table:table-row>
            <table:table-row>
              <table:table-cell office:value-type="float" office:value="0.271662763466042">
                <text:p>0.271662763466042</text:p>
              </table:table-cell>
              <table:table-cell office:value-type="float" office:value="116">
                <text:p>116</text:p>
              </table:table-cell>
              <table:table-cell office:value-type="float" office:value="8.2375">
                <text:p>8.2375</text:p>
              </table:table-cell>
            </table:table-row>
            <table:table-row>
              <table:table-cell office:value-type="float" office:value="0.306791569086651">
                <text:p>0.306791569086651</text:p>
              </table:table-cell>
              <table:table-cell office:value-type="float" office:value="131">
                <text:p>131</text:p>
              </table:table-cell>
              <table:table-cell office:value-type="float" office:value="10.6346">
                <text:p>10.6346</text:p>
              </table:table-cell>
            </table:table-row>
            <table:table-row>
              <table:table-cell office:value-type="float" office:value="0.339578454332553">
                <text:p>0.339578454332553</text:p>
              </table:table-cell>
              <table:table-cell office:value-type="float" office:value="145">
                <text:p>145</text:p>
              </table:table-cell>
              <table:table-cell office:value-type="float" office:value="9.0637">
                <text:p>9.0637</text:p>
              </table:table-cell>
            </table:table-row>
            <table:table-row>
              <table:table-cell office:value-type="float" office:value="0.370023419203747">
                <text:p>0.370023419203747</text:p>
              </table:table-cell>
              <table:table-cell office:value-type="float" office:value="158">
                <text:p>158</text:p>
              </table:table-cell>
              <table:table-cell office:value-type="float" office:value="12.6293">
                <text:p>12.6293</text:p>
              </table:table-cell>
            </table:table-row>
            <table:table-row>
              <table:table-cell office:value-type="float" office:value="0.398126463700234">
                <text:p>0.398126463700234</text:p>
              </table:table-cell>
              <table:table-cell office:value-type="float" office:value="170">
                <text:p>170</text:p>
              </table:table-cell>
              <table:table-cell office:value-type="float" office:value="13.9202">
                <text:p>13.9202</text:p>
              </table:table-cell>
            </table:table-row>
            <table:table-row>
              <table:table-cell office:value-type="float" office:value="0.426229508196721">
                <text:p>0.426229508196721</text:p>
              </table:table-cell>
              <table:table-cell office:value-type="float" office:value="182">
                <text:p>182</text:p>
              </table:table-cell>
              <table:table-cell office:value-type="float" office:value="6.9301">
                <text:p>6.9301</text:p>
              </table:table-cell>
            </table:table-row>
            <table:table-row>
              <table:table-cell office:value-type="float" office:value="0.451990632318501">
                <text:p>0.451990632318501</text:p>
              </table:table-cell>
              <table:table-cell office:value-type="float" office:value="193">
                <text:p>193</text:p>
              </table:table-cell>
              <table:table-cell office:value-type="float" office:value="14.2438">
                <text:p>14.2438</text:p>
              </table:table-cell>
            </table:table-row>
            <table:table-row>
              <table:table-cell office:value-type="float" office:value="0.475409836065574">
                <text:p>0.475409836065574</text:p>
              </table:table-cell>
              <table:table-cell office:value-type="float" office:value="203">
                <text:p>203</text:p>
              </table:table-cell>
              <table:table-cell office:value-type="float" office:value="11.2045">
                <text:p>11.2045</text:p>
              </table:table-cell>
            </table:table-row>
            <table:table-row>
              <table:table-cell office:value-type="float" office:value="0.498829039812646">
                <text:p>0.498829039812646</text:p>
              </table:table-cell>
              <table:table-cell office:value-type="float" office:value="213">
                <text:p>213</text:p>
              </table:table-cell>
              <table:table-cell office:value-type="float" office:value="2.4863">
                <text:p>2.4863</text:p>
              </table:table-cell>
            </table:table-row>
            <table:table-row>
              <table:table-cell office:value-type="float" office:value="0.522248243559719">
                <text:p>0.522248243559719</text:p>
              </table:table-cell>
              <table:table-cell office:value-type="float" office:value="223">
                <text:p>223</text:p>
              </table:table-cell>
              <table:table-cell office:value-type="float" office:value="8.2388">
                <text:p>8.2388</text:p>
              </table:table-cell>
            </table:table-row>
            <table:table-row>
              <table:table-cell office:value-type="float" office:value="0.543325526932084">
                <text:p>0.543325526932084</text:p>
              </table:table-cell>
              <table:table-cell office:value-type="float" office:value="232">
                <text:p>232</text:p>
              </table:table-cell>
              <table:table-cell office:value-type="float" office:value="5.4222">
                <text:p>5.4222</text:p>
              </table:table-cell>
            </table:table-row>
            <table:table-row>
              <table:table-cell office:value-type="float" office:value="0.562060889929742">
                <text:p>0.562060889929742</text:p>
              </table:table-cell>
              <table:table-cell office:value-type="float" office:value="240">
                <text:p>240</text:p>
              </table:table-cell>
              <table:table-cell office:value-type="float" office:value="14.2139">
                <text:p>14.2139</text:p>
              </table:table-cell>
            </table:table-row>
            <table:table-row>
              <table:table-cell office:value-type="float" office:value="0.5807962529274">
                <text:p>0.5807962529274</text:p>
              </table:table-cell>
              <table:table-cell office:value-type="float" office:value="248">
                <text:p>248</text:p>
              </table:table-cell>
              <table:table-cell office:value-type="float" office:value="11.706">
                <text:p>11.706</text:p>
              </table:table-cell>
            </table:table-row>
            <table:table-row>
              <table:table-cell office:value-type="float" office:value="0.599531615925059">
                <text:p>0.599531615925059</text:p>
              </table:table-cell>
              <table:table-cell office:value-type="float" office:value="256">
                <text:p>256</text:p>
              </table:table-cell>
              <table:table-cell office:value-type="float" office:value="7.8164">
                <text:p>7.8164</text:p>
              </table:table-cell>
            </table:table-row>
            <table:table-row>
              <table:table-cell office:value-type="float" office:value="0.615925058548009">
                <text:p>0.615925058548009</text:p>
              </table:table-cell>
              <table:table-cell office:value-type="float" office:value="263">
                <text:p>263</text:p>
              </table:table-cell>
              <table:table-cell office:value-type="float" office:value="9.2656">
                <text:p>9.2656</text:p>
              </table:table-cell>
            </table:table-row>
            <table:table-row>
              <table:table-cell office:value-type="float" office:value="0.629976580796253">
                <text:p>0.629976580796253</text:p>
              </table:table-cell>
              <table:table-cell office:value-type="float" office:value="269">
                <text:p>269</text:p>
              </table:table-cell>
              <table:table-cell office:value-type="float" office:value="3.6815">
                <text:p>3.6815</text:p>
              </table:table-cell>
            </table:table-row>
            <table:table-row>
              <table:table-cell office:value-type="float" office:value="0.644028103044497">
                <text:p>0.644028103044497</text:p>
              </table:table-cell>
              <table:table-cell office:value-type="float" office:value="275">
                <text:p>275</text:p>
              </table:table-cell>
              <table:table-cell office:value-type="float" office:value="3.9819">
                <text:p>3.9819</text:p>
              </table:table-cell>
            </table:table-row>
            <table:table-row>
              <table:table-cell office:value-type="float" office:value="0.65807962529274">
                <text:p>0.65807962529274</text:p>
              </table:table-cell>
              <table:table-cell office:value-type="float" office:value="281">
                <text:p>281</text:p>
              </table:table-cell>
              <table:table-cell office:value-type="float" office:value="0.9667">
                <text:p>0.9667</text:p>
              </table:table-cell>
            </table:table-row>
            <table:table-row>
              <table:table-cell office:value-type="float" office:value="0.672131147540984">
                <text:p>0.672131147540984</text:p>
              </table:table-cell>
              <table:table-cell office:value-type="float" office:value="287">
                <text:p>287</text:p>
              </table:table-cell>
              <table:table-cell office:value-type="float" office:value="2.3317">
                <text:p>2.3317</text:p>
              </table:table-cell>
            </table:table-row>
            <table:table-row>
              <table:table-cell office:value-type="float" office:value="0.68384074941452">
                <text:p>0.68384074941452</text:p>
              </table:table-cell>
              <table:table-cell office:value-type="float" office:value="292">
                <text:p>292</text:p>
              </table:table-cell>
              <table:table-cell office:value-type="float" office:value="3.6801">
                <text:p>3.6801</text:p>
              </table:table-cell>
            </table:table-row>
            <table:table-row>
              <table:table-cell office:value-type="float" office:value="0.695550351288056">
                <text:p>0.695550351288056</text:p>
              </table:table-cell>
              <table:table-cell office:value-type="float" office:value="297">
                <text:p>297</text:p>
              </table:table-cell>
              <table:table-cell office:value-type="float" office:value="3.4213">
                <text:p>3.4213</text:p>
              </table:table-cell>
            </table:table-row>
            <table:table-row>
              <table:table-cell office:value-type="float" office:value="0.707259953161593">
                <text:p>0.707259953161593</text:p>
              </table:table-cell>
              <table:table-cell office:value-type="float" office:value="302">
                <text:p>302</text:p>
              </table:table-cell>
              <table:table-cell office:value-type="float" office:value="3.2574">
                <text:p>3.2574</text:p>
              </table:table-cell>
            </table:table-row>
            <table:table-row>
              <table:table-cell office:value-type="float" office:value="0.718969555035129">
                <text:p>0.718969555035129</text:p>
              </table:table-cell>
              <table:table-cell office:value-type="float" office:value="307">
                <text:p>307</text:p>
              </table:table-cell>
              <table:table-cell office:value-type="float" office:value="3.7255">
                <text:p>3.7255</text:p>
              </table:table-cell>
            </table:table-row>
            <table:table-row>
              <table:table-cell office:value-type="float" office:value="0.730679156908665">
                <text:p>0.730679156908665</text:p>
              </table:table-cell>
              <table:table-cell office:value-type="float" office:value="312">
                <text:p>312</text:p>
              </table:table-cell>
              <table:table-cell office:value-type="float" office:value="1.7522">
                <text:p>1.7522</text:p>
              </table:table-cell>
            </table:table-row>
            <table:table-row>
              <table:table-cell office:value-type="float" office:value="0.742388758782201">
                <text:p>0.742388758782201</text:p>
              </table:table-cell>
              <table:table-cell office:value-type="float" office:value="317">
                <text:p>317</text:p>
              </table:table-cell>
              <table:table-cell office:value-type="float" office:value="5.0277">
                <text:p>5.0277</text:p>
              </table:table-cell>
            </table:table-row>
            <table:table-row>
              <table:table-cell office:value-type="float" office:value="0.754098360655738">
                <text:p>0.754098360655738</text:p>
              </table:table-cell>
              <table:table-cell office:value-type="float" office:value="322">
                <text:p>322</text:p>
              </table:table-cell>
              <table:table-cell office:value-type="float" office:value="1.8968">
                <text:p>1.8968</text:p>
              </table:table-cell>
            </table:table-row>
            <table:table-row>
              <table:table-cell office:value-type="float" office:value="0.763466042154567">
                <text:p>0.763466042154567</text:p>
              </table:table-cell>
              <table:table-cell office:value-type="float" office:value="326">
                <text:p>326</text:p>
              </table:table-cell>
              <table:table-cell office:value-type="float" office:value="2.5256">
                <text:p>2.5256</text:p>
              </table:table-cell>
            </table:table-row>
            <table:table-row>
              <table:table-cell office:value-type="float" office:value="0.772833723653396">
                <text:p>0.772833723653396</text:p>
              </table:table-cell>
              <table:table-cell office:value-type="float" office:value="330">
                <text:p>330</text:p>
              </table:table-cell>
              <table:table-cell office:value-type="float" office:value="5.4682">
                <text:p>5.4682</text:p>
              </table:table-cell>
            </table:table-row>
            <table:table-row>
              <table:table-cell office:value-type="float" office:value="0.782201405152225">
                <text:p>0.782201405152225</text:p>
              </table:table-cell>
              <table:table-cell office:value-type="float" office:value="334">
                <text:p>334</text:p>
              </table:table-cell>
              <table:table-cell office:value-type="float" office:value="2.6679">
                <text:p>2.6679</text:p>
              </table:table-cell>
            </table:table-row>
            <table:table-row>
              <table:table-cell office:value-type="float" office:value="0.791569086651054">
                <text:p>0.791569086651054</text:p>
              </table:table-cell>
              <table:table-cell office:value-type="float" office:value="338">
                <text:p>338</text:p>
              </table:table-cell>
              <table:table-cell office:value-type="float" office:value="-0.4028">
                <text:p>-0.4028</text:p>
              </table:table-cell>
            </table:table-row>
            <table:table-row>
              <table:table-cell office:value-type="float" office:value="0.800936768149883">
                <text:p>0.800936768149883</text:p>
              </table:table-cell>
              <table:table-cell office:value-type="float" office:value="342">
                <text:p>342</text:p>
              </table:table-cell>
              <table:table-cell office:value-type="float" office:value="1.7009">
                <text:p>1.7009</text:p>
              </table:table-cell>
            </table:table-row>
            <table:table-row>
              <table:table-cell office:value-type="float" office:value="0.810304449648712">
                <text:p>0.810304449648712</text:p>
              </table:table-cell>
              <table:table-cell office:value-type="float" office:value="346">
                <text:p>346</text:p>
              </table:table-cell>
              <table:table-cell office:value-type="float" office:value="2.3498">
                <text:p>2.3498</text:p>
              </table:table-cell>
            </table:table-row>
            <table:table-row>
              <table:table-cell office:value-type="float" office:value="0.817330210772834">
                <text:p>0.817330210772834</text:p>
              </table:table-cell>
              <table:table-cell office:value-type="float" office:value="349">
                <text:p>349</text:p>
              </table:table-cell>
              <table:table-cell office:value-type="float" office:value="-0.7794">
                <text:p>-0.7794</text:p>
              </table:table-cell>
            </table:table-row>
            <table:table-row>
              <table:table-cell office:value-type="float" office:value="0.824355971896956">
                <text:p>0.824355971896956</text:p>
              </table:table-cell>
              <table:table-cell office:value-type="float" office:value="352">
                <text:p>352</text:p>
              </table:table-cell>
              <table:table-cell office:value-type="float" office:value="5.9608">
                <text:p>5.9608</text:p>
              </table:table-cell>
            </table:table-row>
            <table:table-row>
              <table:table-cell office:value-type="float" office:value="0.831381733021077">
                <text:p>0.831381733021077</text:p>
              </table:table-cell>
              <table:table-cell office:value-type="float" office:value="355">
                <text:p>355</text:p>
              </table:table-cell>
              <table:table-cell office:value-type="float" office:value="3.3821">
                <text:p>3.3821</text:p>
              </table:table-cell>
            </table:table-row>
            <table:table-row>
              <table:table-cell office:value-type="float" office:value="0.838407494145199">
                <text:p>0.838407494145199</text:p>
              </table:table-cell>
              <table:table-cell office:value-type="float" office:value="358">
                <text:p>358</text:p>
              </table:table-cell>
              <table:table-cell office:value-type="float" office:value="2.6647">
                <text:p>2.6647</text:p>
              </table:table-cell>
            </table:table-row>
            <table:table-row>
              <table:table-cell office:value-type="float" office:value="0.845433255269321">
                <text:p>0.845433255269321</text:p>
              </table:table-cell>
              <table:table-cell office:value-type="float" office:value="361">
                <text:p>361</text:p>
              </table:table-cell>
              <table:table-cell office:value-type="float" office:value="0.6261">
                <text:p>0.6261</text:p>
              </table:table-cell>
            </table:table-row>
            <table:table-row>
              <table:table-cell office:value-type="float" office:value="0.852459016393443">
                <text:p>0.852459016393443</text:p>
              </table:table-cell>
              <table:table-cell office:value-type="float" office:value="364">
                <text:p>364</text:p>
              </table:table-cell>
              <table:table-cell office:value-type="float" office:value="0.4748">
                <text:p>0.4748</text:p>
              </table:table-cell>
            </table:table-row>
            <table:table-row>
              <table:table-cell office:value-type="float" office:value="0.859484777517564">
                <text:p>0.859484777517564</text:p>
              </table:table-cell>
              <table:table-cell office:value-type="float" office:value="367">
                <text:p>367</text:p>
              </table:table-cell>
              <table:table-cell office:value-type="float" office:value="4.9204">
                <text:p>4.9204</text:p>
              </table:table-cell>
            </table:table-row>
            <table:table-row>
              <table:table-cell office:value-type="float" office:value="0.866510538641686">
                <text:p>0.866510538641686</text:p>
              </table:table-cell>
              <table:table-cell office:value-type="float" office:value="370">
                <text:p>370</text:p>
              </table:table-cell>
              <table:table-cell office:value-type="float" office:value="1.3837">
                <text:p>1.3837</text:p>
              </table:table-cell>
            </table:table-row>
            <table:table-row>
              <table:table-cell office:value-type="float" office:value="0.871194379391101">
                <text:p>0.871194379391101</text:p>
              </table:table-cell>
              <table:table-cell office:value-type="float" office:value="372">
                <text:p>372</text:p>
              </table:table-cell>
              <table:table-cell office:value-type="float" office:value="3.2897">
                <text:p>3.2897</text:p>
              </table:table-cell>
            </table:table-row>
            <table:table-row>
              <table:table-cell office:value-type="float" office:value="0.875878220140515">
                <text:p>0.875878220140515</text:p>
              </table:table-cell>
              <table:table-cell office:value-type="float" office:value="374">
                <text:p>374</text:p>
              </table:table-cell>
              <table:table-cell office:value-type="float" office:value="2.3877">
                <text:p>2.3877</text:p>
              </table:table-cell>
            </table:table-row>
            <table:table-row>
              <table:table-cell office:value-type="float" office:value="0.88056206088993">
                <text:p>0.88056206088993</text:p>
              </table:table-cell>
              <table:table-cell office:value-type="float" office:value="376">
                <text:p>376</text:p>
              </table:table-cell>
              <table:table-cell office:value-type="float" office:value="6.5298">
                <text:p>6.5298</text:p>
              </table:table-cell>
            </table:table-row>
            <table:table-row>
              <table:table-cell office:value-type="float" office:value="0.885245901639344">
                <text:p>0.885245901639344</text:p>
              </table:table-cell>
              <table:table-cell office:value-type="float" office:value="378">
                <text:p>378</text:p>
              </table:table-cell>
              <table:table-cell office:value-type="float" office:value="3.6254">
                <text:p>3.6254</text:p>
              </table:table-cell>
            </table:table-row>
            <table:table-row>
              <table:table-cell office:value-type="float" office:value="0.889929742388759">
                <text:p>0.889929742388759</text:p>
              </table:table-cell>
              <table:table-cell office:value-type="float" office:value="380">
                <text:p>380</text:p>
              </table:table-cell>
              <table:table-cell office:value-type="float" office:value="11.3257">
                <text:p>11.3257</text:p>
              </table:table-cell>
            </table:table-row>
            <table:table-row>
              <table:table-cell office:value-type="float" office:value="0.894613583138173">
                <text:p>0.894613583138173</text:p>
              </table:table-cell>
              <table:table-cell office:value-type="float" office:value="382">
                <text:p>382</text:p>
              </table:table-cell>
              <table:table-cell office:value-type="float" office:value="1.6861">
                <text:p>1.6861</text:p>
              </table:table-cell>
            </table:table-row>
            <table:table-row>
              <table:table-cell office:value-type="float" office:value="0.899297423887588">
                <text:p>0.899297423887588</text:p>
              </table:table-cell>
              <table:table-cell office:value-type="float" office:value="384">
                <text:p>384</text:p>
              </table:table-cell>
              <table:table-cell office:value-type="float" office:value="1.5591">
                <text:p>1.5591</text:p>
              </table:table-cell>
            </table:table-row>
            <table:table-row>
              <table:table-cell office:value-type="float" office:value="0.903981264637002">
                <text:p>0.903981264637002</text:p>
              </table:table-cell>
              <table:table-cell office:value-type="float" office:value="386">
                <text:p>386</text:p>
              </table:table-cell>
              <table:table-cell office:value-type="float" office:value="2.5236">
                <text:p>2.5236</text:p>
              </table:table-cell>
            </table:table-row>
            <table:table-row>
              <table:table-cell office:value-type="float" office:value="0.908665105386417">
                <text:p>0.908665105386417</text:p>
              </table:table-cell>
              <table:table-cell office:value-type="float" office:value="388">
                <text:p>388</text:p>
              </table:table-cell>
              <table:table-cell office:value-type="float" office:value="8.6898">
                <text:p>8.6898</text:p>
              </table:table-cell>
            </table:table-row>
            <table:table-row>
              <table:table-cell office:value-type="float" office:value="0.913348946135831">
                <text:p>0.913348946135831</text:p>
              </table:table-cell>
              <table:table-cell office:value-type="float" office:value="390">
                <text:p>390</text:p>
              </table:table-cell>
              <table:table-cell office:value-type="float" office:value="1.8796">
                <text:p>1.8796</text:p>
              </table:table-cell>
            </table:table-row>
            <table:table-row>
              <table:table-cell office:value-type="float" office:value="0.918032786885246">
                <text:p>0.918032786885246</text:p>
              </table:table-cell>
              <table:table-cell office:value-type="float" office:value="392">
                <text:p>392</text:p>
              </table:table-cell>
              <table:table-cell office:value-type="float" office:value="3.0709">
                <text:p>3.0709</text:p>
              </table:table-cell>
            </table:table-row>
            <table:table-row>
              <table:table-cell office:value-type="float" office:value="0.920374707259953">
                <text:p>0.920374707259953</text:p>
              </table:table-cell>
              <table:table-cell office:value-type="float" office:value="393">
                <text:p>393</text:p>
              </table:table-cell>
              <table:table-cell office:value-type="float" office:value="-0.2137">
                <text:p>-0.2137</text:p>
              </table:table-cell>
            </table:table-row>
            <table:table-row>
              <table:table-cell office:value-type="float" office:value="0.922716627634661">
                <text:p>0.922716627634661</text:p>
              </table:table-cell>
              <table:table-cell office:value-type="float" office:value="394">
                <text:p>394</text:p>
              </table:table-cell>
              <table:table-cell office:value-type="float" office:value="-0.2241">
                <text:p>-0.2241</text:p>
              </table:table-cell>
            </table:table-row>
            <table:table-row>
              <table:table-cell office:value-type="float" office:value="0.925058548009368">
                <text:p>0.925058548009368</text:p>
              </table:table-cell>
              <table:table-cell office:value-type="float" office:value="395">
                <text:p>395</text:p>
              </table:table-cell>
              <table:table-cell office:value-type="float" office:value="3.2527">
                <text:p>3.2527</text:p>
              </table:table-cell>
            </table:table-row>
            <table:table-row>
              <table:table-cell office:value-type="float" office:value="0.927400468384075">
                <text:p>0.927400468384075</text:p>
              </table:table-cell>
              <table:table-cell office:value-type="float" office:value="396">
                <text:p>396</text:p>
              </table:table-cell>
              <table:table-cell office:value-type="float" office:value="0.4211">
                <text:p>0.4211</text:p>
              </table:table-cell>
            </table:table-row>
            <table:table-row>
              <table:table-cell office:value-type="float" office:value="0.929742388758782">
                <text:p>0.929742388758782</text:p>
              </table:table-cell>
              <table:table-cell office:value-type="float" office:value="397">
                <text:p>397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float" office:value="0.93208430913349">
                <text:p>0.93208430913349</text:p>
              </table:table-cell>
              <table:table-cell office:value-type="float" office:value="398">
                <text:p>398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float" office:value="0.934426229508197">
                <text:p>0.934426229508197</text:p>
              </table:table-cell>
              <table:table-cell office:value-type="float" office:value="399">
                <text:p>399</text:p>
              </table:table-cell>
              <table:table-cell office:value-type="float" office:value="0.6342">
                <text:p>0.6342</text:p>
              </table:table-cell>
            </table:table-row>
            <table:table-row>
              <table:table-cell office:value-type="float" office:value="0.936768149882904">
                <text:p>0.936768149882904</text:p>
              </table:table-cell>
              <table:table-cell office:value-type="float" office:value="400">
                <text:p>400</text:p>
              </table:table-cell>
              <table:table-cell office:value-type="float" office:value="-0.2785">
                <text:p>-0.2785</text:p>
              </table:table-cell>
            </table:table-row>
            <table:table-row>
              <table:table-cell office:value-type="float" office:value="0.939110070257611">
                <text:p>0.939110070257611</text:p>
              </table:table-cell>
              <table:table-cell office:value-type="float" office:value="401">
                <text:p>401</text:p>
              </table:table-cell>
              <table:table-cell office:value-type="float" office:value="-0.3677">
                <text:p>-0.3677</text:p>
              </table:table-cell>
            </table:table-row>
            <table:table-row>
              <table:table-cell office:value-type="float" office:value="0.941451990632319">
                <text:p>0.941451990632319</text:p>
              </table:table-cell>
              <table:table-cell office:value-type="float" office:value="402">
                <text:p>402</text:p>
              </table:table-cell>
              <table:table-cell office:value-type="float" office:value="-0.1306">
                <text:p>-0.1306</text:p>
              </table:table-cell>
            </table:table-row>
            <table:table-row>
              <table:table-cell office:value-type="float" office:value="0.943793911007026">
                <text:p>0.943793911007026</text:p>
              </table:table-cell>
              <table:table-cell office:value-type="float" office:value="403">
                <text:p>403</text:p>
              </table:table-cell>
              <table:table-cell office:value-type="float" office:value="-0.3093">
                <text:p>-0.3093</text:p>
              </table:table-cell>
            </table:table-row>
            <table:table-row>
              <table:table-cell office:value-type="float" office:value="0.946135831381733">
                <text:p>0.946135831381733</text:p>
              </table:table-cell>
              <table:table-cell office:value-type="float" office:value="404">
                <text:p>404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float" office:value="0.94847775175644">
                <text:p>0.94847775175644</text:p>
              </table:table-cell>
              <table:table-cell office:value-type="float" office:value="405">
                <text:p>405</text:p>
              </table:table-cell>
              <table:table-cell office:value-type="float" office:value="0.8821">
                <text:p>0.8821</text:p>
              </table:table-cell>
            </table:table-row>
            <table:table-row>
              <table:table-cell office:value-type="float" office:value="0.950819672131147">
                <text:p>0.950819672131147</text:p>
              </table:table-cell>
              <table:table-cell office:value-type="float" office:value="406">
                <text:p>406</text:p>
              </table:table-cell>
              <table:table-cell office:value-type="float" office:value="1.9399">
                <text:p>1.9399</text:p>
              </table:table-cell>
            </table:table-row>
            <table:table-row>
              <table:table-cell office:value-type="float" office:value="0.953161592505855">
                <text:p>0.953161592505855</text:p>
              </table:table-cell>
              <table:table-cell office:value-type="float" office:value="407">
                <text:p>407</text:p>
              </table:table-cell>
              <table:table-cell office:value-type="float" office:value="1.5217">
                <text:p>1.5217</text:p>
              </table:table-cell>
            </table:table-row>
            <table:table-row>
              <table:table-cell office:value-type="float" office:value="0.955503512880562">
                <text:p>0.955503512880562</text:p>
              </table:table-cell>
              <table:table-cell office:value-type="float" office:value="408">
                <text:p>408</text:p>
              </table:table-cell>
              <table:table-cell office:value-type="float" office:value="2.1888">
                <text:p>2.1888</text:p>
              </table:table-cell>
            </table:table-row>
            <table:table-row>
              <table:table-cell office:value-type="float" office:value="0.957845433255269">
                <text:p>0.957845433255269</text:p>
              </table:table-cell>
              <table:table-cell office:value-type="float" office:value="409">
                <text:p>409</text:p>
              </table:table-cell>
              <table:table-cell office:value-type="float" office:value="0.7025">
                <text:p>0.7025</text:p>
              </table:table-cell>
            </table:table-row>
            <table:table-row>
              <table:table-cell office:value-type="float" office:value="0.960187353629977">
                <text:p>0.960187353629977</text:p>
              </table:table-cell>
              <table:table-cell office:value-type="float" office:value="410">
                <text:p>410</text:p>
              </table:table-cell>
              <table:table-cell office:value-type="float" office:value="-0.2774">
                <text:p>-0.2774</text:p>
              </table:table-cell>
            </table:table-row>
            <table:table-row>
              <table:table-cell office:value-type="float" office:value="0.962529274004684">
                <text:p>0.962529274004684</text:p>
              </table:table-cell>
              <table:table-cell office:value-type="float" office:value="411">
                <text:p>411</text:p>
              </table:table-cell>
              <table:table-cell office:value-type="float" office:value="3.1123">
                <text:p>3.1123</text:p>
              </table:table-cell>
            </table:table-row>
            <table:table-row>
              <table:table-cell office:value-type="float" office:value="0.964871194379391">
                <text:p>0.964871194379391</text:p>
              </table:table-cell>
              <table:table-cell office:value-type="float" office:value="412">
                <text:p>412</text:p>
              </table:table-cell>
              <table:table-cell office:value-type="float" office:value="0.6586">
                <text:p>0.6586</text:p>
              </table:table-cell>
            </table:table-row>
            <table:table-row>
              <table:table-cell office:value-type="float" office:value="0.967213114754098">
                <text:p>0.967213114754098</text:p>
              </table:table-cell>
              <table:table-cell office:value-type="float" office:value="413">
                <text:p>413</text:p>
              </table:table-cell>
              <table:table-cell office:value-type="float" office:value="2.0671">
                <text:p>2.0671</text:p>
              </table:table-cell>
            </table:table-row>
            <table:table-row>
              <table:table-cell office:value-type="float" office:value="0.969555035128806">
                <text:p>0.969555035128806</text:p>
              </table:table-cell>
              <table:table-cell office:value-type="float" office:value="414">
                <text:p>414</text:p>
              </table:table-cell>
              <table:table-cell office:value-type="float" office:value="0.0237000000000002">
                <text:p>0.0237000000000002</text:p>
              </table:table-cell>
            </table:table-row>
            <table:table-row>
              <table:table-cell office:value-type="float" office:value="0.971896955503513">
                <text:p>0.971896955503513</text:p>
              </table:table-cell>
              <table:table-cell office:value-type="float" office:value="415">
                <text:p>415</text:p>
              </table:table-cell>
              <table:table-cell office:value-type="float" office:value="-0.495">
                <text:p>-0.495</text:p>
              </table:table-cell>
            </table:table-row>
            <table:table-row>
              <table:table-cell office:value-type="float" office:value="0.97423887587822">
                <text:p>0.97423887587822</text:p>
              </table:table-cell>
              <table:table-cell office:value-type="float" office:value="416">
                <text:p>416</text:p>
              </table:table-cell>
              <table:table-cell office:value-type="float" office:value="1.987">
                <text:p>1.987</text:p>
              </table:table-cell>
            </table:table-row>
            <table:table-row>
              <table:table-cell office:value-type="float" office:value="0.976580796252927">
                <text:p>0.976580796252927</text:p>
              </table:table-cell>
              <table:table-cell office:value-type="float" office:value="417">
                <text:p>417</text:p>
              </table:table-cell>
              <table:table-cell office:value-type="float" office:value="1.4074">
                <text:p>1.4074</text:p>
              </table:table-cell>
            </table:table-row>
            <table:table-row>
              <table:table-cell office:value-type="float" office:value="0.978922716627635">
                <text:p>0.978922716627635</text:p>
              </table:table-cell>
              <table:table-cell office:value-type="float" office:value="418">
                <text:p>418</text:p>
              </table:table-cell>
              <table:table-cell office:value-type="float" office:value="4.4286">
                <text:p>4.4286</text:p>
              </table:table-cell>
            </table:table-row>
            <table:table-row>
              <table:table-cell office:value-type="float" office:value="0.981264637002342">
                <text:p>0.981264637002342</text:p>
              </table:table-cell>
              <table:table-cell office:value-type="float" office:value="419">
                <text:p>419</text:p>
              </table:table-cell>
              <table:table-cell office:value-type="float" office:value="0.2536">
                <text:p>0.2536</text:p>
              </table:table-cell>
            </table:table-row>
            <table:table-row>
              <table:table-cell office:value-type="float" office:value="0.983606557377049">
                <text:p>0.983606557377049</text:p>
              </table:table-cell>
              <table:table-cell office:value-type="float" office:value="420">
                <text:p>420</text:p>
              </table:table-cell>
              <table:table-cell office:value-type="float" office:value="1.471">
                <text:p>1.471</text:p>
              </table:table-cell>
            </table:table-row>
            <table:table-row>
              <table:table-cell office:value-type="float" office:value="0.985948477751756">
                <text:p>0.985948477751756</text:p>
              </table:table-cell>
              <table:table-cell office:value-type="float" office:value="421">
                <text:p>421</text:p>
              </table:table-cell>
              <table:table-cell office:value-type="float" office:value="-0.1679">
                <text:p>-0.1679</text:p>
              </table:table-cell>
            </table:table-row>
            <table:table-row>
              <table:table-cell office:value-type="float" office:value="0.988290398126464">
                <text:p>0.988290398126464</text:p>
              </table:table-cell>
              <table:table-cell office:value-type="float" office:value="422">
                <text:p>422</text:p>
              </table:table-cell>
              <table:table-cell office:value-type="float" office:value="0.7647">
                <text:p>0.7647</text:p>
              </table:table-cell>
            </table:table-row>
            <table:table-row>
              <table:table-cell office:value-type="float" office:value="0.990632318501171">
                <text:p>0.990632318501171</text:p>
              </table:table-cell>
              <table:table-cell office:value-type="float" office:value="423">
                <text:p>423</text:p>
              </table:table-cell>
              <table:table-cell office:value-type="float" office:value="1.4388">
                <text:p>1.4388</text:p>
              </table:table-cell>
            </table:table-row>
            <table:table-row>
              <table:table-cell office:value-type="float" office:value="0.992974238875878">
                <text:p>0.992974238875878</text:p>
              </table:table-cell>
              <table:table-cell office:value-type="float" office:value="424">
                <text:p>424</text:p>
              </table:table-cell>
              <table:table-cell office:value-type="float" office:value="2.0392">
                <text:p>2.0392</text:p>
              </table:table-cell>
            </table:table-row>
            <table:table-row>
              <table:table-cell office:value-type="float" office:value="0.995316159250585">
                <text:p>0.995316159250585</text:p>
              </table:table-cell>
              <table:table-cell office:value-type="float" office:value="425">
                <text:p>425</text:p>
              </table:table-cell>
              <table:table-cell office:value-type="float" office:value="0.2908">
                <text:p>0.2908</text:p>
              </table:table-cell>
            </table:table-row>
            <table:table-row>
              <table:table-cell office:value-type="float" office:value="0.997658079625293">
                <text:p>0.997658079625293</text:p>
              </table:table-cell>
              <table:table-cell office:value-type="float" office:value="426">
                <text:p>426</text:p>
              </table:table-cell>
              <table:table-cell office:value-type="float" office:value="0.0902">
                <text:p>0.090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27">
                <text:p>427</text:p>
              </table:table-cell>
              <table:table-cell office:value-type="float" office:value="-0.3188">
                <text:p>-0.3188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0.0176000000000001">
                <text:p>0.0176000000000001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0.2944">
                <text:p>0.2944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-0.2557">
                <text:p>-0.2557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1.7741">
                <text:p>1.7741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-0.2308">
                <text:p>-0.2308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-0.2703">
                <text:p>-0.2703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1.8033">
                <text:p>1.8033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-0.1111">
                <text:p>-0.1111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0.3182">
                <text:p>0.3182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-0.0113">
                <text:p>-0.0113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0.2325">
                <text:p>0.2325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0.0382">
                <text:p>0.0382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1.6362">
                <text:p>1.6362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2.0501">
                <text:p>2.0501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-0.2595">
                <text:p>-0.2595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0.7124">
                <text:p>0.7124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-0.2462">
                <text:p>-0.2462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0.2367">
                <text:p>0.2367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0.7777">
                <text:p>0.7777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0.1111">
                <text:p>0.1111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-0.000599999999999934">
                <text:p>-0.000599999999999934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1.115">
                <text:p>1.115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0.2989">
                <text:p>0.2989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0.762000000000001">
                <text:p>0.762000000000001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1.6517">
                <text:p>1.6517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1.4994">
                <text:p>1.4994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1.7419">
                <text:p>1.7419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-0.1149">
                <text:p>-0.1149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-0.2922">
                <text:p>-0.2922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1.6365">
                <text:p>1.6365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4.5563">
                <text:p>4.5563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-0.3089">
                <text:p>-0.3089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0.0923">
                <text:p>0.0923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0.5752">
                <text:p>0.5752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0.6052">
                <text:p>0.6052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-0.2064">
                <text:p>-0.2064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-0.5857">
                <text:p>-0.5857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-0.3501">
                <text:p>-0.3501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2.2777">
                <text:p>2.2777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-1.0427">
                <text:p>-1.0427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1.083">
                <text:p>1.083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0.1703">
                <text:p>0.1703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-0.1656">
                <text:p>-0.1656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1.7573">
                <text:p>1.7573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0.8901">
                <text:p>0.8901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-0.4277">
                <text:p>-0.4277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1.8025">
                <text:p>1.8025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0.9714">
                <text:p>0.9714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1.4814">
                <text:p>1.4814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-0.2304">
                <text:p>-0.2304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-0.7378">
                <text:p>-0.7378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-0.2363">
                <text:p>-0.2363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0.7159">
                <text:p>0.7159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0.9556">
                <text:p>0.9556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-0.0421999999999999">
                <text:p>-0.0421999999999999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-0.00289999999999979">
                <text:p>-0.00289999999999979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0.0207000000000001">
                <text:p>0.0207000000000001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0.707">
                <text:p>0.707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1.0587">
                <text:p>1.0587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-0.6412">
                <text:p>-0.6412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-0.4248">
                <text:p>-0.4248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0.3108">
                <text:p>0.3108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1.5018">
                <text:p>1.5018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0.5643">
                <text:p>0.5643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3.9866">
                <text:p>3.9866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1.6135">
                <text:p>1.6135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1.3963">
                <text:p>1.3963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0.9322">
                <text:p>0.9322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-0.2462">
                <text:p>-0.2462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0.2125">
                <text:p>0.2125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-0.2595">
                <text:p>-0.2595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-0.121">
                <text:p>-0.121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0.1307">
                <text:p>0.1307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3.2513">
                <text:p>3.2513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0.1293">
                <text:p>0.1293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-0.2804">
                <text:p>-0.2804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0.6715">
                <text:p>0.6715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0.3616">
                <text:p>0.3616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-0.9157">
                <text:p>-0.9157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-0.2433">
                <text:p>-0.2433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-0.3422">
                <text:p>-0.3422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-0.2552">
                <text:p>-0.2552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1.4502">
                <text:p>1.4502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-0.3121">
                <text:p>-0.3121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0.2258">
                <text:p>0.2258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1.357">
                <text:p>1.357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0.6093">
                <text:p>0.6093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0.2655">
                <text:p>0.2655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0.3216">
                <text:p>0.3216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1.5671">
                <text:p>1.5671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1.7465">
                <text:p>1.7465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1.4283">
                <text:p>1.428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